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.54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81.21pt"/>
    </style:style>
    <style:style style:name="co7" style:family="table-column">
      <style:table-column-properties fo:break-before="auto" style:column-width="88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1">
      <style:table-cell-properties fo:background-color="#cccccc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 style:data-style-name="N11">
      <style:table-cell-properties fo:background-color="#b4c7dc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 style:data-style-name="N11">
      <style:table-cell-properties fo:background-color="#ffa6a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-color="#ffff00" draw:textarea-horizontal-align="justify" draw:textarea-vertical-align="middle" draw:auto-grow-height="false" fo:min-height="333.92pt" fo:min-width="4.4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rvive_Forcast" table:style-name="ta1">
        <table:shapes>
          <draw:frame draw:z-index="0" draw:style-name="gr1" draw:text-style-name="P1" svg:width="865.42pt" svg:height="486.77pt" svg:x="663.05pt" svg:y="0pt">
            <draw:object draw:notify-on-update-of-ranges="Survive_Forcast.E17:Survive_Forcast.E17 Survive_Forcast.E18:Survive_Forcast.E908 Survive_Forcast.G17:Survive_Forcast.G17 Survive_Forcast.G18:Survive_Forcast.G908 Survive_Forcast.I17:Survive_Forcast.I17 Survive_Forcast.I18:Survive_Forcast.I9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4.45pt" svg:height="333.92pt" svg:x="1114.89pt" svg:y="120.8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4" table:default-cell-style-name="ce6"/>
        <table:table-column table:style-name="co4" table:default-cell-style-name="ce7"/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Survived</text:p>
          </table:table-cell>
          <table:table-cell table:formula="of:=SUM([.B196:.B908])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Aboard</text:p>
          </table:table-cell>
          <table:table-cell table:formula="of:=COUNT([.A196:.A908])" office:value-type="float" office:value="713" calcext:value-type="float">
            <text:p>713</text:p>
          </table:table-cell>
          <table:table-cell table:formula="of:=[.B7]/2" office:value-type="float" office:value="356.5" calcext:value-type="float">
            <text:p>35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ive Ratio</text:p>
          </table:table-cell>
          <table:table-cell table:style-name="ce1" table:formula="of:=[.B6]/[.B7]" office:value-type="percentage" office:value="0.405329593267882" calcext:value-type="percentage">
            <text:p>40.53%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_Hat</text:p>
          </table:table-cell>
          <table:table-cell office:value-type="string" calcext:value-type="string">
            <text:p>Total Sel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ndom Select</text:p>
          </table:table-cell>
          <table:table-cell office:value-type="string" calcext:value-type="string">
            <text:p>Random Select %</text:p>
          </table:table-cell>
          <table:table-cell office:value-type="string" calcext:value-type="string">
            <text:p>Model Select</text:p>
          </table:table-cell>
          <table:table-cell office:value-type="string" calcext:value-type="string">
            <text:p>Model Select %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Default"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0.978040693505251" calcext:value-type="float">
            <text:p>0.978040693505251</text:p>
          </table:table-cell>
          <table:table-cell office:value-type="float" office:value="1" calcext:value-type="float">
            <text:p>1</text:p>
          </table:table-cell>
          <table:table-cell table:formula="of:=[.D196]/[.$B$7]" office:value-type="percentage" office:value="0.00140252454417952" calcext:value-type="percentage">
            <text:p>0.14%</text:p>
          </table:table-cell>
          <table:table-cell table:formula="of:=[.D196]*[.$B$8]" office:value-type="float" office:value="0.405329593267882" calcext:value-type="float">
            <text:p>0.405329593267882</text:p>
          </table:table-cell>
          <table:table-cell table:formula="of:=[.F196]/[.$B$6]" office:value-type="percentage" office:value="0.00140252454417952" calcext:value-type="percentage">
            <text:p>0.14%</text:p>
          </table:table-cell>
          <table:table-cell table:formula="of:=SUM([.$B$196])" office:value-type="float" office:value="0" calcext:value-type="float">
            <text:p>0</text:p>
          </table:table-cell>
          <table:table-cell table:formula="of:=[.H196]/[.$B$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973426661244667" calcext:value-type="float">
            <text:p>0.973426661244667</text:p>
          </table:table-cell>
          <table:table-cell office:value-type="float" office:value="2" calcext:value-type="float">
            <text:p>2</text:p>
          </table:table-cell>
          <table:table-cell table:formula="of:=[.D197]/[.$B$7]" office:value-type="percentage" office:value="0.00280504908835905" calcext:value-type="percentage">
            <text:p>0.28%</text:p>
          </table:table-cell>
          <table:table-cell table:formula="of:=[.D197]*[.$B$8]" office:value-type="float" office:value="0.810659186535764" calcext:value-type="float">
            <text:p>0.810659186535764</text:p>
          </table:table-cell>
          <table:table-cell table:formula="of:=[.F197]/[.$B$6]" office:value-type="percentage" office:value="0.00280504908835905" calcext:value-type="percentage">
            <text:p>0.28%</text:p>
          </table:table-cell>
          <table:table-cell table:formula="of:=SUM([.$B$196:.$B197])" office:value-type="float" office:value="1" calcext:value-type="float">
            <text:p>1</text:p>
          </table:table-cell>
          <table:table-cell table:formula="of:=[.H197]/[.$B$6]" office:value-type="percentage" office:value="0.00346020761245675" calcext:value-type="percentage">
            <text:p>0.35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972282860537917" calcext:value-type="float">
            <text:p>0.972282860537917</text:p>
          </table:table-cell>
          <table:table-cell office:value-type="float" office:value="3" calcext:value-type="float">
            <text:p>3</text:p>
          </table:table-cell>
          <table:table-cell table:formula="of:=[.D198]/[.$B$7]" office:value-type="percentage" office:value="0.00420757363253857" calcext:value-type="percentage">
            <text:p>0.42%</text:p>
          </table:table-cell>
          <table:table-cell table:formula="of:=[.D198]*[.$B$8]" office:value-type="float" office:value="1.21598877980365" calcext:value-type="float">
            <text:p>1.21598877980365</text:p>
          </table:table-cell>
          <table:table-cell table:formula="of:=[.F198]/[.$B$6]" office:value-type="percentage" office:value="0.00420757363253857" calcext:value-type="percentage">
            <text:p>0.42%</text:p>
          </table:table-cell>
          <table:table-cell table:formula="of:=SUM([.$B$196:.$B198])" office:value-type="float" office:value="2" calcext:value-type="float">
            <text:p>2</text:p>
          </table:table-cell>
          <table:table-cell table:formula="of:=[.H198]/[.$B$6]" office:value-type="percentage" office:value="0.0069204152249135" calcext:value-type="percentage">
            <text:p>0.69%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972282860537917" calcext:value-type="float">
            <text:p>0.972282860537917</text:p>
          </table:table-cell>
          <table:table-cell office:value-type="float" office:value="4" calcext:value-type="float">
            <text:p>4</text:p>
          </table:table-cell>
          <table:table-cell table:formula="of:=[.D199]/[.$B$7]" office:value-type="percentage" office:value="0.00561009817671809" calcext:value-type="percentage">
            <text:p>0.56%</text:p>
          </table:table-cell>
          <table:table-cell table:formula="of:=[.D199]*[.$B$8]" office:value-type="float" office:value="1.62131837307153" calcext:value-type="float">
            <text:p>1.62131837307153</text:p>
          </table:table-cell>
          <table:table-cell table:formula="of:=[.F199]/[.$B$6]" office:value-type="percentage" office:value="0.00561009817671809" calcext:value-type="percentage">
            <text:p>0.56%</text:p>
          </table:table-cell>
          <table:table-cell table:formula="of:=SUM([.$B$196:.$B199])" office:value-type="float" office:value="3" calcext:value-type="float">
            <text:p>3</text:p>
          </table:table-cell>
          <table:table-cell table:formula="of:=[.H199]/[.$B$6]" office:value-type="percentage" office:value="0.0103806228373702" calcext:value-type="percentage">
            <text:p>1.04%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0.972282860537917" calcext:value-type="float">
            <text:p>0.972282860537917</text:p>
          </table:table-cell>
          <table:table-cell office:value-type="float" office:value="5" calcext:value-type="float">
            <text:p>5</text:p>
          </table:table-cell>
          <table:table-cell table:formula="of:=[.D200]/[.$B$7]" office:value-type="percentage" office:value="0.00701262272089762" calcext:value-type="percentage">
            <text:p>0.70%</text:p>
          </table:table-cell>
          <table:table-cell table:formula="of:=[.D200]*[.$B$8]" office:value-type="float" office:value="2.02664796633941" calcext:value-type="float">
            <text:p>2.02664796633941</text:p>
          </table:table-cell>
          <table:table-cell table:formula="of:=[.F200]/[.$B$6]" office:value-type="percentage" office:value="0.00701262272089762" calcext:value-type="percentage">
            <text:p>0.70%</text:p>
          </table:table-cell>
          <table:table-cell table:formula="of:=SUM([.$B$196:.$B200])" office:value-type="float" office:value="4" calcext:value-type="float">
            <text:p>4</text:p>
          </table:table-cell>
          <table:table-cell table:formula="of:=[.H200]/[.$B$6]" office:value-type="percentage" office:value="0.013840830449827" calcext:value-type="percentage">
            <text:p>1.38%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.969850080071276" calcext:value-type="float">
            <text:p>0.969850080071276</text:p>
          </table:table-cell>
          <table:table-cell office:value-type="float" office:value="6" calcext:value-type="float">
            <text:p>6</text:p>
          </table:table-cell>
          <table:table-cell table:formula="of:=[.D201]/[.$B$7]" office:value-type="percentage" office:value="0.00841514726507714" calcext:value-type="percentage">
            <text:p>0.84%</text:p>
          </table:table-cell>
          <table:table-cell table:formula="of:=[.D201]*[.$B$8]" office:value-type="float" office:value="2.43197755960729" calcext:value-type="float">
            <text:p>2.43197755960729</text:p>
          </table:table-cell>
          <table:table-cell table:formula="of:=[.F201]/[.$B$6]" office:value-type="percentage" office:value="0.00841514726507714" calcext:value-type="percentage">
            <text:p>0.84%</text:p>
          </table:table-cell>
          <table:table-cell table:formula="of:=SUM([.$B$196:.$B201])" office:value-type="float" office:value="5" calcext:value-type="float">
            <text:p>5</text:p>
          </table:table-cell>
          <table:table-cell table:formula="of:=[.H201]/[.$B$6]" office:value-type="percentage" office:value="0.0173010380622837" calcext:value-type="percentage">
            <text:p>1.73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968557304638208" calcext:value-type="float">
            <text:p>0.968557304638208</text:p>
          </table:table-cell>
          <table:table-cell office:value-type="float" office:value="7" calcext:value-type="float">
            <text:p>7</text:p>
          </table:table-cell>
          <table:table-cell table:formula="of:=[.D202]/[.$B$7]" office:value-type="percentage" office:value="0.00981767180925666" calcext:value-type="percentage">
            <text:p>0.98%</text:p>
          </table:table-cell>
          <table:table-cell table:formula="of:=[.D202]*[.$B$8]" office:value-type="float" office:value="2.83730715287518" calcext:value-type="float">
            <text:p>2.83730715287518</text:p>
          </table:table-cell>
          <table:table-cell table:formula="of:=[.F202]/[.$B$6]" office:value-type="percentage" office:value="0.00981767180925666" calcext:value-type="percentage">
            <text:p>0.98%</text:p>
          </table:table-cell>
          <table:table-cell table:formula="of:=SUM([.$B$196:.$B202])" office:value-type="float" office:value="6" calcext:value-type="float">
            <text:p>6</text:p>
          </table:table-cell>
          <table:table-cell table:formula="of:=[.H202]/[.$B$6]" office:value-type="percentage" office:value="0.0207612456747405" calcext:value-type="percentage">
            <text:p>2.08%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968557304638208" calcext:value-type="float">
            <text:p>0.968557304638208</text:p>
          </table:table-cell>
          <table:table-cell office:value-type="float" office:value="8" calcext:value-type="float">
            <text:p>8</text:p>
          </table:table-cell>
          <table:table-cell table:formula="of:=[.D203]/[.$B$7]" office:value-type="percentage" office:value="0.0112201963534362" calcext:value-type="percentage">
            <text:p>1.12%</text:p>
          </table:table-cell>
          <table:table-cell table:formula="of:=[.D203]*[.$B$8]" office:value-type="float" office:value="3.24263674614306" calcext:value-type="float">
            <text:p>3.24263674614306</text:p>
          </table:table-cell>
          <table:table-cell table:formula="of:=[.F203]/[.$B$6]" office:value-type="percentage" office:value="0.0112201963534362" calcext:value-type="percentage">
            <text:p>1.12%</text:p>
          </table:table-cell>
          <table:table-cell table:formula="of:=SUM([.$B$196:.$B203])" office:value-type="float" office:value="7" calcext:value-type="float">
            <text:p>7</text:p>
          </table:table-cell>
          <table:table-cell table:formula="of:=[.H203]/[.$B$6]" office:value-type="percentage" office:value="0.0242214532871972" calcext:value-type="percentage">
            <text:p>2.42%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.965809024910495" calcext:value-type="float">
            <text:p>0.965809024910495</text:p>
          </table:table-cell>
          <table:table-cell office:value-type="float" office:value="9" calcext:value-type="float">
            <text:p>9</text:p>
          </table:table-cell>
          <table:table-cell table:formula="of:=[.D204]/[.$B$7]" office:value-type="percentage" office:value="0.0126227208976157" calcext:value-type="percentage">
            <text:p>1.26%</text:p>
          </table:table-cell>
          <table:table-cell table:formula="of:=[.D204]*[.$B$8]" office:value-type="float" office:value="3.64796633941094" calcext:value-type="float">
            <text:p>3.64796633941094</text:p>
          </table:table-cell>
          <table:table-cell table:formula="of:=[.F204]/[.$B$6]" office:value-type="percentage" office:value="0.0126227208976157" calcext:value-type="percentage">
            <text:p>1.26%</text:p>
          </table:table-cell>
          <table:table-cell table:formula="of:=SUM([.$B$196:.$B204])" office:value-type="float" office:value="8" calcext:value-type="float">
            <text:p>8</text:p>
          </table:table-cell>
          <table:table-cell table:formula="of:=[.H204]/[.$B$6]" office:value-type="percentage" office:value="0.027681660899654" calcext:value-type="percentage">
            <text:p>2.77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.964349345496288" calcext:value-type="float">
            <text:p>0.964349345496288</text:p>
          </table:table-cell>
          <table:table-cell office:value-type="float" office:value="10" calcext:value-type="float">
            <text:p>10</text:p>
          </table:table-cell>
          <table:table-cell table:formula="of:=[.D205]/[.$B$7]" office:value-type="percentage" office:value="0.0140252454417952" calcext:value-type="percentage">
            <text:p>1.40%</text:p>
          </table:table-cell>
          <table:table-cell table:formula="of:=[.D205]*[.$B$8]" office:value-type="float" office:value="4.05329593267882" calcext:value-type="float">
            <text:p>4.05329593267882</text:p>
          </table:table-cell>
          <table:table-cell table:formula="of:=[.F205]/[.$B$6]" office:value-type="percentage" office:value="0.0140252454417952" calcext:value-type="percentage">
            <text:p>1.40%</text:p>
          </table:table-cell>
          <table:table-cell table:formula="of:=SUM([.$B$196:.$B205])" office:value-type="float" office:value="9" calcext:value-type="float">
            <text:p>9</text:p>
          </table:table-cell>
          <table:table-cell table:formula="of:=[.H205]/[.$B$6]" office:value-type="percentage" office:value="0.0311418685121107" calcext:value-type="percentage">
            <text:p>3.11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.964349345496288" calcext:value-type="float">
            <text:p>0.964349345496288</text:p>
          </table:table-cell>
          <table:table-cell office:value-type="float" office:value="11" calcext:value-type="float">
            <text:p>11</text:p>
          </table:table-cell>
          <table:table-cell table:formula="of:=[.D206]/[.$B$7]" office:value-type="percentage" office:value="0.0154277699859748" calcext:value-type="percentage">
            <text:p>1.54%</text:p>
          </table:table-cell>
          <table:table-cell table:formula="of:=[.D206]*[.$B$8]" office:value-type="float" office:value="4.4586255259467" calcext:value-type="float">
            <text:p>4.4586255259467</text:p>
          </table:table-cell>
          <table:table-cell table:formula="of:=[.F206]/[.$B$6]" office:value-type="percentage" office:value="0.0154277699859748" calcext:value-type="percentage">
            <text:p>1.54%</text:p>
          </table:table-cell>
          <table:table-cell table:formula="of:=SUM([.$B$196:.$B206])" office:value-type="float" office:value="10" calcext:value-type="float">
            <text:p>10</text:p>
          </table:table-cell>
          <table:table-cell table:formula="of:=[.H206]/[.$B$6]" office:value-type="percentage" office:value="0.0346020761245675" calcext:value-type="percentage">
            <text:p>3.46%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0.964349345496288" calcext:value-type="float">
            <text:p>0.964349345496288</text:p>
          </table:table-cell>
          <table:table-cell office:value-type="float" office:value="12" calcext:value-type="float">
            <text:p>12</text:p>
          </table:table-cell>
          <table:table-cell table:formula="of:=[.D207]/[.$B$7]" office:value-type="percentage" office:value="0.0168302945301543" calcext:value-type="percentage">
            <text:p>1.68%</text:p>
          </table:table-cell>
          <table:table-cell table:formula="of:=[.D207]*[.$B$8]" office:value-type="float" office:value="4.86395511921459" calcext:value-type="float">
            <text:p>4.86395511921459</text:p>
          </table:table-cell>
          <table:table-cell table:formula="of:=[.F207]/[.$B$6]" office:value-type="percentage" office:value="0.0168302945301543" calcext:value-type="percentage">
            <text:p>1.68%</text:p>
          </table:table-cell>
          <table:table-cell table:formula="of:=SUM([.$B$196:.$B207])" office:value-type="float" office:value="11" calcext:value-type="float">
            <text:p>11</text:p>
          </table:table-cell>
          <table:table-cell table:formula="of:=[.H207]/[.$B$6]" office:value-type="percentage" office:value="0.0380622837370242" calcext:value-type="percentage">
            <text:p>3.81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963615197900374" calcext:value-type="float">
            <text:p>0.963615197900374</text:p>
          </table:table-cell>
          <table:table-cell office:value-type="float" office:value="13" calcext:value-type="float">
            <text:p>13</text:p>
          </table:table-cell>
          <table:table-cell table:formula="of:=[.D208]/[.$B$7]" office:value-type="percentage" office:value="0.0182328190743338" calcext:value-type="percentage">
            <text:p>1.82%</text:p>
          </table:table-cell>
          <table:table-cell table:formula="of:=[.D208]*[.$B$8]" office:value-type="float" office:value="5.26928471248247" calcext:value-type="float">
            <text:p>5.26928471248247</text:p>
          </table:table-cell>
          <table:table-cell table:formula="of:=[.F208]/[.$B$6]" office:value-type="percentage" office:value="0.0182328190743338" calcext:value-type="percentage">
            <text:p>1.82%</text:p>
          </table:table-cell>
          <table:table-cell table:formula="of:=SUM([.$B$196:.$B208])" office:value-type="float" office:value="12" calcext:value-type="float">
            <text:p>12</text:p>
          </table:table-cell>
          <table:table-cell table:formula="of:=[.H208]/[.$B$6]" office:value-type="percentage" office:value="0.041522491349481" calcext:value-type="percentage">
            <text:p>4.15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961247980685308" calcext:value-type="float">
            <text:p>0.961247980685308</text:p>
          </table:table-cell>
          <table:table-cell office:value-type="float" office:value="14" calcext:value-type="float">
            <text:p>14</text:p>
          </table:table-cell>
          <table:table-cell table:formula="of:=[.D209]/[.$B$7]" office:value-type="percentage" office:value="0.0196353436185133" calcext:value-type="percentage">
            <text:p>1.96%</text:p>
          </table:table-cell>
          <table:table-cell table:formula="of:=[.D209]*[.$B$8]" office:value-type="float" office:value="5.67461430575035" calcext:value-type="float">
            <text:p>5.67461430575035</text:p>
          </table:table-cell>
          <table:table-cell table:formula="of:=[.F209]/[.$B$6]" office:value-type="percentage" office:value="0.0196353436185133" calcext:value-type="percentage">
            <text:p>1.96%</text:p>
          </table:table-cell>
          <table:table-cell table:formula="of:=SUM([.$B$196:.$B209])" office:value-type="float" office:value="13" calcext:value-type="float">
            <text:p>13</text:p>
          </table:table-cell>
          <table:table-cell table:formula="of:=[.H209]/[.$B$6]" office:value-type="percentage" office:value="0.0449826989619377" calcext:value-type="percentage">
            <text:p>4.50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.961247980685308" calcext:value-type="float">
            <text:p>0.961247980685308</text:p>
          </table:table-cell>
          <table:table-cell office:value-type="float" office:value="15" calcext:value-type="float">
            <text:p>15</text:p>
          </table:table-cell>
          <table:table-cell table:formula="of:=[.D210]/[.$B$7]" office:value-type="percentage" office:value="0.0210378681626928" calcext:value-type="percentage">
            <text:p>2.10%</text:p>
          </table:table-cell>
          <table:table-cell table:formula="of:=[.D210]*[.$B$8]" office:value-type="float" office:value="6.07994389901823" calcext:value-type="float">
            <text:p>6.07994389901823</text:p>
          </table:table-cell>
          <table:table-cell table:formula="of:=[.F210]/[.$B$6]" office:value-type="percentage" office:value="0.0210378681626928" calcext:value-type="percentage">
            <text:p>2.10%</text:p>
          </table:table-cell>
          <table:table-cell table:formula="of:=SUM([.$B$196:.$B210])" office:value-type="float" office:value="14" calcext:value-type="float">
            <text:p>14</text:p>
          </table:table-cell>
          <table:table-cell table:formula="of:=[.H210]/[.$B$6]" office:value-type="percentage" office:value="0.0484429065743945" calcext:value-type="percentage">
            <text:p>4.84%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.961247980685308" calcext:value-type="float">
            <text:p>0.961247980685308</text:p>
          </table:table-cell>
          <table:table-cell office:value-type="float" office:value="16" calcext:value-type="float">
            <text:p>16</text:p>
          </table:table-cell>
          <table:table-cell table:formula="of:=[.D211]/[.$B$7]" office:value-type="percentage" office:value="0.0224403927068724" calcext:value-type="percentage">
            <text:p>2.24%</text:p>
          </table:table-cell>
          <table:table-cell table:formula="of:=[.D211]*[.$B$8]" office:value-type="float" office:value="6.48527349228612" calcext:value-type="float">
            <text:p>6.48527349228612</text:p>
          </table:table-cell>
          <table:table-cell table:formula="of:=[.F211]/[.$B$6]" office:value-type="percentage" office:value="0.0224403927068724" calcext:value-type="percentage">
            <text:p>2.24%</text:p>
          </table:table-cell>
          <table:table-cell table:formula="of:=SUM([.$B$196:.$B211])" office:value-type="float" office:value="15" calcext:value-type="float">
            <text:p>15</text:p>
          </table:table-cell>
          <table:table-cell table:formula="of:=[.H211]/[.$B$6]" office:value-type="percentage" office:value="0.0519031141868512" calcext:value-type="percentage">
            <text:p>5.19%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0.961247980685308" calcext:value-type="float">
            <text:p>0.961247980685308</text:p>
          </table:table-cell>
          <table:table-cell office:value-type="float" office:value="17" calcext:value-type="float">
            <text:p>17</text:p>
          </table:table-cell>
          <table:table-cell table:formula="of:=[.D212]/[.$B$7]" office:value-type="percentage" office:value="0.0238429172510519" calcext:value-type="percentage">
            <text:p>2.38%</text:p>
          </table:table-cell>
          <table:table-cell table:formula="of:=[.D212]*[.$B$8]" office:value-type="float" office:value="6.890603085554" calcext:value-type="float">
            <text:p>6.890603085554</text:p>
          </table:table-cell>
          <table:table-cell table:formula="of:=[.F212]/[.$B$6]" office:value-type="percentage" office:value="0.0238429172510519" calcext:value-type="percentage">
            <text:p>2.38%</text:p>
          </table:table-cell>
          <table:table-cell table:formula="of:=SUM([.$B$196:.$B212])" office:value-type="float" office:value="16" calcext:value-type="float">
            <text:p>16</text:p>
          </table:table-cell>
          <table:table-cell table:formula="of:=[.H212]/[.$B$6]" office:value-type="percentage" office:value="0.055363321799308" calcext:value-type="percentage">
            <text:p>5.54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958773991288728" calcext:value-type="float">
            <text:p>0.958773991288728</text:p>
          </table:table-cell>
          <table:table-cell office:value-type="float" office:value="18" calcext:value-type="float">
            <text:p>18</text:p>
          </table:table-cell>
          <table:table-cell table:formula="of:=[.D213]/[.$B$7]" office:value-type="percentage" office:value="0.0252454417952314" calcext:value-type="percentage">
            <text:p>2.52%</text:p>
          </table:table-cell>
          <table:table-cell table:formula="of:=[.D213]*[.$B$8]" office:value-type="float" office:value="7.29593267882188" calcext:value-type="float">
            <text:p>7.29593267882188</text:p>
          </table:table-cell>
          <table:table-cell table:formula="of:=[.F213]/[.$B$6]" office:value-type="percentage" office:value="0.0252454417952314" calcext:value-type="percentage">
            <text:p>2.52%</text:p>
          </table:table-cell>
          <table:table-cell table:formula="of:=SUM([.$B$196:.$B213])" office:value-type="float" office:value="17" calcext:value-type="float">
            <text:p>17</text:p>
          </table:table-cell>
          <table:table-cell table:formula="of:=[.H213]/[.$B$6]" office:value-type="percentage" office:value="0.0588235294117647" calcext:value-type="percentage">
            <text:p>5.88%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0.958773991288728" calcext:value-type="float">
            <text:p>0.958773991288728</text:p>
          </table:table-cell>
          <table:table-cell office:value-type="float" office:value="19" calcext:value-type="float">
            <text:p>19</text:p>
          </table:table-cell>
          <table:table-cell table:formula="of:=[.D214]/[.$B$7]" office:value-type="percentage" office:value="0.0266479663394109" calcext:value-type="percentage">
            <text:p>2.66%</text:p>
          </table:table-cell>
          <table:table-cell table:formula="of:=[.D214]*[.$B$8]" office:value-type="float" office:value="7.70126227208976" calcext:value-type="float">
            <text:p>7.70126227208976</text:p>
          </table:table-cell>
          <table:table-cell table:formula="of:=[.F214]/[.$B$6]" office:value-type="percentage" office:value="0.0266479663394109" calcext:value-type="percentage">
            <text:p>2.66%</text:p>
          </table:table-cell>
          <table:table-cell table:formula="of:=SUM([.$B$196:.$B214])" office:value-type="float" office:value="18" calcext:value-type="float">
            <text:p>18</text:p>
          </table:table-cell>
          <table:table-cell table:formula="of:=[.H214]/[.$B$6]" office:value-type="percentage" office:value="0.0622837370242215" calcext:value-type="percentage">
            <text:p>6.23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.957888599778372" calcext:value-type="float">
            <text:p>0.957888599778372</text:p>
          </table:table-cell>
          <table:table-cell office:value-type="float" office:value="20" calcext:value-type="float">
            <text:p>20</text:p>
          </table:table-cell>
          <table:table-cell table:formula="of:=[.D215]/[.$B$7]" office:value-type="percentage" office:value="0.0280504908835905" calcext:value-type="percentage">
            <text:p>2.81%</text:p>
          </table:table-cell>
          <table:table-cell table:formula="of:=[.D215]*[.$B$8]" office:value-type="float" office:value="8.10659186535764" calcext:value-type="float">
            <text:p>8.10659186535764</text:p>
          </table:table-cell>
          <table:table-cell table:formula="of:=[.F215]/[.$B$6]" office:value-type="percentage" office:value="0.0280504908835905" calcext:value-type="percentage">
            <text:p>2.81%</text:p>
          </table:table-cell>
          <table:table-cell table:formula="of:=SUM([.$B$196:.$B215])" office:value-type="float" office:value="19" calcext:value-type="float">
            <text:p>19</text:p>
          </table:table-cell>
          <table:table-cell table:formula="of:=[.H215]/[.$B$6]" office:value-type="percentage" office:value="0.0657439446366782" calcext:value-type="percentage">
            <text:p>6.57%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0.957027335851623" calcext:value-type="float">
            <text:p>0.957027335851623</text:p>
          </table:table-cell>
          <table:table-cell office:value-type="float" office:value="21" calcext:value-type="float">
            <text:p>21</text:p>
          </table:table-cell>
          <table:table-cell table:formula="of:=[.D216]/[.$B$7]" office:value-type="percentage" office:value="0.02945301542777" calcext:value-type="percentage">
            <text:p>2.95%</text:p>
          </table:table-cell>
          <table:table-cell table:formula="of:=[.D216]*[.$B$8]" office:value-type="float" office:value="8.51192145862553" calcext:value-type="float">
            <text:p>8.51192145862553</text:p>
          </table:table-cell>
          <table:table-cell table:formula="of:=[.F216]/[.$B$6]" office:value-type="percentage" office:value="0.02945301542777" calcext:value-type="percentage">
            <text:p>2.95%</text:p>
          </table:table-cell>
          <table:table-cell table:formula="of:=SUM([.$B$196:.$B216])" office:value-type="float" office:value="20" calcext:value-type="float">
            <text:p>20</text:p>
          </table:table-cell>
          <table:table-cell table:formula="of:=[.H216]/[.$B$6]" office:value-type="percentage" office:value="0.069204152249135" calcext:value-type="percentage">
            <text:p>6.92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.955210135518358" calcext:value-type="float">
            <text:p>0.955210135518358</text:p>
          </table:table-cell>
          <table:table-cell office:value-type="float" office:value="22" calcext:value-type="float">
            <text:p>22</text:p>
          </table:table-cell>
          <table:table-cell table:formula="of:=[.D217]/[.$B$7]" office:value-type="percentage" office:value="0.0308555399719495" calcext:value-type="percentage">
            <text:p>3.09%</text:p>
          </table:table-cell>
          <table:table-cell table:formula="of:=[.D217]*[.$B$8]" office:value-type="float" office:value="8.91725105189341" calcext:value-type="float">
            <text:p>8.91725105189341</text:p>
          </table:table-cell>
          <table:table-cell table:formula="of:=[.F217]/[.$B$6]" office:value-type="percentage" office:value="0.0308555399719495" calcext:value-type="percentage">
            <text:p>3.09%</text:p>
          </table:table-cell>
          <table:table-cell table:formula="of:=SUM([.$B$196:.$B217])" office:value-type="float" office:value="21" calcext:value-type="float">
            <text:p>21</text:p>
          </table:table-cell>
          <table:table-cell table:formula="of:=[.H217]/[.$B$6]" office:value-type="percentage" office:value="0.0726643598615917" calcext:value-type="percentage">
            <text:p>7.27%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0.95232313583281" calcext:value-type="float">
            <text:p>0.95232313583281</text:p>
          </table:table-cell>
          <table:table-cell office:value-type="float" office:value="23" calcext:value-type="float">
            <text:p>23</text:p>
          </table:table-cell>
          <table:table-cell table:formula="of:=[.D218]/[.$B$7]" office:value-type="percentage" office:value="0.032258064516129" calcext:value-type="percentage">
            <text:p>3.23%</text:p>
          </table:table-cell>
          <table:table-cell table:formula="of:=[.D218]*[.$B$8]" office:value-type="float" office:value="9.32258064516129" calcext:value-type="float">
            <text:p>9.32258064516129</text:p>
          </table:table-cell>
          <table:table-cell table:formula="of:=[.F218]/[.$B$6]" office:value-type="percentage" office:value="0.032258064516129" calcext:value-type="percentage">
            <text:p>3.23%</text:p>
          </table:table-cell>
          <table:table-cell table:formula="of:=SUM([.$B$196:.$B218])" office:value-type="float" office:value="22" calcext:value-type="float">
            <text:p>22</text:p>
          </table:table-cell>
          <table:table-cell table:formula="of:=[.H218]/[.$B$6]" office:value-type="percentage" office:value="0.0761245674740484" calcext:value-type="percentage">
            <text:p>7.61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950317334383825" calcext:value-type="float">
            <text:p>0.950317334383825</text:p>
          </table:table-cell>
          <table:table-cell office:value-type="float" office:value="24" calcext:value-type="float">
            <text:p>24</text:p>
          </table:table-cell>
          <table:table-cell table:formula="of:=[.D219]/[.$B$7]" office:value-type="percentage" office:value="0.0336605890603086" calcext:value-type="percentage">
            <text:p>3.37%</text:p>
          </table:table-cell>
          <table:table-cell table:formula="of:=[.D219]*[.$B$8]" office:value-type="float" office:value="9.72791023842917" calcext:value-type="float">
            <text:p>9.72791023842917</text:p>
          </table:table-cell>
          <table:table-cell table:formula="of:=[.F219]/[.$B$6]" office:value-type="percentage" office:value="0.0336605890603086" calcext:value-type="percentage">
            <text:p>3.37%</text:p>
          </table:table-cell>
          <table:table-cell table:formula="of:=SUM([.$B$196:.$B219])" office:value-type="float" office:value="23" calcext:value-type="float">
            <text:p>23</text:p>
          </table:table-cell>
          <table:table-cell table:formula="of:=[.H219]/[.$B$6]" office:value-type="percentage" office:value="0.0795847750865052" calcext:value-type="percentage">
            <text:p>7.96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950317334383825" calcext:value-type="float">
            <text:p>0.950317334383825</text:p>
          </table:table-cell>
          <table:table-cell office:value-type="float" office:value="25" calcext:value-type="float">
            <text:p>25</text:p>
          </table:table-cell>
          <table:table-cell table:formula="of:=[.D220]/[.$B$7]" office:value-type="percentage" office:value="0.0350631136044881" calcext:value-type="percentage">
            <text:p>3.51%</text:p>
          </table:table-cell>
          <table:table-cell table:formula="of:=[.D220]*[.$B$8]" office:value-type="float" office:value="10.1332398316971" calcext:value-type="float">
            <text:p>10.1332398316971</text:p>
          </table:table-cell>
          <table:table-cell table:formula="of:=[.F220]/[.$B$6]" office:value-type="percentage" office:value="0.0350631136044881" calcext:value-type="percentage">
            <text:p>3.51%</text:p>
          </table:table-cell>
          <table:table-cell table:formula="of:=SUM([.$B$196:.$B220])" office:value-type="float" office:value="24" calcext:value-type="float">
            <text:p>24</text:p>
          </table:table-cell>
          <table:table-cell table:formula="of:=[.H220]/[.$B$6]" office:value-type="percentage" office:value="0.0830449826989619" calcext:value-type="percentage">
            <text:p>8.30%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.950317334383825" calcext:value-type="float">
            <text:p>0.950317334383825</text:p>
          </table:table-cell>
          <table:table-cell office:value-type="float" office:value="26" calcext:value-type="float">
            <text:p>26</text:p>
          </table:table-cell>
          <table:table-cell table:formula="of:=[.D221]/[.$B$7]" office:value-type="percentage" office:value="0.0364656381486676" calcext:value-type="percentage">
            <text:p>3.65%</text:p>
          </table:table-cell>
          <table:table-cell table:formula="of:=[.D221]*[.$B$8]" office:value-type="float" office:value="10.5385694249649" calcext:value-type="float">
            <text:p>10.5385694249649</text:p>
          </table:table-cell>
          <table:table-cell table:formula="of:=[.F221]/[.$B$6]" office:value-type="percentage" office:value="0.0364656381486676" calcext:value-type="percentage">
            <text:p>3.65%</text:p>
          </table:table-cell>
          <table:table-cell table:formula="of:=SUM([.$B$196:.$B221])" office:value-type="float" office:value="25" calcext:value-type="float">
            <text:p>25</text:p>
          </table:table-cell>
          <table:table-cell table:formula="of:=[.H221]/[.$B$6]" office:value-type="percentage" office:value="0.0865051903114187" calcext:value-type="percentage">
            <text:p>8.65%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0.950317334383825" calcext:value-type="float">
            <text:p>0.950317334383825</text:p>
          </table:table-cell>
          <table:table-cell office:value-type="float" office:value="27" calcext:value-type="float">
            <text:p>27</text:p>
          </table:table-cell>
          <table:table-cell table:formula="of:=[.D222]/[.$B$7]" office:value-type="percentage" office:value="0.0378681626928471" calcext:value-type="percentage">
            <text:p>3.79%</text:p>
          </table:table-cell>
          <table:table-cell table:formula="of:=[.D222]*[.$B$8]" office:value-type="float" office:value="10.9438990182328" calcext:value-type="float">
            <text:p>10.9438990182328</text:p>
          </table:table-cell>
          <table:table-cell table:formula="of:=[.F222]/[.$B$6]" office:value-type="percentage" office:value="0.0378681626928471" calcext:value-type="percentage">
            <text:p>3.79%</text:p>
          </table:table-cell>
          <table:table-cell table:formula="of:=SUM([.$B$196:.$B222])" office:value-type="float" office:value="26" calcext:value-type="float">
            <text:p>26</text:p>
          </table:table-cell>
          <table:table-cell table:formula="of:=[.H222]/[.$B$6]" office:value-type="percentage" office:value="0.0899653979238754" calcext:value-type="percentage">
            <text:p>9.00%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0.950317334383825" calcext:value-type="float">
            <text:p>0.950317334383825</text:p>
          </table:table-cell>
          <table:table-cell office:value-type="float" office:value="28" calcext:value-type="float">
            <text:p>28</text:p>
          </table:table-cell>
          <table:table-cell table:formula="of:=[.D223]/[.$B$7]" office:value-type="percentage" office:value="0.0392706872370266" calcext:value-type="percentage">
            <text:p>3.93%</text:p>
          </table:table-cell>
          <table:table-cell table:formula="of:=[.D223]*[.$B$8]" office:value-type="float" office:value="11.3492286115007" calcext:value-type="float">
            <text:p>11.3492286115007</text:p>
          </table:table-cell>
          <table:table-cell table:formula="of:=[.F223]/[.$B$6]" office:value-type="percentage" office:value="0.0392706872370266" calcext:value-type="percentage">
            <text:p>3.93%</text:p>
          </table:table-cell>
          <table:table-cell table:formula="of:=SUM([.$B$196:.$B223])" office:value-type="float" office:value="27" calcext:value-type="float">
            <text:p>27</text:p>
          </table:table-cell>
          <table:table-cell table:formula="of:=[.H223]/[.$B$6]" office:value-type="percentage" office:value="0.0934256055363322" calcext:value-type="percentage">
            <text:p>9.34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9493094170582" calcext:value-type="float">
            <text:p>0.9493094170582</text:p>
          </table:table-cell>
          <table:table-cell office:value-type="float" office:value="29" calcext:value-type="float">
            <text:p>29</text:p>
          </table:table-cell>
          <table:table-cell table:formula="of:=[.D224]/[.$B$7]" office:value-type="percentage" office:value="0.0406732117812062" calcext:value-type="percentage">
            <text:p>4.07%</text:p>
          </table:table-cell>
          <table:table-cell table:formula="of:=[.D224]*[.$B$8]" office:value-type="float" office:value="11.7545582047686" calcext:value-type="float">
            <text:p>11.7545582047686</text:p>
          </table:table-cell>
          <table:table-cell table:formula="of:=[.F224]/[.$B$6]" office:value-type="percentage" office:value="0.0406732117812062" calcext:value-type="percentage">
            <text:p>4.07%</text:p>
          </table:table-cell>
          <table:table-cell table:formula="of:=SUM([.$B$196:.$B224])" office:value-type="float" office:value="28" calcext:value-type="float">
            <text:p>28</text:p>
          </table:table-cell>
          <table:table-cell table:formula="of:=[.H224]/[.$B$6]" office:value-type="percentage" office:value="0.0968858131487889" calcext:value-type="percentage">
            <text:p>9.69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.948231734560765" calcext:value-type="float">
            <text:p>0.948231734560765</text:p>
          </table:table-cell>
          <table:table-cell office:value-type="float" office:value="30" calcext:value-type="float">
            <text:p>30</text:p>
          </table:table-cell>
          <table:table-cell table:formula="of:=[.D225]/[.$B$7]" office:value-type="percentage" office:value="0.0420757363253857" calcext:value-type="percentage">
            <text:p>4.21%</text:p>
          </table:table-cell>
          <table:table-cell table:formula="of:=[.D225]*[.$B$8]" office:value-type="float" office:value="12.1598877980365" calcext:value-type="float">
            <text:p>12.1598877980365</text:p>
          </table:table-cell>
          <table:table-cell table:formula="of:=[.F225]/[.$B$6]" office:value-type="percentage" office:value="0.0420757363253857" calcext:value-type="percentage">
            <text:p>4.21%</text:p>
          </table:table-cell>
          <table:table-cell table:formula="of:=SUM([.$B$196:.$B225])" office:value-type="float" office:value="29" calcext:value-type="float">
            <text:p>29</text:p>
          </table:table-cell>
          <table:table-cell table:formula="of:=[.H225]/[.$B$6]" office:value-type="percentage" office:value="0.100346020761246" calcext:value-type="percentage">
            <text:p>10.03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.947183857979827" calcext:value-type="float">
            <text:p>0.947183857979827</text:p>
          </table:table-cell>
          <table:table-cell office:value-type="float" office:value="31" calcext:value-type="float">
            <text:p>31</text:p>
          </table:table-cell>
          <table:table-cell table:formula="of:=[.D226]/[.$B$7]" office:value-type="percentage" office:value="0.0434782608695652" calcext:value-type="percentage">
            <text:p>4.35%</text:p>
          </table:table-cell>
          <table:table-cell table:formula="of:=[.D226]*[.$B$8]" office:value-type="float" office:value="12.5652173913043" calcext:value-type="float">
            <text:p>12.5652173913043</text:p>
          </table:table-cell>
          <table:table-cell table:formula="of:=[.F226]/[.$B$6]" office:value-type="percentage" office:value="0.0434782608695652" calcext:value-type="percentage">
            <text:p>4.35%</text:p>
          </table:table-cell>
          <table:table-cell table:formula="of:=SUM([.$B$196:.$B226])" office:value-type="float" office:value="30" calcext:value-type="float">
            <text:p>30</text:p>
          </table:table-cell>
          <table:table-cell table:formula="of:=[.H226]/[.$B$6]" office:value-type="percentage" office:value="0.103806228373702" calcext:value-type="percentage">
            <text:p>10.38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946063553571666" calcext:value-type="float">
            <text:p>0.946063553571666</text:p>
          </table:table-cell>
          <table:table-cell office:value-type="float" office:value="32" calcext:value-type="float">
            <text:p>32</text:p>
          </table:table-cell>
          <table:table-cell table:formula="of:=[.D227]/[.$B$7]" office:value-type="percentage" office:value="0.0448807854137447" calcext:value-type="percentage">
            <text:p>4.49%</text:p>
          </table:table-cell>
          <table:table-cell table:formula="of:=[.D227]*[.$B$8]" office:value-type="float" office:value="12.9705469845722" calcext:value-type="float">
            <text:p>12.9705469845722</text:p>
          </table:table-cell>
          <table:table-cell table:formula="of:=[.F227]/[.$B$6]" office:value-type="percentage" office:value="0.0448807854137447" calcext:value-type="percentage">
            <text:p>4.49%</text:p>
          </table:table-cell>
          <table:table-cell table:formula="of:=SUM([.$B$196:.$B227])" office:value-type="float" office:value="31" calcext:value-type="float">
            <text:p>31</text:p>
          </table:table-cell>
          <table:table-cell table:formula="of:=[.H227]/[.$B$6]" office:value-type="percentage" office:value="0.107266435986159" calcext:value-type="percentage">
            <text:p>10.73%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0.943809945001037" calcext:value-type="float">
            <text:p>0.943809945001037</text:p>
          </table:table-cell>
          <table:table-cell office:value-type="float" office:value="33" calcext:value-type="float">
            <text:p>33</text:p>
          </table:table-cell>
          <table:table-cell table:formula="of:=[.D228]/[.$B$7]" office:value-type="percentage" office:value="0.0462833099579243" calcext:value-type="percentage">
            <text:p>4.63%</text:p>
          </table:table-cell>
          <table:table-cell table:formula="of:=[.D228]*[.$B$8]" office:value-type="float" office:value="13.3758765778401" calcext:value-type="float">
            <text:p>13.3758765778401</text:p>
          </table:table-cell>
          <table:table-cell table:formula="of:=[.F228]/[.$B$6]" office:value-type="percentage" office:value="0.0462833099579243" calcext:value-type="percentage">
            <text:p>4.63%</text:p>
          </table:table-cell>
          <table:table-cell table:formula="of:=SUM([.$B$196:.$B228])" office:value-type="float" office:value="32" calcext:value-type="float">
            <text:p>32</text:p>
          </table:table-cell>
          <table:table-cell table:formula="of:=[.H228]/[.$B$6]" office:value-type="percentage" office:value="0.110726643598616" calcext:value-type="percentage">
            <text:p>11.07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0.942677974655114" calcext:value-type="float">
            <text:p>0.942677974655114</text:p>
          </table:table-cell>
          <table:table-cell office:value-type="float" office:value="34" calcext:value-type="float">
            <text:p>34</text:p>
          </table:table-cell>
          <table:table-cell table:formula="of:=[.D229]/[.$B$7]" office:value-type="percentage" office:value="0.0476858345021038" calcext:value-type="percentage">
            <text:p>4.77%</text:p>
          </table:table-cell>
          <table:table-cell table:formula="of:=[.D229]*[.$B$8]" office:value-type="float" office:value="13.781206171108" calcext:value-type="float">
            <text:p>13.781206171108</text:p>
          </table:table-cell>
          <table:table-cell table:formula="of:=[.F229]/[.$B$6]" office:value-type="percentage" office:value="0.0476858345021038" calcext:value-type="percentage">
            <text:p>4.77%</text:p>
          </table:table-cell>
          <table:table-cell table:formula="of:=SUM([.$B$196:.$B229])" office:value-type="float" office:value="32" calcext:value-type="float">
            <text:p>32</text:p>
          </table:table-cell>
          <table:table-cell table:formula="of:=[.H229]/[.$B$6]" office:value-type="percentage" office:value="0.110726643598616" calcext:value-type="percentage">
            <text:p>11.07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939093564962511" calcext:value-type="float">
            <text:p>0.939093564962511</text:p>
          </table:table-cell>
          <table:table-cell office:value-type="float" office:value="35" calcext:value-type="float">
            <text:p>35</text:p>
          </table:table-cell>
          <table:table-cell table:formula="of:=[.D230]/[.$B$7]" office:value-type="percentage" office:value="0.0490883590462833" calcext:value-type="percentage">
            <text:p>4.91%</text:p>
          </table:table-cell>
          <table:table-cell table:formula="of:=[.D230]*[.$B$8]" office:value-type="float" office:value="14.1865357643759" calcext:value-type="float">
            <text:p>14.1865357643759</text:p>
          </table:table-cell>
          <table:table-cell table:formula="of:=[.F230]/[.$B$6]" office:value-type="percentage" office:value="0.0490883590462833" calcext:value-type="percentage">
            <text:p>4.91%</text:p>
          </table:table-cell>
          <table:table-cell table:formula="of:=SUM([.$B$196:.$B230])" office:value-type="float" office:value="33" calcext:value-type="float">
            <text:p>33</text:p>
          </table:table-cell>
          <table:table-cell table:formula="of:=[.H230]/[.$B$6]" office:value-type="percentage" office:value="0.114186851211073" calcext:value-type="percentage">
            <text:p>11.42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939034750906681" calcext:value-type="float">
            <text:p>0.939034750906681</text:p>
          </table:table-cell>
          <table:table-cell office:value-type="float" office:value="36" calcext:value-type="float">
            <text:p>36</text:p>
          </table:table-cell>
          <table:table-cell table:formula="of:=[.D231]/[.$B$7]" office:value-type="percentage" office:value="0.0504908835904628" calcext:value-type="percentage">
            <text:p>5.05%</text:p>
          </table:table-cell>
          <table:table-cell table:formula="of:=[.D231]*[.$B$8]" office:value-type="float" office:value="14.5918653576438" calcext:value-type="float">
            <text:p>14.5918653576438</text:p>
          </table:table-cell>
          <table:table-cell table:formula="of:=[.F231]/[.$B$6]" office:value-type="percentage" office:value="0.0504908835904628" calcext:value-type="percentage">
            <text:p>5.05%</text:p>
          </table:table-cell>
          <table:table-cell table:formula="of:=SUM([.$B$196:.$B231])" office:value-type="float" office:value="34" calcext:value-type="float">
            <text:p>34</text:p>
          </table:table-cell>
          <table:table-cell table:formula="of:=[.H231]/[.$B$6]" office:value-type="percentage" office:value="0.117647058823529" calcext:value-type="percentage">
            <text:p>11.76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939034750906681" calcext:value-type="float">
            <text:p>0.939034750906681</text:p>
          </table:table-cell>
          <table:table-cell office:value-type="float" office:value="37" calcext:value-type="float">
            <text:p>37</text:p>
          </table:table-cell>
          <table:table-cell table:formula="of:=[.D232]/[.$B$7]" office:value-type="percentage" office:value="0.0518934081346424" calcext:value-type="percentage">
            <text:p>5.19%</text:p>
          </table:table-cell>
          <table:table-cell table:formula="of:=[.D232]*[.$B$8]" office:value-type="float" office:value="14.9971949509116" calcext:value-type="float">
            <text:p>14.9971949509116</text:p>
          </table:table-cell>
          <table:table-cell table:formula="of:=[.F232]/[.$B$6]" office:value-type="percentage" office:value="0.0518934081346424" calcext:value-type="percentage">
            <text:p>5.19%</text:p>
          </table:table-cell>
          <table:table-cell table:formula="of:=SUM([.$B$196:.$B232])" office:value-type="float" office:value="35" calcext:value-type="float">
            <text:p>35</text:p>
          </table:table-cell>
          <table:table-cell table:formula="of:=[.H232]/[.$B$6]" office:value-type="percentage" office:value="0.121107266435986" calcext:value-type="percentage">
            <text:p>12.11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.936507170000806" calcext:value-type="float">
            <text:p>0.936507170000806</text:p>
          </table:table-cell>
          <table:table-cell office:value-type="float" office:value="38" calcext:value-type="float">
            <text:p>38</text:p>
          </table:table-cell>
          <table:table-cell table:formula="of:=[.D233]/[.$B$7]" office:value-type="percentage" office:value="0.0532959326788219" calcext:value-type="percentage">
            <text:p>5.33%</text:p>
          </table:table-cell>
          <table:table-cell table:formula="of:=[.D233]*[.$B$8]" office:value-type="float" office:value="15.4025245441795" calcext:value-type="float">
            <text:p>15.4025245441795</text:p>
          </table:table-cell>
          <table:table-cell table:formula="of:=[.F233]/[.$B$6]" office:value-type="percentage" office:value="0.0532959326788219" calcext:value-type="percentage">
            <text:p>5.33%</text:p>
          </table:table-cell>
          <table:table-cell table:formula="of:=SUM([.$B$196:.$B233])" office:value-type="float" office:value="36" calcext:value-type="float">
            <text:p>36</text:p>
          </table:table-cell>
          <table:table-cell table:formula="of:=[.H233]/[.$B$6]" office:value-type="percentage" office:value="0.124567474048443" calcext:value-type="percentage">
            <text:p>12.46%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.936507170000806" calcext:value-type="float">
            <text:p>0.936507170000806</text:p>
          </table:table-cell>
          <table:table-cell office:value-type="float" office:value="39" calcext:value-type="float">
            <text:p>39</text:p>
          </table:table-cell>
          <table:table-cell table:formula="of:=[.D234]/[.$B$7]" office:value-type="percentage" office:value="0.0546984572230014" calcext:value-type="percentage">
            <text:p>5.47%</text:p>
          </table:table-cell>
          <table:table-cell table:formula="of:=[.D234]*[.$B$8]" office:value-type="float" office:value="15.8078541374474" calcext:value-type="float">
            <text:p>15.8078541374474</text:p>
          </table:table-cell>
          <table:table-cell table:formula="of:=[.F234]/[.$B$6]" office:value-type="percentage" office:value="0.0546984572230014" calcext:value-type="percentage">
            <text:p>5.47%</text:p>
          </table:table-cell>
          <table:table-cell table:formula="of:=SUM([.$B$196:.$B234])" office:value-type="float" office:value="37" calcext:value-type="float">
            <text:p>37</text:p>
          </table:table-cell>
          <table:table-cell table:formula="of:=[.H234]/[.$B$6]" office:value-type="percentage" office:value="0.1280276816609" calcext:value-type="percentage">
            <text:p>12.80%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.935308010388791" calcext:value-type="float">
            <text:p>0.935308010388791</text:p>
          </table:table-cell>
          <table:table-cell office:value-type="float" office:value="40" calcext:value-type="float">
            <text:p>40</text:p>
          </table:table-cell>
          <table:table-cell table:formula="of:=[.D235]/[.$B$7]" office:value-type="percentage" office:value="0.0561009817671809" calcext:value-type="percentage">
            <text:p>5.61%</text:p>
          </table:table-cell>
          <table:table-cell table:formula="of:=[.D235]*[.$B$8]" office:value-type="float" office:value="16.2131837307153" calcext:value-type="float">
            <text:p>16.2131837307153</text:p>
          </table:table-cell>
          <table:table-cell table:formula="of:=[.F235]/[.$B$6]" office:value-type="percentage" office:value="0.0561009817671809" calcext:value-type="percentage">
            <text:p>5.61%</text:p>
          </table:table-cell>
          <table:table-cell table:formula="of:=SUM([.$B$196:.$B235])" office:value-type="float" office:value="38" calcext:value-type="float">
            <text:p>38</text:p>
          </table:table-cell>
          <table:table-cell table:formula="of:=[.H235]/[.$B$6]" office:value-type="percentage" office:value="0.131487889273356" calcext:value-type="percentage">
            <text:p>13.15%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.932637005037892" calcext:value-type="float">
            <text:p>0.932637005037892</text:p>
          </table:table-cell>
          <table:table-cell office:value-type="float" office:value="41" calcext:value-type="float">
            <text:p>41</text:p>
          </table:table-cell>
          <table:table-cell table:formula="of:=[.D236]/[.$B$7]" office:value-type="percentage" office:value="0.0575035063113605" calcext:value-type="percentage">
            <text:p>5.75%</text:p>
          </table:table-cell>
          <table:table-cell table:formula="of:=[.D236]*[.$B$8]" office:value-type="float" office:value="16.6185133239832" calcext:value-type="float">
            <text:p>16.6185133239832</text:p>
          </table:table-cell>
          <table:table-cell table:formula="of:=[.F236]/[.$B$6]" office:value-type="percentage" office:value="0.0575035063113605" calcext:value-type="percentage">
            <text:p>5.75%</text:p>
          </table:table-cell>
          <table:table-cell table:formula="of:=SUM([.$B$196:.$B236])" office:value-type="float" office:value="39" calcext:value-type="float">
            <text:p>39</text:p>
          </table:table-cell>
          <table:table-cell table:formula="of:=[.H236]/[.$B$6]" office:value-type="percentage" office:value="0.134948096885813" calcext:value-type="percentage">
            <text:p>13.49%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.931222491006239" calcext:value-type="float">
            <text:p>0.931222491006239</text:p>
          </table:table-cell>
          <table:table-cell office:value-type="float" office:value="42" calcext:value-type="float">
            <text:p>42</text:p>
          </table:table-cell>
          <table:table-cell table:formula="of:=[.D237]/[.$B$7]" office:value-type="percentage" office:value="0.05890603085554" calcext:value-type="percentage">
            <text:p>5.89%</text:p>
          </table:table-cell>
          <table:table-cell table:formula="of:=[.D237]*[.$B$8]" office:value-type="float" office:value="17.0238429172511" calcext:value-type="float">
            <text:p>17.0238429172511</text:p>
          </table:table-cell>
          <table:table-cell table:formula="of:=[.F237]/[.$B$6]" office:value-type="percentage" office:value="0.05890603085554" calcext:value-type="percentage">
            <text:p>5.89%</text:p>
          </table:table-cell>
          <table:table-cell table:formula="of:=SUM([.$B$196:.$B237])" office:value-type="float" office:value="40" calcext:value-type="float">
            <text:p>40</text:p>
          </table:table-cell>
          <table:table-cell table:formula="of:=[.H237]/[.$B$6]" office:value-type="percentage" office:value="0.13840830449827" calcext:value-type="percentage">
            <text:p>13.84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931156633471659" calcext:value-type="float">
            <text:p>0.931156633471659</text:p>
          </table:table-cell>
          <table:table-cell office:value-type="float" office:value="43" calcext:value-type="float">
            <text:p>43</text:p>
          </table:table-cell>
          <table:table-cell table:formula="of:=[.D238]/[.$B$7]" office:value-type="percentage" office:value="0.0603085553997195" calcext:value-type="percentage">
            <text:p>6.03%</text:p>
          </table:table-cell>
          <table:table-cell table:formula="of:=[.D238]*[.$B$8]" office:value-type="float" office:value="17.4291725105189" calcext:value-type="float">
            <text:p>17.4291725105189</text:p>
          </table:table-cell>
          <table:table-cell table:formula="of:=[.F238]/[.$B$6]" office:value-type="percentage" office:value="0.0603085553997195" calcext:value-type="percentage">
            <text:p>6.03%</text:p>
          </table:table-cell>
          <table:table-cell table:formula="of:=SUM([.$B$196:.$B238])" office:value-type="float" office:value="41" calcext:value-type="float">
            <text:p>41</text:p>
          </table:table-cell>
          <table:table-cell table:formula="of:=[.H238]/[.$B$6]" office:value-type="percentage" office:value="0.141868512110727" calcext:value-type="percentage">
            <text:p>14.19%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.931156633471659" calcext:value-type="float">
            <text:p>0.931156633471659</text:p>
          </table:table-cell>
          <table:table-cell office:value-type="float" office:value="44" calcext:value-type="float">
            <text:p>44</text:p>
          </table:table-cell>
          <table:table-cell table:formula="of:=[.D239]/[.$B$7]" office:value-type="percentage" office:value="0.061711079943899" calcext:value-type="percentage">
            <text:p>6.17%</text:p>
          </table:table-cell>
          <table:table-cell table:formula="of:=[.D239]*[.$B$8]" office:value-type="float" office:value="17.8345021037868" calcext:value-type="float">
            <text:p>17.8345021037868</text:p>
          </table:table-cell>
          <table:table-cell table:formula="of:=[.F239]/[.$B$6]" office:value-type="percentage" office:value="0.061711079943899" calcext:value-type="percentage">
            <text:p>6.17%</text:p>
          </table:table-cell>
          <table:table-cell table:formula="of:=SUM([.$B$196:.$B239])" office:value-type="float" office:value="42" calcext:value-type="float">
            <text:p>42</text:p>
          </table:table-cell>
          <table:table-cell table:formula="of:=[.H239]/[.$B$6]" office:value-type="percentage" office:value="0.145328719723183" calcext:value-type="percentage">
            <text:p>14.53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.92986398873292" calcext:value-type="float">
            <text:p>0.92986398873292</text:p>
          </table:table-cell>
          <table:table-cell office:value-type="float" office:value="45" calcext:value-type="float">
            <text:p>45</text:p>
          </table:table-cell>
          <table:table-cell table:formula="of:=[.D240]/[.$B$7]" office:value-type="percentage" office:value="0.0631136044880785" calcext:value-type="percentage">
            <text:p>6.31%</text:p>
          </table:table-cell>
          <table:table-cell table:formula="of:=[.D240]*[.$B$8]" office:value-type="float" office:value="18.2398316970547" calcext:value-type="float">
            <text:p>18.2398316970547</text:p>
          </table:table-cell>
          <table:table-cell table:formula="of:=[.F240]/[.$B$6]" office:value-type="percentage" office:value="0.0631136044880786" calcext:value-type="percentage">
            <text:p>6.31%</text:p>
          </table:table-cell>
          <table:table-cell table:formula="of:=SUM([.$B$196:.$B240])" office:value-type="float" office:value="43" calcext:value-type="float">
            <text:p>43</text:p>
          </table:table-cell>
          <table:table-cell table:formula="of:=[.H240]/[.$B$6]" office:value-type="percentage" office:value="0.14878892733564" calcext:value-type="percentage">
            <text:p>14.88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926907642441097" calcext:value-type="float">
            <text:p>0.926907642441097</text:p>
          </table:table-cell>
          <table:table-cell office:value-type="float" office:value="46" calcext:value-type="float">
            <text:p>46</text:p>
          </table:table-cell>
          <table:table-cell table:formula="of:=[.D241]/[.$B$7]" office:value-type="percentage" office:value="0.0645161290322581" calcext:value-type="percentage">
            <text:p>6.45%</text:p>
          </table:table-cell>
          <table:table-cell table:formula="of:=[.D241]*[.$B$8]" office:value-type="float" office:value="18.6451612903226" calcext:value-type="float">
            <text:p>18.6451612903226</text:p>
          </table:table-cell>
          <table:table-cell table:formula="of:=[.F241]/[.$B$6]" office:value-type="percentage" office:value="0.0645161290322581" calcext:value-type="percentage">
            <text:p>6.45%</text:p>
          </table:table-cell>
          <table:table-cell table:formula="of:=SUM([.$B$196:.$B241])" office:value-type="float" office:value="44" calcext:value-type="float">
            <text:p>44</text:p>
          </table:table-cell>
          <table:table-cell table:formula="of:=[.H241]/[.$B$6]" office:value-type="percentage" office:value="0.152249134948097" calcext:value-type="percentage">
            <text:p>15.22%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.925391128664429" calcext:value-type="float">
            <text:p>0.925391128664429</text:p>
          </table:table-cell>
          <table:table-cell office:value-type="float" office:value="47" calcext:value-type="float">
            <text:p>47</text:p>
          </table:table-cell>
          <table:table-cell table:formula="of:=[.D242]/[.$B$7]" office:value-type="percentage" office:value="0.0659186535764376" calcext:value-type="percentage">
            <text:p>6.59%</text:p>
          </table:table-cell>
          <table:table-cell table:formula="of:=[.D242]*[.$B$8]" office:value-type="float" office:value="19.0504908835905" calcext:value-type="float">
            <text:p>19.0504908835905</text:p>
          </table:table-cell>
          <table:table-cell table:formula="of:=[.F242]/[.$B$6]" office:value-type="percentage" office:value="0.0659186535764376" calcext:value-type="percentage">
            <text:p>6.59%</text:p>
          </table:table-cell>
          <table:table-cell table:formula="of:=SUM([.$B$196:.$B242])" office:value-type="float" office:value="45" calcext:value-type="float">
            <text:p>45</text:p>
          </table:table-cell>
          <table:table-cell table:formula="of:=[.H242]/[.$B$6]" office:value-type="percentage" office:value="0.155709342560554" calcext:value-type="percentage">
            <text:p>15.57%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.922500766200163" calcext:value-type="float">
            <text:p>0.922500766200163</text:p>
          </table:table-cell>
          <table:table-cell office:value-type="float" office:value="48" calcext:value-type="float">
            <text:p>48</text:p>
          </table:table-cell>
          <table:table-cell table:formula="of:=[.D243]/[.$B$7]" office:value-type="percentage" office:value="0.0673211781206171" calcext:value-type="percentage">
            <text:p>6.73%</text:p>
          </table:table-cell>
          <table:table-cell table:formula="of:=[.D243]*[.$B$8]" office:value-type="float" office:value="19.4558204768583" calcext:value-type="float">
            <text:p>19.4558204768583</text:p>
          </table:table-cell>
          <table:table-cell table:formula="of:=[.F243]/[.$B$6]" office:value-type="percentage" office:value="0.0673211781206171" calcext:value-type="percentage">
            <text:p>6.73%</text:p>
          </table:table-cell>
          <table:table-cell table:formula="of:=SUM([.$B$196:.$B243])" office:value-type="float" office:value="46" calcext:value-type="float">
            <text:p>46</text:p>
          </table:table-cell>
          <table:table-cell table:formula="of:=[.H243]/[.$B$6]" office:value-type="percentage" office:value="0.15916955017301" calcext:value-type="percentage">
            <text:p>15.92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.922344669794883" calcext:value-type="float">
            <text:p>0.922344669794883</text:p>
          </table:table-cell>
          <table:table-cell office:value-type="float" office:value="49" calcext:value-type="float">
            <text:p>49</text:p>
          </table:table-cell>
          <table:table-cell table:formula="of:=[.D244]/[.$B$7]" office:value-type="percentage" office:value="0.0687237026647966" calcext:value-type="percentage">
            <text:p>6.87%</text:p>
          </table:table-cell>
          <table:table-cell table:formula="of:=[.D244]*[.$B$8]" office:value-type="float" office:value="19.8611500701262" calcext:value-type="float">
            <text:p>19.8611500701262</text:p>
          </table:table-cell>
          <table:table-cell table:formula="of:=[.F244]/[.$B$6]" office:value-type="percentage" office:value="0.0687237026647966" calcext:value-type="percentage">
            <text:p>6.87%</text:p>
          </table:table-cell>
          <table:table-cell table:formula="of:=SUM([.$B$196:.$B244])" office:value-type="float" office:value="47" calcext:value-type="float">
            <text:p>47</text:p>
          </table:table-cell>
          <table:table-cell table:formula="of:=[.H244]/[.$B$6]" office:value-type="percentage" office:value="0.162629757785467" calcext:value-type="percentage">
            <text:p>16.26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.920816552746342" calcext:value-type="float">
            <text:p>0.920816552746342</text:p>
          </table:table-cell>
          <table:table-cell office:value-type="float" office:value="50" calcext:value-type="float">
            <text:p>50</text:p>
          </table:table-cell>
          <table:table-cell table:formula="of:=[.D245]/[.$B$7]" office:value-type="percentage" office:value="0.0701262272089762" calcext:value-type="percentage">
            <text:p>7.01%</text:p>
          </table:table-cell>
          <table:table-cell table:formula="of:=[.D245]*[.$B$8]" office:value-type="float" office:value="20.2664796633941" calcext:value-type="float">
            <text:p>20.2664796633941</text:p>
          </table:table-cell>
          <table:table-cell table:formula="of:=[.F245]/[.$B$6]" office:value-type="percentage" office:value="0.0701262272089762" calcext:value-type="percentage">
            <text:p>7.01%</text:p>
          </table:table-cell>
          <table:table-cell table:formula="of:=SUM([.$B$196:.$B245])" office:value-type="float" office:value="48" calcext:value-type="float">
            <text:p>48</text:p>
          </table:table-cell>
          <table:table-cell table:formula="of:=[.H245]/[.$B$6]" office:value-type="percentage" office:value="0.166089965397924" calcext:value-type="percentage">
            <text:p>16.61%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.920816552746342" calcext:value-type="float">
            <text:p>0.920816552746342</text:p>
          </table:table-cell>
          <table:table-cell office:value-type="float" office:value="51" calcext:value-type="float">
            <text:p>51</text:p>
          </table:table-cell>
          <table:table-cell table:formula="of:=[.D246]/[.$B$7]" office:value-type="percentage" office:value="0.0715287517531557" calcext:value-type="percentage">
            <text:p>7.15%</text:p>
          </table:table-cell>
          <table:table-cell table:formula="of:=[.D246]*[.$B$8]" office:value-type="float" office:value="20.671809256662" calcext:value-type="float">
            <text:p>20.671809256662</text:p>
          </table:table-cell>
          <table:table-cell table:formula="of:=[.F246]/[.$B$6]" office:value-type="percentage" office:value="0.0715287517531557" calcext:value-type="percentage">
            <text:p>7.15%</text:p>
          </table:table-cell>
          <table:table-cell table:formula="of:=SUM([.$B$196:.$B246])" office:value-type="float" office:value="49" calcext:value-type="float">
            <text:p>49</text:p>
          </table:table-cell>
          <table:table-cell table:formula="of:=[.H246]/[.$B$6]" office:value-type="percentage" office:value="0.169550173010381" calcext:value-type="percentage">
            <text:p>16.96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19346573102724" calcext:value-type="float">
            <text:p>0.919346573102724</text:p>
          </table:table-cell>
          <table:table-cell office:value-type="float" office:value="52" calcext:value-type="float">
            <text:p>52</text:p>
          </table:table-cell>
          <table:table-cell table:formula="of:=[.D247]/[.$B$7]" office:value-type="percentage" office:value="0.0729312762973352" calcext:value-type="percentage">
            <text:p>7.29%</text:p>
          </table:table-cell>
          <table:table-cell table:formula="of:=[.D247]*[.$B$8]" office:value-type="float" office:value="21.0771388499299" calcext:value-type="float">
            <text:p>21.0771388499299</text:p>
          </table:table-cell>
          <table:table-cell table:formula="of:=[.F247]/[.$B$6]" office:value-type="percentage" office:value="0.0729312762973352" calcext:value-type="percentage">
            <text:p>7.29%</text:p>
          </table:table-cell>
          <table:table-cell table:formula="of:=SUM([.$B$196:.$B247])" office:value-type="float" office:value="50" calcext:value-type="float">
            <text:p>50</text:p>
          </table:table-cell>
          <table:table-cell table:formula="of:=[.H247]/[.$B$6]" office:value-type="percentage" office:value="0.173010380622837" calcext:value-type="percentage">
            <text:p>17.30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.919184680183934" calcext:value-type="float">
            <text:p>0.919184680183934</text:p>
          </table:table-cell>
          <table:table-cell office:value-type="float" office:value="53" calcext:value-type="float">
            <text:p>53</text:p>
          </table:table-cell>
          <table:table-cell table:formula="of:=[.D248]/[.$B$7]" office:value-type="percentage" office:value="0.0743338008415147" calcext:value-type="percentage">
            <text:p>7.43%</text:p>
          </table:table-cell>
          <table:table-cell table:formula="of:=[.D248]*[.$B$8]" office:value-type="float" office:value="21.4824684431978" calcext:value-type="float">
            <text:p>21.4824684431978</text:p>
          </table:table-cell>
          <table:table-cell table:formula="of:=[.F248]/[.$B$6]" office:value-type="percentage" office:value="0.0743338008415147" calcext:value-type="percentage">
            <text:p>7.43%</text:p>
          </table:table-cell>
          <table:table-cell table:formula="of:=SUM([.$B$196:.$B248])" office:value-type="float" office:value="51" calcext:value-type="float">
            <text:p>51</text:p>
          </table:table-cell>
          <table:table-cell table:formula="of:=[.H248]/[.$B$6]" office:value-type="percentage" office:value="0.176470588235294" calcext:value-type="percentage">
            <text:p>17.65%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0.916075684246657" calcext:value-type="float">
            <text:p>0.916075684246657</text:p>
          </table:table-cell>
          <table:table-cell office:value-type="float" office:value="54" calcext:value-type="float">
            <text:p>54</text:p>
          </table:table-cell>
          <table:table-cell table:formula="of:=[.D249]/[.$B$7]" office:value-type="percentage" office:value="0.0757363253856942" calcext:value-type="percentage">
            <text:p>7.57%</text:p>
          </table:table-cell>
          <table:table-cell table:formula="of:=[.D249]*[.$B$8]" office:value-type="float" office:value="21.8877980364656" calcext:value-type="float">
            <text:p>21.8877980364656</text:p>
          </table:table-cell>
          <table:table-cell table:formula="of:=[.F249]/[.$B$6]" office:value-type="percentage" office:value="0.0757363253856942" calcext:value-type="percentage">
            <text:p>7.57%</text:p>
          </table:table-cell>
          <table:table-cell table:formula="of:=SUM([.$B$196:.$B249])" office:value-type="float" office:value="52" calcext:value-type="float">
            <text:p>52</text:p>
          </table:table-cell>
          <table:table-cell table:formula="of:=[.H249]/[.$B$6]" office:value-type="percentage" office:value="0.179930795847751" calcext:value-type="percentage">
            <text:p>17.99%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915907826329549" calcext:value-type="float">
            <text:p>0.915907826329549</text:p>
          </table:table-cell>
          <table:table-cell office:value-type="float" office:value="55" calcext:value-type="float">
            <text:p>55</text:p>
          </table:table-cell>
          <table:table-cell table:formula="of:=[.D250]/[.$B$7]" office:value-type="percentage" office:value="0.0771388499298738" calcext:value-type="percentage">
            <text:p>7.71%</text:p>
          </table:table-cell>
          <table:table-cell table:formula="of:=[.D250]*[.$B$8]" office:value-type="float" office:value="22.2931276297335" calcext:value-type="float">
            <text:p>22.2931276297335</text:p>
          </table:table-cell>
          <table:table-cell table:formula="of:=[.F250]/[.$B$6]" office:value-type="percentage" office:value="0.0771388499298738" calcext:value-type="percentage">
            <text:p>7.71%</text:p>
          </table:table-cell>
          <table:table-cell table:formula="of:=SUM([.$B$196:.$B250])" office:value-type="float" office:value="53" calcext:value-type="float">
            <text:p>53</text:p>
          </table:table-cell>
          <table:table-cell table:formula="of:=[.H250]/[.$B$6]" office:value-type="percentage" office:value="0.183391003460208" calcext:value-type="percentage">
            <text:p>18.34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.914355195627252" calcext:value-type="float">
            <text:p>0.914355195627252</text:p>
          </table:table-cell>
          <table:table-cell office:value-type="float" office:value="56" calcext:value-type="float">
            <text:p>56</text:p>
          </table:table-cell>
          <table:table-cell table:formula="of:=[.D251]/[.$B$7]" office:value-type="percentage" office:value="0.0785413744740533" calcext:value-type="percentage">
            <text:p>7.85%</text:p>
          </table:table-cell>
          <table:table-cell table:formula="of:=[.D251]*[.$B$8]" office:value-type="float" office:value="22.6984572230014" calcext:value-type="float">
            <text:p>22.6984572230014</text:p>
          </table:table-cell>
          <table:table-cell table:formula="of:=[.F251]/[.$B$6]" office:value-type="percentage" office:value="0.0785413744740533" calcext:value-type="percentage">
            <text:p>7.85%</text:p>
          </table:table-cell>
          <table:table-cell table:formula="of:=SUM([.$B$196:.$B251])" office:value-type="float" office:value="54" calcext:value-type="float">
            <text:p>54</text:p>
          </table:table-cell>
          <table:table-cell table:formula="of:=[.H251]/[.$B$6]" office:value-type="percentage" office:value="0.186851211072664" calcext:value-type="percentage">
            <text:p>18.6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14264817796452" calcext:value-type="float">
            <text:p>0.914264817796452</text:p>
          </table:table-cell>
          <table:table-cell office:value-type="float" office:value="57" calcext:value-type="float">
            <text:p>57</text:p>
          </table:table-cell>
          <table:table-cell table:formula="of:=[.D252]/[.$B$7]" office:value-type="percentage" office:value="0.0799438990182328" calcext:value-type="percentage">
            <text:p>7.99%</text:p>
          </table:table-cell>
          <table:table-cell table:formula="of:=[.D252]*[.$B$8]" office:value-type="float" office:value="23.1037868162693" calcext:value-type="float">
            <text:p>23.1037868162693</text:p>
          </table:table-cell>
          <table:table-cell table:formula="of:=[.F252]/[.$B$6]" office:value-type="percentage" office:value="0.0799438990182328" calcext:value-type="percentage">
            <text:p>7.99%</text:p>
          </table:table-cell>
          <table:table-cell table:formula="of:=SUM([.$B$196:.$B252])" office:value-type="float" office:value="55" calcext:value-type="float">
            <text:p>55</text:p>
          </table:table-cell>
          <table:table-cell table:formula="of:=[.H252]/[.$B$6]" office:value-type="percentage" office:value="0.190311418685121" calcext:value-type="percentage">
            <text:p>19.03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.914264817796452" calcext:value-type="float">
            <text:p>0.914264817796452</text:p>
          </table:table-cell>
          <table:table-cell office:value-type="float" office:value="58" calcext:value-type="float">
            <text:p>58</text:p>
          </table:table-cell>
          <table:table-cell table:formula="of:=[.D253]/[.$B$7]" office:value-type="percentage" office:value="0.0813464235624123" calcext:value-type="percentage">
            <text:p>8.13%</text:p>
          </table:table-cell>
          <table:table-cell table:formula="of:=[.D253]*[.$B$8]" office:value-type="float" office:value="23.5091164095372" calcext:value-type="float">
            <text:p>23.5091164095372</text:p>
          </table:table-cell>
          <table:table-cell table:formula="of:=[.F253]/[.$B$6]" office:value-type="percentage" office:value="0.0813464235624123" calcext:value-type="percentage">
            <text:p>8.13%</text:p>
          </table:table-cell>
          <table:table-cell table:formula="of:=SUM([.$B$196:.$B253])" office:value-type="float" office:value="56" calcext:value-type="float">
            <text:p>56</text:p>
          </table:table-cell>
          <table:table-cell table:formula="of:=[.H253]/[.$B$6]" office:value-type="percentage" office:value="0.193771626297578" calcext:value-type="percentage">
            <text:p>19.38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914264817796452" calcext:value-type="float">
            <text:p>0.914264817796452</text:p>
          </table:table-cell>
          <table:table-cell office:value-type="float" office:value="59" calcext:value-type="float">
            <text:p>59</text:p>
          </table:table-cell>
          <table:table-cell table:formula="of:=[.D254]/[.$B$7]" office:value-type="percentage" office:value="0.0827489481065919" calcext:value-type="percentage">
            <text:p>8.27%</text:p>
          </table:table-cell>
          <table:table-cell table:formula="of:=[.D254]*[.$B$8]" office:value-type="float" office:value="23.9144460028051" calcext:value-type="float">
            <text:p>23.9144460028051</text:p>
          </table:table-cell>
          <table:table-cell table:formula="of:=[.F254]/[.$B$6]" office:value-type="percentage" office:value="0.0827489481065919" calcext:value-type="percentage">
            <text:p>8.27%</text:p>
          </table:table-cell>
          <table:table-cell table:formula="of:=SUM([.$B$196:.$B254])" office:value-type="float" office:value="57" calcext:value-type="float">
            <text:p>57</text:p>
          </table:table-cell>
          <table:table-cell table:formula="of:=[.H254]/[.$B$6]" office:value-type="percentage" office:value="0.197231833910035" calcext:value-type="percentage">
            <text:p>19.72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0.914264817796452" calcext:value-type="float">
            <text:p>0.914264817796452</text:p>
          </table:table-cell>
          <table:table-cell office:value-type="float" office:value="60" calcext:value-type="float">
            <text:p>60</text:p>
          </table:table-cell>
          <table:table-cell table:formula="of:=[.D255]/[.$B$7]" office:value-type="percentage" office:value="0.0841514726507714" calcext:value-type="percentage">
            <text:p>8.42%</text:p>
          </table:table-cell>
          <table:table-cell table:formula="of:=[.D255]*[.$B$8]" office:value-type="float" office:value="24.3197755960729" calcext:value-type="float">
            <text:p>24.3197755960729</text:p>
          </table:table-cell>
          <table:table-cell table:formula="of:=[.F255]/[.$B$6]" office:value-type="percentage" office:value="0.0841514726507714" calcext:value-type="percentage">
            <text:p>8.42%</text:p>
          </table:table-cell>
          <table:table-cell table:formula="of:=SUM([.$B$196:.$B255])" office:value-type="float" office:value="58" calcext:value-type="float">
            <text:p>58</text:p>
          </table:table-cell>
          <table:table-cell table:formula="of:=[.H255]/[.$B$6]" office:value-type="percentage" office:value="0.200692041522491" calcext:value-type="percentage">
            <text:p>20.07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912684743456616" calcext:value-type="float">
            <text:p>0.912684743456616</text:p>
          </table:table-cell>
          <table:table-cell office:value-type="float" office:value="61" calcext:value-type="float">
            <text:p>61</text:p>
          </table:table-cell>
          <table:table-cell table:formula="of:=[.D256]/[.$B$7]" office:value-type="percentage" office:value="0.0855539971949509" calcext:value-type="percentage">
            <text:p>8.56%</text:p>
          </table:table-cell>
          <table:table-cell table:formula="of:=[.D256]*[.$B$8]" office:value-type="float" office:value="24.7251051893408" calcext:value-type="float">
            <text:p>24.7251051893408</text:p>
          </table:table-cell>
          <table:table-cell table:formula="of:=[.F256]/[.$B$6]" office:value-type="percentage" office:value="0.0855539971949509" calcext:value-type="percentage">
            <text:p>8.56%</text:p>
          </table:table-cell>
          <table:table-cell table:formula="of:=SUM([.$B$196:.$B256])" office:value-type="float" office:value="59" calcext:value-type="float">
            <text:p>59</text:p>
          </table:table-cell>
          <table:table-cell table:formula="of:=[.H256]/[.$B$6]" office:value-type="percentage" office:value="0.204152249134948" calcext:value-type="percentage">
            <text:p>20.42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912510751018038" calcext:value-type="float">
            <text:p>0.912510751018038</text:p>
          </table:table-cell>
          <table:table-cell office:value-type="float" office:value="62" calcext:value-type="float">
            <text:p>62</text:p>
          </table:table-cell>
          <table:table-cell table:formula="of:=[.D257]/[.$B$7]" office:value-type="percentage" office:value="0.0869565217391304" calcext:value-type="percentage">
            <text:p>8.70%</text:p>
          </table:table-cell>
          <table:table-cell table:formula="of:=[.D257]*[.$B$8]" office:value-type="float" office:value="25.1304347826087" calcext:value-type="float">
            <text:p>25.1304347826087</text:p>
          </table:table-cell>
          <table:table-cell table:formula="of:=[.F257]/[.$B$6]" office:value-type="percentage" office:value="0.0869565217391304" calcext:value-type="percentage">
            <text:p>8.70%</text:p>
          </table:table-cell>
          <table:table-cell table:formula="of:=SUM([.$B$196:.$B257])" office:value-type="float" office:value="60" calcext:value-type="float">
            <text:p>60</text:p>
          </table:table-cell>
          <table:table-cell table:formula="of:=[.H257]/[.$B$6]" office:value-type="percentage" office:value="0.207612456747405" calcext:value-type="percentage">
            <text:p>20.76%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912510751018038" calcext:value-type="float">
            <text:p>0.912510751018038</text:p>
          </table:table-cell>
          <table:table-cell office:value-type="float" office:value="63" calcext:value-type="float">
            <text:p>63</text:p>
          </table:table-cell>
          <table:table-cell table:formula="of:=[.D258]/[.$B$7]" office:value-type="percentage" office:value="0.08835904628331" calcext:value-type="percentage">
            <text:p>8.84%</text:p>
          </table:table-cell>
          <table:table-cell table:formula="of:=[.D258]*[.$B$8]" office:value-type="float" office:value="25.5357643758766" calcext:value-type="float">
            <text:p>25.5357643758766</text:p>
          </table:table-cell>
          <table:table-cell table:formula="of:=[.F258]/[.$B$6]" office:value-type="percentage" office:value="0.08835904628331" calcext:value-type="percentage">
            <text:p>8.84%</text:p>
          </table:table-cell>
          <table:table-cell table:formula="of:=SUM([.$B$196:.$B258])" office:value-type="float" office:value="61" calcext:value-type="float">
            <text:p>61</text:p>
          </table:table-cell>
          <table:table-cell table:formula="of:=[.H258]/[.$B$6]" office:value-type="percentage" office:value="0.211072664359862" calcext:value-type="percentage">
            <text:p>21.11%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0.910807833245035" calcext:value-type="float">
            <text:p>0.910807833245035</text:p>
          </table:table-cell>
          <table:table-cell office:value-type="float" office:value="64" calcext:value-type="float">
            <text:p>64</text:p>
          </table:table-cell>
          <table:table-cell table:formula="of:=[.D259]/[.$B$7]" office:value-type="percentage" office:value="0.0897615708274895" calcext:value-type="percentage">
            <text:p>8.98%</text:p>
          </table:table-cell>
          <table:table-cell table:formula="of:=[.D259]*[.$B$8]" office:value-type="float" office:value="25.9410939691445" calcext:value-type="float">
            <text:p>25.9410939691445</text:p>
          </table:table-cell>
          <table:table-cell table:formula="of:=[.F259]/[.$B$6]" office:value-type="percentage" office:value="0.0897615708274895" calcext:value-type="percentage">
            <text:p>8.98%</text:p>
          </table:table-cell>
          <table:table-cell table:formula="of:=SUM([.$B$196:.$B259])" office:value-type="float" office:value="62" calcext:value-type="float">
            <text:p>62</text:p>
          </table:table-cell>
          <table:table-cell table:formula="of:=[.H259]/[.$B$6]" office:value-type="percentage" office:value="0.214532871972318" calcext:value-type="percentage">
            <text:p>21.4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3514738378637" calcext:value-type="float">
            <text:p>0.903514738378637</text:p>
          </table:table-cell>
          <table:table-cell office:value-type="float" office:value="65" calcext:value-type="float">
            <text:p>65</text:p>
          </table:table-cell>
          <table:table-cell table:formula="of:=[.D260]/[.$B$7]" office:value-type="percentage" office:value="0.091164095371669" calcext:value-type="percentage">
            <text:p>9.12%</text:p>
          </table:table-cell>
          <table:table-cell table:formula="of:=[.D260]*[.$B$8]" office:value-type="float" office:value="26.3464235624123" calcext:value-type="float">
            <text:p>26.3464235624123</text:p>
          </table:table-cell>
          <table:table-cell table:formula="of:=[.F260]/[.$B$6]" office:value-type="percentage" office:value="0.091164095371669" calcext:value-type="percentage">
            <text:p>9.12%</text:p>
          </table:table-cell>
          <table:table-cell table:formula="of:=SUM([.$B$196:.$B260])" office:value-type="float" office:value="63" calcext:value-type="float">
            <text:p>63</text:p>
          </table:table-cell>
          <table:table-cell table:formula="of:=[.H260]/[.$B$6]" office:value-type="percentage" office:value="0.217993079584775" calcext:value-type="percentage">
            <text:p>21.8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899775933944232" calcext:value-type="float">
            <text:p>0.899775933944232</text:p>
          </table:table-cell>
          <table:table-cell office:value-type="float" office:value="66" calcext:value-type="float">
            <text:p>66</text:p>
          </table:table-cell>
          <table:table-cell table:formula="of:=[.D261]/[.$B$7]" office:value-type="percentage" office:value="0.0925666199158485" calcext:value-type="percentage">
            <text:p>9.26%</text:p>
          </table:table-cell>
          <table:table-cell table:formula="of:=[.D261]*[.$B$8]" office:value-type="float" office:value="26.7517531556802" calcext:value-type="float">
            <text:p>26.7517531556802</text:p>
          </table:table-cell>
          <table:table-cell table:formula="of:=[.F261]/[.$B$6]" office:value-type="percentage" office:value="0.0925666199158485" calcext:value-type="percentage">
            <text:p>9.26%</text:p>
          </table:table-cell>
          <table:table-cell table:formula="of:=SUM([.$B$196:.$B261])" office:value-type="float" office:value="64" calcext:value-type="float">
            <text:p>64</text:p>
          </table:table-cell>
          <table:table-cell table:formula="of:=[.H261]/[.$B$6]" office:value-type="percentage" office:value="0.221453287197232" calcext:value-type="percentage">
            <text:p>22.15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.899775933944232" calcext:value-type="float">
            <text:p>0.899775933944232</text:p>
          </table:table-cell>
          <table:table-cell office:value-type="float" office:value="67" calcext:value-type="float">
            <text:p>67</text:p>
          </table:table-cell>
          <table:table-cell table:formula="of:=[.D262]/[.$B$7]" office:value-type="percentage" office:value="0.0939691444600281" calcext:value-type="percentage">
            <text:p>9.40%</text:p>
          </table:table-cell>
          <table:table-cell table:formula="of:=[.D262]*[.$B$8]" office:value-type="float" office:value="27.1570827489481" calcext:value-type="float">
            <text:p>27.1570827489481</text:p>
          </table:table-cell>
          <table:table-cell table:formula="of:=[.F262]/[.$B$6]" office:value-type="percentage" office:value="0.0939691444600281" calcext:value-type="percentage">
            <text:p>9.40%</text:p>
          </table:table-cell>
          <table:table-cell table:formula="of:=SUM([.$B$196:.$B262])" office:value-type="float" office:value="65" calcext:value-type="float">
            <text:p>65</text:p>
          </table:table-cell>
          <table:table-cell table:formula="of:=[.H262]/[.$B$6]" office:value-type="percentage" office:value="0.224913494809689" calcext:value-type="percentage">
            <text:p>22.49%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.899671859275242" calcext:value-type="float">
            <text:p>0.899671859275242</text:p>
          </table:table-cell>
          <table:table-cell office:value-type="float" office:value="68" calcext:value-type="float">
            <text:p>68</text:p>
          </table:table-cell>
          <table:table-cell table:formula="of:=[.D263]/[.$B$7]" office:value-type="percentage" office:value="0.0953716690042076" calcext:value-type="percentage">
            <text:p>9.54%</text:p>
          </table:table-cell>
          <table:table-cell table:formula="of:=[.D263]*[.$B$8]" office:value-type="float" office:value="27.562412342216" calcext:value-type="float">
            <text:p>27.562412342216</text:p>
          </table:table-cell>
          <table:table-cell table:formula="of:=[.F263]/[.$B$6]" office:value-type="percentage" office:value="0.0953716690042076" calcext:value-type="percentage">
            <text:p>9.54%</text:p>
          </table:table-cell>
          <table:table-cell table:formula="of:=SUM([.$B$196:.$B263])" office:value-type="float" office:value="66" calcext:value-type="float">
            <text:p>66</text:p>
          </table:table-cell>
          <table:table-cell table:formula="of:=[.H263]/[.$B$6]" office:value-type="percentage" office:value="0.228373702422145" calcext:value-type="percentage">
            <text:p>22.84%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899671859275242" calcext:value-type="float">
            <text:p>0.899671859275242</text:p>
          </table:table-cell>
          <table:table-cell office:value-type="float" office:value="69" calcext:value-type="float">
            <text:p>69</text:p>
          </table:table-cell>
          <table:table-cell table:formula="of:=[.D264]/[.$B$7]" office:value-type="percentage" office:value="0.0967741935483871" calcext:value-type="percentage">
            <text:p>9.68%</text:p>
          </table:table-cell>
          <table:table-cell table:formula="of:=[.D264]*[.$B$8]" office:value-type="float" office:value="27.9677419354839" calcext:value-type="float">
            <text:p>27.9677419354839</text:p>
          </table:table-cell>
          <table:table-cell table:formula="of:=[.F264]/[.$B$6]" office:value-type="percentage" office:value="0.0967741935483871" calcext:value-type="percentage">
            <text:p>9.68%</text:p>
          </table:table-cell>
          <table:table-cell table:formula="of:=SUM([.$B$196:.$B264])" office:value-type="float" office:value="67" calcext:value-type="float">
            <text:p>67</text:p>
          </table:table-cell>
          <table:table-cell table:formula="of:=[.H264]/[.$B$6]" office:value-type="percentage" office:value="0.231833910034602" calcext:value-type="percentage">
            <text:p>23.18%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0.899671859275242" calcext:value-type="float">
            <text:p>0.899671859275242</text:p>
          </table:table-cell>
          <table:table-cell office:value-type="float" office:value="70" calcext:value-type="float">
            <text:p>70</text:p>
          </table:table-cell>
          <table:table-cell table:formula="of:=[.D265]/[.$B$7]" office:value-type="percentage" office:value="0.0981767180925666" calcext:value-type="percentage">
            <text:p>9.82%</text:p>
          </table:table-cell>
          <table:table-cell table:formula="of:=[.D265]*[.$B$8]" office:value-type="float" office:value="28.3730715287518" calcext:value-type="float">
            <text:p>28.3730715287518</text:p>
          </table:table-cell>
          <table:table-cell table:formula="of:=[.F265]/[.$B$6]" office:value-type="percentage" office:value="0.0981767180925666" calcext:value-type="percentage">
            <text:p>9.82%</text:p>
          </table:table-cell>
          <table:table-cell table:formula="of:=SUM([.$B$196:.$B265])" office:value-type="float" office:value="68" calcext:value-type="float">
            <text:p>68</text:p>
          </table:table-cell>
          <table:table-cell table:formula="of:=[.H265]/[.$B$6]" office:value-type="percentage" office:value="0.235294117647059" calcext:value-type="percentage">
            <text:p>23.53%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.899671859275242" calcext:value-type="float">
            <text:p>0.899671859275242</text:p>
          </table:table-cell>
          <table:table-cell office:value-type="float" office:value="71" calcext:value-type="float">
            <text:p>71</text:p>
          </table:table-cell>
          <table:table-cell table:formula="of:=[.D266]/[.$B$7]" office:value-type="percentage" office:value="0.0995792426367461" calcext:value-type="percentage">
            <text:p>9.96%</text:p>
          </table:table-cell>
          <table:table-cell table:formula="of:=[.D266]*[.$B$8]" office:value-type="float" office:value="28.7784011220196" calcext:value-type="float">
            <text:p>28.7784011220196</text:p>
          </table:table-cell>
          <table:table-cell table:formula="of:=[.F266]/[.$B$6]" office:value-type="percentage" office:value="0.0995792426367462" calcext:value-type="percentage">
            <text:p>9.96%</text:p>
          </table:table-cell>
          <table:table-cell table:formula="of:=SUM([.$B$196:.$B266])" office:value-type="float" office:value="69" calcext:value-type="float">
            <text:p>69</text:p>
          </table:table-cell>
          <table:table-cell table:formula="of:=[.H266]/[.$B$6]" office:value-type="percentage" office:value="0.238754325259516" calcext:value-type="percentage">
            <text:p>23.88%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0.897652655534503" calcext:value-type="float">
            <text:p>0.897652655534503</text:p>
          </table:table-cell>
          <table:table-cell office:value-type="float" office:value="72" calcext:value-type="float">
            <text:p>72</text:p>
          </table:table-cell>
          <table:table-cell table:formula="of:=[.D267]/[.$B$7]" office:value-type="percentage" office:value="0.100981767180926" calcext:value-type="percentage">
            <text:p>10.10%</text:p>
          </table:table-cell>
          <table:table-cell table:formula="of:=[.D267]*[.$B$8]" office:value-type="float" office:value="29.1837307152875" calcext:value-type="float">
            <text:p>29.1837307152875</text:p>
          </table:table-cell>
          <table:table-cell table:formula="of:=[.F267]/[.$B$6]" office:value-type="percentage" office:value="0.100981767180926" calcext:value-type="percentage">
            <text:p>10.10%</text:p>
          </table:table-cell>
          <table:table-cell table:formula="of:=SUM([.$B$196:.$B267])" office:value-type="float" office:value="70" calcext:value-type="float">
            <text:p>70</text:p>
          </table:table-cell>
          <table:table-cell table:formula="of:=[.H267]/[.$B$6]" office:value-type="percentage" office:value="0.242214532871972" calcext:value-type="percentage">
            <text:p>24.22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.895801316622045" calcext:value-type="float">
            <text:p>0.895801316622045</text:p>
          </table:table-cell>
          <table:table-cell office:value-type="float" office:value="73" calcext:value-type="float">
            <text:p>73</text:p>
          </table:table-cell>
          <table:table-cell table:formula="of:=[.D268]/[.$B$7]" office:value-type="percentage" office:value="0.102384291725105" calcext:value-type="percentage">
            <text:p>10.24%</text:p>
          </table:table-cell>
          <table:table-cell table:formula="of:=[.D268]*[.$B$8]" office:value-type="float" office:value="29.5890603085554" calcext:value-type="float">
            <text:p>29.5890603085554</text:p>
          </table:table-cell>
          <table:table-cell table:formula="of:=[.F268]/[.$B$6]" office:value-type="percentage" office:value="0.102384291725105" calcext:value-type="percentage">
            <text:p>10.24%</text:p>
          </table:table-cell>
          <table:table-cell table:formula="of:=SUM([.$B$196:.$B268])" office:value-type="float" office:value="71" calcext:value-type="float">
            <text:p>71</text:p>
          </table:table-cell>
          <table:table-cell table:formula="of:=[.H268]/[.$B$6]" office:value-type="percentage" office:value="0.245674740484429" calcext:value-type="percentage">
            <text:p>24.57%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0.895801316622045" calcext:value-type="float">
            <text:p>0.895801316622045</text:p>
          </table:table-cell>
          <table:table-cell office:value-type="float" office:value="74" calcext:value-type="float">
            <text:p>74</text:p>
          </table:table-cell>
          <table:table-cell table:formula="of:=[.D269]/[.$B$7]" office:value-type="percentage" office:value="0.103786816269285" calcext:value-type="percentage">
            <text:p>10.38%</text:p>
          </table:table-cell>
          <table:table-cell table:formula="of:=[.D269]*[.$B$8]" office:value-type="float" office:value="29.9943899018233" calcext:value-type="float">
            <text:p>29.9943899018233</text:p>
          </table:table-cell>
          <table:table-cell table:formula="of:=[.F269]/[.$B$6]" office:value-type="percentage" office:value="0.103786816269285" calcext:value-type="percentage">
            <text:p>10.38%</text:p>
          </table:table-cell>
          <table:table-cell table:formula="of:=SUM([.$B$196:.$B269])" office:value-type="float" office:value="72" calcext:value-type="float">
            <text:p>72</text:p>
          </table:table-cell>
          <table:table-cell table:formula="of:=[.H269]/[.$B$6]" office:value-type="percentage" office:value="0.249134948096886" calcext:value-type="percentage">
            <text:p>24.91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895789578871512" calcext:value-type="float">
            <text:p>0.895789578871512</text:p>
          </table:table-cell>
          <table:table-cell office:value-type="float" office:value="75" calcext:value-type="float">
            <text:p>75</text:p>
          </table:table-cell>
          <table:table-cell table:formula="of:=[.D270]/[.$B$7]" office:value-type="percentage" office:value="0.105189340813464" calcext:value-type="percentage">
            <text:p>10.52%</text:p>
          </table:table-cell>
          <table:table-cell table:formula="of:=[.D270]*[.$B$8]" office:value-type="float" office:value="30.3997194950912" calcext:value-type="float">
            <text:p>30.3997194950912</text:p>
          </table:table-cell>
          <table:table-cell table:formula="of:=[.F270]/[.$B$6]" office:value-type="percentage" office:value="0.105189340813464" calcext:value-type="percentage">
            <text:p>10.52%</text:p>
          </table:table-cell>
          <table:table-cell table:formula="of:=SUM([.$B$196:.$B270])" office:value-type="float" office:value="73" calcext:value-type="float">
            <text:p>73</text:p>
          </table:table-cell>
          <table:table-cell table:formula="of:=[.H270]/[.$B$6]" office:value-type="percentage" office:value="0.252595155709343" calcext:value-type="percentage">
            <text:p>25.26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89569359309041" calcext:value-type="float">
            <text:p>0.89569359309041</text:p>
          </table:table-cell>
          <table:table-cell office:value-type="float" office:value="76" calcext:value-type="float">
            <text:p>76</text:p>
          </table:table-cell>
          <table:table-cell table:formula="of:=[.D271]/[.$B$7]" office:value-type="percentage" office:value="0.106591865357644" calcext:value-type="percentage">
            <text:p>10.66%</text:p>
          </table:table-cell>
          <table:table-cell table:formula="of:=[.D271]*[.$B$8]" office:value-type="float" office:value="30.805049088359" calcext:value-type="float">
            <text:p>30.805049088359</text:p>
          </table:table-cell>
          <table:table-cell table:formula="of:=[.F271]/[.$B$6]" office:value-type="percentage" office:value="0.106591865357644" calcext:value-type="percentage">
            <text:p>10.66%</text:p>
          </table:table-cell>
          <table:table-cell table:formula="of:=SUM([.$B$196:.$B271])" office:value-type="float" office:value="74" calcext:value-type="float">
            <text:p>74</text:p>
          </table:table-cell>
          <table:table-cell table:formula="of:=[.H271]/[.$B$6]" office:value-type="percentage" office:value="0.256055363321799" calcext:value-type="percentage">
            <text:p>25.61%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.893603791543746" calcext:value-type="float">
            <text:p>0.893603791543746</text:p>
          </table:table-cell>
          <table:table-cell office:value-type="float" office:value="77" calcext:value-type="float">
            <text:p>77</text:p>
          </table:table-cell>
          <table:table-cell table:formula="of:=[.D272]/[.$B$7]" office:value-type="percentage" office:value="0.107994389901823" calcext:value-type="percentage">
            <text:p>10.80%</text:p>
          </table:table-cell>
          <table:table-cell table:formula="of:=[.D272]*[.$B$8]" office:value-type="float" office:value="31.2103786816269" calcext:value-type="float">
            <text:p>31.2103786816269</text:p>
          </table:table-cell>
          <table:table-cell table:formula="of:=[.F272]/[.$B$6]" office:value-type="percentage" office:value="0.107994389901823" calcext:value-type="percentage">
            <text:p>10.80%</text:p>
          </table:table-cell>
          <table:table-cell table:formula="of:=SUM([.$B$196:.$B272])" office:value-type="float" office:value="75" calcext:value-type="float">
            <text:p>75</text:p>
          </table:table-cell>
          <table:table-cell table:formula="of:=[.H272]/[.$B$6]" office:value-type="percentage" office:value="0.259515570934256" calcext:value-type="percentage">
            <text:p>25.95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.891688050725566" calcext:value-type="float">
            <text:p>0.891688050725566</text:p>
          </table:table-cell>
          <table:table-cell office:value-type="float" office:value="78" calcext:value-type="float">
            <text:p>78</text:p>
          </table:table-cell>
          <table:table-cell table:formula="of:=[.D273]/[.$B$7]" office:value-type="percentage" office:value="0.109396914446003" calcext:value-type="percentage">
            <text:p>10.94%</text:p>
          </table:table-cell>
          <table:table-cell table:formula="of:=[.D273]*[.$B$8]" office:value-type="float" office:value="31.6157082748948" calcext:value-type="float">
            <text:p>31.6157082748948</text:p>
          </table:table-cell>
          <table:table-cell table:formula="of:=[.F273]/[.$B$6]" office:value-type="percentage" office:value="0.109396914446003" calcext:value-type="percentage">
            <text:p>10.94%</text:p>
          </table:table-cell>
          <table:table-cell table:formula="of:=SUM([.$B$196:.$B273])" office:value-type="float" office:value="76" calcext:value-type="float">
            <text:p>76</text:p>
          </table:table-cell>
          <table:table-cell table:formula="of:=[.H273]/[.$B$6]" office:value-type="percentage" office:value="0.262975778546713" calcext:value-type="percentage">
            <text:p>26.30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.891675905655035" calcext:value-type="float">
            <text:p>0.891675905655035</text:p>
          </table:table-cell>
          <table:table-cell office:value-type="float" office:value="79" calcext:value-type="float">
            <text:p>79</text:p>
          </table:table-cell>
          <table:table-cell table:formula="of:=[.D274]/[.$B$7]" office:value-type="percentage" office:value="0.110799438990182" calcext:value-type="percentage">
            <text:p>11.08%</text:p>
          </table:table-cell>
          <table:table-cell table:formula="of:=[.D274]*[.$B$8]" office:value-type="float" office:value="32.0210378681627" calcext:value-type="float">
            <text:p>32.0210378681627</text:p>
          </table:table-cell>
          <table:table-cell table:formula="of:=[.F274]/[.$B$6]" office:value-type="percentage" office:value="0.110799438990182" calcext:value-type="percentage">
            <text:p>11.08%</text:p>
          </table:table-cell>
          <table:table-cell table:formula="of:=SUM([.$B$196:.$B274])" office:value-type="float" office:value="77" calcext:value-type="float">
            <text:p>77</text:p>
          </table:table-cell>
          <table:table-cell table:formula="of:=[.H274]/[.$B$6]" office:value-type="percentage" office:value="0.266435986159169" calcext:value-type="percentage">
            <text:p>26.64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89414486764243" calcext:value-type="float">
            <text:p>0.889414486764243</text:p>
          </table:table-cell>
          <table:table-cell office:value-type="float" office:value="80" calcext:value-type="float">
            <text:p>80</text:p>
          </table:table-cell>
          <table:table-cell table:formula="of:=[.D275]/[.$B$7]" office:value-type="percentage" office:value="0.112201963534362" calcext:value-type="percentage">
            <text:p>11.22%</text:p>
          </table:table-cell>
          <table:table-cell table:formula="of:=[.D275]*[.$B$8]" office:value-type="float" office:value="32.4263674614306" calcext:value-type="float">
            <text:p>32.4263674614306</text:p>
          </table:table-cell>
          <table:table-cell table:formula="of:=[.F275]/[.$B$6]" office:value-type="percentage" office:value="0.112201963534362" calcext:value-type="percentage">
            <text:p>11.22%</text:p>
          </table:table-cell>
          <table:table-cell table:formula="of:=SUM([.$B$196:.$B275])" office:value-type="float" office:value="77" calcext:value-type="float">
            <text:p>77</text:p>
          </table:table-cell>
          <table:table-cell table:formula="of:=[.H275]/[.$B$6]" office:value-type="percentage" office:value="0.266435986159169" calcext:value-type="percentage">
            <text:p>26.64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889414486764243" calcext:value-type="float">
            <text:p>0.889414486764243</text:p>
          </table:table-cell>
          <table:table-cell office:value-type="float" office:value="81" calcext:value-type="float">
            <text:p>81</text:p>
          </table:table-cell>
          <table:table-cell table:formula="of:=[.D276]/[.$B$7]" office:value-type="percentage" office:value="0.113604488078541" calcext:value-type="percentage">
            <text:p>11.36%</text:p>
          </table:table-cell>
          <table:table-cell table:formula="of:=[.D276]*[.$B$8]" office:value-type="float" office:value="32.8316970546985" calcext:value-type="float">
            <text:p>32.8316970546985</text:p>
          </table:table-cell>
          <table:table-cell table:formula="of:=[.F276]/[.$B$6]" office:value-type="percentage" office:value="0.113604488078541" calcext:value-type="percentage">
            <text:p>11.36%</text:p>
          </table:table-cell>
          <table:table-cell table:formula="of:=SUM([.$B$196:.$B276])" office:value-type="float" office:value="78" calcext:value-type="float">
            <text:p>78</text:p>
          </table:table-cell>
          <table:table-cell table:formula="of:=[.H276]/[.$B$6]" office:value-type="percentage" office:value="0.269896193771626" calcext:value-type="percentage">
            <text:p>26.99%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.883138453843547" calcext:value-type="float">
            <text:p>0.883138453843547</text:p>
          </table:table-cell>
          <table:table-cell office:value-type="float" office:value="82" calcext:value-type="float">
            <text:p>82</text:p>
          </table:table-cell>
          <table:table-cell table:formula="of:=[.D277]/[.$B$7]" office:value-type="percentage" office:value="0.115007012622721" calcext:value-type="percentage">
            <text:p>11.50%</text:p>
          </table:table-cell>
          <table:table-cell table:formula="of:=[.D277]*[.$B$8]" office:value-type="float" office:value="33.2370266479663" calcext:value-type="float">
            <text:p>33.2370266479663</text:p>
          </table:table-cell>
          <table:table-cell table:formula="of:=[.F277]/[.$B$6]" office:value-type="percentage" office:value="0.115007012622721" calcext:value-type="percentage">
            <text:p>11.50%</text:p>
          </table:table-cell>
          <table:table-cell table:formula="of:=SUM([.$B$196:.$B277])" office:value-type="float" office:value="79" calcext:value-type="float">
            <text:p>79</text:p>
          </table:table-cell>
          <table:table-cell table:formula="of:=[.H277]/[.$B$6]" office:value-type="percentage" office:value="0.273356401384083" calcext:value-type="percentage">
            <text:p>27.34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883032336951801" calcext:value-type="float">
            <text:p>0.883032336951801</text:p>
          </table:table-cell>
          <table:table-cell office:value-type="float" office:value="83" calcext:value-type="float">
            <text:p>83</text:p>
          </table:table-cell>
          <table:table-cell table:formula="of:=[.D278]/[.$B$7]" office:value-type="percentage" office:value="0.1164095371669" calcext:value-type="percentage">
            <text:p>11.64%</text:p>
          </table:table-cell>
          <table:table-cell table:formula="of:=[.D278]*[.$B$8]" office:value-type="float" office:value="33.6423562412342" calcext:value-type="float">
            <text:p>33.6423562412342</text:p>
          </table:table-cell>
          <table:table-cell table:formula="of:=[.F278]/[.$B$6]" office:value-type="percentage" office:value="0.1164095371669" calcext:value-type="percentage">
            <text:p>11.64%</text:p>
          </table:table-cell>
          <table:table-cell table:formula="of:=SUM([.$B$196:.$B278])" office:value-type="float" office:value="80" calcext:value-type="float">
            <text:p>80</text:p>
          </table:table-cell>
          <table:table-cell table:formula="of:=[.H278]/[.$B$6]" office:value-type="percentage" office:value="0.27681660899654" calcext:value-type="percentage">
            <text:p>27.6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7620800285769" calcext:value-type="float">
            <text:p>0.87620800285769</text:p>
          </table:table-cell>
          <table:table-cell office:value-type="float" office:value="84" calcext:value-type="float">
            <text:p>84</text:p>
          </table:table-cell>
          <table:table-cell table:formula="of:=[.D279]/[.$B$7]" office:value-type="percentage" office:value="0.11781206171108" calcext:value-type="percentage">
            <text:p>11.78%</text:p>
          </table:table-cell>
          <table:table-cell table:formula="of:=[.D279]*[.$B$8]" office:value-type="float" office:value="34.0476858345021" calcext:value-type="float">
            <text:p>34.0476858345021</text:p>
          </table:table-cell>
          <table:table-cell table:formula="of:=[.F279]/[.$B$6]" office:value-type="percentage" office:value="0.11781206171108" calcext:value-type="percentage">
            <text:p>11.78%</text:p>
          </table:table-cell>
          <table:table-cell table:formula="of:=SUM([.$B$196:.$B279])" office:value-type="float" office:value="81" calcext:value-type="float">
            <text:p>81</text:p>
          </table:table-cell>
          <table:table-cell table:formula="of:=[.H279]/[.$B$6]" office:value-type="percentage" office:value="0.280276816608997" calcext:value-type="percentage">
            <text:p>28.03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.873782816439606" calcext:value-type="float">
            <text:p>0.873782816439606</text:p>
          </table:table-cell>
          <table:table-cell office:value-type="float" office:value="85" calcext:value-type="float">
            <text:p>85</text:p>
          </table:table-cell>
          <table:table-cell table:formula="of:=[.D280]/[.$B$7]" office:value-type="percentage" office:value="0.119214586255259" calcext:value-type="percentage">
            <text:p>11.92%</text:p>
          </table:table-cell>
          <table:table-cell table:formula="of:=[.D280]*[.$B$8]" office:value-type="float" office:value="34.45301542777" calcext:value-type="float">
            <text:p>34.45301542777</text:p>
          </table:table-cell>
          <table:table-cell table:formula="of:=[.F280]/[.$B$6]" office:value-type="percentage" office:value="0.119214586255259" calcext:value-type="percentage">
            <text:p>11.92%</text:p>
          </table:table-cell>
          <table:table-cell table:formula="of:=SUM([.$B$196:.$B280])" office:value-type="float" office:value="82" calcext:value-type="float">
            <text:p>82</text:p>
          </table:table-cell>
          <table:table-cell table:formula="of:=[.H280]/[.$B$6]" office:value-type="percentage" office:value="0.283737024221453" calcext:value-type="percentage">
            <text:p>28.37%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0.873655540121281" calcext:value-type="float">
            <text:p>0.873655540121281</text:p>
          </table:table-cell>
          <table:table-cell office:value-type="float" office:value="86" calcext:value-type="float">
            <text:p>86</text:p>
          </table:table-cell>
          <table:table-cell table:formula="of:=[.D281]/[.$B$7]" office:value-type="percentage" office:value="0.120617110799439" calcext:value-type="percentage">
            <text:p>12.06%</text:p>
          </table:table-cell>
          <table:table-cell table:formula="of:=[.D281]*[.$B$8]" office:value-type="float" office:value="34.8583450210379" calcext:value-type="float">
            <text:p>34.8583450210379</text:p>
          </table:table-cell>
          <table:table-cell table:formula="of:=[.F281]/[.$B$6]" office:value-type="percentage" office:value="0.120617110799439" calcext:value-type="percentage">
            <text:p>12.06%</text:p>
          </table:table-cell>
          <table:table-cell table:formula="of:=SUM([.$B$196:.$B281])" office:value-type="float" office:value="83" calcext:value-type="float">
            <text:p>83</text:p>
          </table:table-cell>
          <table:table-cell table:formula="of:=[.H281]/[.$B$6]" office:value-type="percentage" office:value="0.28719723183391" calcext:value-type="percentage">
            <text:p>28.72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868927543426869" calcext:value-type="float">
            <text:p>0.868927543426869</text:p>
          </table:table-cell>
          <table:table-cell office:value-type="float" office:value="87" calcext:value-type="float">
            <text:p>87</text:p>
          </table:table-cell>
          <table:table-cell table:formula="of:=[.D282]/[.$B$7]" office:value-type="percentage" office:value="0.122019635343619" calcext:value-type="percentage">
            <text:p>12.20%</text:p>
          </table:table-cell>
          <table:table-cell table:formula="of:=[.D282]*[.$B$8]" office:value-type="float" office:value="35.2636746143057" calcext:value-type="float">
            <text:p>35.2636746143057</text:p>
          </table:table-cell>
          <table:table-cell table:formula="of:=[.F282]/[.$B$6]" office:value-type="percentage" office:value="0.122019635343619" calcext:value-type="percentage">
            <text:p>12.20%</text:p>
          </table:table-cell>
          <table:table-cell table:formula="of:=SUM([.$B$196:.$B282])" office:value-type="float" office:value="83" calcext:value-type="float">
            <text:p>83</text:p>
          </table:table-cell>
          <table:table-cell table:formula="of:=[.H282]/[.$B$6]" office:value-type="percentage" office:value="0.28719723183391" calcext:value-type="percentage">
            <text:p>28.72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.868927543426869" calcext:value-type="float">
            <text:p>0.868927543426869</text:p>
          </table:table-cell>
          <table:table-cell office:value-type="float" office:value="88" calcext:value-type="float">
            <text:p>88</text:p>
          </table:table-cell>
          <table:table-cell table:formula="of:=[.D283]/[.$B$7]" office:value-type="percentage" office:value="0.123422159887798" calcext:value-type="percentage">
            <text:p>12.34%</text:p>
          </table:table-cell>
          <table:table-cell table:formula="of:=[.D283]*[.$B$8]" office:value-type="float" office:value="35.6690042075736" calcext:value-type="float">
            <text:p>35.6690042075736</text:p>
          </table:table-cell>
          <table:table-cell table:formula="of:=[.F283]/[.$B$6]" office:value-type="percentage" office:value="0.123422159887798" calcext:value-type="percentage">
            <text:p>12.34%</text:p>
          </table:table-cell>
          <table:table-cell table:formula="of:=SUM([.$B$196:.$B283])" office:value-type="float" office:value="84" calcext:value-type="float">
            <text:p>84</text:p>
          </table:table-cell>
          <table:table-cell table:formula="of:=[.H283]/[.$B$6]" office:value-type="percentage" office:value="0.290657439446367" calcext:value-type="percentage">
            <text:p>29.07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.868927543426869" calcext:value-type="float">
            <text:p>0.868927543426869</text:p>
          </table:table-cell>
          <table:table-cell office:value-type="float" office:value="89" calcext:value-type="float">
            <text:p>89</text:p>
          </table:table-cell>
          <table:table-cell table:formula="of:=[.D284]/[.$B$7]" office:value-type="percentage" office:value="0.124824684431978" calcext:value-type="percentage">
            <text:p>12.48%</text:p>
          </table:table-cell>
          <table:table-cell table:formula="of:=[.D284]*[.$B$8]" office:value-type="float" office:value="36.0743338008415" calcext:value-type="float">
            <text:p>36.0743338008415</text:p>
          </table:table-cell>
          <table:table-cell table:formula="of:=[.F284]/[.$B$6]" office:value-type="percentage" office:value="0.124824684431978" calcext:value-type="percentage">
            <text:p>12.48%</text:p>
          </table:table-cell>
          <table:table-cell table:formula="of:=SUM([.$B$196:.$B284])" office:value-type="float" office:value="85" calcext:value-type="float">
            <text:p>85</text:p>
          </table:table-cell>
          <table:table-cell table:formula="of:=[.H284]/[.$B$6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.863914587883474" calcext:value-type="float">
            <text:p>0.863914587883474</text:p>
          </table:table-cell>
          <table:table-cell office:value-type="float" office:value="90" calcext:value-type="float">
            <text:p>90</text:p>
          </table:table-cell>
          <table:table-cell table:formula="of:=[.D285]/[.$B$7]" office:value-type="percentage" office:value="0.126227208976157" calcext:value-type="percentage">
            <text:p>12.62%</text:p>
          </table:table-cell>
          <table:table-cell table:formula="of:=[.D285]*[.$B$8]" office:value-type="float" office:value="36.4796633941094" calcext:value-type="float">
            <text:p>36.4796633941094</text:p>
          </table:table-cell>
          <table:table-cell table:formula="of:=[.F285]/[.$B$6]" office:value-type="percentage" office:value="0.126227208976157" calcext:value-type="percentage">
            <text:p>12.62%</text:p>
          </table:table-cell>
          <table:table-cell table:formula="of:=SUM([.$B$196:.$B285])" office:value-type="float" office:value="86" calcext:value-type="float">
            <text:p>86</text:p>
          </table:table-cell>
          <table:table-cell table:formula="of:=[.H285]/[.$B$6]" office:value-type="percentage" office:value="0.29757785467128" calcext:value-type="percentage">
            <text:p>29.76%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.863778911876425" calcext:value-type="float">
            <text:p>0.863778911876425</text:p>
          </table:table-cell>
          <table:table-cell office:value-type="float" office:value="91" calcext:value-type="float">
            <text:p>91</text:p>
          </table:table-cell>
          <table:table-cell table:formula="of:=[.D286]/[.$B$7]" office:value-type="percentage" office:value="0.127629733520337" calcext:value-type="percentage">
            <text:p>12.76%</text:p>
          </table:table-cell>
          <table:table-cell table:formula="of:=[.D286]*[.$B$8]" office:value-type="float" office:value="36.8849929873773" calcext:value-type="float">
            <text:p>36.8849929873773</text:p>
          </table:table-cell>
          <table:table-cell table:formula="of:=[.F286]/[.$B$6]" office:value-type="percentage" office:value="0.127629733520337" calcext:value-type="percentage">
            <text:p>12.76%</text:p>
          </table:table-cell>
          <table:table-cell table:formula="of:=SUM([.$B$196:.$B286])" office:value-type="float" office:value="87" calcext:value-type="float">
            <text:p>87</text:p>
          </table:table-cell>
          <table:table-cell table:formula="of:=[.H286]/[.$B$6]" office:value-type="percentage" office:value="0.301038062283737" calcext:value-type="percentage">
            <text:p>30.10%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.861148815808973" calcext:value-type="float">
            <text:p>0.861148815808973</text:p>
          </table:table-cell>
          <table:table-cell office:value-type="float" office:value="92" calcext:value-type="float">
            <text:p>92</text:p>
          </table:table-cell>
          <table:table-cell table:formula="of:=[.D287]/[.$B$7]" office:value-type="percentage" office:value="0.129032258064516" calcext:value-type="percentage">
            <text:p>12.90%</text:p>
          </table:table-cell>
          <table:table-cell table:formula="of:=[.D287]*[.$B$8]" office:value-type="float" office:value="37.2903225806452" calcext:value-type="float">
            <text:p>37.2903225806452</text:p>
          </table:table-cell>
          <table:table-cell table:formula="of:=[.F287]/[.$B$6]" office:value-type="percentage" office:value="0.129032258064516" calcext:value-type="percentage">
            <text:p>12.90%</text:p>
          </table:table-cell>
          <table:table-cell table:formula="of:=SUM([.$B$196:.$B287])" office:value-type="float" office:value="88" calcext:value-type="float">
            <text:p>88</text:p>
          </table:table-cell>
          <table:table-cell table:formula="of:=[.H287]/[.$B$6]" office:value-type="percentage" office:value="0.304498269896194" calcext:value-type="percentage">
            <text:p>30.45%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.858601086669149" calcext:value-type="float">
            <text:p>0.858601086669149</text:p>
          </table:table-cell>
          <table:table-cell office:value-type="float" office:value="93" calcext:value-type="float">
            <text:p>93</text:p>
          </table:table-cell>
          <table:table-cell table:formula="of:=[.D288]/[.$B$7]" office:value-type="percentage" office:value="0.130434782608696" calcext:value-type="percentage">
            <text:p>13.04%</text:p>
          </table:table-cell>
          <table:table-cell table:formula="of:=[.D288]*[.$B$8]" office:value-type="float" office:value="37.695652173913" calcext:value-type="float">
            <text:p>37.695652173913</text:p>
          </table:table-cell>
          <table:table-cell table:formula="of:=[.F288]/[.$B$6]" office:value-type="percentage" office:value="0.130434782608696" calcext:value-type="percentage">
            <text:p>13.04%</text:p>
          </table:table-cell>
          <table:table-cell table:formula="of:=SUM([.$B$196:.$B288])" office:value-type="float" office:value="89" calcext:value-type="float">
            <text:p>89</text:p>
          </table:table-cell>
          <table:table-cell table:formula="of:=[.H288]/[.$B$6]" office:value-type="percentage" office:value="0.30795847750865" calcext:value-type="percentage">
            <text:p>30.80%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.853404259480924" calcext:value-type="float">
            <text:p>0.853404259480924</text:p>
          </table:table-cell>
          <table:table-cell office:value-type="float" office:value="94" calcext:value-type="float">
            <text:p>94</text:p>
          </table:table-cell>
          <table:table-cell table:formula="of:=[.D289]/[.$B$7]" office:value-type="percentage" office:value="0.131837307152875" calcext:value-type="percentage">
            <text:p>13.18%</text:p>
          </table:table-cell>
          <table:table-cell table:formula="of:=[.D289]*[.$B$8]" office:value-type="float" office:value="38.1009817671809" calcext:value-type="float">
            <text:p>38.1009817671809</text:p>
          </table:table-cell>
          <table:table-cell table:formula="of:=[.F289]/[.$B$6]" office:value-type="percentage" office:value="0.131837307152875" calcext:value-type="percentage">
            <text:p>13.18%</text:p>
          </table:table-cell>
          <table:table-cell table:formula="of:=SUM([.$B$196:.$B289])" office:value-type="float" office:value="90" calcext:value-type="float">
            <text:p>90</text:p>
          </table:table-cell>
          <table:table-cell table:formula="of:=[.H289]/[.$B$6]" office:value-type="percentage" office:value="0.311418685121107" calcext:value-type="percentage">
            <text:p>31.14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853259884625074" calcext:value-type="float">
            <text:p>0.853259884625074</text:p>
          </table:table-cell>
          <table:table-cell office:value-type="float" office:value="95" calcext:value-type="float">
            <text:p>95</text:p>
          </table:table-cell>
          <table:table-cell table:formula="of:=[.D290]/[.$B$7]" office:value-type="percentage" office:value="0.133239831697055" calcext:value-type="percentage">
            <text:p>13.32%</text:p>
          </table:table-cell>
          <table:table-cell table:formula="of:=[.D290]*[.$B$8]" office:value-type="float" office:value="38.5063113604488" calcext:value-type="float">
            <text:p>38.5063113604488</text:p>
          </table:table-cell>
          <table:table-cell table:formula="of:=[.F290]/[.$B$6]" office:value-type="percentage" office:value="0.133239831697055" calcext:value-type="percentage">
            <text:p>13.32%</text:p>
          </table:table-cell>
          <table:table-cell table:formula="of:=SUM([.$B$196:.$B290])" office:value-type="float" office:value="91" calcext:value-type="float">
            <text:p>91</text:p>
          </table:table-cell>
          <table:table-cell table:formula="of:=[.H290]/[.$B$6]" office:value-type="percentage" office:value="0.314878892733564" calcext:value-type="percentage">
            <text:p>31.49%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0.850739058548474" calcext:value-type="float">
            <text:p>0.850739058548474</text:p>
          </table:table-cell>
          <table:table-cell office:value-type="float" office:value="96" calcext:value-type="float">
            <text:p>96</text:p>
          </table:table-cell>
          <table:table-cell table:formula="of:=[.D291]/[.$B$7]" office:value-type="percentage" office:value="0.134642356241234" calcext:value-type="percentage">
            <text:p>13.46%</text:p>
          </table:table-cell>
          <table:table-cell table:formula="of:=[.D291]*[.$B$8]" office:value-type="float" office:value="38.9116409537167" calcext:value-type="float">
            <text:p>38.9116409537167</text:p>
          </table:table-cell>
          <table:table-cell table:formula="of:=[.F291]/[.$B$6]" office:value-type="percentage" office:value="0.134642356241234" calcext:value-type="percentage">
            <text:p>13.46%</text:p>
          </table:table-cell>
          <table:table-cell table:formula="of:=SUM([.$B$196:.$B291])" office:value-type="float" office:value="92" calcext:value-type="float">
            <text:p>92</text:p>
          </table:table-cell>
          <table:table-cell table:formula="of:=[.H291]/[.$B$6]" office:value-type="percentage" office:value="0.318339100346021" calcext:value-type="percentage">
            <text:p>31.8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50461852140594" calcext:value-type="float">
            <text:p>0.850461852140594</text:p>
          </table:table-cell>
          <table:table-cell office:value-type="float" office:value="97" calcext:value-type="float">
            <text:p>97</text:p>
          </table:table-cell>
          <table:table-cell table:formula="of:=[.D292]/[.$B$7]" office:value-type="percentage" office:value="0.136044880785414" calcext:value-type="percentage">
            <text:p>13.60%</text:p>
          </table:table-cell>
          <table:table-cell table:formula="of:=[.D292]*[.$B$8]" office:value-type="float" office:value="39.3169705469846" calcext:value-type="float">
            <text:p>39.3169705469846</text:p>
          </table:table-cell>
          <table:table-cell table:formula="of:=[.F292]/[.$B$6]" office:value-type="percentage" office:value="0.136044880785414" calcext:value-type="percentage">
            <text:p>13.60%</text:p>
          </table:table-cell>
          <table:table-cell table:formula="of:=SUM([.$B$196:.$B292])" office:value-type="float" office:value="93" calcext:value-type="float">
            <text:p>93</text:p>
          </table:table-cell>
          <table:table-cell table:formula="of:=[.H292]/[.$B$6]" office:value-type="percentage" office:value="0.321799307958477" calcext:value-type="percentage">
            <text:p>32.18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850461852140594" calcext:value-type="float">
            <text:p>0.850461852140594</text:p>
          </table:table-cell>
          <table:table-cell office:value-type="float" office:value="98" calcext:value-type="float">
            <text:p>98</text:p>
          </table:table-cell>
          <table:table-cell table:formula="of:=[.D293]/[.$B$7]" office:value-type="percentage" office:value="0.137447405329593" calcext:value-type="percentage">
            <text:p>13.74%</text:p>
          </table:table-cell>
          <table:table-cell table:formula="of:=[.D293]*[.$B$8]" office:value-type="float" office:value="39.7223001402525" calcext:value-type="float">
            <text:p>39.7223001402525</text:p>
          </table:table-cell>
          <table:table-cell table:formula="of:=[.F293]/[.$B$6]" office:value-type="percentage" office:value="0.137447405329593" calcext:value-type="percentage">
            <text:p>13.74%</text:p>
          </table:table-cell>
          <table:table-cell table:formula="of:=SUM([.$B$196:.$B293])" office:value-type="float" office:value="94" calcext:value-type="float">
            <text:p>94</text:p>
          </table:table-cell>
          <table:table-cell table:formula="of:=[.H293]/[.$B$6]" office:value-type="percentage" office:value="0.325259515570934" calcext:value-type="percentage">
            <text:p>32.53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850461852140594" calcext:value-type="float">
            <text:p>0.850461852140594</text:p>
          </table:table-cell>
          <table:table-cell office:value-type="float" office:value="99" calcext:value-type="float">
            <text:p>99</text:p>
          </table:table-cell>
          <table:table-cell table:formula="of:=[.D294]/[.$B$7]" office:value-type="percentage" office:value="0.138849929873773" calcext:value-type="percentage">
            <text:p>13.88%</text:p>
          </table:table-cell>
          <table:table-cell table:formula="of:=[.D294]*[.$B$8]" office:value-type="float" office:value="40.1276297335203" calcext:value-type="float">
            <text:p>40.1276297335203</text:p>
          </table:table-cell>
          <table:table-cell table:formula="of:=[.F294]/[.$B$6]" office:value-type="percentage" office:value="0.138849929873773" calcext:value-type="percentage">
            <text:p>13.88%</text:p>
          </table:table-cell>
          <table:table-cell table:formula="of:=SUM([.$B$196:.$B294])" office:value-type="float" office:value="95" calcext:value-type="float">
            <text:p>95</text:p>
          </table:table-cell>
          <table:table-cell table:formula="of:=[.H294]/[.$B$6]" office:value-type="percentage" office:value="0.328719723183391" calcext:value-type="percentage">
            <text:p>32.87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847901527304384" calcext:value-type="float">
            <text:p>0.847901527304384</text:p>
          </table:table-cell>
          <table:table-cell office:value-type="float" office:value="100" calcext:value-type="float">
            <text:p>100</text:p>
          </table:table-cell>
          <table:table-cell table:formula="of:=[.D295]/[.$B$7]" office:value-type="percentage" office:value="0.140252454417952" calcext:value-type="percentage">
            <text:p>14.03%</text:p>
          </table:table-cell>
          <table:table-cell table:formula="of:=[.D295]*[.$B$8]" office:value-type="float" office:value="40.5329593267882" calcext:value-type="float">
            <text:p>40.5329593267882</text:p>
          </table:table-cell>
          <table:table-cell table:formula="of:=[.F295]/[.$B$6]" office:value-type="percentage" office:value="0.140252454417952" calcext:value-type="percentage">
            <text:p>14.03%</text:p>
          </table:table-cell>
          <table:table-cell table:formula="of:=SUM([.$B$196:.$B295])" office:value-type="float" office:value="96" calcext:value-type="float">
            <text:p>96</text:p>
          </table:table-cell>
          <table:table-cell table:formula="of:=[.H295]/[.$B$6]" office:value-type="percentage" office:value="0.332179930795848" calcext:value-type="percentage">
            <text:p>33.22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847901527304384" calcext:value-type="float">
            <text:p>0.847901527304384</text:p>
          </table:table-cell>
          <table:table-cell office:value-type="float" office:value="101" calcext:value-type="float">
            <text:p>101</text:p>
          </table:table-cell>
          <table:table-cell table:formula="of:=[.D296]/[.$B$7]" office:value-type="percentage" office:value="0.141654978962132" calcext:value-type="percentage">
            <text:p>14.17%</text:p>
          </table:table-cell>
          <table:table-cell table:formula="of:=[.D296]*[.$B$8]" office:value-type="float" office:value="40.9382889200561" calcext:value-type="float">
            <text:p>40.9382889200561</text:p>
          </table:table-cell>
          <table:table-cell table:formula="of:=[.F296]/[.$B$6]" office:value-type="percentage" office:value="0.141654978962132" calcext:value-type="percentage">
            <text:p>14.17%</text:p>
          </table:table-cell>
          <table:table-cell table:formula="of:=SUM([.$B$196:.$B296])" office:value-type="float" office:value="97" calcext:value-type="float">
            <text:p>97</text:p>
          </table:table-cell>
          <table:table-cell table:formula="of:=[.H296]/[.$B$6]" office:value-type="percentage" office:value="0.335640138408304" calcext:value-type="percentage">
            <text:p>33.56%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.847901527304384" calcext:value-type="float">
            <text:p>0.847901527304384</text:p>
          </table:table-cell>
          <table:table-cell office:value-type="float" office:value="102" calcext:value-type="float">
            <text:p>102</text:p>
          </table:table-cell>
          <table:table-cell table:formula="of:=[.D297]/[.$B$7]" office:value-type="percentage" office:value="0.143057503506311" calcext:value-type="percentage">
            <text:p>14.31%</text:p>
          </table:table-cell>
          <table:table-cell table:formula="of:=[.D297]*[.$B$8]" office:value-type="float" office:value="41.343618513324" calcext:value-type="float">
            <text:p>41.343618513324</text:p>
          </table:table-cell>
          <table:table-cell table:formula="of:=[.F297]/[.$B$6]" office:value-type="percentage" office:value="0.143057503506311" calcext:value-type="percentage">
            <text:p>14.31%</text:p>
          </table:table-cell>
          <table:table-cell table:formula="of:=SUM([.$B$196:.$B297])" office:value-type="float" office:value="98" calcext:value-type="float">
            <text:p>98</text:p>
          </table:table-cell>
          <table:table-cell table:formula="of:=[.H297]/[.$B$6]" office:value-type="percentage" office:value="0.339100346020761" calcext:value-type="percentage">
            <text:p>33.91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842230426248052" calcext:value-type="float">
            <text:p>0.842230426248052</text:p>
          </table:table-cell>
          <table:table-cell office:value-type="float" office:value="103" calcext:value-type="float">
            <text:p>103</text:p>
          </table:table-cell>
          <table:table-cell table:formula="of:=[.D298]/[.$B$7]" office:value-type="percentage" office:value="0.144460028050491" calcext:value-type="percentage">
            <text:p>14.45%</text:p>
          </table:table-cell>
          <table:table-cell table:formula="of:=[.D298]*[.$B$8]" office:value-type="float" office:value="41.7489481065919" calcext:value-type="float">
            <text:p>41.7489481065919</text:p>
          </table:table-cell>
          <table:table-cell table:formula="of:=[.F298]/[.$B$6]" office:value-type="percentage" office:value="0.144460028050491" calcext:value-type="percentage">
            <text:p>14.45%</text:p>
          </table:table-cell>
          <table:table-cell table:formula="of:=SUM([.$B$196:.$B298])" office:value-type="float" office:value="99" calcext:value-type="float">
            <text:p>99</text:p>
          </table:table-cell>
          <table:table-cell table:formula="of:=[.H298]/[.$B$6]" office:value-type="percentage" office:value="0.342560553633218" calcext:value-type="percentage">
            <text:p>34.26%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.842077083237835" calcext:value-type="float">
            <text:p>0.842077083237835</text:p>
          </table:table-cell>
          <table:table-cell office:value-type="float" office:value="104" calcext:value-type="float">
            <text:p>104</text:p>
          </table:table-cell>
          <table:table-cell table:formula="of:=[.D299]/[.$B$7]" office:value-type="percentage" office:value="0.14586255259467" calcext:value-type="percentage">
            <text:p>14.59%</text:p>
          </table:table-cell>
          <table:table-cell table:formula="of:=[.D299]*[.$B$8]" office:value-type="float" office:value="42.1542776998597" calcext:value-type="float">
            <text:p>42.1542776998597</text:p>
          </table:table-cell>
          <table:table-cell table:formula="of:=[.F299]/[.$B$6]" office:value-type="percentage" office:value="0.14586255259467" calcext:value-type="percentage">
            <text:p>14.59%</text:p>
          </table:table-cell>
          <table:table-cell table:formula="of:=SUM([.$B$196:.$B299])" office:value-type="float" office:value="100" calcext:value-type="float">
            <text:p>100</text:p>
          </table:table-cell>
          <table:table-cell table:formula="of:=[.H299]/[.$B$6]" office:value-type="percentage" office:value="0.346020761245675" calcext:value-type="percentage">
            <text:p>34.60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836388675768713" calcext:value-type="float">
            <text:p>0.836388675768713</text:p>
          </table:table-cell>
          <table:table-cell office:value-type="float" office:value="105" calcext:value-type="float">
            <text:p>105</text:p>
          </table:table-cell>
          <table:table-cell table:formula="of:=[.D300]/[.$B$7]" office:value-type="percentage" office:value="0.14726507713885" calcext:value-type="percentage">
            <text:p>14.73%</text:p>
          </table:table-cell>
          <table:table-cell table:formula="of:=[.D300]*[.$B$8]" office:value-type="float" office:value="42.5596072931276" calcext:value-type="float">
            <text:p>42.5596072931276</text:p>
          </table:table-cell>
          <table:table-cell table:formula="of:=[.F300]/[.$B$6]" office:value-type="percentage" office:value="0.14726507713885" calcext:value-type="percentage">
            <text:p>14.73%</text:p>
          </table:table-cell>
          <table:table-cell table:formula="of:=SUM([.$B$196:.$B300])" office:value-type="float" office:value="101" calcext:value-type="float">
            <text:p>101</text:p>
          </table:table-cell>
          <table:table-cell table:formula="of:=[.H300]/[.$B$6]" office:value-type="percentage" office:value="0.349480968858132" calcext:value-type="percentage">
            <text:p>34.95%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.836388675768713" calcext:value-type="float">
            <text:p>0.836388675768713</text:p>
          </table:table-cell>
          <table:table-cell office:value-type="float" office:value="106" calcext:value-type="float">
            <text:p>106</text:p>
          </table:table-cell>
          <table:table-cell table:formula="of:=[.D301]/[.$B$7]" office:value-type="percentage" office:value="0.148667601683029" calcext:value-type="percentage">
            <text:p>14.87%</text:p>
          </table:table-cell>
          <table:table-cell table:formula="of:=[.D301]*[.$B$8]" office:value-type="float" office:value="42.9649368863955" calcext:value-type="float">
            <text:p>42.9649368863955</text:p>
          </table:table-cell>
          <table:table-cell table:formula="of:=[.F301]/[.$B$6]" office:value-type="percentage" office:value="0.148667601683029" calcext:value-type="percentage">
            <text:p>14.87%</text:p>
          </table:table-cell>
          <table:table-cell table:formula="of:=SUM([.$B$196:.$B301])" office:value-type="float" office:value="102" calcext:value-type="float">
            <text:p>102</text:p>
          </table:table-cell>
          <table:table-cell table:formula="of:=[.H301]/[.$B$6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.836230758951702" calcext:value-type="float">
            <text:p>0.836230758951702</text:p>
          </table:table-cell>
          <table:table-cell office:value-type="float" office:value="107" calcext:value-type="float">
            <text:p>107</text:p>
          </table:table-cell>
          <table:table-cell table:formula="of:=[.D302]/[.$B$7]" office:value-type="percentage" office:value="0.150070126227209" calcext:value-type="percentage">
            <text:p>15.01%</text:p>
          </table:table-cell>
          <table:table-cell table:formula="of:=[.D302]*[.$B$8]" office:value-type="float" office:value="43.3702664796634" calcext:value-type="float">
            <text:p>43.3702664796634</text:p>
          </table:table-cell>
          <table:table-cell table:formula="of:=[.F302]/[.$B$6]" office:value-type="percentage" office:value="0.150070126227209" calcext:value-type="percentage">
            <text:p>15.01%</text:p>
          </table:table-cell>
          <table:table-cell table:formula="of:=SUM([.$B$196:.$B302])" office:value-type="float" office:value="103" calcext:value-type="float">
            <text:p>103</text:p>
          </table:table-cell>
          <table:table-cell table:formula="of:=[.H302]/[.$B$6]" office:value-type="percentage" office:value="0.356401384083045" calcext:value-type="percentage">
            <text:p>35.64%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0.836230758951702" calcext:value-type="float">
            <text:p>0.836230758951702</text:p>
          </table:table-cell>
          <table:table-cell office:value-type="float" office:value="108" calcext:value-type="float">
            <text:p>108</text:p>
          </table:table-cell>
          <table:table-cell table:formula="of:=[.D303]/[.$B$7]" office:value-type="percentage" office:value="0.151472650771389" calcext:value-type="percentage">
            <text:p>15.15%</text:p>
          </table:table-cell>
          <table:table-cell table:formula="of:=[.D303]*[.$B$8]" office:value-type="float" office:value="43.7755960729313" calcext:value-type="float">
            <text:p>43.7755960729313</text:p>
          </table:table-cell>
          <table:table-cell table:formula="of:=[.F303]/[.$B$6]" office:value-type="percentage" office:value="0.151472650771389" calcext:value-type="percentage">
            <text:p>15.15%</text:p>
          </table:table-cell>
          <table:table-cell table:formula="of:=SUM([.$B$196:.$B303])" office:value-type="float" office:value="104" calcext:value-type="float">
            <text:p>104</text:p>
          </table:table-cell>
          <table:table-cell table:formula="of:=[.H303]/[.$B$6]" office:value-type="percentage" office:value="0.359861591695502" calcext:value-type="percentage">
            <text:p>35.99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.833474485510984" calcext:value-type="float">
            <text:p>0.833474485510984</text:p>
          </table:table-cell>
          <table:table-cell office:value-type="float" office:value="109" calcext:value-type="float">
            <text:p>109</text:p>
          </table:table-cell>
          <table:table-cell table:formula="of:=[.D304]/[.$B$7]" office:value-type="percentage" office:value="0.152875175315568" calcext:value-type="percentage">
            <text:p>15.29%</text:p>
          </table:table-cell>
          <table:table-cell table:formula="of:=[.D304]*[.$B$8]" office:value-type="float" office:value="44.1809256661992" calcext:value-type="float">
            <text:p>44.1809256661992</text:p>
          </table:table-cell>
          <table:table-cell table:formula="of:=[.F304]/[.$B$6]" office:value-type="percentage" office:value="0.152875175315568" calcext:value-type="percentage">
            <text:p>15.29%</text:p>
          </table:table-cell>
          <table:table-cell table:formula="of:=SUM([.$B$196:.$B304])" office:value-type="float" office:value="105" calcext:value-type="float">
            <text:p>105</text:p>
          </table:table-cell>
          <table:table-cell table:formula="of:=[.H304]/[.$B$6]" office:value-type="percentage" office:value="0.363321799307958" calcext:value-type="percentage">
            <text:p>36.33%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.833474485510984" calcext:value-type="float">
            <text:p>0.833474485510984</text:p>
          </table:table-cell>
          <table:table-cell office:value-type="float" office:value="110" calcext:value-type="float">
            <text:p>110</text:p>
          </table:table-cell>
          <table:table-cell table:formula="of:=[.D305]/[.$B$7]" office:value-type="percentage" office:value="0.154277699859748" calcext:value-type="percentage">
            <text:p>15.43%</text:p>
          </table:table-cell>
          <table:table-cell table:formula="of:=[.D305]*[.$B$8]" office:value-type="float" office:value="44.586255259467" calcext:value-type="float">
            <text:p>44.586255259467</text:p>
          </table:table-cell>
          <table:table-cell table:formula="of:=[.F305]/[.$B$6]" office:value-type="percentage" office:value="0.154277699859748" calcext:value-type="percentage">
            <text:p>15.43%</text:p>
          </table:table-cell>
          <table:table-cell table:formula="of:=SUM([.$B$196:.$B305])" office:value-type="float" office:value="106" calcext:value-type="float">
            <text:p>106</text:p>
          </table:table-cell>
          <table:table-cell table:formula="of:=[.H305]/[.$B$6]" office:value-type="percentage" office:value="0.366782006920415" calcext:value-type="percentage">
            <text:p>36.68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.827539672982565" calcext:value-type="float">
            <text:p>0.827539672982565</text:p>
          </table:table-cell>
          <table:table-cell office:value-type="float" office:value="111" calcext:value-type="float">
            <text:p>111</text:p>
          </table:table-cell>
          <table:table-cell table:formula="of:=[.D306]/[.$B$7]" office:value-type="percentage" office:value="0.155680224403927" calcext:value-type="percentage">
            <text:p>15.57%</text:p>
          </table:table-cell>
          <table:table-cell table:formula="of:=[.D306]*[.$B$8]" office:value-type="float" office:value="44.9915848527349" calcext:value-type="float">
            <text:p>44.9915848527349</text:p>
          </table:table-cell>
          <table:table-cell table:formula="of:=[.F306]/[.$B$6]" office:value-type="percentage" office:value="0.155680224403927" calcext:value-type="percentage">
            <text:p>15.57%</text:p>
          </table:table-cell>
          <table:table-cell table:formula="of:=SUM([.$B$196:.$B306])" office:value-type="float" office:value="107" calcext:value-type="float">
            <text:p>107</text:p>
          </table:table-cell>
          <table:table-cell table:formula="of:=[.H306]/[.$B$6]" office:value-type="percentage" office:value="0.370242214532872" calcext:value-type="percentage">
            <text:p>37.02%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.827063200514673" calcext:value-type="float">
            <text:p>0.827063200514673</text:p>
          </table:table-cell>
          <table:table-cell office:value-type="float" office:value="112" calcext:value-type="float">
            <text:p>112</text:p>
          </table:table-cell>
          <table:table-cell table:formula="of:=[.D307]/[.$B$7]" office:value-type="percentage" office:value="0.157082748948107" calcext:value-type="percentage">
            <text:p>15.71%</text:p>
          </table:table-cell>
          <table:table-cell table:formula="of:=[.D307]*[.$B$8]" office:value-type="float" office:value="45.3969144460028" calcext:value-type="float">
            <text:p>45.3969144460028</text:p>
          </table:table-cell>
          <table:table-cell table:formula="of:=[.F307]/[.$B$6]" office:value-type="percentage" office:value="0.157082748948107" calcext:value-type="percentage">
            <text:p>15.71%</text:p>
          </table:table-cell>
          <table:table-cell table:formula="of:=SUM([.$B$196:.$B307])" office:value-type="float" office:value="108" calcext:value-type="float">
            <text:p>108</text:p>
          </table:table-cell>
          <table:table-cell table:formula="of:=[.H307]/[.$B$6]" office:value-type="percentage" office:value="0.373702422145329" calcext:value-type="percentage">
            <text:p>37.37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824185074420824" calcext:value-type="float">
            <text:p>0.824185074420824</text:p>
          </table:table-cell>
          <table:table-cell office:value-type="float" office:value="113" calcext:value-type="float">
            <text:p>113</text:p>
          </table:table-cell>
          <table:table-cell table:formula="of:=[.D308]/[.$B$7]" office:value-type="percentage" office:value="0.158485273492286" calcext:value-type="percentage">
            <text:p>15.85%</text:p>
          </table:table-cell>
          <table:table-cell table:formula="of:=[.D308]*[.$B$8]" office:value-type="float" office:value="45.8022440392707" calcext:value-type="float">
            <text:p>45.8022440392707</text:p>
          </table:table-cell>
          <table:table-cell table:formula="of:=[.F308]/[.$B$6]" office:value-type="percentage" office:value="0.158485273492286" calcext:value-type="percentage">
            <text:p>15.85%</text:p>
          </table:table-cell>
          <table:table-cell table:formula="of:=SUM([.$B$196:.$B308])" office:value-type="float" office:value="109" calcext:value-type="float">
            <text:p>109</text:p>
          </table:table-cell>
          <table:table-cell table:formula="of:=[.H308]/[.$B$6]" office:value-type="percentage" office:value="0.377162629757785" calcext:value-type="percentage">
            <text:p>37.72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.824017857104804" calcext:value-type="float">
            <text:p>0.824017857104804</text:p>
          </table:table-cell>
          <table:table-cell office:value-type="float" office:value="114" calcext:value-type="float">
            <text:p>114</text:p>
          </table:table-cell>
          <table:table-cell table:formula="of:=[.D309]/[.$B$7]" office:value-type="percentage" office:value="0.159887798036466" calcext:value-type="percentage">
            <text:p>15.99%</text:p>
          </table:table-cell>
          <table:table-cell table:formula="of:=[.D309]*[.$B$8]" office:value-type="float" office:value="46.2075736325386" calcext:value-type="float">
            <text:p>46.2075736325386</text:p>
          </table:table-cell>
          <table:table-cell table:formula="of:=[.F309]/[.$B$6]" office:value-type="percentage" office:value="0.159887798036466" calcext:value-type="percentage">
            <text:p>15.99%</text:p>
          </table:table-cell>
          <table:table-cell table:formula="of:=SUM([.$B$196:.$B309])" office:value-type="float" office:value="110" calcext:value-type="float">
            <text:p>110</text:p>
          </table:table-cell>
          <table:table-cell table:formula="of:=[.H309]/[.$B$6]" office:value-type="percentage" office:value="0.380622837370242" calcext:value-type="percentage">
            <text:p>38.06%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824017857104804" calcext:value-type="float">
            <text:p>0.824017857104804</text:p>
          </table:table-cell>
          <table:table-cell office:value-type="float" office:value="115" calcext:value-type="float">
            <text:p>115</text:p>
          </table:table-cell>
          <table:table-cell table:formula="of:=[.D310]/[.$B$7]" office:value-type="percentage" office:value="0.161290322580645" calcext:value-type="percentage">
            <text:p>16.13%</text:p>
          </table:table-cell>
          <table:table-cell table:formula="of:=[.D310]*[.$B$8]" office:value-type="float" office:value="46.6129032258065" calcext:value-type="float">
            <text:p>46.6129032258065</text:p>
          </table:table-cell>
          <table:table-cell table:formula="of:=[.F310]/[.$B$6]" office:value-type="percentage" office:value="0.161290322580645" calcext:value-type="percentage">
            <text:p>16.13%</text:p>
          </table:table-cell>
          <table:table-cell table:formula="of:=SUM([.$B$196:.$B310])" office:value-type="float" office:value="111" calcext:value-type="float">
            <text:p>111</text:p>
          </table:table-cell>
          <table:table-cell table:formula="of:=[.H310]/[.$B$6]" office:value-type="percentage" office:value="0.384083044982699" calcext:value-type="percentage">
            <text:p>38.41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0.821269399931888" calcext:value-type="float">
            <text:p>0.821269399931888</text:p>
          </table:table-cell>
          <table:table-cell office:value-type="float" office:value="116" calcext:value-type="float">
            <text:p>116</text:p>
          </table:table-cell>
          <table:table-cell table:formula="of:=[.D311]/[.$B$7]" office:value-type="percentage" office:value="0.162692847124825" calcext:value-type="percentage">
            <text:p>16.27%</text:p>
          </table:table-cell>
          <table:table-cell table:formula="of:=[.D311]*[.$B$8]" office:value-type="float" office:value="47.0182328190743" calcext:value-type="float">
            <text:p>47.0182328190743</text:p>
          </table:table-cell>
          <table:table-cell table:formula="of:=[.F311]/[.$B$6]" office:value-type="percentage" office:value="0.162692847124825" calcext:value-type="percentage">
            <text:p>16.27%</text:p>
          </table:table-cell>
          <table:table-cell table:formula="of:=SUM([.$B$196:.$B311])" office:value-type="float" office:value="111" calcext:value-type="float">
            <text:p>111</text:p>
          </table:table-cell>
          <table:table-cell table:formula="of:=[.H311]/[.$B$6]" office:value-type="percentage" office:value="0.384083044982699" calcext:value-type="percentage">
            <text:p>38.41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821269399931888" calcext:value-type="float">
            <text:p>0.821269399931888</text:p>
          </table:table-cell>
          <table:table-cell office:value-type="float" office:value="117" calcext:value-type="float">
            <text:p>117</text:p>
          </table:table-cell>
          <table:table-cell table:formula="of:=[.D312]/[.$B$7]" office:value-type="percentage" office:value="0.164095371669004" calcext:value-type="percentage">
            <text:p>16.41%</text:p>
          </table:table-cell>
          <table:table-cell table:formula="of:=[.D312]*[.$B$8]" office:value-type="float" office:value="47.4235624123422" calcext:value-type="float">
            <text:p>47.4235624123422</text:p>
          </table:table-cell>
          <table:table-cell table:formula="of:=[.F312]/[.$B$6]" office:value-type="percentage" office:value="0.164095371669004" calcext:value-type="percentage">
            <text:p>16.41%</text:p>
          </table:table-cell>
          <table:table-cell table:formula="of:=SUM([.$B$196:.$B312])" office:value-type="float" office:value="112" calcext:value-type="float">
            <text:p>112</text:p>
          </table:table-cell>
          <table:table-cell table:formula="of:=[.H312]/[.$B$6]" office:value-type="percentage" office:value="0.387543252595156" calcext:value-type="percentage">
            <text:p>38.75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.821100011457882" calcext:value-type="float">
            <text:p>0.821100011457882</text:p>
          </table:table-cell>
          <table:table-cell office:value-type="float" office:value="118" calcext:value-type="float">
            <text:p>118</text:p>
          </table:table-cell>
          <table:table-cell table:formula="of:=[.D313]/[.$B$7]" office:value-type="percentage" office:value="0.165497896213184" calcext:value-type="percentage">
            <text:p>16.55%</text:p>
          </table:table-cell>
          <table:table-cell table:formula="of:=[.D313]*[.$B$8]" office:value-type="float" office:value="47.8288920056101" calcext:value-type="float">
            <text:p>47.8288920056101</text:p>
          </table:table-cell>
          <table:table-cell table:formula="of:=[.F313]/[.$B$6]" office:value-type="percentage" office:value="0.165497896213184" calcext:value-type="percentage">
            <text:p>16.55%</text:p>
          </table:table-cell>
          <table:table-cell table:formula="of:=SUM([.$B$196:.$B313])" office:value-type="float" office:value="113" calcext:value-type="float">
            <text:p>113</text:p>
          </table:table-cell>
          <table:table-cell table:formula="of:=[.H313]/[.$B$6]" office:value-type="percentage" office:value="0.391003460207612" calcext:value-type="percentage">
            <text:p>39.10%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0.821100011457882" calcext:value-type="float">
            <text:p>0.821100011457882</text:p>
          </table:table-cell>
          <table:table-cell office:value-type="float" office:value="119" calcext:value-type="float">
            <text:p>119</text:p>
          </table:table-cell>
          <table:table-cell table:formula="of:=[.D314]/[.$B$7]" office:value-type="percentage" office:value="0.166900420757363" calcext:value-type="percentage">
            <text:p>16.69%</text:p>
          </table:table-cell>
          <table:table-cell table:formula="of:=[.D314]*[.$B$8]" office:value-type="float" office:value="48.234221598878" calcext:value-type="float">
            <text:p>48.234221598878</text:p>
          </table:table-cell>
          <table:table-cell table:formula="of:=[.F314]/[.$B$6]" office:value-type="percentage" office:value="0.166900420757363" calcext:value-type="percentage">
            <text:p>16.69%</text:p>
          </table:table-cell>
          <table:table-cell table:formula="of:=SUM([.$B$196:.$B314])" office:value-type="float" office:value="114" calcext:value-type="float">
            <text:p>114</text:p>
          </table:table-cell>
          <table:table-cell table:formula="of:=[.H314]/[.$B$6]" office:value-type="percentage" office:value="0.394463667820069" calcext:value-type="percentage">
            <text:p>39.45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817819686023782" calcext:value-type="float">
            <text:p>0.817819686023782</text:p>
          </table:table-cell>
          <table:table-cell office:value-type="float" office:value="120" calcext:value-type="float">
            <text:p>120</text:p>
          </table:table-cell>
          <table:table-cell table:formula="of:=[.D315]/[.$B$7]" office:value-type="percentage" office:value="0.168302945301543" calcext:value-type="percentage">
            <text:p>16.83%</text:p>
          </table:table-cell>
          <table:table-cell table:formula="of:=[.D315]*[.$B$8]" office:value-type="float" office:value="48.6395511921459" calcext:value-type="float">
            <text:p>48.6395511921459</text:p>
          </table:table-cell>
          <table:table-cell table:formula="of:=[.F315]/[.$B$6]" office:value-type="percentage" office:value="0.168302945301543" calcext:value-type="percentage">
            <text:p>16.83%</text:p>
          </table:table-cell>
          <table:table-cell table:formula="of:=SUM([.$B$196:.$B315])" office:value-type="float" office:value="115" calcext:value-type="float">
            <text:p>115</text:p>
          </table:table-cell>
          <table:table-cell table:formula="of:=[.H315]/[.$B$6]" office:value-type="percentage" office:value="0.397923875432526" calcext:value-type="percentage">
            <text:p>39.79%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.817819686023782" calcext:value-type="float">
            <text:p>0.817819686023782</text:p>
          </table:table-cell>
          <table:table-cell office:value-type="float" office:value="121" calcext:value-type="float">
            <text:p>121</text:p>
          </table:table-cell>
          <table:table-cell table:formula="of:=[.D316]/[.$B$7]" office:value-type="percentage" office:value="0.169705469845722" calcext:value-type="percentage">
            <text:p>16.97%</text:p>
          </table:table-cell>
          <table:table-cell table:formula="of:=[.D316]*[.$B$8]" office:value-type="float" office:value="49.0448807854138" calcext:value-type="float">
            <text:p>49.0448807854138</text:p>
          </table:table-cell>
          <table:table-cell table:formula="of:=[.F316]/[.$B$6]" office:value-type="percentage" office:value="0.169705469845722" calcext:value-type="percentage">
            <text:p>16.97%</text:p>
          </table:table-cell>
          <table:table-cell table:formula="of:=SUM([.$B$196:.$B316])" office:value-type="float" office:value="116" calcext:value-type="float">
            <text:p>116</text:p>
          </table:table-cell>
          <table:table-cell table:formula="of:=[.H316]/[.$B$6]" office:value-type="percentage" office:value="0.401384083044983" calcext:value-type="percentage">
            <text:p>40.14%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0.814648047387367" calcext:value-type="float">
            <text:p>0.814648047387367</text:p>
          </table:table-cell>
          <table:table-cell office:value-type="float" office:value="122" calcext:value-type="float">
            <text:p>122</text:p>
          </table:table-cell>
          <table:table-cell table:formula="of:=[.D317]/[.$B$7]" office:value-type="percentage" office:value="0.171107994389902" calcext:value-type="percentage">
            <text:p>17.11%</text:p>
          </table:table-cell>
          <table:table-cell table:formula="of:=[.D317]*[.$B$8]" office:value-type="float" office:value="49.4502103786816" calcext:value-type="float">
            <text:p>49.4502103786816</text:p>
          </table:table-cell>
          <table:table-cell table:formula="of:=[.F317]/[.$B$6]" office:value-type="percentage" office:value="0.171107994389902" calcext:value-type="percentage">
            <text:p>17.11%</text:p>
          </table:table-cell>
          <table:table-cell table:formula="of:=SUM([.$B$196:.$B317])" office:value-type="float" office:value="117" calcext:value-type="float">
            <text:p>117</text:p>
          </table:table-cell>
          <table:table-cell table:formula="of:=[.H317]/[.$B$6]" office:value-type="percentage" office:value="0.404844290657439" calcext:value-type="percentage">
            <text:p>40.48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81127660938133" calcext:value-type="float">
            <text:p>0.81127660938133</text:p>
          </table:table-cell>
          <table:table-cell office:value-type="float" office:value="123" calcext:value-type="float">
            <text:p>123</text:p>
          </table:table-cell>
          <table:table-cell table:formula="of:=[.D318]/[.$B$7]" office:value-type="percentage" office:value="0.172510518934081" calcext:value-type="percentage">
            <text:p>17.25%</text:p>
          </table:table-cell>
          <table:table-cell table:formula="of:=[.D318]*[.$B$8]" office:value-type="float" office:value="49.8555399719495" calcext:value-type="float">
            <text:p>49.8555399719495</text:p>
          </table:table-cell>
          <table:table-cell table:formula="of:=[.F318]/[.$B$6]" office:value-type="percentage" office:value="0.172510518934081" calcext:value-type="percentage">
            <text:p>17.25%</text:p>
          </table:table-cell>
          <table:table-cell table:formula="of:=SUM([.$B$196:.$B318])" office:value-type="float" office:value="118" calcext:value-type="float">
            <text:p>118</text:p>
          </table:table-cell>
          <table:table-cell table:formula="of:=[.H318]/[.$B$6]" office:value-type="percentage" office:value="0.408304498269896" calcext:value-type="percentage">
            <text:p>40.83%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.81127660938133" calcext:value-type="float">
            <text:p>0.81127660938133</text:p>
          </table:table-cell>
          <table:table-cell office:value-type="float" office:value="124" calcext:value-type="float">
            <text:p>124</text:p>
          </table:table-cell>
          <table:table-cell table:formula="of:=[.D319]/[.$B$7]" office:value-type="percentage" office:value="0.173913043478261" calcext:value-type="percentage">
            <text:p>17.39%</text:p>
          </table:table-cell>
          <table:table-cell table:formula="of:=[.D319]*[.$B$8]" office:value-type="float" office:value="50.2608695652174" calcext:value-type="float">
            <text:p>50.2608695652174</text:p>
          </table:table-cell>
          <table:table-cell table:formula="of:=[.F319]/[.$B$6]" office:value-type="percentage" office:value="0.173913043478261" calcext:value-type="percentage">
            <text:p>17.39%</text:p>
          </table:table-cell>
          <table:table-cell table:formula="of:=SUM([.$B$196:.$B319])" office:value-type="float" office:value="119" calcext:value-type="float">
            <text:p>119</text:p>
          </table:table-cell>
          <table:table-cell table:formula="of:=[.H319]/[.$B$6]" office:value-type="percentage" office:value="0.411764705882353" calcext:value-type="percentage">
            <text:p>41.18%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.81127660938133" calcext:value-type="float">
            <text:p>0.81127660938133</text:p>
          </table:table-cell>
          <table:table-cell office:value-type="float" office:value="125" calcext:value-type="float">
            <text:p>125</text:p>
          </table:table-cell>
          <table:table-cell table:formula="of:=[.D320]/[.$B$7]" office:value-type="percentage" office:value="0.17531556802244" calcext:value-type="percentage">
            <text:p>17.53%</text:p>
          </table:table-cell>
          <table:table-cell table:formula="of:=[.D320]*[.$B$8]" office:value-type="float" office:value="50.6661991584853" calcext:value-type="float">
            <text:p>50.6661991584853</text:p>
          </table:table-cell>
          <table:table-cell table:formula="of:=[.F320]/[.$B$6]" office:value-type="percentage" office:value="0.17531556802244" calcext:value-type="percentage">
            <text:p>17.53%</text:p>
          </table:table-cell>
          <table:table-cell table:formula="of:=SUM([.$B$196:.$B320])" office:value-type="float" office:value="120" calcext:value-type="float">
            <text:p>120</text:p>
          </table:table-cell>
          <table:table-cell table:formula="of:=[.H320]/[.$B$6]" office:value-type="percentage" office:value="0.41522491349481" calcext:value-type="percentage">
            <text:p>41.52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808720777375015" calcext:value-type="float">
            <text:p>0.808720777375015</text:p>
          </table:table-cell>
          <table:table-cell office:value-type="float" office:value="126" calcext:value-type="float">
            <text:p>126</text:p>
          </table:table-cell>
          <table:table-cell table:formula="of:=[.D321]/[.$B$7]" office:value-type="percentage" office:value="0.17671809256662" calcext:value-type="percentage">
            <text:p>17.67%</text:p>
          </table:table-cell>
          <table:table-cell table:formula="of:=[.D321]*[.$B$8]" office:value-type="float" office:value="51.0715287517532" calcext:value-type="float">
            <text:p>51.0715287517532</text:p>
          </table:table-cell>
          <table:table-cell table:formula="of:=[.F321]/[.$B$6]" office:value-type="percentage" office:value="0.17671809256662" calcext:value-type="percentage">
            <text:p>17.67%</text:p>
          </table:table-cell>
          <table:table-cell table:formula="of:=SUM([.$B$196:.$B321])" office:value-type="float" office:value="121" calcext:value-type="float">
            <text:p>121</text:p>
          </table:table-cell>
          <table:table-cell table:formula="of:=[.H321]/[.$B$6]" office:value-type="percentage" office:value="0.418685121107266" calcext:value-type="percentage">
            <text:p>41.87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808196682204265" calcext:value-type="float">
            <text:p>0.808196682204265</text:p>
          </table:table-cell>
          <table:table-cell office:value-type="float" office:value="127" calcext:value-type="float">
            <text:p>127</text:p>
          </table:table-cell>
          <table:table-cell table:formula="of:=[.D322]/[.$B$7]" office:value-type="percentage" office:value="0.178120617110799" calcext:value-type="percentage">
            <text:p>17.81%</text:p>
          </table:table-cell>
          <table:table-cell table:formula="of:=[.D322]*[.$B$8]" office:value-type="float" office:value="51.476858345021" calcext:value-type="float">
            <text:p>51.476858345021</text:p>
          </table:table-cell>
          <table:table-cell table:formula="of:=[.F322]/[.$B$6]" office:value-type="percentage" office:value="0.178120617110799" calcext:value-type="percentage">
            <text:p>17.81%</text:p>
          </table:table-cell>
          <table:table-cell table:formula="of:=SUM([.$B$196:.$B322])" office:value-type="float" office:value="122" calcext:value-type="float">
            <text:p>122</text:p>
          </table:table-cell>
          <table:table-cell table:formula="of:=[.H322]/[.$B$6]" office:value-type="percentage" office:value="0.422145328719723" calcext:value-type="percentage">
            <text:p>42.21%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.808196682204265" calcext:value-type="float">
            <text:p>0.808196682204265</text:p>
          </table:table-cell>
          <table:table-cell office:value-type="float" office:value="128" calcext:value-type="float">
            <text:p>128</text:p>
          </table:table-cell>
          <table:table-cell table:formula="of:=[.D323]/[.$B$7]" office:value-type="percentage" office:value="0.179523141654979" calcext:value-type="percentage">
            <text:p>17.95%</text:p>
          </table:table-cell>
          <table:table-cell table:formula="of:=[.D323]*[.$B$8]" office:value-type="float" office:value="51.8821879382889" calcext:value-type="float">
            <text:p>51.8821879382889</text:p>
          </table:table-cell>
          <table:table-cell table:formula="of:=[.F323]/[.$B$6]" office:value-type="percentage" office:value="0.179523141654979" calcext:value-type="percentage">
            <text:p>17.95%</text:p>
          </table:table-cell>
          <table:table-cell table:formula="of:=SUM([.$B$196:.$B323])" office:value-type="float" office:value="123" calcext:value-type="float">
            <text:p>123</text:p>
          </table:table-cell>
          <table:table-cell table:formula="of:=[.H323]/[.$B$6]" office:value-type="percentage" office:value="0.42560553633218" calcext:value-type="percentage">
            <text:p>42.56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0.808017800498516" calcext:value-type="float">
            <text:p>0.808017800498516</text:p>
          </table:table-cell>
          <table:table-cell office:value-type="float" office:value="129" calcext:value-type="float">
            <text:p>129</text:p>
          </table:table-cell>
          <table:table-cell table:formula="of:=[.D324]/[.$B$7]" office:value-type="percentage" office:value="0.180925666199158" calcext:value-type="percentage">
            <text:p>18.09%</text:p>
          </table:table-cell>
          <table:table-cell table:formula="of:=[.D324]*[.$B$8]" office:value-type="float" office:value="52.2875175315568" calcext:value-type="float">
            <text:p>52.2875175315568</text:p>
          </table:table-cell>
          <table:table-cell table:formula="of:=[.F324]/[.$B$6]" office:value-type="percentage" office:value="0.180925666199158" calcext:value-type="percentage">
            <text:p>18.09%</text:p>
          </table:table-cell>
          <table:table-cell table:formula="of:=SUM([.$B$196:.$B324])" office:value-type="float" office:value="123" calcext:value-type="float">
            <text:p>123</text:p>
          </table:table-cell>
          <table:table-cell table:formula="of:=[.H324]/[.$B$6]" office:value-type="percentage" office:value="0.42560553633218" calcext:value-type="percentage">
            <text:p>42.56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.804554696010495" calcext:value-type="float">
            <text:p>0.804554696010495</text:p>
          </table:table-cell>
          <table:table-cell office:value-type="float" office:value="130" calcext:value-type="float">
            <text:p>130</text:p>
          </table:table-cell>
          <table:table-cell table:formula="of:=[.D325]/[.$B$7]" office:value-type="percentage" office:value="0.182328190743338" calcext:value-type="percentage">
            <text:p>18.23%</text:p>
          </table:table-cell>
          <table:table-cell table:formula="of:=[.D325]*[.$B$8]" office:value-type="float" office:value="52.6928471248247" calcext:value-type="float">
            <text:p>52.6928471248247</text:p>
          </table:table-cell>
          <table:table-cell table:formula="of:=[.F325]/[.$B$6]" office:value-type="percentage" office:value="0.182328190743338" calcext:value-type="percentage">
            <text:p>18.23%</text:p>
          </table:table-cell>
          <table:table-cell table:formula="of:=SUM([.$B$196:.$B325])" office:value-type="float" office:value="124" calcext:value-type="float">
            <text:p>124</text:p>
          </table:table-cell>
          <table:table-cell table:formula="of:=[.H325]/[.$B$6]" office:value-type="percentage" office:value="0.429065743944637" calcext:value-type="percentage">
            <text:p>42.91%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0.801391924224966" calcext:value-type="float">
            <text:p>0.801391924224966</text:p>
          </table:table-cell>
          <table:table-cell office:value-type="float" office:value="131" calcext:value-type="float">
            <text:p>131</text:p>
          </table:table-cell>
          <table:table-cell table:formula="of:=[.D326]/[.$B$7]" office:value-type="percentage" office:value="0.183730715287518" calcext:value-type="percentage">
            <text:p>18.37%</text:p>
          </table:table-cell>
          <table:table-cell table:formula="of:=[.D326]*[.$B$8]" office:value-type="float" office:value="53.0981767180926" calcext:value-type="float">
            <text:p>53.0981767180926</text:p>
          </table:table-cell>
          <table:table-cell table:formula="of:=[.F326]/[.$B$6]" office:value-type="percentage" office:value="0.183730715287518" calcext:value-type="percentage">
            <text:p>18.37%</text:p>
          </table:table-cell>
          <table:table-cell table:formula="of:=SUM([.$B$196:.$B326])" office:value-type="float" office:value="125" calcext:value-type="float">
            <text:p>125</text:p>
          </table:table-cell>
          <table:table-cell table:formula="of:=[.H326]/[.$B$6]" office:value-type="percentage" office:value="0.432525951557093" calcext:value-type="percentage">
            <text:p>43.25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01208257194616" calcext:value-type="float">
            <text:p>0.801208257194616</text:p>
          </table:table-cell>
          <table:table-cell office:value-type="float" office:value="132" calcext:value-type="float">
            <text:p>132</text:p>
          </table:table-cell>
          <table:table-cell table:formula="of:=[.D327]/[.$B$7]" office:value-type="percentage" office:value="0.185133239831697" calcext:value-type="percentage">
            <text:p>18.51%</text:p>
          </table:table-cell>
          <table:table-cell table:formula="of:=[.D327]*[.$B$8]" office:value-type="float" office:value="53.5035063113605" calcext:value-type="float">
            <text:p>53.5035063113605</text:p>
          </table:table-cell>
          <table:table-cell table:formula="of:=[.F327]/[.$B$6]" office:value-type="percentage" office:value="0.185133239831697" calcext:value-type="percentage">
            <text:p>18.51%</text:p>
          </table:table-cell>
          <table:table-cell table:formula="of:=SUM([.$B$196:.$B327])" office:value-type="float" office:value="125" calcext:value-type="float">
            <text:p>125</text:p>
          </table:table-cell>
          <table:table-cell table:formula="of:=[.H327]/[.$B$6]" office:value-type="percentage" office:value="0.432525951557093" calcext:value-type="percentage">
            <text:p>43.25%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0.801208257194616" calcext:value-type="float">
            <text:p>0.801208257194616</text:p>
          </table:table-cell>
          <table:table-cell office:value-type="float" office:value="133" calcext:value-type="float">
            <text:p>133</text:p>
          </table:table-cell>
          <table:table-cell table:formula="of:=[.D328]/[.$B$7]" office:value-type="percentage" office:value="0.186535764375877" calcext:value-type="percentage">
            <text:p>18.65%</text:p>
          </table:table-cell>
          <table:table-cell table:formula="of:=[.D328]*[.$B$8]" office:value-type="float" office:value="53.9088359046283" calcext:value-type="float">
            <text:p>53.9088359046283</text:p>
          </table:table-cell>
          <table:table-cell table:formula="of:=[.F328]/[.$B$6]" office:value-type="percentage" office:value="0.186535764375877" calcext:value-type="percentage">
            <text:p>18.65%</text:p>
          </table:table-cell>
          <table:table-cell table:formula="of:=SUM([.$B$196:.$B328])" office:value-type="float" office:value="126" calcext:value-type="float">
            <text:p>126</text:p>
          </table:table-cell>
          <table:table-cell table:formula="of:=[.H328]/[.$B$6]" office:value-type="percentage" office:value="0.43598615916955" calcext:value-type="percentage">
            <text:p>43.60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.797653078415692" calcext:value-type="float">
            <text:p>0.797653078415692</text:p>
          </table:table-cell>
          <table:table-cell office:value-type="float" office:value="134" calcext:value-type="float">
            <text:p>134</text:p>
          </table:table-cell>
          <table:table-cell table:formula="of:=[.D329]/[.$B$7]" office:value-type="percentage" office:value="0.187938288920056" calcext:value-type="percentage">
            <text:p>18.79%</text:p>
          </table:table-cell>
          <table:table-cell table:formula="of:=[.D329]*[.$B$8]" office:value-type="float" office:value="54.3141654978962" calcext:value-type="float">
            <text:p>54.3141654978962</text:p>
          </table:table-cell>
          <table:table-cell table:formula="of:=[.F329]/[.$B$6]" office:value-type="percentage" office:value="0.187938288920056" calcext:value-type="percentage">
            <text:p>18.79%</text:p>
          </table:table-cell>
          <table:table-cell table:formula="of:=SUM([.$B$196:.$B329])" office:value-type="float" office:value="127" calcext:value-type="float">
            <text:p>127</text:p>
          </table:table-cell>
          <table:table-cell table:formula="of:=[.H329]/[.$B$6]" office:value-type="percentage" office:value="0.439446366782007" calcext:value-type="percentage">
            <text:p>43.94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.797653078415692" calcext:value-type="float">
            <text:p>0.797653078415692</text:p>
          </table:table-cell>
          <table:table-cell office:value-type="float" office:value="135" calcext:value-type="float">
            <text:p>135</text:p>
          </table:table-cell>
          <table:table-cell table:formula="of:=[.D330]/[.$B$7]" office:value-type="percentage" office:value="0.189340813464236" calcext:value-type="percentage">
            <text:p>18.93%</text:p>
          </table:table-cell>
          <table:table-cell table:formula="of:=[.D330]*[.$B$8]" office:value-type="float" office:value="54.7194950911641" calcext:value-type="float">
            <text:p>54.7194950911641</text:p>
          </table:table-cell>
          <table:table-cell table:formula="of:=[.F330]/[.$B$6]" office:value-type="percentage" office:value="0.189340813464236" calcext:value-type="percentage">
            <text:p>18.93%</text:p>
          </table:table-cell>
          <table:table-cell table:formula="of:=SUM([.$B$196:.$B330])" office:value-type="float" office:value="128" calcext:value-type="float">
            <text:p>128</text:p>
          </table:table-cell>
          <table:table-cell table:formula="of:=[.H330]/[.$B$6]" office:value-type="percentage" office:value="0.442906574394464" calcext:value-type="percentage">
            <text:p>44.29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.79421869372795" calcext:value-type="float">
            <text:p>0.79421869372795</text:p>
          </table:table-cell>
          <table:table-cell office:value-type="float" office:value="136" calcext:value-type="float">
            <text:p>136</text:p>
          </table:table-cell>
          <table:table-cell table:formula="of:=[.D331]/[.$B$7]" office:value-type="percentage" office:value="0.190743338008415" calcext:value-type="percentage">
            <text:p>19.07%</text:p>
          </table:table-cell>
          <table:table-cell table:formula="of:=[.D331]*[.$B$8]" office:value-type="float" office:value="55.124824684432" calcext:value-type="float">
            <text:p>55.124824684432</text:p>
          </table:table-cell>
          <table:table-cell table:formula="of:=[.F331]/[.$B$6]" office:value-type="percentage" office:value="0.190743338008415" calcext:value-type="percentage">
            <text:p>19.07%</text:p>
          </table:table-cell>
          <table:table-cell table:formula="of:=SUM([.$B$196:.$B331])" office:value-type="float" office:value="129" calcext:value-type="float">
            <text:p>129</text:p>
          </table:table-cell>
          <table:table-cell table:formula="of:=[.H331]/[.$B$6]" office:value-type="percentage" office:value="0.44636678200692" calcext:value-type="percentage">
            <text:p>44.64%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.79421869372795" calcext:value-type="float">
            <text:p>0.79421869372795</text:p>
          </table:table-cell>
          <table:table-cell office:value-type="float" office:value="137" calcext:value-type="float">
            <text:p>137</text:p>
          </table:table-cell>
          <table:table-cell table:formula="of:=[.D332]/[.$B$7]" office:value-type="percentage" office:value="0.192145862552595" calcext:value-type="percentage">
            <text:p>19.21%</text:p>
          </table:table-cell>
          <table:table-cell table:formula="of:=[.D332]*[.$B$8]" office:value-type="float" office:value="55.5301542776999" calcext:value-type="float">
            <text:p>55.5301542776999</text:p>
          </table:table-cell>
          <table:table-cell table:formula="of:=[.F332]/[.$B$6]" office:value-type="percentage" office:value="0.192145862552595" calcext:value-type="percentage">
            <text:p>19.21%</text:p>
          </table:table-cell>
          <table:table-cell table:formula="of:=SUM([.$B$196:.$B332])" office:value-type="float" office:value="130" calcext:value-type="float">
            <text:p>130</text:p>
          </table:table-cell>
          <table:table-cell table:formula="of:=[.H332]/[.$B$6]" office:value-type="percentage" office:value="0.449826989619377" calcext:value-type="percentage">
            <text:p>44.98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787048694167875" calcext:value-type="float">
            <text:p>0.787048694167875</text:p>
          </table:table-cell>
          <table:table-cell office:value-type="float" office:value="138" calcext:value-type="float">
            <text:p>138</text:p>
          </table:table-cell>
          <table:table-cell table:formula="of:=[.D333]/[.$B$7]" office:value-type="percentage" office:value="0.193548387096774" calcext:value-type="percentage">
            <text:p>19.35%</text:p>
          </table:table-cell>
          <table:table-cell table:formula="of:=[.D333]*[.$B$8]" office:value-type="float" office:value="55.9354838709677" calcext:value-type="float">
            <text:p>55.9354838709677</text:p>
          </table:table-cell>
          <table:table-cell table:formula="of:=[.F333]/[.$B$6]" office:value-type="percentage" office:value="0.193548387096774" calcext:value-type="percentage">
            <text:p>19.35%</text:p>
          </table:table-cell>
          <table:table-cell table:formula="of:=SUM([.$B$196:.$B333])" office:value-type="float" office:value="131" calcext:value-type="float">
            <text:p>131</text:p>
          </table:table-cell>
          <table:table-cell table:formula="of:=[.H333]/[.$B$6]" office:value-type="percentage" office:value="0.453287197231834" calcext:value-type="percentage">
            <text:p>45.33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787048694167875" calcext:value-type="float">
            <text:p>0.787048694167875</text:p>
          </table:table-cell>
          <table:table-cell office:value-type="float" office:value="139" calcext:value-type="float">
            <text:p>139</text:p>
          </table:table-cell>
          <table:table-cell table:formula="of:=[.D334]/[.$B$7]" office:value-type="percentage" office:value="0.194950911640954" calcext:value-type="percentage">
            <text:p>19.50%</text:p>
          </table:table-cell>
          <table:table-cell table:formula="of:=[.D334]*[.$B$8]" office:value-type="float" office:value="56.3408134642356" calcext:value-type="float">
            <text:p>56.3408134642356</text:p>
          </table:table-cell>
          <table:table-cell table:formula="of:=[.F334]/[.$B$6]" office:value-type="percentage" office:value="0.194950911640954" calcext:value-type="percentage">
            <text:p>19.50%</text:p>
          </table:table-cell>
          <table:table-cell table:formula="of:=SUM([.$B$196:.$B334])" office:value-type="float" office:value="132" calcext:value-type="float">
            <text:p>132</text:p>
          </table:table-cell>
          <table:table-cell table:formula="of:=[.H334]/[.$B$6]" office:value-type="percentage" office:value="0.456747404844291" calcext:value-type="percentage">
            <text:p>45.67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0.78330877378585" calcext:value-type="float">
            <text:p>0.78330877378585</text:p>
          </table:table-cell>
          <table:table-cell office:value-type="float" office:value="140" calcext:value-type="float">
            <text:p>140</text:p>
          </table:table-cell>
          <table:table-cell table:formula="of:=[.D335]/[.$B$7]" office:value-type="percentage" office:value="0.196353436185133" calcext:value-type="percentage">
            <text:p>19.64%</text:p>
          </table:table-cell>
          <table:table-cell table:formula="of:=[.D335]*[.$B$8]" office:value-type="float" office:value="56.7461430575035" calcext:value-type="float">
            <text:p>56.7461430575035</text:p>
          </table:table-cell>
          <table:table-cell table:formula="of:=[.F335]/[.$B$6]" office:value-type="percentage" office:value="0.196353436185133" calcext:value-type="percentage">
            <text:p>19.64%</text:p>
          </table:table-cell>
          <table:table-cell table:formula="of:=SUM([.$B$196:.$B335])" office:value-type="float" office:value="132" calcext:value-type="float">
            <text:p>132</text:p>
          </table:table-cell>
          <table:table-cell table:formula="of:=[.H335]/[.$B$6]" office:value-type="percentage" office:value="0.456747404844291" calcext:value-type="percentage">
            <text:p>45.67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.783112909797137" calcext:value-type="float">
            <text:p>0.783112909797137</text:p>
          </table:table-cell>
          <table:table-cell office:value-type="float" office:value="141" calcext:value-type="float">
            <text:p>141</text:p>
          </table:table-cell>
          <table:table-cell table:formula="of:=[.D336]/[.$B$7]" office:value-type="percentage" office:value="0.197755960729313" calcext:value-type="percentage">
            <text:p>19.78%</text:p>
          </table:table-cell>
          <table:table-cell table:formula="of:=[.D336]*[.$B$8]" office:value-type="float" office:value="57.1514726507714" calcext:value-type="float">
            <text:p>57.1514726507714</text:p>
          </table:table-cell>
          <table:table-cell table:formula="of:=[.F336]/[.$B$6]" office:value-type="percentage" office:value="0.197755960729313" calcext:value-type="percentage">
            <text:p>19.78%</text:p>
          </table:table-cell>
          <table:table-cell table:formula="of:=SUM([.$B$196:.$B336])" office:value-type="float" office:value="133" calcext:value-type="float">
            <text:p>133</text:p>
          </table:table-cell>
          <table:table-cell table:formula="of:=[.H336]/[.$B$6]" office:value-type="percentage" office:value="0.460207612456747" calcext:value-type="percentage">
            <text:p>46.02%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.772167367218001" calcext:value-type="float">
            <text:p>0.772167367218001</text:p>
          </table:table-cell>
          <table:table-cell office:value-type="float" office:value="142" calcext:value-type="float">
            <text:p>142</text:p>
          </table:table-cell>
          <table:table-cell table:formula="of:=[.D337]/[.$B$7]" office:value-type="percentage" office:value="0.199158485273492" calcext:value-type="percentage">
            <text:p>19.92%</text:p>
          </table:table-cell>
          <table:table-cell table:formula="of:=[.D337]*[.$B$8]" office:value-type="float" office:value="57.5568022440393" calcext:value-type="float">
            <text:p>57.5568022440393</text:p>
          </table:table-cell>
          <table:table-cell table:formula="of:=[.F337]/[.$B$6]" office:value-type="percentage" office:value="0.199158485273492" calcext:value-type="percentage">
            <text:p>19.92%</text:p>
          </table:table-cell>
          <table:table-cell table:formula="of:=SUM([.$B$196:.$B337])" office:value-type="float" office:value="134" calcext:value-type="float">
            <text:p>134</text:p>
          </table:table-cell>
          <table:table-cell table:formula="of:=[.H337]/[.$B$6]" office:value-type="percentage" office:value="0.463667820069204" calcext:value-type="percentage">
            <text:p>46.37%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.771964364400545" calcext:value-type="float">
            <text:p>0.771964364400545</text:p>
          </table:table-cell>
          <table:table-cell office:value-type="float" office:value="143" calcext:value-type="float">
            <text:p>143</text:p>
          </table:table-cell>
          <table:table-cell table:formula="of:=[.D338]/[.$B$7]" office:value-type="percentage" office:value="0.200561009817672" calcext:value-type="percentage">
            <text:p>20.06%</text:p>
          </table:table-cell>
          <table:table-cell table:formula="of:=[.D338]*[.$B$8]" office:value-type="float" office:value="57.9621318373072" calcext:value-type="float">
            <text:p>57.9621318373072</text:p>
          </table:table-cell>
          <table:table-cell table:formula="of:=[.F338]/[.$B$6]" office:value-type="percentage" office:value="0.200561009817672" calcext:value-type="percentage">
            <text:p>20.06%</text:p>
          </table:table-cell>
          <table:table-cell table:formula="of:=SUM([.$B$196:.$B338])" office:value-type="float" office:value="135" calcext:value-type="float">
            <text:p>135</text:p>
          </table:table-cell>
          <table:table-cell table:formula="of:=[.H338]/[.$B$6]" office:value-type="percentage" office:value="0.467128027681661" calcext:value-type="percentage">
            <text:p>46.71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.76923254665771" calcext:value-type="float">
            <text:p>0.76923254665771</text:p>
          </table:table-cell>
          <table:table-cell office:value-type="float" office:value="144" calcext:value-type="float">
            <text:p>144</text:p>
          </table:table-cell>
          <table:table-cell table:formula="of:=[.D339]/[.$B$7]" office:value-type="percentage" office:value="0.201963534361851" calcext:value-type="percentage">
            <text:p>20.20%</text:p>
          </table:table-cell>
          <table:table-cell table:formula="of:=[.D339]*[.$B$8]" office:value-type="float" office:value="58.367461430575" calcext:value-type="float">
            <text:p>58.367461430575</text:p>
          </table:table-cell>
          <table:table-cell table:formula="of:=[.F339]/[.$B$6]" office:value-type="percentage" office:value="0.201963534361851" calcext:value-type="percentage">
            <text:p>20.20%</text:p>
          </table:table-cell>
          <table:table-cell table:formula="of:=SUM([.$B$196:.$B339])" office:value-type="float" office:value="136" calcext:value-type="float">
            <text:p>136</text:p>
          </table:table-cell>
          <table:table-cell table:formula="of:=[.H339]/[.$B$6]" office:value-type="percentage" office:value="0.470588235294118" calcext:value-type="percentage">
            <text:p>47.06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76863120973793" calcext:value-type="float">
            <text:p>0.76863120973793</text:p>
          </table:table-cell>
          <table:table-cell office:value-type="float" office:value="145" calcext:value-type="float">
            <text:p>145</text:p>
          </table:table-cell>
          <table:table-cell table:formula="of:=[.D340]/[.$B$7]" office:value-type="percentage" office:value="0.203366058906031" calcext:value-type="percentage">
            <text:p>20.34%</text:p>
          </table:table-cell>
          <table:table-cell table:formula="of:=[.D340]*[.$B$8]" office:value-type="float" office:value="58.7727910238429" calcext:value-type="float">
            <text:p>58.7727910238429</text:p>
          </table:table-cell>
          <table:table-cell table:formula="of:=[.F340]/[.$B$6]" office:value-type="percentage" office:value="0.203366058906031" calcext:value-type="percentage">
            <text:p>20.34%</text:p>
          </table:table-cell>
          <table:table-cell table:formula="of:=SUM([.$B$196:.$B340])" office:value-type="float" office:value="137" calcext:value-type="float">
            <text:p>137</text:p>
          </table:table-cell>
          <table:table-cell table:formula="of:=[.H340]/[.$B$6]" office:value-type="percentage" office:value="0.474048442906574" calcext:value-type="percentage">
            <text:p>47.40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768243054305234" calcext:value-type="float">
            <text:p>0.768243054305234</text:p>
          </table:table-cell>
          <table:table-cell office:value-type="float" office:value="146" calcext:value-type="float">
            <text:p>146</text:p>
          </table:table-cell>
          <table:table-cell table:formula="of:=[.D341]/[.$B$7]" office:value-type="percentage" office:value="0.20476858345021" calcext:value-type="percentage">
            <text:p>20.48%</text:p>
          </table:table-cell>
          <table:table-cell table:formula="of:=[.D341]*[.$B$8]" office:value-type="float" office:value="59.1781206171108" calcext:value-type="float">
            <text:p>59.1781206171108</text:p>
          </table:table-cell>
          <table:table-cell table:formula="of:=[.F341]/[.$B$6]" office:value-type="percentage" office:value="0.20476858345021" calcext:value-type="percentage">
            <text:p>20.48%</text:p>
          </table:table-cell>
          <table:table-cell table:formula="of:=SUM([.$B$196:.$B341])" office:value-type="float" office:value="138" calcext:value-type="float">
            <text:p>138</text:p>
          </table:table-cell>
          <table:table-cell table:formula="of:=[.H341]/[.$B$6]" office:value-type="percentage" office:value="0.477508650519031" calcext:value-type="percentage">
            <text:p>47.75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.768243054305234" calcext:value-type="float">
            <text:p>0.768243054305234</text:p>
          </table:table-cell>
          <table:table-cell office:value-type="float" office:value="147" calcext:value-type="float">
            <text:p>147</text:p>
          </table:table-cell>
          <table:table-cell table:formula="of:=[.D342]/[.$B$7]" office:value-type="percentage" office:value="0.20617110799439" calcext:value-type="percentage">
            <text:p>20.62%</text:p>
          </table:table-cell>
          <table:table-cell table:formula="of:=[.D342]*[.$B$8]" office:value-type="float" office:value="59.5834502103787" calcext:value-type="float">
            <text:p>59.5834502103787</text:p>
          </table:table-cell>
          <table:table-cell table:formula="of:=[.F342]/[.$B$6]" office:value-type="percentage" office:value="0.20617110799439" calcext:value-type="percentage">
            <text:p>20.62%</text:p>
          </table:table-cell>
          <table:table-cell table:formula="of:=SUM([.$B$196:.$B342])" office:value-type="float" office:value="139" calcext:value-type="float">
            <text:p>139</text:p>
          </table:table-cell>
          <table:table-cell table:formula="of:=[.H342]/[.$B$6]" office:value-type="percentage" office:value="0.480968858131488" calcext:value-type="percentage">
            <text:p>48.10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764664551430539" calcext:value-type="float">
            <text:p>0.764664551430539</text:p>
          </table:table-cell>
          <table:table-cell office:value-type="float" office:value="148" calcext:value-type="float">
            <text:p>148</text:p>
          </table:table-cell>
          <table:table-cell table:formula="of:=[.D343]/[.$B$7]" office:value-type="percentage" office:value="0.207573632538569" calcext:value-type="percentage">
            <text:p>20.76%</text:p>
          </table:table-cell>
          <table:table-cell table:formula="of:=[.D343]*[.$B$8]" office:value-type="float" office:value="59.9887798036466" calcext:value-type="float">
            <text:p>59.9887798036466</text:p>
          </table:table-cell>
          <table:table-cell table:formula="of:=[.F343]/[.$B$6]" office:value-type="percentage" office:value="0.207573632538569" calcext:value-type="percentage">
            <text:p>20.76%</text:p>
          </table:table-cell>
          <table:table-cell table:formula="of:=SUM([.$B$196:.$B343])" office:value-type="float" office:value="139" calcext:value-type="float">
            <text:p>139</text:p>
          </table:table-cell>
          <table:table-cell table:formula="of:=[.H343]/[.$B$6]" office:value-type="percentage" office:value="0.480968858131488" calcext:value-type="percentage">
            <text:p>48.10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760628170262949" calcext:value-type="float">
            <text:p>0.760628170262949</text:p>
          </table:table-cell>
          <table:table-cell office:value-type="float" office:value="149" calcext:value-type="float">
            <text:p>149</text:p>
          </table:table-cell>
          <table:table-cell table:formula="of:=[.D344]/[.$B$7]" office:value-type="percentage" office:value="0.208976157082749" calcext:value-type="percentage">
            <text:p>20.90%</text:p>
          </table:table-cell>
          <table:table-cell table:formula="of:=[.D344]*[.$B$8]" office:value-type="float" office:value="60.3941093969145" calcext:value-type="float">
            <text:p>60.3941093969145</text:p>
          </table:table-cell>
          <table:table-cell table:formula="of:=[.F344]/[.$B$6]" office:value-type="percentage" office:value="0.208976157082749" calcext:value-type="percentage">
            <text:p>20.90%</text:p>
          </table:table-cell>
          <table:table-cell table:formula="of:=SUM([.$B$196:.$B344])" office:value-type="float" office:value="140" calcext:value-type="float">
            <text:p>140</text:p>
          </table:table-cell>
          <table:table-cell table:formula="of:=[.H344]/[.$B$6]" office:value-type="percentage" office:value="0.484429065743945" calcext:value-type="percentage">
            <text:p>48.44%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.760628170262949" calcext:value-type="float">
            <text:p>0.760628170262949</text:p>
          </table:table-cell>
          <table:table-cell office:value-type="float" office:value="150" calcext:value-type="float">
            <text:p>150</text:p>
          </table:table-cell>
          <table:table-cell table:formula="of:=[.D345]/[.$B$7]" office:value-type="percentage" office:value="0.210378681626928" calcext:value-type="percentage">
            <text:p>21.04%</text:p>
          </table:table-cell>
          <table:table-cell table:formula="of:=[.D345]*[.$B$8]" office:value-type="float" office:value="60.7994389901823" calcext:value-type="float">
            <text:p>60.7994389901823</text:p>
          </table:table-cell>
          <table:table-cell table:formula="of:=[.F345]/[.$B$6]" office:value-type="percentage" office:value="0.210378681626928" calcext:value-type="percentage">
            <text:p>21.04%</text:p>
          </table:table-cell>
          <table:table-cell table:formula="of:=SUM([.$B$196:.$B345])" office:value-type="float" office:value="141" calcext:value-type="float">
            <text:p>141</text:p>
          </table:table-cell>
          <table:table-cell table:formula="of:=[.H345]/[.$B$6]" office:value-type="percentage" office:value="0.487889273356401" calcext:value-type="percentage">
            <text:p>48.79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.760440983627082" calcext:value-type="float">
            <text:p>0.760440983627082</text:p>
          </table:table-cell>
          <table:table-cell office:value-type="float" office:value="151" calcext:value-type="float">
            <text:p>151</text:p>
          </table:table-cell>
          <table:table-cell table:formula="of:=[.D346]/[.$B$7]" office:value-type="percentage" office:value="0.211781206171108" calcext:value-type="percentage">
            <text:p>21.18%</text:p>
          </table:table-cell>
          <table:table-cell table:formula="of:=[.D346]*[.$B$8]" office:value-type="float" office:value="61.2047685834502" calcext:value-type="float">
            <text:p>61.2047685834502</text:p>
          </table:table-cell>
          <table:table-cell table:formula="of:=[.F346]/[.$B$6]" office:value-type="percentage" office:value="0.211781206171108" calcext:value-type="percentage">
            <text:p>21.18%</text:p>
          </table:table-cell>
          <table:table-cell table:formula="of:=SUM([.$B$196:.$B346])" office:value-type="float" office:value="142" calcext:value-type="float">
            <text:p>142</text:p>
          </table:table-cell>
          <table:table-cell table:formula="of:=[.H346]/[.$B$6]" office:value-type="percentage" office:value="0.491349480968858" calcext:value-type="percentage">
            <text:p>49.13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.760230776782785" calcext:value-type="float">
            <text:p>0.760230776782785</text:p>
          </table:table-cell>
          <table:table-cell office:value-type="float" office:value="152" calcext:value-type="float">
            <text:p>152</text:p>
          </table:table-cell>
          <table:table-cell table:formula="of:=[.D347]/[.$B$7]" office:value-type="percentage" office:value="0.213183730715288" calcext:value-type="percentage">
            <text:p>21.32%</text:p>
          </table:table-cell>
          <table:table-cell table:formula="of:=[.D347]*[.$B$8]" office:value-type="float" office:value="61.6100981767181" calcext:value-type="float">
            <text:p>61.6100981767181</text:p>
          </table:table-cell>
          <table:table-cell table:formula="of:=[.F347]/[.$B$6]" office:value-type="percentage" office:value="0.213183730715288" calcext:value-type="percentage">
            <text:p>21.32%</text:p>
          </table:table-cell>
          <table:table-cell table:formula="of:=SUM([.$B$196:.$B347])" office:value-type="float" office:value="143" calcext:value-type="float">
            <text:p>143</text:p>
          </table:table-cell>
          <table:table-cell table:formula="of:=[.H347]/[.$B$6]" office:value-type="percentage" office:value="0.494809688581315" calcext:value-type="percentage">
            <text:p>49.48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756567759894228" calcext:value-type="float">
            <text:p>0.756567759894228</text:p>
          </table:table-cell>
          <table:table-cell office:value-type="float" office:value="153" calcext:value-type="float">
            <text:p>153</text:p>
          </table:table-cell>
          <table:table-cell table:formula="of:=[.D348]/[.$B$7]" office:value-type="percentage" office:value="0.214586255259467" calcext:value-type="percentage">
            <text:p>21.46%</text:p>
          </table:table-cell>
          <table:table-cell table:formula="of:=[.D348]*[.$B$8]" office:value-type="float" office:value="62.015427769986" calcext:value-type="float">
            <text:p>62.015427769986</text:p>
          </table:table-cell>
          <table:table-cell table:formula="of:=[.F348]/[.$B$6]" office:value-type="percentage" office:value="0.214586255259467" calcext:value-type="percentage">
            <text:p>21.46%</text:p>
          </table:table-cell>
          <table:table-cell table:formula="of:=SUM([.$B$196:.$B348])" office:value-type="float" office:value="144" calcext:value-type="float">
            <text:p>144</text:p>
          </table:table-cell>
          <table:table-cell table:formula="of:=[.H348]/[.$B$6]" office:value-type="percentage" office:value="0.498269896193772" calcext:value-type="percentage">
            <text:p>49.83%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.752460888674009" calcext:value-type="float">
            <text:p>0.752460888674009</text:p>
          </table:table-cell>
          <table:table-cell office:value-type="float" office:value="154" calcext:value-type="float">
            <text:p>154</text:p>
          </table:table-cell>
          <table:table-cell table:formula="of:=[.D349]/[.$B$7]" office:value-type="percentage" office:value="0.215988779803647" calcext:value-type="percentage">
            <text:p>21.60%</text:p>
          </table:table-cell>
          <table:table-cell table:formula="of:=[.D349]*[.$B$8]" office:value-type="float" office:value="62.4207573632539" calcext:value-type="float">
            <text:p>62.4207573632539</text:p>
          </table:table-cell>
          <table:table-cell table:formula="of:=[.F349]/[.$B$6]" office:value-type="percentage" office:value="0.215988779803647" calcext:value-type="percentage">
            <text:p>21.60%</text:p>
          </table:table-cell>
          <table:table-cell table:formula="of:=SUM([.$B$196:.$B349])" office:value-type="float" office:value="145" calcext:value-type="float">
            <text:p>145</text:p>
          </table:table-cell>
          <table:table-cell table:formula="of:=[.H349]/[.$B$6]" office:value-type="percentage" office:value="0.501730103806228" calcext:value-type="percentage">
            <text:p>50.17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.748501313189341" calcext:value-type="float">
            <text:p>0.748501313189341</text:p>
          </table:table-cell>
          <table:table-cell office:value-type="float" office:value="155" calcext:value-type="float">
            <text:p>155</text:p>
          </table:table-cell>
          <table:table-cell table:formula="of:=[.D350]/[.$B$7]" office:value-type="percentage" office:value="0.217391304347826" calcext:value-type="percentage">
            <text:p>21.74%</text:p>
          </table:table-cell>
          <table:table-cell table:formula="of:=[.D350]*[.$B$8]" office:value-type="float" office:value="62.8260869565217" calcext:value-type="float">
            <text:p>62.8260869565217</text:p>
          </table:table-cell>
          <table:table-cell table:formula="of:=[.F350]/[.$B$6]" office:value-type="percentage" office:value="0.217391304347826" calcext:value-type="percentage">
            <text:p>21.74%</text:p>
          </table:table-cell>
          <table:table-cell table:formula="of:=SUM([.$B$196:.$B350])" office:value-type="float" office:value="146" calcext:value-type="float">
            <text:p>146</text:p>
          </table:table-cell>
          <table:table-cell table:formula="of:=[.H350]/[.$B$6]" office:value-type="percentage" office:value="0.505190311418685" calcext:value-type="percentage">
            <text:p>50.52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44719274474573" calcext:value-type="float">
            <text:p>0.744719274474573</text:p>
          </table:table-cell>
          <table:table-cell office:value-type="float" office:value="156" calcext:value-type="float">
            <text:p>156</text:p>
          </table:table-cell>
          <table:table-cell table:formula="of:=[.D351]/[.$B$7]" office:value-type="percentage" office:value="0.218793828892006" calcext:value-type="percentage">
            <text:p>21.88%</text:p>
          </table:table-cell>
          <table:table-cell table:formula="of:=[.D351]*[.$B$8]" office:value-type="float" office:value="63.2314165497896" calcext:value-type="float">
            <text:p>63.2314165497896</text:p>
          </table:table-cell>
          <table:table-cell table:formula="of:=[.F351]/[.$B$6]" office:value-type="percentage" office:value="0.218793828892006" calcext:value-type="percentage">
            <text:p>21.88%</text:p>
          </table:table-cell>
          <table:table-cell table:formula="of:=SUM([.$B$196:.$B351])" office:value-type="float" office:value="147" calcext:value-type="float">
            <text:p>147</text:p>
          </table:table-cell>
          <table:table-cell table:formula="of:=[.H351]/[.$B$6]" office:value-type="percentage" office:value="0.508650519031142" calcext:value-type="percentage">
            <text:p>50.87%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.740481078359938" calcext:value-type="float">
            <text:p>0.740481078359938</text:p>
          </table:table-cell>
          <table:table-cell office:value-type="float" office:value="157" calcext:value-type="float">
            <text:p>157</text:p>
          </table:table-cell>
          <table:table-cell table:formula="of:=[.D352]/[.$B$7]" office:value-type="percentage" office:value="0.220196353436185" calcext:value-type="percentage">
            <text:p>22.02%</text:p>
          </table:table-cell>
          <table:table-cell table:formula="of:=[.D352]*[.$B$8]" office:value-type="float" office:value="63.6367461430575" calcext:value-type="float">
            <text:p>63.6367461430575</text:p>
          </table:table-cell>
          <table:table-cell table:formula="of:=[.F352]/[.$B$6]" office:value-type="percentage" office:value="0.220196353436185" calcext:value-type="percentage">
            <text:p>22.02%</text:p>
          </table:table-cell>
          <table:table-cell table:formula="of:=SUM([.$B$196:.$B352])" office:value-type="float" office:value="148" calcext:value-type="float">
            <text:p>148</text:p>
          </table:table-cell>
          <table:table-cell table:formula="of:=[.H352]/[.$B$6]" office:value-type="percentage" office:value="0.512110726643599" calcext:value-type="percentage">
            <text:p>51.2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32070352962442" calcext:value-type="float">
            <text:p>0.732070352962442</text:p>
          </table:table-cell>
          <table:table-cell office:value-type="float" office:value="158" calcext:value-type="float">
            <text:p>158</text:p>
          </table:table-cell>
          <table:table-cell table:formula="of:=[.D353]/[.$B$7]" office:value-type="percentage" office:value="0.221598877980365" calcext:value-type="percentage">
            <text:p>22.16%</text:p>
          </table:table-cell>
          <table:table-cell table:formula="of:=[.D353]*[.$B$8]" office:value-type="float" office:value="64.0420757363254" calcext:value-type="float">
            <text:p>64.0420757363254</text:p>
          </table:table-cell>
          <table:table-cell table:formula="of:=[.F353]/[.$B$6]" office:value-type="percentage" office:value="0.221598877980365" calcext:value-type="percentage">
            <text:p>22.16%</text:p>
          </table:table-cell>
          <table:table-cell table:formula="of:=SUM([.$B$196:.$B353])" office:value-type="float" office:value="148" calcext:value-type="float">
            <text:p>148</text:p>
          </table:table-cell>
          <table:table-cell table:formula="of:=[.H353]/[.$B$6]" office:value-type="percentage" office:value="0.512110726643599" calcext:value-type="percentage">
            <text:p>51.21%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731844030223427" calcext:value-type="float">
            <text:p>0.731844030223427</text:p>
          </table:table-cell>
          <table:table-cell office:value-type="float" office:value="159" calcext:value-type="float">
            <text:p>159</text:p>
          </table:table-cell>
          <table:table-cell table:formula="of:=[.D354]/[.$B$7]" office:value-type="percentage" office:value="0.223001402524544" calcext:value-type="percentage">
            <text:p>22.30%</text:p>
          </table:table-cell>
          <table:table-cell table:formula="of:=[.D354]*[.$B$8]" office:value-type="float" office:value="64.4474053295933" calcext:value-type="float">
            <text:p>64.4474053295933</text:p>
          </table:table-cell>
          <table:table-cell table:formula="of:=[.F354]/[.$B$6]" office:value-type="percentage" office:value="0.223001402524544" calcext:value-type="percentage">
            <text:p>22.30%</text:p>
          </table:table-cell>
          <table:table-cell table:formula="of:=SUM([.$B$196:.$B354])" office:value-type="float" office:value="149" calcext:value-type="float">
            <text:p>149</text:p>
          </table:table-cell>
          <table:table-cell table:formula="of:=[.H354]/[.$B$6]" office:value-type="percentage" office:value="0.515570934256055" calcext:value-type="percentage">
            <text:p>51.56%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0.727470301966904" calcext:value-type="float">
            <text:p>0.727470301966904</text:p>
          </table:table-cell>
          <table:table-cell office:value-type="float" office:value="160" calcext:value-type="float">
            <text:p>160</text:p>
          </table:table-cell>
          <table:table-cell table:formula="of:=[.D355]/[.$B$7]" office:value-type="percentage" office:value="0.224403927068724" calcext:value-type="percentage">
            <text:p>22.44%</text:p>
          </table:table-cell>
          <table:table-cell table:formula="of:=[.D355]*[.$B$8]" office:value-type="float" office:value="64.8527349228611" calcext:value-type="float">
            <text:p>64.8527349228611</text:p>
          </table:table-cell>
          <table:table-cell table:formula="of:=[.F355]/[.$B$6]" office:value-type="percentage" office:value="0.224403927068724" calcext:value-type="percentage">
            <text:p>22.44%</text:p>
          </table:table-cell>
          <table:table-cell table:formula="of:=SUM([.$B$196:.$B355])" office:value-type="float" office:value="150" calcext:value-type="float">
            <text:p>150</text:p>
          </table:table-cell>
          <table:table-cell table:formula="of:=[.H355]/[.$B$6]" office:value-type="percentage" office:value="0.519031141868512" calcext:value-type="percentage">
            <text:p>51.9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723488833123697" calcext:value-type="float">
            <text:p>0.723488833123697</text:p>
          </table:table-cell>
          <table:table-cell office:value-type="float" office:value="161" calcext:value-type="float">
            <text:p>161</text:p>
          </table:table-cell>
          <table:table-cell table:formula="of:=[.D356]/[.$B$7]" office:value-type="percentage" office:value="0.225806451612903" calcext:value-type="percentage">
            <text:p>22.58%</text:p>
          </table:table-cell>
          <table:table-cell table:formula="of:=[.D356]*[.$B$8]" office:value-type="float" office:value="65.258064516129" calcext:value-type="float">
            <text:p>65.258064516129</text:p>
          </table:table-cell>
          <table:table-cell table:formula="of:=[.F356]/[.$B$6]" office:value-type="percentage" office:value="0.225806451612903" calcext:value-type="percentage">
            <text:p>22.58%</text:p>
          </table:table-cell>
          <table:table-cell table:formula="of:=SUM([.$B$196:.$B356])" office:value-type="float" office:value="151" calcext:value-type="float">
            <text:p>151</text:p>
          </table:table-cell>
          <table:table-cell table:formula="of:=[.H356]/[.$B$6]" office:value-type="percentage" office:value="0.522491349480969" calcext:value-type="percentage">
            <text:p>52.25%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723488833123697" calcext:value-type="float">
            <text:p>0.723488833123697</text:p>
          </table:table-cell>
          <table:table-cell office:value-type="float" office:value="162" calcext:value-type="float">
            <text:p>162</text:p>
          </table:table-cell>
          <table:table-cell table:formula="of:=[.D357]/[.$B$7]" office:value-type="percentage" office:value="0.227208976157083" calcext:value-type="percentage">
            <text:p>22.72%</text:p>
          </table:table-cell>
          <table:table-cell table:formula="of:=[.D357]*[.$B$8]" office:value-type="float" office:value="65.6633941093969" calcext:value-type="float">
            <text:p>65.6633941093969</text:p>
          </table:table-cell>
          <table:table-cell table:formula="of:=[.F357]/[.$B$6]" office:value-type="percentage" office:value="0.227208976157083" calcext:value-type="percentage">
            <text:p>22.72%</text:p>
          </table:table-cell>
          <table:table-cell table:formula="of:=SUM([.$B$196:.$B357])" office:value-type="float" office:value="152" calcext:value-type="float">
            <text:p>152</text:p>
          </table:table-cell>
          <table:table-cell table:formula="of:=[.H357]/[.$B$6]" office:value-type="percentage" office:value="0.525951557093426" calcext:value-type="percentage">
            <text:p>52.6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714739557452785" calcext:value-type="float">
            <text:p>0.714739557452785</text:p>
          </table:table-cell>
          <table:table-cell office:value-type="float" office:value="163" calcext:value-type="float">
            <text:p>163</text:p>
          </table:table-cell>
          <table:table-cell table:formula="of:=[.D358]/[.$B$7]" office:value-type="percentage" office:value="0.228611500701262" calcext:value-type="percentage">
            <text:p>22.86%</text:p>
          </table:table-cell>
          <table:table-cell table:formula="of:=[.D358]*[.$B$8]" office:value-type="float" office:value="66.0687237026648" calcext:value-type="float">
            <text:p>66.0687237026648</text:p>
          </table:table-cell>
          <table:table-cell table:formula="of:=[.F358]/[.$B$6]" office:value-type="percentage" office:value="0.228611500701262" calcext:value-type="percentage">
            <text:p>22.86%</text:p>
          </table:table-cell>
          <table:table-cell table:formula="of:=SUM([.$B$196:.$B358])" office:value-type="float" office:value="153" calcext:value-type="float">
            <text:p>153</text:p>
          </table:table-cell>
          <table:table-cell table:formula="of:=[.H358]/[.$B$6]" office:value-type="percentage" office:value="0.529411764705882" calcext:value-type="percentage">
            <text:p>52.94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714739557452785" calcext:value-type="float">
            <text:p>0.714739557452785</text:p>
          </table:table-cell>
          <table:table-cell office:value-type="float" office:value="164" calcext:value-type="float">
            <text:p>164</text:p>
          </table:table-cell>
          <table:table-cell table:formula="of:=[.D359]/[.$B$7]" office:value-type="percentage" office:value="0.230014025245442" calcext:value-type="percentage">
            <text:p>23.00%</text:p>
          </table:table-cell>
          <table:table-cell table:formula="of:=[.D359]*[.$B$8]" office:value-type="float" office:value="66.4740532959327" calcext:value-type="float">
            <text:p>66.4740532959327</text:p>
          </table:table-cell>
          <table:table-cell table:formula="of:=[.F359]/[.$B$6]" office:value-type="percentage" office:value="0.230014025245442" calcext:value-type="percentage">
            <text:p>23.00%</text:p>
          </table:table-cell>
          <table:table-cell table:formula="of:=SUM([.$B$196:.$B359])" office:value-type="float" office:value="154" calcext:value-type="float">
            <text:p>154</text:p>
          </table:table-cell>
          <table:table-cell table:formula="of:=[.H359]/[.$B$6]" office:value-type="percentage" office:value="0.532871972318339" calcext:value-type="percentage">
            <text:p>53.29%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.706528251188712" calcext:value-type="float">
            <text:p>0.706528251188712</text:p>
          </table:table-cell>
          <table:table-cell office:value-type="float" office:value="165" calcext:value-type="float">
            <text:p>165</text:p>
          </table:table-cell>
          <table:table-cell table:formula="of:=[.D360]/[.$B$7]" office:value-type="percentage" office:value="0.231416549789621" calcext:value-type="percentage">
            <text:p>23.14%</text:p>
          </table:table-cell>
          <table:table-cell table:formula="of:=[.D360]*[.$B$8]" office:value-type="float" office:value="66.8793828892006" calcext:value-type="float">
            <text:p>66.8793828892006</text:p>
          </table:table-cell>
          <table:table-cell table:formula="of:=[.F360]/[.$B$6]" office:value-type="percentage" office:value="0.231416549789621" calcext:value-type="percentage">
            <text:p>23.14%</text:p>
          </table:table-cell>
          <table:table-cell table:formula="of:=SUM([.$B$196:.$B360])" office:value-type="float" office:value="155" calcext:value-type="float">
            <text:p>155</text:p>
          </table:table-cell>
          <table:table-cell table:formula="of:=[.H360]/[.$B$6]" office:value-type="percentage" office:value="0.536332179930796" calcext:value-type="percentage">
            <text:p>53.63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705826005224585" calcext:value-type="float">
            <text:p>0.705826005224585</text:p>
          </table:table-cell>
          <table:table-cell office:value-type="float" office:value="166" calcext:value-type="float">
            <text:p>166</text:p>
          </table:table-cell>
          <table:table-cell table:formula="of:=[.D361]/[.$B$7]" office:value-type="percentage" office:value="0.232819074333801" calcext:value-type="percentage">
            <text:p>23.28%</text:p>
          </table:table-cell>
          <table:table-cell table:formula="of:=[.D361]*[.$B$8]" office:value-type="float" office:value="67.2847124824685" calcext:value-type="float">
            <text:p>67.2847124824685</text:p>
          </table:table-cell>
          <table:table-cell table:formula="of:=[.F361]/[.$B$6]" office:value-type="percentage" office:value="0.232819074333801" calcext:value-type="percentage">
            <text:p>23.28%</text:p>
          </table:table-cell>
          <table:table-cell table:formula="of:=SUM([.$B$196:.$B361])" office:value-type="float" office:value="155" calcext:value-type="float">
            <text:p>155</text:p>
          </table:table-cell>
          <table:table-cell table:formula="of:=[.H361]/[.$B$6]" office:value-type="percentage" office:value="0.536332179930796" calcext:value-type="percentage">
            <text:p>53.63%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701416473492704" calcext:value-type="float">
            <text:p>0.701416473492704</text:p>
          </table:table-cell>
          <table:table-cell office:value-type="float" office:value="167" calcext:value-type="float">
            <text:p>167</text:p>
          </table:table-cell>
          <table:table-cell table:formula="of:=[.D362]/[.$B$7]" office:value-type="percentage" office:value="0.23422159887798" calcext:value-type="percentage">
            <text:p>23.42%</text:p>
          </table:table-cell>
          <table:table-cell table:formula="of:=[.D362]*[.$B$8]" office:value-type="float" office:value="67.6900420757363" calcext:value-type="float">
            <text:p>67.6900420757363</text:p>
          </table:table-cell>
          <table:table-cell table:formula="of:=[.F362]/[.$B$6]" office:value-type="percentage" office:value="0.23422159887798" calcext:value-type="percentage">
            <text:p>23.42%</text:p>
          </table:table-cell>
          <table:table-cell table:formula="of:=SUM([.$B$196:.$B362])" office:value-type="float" office:value="155" calcext:value-type="float">
            <text:p>155</text:p>
          </table:table-cell>
          <table:table-cell table:formula="of:=[.H362]/[.$B$6]" office:value-type="percentage" office:value="0.536332179930796" calcext:value-type="percentage">
            <text:p>53.63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.696969222139242" calcext:value-type="float">
            <text:p>0.696969222139242</text:p>
          </table:table-cell>
          <table:table-cell office:value-type="float" office:value="168" calcext:value-type="float">
            <text:p>168</text:p>
          </table:table-cell>
          <table:table-cell table:formula="of:=[.D363]/[.$B$7]" office:value-type="percentage" office:value="0.23562412342216" calcext:value-type="percentage">
            <text:p>23.56%</text:p>
          </table:table-cell>
          <table:table-cell table:formula="of:=[.D363]*[.$B$8]" office:value-type="float" office:value="68.0953716690042" calcext:value-type="float">
            <text:p>68.0953716690042</text:p>
          </table:table-cell>
          <table:table-cell table:formula="of:=[.F363]/[.$B$6]" office:value-type="percentage" office:value="0.23562412342216" calcext:value-type="percentage">
            <text:p>23.56%</text:p>
          </table:table-cell>
          <table:table-cell table:formula="of:=SUM([.$B$196:.$B363])" office:value-type="float" office:value="156" calcext:value-type="float">
            <text:p>156</text:p>
          </table:table-cell>
          <table:table-cell table:formula="of:=[.H363]/[.$B$6]" office:value-type="percentage" office:value="0.539792387543253" calcext:value-type="percentage">
            <text:p>53.98%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0.696969222139242" calcext:value-type="float">
            <text:p>0.696969222139242</text:p>
          </table:table-cell>
          <table:table-cell office:value-type="float" office:value="169" calcext:value-type="float">
            <text:p>169</text:p>
          </table:table-cell>
          <table:table-cell table:formula="of:=[.D364]/[.$B$7]" office:value-type="percentage" office:value="0.237026647966339" calcext:value-type="percentage">
            <text:p>23.70%</text:p>
          </table:table-cell>
          <table:table-cell table:formula="of:=[.D364]*[.$B$8]" office:value-type="float" office:value="68.5007012622721" calcext:value-type="float">
            <text:p>68.5007012622721</text:p>
          </table:table-cell>
          <table:table-cell table:formula="of:=[.F364]/[.$B$6]" office:value-type="percentage" office:value="0.237026647966339" calcext:value-type="percentage">
            <text:p>23.70%</text:p>
          </table:table-cell>
          <table:table-cell table:formula="of:=SUM([.$B$196:.$B364])" office:value-type="float" office:value="157" calcext:value-type="float">
            <text:p>157</text:p>
          </table:table-cell>
          <table:table-cell table:formula="of:=[.H364]/[.$B$6]" office:value-type="percentage" office:value="0.543252595155709" calcext:value-type="percentage">
            <text:p>54.33%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0" calcext:value-type="float">
            <text:p>170</text:p>
          </table:table-cell>
          <table:table-cell table:formula="of:=[.D365]/[.$B$7]" office:value-type="percentage" office:value="0.238429172510519" calcext:value-type="percentage">
            <text:p>23.84%</text:p>
          </table:table-cell>
          <table:table-cell table:formula="of:=[.D365]*[.$B$8]" office:value-type="float" office:value="68.90603085554" calcext:value-type="float">
            <text:p>68.90603085554</text:p>
          </table:table-cell>
          <table:table-cell table:formula="of:=[.F365]/[.$B$6]" office:value-type="percentage" office:value="0.238429172510519" calcext:value-type="percentage">
            <text:p>23.84%</text:p>
          </table:table-cell>
          <table:table-cell table:formula="of:=SUM([.$B$196:.$B365])" office:value-type="float" office:value="157" calcext:value-type="float">
            <text:p>157</text:p>
          </table:table-cell>
          <table:table-cell table:formula="of:=[.H365]/[.$B$6]" office:value-type="percentage" office:value="0.543252595155709" calcext:value-type="percentage">
            <text:p>54.33%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1" calcext:value-type="float">
            <text:p>171</text:p>
          </table:table-cell>
          <table:table-cell table:formula="of:=[.D366]/[.$B$7]" office:value-type="percentage" office:value="0.239831697054698" calcext:value-type="percentage">
            <text:p>23.98%</text:p>
          </table:table-cell>
          <table:table-cell table:formula="of:=[.D366]*[.$B$8]" office:value-type="float" office:value="69.3113604488079" calcext:value-type="float">
            <text:p>69.3113604488079</text:p>
          </table:table-cell>
          <table:table-cell table:formula="of:=[.F366]/[.$B$6]" office:value-type="percentage" office:value="0.239831697054698" calcext:value-type="percentage">
            <text:p>23.98%</text:p>
          </table:table-cell>
          <table:table-cell table:formula="of:=SUM([.$B$196:.$B366])" office:value-type="float" office:value="158" calcext:value-type="float">
            <text:p>158</text:p>
          </table:table-cell>
          <table:table-cell table:formula="of:=[.H366]/[.$B$6]" office:value-type="percentage" office:value="0.546712802768166" calcext:value-type="percentage">
            <text:p>54.67%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2" calcext:value-type="float">
            <text:p>172</text:p>
          </table:table-cell>
          <table:table-cell table:formula="of:=[.D367]/[.$B$7]" office:value-type="percentage" office:value="0.241234221598878" calcext:value-type="percentage">
            <text:p>24.12%</text:p>
          </table:table-cell>
          <table:table-cell table:formula="of:=[.D367]*[.$B$8]" office:value-type="float" office:value="69.7166900420757" calcext:value-type="float">
            <text:p>69.7166900420757</text:p>
          </table:table-cell>
          <table:table-cell table:formula="of:=[.F367]/[.$B$6]" office:value-type="percentage" office:value="0.241234221598878" calcext:value-type="percentage">
            <text:p>24.12%</text:p>
          </table:table-cell>
          <table:table-cell table:formula="of:=SUM([.$B$196:.$B367])" office:value-type="float" office:value="158" calcext:value-type="float">
            <text:p>158</text:p>
          </table:table-cell>
          <table:table-cell table:formula="of:=[.H367]/[.$B$6]" office:value-type="percentage" office:value="0.546712802768166" calcext:value-type="percentage">
            <text:p>54.67%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3" calcext:value-type="float">
            <text:p>173</text:p>
          </table:table-cell>
          <table:table-cell table:formula="of:=[.D368]/[.$B$7]" office:value-type="percentage" office:value="0.242636746143057" calcext:value-type="percentage">
            <text:p>24.26%</text:p>
          </table:table-cell>
          <table:table-cell table:formula="of:=[.D368]*[.$B$8]" office:value-type="float" office:value="70.1220196353436" calcext:value-type="float">
            <text:p>70.1220196353436</text:p>
          </table:table-cell>
          <table:table-cell table:formula="of:=[.F368]/[.$B$6]" office:value-type="percentage" office:value="0.242636746143057" calcext:value-type="percentage">
            <text:p>24.26%</text:p>
          </table:table-cell>
          <table:table-cell table:formula="of:=SUM([.$B$196:.$B368])" office:value-type="float" office:value="159" calcext:value-type="float">
            <text:p>159</text:p>
          </table:table-cell>
          <table:table-cell table:formula="of:=[.H368]/[.$B$6]" office:value-type="percentage" office:value="0.550173010380623" calcext:value-type="percentage">
            <text:p>55.02%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4" calcext:value-type="float">
            <text:p>174</text:p>
          </table:table-cell>
          <table:table-cell table:formula="of:=[.D369]/[.$B$7]" office:value-type="percentage" office:value="0.244039270687237" calcext:value-type="percentage">
            <text:p>24.40%</text:p>
          </table:table-cell>
          <table:table-cell table:formula="of:=[.D369]*[.$B$8]" office:value-type="float" office:value="70.5273492286115" calcext:value-type="float">
            <text:p>70.5273492286115</text:p>
          </table:table-cell>
          <table:table-cell table:formula="of:=[.F369]/[.$B$6]" office:value-type="percentage" office:value="0.244039270687237" calcext:value-type="percentage">
            <text:p>24.40%</text:p>
          </table:table-cell>
          <table:table-cell table:formula="of:=SUM([.$B$196:.$B369])" office:value-type="float" office:value="159" calcext:value-type="float">
            <text:p>159</text:p>
          </table:table-cell>
          <table:table-cell table:formula="of:=[.H369]/[.$B$6]" office:value-type="percentage" office:value="0.550173010380623" calcext:value-type="percentage">
            <text:p>55.02%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0.696752101398195" calcext:value-type="float">
            <text:p>0.696752101398195</text:p>
          </table:table-cell>
          <table:table-cell office:value-type="float" office:value="175" calcext:value-type="float">
            <text:p>175</text:p>
          </table:table-cell>
          <table:table-cell table:formula="of:=[.D370]/[.$B$7]" office:value-type="percentage" office:value="0.245441795231417" calcext:value-type="percentage">
            <text:p>24.54%</text:p>
          </table:table-cell>
          <table:table-cell table:formula="of:=[.D370]*[.$B$8]" office:value-type="float" office:value="70.9326788218794" calcext:value-type="float">
            <text:p>70.9326788218794</text:p>
          </table:table-cell>
          <table:table-cell table:formula="of:=[.F370]/[.$B$6]" office:value-type="percentage" office:value="0.245441795231417" calcext:value-type="percentage">
            <text:p>24.54%</text:p>
          </table:table-cell>
          <table:table-cell table:formula="of:=SUM([.$B$196:.$B370])" office:value-type="float" office:value="160" calcext:value-type="float">
            <text:p>160</text:p>
          </table:table-cell>
          <table:table-cell table:formula="of:=[.H370]/[.$B$6]" office:value-type="percentage" office:value="0.55363321799308" calcext:value-type="percentage">
            <text:p>55.36%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.696508313025649" calcext:value-type="float">
            <text:p>0.696508313025649</text:p>
          </table:table-cell>
          <table:table-cell office:value-type="float" office:value="176" calcext:value-type="float">
            <text:p>176</text:p>
          </table:table-cell>
          <table:table-cell table:formula="of:=[.D371]/[.$B$7]" office:value-type="percentage" office:value="0.246844319775596" calcext:value-type="percentage">
            <text:p>24.68%</text:p>
          </table:table-cell>
          <table:table-cell table:formula="of:=[.D371]*[.$B$8]" office:value-type="float" office:value="71.3380084151473" calcext:value-type="float">
            <text:p>71.3380084151473</text:p>
          </table:table-cell>
          <table:table-cell table:formula="of:=[.F371]/[.$B$6]" office:value-type="percentage" office:value="0.246844319775596" calcext:value-type="percentage">
            <text:p>24.68%</text:p>
          </table:table-cell>
          <table:table-cell table:formula="of:=SUM([.$B$196:.$B371])" office:value-type="float" office:value="161" calcext:value-type="float">
            <text:p>161</text:p>
          </table:table-cell>
          <table:table-cell table:formula="of:=[.H371]/[.$B$6]" office:value-type="percentage" office:value="0.557093425605536" calcext:value-type="percentage">
            <text:p>55.71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687522219479355" calcext:value-type="float">
            <text:p>0.687522219479355</text:p>
          </table:table-cell>
          <table:table-cell office:value-type="float" office:value="177" calcext:value-type="float">
            <text:p>177</text:p>
          </table:table-cell>
          <table:table-cell table:formula="of:=[.D372]/[.$B$7]" office:value-type="percentage" office:value="0.248246844319776" calcext:value-type="percentage">
            <text:p>24.82%</text:p>
          </table:table-cell>
          <table:table-cell table:formula="of:=[.D372]*[.$B$8]" office:value-type="float" office:value="71.7433380084152" calcext:value-type="float">
            <text:p>71.7433380084152</text:p>
          </table:table-cell>
          <table:table-cell table:formula="of:=[.F372]/[.$B$6]" office:value-type="percentage" office:value="0.248246844319776" calcext:value-type="percentage">
            <text:p>24.82%</text:p>
          </table:table-cell>
          <table:table-cell table:formula="of:=SUM([.$B$196:.$B372])" office:value-type="float" office:value="162" calcext:value-type="float">
            <text:p>162</text:p>
          </table:table-cell>
          <table:table-cell table:formula="of:=[.H372]/[.$B$6]" office:value-type="percentage" office:value="0.560553633217993" calcext:value-type="percentage">
            <text:p>56.06%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.683693927671198" calcext:value-type="float">
            <text:p>0.683693927671198</text:p>
          </table:table-cell>
          <table:table-cell office:value-type="float" office:value="178" calcext:value-type="float">
            <text:p>178</text:p>
          </table:table-cell>
          <table:table-cell table:formula="of:=[.D373]/[.$B$7]" office:value-type="percentage" office:value="0.249649368863955" calcext:value-type="percentage">
            <text:p>24.96%</text:p>
          </table:table-cell>
          <table:table-cell table:formula="of:=[.D373]*[.$B$8]" office:value-type="float" office:value="72.148667601683" calcext:value-type="float">
            <text:p>72.148667601683</text:p>
          </table:table-cell>
          <table:table-cell table:formula="of:=[.F373]/[.$B$6]" office:value-type="percentage" office:value="0.249649368863955" calcext:value-type="percentage">
            <text:p>24.96%</text:p>
          </table:table-cell>
          <table:table-cell table:formula="of:=SUM([.$B$196:.$B373])" office:value-type="float" office:value="163" calcext:value-type="float">
            <text:p>163</text:p>
          </table:table-cell>
          <table:table-cell table:formula="of:=[.H373]/[.$B$6]" office:value-type="percentage" office:value="0.56401384083045" calcext:value-type="percentage">
            <text:p>56.40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.682489051375547" calcext:value-type="float">
            <text:p>0.682489051375547</text:p>
          </table:table-cell>
          <table:table-cell office:value-type="float" office:value="179" calcext:value-type="float">
            <text:p>179</text:p>
          </table:table-cell>
          <table:table-cell table:formula="of:=[.D374]/[.$B$7]" office:value-type="percentage" office:value="0.251051893408135" calcext:value-type="percentage">
            <text:p>25.11%</text:p>
          </table:table-cell>
          <table:table-cell table:formula="of:=[.D374]*[.$B$8]" office:value-type="float" office:value="72.5539971949509" calcext:value-type="float">
            <text:p>72.5539971949509</text:p>
          </table:table-cell>
          <table:table-cell table:formula="of:=[.F374]/[.$B$6]" office:value-type="percentage" office:value="0.251051893408135" calcext:value-type="percentage">
            <text:p>25.11%</text:p>
          </table:table-cell>
          <table:table-cell table:formula="of:=SUM([.$B$196:.$B374])" office:value-type="float" office:value="164" calcext:value-type="float">
            <text:p>164</text:p>
          </table:table-cell>
          <table:table-cell table:formula="of:=[.H374]/[.$B$6]" office:value-type="percentage" office:value="0.567474048442907" calcext:value-type="percentage">
            <text:p>56.75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.682489051375547" calcext:value-type="float">
            <text:p>0.682489051375547</text:p>
          </table:table-cell>
          <table:table-cell office:value-type="float" office:value="180" calcext:value-type="float">
            <text:p>180</text:p>
          </table:table-cell>
          <table:table-cell table:formula="of:=[.D375]/[.$B$7]" office:value-type="percentage" office:value="0.252454417952314" calcext:value-type="percentage">
            <text:p>25.25%</text:p>
          </table:table-cell>
          <table:table-cell table:formula="of:=[.D375]*[.$B$8]" office:value-type="float" office:value="72.9593267882188" calcext:value-type="float">
            <text:p>72.9593267882188</text:p>
          </table:table-cell>
          <table:table-cell table:formula="of:=[.F375]/[.$B$6]" office:value-type="percentage" office:value="0.252454417952314" calcext:value-type="percentage">
            <text:p>25.25%</text:p>
          </table:table-cell>
          <table:table-cell table:formula="of:=SUM([.$B$196:.$B375])" office:value-type="float" office:value="165" calcext:value-type="float">
            <text:p>165</text:p>
          </table:table-cell>
          <table:table-cell table:formula="of:=[.H375]/[.$B$6]" office:value-type="percentage" office:value="0.570934256055363" calcext:value-type="percentage">
            <text:p>57.09%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.682489051375547" calcext:value-type="float">
            <text:p>0.682489051375547</text:p>
          </table:table-cell>
          <table:table-cell office:value-type="float" office:value="181" calcext:value-type="float">
            <text:p>181</text:p>
          </table:table-cell>
          <table:table-cell table:formula="of:=[.D376]/[.$B$7]" office:value-type="percentage" office:value="0.253856942496494" calcext:value-type="percentage">
            <text:p>25.39%</text:p>
          </table:table-cell>
          <table:table-cell table:formula="of:=[.D376]*[.$B$8]" office:value-type="float" office:value="73.3646563814867" calcext:value-type="float">
            <text:p>73.3646563814867</text:p>
          </table:table-cell>
          <table:table-cell table:formula="of:=[.F376]/[.$B$6]" office:value-type="percentage" office:value="0.253856942496494" calcext:value-type="percentage">
            <text:p>25.39%</text:p>
          </table:table-cell>
          <table:table-cell table:formula="of:=SUM([.$B$196:.$B376])" office:value-type="float" office:value="166" calcext:value-type="float">
            <text:p>166</text:p>
          </table:table-cell>
          <table:table-cell table:formula="of:=[.H376]/[.$B$6]" office:value-type="percentage" office:value="0.57439446366782" calcext:value-type="percentage">
            <text:p>57.44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0.678141182092446" calcext:value-type="float">
            <text:p>0.678141182092446</text:p>
          </table:table-cell>
          <table:table-cell office:value-type="float" office:value="182" calcext:value-type="float">
            <text:p>182</text:p>
          </table:table-cell>
          <table:table-cell table:formula="of:=[.D377]/[.$B$7]" office:value-type="percentage" office:value="0.255259467040673" calcext:value-type="percentage">
            <text:p>25.53%</text:p>
          </table:table-cell>
          <table:table-cell table:formula="of:=[.D377]*[.$B$8]" office:value-type="float" office:value="73.7699859747546" calcext:value-type="float">
            <text:p>73.7699859747546</text:p>
          </table:table-cell>
          <table:table-cell table:formula="of:=[.F377]/[.$B$6]" office:value-type="percentage" office:value="0.255259467040673" calcext:value-type="percentage">
            <text:p>25.53%</text:p>
          </table:table-cell>
          <table:table-cell table:formula="of:=SUM([.$B$196:.$B377])" office:value-type="float" office:value="166" calcext:value-type="float">
            <text:p>166</text:p>
          </table:table-cell>
          <table:table-cell table:formula="of:=[.H377]/[.$B$6]" office:value-type="percentage" office:value="0.57439446366782" calcext:value-type="percentage">
            <text:p>57.44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.6778893488217" calcext:value-type="float">
            <text:p>0.6778893488217</text:p>
          </table:table-cell>
          <table:table-cell office:value-type="float" office:value="183" calcext:value-type="float">
            <text:p>183</text:p>
          </table:table-cell>
          <table:table-cell table:formula="of:=[.D378]/[.$B$7]" office:value-type="percentage" office:value="0.256661991584853" calcext:value-type="percentage">
            <text:p>25.67%</text:p>
          </table:table-cell>
          <table:table-cell table:formula="of:=[.D378]*[.$B$8]" office:value-type="float" office:value="74.1753155680224" calcext:value-type="float">
            <text:p>74.1753155680224</text:p>
          </table:table-cell>
          <table:table-cell table:formula="of:=[.F378]/[.$B$6]" office:value-type="percentage" office:value="0.256661991584853" calcext:value-type="percentage">
            <text:p>25.67%</text:p>
          </table:table-cell>
          <table:table-cell table:formula="of:=SUM([.$B$196:.$B378])" office:value-type="float" office:value="167" calcext:value-type="float">
            <text:p>167</text:p>
          </table:table-cell>
          <table:table-cell table:formula="of:=[.H378]/[.$B$6]" office:value-type="percentage" office:value="0.577854671280277" calcext:value-type="percentage">
            <text:p>57.79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669363724272815" calcext:value-type="float">
            <text:p>0.669363724272815</text:p>
          </table:table-cell>
          <table:table-cell office:value-type="float" office:value="184" calcext:value-type="float">
            <text:p>184</text:p>
          </table:table-cell>
          <table:table-cell table:formula="of:=[.D379]/[.$B$7]" office:value-type="percentage" office:value="0.258064516129032" calcext:value-type="percentage">
            <text:p>25.81%</text:p>
          </table:table-cell>
          <table:table-cell table:formula="of:=[.D379]*[.$B$8]" office:value-type="float" office:value="74.5806451612903" calcext:value-type="float">
            <text:p>74.5806451612903</text:p>
          </table:table-cell>
          <table:table-cell table:formula="of:=[.F379]/[.$B$6]" office:value-type="percentage" office:value="0.258064516129032" calcext:value-type="percentage">
            <text:p>25.81%</text:p>
          </table:table-cell>
          <table:table-cell table:formula="of:=SUM([.$B$196:.$B379])" office:value-type="float" office:value="167" calcext:value-type="float">
            <text:p>167</text:p>
          </table:table-cell>
          <table:table-cell table:formula="of:=[.H379]/[.$B$6]" office:value-type="percentage" office:value="0.577854671280277" calcext:value-type="percentage">
            <text:p>57.79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668614259143054" calcext:value-type="float">
            <text:p>0.668614259143054</text:p>
          </table:table-cell>
          <table:table-cell office:value-type="float" office:value="185" calcext:value-type="float">
            <text:p>185</text:p>
          </table:table-cell>
          <table:table-cell table:formula="of:=[.D380]/[.$B$7]" office:value-type="percentage" office:value="0.259467040673212" calcext:value-type="percentage">
            <text:p>25.95%</text:p>
          </table:table-cell>
          <table:table-cell table:formula="of:=[.D380]*[.$B$8]" office:value-type="float" office:value="74.9859747545582" calcext:value-type="float">
            <text:p>74.9859747545582</text:p>
          </table:table-cell>
          <table:table-cell table:formula="of:=[.F380]/[.$B$6]" office:value-type="percentage" office:value="0.259467040673212" calcext:value-type="percentage">
            <text:p>25.95%</text:p>
          </table:table-cell>
          <table:table-cell table:formula="of:=SUM([.$B$196:.$B380])" office:value-type="float" office:value="168" calcext:value-type="float">
            <text:p>168</text:p>
          </table:table-cell>
          <table:table-cell table:formula="of:=[.H380]/[.$B$6]" office:value-type="percentage" office:value="0.581314878892734" calcext:value-type="percentage">
            <text:p>58.13%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0.668614259143054" calcext:value-type="float">
            <text:p>0.668614259143054</text:p>
          </table:table-cell>
          <table:table-cell office:value-type="float" office:value="186" calcext:value-type="float">
            <text:p>186</text:p>
          </table:table-cell>
          <table:table-cell table:formula="of:=[.D381]/[.$B$7]" office:value-type="percentage" office:value="0.260869565217391" calcext:value-type="percentage">
            <text:p>26.09%</text:p>
          </table:table-cell>
          <table:table-cell table:formula="of:=[.D381]*[.$B$8]" office:value-type="float" office:value="75.3913043478261" calcext:value-type="float">
            <text:p>75.3913043478261</text:p>
          </table:table-cell>
          <table:table-cell table:formula="of:=[.F381]/[.$B$6]" office:value-type="percentage" office:value="0.260869565217391" calcext:value-type="percentage">
            <text:p>26.09%</text:p>
          </table:table-cell>
          <table:table-cell table:formula="of:=SUM([.$B$196:.$B381])" office:value-type="float" office:value="168" calcext:value-type="float">
            <text:p>168</text:p>
          </table:table-cell>
          <table:table-cell table:formula="of:=[.H381]/[.$B$6]" office:value-type="percentage" office:value="0.581314878892734" calcext:value-type="percentage">
            <text:p>58.13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0.659707364475617" calcext:value-type="float">
            <text:p>0.659707364475617</text:p>
          </table:table-cell>
          <table:table-cell office:value-type="float" office:value="187" calcext:value-type="float">
            <text:p>187</text:p>
          </table:table-cell>
          <table:table-cell table:formula="of:=[.D382]/[.$B$7]" office:value-type="percentage" office:value="0.262272089761571" calcext:value-type="percentage">
            <text:p>26.23%</text:p>
          </table:table-cell>
          <table:table-cell table:formula="of:=[.D382]*[.$B$8]" office:value-type="float" office:value="75.796633941094" calcext:value-type="float">
            <text:p>75.796633941094</text:p>
          </table:table-cell>
          <table:table-cell table:formula="of:=[.F382]/[.$B$6]" office:value-type="percentage" office:value="0.262272089761571" calcext:value-type="percentage">
            <text:p>26.23%</text:p>
          </table:table-cell>
          <table:table-cell table:formula="of:=SUM([.$B$196:.$B382])" office:value-type="float" office:value="168" calcext:value-type="float">
            <text:p>168</text:p>
          </table:table-cell>
          <table:table-cell table:formula="of:=[.H382]/[.$B$6]" office:value-type="percentage" office:value="0.581314878892734" calcext:value-type="percentage">
            <text:p>58.13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659178111549946" calcext:value-type="float">
            <text:p>0.659178111549946</text:p>
          </table:table-cell>
          <table:table-cell office:value-type="float" office:value="188" calcext:value-type="float">
            <text:p>188</text:p>
          </table:table-cell>
          <table:table-cell table:formula="of:=[.D383]/[.$B$7]" office:value-type="percentage" office:value="0.26367461430575" calcext:value-type="percentage">
            <text:p>26.37%</text:p>
          </table:table-cell>
          <table:table-cell table:formula="of:=[.D383]*[.$B$8]" office:value-type="float" office:value="76.2019635343619" calcext:value-type="float">
            <text:p>76.2019635343619</text:p>
          </table:table-cell>
          <table:table-cell table:formula="of:=[.F383]/[.$B$6]" office:value-type="percentage" office:value="0.26367461430575" calcext:value-type="percentage">
            <text:p>26.37%</text:p>
          </table:table-cell>
          <table:table-cell table:formula="of:=SUM([.$B$196:.$B383])" office:value-type="float" office:value="169" calcext:value-type="float">
            <text:p>169</text:p>
          </table:table-cell>
          <table:table-cell table:formula="of:=[.H383]/[.$B$6]" office:value-type="percentage" office:value="0.58477508650519" calcext:value-type="percentage">
            <text:p>58.48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89" calcext:value-type="float">
            <text:p>189</text:p>
          </table:table-cell>
          <table:table-cell table:formula="of:=[.D384]/[.$B$7]" office:value-type="percentage" office:value="0.26507713884993" calcext:value-type="percentage">
            <text:p>26.51%</text:p>
          </table:table-cell>
          <table:table-cell table:formula="of:=[.D384]*[.$B$8]" office:value-type="float" office:value="76.6072931276297" calcext:value-type="float">
            <text:p>76.6072931276297</text:p>
          </table:table-cell>
          <table:table-cell table:formula="of:=[.F384]/[.$B$6]" office:value-type="percentage" office:value="0.26507713884993" calcext:value-type="percentage">
            <text:p>26.51%</text:p>
          </table:table-cell>
          <table:table-cell table:formula="of:=SUM([.$B$196:.$B384])" office:value-type="float" office:value="170" calcext:value-type="float">
            <text:p>170</text:p>
          </table:table-cell>
          <table:table-cell table:formula="of:=[.H384]/[.$B$6]" office:value-type="percentage" office:value="0.588235294117647" calcext:value-type="percentage">
            <text:p>58.82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90" calcext:value-type="float">
            <text:p>190</text:p>
          </table:table-cell>
          <table:table-cell table:formula="of:=[.D385]/[.$B$7]" office:value-type="percentage" office:value="0.266479663394109" calcext:value-type="percentage">
            <text:p>26.65%</text:p>
          </table:table-cell>
          <table:table-cell table:formula="of:=[.D385]*[.$B$8]" office:value-type="float" office:value="77.0126227208976" calcext:value-type="float">
            <text:p>77.0126227208976</text:p>
          </table:table-cell>
          <table:table-cell table:formula="of:=[.F385]/[.$B$6]" office:value-type="percentage" office:value="0.266479663394109" calcext:value-type="percentage">
            <text:p>26.65%</text:p>
          </table:table-cell>
          <table:table-cell table:formula="of:=SUM([.$B$196:.$B385])" office:value-type="float" office:value="171" calcext:value-type="float">
            <text:p>171</text:p>
          </table:table-cell>
          <table:table-cell table:formula="of:=[.H385]/[.$B$6]" office:value-type="percentage" office:value="0.591695501730104" calcext:value-type="percentage">
            <text:p>59.17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91" calcext:value-type="float">
            <text:p>191</text:p>
          </table:table-cell>
          <table:table-cell table:formula="of:=[.D386]/[.$B$7]" office:value-type="percentage" office:value="0.267882187938289" calcext:value-type="percentage">
            <text:p>26.79%</text:p>
          </table:table-cell>
          <table:table-cell table:formula="of:=[.D386]*[.$B$8]" office:value-type="float" office:value="77.4179523141655" calcext:value-type="float">
            <text:p>77.4179523141655</text:p>
          </table:table-cell>
          <table:table-cell table:formula="of:=[.F386]/[.$B$6]" office:value-type="percentage" office:value="0.267882187938289" calcext:value-type="percentage">
            <text:p>26.79%</text:p>
          </table:table-cell>
          <table:table-cell table:formula="of:=SUM([.$B$196:.$B386])" office:value-type="float" office:value="172" calcext:value-type="float">
            <text:p>172</text:p>
          </table:table-cell>
          <table:table-cell table:formula="of:=[.H386]/[.$B$6]" office:value-type="percentage" office:value="0.595155709342561" calcext:value-type="percentage">
            <text:p>59.52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92" calcext:value-type="float">
            <text:p>192</text:p>
          </table:table-cell>
          <table:table-cell table:formula="of:=[.D387]/[.$B$7]" office:value-type="percentage" office:value="0.269284712482468" calcext:value-type="percentage">
            <text:p>26.93%</text:p>
          </table:table-cell>
          <table:table-cell table:formula="of:=[.D387]*[.$B$8]" office:value-type="float" office:value="77.8232819074334" calcext:value-type="float">
            <text:p>77.8232819074334</text:p>
          </table:table-cell>
          <table:table-cell table:formula="of:=[.F387]/[.$B$6]" office:value-type="percentage" office:value="0.269284712482468" calcext:value-type="percentage">
            <text:p>26.93%</text:p>
          </table:table-cell>
          <table:table-cell table:formula="of:=SUM([.$B$196:.$B387])" office:value-type="float" office:value="172" calcext:value-type="float">
            <text:p>172</text:p>
          </table:table-cell>
          <table:table-cell table:formula="of:=[.H387]/[.$B$6]" office:value-type="percentage" office:value="0.595155709342561" calcext:value-type="percentage">
            <text:p>59.52%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93" calcext:value-type="float">
            <text:p>193</text:p>
          </table:table-cell>
          <table:table-cell table:formula="of:=[.D388]/[.$B$7]" office:value-type="percentage" office:value="0.270687237026648" calcext:value-type="percentage">
            <text:p>27.07%</text:p>
          </table:table-cell>
          <table:table-cell table:formula="of:=[.D388]*[.$B$8]" office:value-type="float" office:value="78.2286115007013" calcext:value-type="float">
            <text:p>78.2286115007013</text:p>
          </table:table-cell>
          <table:table-cell table:formula="of:=[.F388]/[.$B$6]" office:value-type="percentage" office:value="0.270687237026648" calcext:value-type="percentage">
            <text:p>27.07%</text:p>
          </table:table-cell>
          <table:table-cell table:formula="of:=SUM([.$B$196:.$B388])" office:value-type="float" office:value="173" calcext:value-type="float">
            <text:p>173</text:p>
          </table:table-cell>
          <table:table-cell table:formula="of:=[.H388]/[.$B$6]" office:value-type="percentage" office:value="0.598615916955017" calcext:value-type="percentage">
            <text:p>59.86%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0.658947163469943" calcext:value-type="float">
            <text:p>0.658947163469943</text:p>
          </table:table-cell>
          <table:table-cell office:value-type="float" office:value="194" calcext:value-type="float">
            <text:p>194</text:p>
          </table:table-cell>
          <table:table-cell table:formula="of:=[.D389]/[.$B$7]" office:value-type="percentage" office:value="0.272089761570827" calcext:value-type="percentage">
            <text:p>27.21%</text:p>
          </table:table-cell>
          <table:table-cell table:formula="of:=[.D389]*[.$B$8]" office:value-type="float" office:value="78.6339410939691" calcext:value-type="float">
            <text:p>78.6339410939691</text:p>
          </table:table-cell>
          <table:table-cell table:formula="of:=[.F389]/[.$B$6]" office:value-type="percentage" office:value="0.272089761570827" calcext:value-type="percentage">
            <text:p>27.21%</text:p>
          </table:table-cell>
          <table:table-cell table:formula="of:=SUM([.$B$196:.$B389])" office:value-type="float" office:value="173" calcext:value-type="float">
            <text:p>173</text:p>
          </table:table-cell>
          <table:table-cell table:formula="of:=[.H389]/[.$B$6]" office:value-type="percentage" office:value="0.598615916955017" calcext:value-type="percentage">
            <text:p>59.86%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0.658687870814055" calcext:value-type="float">
            <text:p>0.658687870814055</text:p>
          </table:table-cell>
          <table:table-cell office:value-type="float" office:value="195" calcext:value-type="float">
            <text:p>195</text:p>
          </table:table-cell>
          <table:table-cell table:formula="of:=[.D390]/[.$B$7]" office:value-type="percentage" office:value="0.273492286115007" calcext:value-type="percentage">
            <text:p>27.35%</text:p>
          </table:table-cell>
          <table:table-cell table:formula="of:=[.D390]*[.$B$8]" office:value-type="float" office:value="79.039270687237" calcext:value-type="float">
            <text:p>79.039270687237</text:p>
          </table:table-cell>
          <table:table-cell table:formula="of:=[.F390]/[.$B$6]" office:value-type="percentage" office:value="0.273492286115007" calcext:value-type="percentage">
            <text:p>27.35%</text:p>
          </table:table-cell>
          <table:table-cell table:formula="of:=SUM([.$B$196:.$B390])" office:value-type="float" office:value="173" calcext:value-type="float">
            <text:p>173</text:p>
          </table:table-cell>
          <table:table-cell table:formula="of:=[.H390]/[.$B$6]" office:value-type="percentage" office:value="0.598615916955017" calcext:value-type="percentage">
            <text:p>59.86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4179224953631" calcext:value-type="float">
            <text:p>0.654179224953631</text:p>
          </table:table-cell>
          <table:table-cell office:value-type="float" office:value="196" calcext:value-type="float">
            <text:p>196</text:p>
          </table:table-cell>
          <table:table-cell table:formula="of:=[.D391]/[.$B$7]" office:value-type="percentage" office:value="0.274894810659186" calcext:value-type="percentage">
            <text:p>27.49%</text:p>
          </table:table-cell>
          <table:table-cell table:formula="of:=[.D391]*[.$B$8]" office:value-type="float" office:value="79.4446002805049" calcext:value-type="float">
            <text:p>79.4446002805049</text:p>
          </table:table-cell>
          <table:table-cell table:formula="of:=[.F391]/[.$B$6]" office:value-type="percentage" office:value="0.274894810659187" calcext:value-type="percentage">
            <text:p>27.49%</text:p>
          </table:table-cell>
          <table:table-cell table:formula="of:=SUM([.$B$196:.$B391])" office:value-type="float" office:value="174" calcext:value-type="float">
            <text:p>174</text:p>
          </table:table-cell>
          <table:table-cell table:formula="of:=[.H391]/[.$B$6]" office:value-type="percentage" office:value="0.602076124567474" calcext:value-type="percentage">
            <text:p>60.21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649916484880878" calcext:value-type="float">
            <text:p>0.649916484880878</text:p>
          </table:table-cell>
          <table:table-cell office:value-type="float" office:value="197" calcext:value-type="float">
            <text:p>197</text:p>
          </table:table-cell>
          <table:table-cell table:formula="of:=[.D392]/[.$B$7]" office:value-type="percentage" office:value="0.276297335203366" calcext:value-type="percentage">
            <text:p>27.63%</text:p>
          </table:table-cell>
          <table:table-cell table:formula="of:=[.D392]*[.$B$8]" office:value-type="float" office:value="79.8499298737728" calcext:value-type="float">
            <text:p>79.8499298737728</text:p>
          </table:table-cell>
          <table:table-cell table:formula="of:=[.F392]/[.$B$6]" office:value-type="percentage" office:value="0.276297335203366" calcext:value-type="percentage">
            <text:p>27.63%</text:p>
          </table:table-cell>
          <table:table-cell table:formula="of:=SUM([.$B$196:.$B392])" office:value-type="float" office:value="175" calcext:value-type="float">
            <text:p>175</text:p>
          </table:table-cell>
          <table:table-cell table:formula="of:=[.H392]/[.$B$6]" office:value-type="percentage" office:value="0.605536332179931" calcext:value-type="percentage">
            <text:p>60.55%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.64914604390565" calcext:value-type="float">
            <text:p>0.64914604390565</text:p>
          </table:table-cell>
          <table:table-cell office:value-type="float" office:value="198" calcext:value-type="float">
            <text:p>198</text:p>
          </table:table-cell>
          <table:table-cell table:formula="of:=[.D393]/[.$B$7]" office:value-type="percentage" office:value="0.277699859747546" calcext:value-type="percentage">
            <text:p>27.77%</text:p>
          </table:table-cell>
          <table:table-cell table:formula="of:=[.D393]*[.$B$8]" office:value-type="float" office:value="80.2552594670407" calcext:value-type="float">
            <text:p>80.2552594670407</text:p>
          </table:table-cell>
          <table:table-cell table:formula="of:=[.F393]/[.$B$6]" office:value-type="percentage" office:value="0.277699859747546" calcext:value-type="percentage">
            <text:p>27.77%</text:p>
          </table:table-cell>
          <table:table-cell table:formula="of:=SUM([.$B$196:.$B393])" office:value-type="float" office:value="176" calcext:value-type="float">
            <text:p>176</text:p>
          </table:table-cell>
          <table:table-cell table:formula="of:=[.H393]/[.$B$6]" office:value-type="percentage" office:value="0.608996539792388" calcext:value-type="percentage">
            <text:p>60.90%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0.64914604390565" calcext:value-type="float">
            <text:p>0.64914604390565</text:p>
          </table:table-cell>
          <table:table-cell office:value-type="float" office:value="199" calcext:value-type="float">
            <text:p>199</text:p>
          </table:table-cell>
          <table:table-cell table:formula="of:=[.D394]/[.$B$7]" office:value-type="percentage" office:value="0.279102384291725" calcext:value-type="percentage">
            <text:p>27.91%</text:p>
          </table:table-cell>
          <table:table-cell table:formula="of:=[.D394]*[.$B$8]" office:value-type="float" office:value="80.6605890603086" calcext:value-type="float">
            <text:p>80.6605890603086</text:p>
          </table:table-cell>
          <table:table-cell table:formula="of:=[.F394]/[.$B$6]" office:value-type="percentage" office:value="0.279102384291725" calcext:value-type="percentage">
            <text:p>27.91%</text:p>
          </table:table-cell>
          <table:table-cell table:formula="of:=SUM([.$B$196:.$B394])" office:value-type="float" office:value="176" calcext:value-type="float">
            <text:p>176</text:p>
          </table:table-cell>
          <table:table-cell table:formula="of:=[.H394]/[.$B$6]" office:value-type="percentage" office:value="0.608996539792388" calcext:value-type="percentage">
            <text:p>60.90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.64888327024034" calcext:value-type="float">
            <text:p>0.64888327024034</text:p>
          </table:table-cell>
          <table:table-cell office:value-type="float" office:value="200" calcext:value-type="float">
            <text:p>200</text:p>
          </table:table-cell>
          <table:table-cell table:formula="of:=[.D395]/[.$B$7]" office:value-type="percentage" office:value="0.280504908835905" calcext:value-type="percentage">
            <text:p>28.05%</text:p>
          </table:table-cell>
          <table:table-cell table:formula="of:=[.D395]*[.$B$8]" office:value-type="float" office:value="81.0659186535765" calcext:value-type="float">
            <text:p>81.0659186535765</text:p>
          </table:table-cell>
          <table:table-cell table:formula="of:=[.F395]/[.$B$6]" office:value-type="percentage" office:value="0.280504908835905" calcext:value-type="percentage">
            <text:p>28.05%</text:p>
          </table:table-cell>
          <table:table-cell table:formula="of:=SUM([.$B$196:.$B395])" office:value-type="float" office:value="177" calcext:value-type="float">
            <text:p>177</text:p>
          </table:table-cell>
          <table:table-cell table:formula="of:=[.H395]/[.$B$6]" office:value-type="percentage" office:value="0.612456747404844" calcext:value-type="percentage">
            <text:p>61.25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644315045621264" calcext:value-type="float">
            <text:p>0.644315045621264</text:p>
          </table:table-cell>
          <table:table-cell office:value-type="float" office:value="201" calcext:value-type="float">
            <text:p>201</text:p>
          </table:table-cell>
          <table:table-cell table:formula="of:=[.D396]/[.$B$7]" office:value-type="percentage" office:value="0.281907433380084" calcext:value-type="percentage">
            <text:p>28.19%</text:p>
          </table:table-cell>
          <table:table-cell table:formula="of:=[.D396]*[.$B$8]" office:value-type="float" office:value="81.4712482468443" calcext:value-type="float">
            <text:p>81.4712482468443</text:p>
          </table:table-cell>
          <table:table-cell table:formula="of:=[.F396]/[.$B$6]" office:value-type="percentage" office:value="0.281907433380084" calcext:value-type="percentage">
            <text:p>28.19%</text:p>
          </table:table-cell>
          <table:table-cell table:formula="of:=SUM([.$B$196:.$B396])" office:value-type="float" office:value="177" calcext:value-type="float">
            <text:p>177</text:p>
          </table:table-cell>
          <table:table-cell table:formula="of:=[.H396]/[.$B$6]" office:value-type="percentage" office:value="0.612456747404844" calcext:value-type="percentage">
            <text:p>61.25%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.644315045621264" calcext:value-type="float">
            <text:p>0.644315045621264</text:p>
          </table:table-cell>
          <table:table-cell office:value-type="float" office:value="202" calcext:value-type="float">
            <text:p>202</text:p>
          </table:table-cell>
          <table:table-cell table:formula="of:=[.D397]/[.$B$7]" office:value-type="percentage" office:value="0.283309957924264" calcext:value-type="percentage">
            <text:p>28.33%</text:p>
          </table:table-cell>
          <table:table-cell table:formula="of:=[.D397]*[.$B$8]" office:value-type="float" office:value="81.8765778401122" calcext:value-type="float">
            <text:p>81.8765778401122</text:p>
          </table:table-cell>
          <table:table-cell table:formula="of:=[.F397]/[.$B$6]" office:value-type="percentage" office:value="0.283309957924264" calcext:value-type="percentage">
            <text:p>28.33%</text:p>
          </table:table-cell>
          <table:table-cell table:formula="of:=SUM([.$B$196:.$B397])" office:value-type="float" office:value="178" calcext:value-type="float">
            <text:p>178</text:p>
          </table:table-cell>
          <table:table-cell table:formula="of:=[.H397]/[.$B$6]" office:value-type="percentage" office:value="0.615916955017301" calcext:value-type="percentage">
            <text:p>61.59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639997627817953" calcext:value-type="float">
            <text:p>0.639997627817953</text:p>
          </table:table-cell>
          <table:table-cell office:value-type="float" office:value="203" calcext:value-type="float">
            <text:p>203</text:p>
          </table:table-cell>
          <table:table-cell table:formula="of:=[.D398]/[.$B$7]" office:value-type="percentage" office:value="0.284712482468443" calcext:value-type="percentage">
            <text:p>28.47%</text:p>
          </table:table-cell>
          <table:table-cell table:formula="of:=[.D398]*[.$B$8]" office:value-type="float" office:value="82.2819074333801" calcext:value-type="float">
            <text:p>82.2819074333801</text:p>
          </table:table-cell>
          <table:table-cell table:formula="of:=[.F398]/[.$B$6]" office:value-type="percentage" office:value="0.284712482468443" calcext:value-type="percentage">
            <text:p>28.47%</text:p>
          </table:table-cell>
          <table:table-cell table:formula="of:=SUM([.$B$196:.$B398])" office:value-type="float" office:value="178" calcext:value-type="float">
            <text:p>178</text:p>
          </table:table-cell>
          <table:table-cell table:formula="of:=[.H398]/[.$B$6]" office:value-type="percentage" office:value="0.615916955017301" calcext:value-type="percentage">
            <text:p>61.59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639997627817953" calcext:value-type="float">
            <text:p>0.639997627817953</text:p>
          </table:table-cell>
          <table:table-cell office:value-type="float" office:value="204" calcext:value-type="float">
            <text:p>204</text:p>
          </table:table-cell>
          <table:table-cell table:formula="of:=[.D399]/[.$B$7]" office:value-type="percentage" office:value="0.286115007012623" calcext:value-type="percentage">
            <text:p>28.61%</text:p>
          </table:table-cell>
          <table:table-cell table:formula="of:=[.D399]*[.$B$8]" office:value-type="float" office:value="82.687237026648" calcext:value-type="float">
            <text:p>82.687237026648</text:p>
          </table:table-cell>
          <table:table-cell table:formula="of:=[.F399]/[.$B$6]" office:value-type="percentage" office:value="0.286115007012623" calcext:value-type="percentage">
            <text:p>28.61%</text:p>
          </table:table-cell>
          <table:table-cell table:formula="of:=SUM([.$B$196:.$B399])" office:value-type="float" office:value="178" calcext:value-type="float">
            <text:p>178</text:p>
          </table:table-cell>
          <table:table-cell table:formula="of:=[.H399]/[.$B$6]" office:value-type="percentage" office:value="0.615916955017301" calcext:value-type="percentage">
            <text:p>61.59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0.639217475687511" calcext:value-type="float">
            <text:p>0.639217475687511</text:p>
          </table:table-cell>
          <table:table-cell office:value-type="float" office:value="205" calcext:value-type="float">
            <text:p>205</text:p>
          </table:table-cell>
          <table:table-cell table:formula="of:=[.D400]/[.$B$7]" office:value-type="percentage" office:value="0.287517531556802" calcext:value-type="percentage">
            <text:p>28.75%</text:p>
          </table:table-cell>
          <table:table-cell table:formula="of:=[.D400]*[.$B$8]" office:value-type="float" office:value="83.0925666199159" calcext:value-type="float">
            <text:p>83.0925666199159</text:p>
          </table:table-cell>
          <table:table-cell table:formula="of:=[.F400]/[.$B$6]" office:value-type="percentage" office:value="0.287517531556802" calcext:value-type="percentage">
            <text:p>28.75%</text:p>
          </table:table-cell>
          <table:table-cell table:formula="of:=SUM([.$B$196:.$B400])" office:value-type="float" office:value="178" calcext:value-type="float">
            <text:p>178</text:p>
          </table:table-cell>
          <table:table-cell table:formula="of:=[.H400]/[.$B$6]" office:value-type="percentage" office:value="0.615916955017301" calcext:value-type="percentage">
            <text:p>61.59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639217475687511" calcext:value-type="float">
            <text:p>0.639217475687511</text:p>
          </table:table-cell>
          <table:table-cell office:value-type="float" office:value="206" calcext:value-type="float">
            <text:p>206</text:p>
          </table:table-cell>
          <table:table-cell table:formula="of:=[.D401]/[.$B$7]" office:value-type="percentage" office:value="0.288920056100982" calcext:value-type="percentage">
            <text:p>28.89%</text:p>
          </table:table-cell>
          <table:table-cell table:formula="of:=[.D401]*[.$B$8]" office:value-type="float" office:value="83.4978962131837" calcext:value-type="float">
            <text:p>83.4978962131837</text:p>
          </table:table-cell>
          <table:table-cell table:formula="of:=[.F401]/[.$B$6]" office:value-type="percentage" office:value="0.288920056100982" calcext:value-type="percentage">
            <text:p>28.89%</text:p>
          </table:table-cell>
          <table:table-cell table:formula="of:=SUM([.$B$196:.$B401])" office:value-type="float" office:value="179" calcext:value-type="float">
            <text:p>179</text:p>
          </table:table-cell>
          <table:table-cell table:formula="of:=[.H401]/[.$B$6]" office:value-type="percentage" office:value="0.619377162629758" calcext:value-type="percentage">
            <text:p>61.94%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0.639217475687511" calcext:value-type="float">
            <text:p>0.639217475687511</text:p>
          </table:table-cell>
          <table:table-cell office:value-type="float" office:value="207" calcext:value-type="float">
            <text:p>207</text:p>
          </table:table-cell>
          <table:table-cell table:formula="of:=[.D402]/[.$B$7]" office:value-type="percentage" office:value="0.290322580645161" calcext:value-type="percentage">
            <text:p>29.03%</text:p>
          </table:table-cell>
          <table:table-cell table:formula="of:=[.D402]*[.$B$8]" office:value-type="float" office:value="83.9032258064516" calcext:value-type="float">
            <text:p>83.9032258064516</text:p>
          </table:table-cell>
          <table:table-cell table:formula="of:=[.F402]/[.$B$6]" office:value-type="percentage" office:value="0.290322580645161" calcext:value-type="percentage">
            <text:p>29.03%</text:p>
          </table:table-cell>
          <table:table-cell table:formula="of:=SUM([.$B$196:.$B402])" office:value-type="float" office:value="180" calcext:value-type="float">
            <text:p>180</text:p>
          </table:table-cell>
          <table:table-cell table:formula="of:=[.H402]/[.$B$6]" office:value-type="percentage" office:value="0.622837370242215" calcext:value-type="percentage">
            <text:p>62.28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33820648864319" calcext:value-type="float">
            <text:p>0.633820648864319</text:p>
          </table:table-cell>
          <table:table-cell office:value-type="float" office:value="208" calcext:value-type="float">
            <text:p>208</text:p>
          </table:table-cell>
          <table:table-cell table:formula="of:=[.D403]/[.$B$7]" office:value-type="percentage" office:value="0.291725105189341" calcext:value-type="percentage">
            <text:p>29.17%</text:p>
          </table:table-cell>
          <table:table-cell table:formula="of:=[.D403]*[.$B$8]" office:value-type="float" office:value="84.3085553997195" calcext:value-type="float">
            <text:p>84.3085553997195</text:p>
          </table:table-cell>
          <table:table-cell table:formula="of:=[.F403]/[.$B$6]" office:value-type="percentage" office:value="0.291725105189341" calcext:value-type="percentage">
            <text:p>29.17%</text:p>
          </table:table-cell>
          <table:table-cell table:formula="of:=SUM([.$B$196:.$B403])" office:value-type="float" office:value="181" calcext:value-type="float">
            <text:p>181</text:p>
          </table:table-cell>
          <table:table-cell table:formula="of:=[.H403]/[.$B$6]" office:value-type="percentage" office:value="0.626297577854671" calcext:value-type="percentage">
            <text:p>62.63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0.629168448185553" calcext:value-type="float">
            <text:p>0.629168448185553</text:p>
          </table:table-cell>
          <table:table-cell office:value-type="float" office:value="209" calcext:value-type="float">
            <text:p>209</text:p>
          </table:table-cell>
          <table:table-cell table:formula="of:=[.D404]/[.$B$7]" office:value-type="percentage" office:value="0.29312762973352" calcext:value-type="percentage">
            <text:p>29.31%</text:p>
          </table:table-cell>
          <table:table-cell table:formula="of:=[.D404]*[.$B$8]" office:value-type="float" office:value="84.7138849929874" calcext:value-type="float">
            <text:p>84.7138849929874</text:p>
          </table:table-cell>
          <table:table-cell table:formula="of:=[.F404]/[.$B$6]" office:value-type="percentage" office:value="0.29312762973352" calcext:value-type="percentage">
            <text:p>29.31%</text:p>
          </table:table-cell>
          <table:table-cell table:formula="of:=SUM([.$B$196:.$B404])" office:value-type="float" office:value="181" calcext:value-type="float">
            <text:p>181</text:p>
          </table:table-cell>
          <table:table-cell table:formula="of:=[.H404]/[.$B$6]" office:value-type="percentage" office:value="0.626297577854671" calcext:value-type="percentage">
            <text:p>62.63%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.629139109544095" calcext:value-type="float">
            <text:p>0.629139109544095</text:p>
          </table:table-cell>
          <table:table-cell office:value-type="float" office:value="210" calcext:value-type="float">
            <text:p>210</text:p>
          </table:table-cell>
          <table:table-cell table:formula="of:=[.D405]/[.$B$7]" office:value-type="percentage" office:value="0.2945301542777" calcext:value-type="percentage">
            <text:p>29.45%</text:p>
          </table:table-cell>
          <table:table-cell table:formula="of:=[.D405]*[.$B$8]" office:value-type="float" office:value="85.1192145862553" calcext:value-type="float">
            <text:p>85.1192145862553</text:p>
          </table:table-cell>
          <table:table-cell table:formula="of:=[.F405]/[.$B$6]" office:value-type="percentage" office:value="0.2945301542777" calcext:value-type="percentage">
            <text:p>29.45%</text:p>
          </table:table-cell>
          <table:table-cell table:formula="of:=SUM([.$B$196:.$B405])" office:value-type="float" office:value="182" calcext:value-type="float">
            <text:p>182</text:p>
          </table:table-cell>
          <table:table-cell table:formula="of:=[.H405]/[.$B$6]" office:value-type="percentage" office:value="0.629757785467128" calcext:value-type="percentage">
            <text:p>62.98%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.619804211794761" calcext:value-type="float">
            <text:p>0.619804211794761</text:p>
          </table:table-cell>
          <table:table-cell office:value-type="float" office:value="211" calcext:value-type="float">
            <text:p>211</text:p>
          </table:table-cell>
          <table:table-cell table:formula="of:=[.D406]/[.$B$7]" office:value-type="percentage" office:value="0.295932678821879" calcext:value-type="percentage">
            <text:p>29.59%</text:p>
          </table:table-cell>
          <table:table-cell table:formula="of:=[.D406]*[.$B$8]" office:value-type="float" office:value="85.5245441795232" calcext:value-type="float">
            <text:p>85.5245441795232</text:p>
          </table:table-cell>
          <table:table-cell table:formula="of:=[.F406]/[.$B$6]" office:value-type="percentage" office:value="0.295932678821879" calcext:value-type="percentage">
            <text:p>29.59%</text:p>
          </table:table-cell>
          <table:table-cell table:formula="of:=SUM([.$B$196:.$B406])" office:value-type="float" office:value="183" calcext:value-type="float">
            <text:p>183</text:p>
          </table:table-cell>
          <table:table-cell table:formula="of:=[.H406]/[.$B$6]" office:value-type="percentage" office:value="0.633217993079585" calcext:value-type="percentage">
            <text:p>63.32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619248716536954" calcext:value-type="float">
            <text:p>0.619248716536954</text:p>
          </table:table-cell>
          <table:table-cell office:value-type="float" office:value="212" calcext:value-type="float">
            <text:p>212</text:p>
          </table:table-cell>
          <table:table-cell table:formula="of:=[.D407]/[.$B$7]" office:value-type="percentage" office:value="0.297335203366059" calcext:value-type="percentage">
            <text:p>29.73%</text:p>
          </table:table-cell>
          <table:table-cell table:formula="of:=[.D407]*[.$B$8]" office:value-type="float" office:value="85.929873772791" calcext:value-type="float">
            <text:p>85.929873772791</text:p>
          </table:table-cell>
          <table:table-cell table:formula="of:=[.F407]/[.$B$6]" office:value-type="percentage" office:value="0.297335203366059" calcext:value-type="percentage">
            <text:p>29.73%</text:p>
          </table:table-cell>
          <table:table-cell table:formula="of:=SUM([.$B$196:.$B407])" office:value-type="float" office:value="183" calcext:value-type="float">
            <text:p>183</text:p>
          </table:table-cell>
          <table:table-cell table:formula="of:=[.H407]/[.$B$6]" office:value-type="percentage" office:value="0.633217993079585" calcext:value-type="percentage">
            <text:p>63.3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9006349940082" calcext:value-type="float">
            <text:p>0.619006349940082</text:p>
          </table:table-cell>
          <table:table-cell office:value-type="float" office:value="213" calcext:value-type="float">
            <text:p>213</text:p>
          </table:table-cell>
          <table:table-cell table:formula="of:=[.D408]/[.$B$7]" office:value-type="percentage" office:value="0.298737727910238" calcext:value-type="percentage">
            <text:p>29.87%</text:p>
          </table:table-cell>
          <table:table-cell table:formula="of:=[.D408]*[.$B$8]" office:value-type="float" office:value="86.3352033660589" calcext:value-type="float">
            <text:p>86.3352033660589</text:p>
          </table:table-cell>
          <table:table-cell table:formula="of:=[.F408]/[.$B$6]" office:value-type="percentage" office:value="0.298737727910238" calcext:value-type="percentage">
            <text:p>29.87%</text:p>
          </table:table-cell>
          <table:table-cell table:formula="of:=SUM([.$B$196:.$B408])" office:value-type="float" office:value="184" calcext:value-type="float">
            <text:p>184</text:p>
          </table:table-cell>
          <table:table-cell table:formula="of:=[.H408]/[.$B$6]" office:value-type="percentage" office:value="0.636678200692042" calcext:value-type="percentage">
            <text:p>63.67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.619006349940082" calcext:value-type="float">
            <text:p>0.619006349940082</text:p>
          </table:table-cell>
          <table:table-cell office:value-type="float" office:value="214" calcext:value-type="float">
            <text:p>214</text:p>
          </table:table-cell>
          <table:table-cell table:formula="of:=[.D409]/[.$B$7]" office:value-type="percentage" office:value="0.300140252454418" calcext:value-type="percentage">
            <text:p>30.01%</text:p>
          </table:table-cell>
          <table:table-cell table:formula="of:=[.D409]*[.$B$8]" office:value-type="float" office:value="86.7405329593268" calcext:value-type="float">
            <text:p>86.7405329593268</text:p>
          </table:table-cell>
          <table:table-cell table:formula="of:=[.F409]/[.$B$6]" office:value-type="percentage" office:value="0.300140252454418" calcext:value-type="percentage">
            <text:p>30.01%</text:p>
          </table:table-cell>
          <table:table-cell table:formula="of:=SUM([.$B$196:.$B409])" office:value-type="float" office:value="185" calcext:value-type="float">
            <text:p>185</text:p>
          </table:table-cell>
          <table:table-cell table:formula="of:=[.H409]/[.$B$6]" office:value-type="percentage" office:value="0.640138408304498" calcext:value-type="percentage">
            <text:p>64.01%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.618734261064359" calcext:value-type="float">
            <text:p>0.618734261064359</text:p>
          </table:table-cell>
          <table:table-cell office:value-type="float" office:value="215" calcext:value-type="float">
            <text:p>215</text:p>
          </table:table-cell>
          <table:table-cell table:formula="of:=[.D410]/[.$B$7]" office:value-type="percentage" office:value="0.301542776998597" calcext:value-type="percentage">
            <text:p>30.15%</text:p>
          </table:table-cell>
          <table:table-cell table:formula="of:=[.D410]*[.$B$8]" office:value-type="float" office:value="87.1458625525947" calcext:value-type="float">
            <text:p>87.1458625525947</text:p>
          </table:table-cell>
          <table:table-cell table:formula="of:=[.F410]/[.$B$6]" office:value-type="percentage" office:value="0.301542776998597" calcext:value-type="percentage">
            <text:p>30.15%</text:p>
          </table:table-cell>
          <table:table-cell table:formula="of:=SUM([.$B$196:.$B410])" office:value-type="float" office:value="186" calcext:value-type="float">
            <text:p>186</text:p>
          </table:table-cell>
          <table:table-cell table:formula="of:=[.H410]/[.$B$6]" office:value-type="percentage" office:value="0.643598615916955" calcext:value-type="percentage">
            <text:p>64.36%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0.614808933328818" calcext:value-type="float">
            <text:p>0.614808933328818</text:p>
          </table:table-cell>
          <table:table-cell office:value-type="float" office:value="216" calcext:value-type="float">
            <text:p>216</text:p>
          </table:table-cell>
          <table:table-cell table:formula="of:=[.D411]/[.$B$7]" office:value-type="percentage" office:value="0.302945301542777" calcext:value-type="percentage">
            <text:p>30.29%</text:p>
          </table:table-cell>
          <table:table-cell table:formula="of:=[.D411]*[.$B$8]" office:value-type="float" office:value="87.5511921458626" calcext:value-type="float">
            <text:p>87.5511921458626</text:p>
          </table:table-cell>
          <table:table-cell table:formula="of:=[.F411]/[.$B$6]" office:value-type="percentage" office:value="0.302945301542777" calcext:value-type="percentage">
            <text:p>30.29%</text:p>
          </table:table-cell>
          <table:table-cell table:formula="of:=SUM([.$B$196:.$B411])" office:value-type="float" office:value="186" calcext:value-type="float">
            <text:p>186</text:p>
          </table:table-cell>
          <table:table-cell table:formula="of:=[.H411]/[.$B$6]" office:value-type="percentage" office:value="0.643598615916955" calcext:value-type="percentage">
            <text:p>64.36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14007116978227" calcext:value-type="float">
            <text:p>0.614007116978227</text:p>
          </table:table-cell>
          <table:table-cell office:value-type="float" office:value="217" calcext:value-type="float">
            <text:p>217</text:p>
          </table:table-cell>
          <table:table-cell table:formula="of:=[.D412]/[.$B$7]" office:value-type="percentage" office:value="0.304347826086957" calcext:value-type="percentage">
            <text:p>30.43%</text:p>
          </table:table-cell>
          <table:table-cell table:formula="of:=[.D412]*[.$B$8]" office:value-type="float" office:value="87.9565217391304" calcext:value-type="float">
            <text:p>87.9565217391304</text:p>
          </table:table-cell>
          <table:table-cell table:formula="of:=[.F412]/[.$B$6]" office:value-type="percentage" office:value="0.304347826086957" calcext:value-type="percentage">
            <text:p>30.43%</text:p>
          </table:table-cell>
          <table:table-cell table:formula="of:=SUM([.$B$196:.$B412])" office:value-type="float" office:value="186" calcext:value-type="float">
            <text:p>186</text:p>
          </table:table-cell>
          <table:table-cell table:formula="of:=[.H412]/[.$B$6]" office:value-type="percentage" office:value="0.643598615916955" calcext:value-type="percentage">
            <text:p>64.36%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0.613489999715725" calcext:value-type="float">
            <text:p>0.613489999715725</text:p>
          </table:table-cell>
          <table:table-cell office:value-type="float" office:value="218" calcext:value-type="float">
            <text:p>218</text:p>
          </table:table-cell>
          <table:table-cell table:formula="of:=[.D413]/[.$B$7]" office:value-type="percentage" office:value="0.305750350631136" calcext:value-type="percentage">
            <text:p>30.58%</text:p>
          </table:table-cell>
          <table:table-cell table:formula="of:=[.D413]*[.$B$8]" office:value-type="float" office:value="88.3618513323983" calcext:value-type="float">
            <text:p>88.3618513323983</text:p>
          </table:table-cell>
          <table:table-cell table:formula="of:=[.F413]/[.$B$6]" office:value-type="percentage" office:value="0.305750350631136" calcext:value-type="percentage">
            <text:p>30.58%</text:p>
          </table:table-cell>
          <table:table-cell table:formula="of:=SUM([.$B$196:.$B413])" office:value-type="float" office:value="186" calcext:value-type="float">
            <text:p>186</text:p>
          </table:table-cell>
          <table:table-cell table:formula="of:=[.H413]/[.$B$6]" office:value-type="percentage" office:value="0.643598615916955" calcext:value-type="percentage">
            <text:p>64.36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0.609544751752872" calcext:value-type="float">
            <text:p>0.609544751752872</text:p>
          </table:table-cell>
          <table:table-cell office:value-type="float" office:value="219" calcext:value-type="float">
            <text:p>219</text:p>
          </table:table-cell>
          <table:table-cell table:formula="of:=[.D414]/[.$B$7]" office:value-type="percentage" office:value="0.307152875175316" calcext:value-type="percentage">
            <text:p>30.72%</text:p>
          </table:table-cell>
          <table:table-cell table:formula="of:=[.D414]*[.$B$8]" office:value-type="float" office:value="88.7671809256662" calcext:value-type="float">
            <text:p>88.7671809256662</text:p>
          </table:table-cell>
          <table:table-cell table:formula="of:=[.F414]/[.$B$6]" office:value-type="percentage" office:value="0.307152875175315" calcext:value-type="percentage">
            <text:p>30.72%</text:p>
          </table:table-cell>
          <table:table-cell table:formula="of:=SUM([.$B$196:.$B414])" office:value-type="float" office:value="186" calcext:value-type="float">
            <text:p>186</text:p>
          </table:table-cell>
          <table:table-cell table:formula="of:=[.H414]/[.$B$6]" office:value-type="percentage" office:value="0.643598615916955" calcext:value-type="percentage">
            <text:p>64.36%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.609544751752872" calcext:value-type="float">
            <text:p>0.609544751752872</text:p>
          </table:table-cell>
          <table:table-cell office:value-type="float" office:value="220" calcext:value-type="float">
            <text:p>220</text:p>
          </table:table-cell>
          <table:table-cell table:formula="of:=[.D415]/[.$B$7]" office:value-type="percentage" office:value="0.308555399719495" calcext:value-type="percentage">
            <text:p>30.86%</text:p>
          </table:table-cell>
          <table:table-cell table:formula="of:=[.D415]*[.$B$8]" office:value-type="float" office:value="89.1725105189341" calcext:value-type="float">
            <text:p>89.1725105189341</text:p>
          </table:table-cell>
          <table:table-cell table:formula="of:=[.F415]/[.$B$6]" office:value-type="percentage" office:value="0.308555399719495" calcext:value-type="percentage">
            <text:p>30.86%</text:p>
          </table:table-cell>
          <table:table-cell table:formula="of:=SUM([.$B$196:.$B415])" office:value-type="float" office:value="187" calcext:value-type="float">
            <text:p>187</text:p>
          </table:table-cell>
          <table:table-cell table:formula="of:=[.H415]/[.$B$6]" office:value-type="percentage" office:value="0.647058823529412" calcext:value-type="percentage">
            <text:p>64.71%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0.609544751752872" calcext:value-type="float">
            <text:p>0.609544751752872</text:p>
          </table:table-cell>
          <table:table-cell office:value-type="float" office:value="221" calcext:value-type="float">
            <text:p>221</text:p>
          </table:table-cell>
          <table:table-cell table:formula="of:=[.D416]/[.$B$7]" office:value-type="percentage" office:value="0.309957924263675" calcext:value-type="percentage">
            <text:p>31.00%</text:p>
          </table:table-cell>
          <table:table-cell table:formula="of:=[.D416]*[.$B$8]" office:value-type="float" office:value="89.577840112202" calcext:value-type="float">
            <text:p>89.577840112202</text:p>
          </table:table-cell>
          <table:table-cell table:formula="of:=[.F416]/[.$B$6]" office:value-type="percentage" office:value="0.309957924263675" calcext:value-type="percentage">
            <text:p>31.00%</text:p>
          </table:table-cell>
          <table:table-cell table:formula="of:=SUM([.$B$196:.$B416])" office:value-type="float" office:value="188" calcext:value-type="float">
            <text:p>188</text:p>
          </table:table-cell>
          <table:table-cell table:formula="of:=[.H416]/[.$B$6]" office:value-type="percentage" office:value="0.650519031141868" calcext:value-type="percentage">
            <text:p>65.0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08738951029566" calcext:value-type="float">
            <text:p>0.608738951029566</text:p>
          </table:table-cell>
          <table:table-cell office:value-type="float" office:value="222" calcext:value-type="float">
            <text:p>222</text:p>
          </table:table-cell>
          <table:table-cell table:formula="of:=[.D417]/[.$B$7]" office:value-type="percentage" office:value="0.311360448807854" calcext:value-type="percentage">
            <text:p>31.14%</text:p>
          </table:table-cell>
          <table:table-cell table:formula="of:=[.D417]*[.$B$8]" office:value-type="float" office:value="89.9831697054698" calcext:value-type="float">
            <text:p>89.9831697054698</text:p>
          </table:table-cell>
          <table:table-cell table:formula="of:=[.F417]/[.$B$6]" office:value-type="percentage" office:value="0.311360448807854" calcext:value-type="percentage">
            <text:p>31.14%</text:p>
          </table:table-cell>
          <table:table-cell table:formula="of:=SUM([.$B$196:.$B417])" office:value-type="float" office:value="189" calcext:value-type="float">
            <text:p>189</text:p>
          </table:table-cell>
          <table:table-cell table:formula="of:=[.H417]/[.$B$6]" office:value-type="percentage" office:value="0.653979238754325" calcext:value-type="percentage">
            <text:p>65.4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.608738951029566" calcext:value-type="float">
            <text:p>0.608738951029566</text:p>
          </table:table-cell>
          <table:table-cell office:value-type="float" office:value="223" calcext:value-type="float">
            <text:p>223</text:p>
          </table:table-cell>
          <table:table-cell table:formula="of:=[.D418]/[.$B$7]" office:value-type="percentage" office:value="0.312762973352034" calcext:value-type="percentage">
            <text:p>31.28%</text:p>
          </table:table-cell>
          <table:table-cell table:formula="of:=[.D418]*[.$B$8]" office:value-type="float" office:value="90.3884992987377" calcext:value-type="float">
            <text:p>90.3884992987377</text:p>
          </table:table-cell>
          <table:table-cell table:formula="of:=[.F418]/[.$B$6]" office:value-type="percentage" office:value="0.312762973352034" calcext:value-type="percentage">
            <text:p>31.28%</text:p>
          </table:table-cell>
          <table:table-cell table:formula="of:=SUM([.$B$196:.$B418])" office:value-type="float" office:value="190" calcext:value-type="float">
            <text:p>190</text:p>
          </table:table-cell>
          <table:table-cell table:formula="of:=[.H418]/[.$B$6]" office:value-type="percentage" office:value="0.657439446366782" calcext:value-type="percentage">
            <text:p>65.74%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0.608738951029566" calcext:value-type="float">
            <text:p>0.608738951029566</text:p>
          </table:table-cell>
          <table:table-cell office:value-type="float" office:value="224" calcext:value-type="float">
            <text:p>224</text:p>
          </table:table-cell>
          <table:table-cell table:formula="of:=[.D419]/[.$B$7]" office:value-type="percentage" office:value="0.314165497896213" calcext:value-type="percentage">
            <text:p>31.42%</text:p>
          </table:table-cell>
          <table:table-cell table:formula="of:=[.D419]*[.$B$8]" office:value-type="float" office:value="90.7938288920056" calcext:value-type="float">
            <text:p>90.7938288920056</text:p>
          </table:table-cell>
          <table:table-cell table:formula="of:=[.F419]/[.$B$6]" office:value-type="percentage" office:value="0.314165497896213" calcext:value-type="percentage">
            <text:p>31.42%</text:p>
          </table:table-cell>
          <table:table-cell table:formula="of:=SUM([.$B$196:.$B419])" office:value-type="float" office:value="191" calcext:value-type="float">
            <text:p>191</text:p>
          </table:table-cell>
          <table:table-cell table:formula="of:=[.H419]/[.$B$6]" office:value-type="percentage" office:value="0.660899653979239" calcext:value-type="percentage">
            <text:p>66.09%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0.604500691113066" calcext:value-type="float">
            <text:p>0.604500691113066</text:p>
          </table:table-cell>
          <table:table-cell office:value-type="float" office:value="225" calcext:value-type="float">
            <text:p>225</text:p>
          </table:table-cell>
          <table:table-cell table:formula="of:=[.D420]/[.$B$7]" office:value-type="percentage" office:value="0.315568022440393" calcext:value-type="percentage">
            <text:p>31.56%</text:p>
          </table:table-cell>
          <table:table-cell table:formula="of:=[.D420]*[.$B$8]" office:value-type="float" office:value="91.1991584852735" calcext:value-type="float">
            <text:p>91.1991584852735</text:p>
          </table:table-cell>
          <table:table-cell table:formula="of:=[.F420]/[.$B$6]" office:value-type="percentage" office:value="0.315568022440393" calcext:value-type="percentage">
            <text:p>31.56%</text:p>
          </table:table-cell>
          <table:table-cell table:formula="of:=SUM([.$B$196:.$B420])" office:value-type="float" office:value="191" calcext:value-type="float">
            <text:p>191</text:p>
          </table:table-cell>
          <table:table-cell table:formula="of:=[.H420]/[.$B$6]" office:value-type="percentage" office:value="0.660899653979239" calcext:value-type="percentage">
            <text:p>66.09%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0.603937124320651" calcext:value-type="float">
            <text:p>0.603937124320651</text:p>
          </table:table-cell>
          <table:table-cell office:value-type="float" office:value="226" calcext:value-type="float">
            <text:p>226</text:p>
          </table:table-cell>
          <table:table-cell table:formula="of:=[.D421]/[.$B$7]" office:value-type="percentage" office:value="0.316970546984572" calcext:value-type="percentage">
            <text:p>31.70%</text:p>
          </table:table-cell>
          <table:table-cell table:formula="of:=[.D421]*[.$B$8]" office:value-type="float" office:value="91.6044880785414" calcext:value-type="float">
            <text:p>91.6044880785414</text:p>
          </table:table-cell>
          <table:table-cell table:formula="of:=[.F421]/[.$B$6]" office:value-type="percentage" office:value="0.316970546984572" calcext:value-type="percentage">
            <text:p>31.70%</text:p>
          </table:table-cell>
          <table:table-cell table:formula="of:=SUM([.$B$196:.$B421])" office:value-type="float" office:value="191" calcext:value-type="float">
            <text:p>191</text:p>
          </table:table-cell>
          <table:table-cell table:formula="of:=[.H421]/[.$B$6]" office:value-type="percentage" office:value="0.660899653979239" calcext:value-type="percentage">
            <text:p>66.09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603691248794968" calcext:value-type="float">
            <text:p>0.603691248794968</text:p>
          </table:table-cell>
          <table:table-cell office:value-type="float" office:value="227" calcext:value-type="float">
            <text:p>227</text:p>
          </table:table-cell>
          <table:table-cell table:formula="of:=[.D422]/[.$B$7]" office:value-type="percentage" office:value="0.318373071528752" calcext:value-type="percentage">
            <text:p>31.84%</text:p>
          </table:table-cell>
          <table:table-cell table:formula="of:=[.D422]*[.$B$8]" office:value-type="float" office:value="92.0098176718093" calcext:value-type="float">
            <text:p>92.0098176718093</text:p>
          </table:table-cell>
          <table:table-cell table:formula="of:=[.F422]/[.$B$6]" office:value-type="percentage" office:value="0.318373071528752" calcext:value-type="percentage">
            <text:p>31.84%</text:p>
          </table:table-cell>
          <table:table-cell table:formula="of:=SUM([.$B$196:.$B422])" office:value-type="float" office:value="192" calcext:value-type="float">
            <text:p>192</text:p>
          </table:table-cell>
          <table:table-cell table:formula="of:=[.H422]/[.$B$6]" office:value-type="percentage" office:value="0.664359861591695" calcext:value-type="percentage">
            <text:p>66.4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99187474604441" calcext:value-type="float">
            <text:p>0.599187474604441</text:p>
          </table:table-cell>
          <table:table-cell office:value-type="float" office:value="228" calcext:value-type="float">
            <text:p>228</text:p>
          </table:table-cell>
          <table:table-cell table:formula="of:=[.D423]/[.$B$7]" office:value-type="percentage" office:value="0.319775596072931" calcext:value-type="percentage">
            <text:p>31.98%</text:p>
          </table:table-cell>
          <table:table-cell table:formula="of:=[.D423]*[.$B$8]" office:value-type="float" office:value="92.4151472650771" calcext:value-type="float">
            <text:p>92.4151472650771</text:p>
          </table:table-cell>
          <table:table-cell table:formula="of:=[.F423]/[.$B$6]" office:value-type="percentage" office:value="0.319775596072931" calcext:value-type="percentage">
            <text:p>31.98%</text:p>
          </table:table-cell>
          <table:table-cell table:formula="of:=SUM([.$B$196:.$B423])" office:value-type="float" office:value="193" calcext:value-type="float">
            <text:p>193</text:p>
          </table:table-cell>
          <table:table-cell table:formula="of:=[.H423]/[.$B$6]" office:value-type="percentage" office:value="0.667820069204152" calcext:value-type="percentage">
            <text:p>66.78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599187474604441" calcext:value-type="float">
            <text:p>0.599187474604441</text:p>
          </table:table-cell>
          <table:table-cell office:value-type="float" office:value="229" calcext:value-type="float">
            <text:p>229</text:p>
          </table:table-cell>
          <table:table-cell table:formula="of:=[.D424]/[.$B$7]" office:value-type="percentage" office:value="0.321178120617111" calcext:value-type="percentage">
            <text:p>32.12%</text:p>
          </table:table-cell>
          <table:table-cell table:formula="of:=[.D424]*[.$B$8]" office:value-type="float" office:value="92.820476858345" calcext:value-type="float">
            <text:p>92.820476858345</text:p>
          </table:table-cell>
          <table:table-cell table:formula="of:=[.F424]/[.$B$6]" office:value-type="percentage" office:value="0.321178120617111" calcext:value-type="percentage">
            <text:p>32.12%</text:p>
          </table:table-cell>
          <table:table-cell table:formula="of:=SUM([.$B$196:.$B424])" office:value-type="float" office:value="193" calcext:value-type="float">
            <text:p>193</text:p>
          </table:table-cell>
          <table:table-cell table:formula="of:=[.H424]/[.$B$6]" office:value-type="percentage" office:value="0.667820069204152" calcext:value-type="percentage">
            <text:p>66.78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0.599187474604441" calcext:value-type="float">
            <text:p>0.599187474604441</text:p>
          </table:table-cell>
          <table:table-cell office:value-type="float" office:value="230" calcext:value-type="float">
            <text:p>230</text:p>
          </table:table-cell>
          <table:table-cell table:formula="of:=[.D425]/[.$B$7]" office:value-type="percentage" office:value="0.32258064516129" calcext:value-type="percentage">
            <text:p>32.26%</text:p>
          </table:table-cell>
          <table:table-cell table:formula="of:=[.D425]*[.$B$8]" office:value-type="float" office:value="93.2258064516129" calcext:value-type="float">
            <text:p>93.2258064516129</text:p>
          </table:table-cell>
          <table:table-cell table:formula="of:=[.F425]/[.$B$6]" office:value-type="percentage" office:value="0.32258064516129" calcext:value-type="percentage">
            <text:p>32.26%</text:p>
          </table:table-cell>
          <table:table-cell table:formula="of:=SUM([.$B$196:.$B425])" office:value-type="float" office:value="194" calcext:value-type="float">
            <text:p>194</text:p>
          </table:table-cell>
          <table:table-cell table:formula="of:=[.H425]/[.$B$6]" office:value-type="percentage" office:value="0.671280276816609" calcext:value-type="percentage">
            <text:p>67.13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598374382818177" calcext:value-type="float">
            <text:p>0.598374382818177</text:p>
          </table:table-cell>
          <table:table-cell office:value-type="float" office:value="231" calcext:value-type="float">
            <text:p>231</text:p>
          </table:table-cell>
          <table:table-cell table:formula="of:=[.D426]/[.$B$7]" office:value-type="percentage" office:value="0.32398316970547" calcext:value-type="percentage">
            <text:p>32.40%</text:p>
          </table:table-cell>
          <table:table-cell table:formula="of:=[.D426]*[.$B$8]" office:value-type="float" office:value="93.6311360448808" calcext:value-type="float">
            <text:p>93.6311360448808</text:p>
          </table:table-cell>
          <table:table-cell table:formula="of:=[.F426]/[.$B$6]" office:value-type="percentage" office:value="0.32398316970547" calcext:value-type="percentage">
            <text:p>32.40%</text:p>
          </table:table-cell>
          <table:table-cell table:formula="of:=SUM([.$B$196:.$B426])" office:value-type="float" office:value="194" calcext:value-type="float">
            <text:p>194</text:p>
          </table:table-cell>
          <table:table-cell table:formula="of:=[.H426]/[.$B$6]" office:value-type="percentage" office:value="0.671280276816609" calcext:value-type="percentage">
            <text:p>67.13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0.59353029023703" calcext:value-type="float">
            <text:p>0.59353029023703</text:p>
          </table:table-cell>
          <table:table-cell office:value-type="float" office:value="232" calcext:value-type="float">
            <text:p>232</text:p>
          </table:table-cell>
          <table:table-cell table:formula="of:=[.D427]/[.$B$7]" office:value-type="percentage" office:value="0.325385694249649" calcext:value-type="percentage">
            <text:p>32.54%</text:p>
          </table:table-cell>
          <table:table-cell table:formula="of:=[.D427]*[.$B$8]" office:value-type="float" office:value="94.0364656381487" calcext:value-type="float">
            <text:p>94.0364656381487</text:p>
          </table:table-cell>
          <table:table-cell table:formula="of:=[.F427]/[.$B$6]" office:value-type="percentage" office:value="0.325385694249649" calcext:value-type="percentage">
            <text:p>32.54%</text:p>
          </table:table-cell>
          <table:table-cell table:formula="of:=SUM([.$B$196:.$B427])" office:value-type="float" office:value="194" calcext:value-type="float">
            <text:p>194</text:p>
          </table:table-cell>
          <table:table-cell table:formula="of:=[.H427]/[.$B$6]" office:value-type="percentage" office:value="0.671280276816609" calcext:value-type="percentage">
            <text:p>67.13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593282304977033" calcext:value-type="float">
            <text:p>0.593282304977033</text:p>
          </table:table-cell>
          <table:table-cell office:value-type="float" office:value="233" calcext:value-type="float">
            <text:p>233</text:p>
          </table:table-cell>
          <table:table-cell table:formula="of:=[.D428]/[.$B$7]" office:value-type="percentage" office:value="0.326788218793829" calcext:value-type="percentage">
            <text:p>32.68%</text:p>
          </table:table-cell>
          <table:table-cell table:formula="of:=[.D428]*[.$B$8]" office:value-type="float" office:value="94.4417952314165" calcext:value-type="float">
            <text:p>94.4417952314165</text:p>
          </table:table-cell>
          <table:table-cell table:formula="of:=[.F428]/[.$B$6]" office:value-type="percentage" office:value="0.326788218793829" calcext:value-type="percentage">
            <text:p>32.68%</text:p>
          </table:table-cell>
          <table:table-cell table:formula="of:=SUM([.$B$196:.$B428])" office:value-type="float" office:value="194" calcext:value-type="float">
            <text:p>194</text:p>
          </table:table-cell>
          <table:table-cell table:formula="of:=[.H428]/[.$B$6]" office:value-type="percentage" office:value="0.671280276816609" calcext:value-type="percentage">
            <text:p>67.13%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0.588740824636679" calcext:value-type="float">
            <text:p>0.588740824636679</text:p>
          </table:table-cell>
          <table:table-cell office:value-type="float" office:value="234" calcext:value-type="float">
            <text:p>234</text:p>
          </table:table-cell>
          <table:table-cell table:formula="of:=[.D429]/[.$B$7]" office:value-type="percentage" office:value="0.328190743338008" calcext:value-type="percentage">
            <text:p>32.82%</text:p>
          </table:table-cell>
          <table:table-cell table:formula="of:=[.D429]*[.$B$8]" office:value-type="float" office:value="94.8471248246844" calcext:value-type="float">
            <text:p>94.8471248246844</text:p>
          </table:table-cell>
          <table:table-cell table:formula="of:=[.F429]/[.$B$6]" office:value-type="percentage" office:value="0.328190743338008" calcext:value-type="percentage">
            <text:p>32.82%</text:p>
          </table:table-cell>
          <table:table-cell table:formula="of:=SUM([.$B$196:.$B429])" office:value-type="float" office:value="194" calcext:value-type="float">
            <text:p>194</text:p>
          </table:table-cell>
          <table:table-cell table:formula="of:=[.H429]/[.$B$6]" office:value-type="percentage" office:value="0.671280276816609" calcext:value-type="percentage">
            <text:p>67.13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87921115161752" calcext:value-type="float">
            <text:p>0.587921115161752</text:p>
          </table:table-cell>
          <table:table-cell office:value-type="float" office:value="235" calcext:value-type="float">
            <text:p>235</text:p>
          </table:table-cell>
          <table:table-cell table:formula="of:=[.D430]/[.$B$7]" office:value-type="percentage" office:value="0.329593267882188" calcext:value-type="percentage">
            <text:p>32.96%</text:p>
          </table:table-cell>
          <table:table-cell table:formula="of:=[.D430]*[.$B$8]" office:value-type="float" office:value="95.2524544179523" calcext:value-type="float">
            <text:p>95.2524544179523</text:p>
          </table:table-cell>
          <table:table-cell table:formula="of:=[.F430]/[.$B$6]" office:value-type="percentage" office:value="0.329593267882188" calcext:value-type="percentage">
            <text:p>32.96%</text:p>
          </table:table-cell>
          <table:table-cell table:formula="of:=SUM([.$B$196:.$B430])" office:value-type="float" office:value="195" calcext:value-type="float">
            <text:p>195</text:p>
          </table:table-cell>
          <table:table-cell table:formula="of:=[.H430]/[.$B$6]" office:value-type="percentage" office:value="0.674740484429066" calcext:value-type="percentage">
            <text:p>67.47%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0.587921115161752" calcext:value-type="float">
            <text:p>0.587921115161752</text:p>
          </table:table-cell>
          <table:table-cell office:value-type="float" office:value="236" calcext:value-type="float">
            <text:p>236</text:p>
          </table:table-cell>
          <table:table-cell table:formula="of:=[.D431]/[.$B$7]" office:value-type="percentage" office:value="0.330995792426367" calcext:value-type="percentage">
            <text:p>33.10%</text:p>
          </table:table-cell>
          <table:table-cell table:formula="of:=[.D431]*[.$B$8]" office:value-type="float" office:value="95.6577840112202" calcext:value-type="float">
            <text:p>95.6577840112202</text:p>
          </table:table-cell>
          <table:table-cell table:formula="of:=[.F431]/[.$B$6]" office:value-type="percentage" office:value="0.330995792426367" calcext:value-type="percentage">
            <text:p>33.10%</text:p>
          </table:table-cell>
          <table:table-cell table:formula="of:=SUM([.$B$196:.$B431])" office:value-type="float" office:value="195" calcext:value-type="float">
            <text:p>195</text:p>
          </table:table-cell>
          <table:table-cell table:formula="of:=[.H431]/[.$B$6]" office:value-type="percentage" office:value="0.674740484429066" calcext:value-type="percentage">
            <text:p>67.47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0.582788911593448" calcext:value-type="float">
            <text:p>0.582788911593448</text:p>
          </table:table-cell>
          <table:table-cell office:value-type="float" office:value="237" calcext:value-type="float">
            <text:p>237</text:p>
          </table:table-cell>
          <table:table-cell table:formula="of:=[.D432]/[.$B$7]" office:value-type="percentage" office:value="0.332398316970547" calcext:value-type="percentage">
            <text:p>33.24%</text:p>
          </table:table-cell>
          <table:table-cell table:formula="of:=[.D432]*[.$B$8]" office:value-type="float" office:value="96.0631136044881" calcext:value-type="float">
            <text:p>96.0631136044881</text:p>
          </table:table-cell>
          <table:table-cell table:formula="of:=[.F432]/[.$B$6]" office:value-type="percentage" office:value="0.332398316970547" calcext:value-type="percentage">
            <text:p>33.24%</text:p>
          </table:table-cell>
          <table:table-cell table:formula="of:=SUM([.$B$196:.$B432])" office:value-type="float" office:value="195" calcext:value-type="float">
            <text:p>195</text:p>
          </table:table-cell>
          <table:table-cell table:formula="of:=[.H432]/[.$B$6]" office:value-type="percentage" office:value="0.674740484429066" calcext:value-type="percentage">
            <text:p>67.47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0.578213561456658" calcext:value-type="float">
            <text:p>0.578213561456658</text:p>
          </table:table-cell>
          <table:table-cell office:value-type="float" office:value="238" calcext:value-type="float">
            <text:p>238</text:p>
          </table:table-cell>
          <table:table-cell table:formula="of:=[.D433]/[.$B$7]" office:value-type="percentage" office:value="0.333800841514726" calcext:value-type="percentage">
            <text:p>33.38%</text:p>
          </table:table-cell>
          <table:table-cell table:formula="of:=[.D433]*[.$B$8]" office:value-type="float" office:value="96.468443197756" calcext:value-type="float">
            <text:p>96.468443197756</text:p>
          </table:table-cell>
          <table:table-cell table:formula="of:=[.F433]/[.$B$6]" office:value-type="percentage" office:value="0.333800841514726" calcext:value-type="percentage">
            <text:p>33.38%</text:p>
          </table:table-cell>
          <table:table-cell table:formula="of:=SUM([.$B$196:.$B433])" office:value-type="float" office:value="195" calcext:value-type="float">
            <text:p>195</text:p>
          </table:table-cell>
          <table:table-cell table:formula="of:=[.H433]/[.$B$6]" office:value-type="percentage" office:value="0.674740484429066" calcext:value-type="percentage">
            <text:p>67.4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577387931180304" calcext:value-type="float">
            <text:p>0.577387931180304</text:p>
          </table:table-cell>
          <table:table-cell office:value-type="float" office:value="239" calcext:value-type="float">
            <text:p>239</text:p>
          </table:table-cell>
          <table:table-cell table:formula="of:=[.D434]/[.$B$7]" office:value-type="percentage" office:value="0.335203366058906" calcext:value-type="percentage">
            <text:p>33.52%</text:p>
          </table:table-cell>
          <table:table-cell table:formula="of:=[.D434]*[.$B$8]" office:value-type="float" office:value="96.8737727910239" calcext:value-type="float">
            <text:p>96.8737727910239</text:p>
          </table:table-cell>
          <table:table-cell table:formula="of:=[.F434]/[.$B$6]" office:value-type="percentage" office:value="0.335203366058906" calcext:value-type="percentage">
            <text:p>33.52%</text:p>
          </table:table-cell>
          <table:table-cell table:formula="of:=SUM([.$B$196:.$B434])" office:value-type="float" office:value="196" calcext:value-type="float">
            <text:p>196</text:p>
          </table:table-cell>
          <table:table-cell table:formula="of:=[.H434]/[.$B$6]" office:value-type="percentage" office:value="0.678200692041522" calcext:value-type="percentage">
            <text:p>67.82%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0.577387931180304" calcext:value-type="float">
            <text:p>0.577387931180304</text:p>
          </table:table-cell>
          <table:table-cell office:value-type="float" office:value="240" calcext:value-type="float">
            <text:p>240</text:p>
          </table:table-cell>
          <table:table-cell table:formula="of:=[.D435]/[.$B$7]" office:value-type="percentage" office:value="0.336605890603086" calcext:value-type="percentage">
            <text:p>33.66%</text:p>
          </table:table-cell>
          <table:table-cell table:formula="of:=[.D435]*[.$B$8]" office:value-type="float" office:value="97.2791023842917" calcext:value-type="float">
            <text:p>97.2791023842917</text:p>
          </table:table-cell>
          <table:table-cell table:formula="of:=[.F435]/[.$B$6]" office:value-type="percentage" office:value="0.336605890603086" calcext:value-type="percentage">
            <text:p>33.66%</text:p>
          </table:table-cell>
          <table:table-cell table:formula="of:=SUM([.$B$196:.$B435])" office:value-type="float" office:value="196" calcext:value-type="float">
            <text:p>196</text:p>
          </table:table-cell>
          <table:table-cell table:formula="of:=[.H435]/[.$B$6]" office:value-type="percentage" office:value="0.678200692041522" calcext:value-type="percentage">
            <text:p>67.82%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0.567614732641434" calcext:value-type="float">
            <text:p>0.567614732641434</text:p>
          </table:table-cell>
          <table:table-cell office:value-type="float" office:value="241" calcext:value-type="float">
            <text:p>241</text:p>
          </table:table-cell>
          <table:table-cell table:formula="of:=[.D436]/[.$B$7]" office:value-type="percentage" office:value="0.338008415147265" calcext:value-type="percentage">
            <text:p>33.80%</text:p>
          </table:table-cell>
          <table:table-cell table:formula="of:=[.D436]*[.$B$8]" office:value-type="float" office:value="97.6844319775596" calcext:value-type="float">
            <text:p>97.6844319775596</text:p>
          </table:table-cell>
          <table:table-cell table:formula="of:=[.F436]/[.$B$6]" office:value-type="percentage" office:value="0.338008415147265" calcext:value-type="percentage">
            <text:p>33.80%</text:p>
          </table:table-cell>
          <table:table-cell table:formula="of:=SUM([.$B$196:.$B436])" office:value-type="float" office:value="196" calcext:value-type="float">
            <text:p>196</text:p>
          </table:table-cell>
          <table:table-cell table:formula="of:=[.H436]/[.$B$6]" office:value-type="percentage" office:value="0.678200692041522" calcext:value-type="percentage">
            <text:p>67.82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0.566783899734361" calcext:value-type="float">
            <text:p>0.566783899734361</text:p>
          </table:table-cell>
          <table:table-cell office:value-type="float" office:value="242" calcext:value-type="float">
            <text:p>242</text:p>
          </table:table-cell>
          <table:table-cell table:formula="of:=[.D437]/[.$B$7]" office:value-type="percentage" office:value="0.339410939691445" calcext:value-type="percentage">
            <text:p>33.94%</text:p>
          </table:table-cell>
          <table:table-cell table:formula="of:=[.D437]*[.$B$8]" office:value-type="float" office:value="98.0897615708275" calcext:value-type="float">
            <text:p>98.0897615708275</text:p>
          </table:table-cell>
          <table:table-cell table:formula="of:=[.F437]/[.$B$6]" office:value-type="percentage" office:value="0.339410939691445" calcext:value-type="percentage">
            <text:p>33.94%</text:p>
          </table:table-cell>
          <table:table-cell table:formula="of:=SUM([.$B$196:.$B437])" office:value-type="float" office:value="196" calcext:value-type="float">
            <text:p>196</text:p>
          </table:table-cell>
          <table:table-cell table:formula="of:=[.H437]/[.$B$6]" office:value-type="percentage" office:value="0.678200692041522" calcext:value-type="percentage">
            <text:p>67.82%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0.566783899734361" calcext:value-type="float">
            <text:p>0.566783899734361</text:p>
          </table:table-cell>
          <table:table-cell office:value-type="float" office:value="243" calcext:value-type="float">
            <text:p>243</text:p>
          </table:table-cell>
          <table:table-cell table:formula="of:=[.D438]/[.$B$7]" office:value-type="percentage" office:value="0.340813464235624" calcext:value-type="percentage">
            <text:p>34.08%</text:p>
          </table:table-cell>
          <table:table-cell table:formula="of:=[.D438]*[.$B$8]" office:value-type="float" office:value="98.4950911640954" calcext:value-type="float">
            <text:p>98.4950911640954</text:p>
          </table:table-cell>
          <table:table-cell table:formula="of:=[.F438]/[.$B$6]" office:value-type="percentage" office:value="0.340813464235624" calcext:value-type="percentage">
            <text:p>34.08%</text:p>
          </table:table-cell>
          <table:table-cell table:formula="of:=SUM([.$B$196:.$B438])" office:value-type="float" office:value="196" calcext:value-type="float">
            <text:p>196</text:p>
          </table:table-cell>
          <table:table-cell table:formula="of:=[.H438]/[.$B$6]" office:value-type="percentage" office:value="0.678200692041522" calcext:value-type="percentage">
            <text:p>67.82%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0.566783899734361" calcext:value-type="float">
            <text:p>0.566783899734361</text:p>
          </table:table-cell>
          <table:table-cell office:value-type="float" office:value="244" calcext:value-type="float">
            <text:p>244</text:p>
          </table:table-cell>
          <table:table-cell table:formula="of:=[.D439]/[.$B$7]" office:value-type="percentage" office:value="0.342215988779804" calcext:value-type="percentage">
            <text:p>34.22%</text:p>
          </table:table-cell>
          <table:table-cell table:formula="of:=[.D439]*[.$B$8]" office:value-type="float" office:value="98.9004207573633" calcext:value-type="float">
            <text:p>98.9004207573633</text:p>
          </table:table-cell>
          <table:table-cell table:formula="of:=[.F439]/[.$B$6]" office:value-type="percentage" office:value="0.342215988779804" calcext:value-type="percentage">
            <text:p>34.22%</text:p>
          </table:table-cell>
          <table:table-cell table:formula="of:=SUM([.$B$196:.$B439])" office:value-type="float" office:value="197" calcext:value-type="float">
            <text:p>197</text:p>
          </table:table-cell>
          <table:table-cell table:formula="of:=[.H439]/[.$B$6]" office:value-type="percentage" office:value="0.681660899653979" calcext:value-type="percentage">
            <text:p>68.17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562701732301031" calcext:value-type="float">
            <text:p>0.562701732301031</text:p>
          </table:table-cell>
          <table:table-cell office:value-type="float" office:value="245" calcext:value-type="float">
            <text:p>245</text:p>
          </table:table-cell>
          <table:table-cell table:formula="of:=[.D440]/[.$B$7]" office:value-type="percentage" office:value="0.343618513323983" calcext:value-type="percentage">
            <text:p>34.36%</text:p>
          </table:table-cell>
          <table:table-cell table:formula="of:=[.D440]*[.$B$8]" office:value-type="float" office:value="99.3057503506311" calcext:value-type="float">
            <text:p>99.3057503506311</text:p>
          </table:table-cell>
          <table:table-cell table:formula="of:=[.F440]/[.$B$6]" office:value-type="percentage" office:value="0.343618513323983" calcext:value-type="percentage">
            <text:p>34.36%</text:p>
          </table:table-cell>
          <table:table-cell table:formula="of:=SUM([.$B$196:.$B440])" office:value-type="float" office:value="198" calcext:value-type="float">
            <text:p>198</text:p>
          </table:table-cell>
          <table:table-cell table:formula="of:=[.H440]/[.$B$6]" office:value-type="percentage" office:value="0.685121107266436" calcext:value-type="percentage">
            <text:p>68.51%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562701732301031" calcext:value-type="float">
            <text:p>0.562701732301031</text:p>
          </table:table-cell>
          <table:table-cell office:value-type="float" office:value="246" calcext:value-type="float">
            <text:p>246</text:p>
          </table:table-cell>
          <table:table-cell table:formula="of:=[.D441]/[.$B$7]" office:value-type="percentage" office:value="0.345021037868163" calcext:value-type="percentage">
            <text:p>34.50%</text:p>
          </table:table-cell>
          <table:table-cell table:formula="of:=[.D441]*[.$B$8]" office:value-type="float" office:value="99.711079943899" calcext:value-type="float">
            <text:p>99.711079943899</text:p>
          </table:table-cell>
          <table:table-cell table:formula="of:=[.F441]/[.$B$6]" office:value-type="percentage" office:value="0.345021037868163" calcext:value-type="percentage">
            <text:p>34.50%</text:p>
          </table:table-cell>
          <table:table-cell table:formula="of:=SUM([.$B$196:.$B441])" office:value-type="float" office:value="199" calcext:value-type="float">
            <text:p>199</text:p>
          </table:table-cell>
          <table:table-cell table:formula="of:=[.H441]/[.$B$6]" office:value-type="percentage" office:value="0.688581314878893" calcext:value-type="percentage">
            <text:p>68.86%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.556953644243445" calcext:value-type="float">
            <text:p>0.556953644243445</text:p>
          </table:table-cell>
          <table:table-cell office:value-type="float" office:value="247" calcext:value-type="float">
            <text:p>247</text:p>
          </table:table-cell>
          <table:table-cell table:formula="of:=[.D442]/[.$B$7]" office:value-type="percentage" office:value="0.346423562412342" calcext:value-type="percentage">
            <text:p>34.64%</text:p>
          </table:table-cell>
          <table:table-cell table:formula="of:=[.D442]*[.$B$8]" office:value-type="float" office:value="100.116409537167" calcext:value-type="float">
            <text:p>100.116409537167</text:p>
          </table:table-cell>
          <table:table-cell table:formula="of:=[.F442]/[.$B$6]" office:value-type="percentage" office:value="0.346423562412342" calcext:value-type="percentage">
            <text:p>34.64%</text:p>
          </table:table-cell>
          <table:table-cell table:formula="of:=SUM([.$B$196:.$B442])" office:value-type="float" office:value="200" calcext:value-type="float">
            <text:p>200</text:p>
          </table:table-cell>
          <table:table-cell table:formula="of:=[.H442]/[.$B$6]" office:value-type="percentage" office:value="0.692041522491349" calcext:value-type="percentage">
            <text:p>69.20%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.555833571430671" calcext:value-type="float">
            <text:p>0.555833571430671</text:p>
          </table:table-cell>
          <table:table-cell office:value-type="float" office:value="248" calcext:value-type="float">
            <text:p>248</text:p>
          </table:table-cell>
          <table:table-cell table:formula="of:=[.D443]/[.$B$7]" office:value-type="percentage" office:value="0.347826086956522" calcext:value-type="percentage">
            <text:p>34.78%</text:p>
          </table:table-cell>
          <table:table-cell table:formula="of:=[.D443]*[.$B$8]" office:value-type="float" office:value="100.521739130435" calcext:value-type="float">
            <text:p>100.521739130435</text:p>
          </table:table-cell>
          <table:table-cell table:formula="of:=[.F443]/[.$B$6]" office:value-type="percentage" office:value="0.347826086956522" calcext:value-type="percentage">
            <text:p>34.78%</text:p>
          </table:table-cell>
          <table:table-cell table:formula="of:=SUM([.$B$196:.$B443])" office:value-type="float" office:value="201" calcext:value-type="float">
            <text:p>201</text:p>
          </table:table-cell>
          <table:table-cell table:formula="of:=[.H443]/[.$B$6]" office:value-type="percentage" office:value="0.695501730103806" calcext:value-type="percentage">
            <text:p>69.55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550892622773778" calcext:value-type="float">
            <text:p>0.550892622773778</text:p>
          </table:table-cell>
          <table:table-cell office:value-type="float" office:value="249" calcext:value-type="float">
            <text:p>249</text:p>
          </table:table-cell>
          <table:table-cell table:formula="of:=[.D444]/[.$B$7]" office:value-type="percentage" office:value="0.349228611500701" calcext:value-type="percentage">
            <text:p>34.92%</text:p>
          </table:table-cell>
          <table:table-cell table:formula="of:=[.D444]*[.$B$8]" office:value-type="float" office:value="100.927068723703" calcext:value-type="float">
            <text:p>100.927068723703</text:p>
          </table:table-cell>
          <table:table-cell table:formula="of:=[.F444]/[.$B$6]" office:value-type="percentage" office:value="0.349228611500701" calcext:value-type="percentage">
            <text:p>34.92%</text:p>
          </table:table-cell>
          <table:table-cell table:formula="of:=SUM([.$B$196:.$B444])" office:value-type="float" office:value="202" calcext:value-type="float">
            <text:p>202</text:p>
          </table:table-cell>
          <table:table-cell table:formula="of:=[.H444]/[.$B$6]" office:value-type="percentage" office:value="0.698961937716263" calcext:value-type="percentage">
            <text:p>69.90%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0.546239829341223" calcext:value-type="float">
            <text:p>0.546239829341223</text:p>
          </table:table-cell>
          <table:table-cell office:value-type="float" office:value="250" calcext:value-type="float">
            <text:p>250</text:p>
          </table:table-cell>
          <table:table-cell table:formula="of:=[.D445]/[.$B$7]" office:value-type="percentage" office:value="0.350631136044881" calcext:value-type="percentage">
            <text:p>35.06%</text:p>
          </table:table-cell>
          <table:table-cell table:formula="of:=[.D445]*[.$B$8]" office:value-type="float" office:value="101.332398316971" calcext:value-type="float">
            <text:p>101.332398316971</text:p>
          </table:table-cell>
          <table:table-cell table:formula="of:=[.F445]/[.$B$6]" office:value-type="percentage" office:value="0.350631136044881" calcext:value-type="percentage">
            <text:p>35.06%</text:p>
          </table:table-cell>
          <table:table-cell table:formula="of:=SUM([.$B$196:.$B445])" office:value-type="float" office:value="202" calcext:value-type="float">
            <text:p>202</text:p>
          </table:table-cell>
          <table:table-cell table:formula="of:=[.H445]/[.$B$6]" office:value-type="percentage" office:value="0.698961937716263" calcext:value-type="percentage">
            <text:p>69.90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540993797873219" calcext:value-type="float">
            <text:p>0.540993797873219</text:p>
          </table:table-cell>
          <table:table-cell office:value-type="float" office:value="251" calcext:value-type="float">
            <text:p>251</text:p>
          </table:table-cell>
          <table:table-cell table:formula="of:=[.D446]/[.$B$7]" office:value-type="percentage" office:value="0.35203366058906" calcext:value-type="percentage">
            <text:p>35.20%</text:p>
          </table:table-cell>
          <table:table-cell table:formula="of:=[.D446]*[.$B$8]" office:value-type="float" office:value="101.737727910238" calcext:value-type="float">
            <text:p>101.737727910238</text:p>
          </table:table-cell>
          <table:table-cell table:formula="of:=[.F446]/[.$B$6]" office:value-type="percentage" office:value="0.35203366058906" calcext:value-type="percentage">
            <text:p>35.20%</text:p>
          </table:table-cell>
          <table:table-cell table:formula="of:=SUM([.$B$196:.$B446])" office:value-type="float" office:value="203" calcext:value-type="float">
            <text:p>203</text:p>
          </table:table-cell>
          <table:table-cell table:formula="of:=[.H446]/[.$B$6]" office:value-type="percentage" office:value="0.70242214532872" calcext:value-type="percentage">
            <text:p>70.24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540993797873219" calcext:value-type="float">
            <text:p>0.540993797873219</text:p>
          </table:table-cell>
          <table:table-cell office:value-type="float" office:value="252" calcext:value-type="float">
            <text:p>252</text:p>
          </table:table-cell>
          <table:table-cell table:formula="of:=[.D447]/[.$B$7]" office:value-type="percentage" office:value="0.35343618513324" calcext:value-type="percentage">
            <text:p>35.34%</text:p>
          </table:table-cell>
          <table:table-cell table:formula="of:=[.D447]*[.$B$8]" office:value-type="float" office:value="102.143057503506" calcext:value-type="float">
            <text:p>102.143057503506</text:p>
          </table:table-cell>
          <table:table-cell table:formula="of:=[.F447]/[.$B$6]" office:value-type="percentage" office:value="0.35343618513324" calcext:value-type="percentage">
            <text:p>35.34%</text:p>
          </table:table-cell>
          <table:table-cell table:formula="of:=SUM([.$B$196:.$B447])" office:value-type="float" office:value="204" calcext:value-type="float">
            <text:p>204</text:p>
          </table:table-cell>
          <table:table-cell table:formula="of:=[.H447]/[.$B$6]" office:value-type="percentage" office:value="0.705882352941176" calcext:value-type="percentage">
            <text:p>70.59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4040853807272" calcext:value-type="float">
            <text:p>0.54040853807272</text:p>
          </table:table-cell>
          <table:table-cell office:value-type="float" office:value="253" calcext:value-type="float">
            <text:p>253</text:p>
          </table:table-cell>
          <table:table-cell table:formula="of:=[.D448]/[.$B$7]" office:value-type="percentage" office:value="0.354838709677419" calcext:value-type="percentage">
            <text:p>35.48%</text:p>
          </table:table-cell>
          <table:table-cell table:formula="of:=[.D448]*[.$B$8]" office:value-type="float" office:value="102.548387096774" calcext:value-type="float">
            <text:p>102.548387096774</text:p>
          </table:table-cell>
          <table:table-cell table:formula="of:=[.F448]/[.$B$6]" office:value-type="percentage" office:value="0.354838709677419" calcext:value-type="percentage">
            <text:p>35.48%</text:p>
          </table:table-cell>
          <table:table-cell table:formula="of:=SUM([.$B$196:.$B448])" office:value-type="float" office:value="204" calcext:value-type="float">
            <text:p>204</text:p>
          </table:table-cell>
          <table:table-cell table:formula="of:=[.H448]/[.$B$6]" office:value-type="percentage" office:value="0.705882352941176" calcext:value-type="percentage">
            <text:p>70.59%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540153253110706" calcext:value-type="float">
            <text:p>0.540153253110706</text:p>
          </table:table-cell>
          <table:table-cell office:value-type="float" office:value="254" calcext:value-type="float">
            <text:p>254</text:p>
          </table:table-cell>
          <table:table-cell table:formula="of:=[.D449]/[.$B$7]" office:value-type="percentage" office:value="0.356241234221599" calcext:value-type="percentage">
            <text:p>35.62%</text:p>
          </table:table-cell>
          <table:table-cell table:formula="of:=[.D449]*[.$B$8]" office:value-type="float" office:value="102.953716690042" calcext:value-type="float">
            <text:p>102.953716690042</text:p>
          </table:table-cell>
          <table:table-cell table:formula="of:=[.F449]/[.$B$6]" office:value-type="percentage" office:value="0.356241234221599" calcext:value-type="percentage">
            <text:p>35.62%</text:p>
          </table:table-cell>
          <table:table-cell table:formula="of:=SUM([.$B$196:.$B449])" office:value-type="float" office:value="204" calcext:value-type="float">
            <text:p>204</text:p>
          </table:table-cell>
          <table:table-cell table:formula="of:=[.H449]/[.$B$6]" office:value-type="percentage" office:value="0.705882352941176" calcext:value-type="percentage">
            <text:p>70.59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535483014850458" calcext:value-type="float">
            <text:p>0.535483014850458</text:p>
          </table:table-cell>
          <table:table-cell office:value-type="float" office:value="255" calcext:value-type="float">
            <text:p>255</text:p>
          </table:table-cell>
          <table:table-cell table:formula="of:=[.D450]/[.$B$7]" office:value-type="percentage" office:value="0.357643758765778" calcext:value-type="percentage">
            <text:p>35.76%</text:p>
          </table:table-cell>
          <table:table-cell table:formula="of:=[.D450]*[.$B$8]" office:value-type="float" office:value="103.35904628331" calcext:value-type="float">
            <text:p>103.35904628331</text:p>
          </table:table-cell>
          <table:table-cell table:formula="of:=[.F450]/[.$B$6]" office:value-type="percentage" office:value="0.357643758765778" calcext:value-type="percentage">
            <text:p>35.76%</text:p>
          </table:table-cell>
          <table:table-cell table:formula="of:=SUM([.$B$196:.$B450])" office:value-type="float" office:value="205" calcext:value-type="float">
            <text:p>205</text:p>
          </table:table-cell>
          <table:table-cell table:formula="of:=[.H450]/[.$B$6]" office:value-type="percentage" office:value="0.709342560553633" calcext:value-type="percentage">
            <text:p>70.93%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0.529632522653717" calcext:value-type="float">
            <text:p>0.529632522653717</text:p>
          </table:table-cell>
          <table:table-cell office:value-type="float" office:value="256" calcext:value-type="float">
            <text:p>256</text:p>
          </table:table-cell>
          <table:table-cell table:formula="of:=[.D451]/[.$B$7]" office:value-type="percentage" office:value="0.359046283309958" calcext:value-type="percentage">
            <text:p>35.90%</text:p>
          </table:table-cell>
          <table:table-cell table:formula="of:=[.D451]*[.$B$8]" office:value-type="float" office:value="103.764375876578" calcext:value-type="float">
            <text:p>103.764375876578</text:p>
          </table:table-cell>
          <table:table-cell table:formula="of:=[.F451]/[.$B$6]" office:value-type="percentage" office:value="0.359046283309958" calcext:value-type="percentage">
            <text:p>35.90%</text:p>
          </table:table-cell>
          <table:table-cell table:formula="of:=SUM([.$B$196:.$B451])" office:value-type="float" office:value="205" calcext:value-type="float">
            <text:p>205</text:p>
          </table:table-cell>
          <table:table-cell table:formula="of:=[.H451]/[.$B$6]" office:value-type="percentage" office:value="0.709342560553633" calcext:value-type="percentage">
            <text:p>70.93%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529376464741736" calcext:value-type="float">
            <text:p>0.529376464741736</text:p>
          </table:table-cell>
          <table:table-cell office:value-type="float" office:value="257" calcext:value-type="float">
            <text:p>257</text:p>
          </table:table-cell>
          <table:table-cell table:formula="of:=[.D452]/[.$B$7]" office:value-type="percentage" office:value="0.360448807854137" calcext:value-type="percentage">
            <text:p>36.04%</text:p>
          </table:table-cell>
          <table:table-cell table:formula="of:=[.D452]*[.$B$8]" office:value-type="float" office:value="104.169705469846" calcext:value-type="float">
            <text:p>104.169705469846</text:p>
          </table:table-cell>
          <table:table-cell table:formula="of:=[.F452]/[.$B$6]" office:value-type="percentage" office:value="0.360448807854137" calcext:value-type="percentage">
            <text:p>36.04%</text:p>
          </table:table-cell>
          <table:table-cell table:formula="of:=SUM([.$B$196:.$B452])" office:value-type="float" office:value="205" calcext:value-type="float">
            <text:p>205</text:p>
          </table:table-cell>
          <table:table-cell table:formula="of:=[.H452]/[.$B$6]" office:value-type="percentage" office:value="0.709342560553633" calcext:value-type="percentage">
            <text:p>70.93%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0.524693086833033" calcext:value-type="float">
            <text:p>0.524693086833033</text:p>
          </table:table-cell>
          <table:table-cell office:value-type="float" office:value="258" calcext:value-type="float">
            <text:p>258</text:p>
          </table:table-cell>
          <table:table-cell table:formula="of:=[.D453]/[.$B$7]" office:value-type="percentage" office:value="0.361851332398317" calcext:value-type="percentage">
            <text:p>36.19%</text:p>
          </table:table-cell>
          <table:table-cell table:formula="of:=[.D453]*[.$B$8]" office:value-type="float" office:value="104.575035063114" calcext:value-type="float">
            <text:p>104.575035063114</text:p>
          </table:table-cell>
          <table:table-cell table:formula="of:=[.F453]/[.$B$6]" office:value-type="percentage" office:value="0.361851332398317" calcext:value-type="percentage">
            <text:p>36.19%</text:p>
          </table:table-cell>
          <table:table-cell table:formula="of:=SUM([.$B$196:.$B453])" office:value-type="float" office:value="206" calcext:value-type="float">
            <text:p>206</text:p>
          </table:table-cell>
          <table:table-cell table:formula="of:=[.H453]/[.$B$6]" office:value-type="percentage" office:value="0.71280276816609" calcext:value-type="percentage">
            <text:p>71.28%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0.524693086833033" calcext:value-type="float">
            <text:p>0.524693086833033</text:p>
          </table:table-cell>
          <table:table-cell office:value-type="float" office:value="259" calcext:value-type="float">
            <text:p>259</text:p>
          </table:table-cell>
          <table:table-cell table:formula="of:=[.D454]/[.$B$7]" office:value-type="percentage" office:value="0.363253856942496" calcext:value-type="percentage">
            <text:p>36.33%</text:p>
          </table:table-cell>
          <table:table-cell table:formula="of:=[.D454]*[.$B$8]" office:value-type="float" office:value="104.980364656382" calcext:value-type="float">
            <text:p>104.980364656382</text:p>
          </table:table-cell>
          <table:table-cell table:formula="of:=[.F454]/[.$B$6]" office:value-type="percentage" office:value="0.363253856942496" calcext:value-type="percentage">
            <text:p>36.33%</text:p>
          </table:table-cell>
          <table:table-cell table:formula="of:=SUM([.$B$196:.$B454])" office:value-type="float" office:value="207" calcext:value-type="float">
            <text:p>207</text:p>
          </table:table-cell>
          <table:table-cell table:formula="of:=[.H454]/[.$B$6]" office:value-type="percentage" office:value="0.716262975778547" calcext:value-type="percentage">
            <text:p>71.63%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0.524693086833033" calcext:value-type="float">
            <text:p>0.524693086833033</text:p>
          </table:table-cell>
          <table:table-cell office:value-type="float" office:value="260" calcext:value-type="float">
            <text:p>260</text:p>
          </table:table-cell>
          <table:table-cell table:formula="of:=[.D455]/[.$B$7]" office:value-type="percentage" office:value="0.364656381486676" calcext:value-type="percentage">
            <text:p>36.47%</text:p>
          </table:table-cell>
          <table:table-cell table:formula="of:=[.D455]*[.$B$8]" office:value-type="float" office:value="105.385694249649" calcext:value-type="float">
            <text:p>105.385694249649</text:p>
          </table:table-cell>
          <table:table-cell table:formula="of:=[.F455]/[.$B$6]" office:value-type="percentage" office:value="0.364656381486676" calcext:value-type="percentage">
            <text:p>36.47%</text:p>
          </table:table-cell>
          <table:table-cell table:formula="of:=SUM([.$B$196:.$B455])" office:value-type="float" office:value="208" calcext:value-type="float">
            <text:p>208</text:p>
          </table:table-cell>
          <table:table-cell table:formula="of:=[.H455]/[.$B$6]" office:value-type="percentage" office:value="0.719723183391004" calcext:value-type="percentage">
            <text:p>71.97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24105325998813" calcext:value-type="float">
            <text:p>0.524105325998813</text:p>
          </table:table-cell>
          <table:table-cell office:value-type="float" office:value="261" calcext:value-type="float">
            <text:p>261</text:p>
          </table:table-cell>
          <table:table-cell table:formula="of:=[.D456]/[.$B$7]" office:value-type="percentage" office:value="0.366058906030856" calcext:value-type="percentage">
            <text:p>36.61%</text:p>
          </table:table-cell>
          <table:table-cell table:formula="of:=[.D456]*[.$B$8]" office:value-type="float" office:value="105.791023842917" calcext:value-type="float">
            <text:p>105.791023842917</text:p>
          </table:table-cell>
          <table:table-cell table:formula="of:=[.F456]/[.$B$6]" office:value-type="percentage" office:value="0.366058906030856" calcext:value-type="percentage">
            <text:p>36.61%</text:p>
          </table:table-cell>
          <table:table-cell table:formula="of:=SUM([.$B$196:.$B456])" office:value-type="float" office:value="208" calcext:value-type="float">
            <text:p>208</text:p>
          </table:table-cell>
          <table:table-cell table:formula="of:=[.H456]/[.$B$6]" office:value-type="percentage" office:value="0.719723183391004" calcext:value-type="percentage">
            <text:p>71.97%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.519417113184004" calcext:value-type="float">
            <text:p>0.519417113184004</text:p>
          </table:table-cell>
          <table:table-cell office:value-type="float" office:value="262" calcext:value-type="float">
            <text:p>262</text:p>
          </table:table-cell>
          <table:table-cell table:formula="of:=[.D457]/[.$B$7]" office:value-type="percentage" office:value="0.367461430575035" calcext:value-type="percentage">
            <text:p>36.75%</text:p>
          </table:table-cell>
          <table:table-cell table:formula="of:=[.D457]*[.$B$8]" office:value-type="float" office:value="106.196353436185" calcext:value-type="float">
            <text:p>106.196353436185</text:p>
          </table:table-cell>
          <table:table-cell table:formula="of:=[.F457]/[.$B$6]" office:value-type="percentage" office:value="0.367461430575035" calcext:value-type="percentage">
            <text:p>36.75%</text:p>
          </table:table-cell>
          <table:table-cell table:formula="of:=SUM([.$B$196:.$B457])" office:value-type="float" office:value="209" calcext:value-type="float">
            <text:p>209</text:p>
          </table:table-cell>
          <table:table-cell table:formula="of:=[.H457]/[.$B$6]" office:value-type="percentage" office:value="0.72318339100346" calcext:value-type="percentage">
            <text:p>72.32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.513880054561487" calcext:value-type="float">
            <text:p>0.513880054561487</text:p>
          </table:table-cell>
          <table:table-cell office:value-type="float" office:value="263" calcext:value-type="float">
            <text:p>263</text:p>
          </table:table-cell>
          <table:table-cell table:formula="of:=[.D458]/[.$B$7]" office:value-type="percentage" office:value="0.368863955119215" calcext:value-type="percentage">
            <text:p>36.89%</text:p>
          </table:table-cell>
          <table:table-cell table:formula="of:=[.D458]*[.$B$8]" office:value-type="float" office:value="106.601683029453" calcext:value-type="float">
            <text:p>106.601683029453</text:p>
          </table:table-cell>
          <table:table-cell table:formula="of:=[.F458]/[.$B$6]" office:value-type="percentage" office:value="0.368863955119215" calcext:value-type="percentage">
            <text:p>36.89%</text:p>
          </table:table-cell>
          <table:table-cell table:formula="of:=SUM([.$B$196:.$B458])" office:value-type="float" office:value="210" calcext:value-type="float">
            <text:p>210</text:p>
          </table:table-cell>
          <table:table-cell table:formula="of:=[.H458]/[.$B$6]" office:value-type="percentage" office:value="0.726643598615917" calcext:value-type="percentage">
            <text:p>72.66%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.513880054561487" calcext:value-type="float">
            <text:p>0.513880054561487</text:p>
          </table:table-cell>
          <table:table-cell office:value-type="float" office:value="264" calcext:value-type="float">
            <text:p>264</text:p>
          </table:table-cell>
          <table:table-cell table:formula="of:=[.D459]/[.$B$7]" office:value-type="percentage" office:value="0.370266479663394" calcext:value-type="percentage">
            <text:p>37.03%</text:p>
          </table:table-cell>
          <table:table-cell table:formula="of:=[.D459]*[.$B$8]" office:value-type="float" office:value="107.007012622721" calcext:value-type="float">
            <text:p>107.007012622721</text:p>
          </table:table-cell>
          <table:table-cell table:formula="of:=[.F459]/[.$B$6]" office:value-type="percentage" office:value="0.370266479663394" calcext:value-type="percentage">
            <text:p>37.03%</text:p>
          </table:table-cell>
          <table:table-cell table:formula="of:=SUM([.$B$196:.$B459])" office:value-type="float" office:value="211" calcext:value-type="float">
            <text:p>211</text:p>
          </table:table-cell>
          <table:table-cell table:formula="of:=[.H459]/[.$B$6]" office:value-type="percentage" office:value="0.730103806228374" calcext:value-type="percentage">
            <text:p>73.01%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0.513880054561487" calcext:value-type="float">
            <text:p>0.513880054561487</text:p>
          </table:table-cell>
          <table:table-cell office:value-type="float" office:value="265" calcext:value-type="float">
            <text:p>265</text:p>
          </table:table-cell>
          <table:table-cell table:formula="of:=[.D460]/[.$B$7]" office:value-type="percentage" office:value="0.371669004207574" calcext:value-type="percentage">
            <text:p>37.17%</text:p>
          </table:table-cell>
          <table:table-cell table:formula="of:=[.D460]*[.$B$8]" office:value-type="float" office:value="107.412342215989" calcext:value-type="float">
            <text:p>107.412342215989</text:p>
          </table:table-cell>
          <table:table-cell table:formula="of:=[.F460]/[.$B$6]" office:value-type="percentage" office:value="0.371669004207574" calcext:value-type="percentage">
            <text:p>37.17%</text:p>
          </table:table-cell>
          <table:table-cell table:formula="of:=SUM([.$B$196:.$B460])" office:value-type="float" office:value="211" calcext:value-type="float">
            <text:p>211</text:p>
          </table:table-cell>
          <table:table-cell table:formula="of:=[.H460]/[.$B$6]" office:value-type="percentage" office:value="0.730103806228374" calcext:value-type="percentage">
            <text:p>73.01%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.513880054561487" calcext:value-type="float">
            <text:p>0.513880054561487</text:p>
          </table:table-cell>
          <table:table-cell office:value-type="float" office:value="266" calcext:value-type="float">
            <text:p>266</text:p>
          </table:table-cell>
          <table:table-cell table:formula="of:=[.D461]/[.$B$7]" office:value-type="percentage" office:value="0.373071528751753" calcext:value-type="percentage">
            <text:p>37.31%</text:p>
          </table:table-cell>
          <table:table-cell table:formula="of:=[.D461]*[.$B$8]" office:value-type="float" office:value="107.817671809257" calcext:value-type="float">
            <text:p>107.817671809257</text:p>
          </table:table-cell>
          <table:table-cell table:formula="of:=[.F461]/[.$B$6]" office:value-type="percentage" office:value="0.373071528751753" calcext:value-type="percentage">
            <text:p>37.31%</text:p>
          </table:table-cell>
          <table:table-cell table:formula="of:=SUM([.$B$196:.$B461])" office:value-type="float" office:value="212" calcext:value-type="float">
            <text:p>212</text:p>
          </table:table-cell>
          <table:table-cell table:formula="of:=[.H461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13548093269819" calcext:value-type="float">
            <text:p>0.513548093269819</text:p>
          </table:table-cell>
          <table:table-cell office:value-type="float" office:value="267" calcext:value-type="float">
            <text:p>267</text:p>
          </table:table-cell>
          <table:table-cell table:formula="of:=[.D462]/[.$B$7]" office:value-type="percentage" office:value="0.374474053295933" calcext:value-type="percentage">
            <text:p>37.45%</text:p>
          </table:table-cell>
          <table:table-cell table:formula="of:=[.D462]*[.$B$8]" office:value-type="float" office:value="108.223001402525" calcext:value-type="float">
            <text:p>108.223001402525</text:p>
          </table:table-cell>
          <table:table-cell table:formula="of:=[.F462]/[.$B$6]" office:value-type="percentage" office:value="0.374474053295933" calcext:value-type="percentage">
            <text:p>37.45%</text:p>
          </table:table-cell>
          <table:table-cell table:formula="of:=SUM([.$B$196:.$B462])" office:value-type="float" office:value="212" calcext:value-type="float">
            <text:p>212</text:p>
          </table:table-cell>
          <table:table-cell table:formula="of:=[.H462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08596465760006" calcext:value-type="float">
            <text:p>0.508596465760006</text:p>
          </table:table-cell>
          <table:table-cell office:value-type="float" office:value="268" calcext:value-type="float">
            <text:p>268</text:p>
          </table:table-cell>
          <table:table-cell table:formula="of:=[.D463]/[.$B$7]" office:value-type="percentage" office:value="0.375876577840112" calcext:value-type="percentage">
            <text:p>37.59%</text:p>
          </table:table-cell>
          <table:table-cell table:formula="of:=[.D463]*[.$B$8]" office:value-type="float" office:value="108.628330995792" calcext:value-type="float">
            <text:p>108.628330995792</text:p>
          </table:table-cell>
          <table:table-cell table:formula="of:=[.F463]/[.$B$6]" office:value-type="percentage" office:value="0.375876577840112" calcext:value-type="percentage">
            <text:p>37.59%</text:p>
          </table:table-cell>
          <table:table-cell table:formula="of:=SUM([.$B$196:.$B463])" office:value-type="float" office:value="212" calcext:value-type="float">
            <text:p>212</text:p>
          </table:table-cell>
          <table:table-cell table:formula="of:=[.H463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507750575553956" calcext:value-type="float">
            <text:p>0.507750575553956</text:p>
          </table:table-cell>
          <table:table-cell office:value-type="float" office:value="269" calcext:value-type="float">
            <text:p>269</text:p>
          </table:table-cell>
          <table:table-cell table:formula="of:=[.D464]/[.$B$7]" office:value-type="percentage" office:value="0.377279102384292" calcext:value-type="percentage">
            <text:p>37.73%</text:p>
          </table:table-cell>
          <table:table-cell table:formula="of:=[.D464]*[.$B$8]" office:value-type="float" office:value="109.03366058906" calcext:value-type="float">
            <text:p>109.03366058906</text:p>
          </table:table-cell>
          <table:table-cell table:formula="of:=[.F464]/[.$B$6]" office:value-type="percentage" office:value="0.377279102384292" calcext:value-type="percentage">
            <text:p>37.73%</text:p>
          </table:table-cell>
          <table:table-cell table:formula="of:=SUM([.$B$196:.$B464])" office:value-type="float" office:value="212" calcext:value-type="float">
            <text:p>212</text:p>
          </table:table-cell>
          <table:table-cell table:formula="of:=[.H464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50305401361291" calcext:value-type="float">
            <text:p>0.50305401361291</text:p>
          </table:table-cell>
          <table:table-cell office:value-type="float" office:value="270" calcext:value-type="float">
            <text:p>270</text:p>
          </table:table-cell>
          <table:table-cell table:formula="of:=[.D465]/[.$B$7]" office:value-type="percentage" office:value="0.378681626928471" calcext:value-type="percentage">
            <text:p>37.87%</text:p>
          </table:table-cell>
          <table:table-cell table:formula="of:=[.D465]*[.$B$8]" office:value-type="float" office:value="109.438990182328" calcext:value-type="float">
            <text:p>109.438990182328</text:p>
          </table:table-cell>
          <table:table-cell table:formula="of:=[.F465]/[.$B$6]" office:value-type="percentage" office:value="0.378681626928471" calcext:value-type="percentage">
            <text:p>37.87%</text:p>
          </table:table-cell>
          <table:table-cell table:formula="of:=SUM([.$B$196:.$B465])" office:value-type="float" office:value="212" calcext:value-type="float">
            <text:p>212</text:p>
          </table:table-cell>
          <table:table-cell table:formula="of:=[.H465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0.50220792072987" calcext:value-type="float">
            <text:p>0.50220792072987</text:p>
          </table:table-cell>
          <table:table-cell office:value-type="float" office:value="271" calcext:value-type="float">
            <text:p>271</text:p>
          </table:table-cell>
          <table:table-cell table:formula="of:=[.D466]/[.$B$7]" office:value-type="percentage" office:value="0.380084151472651" calcext:value-type="percentage">
            <text:p>38.01%</text:p>
          </table:table-cell>
          <table:table-cell table:formula="of:=[.D466]*[.$B$8]" office:value-type="float" office:value="109.844319775596" calcext:value-type="float">
            <text:p>109.844319775596</text:p>
          </table:table-cell>
          <table:table-cell table:formula="of:=[.F466]/[.$B$6]" office:value-type="percentage" office:value="0.380084151472651" calcext:value-type="percentage">
            <text:p>38.01%</text:p>
          </table:table-cell>
          <table:table-cell table:formula="of:=SUM([.$B$196:.$B466])" office:value-type="float" office:value="212" calcext:value-type="float">
            <text:p>212</text:p>
          </table:table-cell>
          <table:table-cell table:formula="of:=[.H466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0.497767757720408" calcext:value-type="float">
            <text:p>0.497767757720408</text:p>
          </table:table-cell>
          <table:table-cell office:value-type="float" office:value="272" calcext:value-type="float">
            <text:p>272</text:p>
          </table:table-cell>
          <table:table-cell table:formula="of:=[.D467]/[.$B$7]" office:value-type="percentage" office:value="0.38148667601683" calcext:value-type="percentage">
            <text:p>38.15%</text:p>
          </table:table-cell>
          <table:table-cell table:formula="of:=[.D467]*[.$B$8]" office:value-type="float" office:value="110.249649368864" calcext:value-type="float">
            <text:p>110.249649368864</text:p>
          </table:table-cell>
          <table:table-cell table:formula="of:=[.F467]/[.$B$6]" office:value-type="percentage" office:value="0.38148667601683" calcext:value-type="percentage">
            <text:p>38.15%</text:p>
          </table:table-cell>
          <table:table-cell table:formula="of:=SUM([.$B$196:.$B467])" office:value-type="float" office:value="212" calcext:value-type="float">
            <text:p>212</text:p>
          </table:table-cell>
          <table:table-cell table:formula="of:=[.H467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0.496921665272505" calcext:value-type="float">
            <text:p>0.496921665272505</text:p>
          </table:table-cell>
          <table:table-cell office:value-type="float" office:value="273" calcext:value-type="float">
            <text:p>273</text:p>
          </table:table-cell>
          <table:table-cell table:formula="of:=[.D468]/[.$B$7]" office:value-type="percentage" office:value="0.38288920056101" calcext:value-type="percentage">
            <text:p>38.29%</text:p>
          </table:table-cell>
          <table:table-cell table:formula="of:=[.D468]*[.$B$8]" office:value-type="float" office:value="110.654978962132" calcext:value-type="float">
            <text:p>110.654978962132</text:p>
          </table:table-cell>
          <table:table-cell table:formula="of:=[.F468]/[.$B$6]" office:value-type="percentage" office:value="0.38288920056101" calcext:value-type="percentage">
            <text:p>38.29%</text:p>
          </table:table-cell>
          <table:table-cell table:formula="of:=SUM([.$B$196:.$B468])" office:value-type="float" office:value="212" calcext:value-type="float">
            <text:p>212</text:p>
          </table:table-cell>
          <table:table-cell table:formula="of:=[.H468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0.492225108279397" calcext:value-type="float">
            <text:p>0.492225108279397</text:p>
          </table:table-cell>
          <table:table-cell office:value-type="float" office:value="274" calcext:value-type="float">
            <text:p>274</text:p>
          </table:table-cell>
          <table:table-cell table:formula="of:=[.D469]/[.$B$7]" office:value-type="percentage" office:value="0.384291725105189" calcext:value-type="percentage">
            <text:p>38.43%</text:p>
          </table:table-cell>
          <table:table-cell table:formula="of:=[.D469]*[.$B$8]" office:value-type="float" office:value="111.0603085554" calcext:value-type="float">
            <text:p>111.0603085554</text:p>
          </table:table-cell>
          <table:table-cell table:formula="of:=[.F469]/[.$B$6]" office:value-type="percentage" office:value="0.384291725105189" calcext:value-type="percentage">
            <text:p>38.43%</text:p>
          </table:table-cell>
          <table:table-cell table:formula="of:=SUM([.$B$196:.$B469])" office:value-type="float" office:value="212" calcext:value-type="float">
            <text:p>212</text:p>
          </table:table-cell>
          <table:table-cell table:formula="of:=[.H469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0.492225108279397" calcext:value-type="float">
            <text:p>0.492225108279397</text:p>
          </table:table-cell>
          <table:table-cell office:value-type="float" office:value="275" calcext:value-type="float">
            <text:p>275</text:p>
          </table:table-cell>
          <table:table-cell table:formula="of:=[.D470]/[.$B$7]" office:value-type="percentage" office:value="0.385694249649369" calcext:value-type="percentage">
            <text:p>38.57%</text:p>
          </table:table-cell>
          <table:table-cell table:formula="of:=[.D470]*[.$B$8]" office:value-type="float" office:value="111.465638148668" calcext:value-type="float">
            <text:p>111.465638148668</text:p>
          </table:table-cell>
          <table:table-cell table:formula="of:=[.F470]/[.$B$6]" office:value-type="percentage" office:value="0.385694249649369" calcext:value-type="percentage">
            <text:p>38.57%</text:p>
          </table:table-cell>
          <table:table-cell table:formula="of:=SUM([.$B$196:.$B470])" office:value-type="float" office:value="212" calcext:value-type="float">
            <text:p>212</text:p>
          </table:table-cell>
          <table:table-cell table:formula="of:=[.H470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0.49163609793176" calcext:value-type="float">
            <text:p>0.49163609793176</text:p>
          </table:table-cell>
          <table:table-cell office:value-type="float" office:value="276" calcext:value-type="float">
            <text:p>276</text:p>
          </table:table-cell>
          <table:table-cell table:formula="of:=[.D471]/[.$B$7]" office:value-type="percentage" office:value="0.387096774193548" calcext:value-type="percentage">
            <text:p>38.71%</text:p>
          </table:table-cell>
          <table:table-cell table:formula="of:=[.D471]*[.$B$8]" office:value-type="float" office:value="111.870967741935" calcext:value-type="float">
            <text:p>111.870967741935</text:p>
          </table:table-cell>
          <table:table-cell table:formula="of:=[.F471]/[.$B$6]" office:value-type="percentage" office:value="0.387096774193548" calcext:value-type="percentage">
            <text:p>38.71%</text:p>
          </table:table-cell>
          <table:table-cell table:formula="of:=SUM([.$B$196:.$B471])" office:value-type="float" office:value="212" calcext:value-type="float">
            <text:p>212</text:p>
          </table:table-cell>
          <table:table-cell table:formula="of:=[.H471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486095642185245" calcext:value-type="float">
            <text:p>0.486095642185245</text:p>
          </table:table-cell>
          <table:table-cell office:value-type="float" office:value="277" calcext:value-type="float">
            <text:p>277</text:p>
          </table:table-cell>
          <table:table-cell table:formula="of:=[.D472]/[.$B$7]" office:value-type="percentage" office:value="0.388499298737728" calcext:value-type="percentage">
            <text:p>38.85%</text:p>
          </table:table-cell>
          <table:table-cell table:formula="of:=[.D472]*[.$B$8]" office:value-type="float" office:value="112.276297335203" calcext:value-type="float">
            <text:p>112.276297335203</text:p>
          </table:table-cell>
          <table:table-cell table:formula="of:=[.F472]/[.$B$6]" office:value-type="percentage" office:value="0.388499298737728" calcext:value-type="percentage">
            <text:p>38.85%</text:p>
          </table:table-cell>
          <table:table-cell table:formula="of:=SUM([.$B$196:.$B472])" office:value-type="float" office:value="212" calcext:value-type="float">
            <text:p>212</text:p>
          </table:table-cell>
          <table:table-cell table:formula="of:=[.H472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0.481403493591411" calcext:value-type="float">
            <text:p>0.481403493591411</text:p>
          </table:table-cell>
          <table:table-cell office:value-type="float" office:value="278" calcext:value-type="float">
            <text:p>278</text:p>
          </table:table-cell>
          <table:table-cell table:formula="of:=[.D473]/[.$B$7]" office:value-type="percentage" office:value="0.389901823281907" calcext:value-type="percentage">
            <text:p>38.99%</text:p>
          </table:table-cell>
          <table:table-cell table:formula="of:=[.D473]*[.$B$8]" office:value-type="float" office:value="112.681626928471" calcext:value-type="float">
            <text:p>112.681626928471</text:p>
          </table:table-cell>
          <table:table-cell table:formula="of:=[.F473]/[.$B$6]" office:value-type="percentage" office:value="0.389901823281907" calcext:value-type="percentage">
            <text:p>38.99%</text:p>
          </table:table-cell>
          <table:table-cell table:formula="of:=SUM([.$B$196:.$B473])" office:value-type="float" office:value="212" calcext:value-type="float">
            <text:p>212</text:p>
          </table:table-cell>
          <table:table-cell table:formula="of:=[.H473]/[.$B$6]" office:value-type="percentage" office:value="0.73356401384083" calcext:value-type="percentage">
            <text:p>73.36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481071750165224" calcext:value-type="float">
            <text:p>0.481071750165224</text:p>
          </table:table-cell>
          <table:table-cell office:value-type="float" office:value="279" calcext:value-type="float">
            <text:p>279</text:p>
          </table:table-cell>
          <table:table-cell table:formula="of:=[.D474]/[.$B$7]" office:value-type="percentage" office:value="0.391304347826087" calcext:value-type="percentage">
            <text:p>39.13%</text:p>
          </table:table-cell>
          <table:table-cell table:formula="of:=[.D474]*[.$B$8]" office:value-type="float" office:value="113.086956521739" calcext:value-type="float">
            <text:p>113.086956521739</text:p>
          </table:table-cell>
          <table:table-cell table:formula="of:=[.F474]/[.$B$6]" office:value-type="percentage" office:value="0.391304347826087" calcext:value-type="percentage">
            <text:p>39.13%</text:p>
          </table:table-cell>
          <table:table-cell table:formula="of:=SUM([.$B$196:.$B474])" office:value-type="float" office:value="213" calcext:value-type="float">
            <text:p>213</text:p>
          </table:table-cell>
          <table:table-cell table:formula="of:=[.H474]/[.$B$6]" office:value-type="percentage" office:value="0.737024221453287" calcext:value-type="percentage">
            <text:p>73.70%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0.480558601512637" calcext:value-type="float">
            <text:p>0.480558601512637</text:p>
          </table:table-cell>
          <table:table-cell office:value-type="float" office:value="280" calcext:value-type="float">
            <text:p>280</text:p>
          </table:table-cell>
          <table:table-cell table:formula="of:=[.D475]/[.$B$7]" office:value-type="percentage" office:value="0.392706872370266" calcext:value-type="percentage">
            <text:p>39.27%</text:p>
          </table:table-cell>
          <table:table-cell table:formula="of:=[.D475]*[.$B$8]" office:value-type="float" office:value="113.492286115007" calcext:value-type="float">
            <text:p>113.492286115007</text:p>
          </table:table-cell>
          <table:table-cell table:formula="of:=[.F475]/[.$B$6]" office:value-type="percentage" office:value="0.392706872370266" calcext:value-type="percentage">
            <text:p>39.27%</text:p>
          </table:table-cell>
          <table:table-cell table:formula="of:=SUM([.$B$196:.$B475])" office:value-type="float" office:value="213" calcext:value-type="float">
            <text:p>213</text:p>
          </table:table-cell>
          <table:table-cell table:formula="of:=[.H475]/[.$B$6]" office:value-type="percentage" office:value="0.737024221453287" calcext:value-type="percentage">
            <text:p>73.70%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0.47612676910792" calcext:value-type="float">
            <text:p>0.47612676910792</text:p>
          </table:table-cell>
          <table:table-cell office:value-type="float" office:value="281" calcext:value-type="float">
            <text:p>281</text:p>
          </table:table-cell>
          <table:table-cell table:formula="of:=[.D476]/[.$B$7]" office:value-type="percentage" office:value="0.394109396914446" calcext:value-type="percentage">
            <text:p>39.41%</text:p>
          </table:table-cell>
          <table:table-cell table:formula="of:=[.D476]*[.$B$8]" office:value-type="float" office:value="113.897615708275" calcext:value-type="float">
            <text:p>113.897615708275</text:p>
          </table:table-cell>
          <table:table-cell table:formula="of:=[.F476]/[.$B$6]" office:value-type="percentage" office:value="0.394109396914446" calcext:value-type="percentage">
            <text:p>39.41%</text:p>
          </table:table-cell>
          <table:table-cell table:formula="of:=SUM([.$B$196:.$B476])" office:value-type="float" office:value="213" calcext:value-type="float">
            <text:p>213</text:p>
          </table:table-cell>
          <table:table-cell table:formula="of:=[.H476]/[.$B$6]" office:value-type="percentage" office:value="0.737024221453287" calcext:value-type="percentage">
            <text:p>73.70%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.47612676910792" calcext:value-type="float">
            <text:p>0.47612676910792</text:p>
          </table:table-cell>
          <table:table-cell office:value-type="float" office:value="282" calcext:value-type="float">
            <text:p>282</text:p>
          </table:table-cell>
          <table:table-cell table:formula="of:=[.D477]/[.$B$7]" office:value-type="percentage" office:value="0.395511921458625" calcext:value-type="percentage">
            <text:p>39.55%</text:p>
          </table:table-cell>
          <table:table-cell table:formula="of:=[.D477]*[.$B$8]" office:value-type="float" office:value="114.302945301543" calcext:value-type="float">
            <text:p>114.302945301543</text:p>
          </table:table-cell>
          <table:table-cell table:formula="of:=[.F477]/[.$B$6]" office:value-type="percentage" office:value="0.395511921458625" calcext:value-type="percentage">
            <text:p>39.55%</text:p>
          </table:table-cell>
          <table:table-cell table:formula="of:=SUM([.$B$196:.$B477])" office:value-type="float" office:value="214" calcext:value-type="float">
            <text:p>214</text:p>
          </table:table-cell>
          <table:table-cell table:formula="of:=[.H477]/[.$B$6]" office:value-type="percentage" office:value="0.740484429065744" calcext:value-type="percentage">
            <text:p>74.05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75282650517323" calcext:value-type="float">
            <text:p>0.475282650517323</text:p>
          </table:table-cell>
          <table:table-cell office:value-type="float" office:value="283" calcext:value-type="float">
            <text:p>283</text:p>
          </table:table-cell>
          <table:table-cell table:formula="of:=[.D478]/[.$B$7]" office:value-type="percentage" office:value="0.396914446002805" calcext:value-type="percentage">
            <text:p>39.69%</text:p>
          </table:table-cell>
          <table:table-cell table:formula="of:=[.D478]*[.$B$8]" office:value-type="float" office:value="114.708274894811" calcext:value-type="float">
            <text:p>114.708274894811</text:p>
          </table:table-cell>
          <table:table-cell table:formula="of:=[.F478]/[.$B$6]" office:value-type="percentage" office:value="0.396914446002805" calcext:value-type="percentage">
            <text:p>39.69%</text:p>
          </table:table-cell>
          <table:table-cell table:formula="of:=SUM([.$B$196:.$B478])" office:value-type="float" office:value="214" calcext:value-type="float">
            <text:p>214</text:p>
          </table:table-cell>
          <table:table-cell table:formula="of:=[.H478]/[.$B$6]" office:value-type="percentage" office:value="0.740484429065744" calcext:value-type="percentage">
            <text:p>74.05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475282650517323" calcext:value-type="float">
            <text:p>0.475282650517323</text:p>
          </table:table-cell>
          <table:table-cell office:value-type="float" office:value="284" calcext:value-type="float">
            <text:p>284</text:p>
          </table:table-cell>
          <table:table-cell table:formula="of:=[.D479]/[.$B$7]" office:value-type="percentage" office:value="0.398316970546985" calcext:value-type="percentage">
            <text:p>39.83%</text:p>
          </table:table-cell>
          <table:table-cell table:formula="of:=[.D479]*[.$B$8]" office:value-type="float" office:value="115.113604488079" calcext:value-type="float">
            <text:p>115.113604488079</text:p>
          </table:table-cell>
          <table:table-cell table:formula="of:=[.F479]/[.$B$6]" office:value-type="percentage" office:value="0.398316970546985" calcext:value-type="percentage">
            <text:p>39.83%</text:p>
          </table:table-cell>
          <table:table-cell table:formula="of:=SUM([.$B$196:.$B479])" office:value-type="float" office:value="215" calcext:value-type="float">
            <text:p>215</text:p>
          </table:table-cell>
          <table:table-cell table:formula="of:=[.H479]/[.$B$6]" office:value-type="percentage" office:value="0.743944636678201" calcext:value-type="percentage">
            <text:p>74.39%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.471142787754689" calcext:value-type="float">
            <text:p>0.471142787754689</text:p>
          </table:table-cell>
          <table:table-cell office:value-type="float" office:value="285" calcext:value-type="float">
            <text:p>285</text:p>
          </table:table-cell>
          <table:table-cell table:formula="of:=[.D480]/[.$B$7]" office:value-type="percentage" office:value="0.399719495091164" calcext:value-type="percentage">
            <text:p>39.97%</text:p>
          </table:table-cell>
          <table:table-cell table:formula="of:=[.D480]*[.$B$8]" office:value-type="float" office:value="115.518934081346" calcext:value-type="float">
            <text:p>115.518934081346</text:p>
          </table:table-cell>
          <table:table-cell table:formula="of:=[.F480]/[.$B$6]" office:value-type="percentage" office:value="0.399719495091164" calcext:value-type="percentage">
            <text:p>39.97%</text:p>
          </table:table-cell>
          <table:table-cell table:formula="of:=SUM([.$B$196:.$B480])" office:value-type="float" office:value="216" calcext:value-type="float">
            <text:p>216</text:p>
          </table:table-cell>
          <table:table-cell table:formula="of:=[.H480]/[.$B$6]" office:value-type="percentage" office:value="0.747404844290657" calcext:value-type="percentage">
            <text:p>74.74%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.471142787754689" calcext:value-type="float">
            <text:p>0.471142787754689</text:p>
          </table:table-cell>
          <table:table-cell office:value-type="float" office:value="286" calcext:value-type="float">
            <text:p>286</text:p>
          </table:table-cell>
          <table:table-cell table:formula="of:=[.D481]/[.$B$7]" office:value-type="percentage" office:value="0.401122019635344" calcext:value-type="percentage">
            <text:p>40.11%</text:p>
          </table:table-cell>
          <table:table-cell table:formula="of:=[.D481]*[.$B$8]" office:value-type="float" office:value="115.924263674614" calcext:value-type="float">
            <text:p>115.924263674614</text:p>
          </table:table-cell>
          <table:table-cell table:formula="of:=[.F481]/[.$B$6]" office:value-type="percentage" office:value="0.401122019635344" calcext:value-type="percentage">
            <text:p>40.11%</text:p>
          </table:table-cell>
          <table:table-cell table:formula="of:=SUM([.$B$196:.$B481])" office:value-type="float" office:value="217" calcext:value-type="float">
            <text:p>217</text:p>
          </table:table-cell>
          <table:table-cell table:formula="of:=[.H481]/[.$B$6]" office:value-type="percentage" office:value="0.750865051903114" calcext:value-type="percentage">
            <text:p>75.09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70599297255695" calcext:value-type="float">
            <text:p>0.470599297255695</text:p>
          </table:table-cell>
          <table:table-cell office:value-type="float" office:value="287" calcext:value-type="float">
            <text:p>287</text:p>
          </table:table-cell>
          <table:table-cell table:formula="of:=[.D482]/[.$B$7]" office:value-type="percentage" office:value="0.402524544179523" calcext:value-type="percentage">
            <text:p>40.25%</text:p>
          </table:table-cell>
          <table:table-cell table:formula="of:=[.D482]*[.$B$8]" office:value-type="float" office:value="116.329593267882" calcext:value-type="float">
            <text:p>116.329593267882</text:p>
          </table:table-cell>
          <table:table-cell table:formula="of:=[.F482]/[.$B$6]" office:value-type="percentage" office:value="0.402524544179523" calcext:value-type="percentage">
            <text:p>40.25%</text:p>
          </table:table-cell>
          <table:table-cell table:formula="of:=SUM([.$B$196:.$B482])" office:value-type="float" office:value="217" calcext:value-type="float">
            <text:p>217</text:p>
          </table:table-cell>
          <table:table-cell table:formula="of:=[.H482]/[.$B$6]" office:value-type="percentage" office:value="0.750865051903114" calcext:value-type="percentage">
            <text:p>75.09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470599297255695" calcext:value-type="float">
            <text:p>0.470599297255695</text:p>
          </table:table-cell>
          <table:table-cell office:value-type="float" office:value="288" calcext:value-type="float">
            <text:p>288</text:p>
          </table:table-cell>
          <table:table-cell table:formula="of:=[.D483]/[.$B$7]" office:value-type="percentage" office:value="0.403927068723703" calcext:value-type="percentage">
            <text:p>40.39%</text:p>
          </table:table-cell>
          <table:table-cell table:formula="of:=[.D483]*[.$B$8]" office:value-type="float" office:value="116.73492286115" calcext:value-type="float">
            <text:p>116.73492286115</text:p>
          </table:table-cell>
          <table:table-cell table:formula="of:=[.F483]/[.$B$6]" office:value-type="percentage" office:value="0.403927068723703" calcext:value-type="percentage">
            <text:p>40.39%</text:p>
          </table:table-cell>
          <table:table-cell table:formula="of:=SUM([.$B$196:.$B483])" office:value-type="float" office:value="218" calcext:value-type="float">
            <text:p>218</text:p>
          </table:table-cell>
          <table:table-cell table:formula="of:=[.H483]/[.$B$6]" office:value-type="percentage" office:value="0.754325259515571" calcext:value-type="percentage">
            <text:p>75.43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0.470599297255695" calcext:value-type="float">
            <text:p>0.470599297255695</text:p>
          </table:table-cell>
          <table:table-cell office:value-type="float" office:value="289" calcext:value-type="float">
            <text:p>289</text:p>
          </table:table-cell>
          <table:table-cell table:formula="of:=[.D484]/[.$B$7]" office:value-type="percentage" office:value="0.405329593267882" calcext:value-type="percentage">
            <text:p>40.53%</text:p>
          </table:table-cell>
          <table:table-cell table:formula="of:=[.D484]*[.$B$8]" office:value-type="float" office:value="117.140252454418" calcext:value-type="float">
            <text:p>117.140252454418</text:p>
          </table:table-cell>
          <table:table-cell table:formula="of:=[.F484]/[.$B$6]" office:value-type="percentage" office:value="0.405329593267882" calcext:value-type="percentage">
            <text:p>40.53%</text:p>
          </table:table-cell>
          <table:table-cell table:formula="of:=SUM([.$B$196:.$B484])" office:value-type="float" office:value="218" calcext:value-type="float">
            <text:p>218</text:p>
          </table:table-cell>
          <table:table-cell table:formula="of:=[.H484]/[.$B$6]" office:value-type="percentage" office:value="0.754325259515571" calcext:value-type="percentage">
            <text:p>75.43%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0.470268247665966" calcext:value-type="float">
            <text:p>0.470268247665966</text:p>
          </table:table-cell>
          <table:table-cell office:value-type="float" office:value="290" calcext:value-type="float">
            <text:p>290</text:p>
          </table:table-cell>
          <table:table-cell table:formula="of:=[.D485]/[.$B$7]" office:value-type="percentage" office:value="0.406732117812062" calcext:value-type="percentage">
            <text:p>40.67%</text:p>
          </table:table-cell>
          <table:table-cell table:formula="of:=[.D485]*[.$B$8]" office:value-type="float" office:value="117.545582047686" calcext:value-type="float">
            <text:p>117.545582047686</text:p>
          </table:table-cell>
          <table:table-cell table:formula="of:=[.F485]/[.$B$6]" office:value-type="percentage" office:value="0.406732117812062" calcext:value-type="percentage">
            <text:p>40.67%</text:p>
          </table:table-cell>
          <table:table-cell table:formula="of:=SUM([.$B$196:.$B485])" office:value-type="float" office:value="218" calcext:value-type="float">
            <text:p>218</text:p>
          </table:table-cell>
          <table:table-cell table:formula="of:=[.H485]/[.$B$6]" office:value-type="percentage" office:value="0.754325259515571" calcext:value-type="percentage">
            <text:p>75.43%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0.464492785693916" calcext:value-type="float">
            <text:p>0.464492785693916</text:p>
          </table:table-cell>
          <table:table-cell office:value-type="float" office:value="291" calcext:value-type="float">
            <text:p>291</text:p>
          </table:table-cell>
          <table:table-cell table:formula="of:=[.D486]/[.$B$7]" office:value-type="percentage" office:value="0.408134642356241" calcext:value-type="percentage">
            <text:p>40.81%</text:p>
          </table:table-cell>
          <table:table-cell table:formula="of:=[.D486]*[.$B$8]" office:value-type="float" office:value="117.950911640954" calcext:value-type="float">
            <text:p>117.950911640954</text:p>
          </table:table-cell>
          <table:table-cell table:formula="of:=[.F486]/[.$B$6]" office:value-type="percentage" office:value="0.408134642356241" calcext:value-type="percentage">
            <text:p>40.81%</text:p>
          </table:table-cell>
          <table:table-cell table:formula="of:=SUM([.$B$196:.$B486])" office:value-type="float" office:value="218" calcext:value-type="float">
            <text:p>218</text:p>
          </table:table-cell>
          <table:table-cell table:formula="of:=[.H486]/[.$B$6]" office:value-type="percentage" office:value="0.754325259515571" calcext:value-type="percentage">
            <text:p>75.43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.460364449304739" calcext:value-type="float">
            <text:p>0.460364449304739</text:p>
          </table:table-cell>
          <table:table-cell office:value-type="float" office:value="292" calcext:value-type="float">
            <text:p>292</text:p>
          </table:table-cell>
          <table:table-cell table:formula="of:=[.D487]/[.$B$7]" office:value-type="percentage" office:value="0.409537166900421" calcext:value-type="percentage">
            <text:p>40.95%</text:p>
          </table:table-cell>
          <table:table-cell table:formula="of:=[.D487]*[.$B$8]" office:value-type="float" office:value="118.356241234222" calcext:value-type="float">
            <text:p>118.356241234222</text:p>
          </table:table-cell>
          <table:table-cell table:formula="of:=[.F487]/[.$B$6]" office:value-type="percentage" office:value="0.409537166900421" calcext:value-type="percentage">
            <text:p>40.95%</text:p>
          </table:table-cell>
          <table:table-cell table:formula="of:=SUM([.$B$196:.$B487])" office:value-type="float" office:value="219" calcext:value-type="float">
            <text:p>219</text:p>
          </table:table-cell>
          <table:table-cell table:formula="of:=[.H487]/[.$B$6]" office:value-type="percentage" office:value="0.757785467128028" calcext:value-type="percentage">
            <text:p>75.78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458982043685762" calcext:value-type="float">
            <text:p>0.458982043685762</text:p>
          </table:table-cell>
          <table:table-cell office:value-type="float" office:value="293" calcext:value-type="float">
            <text:p>293</text:p>
          </table:table-cell>
          <table:table-cell table:formula="of:=[.D488]/[.$B$7]" office:value-type="percentage" office:value="0.4109396914446" calcext:value-type="percentage">
            <text:p>41.09%</text:p>
          </table:table-cell>
          <table:table-cell table:formula="of:=[.D488]*[.$B$8]" office:value-type="float" office:value="118.761570827489" calcext:value-type="float">
            <text:p>118.761570827489</text:p>
          </table:table-cell>
          <table:table-cell table:formula="of:=[.F488]/[.$B$6]" office:value-type="percentage" office:value="0.4109396914446" calcext:value-type="percentage">
            <text:p>41.09%</text:p>
          </table:table-cell>
          <table:table-cell table:formula="of:=SUM([.$B$196:.$B488])" office:value-type="float" office:value="219" calcext:value-type="float">
            <text:p>219</text:p>
          </table:table-cell>
          <table:table-cell table:formula="of:=[.H488]/[.$B$6]" office:value-type="percentage" office:value="0.757785467128028" calcext:value-type="percentage">
            <text:p>75.78%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0.458982043685762" calcext:value-type="float">
            <text:p>0.458982043685762</text:p>
          </table:table-cell>
          <table:table-cell office:value-type="float" office:value="294" calcext:value-type="float">
            <text:p>294</text:p>
          </table:table-cell>
          <table:table-cell table:formula="of:=[.D489]/[.$B$7]" office:value-type="percentage" office:value="0.41234221598878" calcext:value-type="percentage">
            <text:p>41.23%</text:p>
          </table:table-cell>
          <table:table-cell table:formula="of:=[.D489]*[.$B$8]" office:value-type="float" office:value="119.166900420757" calcext:value-type="float">
            <text:p>119.166900420757</text:p>
          </table:table-cell>
          <table:table-cell table:formula="of:=[.F489]/[.$B$6]" office:value-type="percentage" office:value="0.41234221598878" calcext:value-type="percentage">
            <text:p>41.23%</text:p>
          </table:table-cell>
          <table:table-cell table:formula="of:=SUM([.$B$196:.$B489])" office:value-type="float" office:value="219" calcext:value-type="float">
            <text:p>219</text:p>
          </table:table-cell>
          <table:table-cell table:formula="of:=[.H489]/[.$B$6]" office:value-type="percentage" office:value="0.757785467128028" calcext:value-type="percentage">
            <text:p>75.78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449623053254868" calcext:value-type="float">
            <text:p>0.449623053254868</text:p>
          </table:table-cell>
          <table:table-cell office:value-type="float" office:value="295" calcext:value-type="float">
            <text:p>295</text:p>
          </table:table-cell>
          <table:table-cell table:formula="of:=[.D490]/[.$B$7]" office:value-type="percentage" office:value="0.413744740532959" calcext:value-type="percentage">
            <text:p>41.37%</text:p>
          </table:table-cell>
          <table:table-cell table:formula="of:=[.D490]*[.$B$8]" office:value-type="float" office:value="119.572230014025" calcext:value-type="float">
            <text:p>119.572230014025</text:p>
          </table:table-cell>
          <table:table-cell table:formula="of:=[.F490]/[.$B$6]" office:value-type="percentage" office:value="0.413744740532959" calcext:value-type="percentage">
            <text:p>41.37%</text:p>
          </table:table-cell>
          <table:table-cell table:formula="of:=SUM([.$B$196:.$B490])" office:value-type="float" office:value="220" calcext:value-type="float">
            <text:p>220</text:p>
          </table:table-cell>
          <table:table-cell table:formula="of:=[.H490]/[.$B$6]" office:value-type="percentage" office:value="0.761245674740484" calcext:value-type="percentage">
            <text:p>76.12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449623053254868" calcext:value-type="float">
            <text:p>0.449623053254868</text:p>
          </table:table-cell>
          <table:table-cell office:value-type="float" office:value="296" calcext:value-type="float">
            <text:p>296</text:p>
          </table:table-cell>
          <table:table-cell table:formula="of:=[.D491]/[.$B$7]" office:value-type="percentage" office:value="0.415147265077139" calcext:value-type="percentage">
            <text:p>41.51%</text:p>
          </table:table-cell>
          <table:table-cell table:formula="of:=[.D491]*[.$B$8]" office:value-type="float" office:value="119.977559607293" calcext:value-type="float">
            <text:p>119.977559607293</text:p>
          </table:table-cell>
          <table:table-cell table:formula="of:=[.F491]/[.$B$6]" office:value-type="percentage" office:value="0.415147265077139" calcext:value-type="percentage">
            <text:p>41.51%</text:p>
          </table:table-cell>
          <table:table-cell table:formula="of:=SUM([.$B$196:.$B491])" office:value-type="float" office:value="221" calcext:value-type="float">
            <text:p>221</text:p>
          </table:table-cell>
          <table:table-cell table:formula="of:=[.H491]/[.$B$6]" office:value-type="percentage" office:value="0.764705882352941" calcext:value-type="percentage">
            <text:p>76.47%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0.449083307298148" calcext:value-type="float">
            <text:p>0.449083307298148</text:p>
          </table:table-cell>
          <table:table-cell office:value-type="float" office:value="297" calcext:value-type="float">
            <text:p>297</text:p>
          </table:table-cell>
          <table:table-cell table:formula="of:=[.D492]/[.$B$7]" office:value-type="percentage" office:value="0.416549789621318" calcext:value-type="percentage">
            <text:p>41.65%</text:p>
          </table:table-cell>
          <table:table-cell table:formula="of:=[.D492]*[.$B$8]" office:value-type="float" office:value="120.382889200561" calcext:value-type="float">
            <text:p>120.382889200561</text:p>
          </table:table-cell>
          <table:table-cell table:formula="of:=[.F492]/[.$B$6]" office:value-type="percentage" office:value="0.416549789621318" calcext:value-type="percentage">
            <text:p>41.65%</text:p>
          </table:table-cell>
          <table:table-cell table:formula="of:=SUM([.$B$196:.$B492])" office:value-type="float" office:value="222" calcext:value-type="float">
            <text:p>222</text:p>
          </table:table-cell>
          <table:table-cell table:formula="of:=[.H492]/[.$B$6]" office:value-type="percentage" office:value="0.768166089965398" calcext:value-type="percentage">
            <text:p>76.82%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0.43806415415734" calcext:value-type="float">
            <text:p>0.43806415415734</text:p>
          </table:table-cell>
          <table:table-cell office:value-type="float" office:value="298" calcext:value-type="float">
            <text:p>298</text:p>
          </table:table-cell>
          <table:table-cell table:formula="of:=[.D493]/[.$B$7]" office:value-type="percentage" office:value="0.417952314165498" calcext:value-type="percentage">
            <text:p>41.80%</text:p>
          </table:table-cell>
          <table:table-cell table:formula="of:=[.D493]*[.$B$8]" office:value-type="float" office:value="120.788218793829" calcext:value-type="float">
            <text:p>120.788218793829</text:p>
          </table:table-cell>
          <table:table-cell table:formula="of:=[.F493]/[.$B$6]" office:value-type="percentage" office:value="0.417952314165498" calcext:value-type="percentage">
            <text:p>41.80%</text:p>
          </table:table-cell>
          <table:table-cell table:formula="of:=SUM([.$B$196:.$B493])" office:value-type="float" office:value="222" calcext:value-type="float">
            <text:p>222</text:p>
          </table:table-cell>
          <table:table-cell table:formula="of:=[.H493]/[.$B$6]" office:value-type="percentage" office:value="0.768166089965398" calcext:value-type="percentage">
            <text:p>76.82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.432361390263565" calcext:value-type="float">
            <text:p>0.432361390263565</text:p>
          </table:table-cell>
          <table:table-cell office:value-type="float" office:value="299" calcext:value-type="float">
            <text:p>299</text:p>
          </table:table-cell>
          <table:table-cell table:formula="of:=[.D494]/[.$B$7]" office:value-type="percentage" office:value="0.419354838709677" calcext:value-type="percentage">
            <text:p>41.94%</text:p>
          </table:table-cell>
          <table:table-cell table:formula="of:=[.D494]*[.$B$8]" office:value-type="float" office:value="121.193548387097" calcext:value-type="float">
            <text:p>121.193548387097</text:p>
          </table:table-cell>
          <table:table-cell table:formula="of:=[.F494]/[.$B$6]" office:value-type="percentage" office:value="0.419354838709677" calcext:value-type="percentage">
            <text:p>41.94%</text:p>
          </table:table-cell>
          <table:table-cell table:formula="of:=SUM([.$B$196:.$B494])" office:value-type="float" office:value="223" calcext:value-type="float">
            <text:p>223</text:p>
          </table:table-cell>
          <table:table-cell table:formula="of:=[.H494]/[.$B$6]" office:value-type="percentage" office:value="0.771626297577855" calcext:value-type="percentage">
            <text:p>77.16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22839142969933" calcext:value-type="float">
            <text:p>0.422839142969933</text:p>
          </table:table-cell>
          <table:table-cell office:value-type="float" office:value="300" calcext:value-type="float">
            <text:p>300</text:p>
          </table:table-cell>
          <table:table-cell table:formula="of:=[.D495]/[.$B$7]" office:value-type="percentage" office:value="0.420757363253857" calcext:value-type="percentage">
            <text:p>42.08%</text:p>
          </table:table-cell>
          <table:table-cell table:formula="of:=[.D495]*[.$B$8]" office:value-type="float" office:value="121.598877980365" calcext:value-type="float">
            <text:p>121.598877980365</text:p>
          </table:table-cell>
          <table:table-cell table:formula="of:=[.F495]/[.$B$6]" office:value-type="percentage" office:value="0.420757363253857" calcext:value-type="percentage">
            <text:p>42.08%</text:p>
          </table:table-cell>
          <table:table-cell table:formula="of:=SUM([.$B$196:.$B495])" office:value-type="float" office:value="223" calcext:value-type="float">
            <text:p>223</text:p>
          </table:table-cell>
          <table:table-cell table:formula="of:=[.H495]/[.$B$6]" office:value-type="percentage" office:value="0.771626297577855" calcext:value-type="percentage">
            <text:p>77.16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.422588329617223" calcext:value-type="float">
            <text:p>0.422588329617223</text:p>
          </table:table-cell>
          <table:table-cell office:value-type="float" office:value="301" calcext:value-type="float">
            <text:p>301</text:p>
          </table:table-cell>
          <table:table-cell table:formula="of:=[.D496]/[.$B$7]" office:value-type="percentage" office:value="0.422159887798036" calcext:value-type="percentage">
            <text:p>42.22%</text:p>
          </table:table-cell>
          <table:table-cell table:formula="of:=[.D496]*[.$B$8]" office:value-type="float" office:value="122.004207573633" calcext:value-type="float">
            <text:p>122.004207573633</text:p>
          </table:table-cell>
          <table:table-cell table:formula="of:=[.F496]/[.$B$6]" office:value-type="percentage" office:value="0.422159887798036" calcext:value-type="percentage">
            <text:p>42.22%</text:p>
          </table:table-cell>
          <table:table-cell table:formula="of:=SUM([.$B$196:.$B496])" office:value-type="float" office:value="224" calcext:value-type="float">
            <text:p>224</text:p>
          </table:table-cell>
          <table:table-cell table:formula="of:=[.H496]/[.$B$6]" office:value-type="percentage" office:value="0.775086505190311" calcext:value-type="percentage">
            <text:p>77.51%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0.422588329617223" calcext:value-type="float">
            <text:p>0.422588329617223</text:p>
          </table:table-cell>
          <table:table-cell office:value-type="float" office:value="302" calcext:value-type="float">
            <text:p>302</text:p>
          </table:table-cell>
          <table:table-cell table:formula="of:=[.D497]/[.$B$7]" office:value-type="percentage" office:value="0.423562412342216" calcext:value-type="percentage">
            <text:p>42.36%</text:p>
          </table:table-cell>
          <table:table-cell table:formula="of:=[.D497]*[.$B$8]" office:value-type="float" office:value="122.4095371669" calcext:value-type="float">
            <text:p>122.4095371669</text:p>
          </table:table-cell>
          <table:table-cell table:formula="of:=[.F497]/[.$B$6]" office:value-type="percentage" office:value="0.423562412342216" calcext:value-type="percentage">
            <text:p>42.36%</text:p>
          </table:table-cell>
          <table:table-cell table:formula="of:=SUM([.$B$196:.$B497])" office:value-type="float" office:value="224" calcext:value-type="float">
            <text:p>224</text:p>
          </table:table-cell>
          <table:table-cell table:formula="of:=[.H497]/[.$B$6]" office:value-type="percentage" office:value="0.775086505190311" calcext:value-type="percentage">
            <text:p>77.51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421762711841218" calcext:value-type="float">
            <text:p>0.421762711841218</text:p>
          </table:table-cell>
          <table:table-cell office:value-type="float" office:value="303" calcext:value-type="float">
            <text:p>303</text:p>
          </table:table-cell>
          <table:table-cell table:formula="of:=[.D498]/[.$B$7]" office:value-type="percentage" office:value="0.424964936886396" calcext:value-type="percentage">
            <text:p>42.50%</text:p>
          </table:table-cell>
          <table:table-cell table:formula="of:=[.D498]*[.$B$8]" office:value-type="float" office:value="122.814866760168" calcext:value-type="float">
            <text:p>122.814866760168</text:p>
          </table:table-cell>
          <table:table-cell table:formula="of:=[.F498]/[.$B$6]" office:value-type="percentage" office:value="0.424964936886396" calcext:value-type="percentage">
            <text:p>42.50%</text:p>
          </table:table-cell>
          <table:table-cell table:formula="of:=SUM([.$B$196:.$B498])" office:value-type="float" office:value="225" calcext:value-type="float">
            <text:p>225</text:p>
          </table:table-cell>
          <table:table-cell table:formula="of:=[.H498]/[.$B$6]" office:value-type="percentage" office:value="0.778546712802768" calcext:value-type="percentage">
            <text:p>77.85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417187433380991" calcext:value-type="float">
            <text:p>0.417187433380991</text:p>
          </table:table-cell>
          <table:table-cell office:value-type="float" office:value="304" calcext:value-type="float">
            <text:p>304</text:p>
          </table:table-cell>
          <table:table-cell table:formula="of:=[.D499]/[.$B$7]" office:value-type="percentage" office:value="0.426367461430575" calcext:value-type="percentage">
            <text:p>42.64%</text:p>
          </table:table-cell>
          <table:table-cell table:formula="of:=[.D499]*[.$B$8]" office:value-type="float" office:value="123.220196353436" calcext:value-type="float">
            <text:p>123.220196353436</text:p>
          </table:table-cell>
          <table:table-cell table:formula="of:=[.F499]/[.$B$6]" office:value-type="percentage" office:value="0.426367461430575" calcext:value-type="percentage">
            <text:p>42.64%</text:p>
          </table:table-cell>
          <table:table-cell table:formula="of:=SUM([.$B$196:.$B499])" office:value-type="float" office:value="226" calcext:value-type="float">
            <text:p>226</text:p>
          </table:table-cell>
          <table:table-cell table:formula="of:=[.H499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.417187433380991" calcext:value-type="float">
            <text:p>0.417187433380991</text:p>
          </table:table-cell>
          <table:table-cell office:value-type="float" office:value="305" calcext:value-type="float">
            <text:p>305</text:p>
          </table:table-cell>
          <table:table-cell table:formula="of:=[.D500]/[.$B$7]" office:value-type="percentage" office:value="0.427769985974755" calcext:value-type="percentage">
            <text:p>42.78%</text:p>
          </table:table-cell>
          <table:table-cell table:formula="of:=[.D500]*[.$B$8]" office:value-type="float" office:value="123.625525946704" calcext:value-type="float">
            <text:p>123.625525946704</text:p>
          </table:table-cell>
          <table:table-cell table:formula="of:=[.F500]/[.$B$6]" office:value-type="percentage" office:value="0.427769985974755" calcext:value-type="percentage">
            <text:p>42.78%</text:p>
          </table:table-cell>
          <table:table-cell table:formula="of:=SUM([.$B$196:.$B500])" office:value-type="float" office:value="226" calcext:value-type="float">
            <text:p>226</text:p>
          </table:table-cell>
          <table:table-cell table:formula="of:=[.H500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0.417187433380991" calcext:value-type="float">
            <text:p>0.417187433380991</text:p>
          </table:table-cell>
          <table:table-cell office:value-type="float" office:value="306" calcext:value-type="float">
            <text:p>306</text:p>
          </table:table-cell>
          <table:table-cell table:formula="of:=[.D501]/[.$B$7]" office:value-type="percentage" office:value="0.429172510518934" calcext:value-type="percentage">
            <text:p>42.92%</text:p>
          </table:table-cell>
          <table:table-cell table:formula="of:=[.D501]*[.$B$8]" office:value-type="float" office:value="124.030855539972" calcext:value-type="float">
            <text:p>124.030855539972</text:p>
          </table:table-cell>
          <table:table-cell table:formula="of:=[.F501]/[.$B$6]" office:value-type="percentage" office:value="0.429172510518934" calcext:value-type="percentage">
            <text:p>42.92%</text:p>
          </table:table-cell>
          <table:table-cell table:formula="of:=SUM([.$B$196:.$B501])" office:value-type="float" office:value="226" calcext:value-type="float">
            <text:p>226</text:p>
          </table:table-cell>
          <table:table-cell table:formula="of:=[.H501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0.416864370866122" calcext:value-type="float">
            <text:p>0.416864370866122</text:p>
          </table:table-cell>
          <table:table-cell office:value-type="float" office:value="307" calcext:value-type="float">
            <text:p>307</text:p>
          </table:table-cell>
          <table:table-cell table:formula="of:=[.D502]/[.$B$7]" office:value-type="percentage" office:value="0.430575035063114" calcext:value-type="percentage">
            <text:p>43.06%</text:p>
          </table:table-cell>
          <table:table-cell table:formula="of:=[.D502]*[.$B$8]" office:value-type="float" office:value="124.43618513324" calcext:value-type="float">
            <text:p>124.43618513324</text:p>
          </table:table-cell>
          <table:table-cell table:formula="of:=[.F502]/[.$B$6]" office:value-type="percentage" office:value="0.430575035063114" calcext:value-type="percentage">
            <text:p>43.06%</text:p>
          </table:table-cell>
          <table:table-cell table:formula="of:=SUM([.$B$196:.$B502])" office:value-type="float" office:value="226" calcext:value-type="float">
            <text:p>226</text:p>
          </table:table-cell>
          <table:table-cell table:formula="of:=[.H502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0.41636475863176" calcext:value-type="float">
            <text:p>0.41636475863176</text:p>
          </table:table-cell>
          <table:table-cell office:value-type="float" office:value="308" calcext:value-type="float">
            <text:p>308</text:p>
          </table:table-cell>
          <table:table-cell table:formula="of:=[.D503]/[.$B$7]" office:value-type="percentage" office:value="0.431977559607293" calcext:value-type="percentage">
            <text:p>43.20%</text:p>
          </table:table-cell>
          <table:table-cell table:formula="of:=[.D503]*[.$B$8]" office:value-type="float" office:value="124.841514726508" calcext:value-type="float">
            <text:p>124.841514726508</text:p>
          </table:table-cell>
          <table:table-cell table:formula="of:=[.F503]/[.$B$6]" office:value-type="percentage" office:value="0.431977559607293" calcext:value-type="percentage">
            <text:p>43.20%</text:p>
          </table:table-cell>
          <table:table-cell table:formula="of:=SUM([.$B$196:.$B503])" office:value-type="float" office:value="226" calcext:value-type="float">
            <text:p>226</text:p>
          </table:table-cell>
          <table:table-cell table:formula="of:=[.H503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0.41636475863176" calcext:value-type="float">
            <text:p>0.41636475863176</text:p>
          </table:table-cell>
          <table:table-cell office:value-type="float" office:value="309" calcext:value-type="float">
            <text:p>309</text:p>
          </table:table-cell>
          <table:table-cell table:formula="of:=[.D504]/[.$B$7]" office:value-type="percentage" office:value="0.433380084151473" calcext:value-type="percentage">
            <text:p>43.34%</text:p>
          </table:table-cell>
          <table:table-cell table:formula="of:=[.D504]*[.$B$8]" office:value-type="float" office:value="125.246844319776" calcext:value-type="float">
            <text:p>125.246844319776</text:p>
          </table:table-cell>
          <table:table-cell table:formula="of:=[.F504]/[.$B$6]" office:value-type="percentage" office:value="0.433380084151473" calcext:value-type="percentage">
            <text:p>43.34%</text:p>
          </table:table-cell>
          <table:table-cell table:formula="of:=SUM([.$B$196:.$B504])" office:value-type="float" office:value="226" calcext:value-type="float">
            <text:p>226</text:p>
          </table:table-cell>
          <table:table-cell table:formula="of:=[.H504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4120553150597" calcext:value-type="float">
            <text:p>0.4120553150597</text:p>
          </table:table-cell>
          <table:table-cell office:value-type="float" office:value="310" calcext:value-type="float">
            <text:p>310</text:p>
          </table:table-cell>
          <table:table-cell table:formula="of:=[.D505]/[.$B$7]" office:value-type="percentage" office:value="0.434782608695652" calcext:value-type="percentage">
            <text:p>43.48%</text:p>
          </table:table-cell>
          <table:table-cell table:formula="of:=[.D505]*[.$B$8]" office:value-type="float" office:value="125.652173913043" calcext:value-type="float">
            <text:p>125.652173913043</text:p>
          </table:table-cell>
          <table:table-cell table:formula="of:=[.F505]/[.$B$6]" office:value-type="percentage" office:value="0.434782608695652" calcext:value-type="percentage">
            <text:p>43.48%</text:p>
          </table:table-cell>
          <table:table-cell table:formula="of:=SUM([.$B$196:.$B505])" office:value-type="float" office:value="226" calcext:value-type="float">
            <text:p>226</text:p>
          </table:table-cell>
          <table:table-cell table:formula="of:=[.H505]/[.$B$6]" office:value-type="percentage" office:value="0.782006920415225" calcext:value-type="percentage">
            <text:p>78.2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4120553150597" calcext:value-type="float">
            <text:p>0.4120553150597</text:p>
          </table:table-cell>
          <table:table-cell office:value-type="float" office:value="311" calcext:value-type="float">
            <text:p>311</text:p>
          </table:table-cell>
          <table:table-cell table:formula="of:=[.D506]/[.$B$7]" office:value-type="percentage" office:value="0.436185133239832" calcext:value-type="percentage">
            <text:p>43.62%</text:p>
          </table:table-cell>
          <table:table-cell table:formula="of:=[.D506]*[.$B$8]" office:value-type="float" office:value="126.057503506311" calcext:value-type="float">
            <text:p>126.057503506311</text:p>
          </table:table-cell>
          <table:table-cell table:formula="of:=[.F506]/[.$B$6]" office:value-type="percentage" office:value="0.436185133239832" calcext:value-type="percentage">
            <text:p>43.62%</text:p>
          </table:table-cell>
          <table:table-cell table:formula="of:=SUM([.$B$196:.$B506])" office:value-type="float" office:value="227" calcext:value-type="float">
            <text:p>227</text:p>
          </table:table-cell>
          <table:table-cell table:formula="of:=[.H506]/[.$B$6]" office:value-type="percentage" office:value="0.785467128027682" calcext:value-type="percentage">
            <text:p>78.55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0.406694219767944" calcext:value-type="float">
            <text:p>0.406694219767944</text:p>
          </table:table-cell>
          <table:table-cell office:value-type="float" office:value="312" calcext:value-type="float">
            <text:p>312</text:p>
          </table:table-cell>
          <table:table-cell table:formula="of:=[.D507]/[.$B$7]" office:value-type="percentage" office:value="0.437587657784011" calcext:value-type="percentage">
            <text:p>43.76%</text:p>
          </table:table-cell>
          <table:table-cell table:formula="of:=[.D507]*[.$B$8]" office:value-type="float" office:value="126.462833099579" calcext:value-type="float">
            <text:p>126.462833099579</text:p>
          </table:table-cell>
          <table:table-cell table:formula="of:=[.F507]/[.$B$6]" office:value-type="percentage" office:value="0.437587657784011" calcext:value-type="percentage">
            <text:p>43.76%</text:p>
          </table:table-cell>
          <table:table-cell table:formula="of:=SUM([.$B$196:.$B507])" office:value-type="float" office:value="227" calcext:value-type="float">
            <text:p>227</text:p>
          </table:table-cell>
          <table:table-cell table:formula="of:=[.H507]/[.$B$6]" office:value-type="percentage" office:value="0.785467128027682" calcext:value-type="percentage">
            <text:p>78.55%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0.406694219767944" calcext:value-type="float">
            <text:p>0.406694219767944</text:p>
          </table:table-cell>
          <table:table-cell office:value-type="float" office:value="313" calcext:value-type="float">
            <text:p>313</text:p>
          </table:table-cell>
          <table:table-cell table:formula="of:=[.D508]/[.$B$7]" office:value-type="percentage" office:value="0.438990182328191" calcext:value-type="percentage">
            <text:p>43.90%</text:p>
          </table:table-cell>
          <table:table-cell table:formula="of:=[.D508]*[.$B$8]" office:value-type="float" office:value="126.868162692847" calcext:value-type="float">
            <text:p>126.868162692847</text:p>
          </table:table-cell>
          <table:table-cell table:formula="of:=[.F508]/[.$B$6]" office:value-type="percentage" office:value="0.438990182328191" calcext:value-type="percentage">
            <text:p>43.90%</text:p>
          </table:table-cell>
          <table:table-cell table:formula="of:=SUM([.$B$196:.$B508])" office:value-type="float" office:value="227" calcext:value-type="float">
            <text:p>227</text:p>
          </table:table-cell>
          <table:table-cell table:formula="of:=[.H508]/[.$B$6]" office:value-type="percentage" office:value="0.785467128027682" calcext:value-type="percentage">
            <text:p>78.55%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0.401879488255519" calcext:value-type="float">
            <text:p>0.401879488255519</text:p>
          </table:table-cell>
          <table:table-cell office:value-type="float" office:value="314" calcext:value-type="float">
            <text:p>314</text:p>
          </table:table-cell>
          <table:table-cell table:formula="of:=[.D509]/[.$B$7]" office:value-type="percentage" office:value="0.44039270687237" calcext:value-type="percentage">
            <text:p>44.04%</text:p>
          </table:table-cell>
          <table:table-cell table:formula="of:=[.D509]*[.$B$8]" office:value-type="float" office:value="127.273492286115" calcext:value-type="float">
            <text:p>127.273492286115</text:p>
          </table:table-cell>
          <table:table-cell table:formula="of:=[.F509]/[.$B$6]" office:value-type="percentage" office:value="0.44039270687237" calcext:value-type="percentage">
            <text:p>44.04%</text:p>
          </table:table-cell>
          <table:table-cell table:formula="of:=SUM([.$B$196:.$B509])" office:value-type="float" office:value="227" calcext:value-type="float">
            <text:p>227</text:p>
          </table:table-cell>
          <table:table-cell table:formula="of:=[.H509]/[.$B$6]" office:value-type="percentage" office:value="0.785467128027682" calcext:value-type="percentage">
            <text:p>78.55%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0.401879488255519" calcext:value-type="float">
            <text:p>0.401879488255519</text:p>
          </table:table-cell>
          <table:table-cell office:value-type="float" office:value="315" calcext:value-type="float">
            <text:p>315</text:p>
          </table:table-cell>
          <table:table-cell table:formula="of:=[.D510]/[.$B$7]" office:value-type="percentage" office:value="0.44179523141655" calcext:value-type="percentage">
            <text:p>44.18%</text:p>
          </table:table-cell>
          <table:table-cell table:formula="of:=[.D510]*[.$B$8]" office:value-type="float" office:value="127.678821879383" calcext:value-type="float">
            <text:p>127.678821879383</text:p>
          </table:table-cell>
          <table:table-cell table:formula="of:=[.F510]/[.$B$6]" office:value-type="percentage" office:value="0.44179523141655" calcext:value-type="percentage">
            <text:p>44.18%</text:p>
          </table:table-cell>
          <table:table-cell table:formula="of:=SUM([.$B$196:.$B510])" office:value-type="float" office:value="227" calcext:value-type="float">
            <text:p>227</text:p>
          </table:table-cell>
          <table:table-cell table:formula="of:=[.H510]/[.$B$6]" office:value-type="percentage" office:value="0.785467128027682" calcext:value-type="percentage">
            <text:p>78.55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401602236883988" calcext:value-type="float">
            <text:p>0.401602236883988</text:p>
          </table:table-cell>
          <table:table-cell office:value-type="float" office:value="316" calcext:value-type="float">
            <text:p>316</text:p>
          </table:table-cell>
          <table:table-cell table:formula="of:=[.D511]/[.$B$7]" office:value-type="percentage" office:value="0.443197755960729" calcext:value-type="percentage">
            <text:p>44.32%</text:p>
          </table:table-cell>
          <table:table-cell table:formula="of:=[.D511]*[.$B$8]" office:value-type="float" office:value="128.084151472651" calcext:value-type="float">
            <text:p>128.084151472651</text:p>
          </table:table-cell>
          <table:table-cell table:formula="of:=[.F511]/[.$B$6]" office:value-type="percentage" office:value="0.443197755960729" calcext:value-type="percentage">
            <text:p>44.32%</text:p>
          </table:table-cell>
          <table:table-cell table:formula="of:=SUM([.$B$196:.$B511])" office:value-type="float" office:value="228" calcext:value-type="float">
            <text:p>228</text:p>
          </table:table-cell>
          <table:table-cell table:formula="of:=[.H511]/[.$B$6]" office:value-type="percentage" office:value="0.788927335640138" calcext:value-type="percentage">
            <text:p>78.89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0078916072739" calcext:value-type="float">
            <text:p>0.40078916072739</text:p>
          </table:table-cell>
          <table:table-cell office:value-type="float" office:value="317" calcext:value-type="float">
            <text:p>317</text:p>
          </table:table-cell>
          <table:table-cell table:formula="of:=[.D512]/[.$B$7]" office:value-type="percentage" office:value="0.444600280504909" calcext:value-type="percentage">
            <text:p>44.46%</text:p>
          </table:table-cell>
          <table:table-cell table:formula="of:=[.D512]*[.$B$8]" office:value-type="float" office:value="128.489481065919" calcext:value-type="float">
            <text:p>128.489481065919</text:p>
          </table:table-cell>
          <table:table-cell table:formula="of:=[.F512]/[.$B$6]" office:value-type="percentage" office:value="0.444600280504909" calcext:value-type="percentage">
            <text:p>44.46%</text:p>
          </table:table-cell>
          <table:table-cell table:formula="of:=SUM([.$B$196:.$B512])" office:value-type="float" office:value="229" calcext:value-type="float">
            <text:p>229</text:p>
          </table:table-cell>
          <table:table-cell table:formula="of:=[.H512]/[.$B$6]" office:value-type="percentage" office:value="0.792387543252595" calcext:value-type="percentage">
            <text:p>79.24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396807470460495" calcext:value-type="float">
            <text:p>0.396807470460495</text:p>
          </table:table-cell>
          <table:table-cell office:value-type="float" office:value="318" calcext:value-type="float">
            <text:p>318</text:p>
          </table:table-cell>
          <table:table-cell table:formula="of:=[.D513]/[.$B$7]" office:value-type="percentage" office:value="0.446002805049088" calcext:value-type="percentage">
            <text:p>44.60%</text:p>
          </table:table-cell>
          <table:table-cell table:formula="of:=[.D513]*[.$B$8]" office:value-type="float" office:value="128.894810659187" calcext:value-type="float">
            <text:p>128.894810659187</text:p>
          </table:table-cell>
          <table:table-cell table:formula="of:=[.F513]/[.$B$6]" office:value-type="percentage" office:value="0.446002805049088" calcext:value-type="percentage">
            <text:p>44.60%</text:p>
          </table:table-cell>
          <table:table-cell table:formula="of:=SUM([.$B$196:.$B513])" office:value-type="float" office:value="230" calcext:value-type="float">
            <text:p>230</text:p>
          </table:table-cell>
          <table:table-cell table:formula="of:=[.H513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396285475440297" calcext:value-type="float">
            <text:p>0.396285475440297</text:p>
          </table:table-cell>
          <table:table-cell office:value-type="float" office:value="319" calcext:value-type="float">
            <text:p>319</text:p>
          </table:table-cell>
          <table:table-cell table:formula="of:=[.D514]/[.$B$7]" office:value-type="percentage" office:value="0.447405329593268" calcext:value-type="percentage">
            <text:p>44.74%</text:p>
          </table:table-cell>
          <table:table-cell table:formula="of:=[.D514]*[.$B$8]" office:value-type="float" office:value="129.300140252454" calcext:value-type="float">
            <text:p>129.300140252454</text:p>
          </table:table-cell>
          <table:table-cell table:formula="of:=[.F514]/[.$B$6]" office:value-type="percentage" office:value="0.447405329593268" calcext:value-type="percentage">
            <text:p>44.74%</text:p>
          </table:table-cell>
          <table:table-cell table:formula="of:=SUM([.$B$196:.$B514])" office:value-type="float" office:value="230" calcext:value-type="float">
            <text:p>230</text:p>
          </table:table-cell>
          <table:table-cell table:formula="of:=[.H514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0.396285475440297" calcext:value-type="float">
            <text:p>0.396285475440297</text:p>
          </table:table-cell>
          <table:table-cell office:value-type="float" office:value="320" calcext:value-type="float">
            <text:p>320</text:p>
          </table:table-cell>
          <table:table-cell table:formula="of:=[.D515]/[.$B$7]" office:value-type="percentage" office:value="0.448807854137447" calcext:value-type="percentage">
            <text:p>44.88%</text:p>
          </table:table-cell>
          <table:table-cell table:formula="of:=[.D515]*[.$B$8]" office:value-type="float" office:value="129.705469845722" calcext:value-type="float">
            <text:p>129.705469845722</text:p>
          </table:table-cell>
          <table:table-cell table:formula="of:=[.F515]/[.$B$6]" office:value-type="percentage" office:value="0.448807854137447" calcext:value-type="percentage">
            <text:p>44.88%</text:p>
          </table:table-cell>
          <table:table-cell table:formula="of:=SUM([.$B$196:.$B515])" office:value-type="float" office:value="230" calcext:value-type="float">
            <text:p>230</text:p>
          </table:table-cell>
          <table:table-cell table:formula="of:=[.H515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0.396285475440297" calcext:value-type="float">
            <text:p>0.396285475440297</text:p>
          </table:table-cell>
          <table:table-cell office:value-type="float" office:value="321" calcext:value-type="float">
            <text:p>321</text:p>
          </table:table-cell>
          <table:table-cell table:formula="of:=[.D516]/[.$B$7]" office:value-type="percentage" office:value="0.450210378681627" calcext:value-type="percentage">
            <text:p>45.02%</text:p>
          </table:table-cell>
          <table:table-cell table:formula="of:=[.D516]*[.$B$8]" office:value-type="float" office:value="130.11079943899" calcext:value-type="float">
            <text:p>130.11079943899</text:p>
          </table:table-cell>
          <table:table-cell table:formula="of:=[.F516]/[.$B$6]" office:value-type="percentage" office:value="0.450210378681627" calcext:value-type="percentage">
            <text:p>45.02%</text:p>
          </table:table-cell>
          <table:table-cell table:formula="of:=SUM([.$B$196:.$B516])" office:value-type="float" office:value="230" calcext:value-type="float">
            <text:p>230</text:p>
          </table:table-cell>
          <table:table-cell table:formula="of:=[.H516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0.396285475440297" calcext:value-type="float">
            <text:p>0.396285475440297</text:p>
          </table:table-cell>
          <table:table-cell office:value-type="float" office:value="322" calcext:value-type="float">
            <text:p>322</text:p>
          </table:table-cell>
          <table:table-cell table:formula="of:=[.D517]/[.$B$7]" office:value-type="percentage" office:value="0.451612903225806" calcext:value-type="percentage">
            <text:p>45.16%</text:p>
          </table:table-cell>
          <table:table-cell table:formula="of:=[.D517]*[.$B$8]" office:value-type="float" office:value="130.516129032258" calcext:value-type="float">
            <text:p>130.516129032258</text:p>
          </table:table-cell>
          <table:table-cell table:formula="of:=[.F517]/[.$B$6]" office:value-type="percentage" office:value="0.451612903225807" calcext:value-type="percentage">
            <text:p>45.16%</text:p>
          </table:table-cell>
          <table:table-cell table:formula="of:=SUM([.$B$196:.$B517])" office:value-type="float" office:value="230" calcext:value-type="float">
            <text:p>230</text:p>
          </table:table-cell>
          <table:table-cell table:formula="of:=[.H517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0.390432093927199" calcext:value-type="float">
            <text:p>0.390432093927199</text:p>
          </table:table-cell>
          <table:table-cell office:value-type="float" office:value="323" calcext:value-type="float">
            <text:p>323</text:p>
          </table:table-cell>
          <table:table-cell table:formula="of:=[.D518]/[.$B$7]" office:value-type="percentage" office:value="0.453015427769986" calcext:value-type="percentage">
            <text:p>45.30%</text:p>
          </table:table-cell>
          <table:table-cell table:formula="of:=[.D518]*[.$B$8]" office:value-type="float" office:value="130.921458625526" calcext:value-type="float">
            <text:p>130.921458625526</text:p>
          </table:table-cell>
          <table:table-cell table:formula="of:=[.F518]/[.$B$6]" office:value-type="percentage" office:value="0.453015427769986" calcext:value-type="percentage">
            <text:p>45.30%</text:p>
          </table:table-cell>
          <table:table-cell table:formula="of:=SUM([.$B$196:.$B518])" office:value-type="float" office:value="230" calcext:value-type="float">
            <text:p>230</text:p>
          </table:table-cell>
          <table:table-cell table:formula="of:=[.H518]/[.$B$6]" office:value-type="percentage" office:value="0.795847750865052" calcext:value-type="percentage">
            <text:p>79.58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0.385969825762534" calcext:value-type="float">
            <text:p>0.385969825762534</text:p>
          </table:table-cell>
          <table:table-cell office:value-type="float" office:value="324" calcext:value-type="float">
            <text:p>324</text:p>
          </table:table-cell>
          <table:table-cell table:formula="of:=[.D519]/[.$B$7]" office:value-type="percentage" office:value="0.454417952314165" calcext:value-type="percentage">
            <text:p>45.44%</text:p>
          </table:table-cell>
          <table:table-cell table:formula="of:=[.D519]*[.$B$8]" office:value-type="float" office:value="131.326788218794" calcext:value-type="float">
            <text:p>131.326788218794</text:p>
          </table:table-cell>
          <table:table-cell table:formula="of:=[.F519]/[.$B$6]" office:value-type="percentage" office:value="0.454417952314166" calcext:value-type="percentage">
            <text:p>45.44%</text:p>
          </table:table-cell>
          <table:table-cell table:formula="of:=SUM([.$B$196:.$B519])" office:value-type="float" office:value="231" calcext:value-type="float">
            <text:p>231</text:p>
          </table:table-cell>
          <table:table-cell table:formula="of:=[.H519]/[.$B$6]" office:value-type="percentage" office:value="0.799307958477509" calcext:value-type="percentage">
            <text:p>79.93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381485275445917" calcext:value-type="float">
            <text:p>0.381485275445917</text:p>
          </table:table-cell>
          <table:table-cell office:value-type="float" office:value="325" calcext:value-type="float">
            <text:p>325</text:p>
          </table:table-cell>
          <table:table-cell table:formula="of:=[.D520]/[.$B$7]" office:value-type="percentage" office:value="0.455820476858345" calcext:value-type="percentage">
            <text:p>45.58%</text:p>
          </table:table-cell>
          <table:table-cell table:formula="of:=[.D520]*[.$B$8]" office:value-type="float" office:value="131.732117812062" calcext:value-type="float">
            <text:p>131.732117812062</text:p>
          </table:table-cell>
          <table:table-cell table:formula="of:=[.F520]/[.$B$6]" office:value-type="percentage" office:value="0.455820476858345" calcext:value-type="percentage">
            <text:p>45.58%</text:p>
          </table:table-cell>
          <table:table-cell table:formula="of:=SUM([.$B$196:.$B520])" office:value-type="float" office:value="232" calcext:value-type="float">
            <text:p>232</text:p>
          </table:table-cell>
          <table:table-cell table:formula="of:=[.H520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381242788722353" calcext:value-type="float">
            <text:p>0.381242788722353</text:p>
          </table:table-cell>
          <table:table-cell office:value-type="float" office:value="326" calcext:value-type="float">
            <text:p>326</text:p>
          </table:table-cell>
          <table:table-cell table:formula="of:=[.D521]/[.$B$7]" office:value-type="percentage" office:value="0.457223001402525" calcext:value-type="percentage">
            <text:p>45.72%</text:p>
          </table:table-cell>
          <table:table-cell table:formula="of:=[.D521]*[.$B$8]" office:value-type="float" office:value="132.13744740533" calcext:value-type="float">
            <text:p>132.13744740533</text:p>
          </table:table-cell>
          <table:table-cell table:formula="of:=[.F521]/[.$B$6]" office:value-type="percentage" office:value="0.457223001402525" calcext:value-type="percentage">
            <text:p>45.72%</text:p>
          </table:table-cell>
          <table:table-cell table:formula="of:=SUM([.$B$196:.$B521])" office:value-type="float" office:value="232" calcext:value-type="float">
            <text:p>232</text:p>
          </table:table-cell>
          <table:table-cell table:formula="of:=[.H521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0.381242788722353" calcext:value-type="float">
            <text:p>0.381242788722353</text:p>
          </table:table-cell>
          <table:table-cell office:value-type="float" office:value="327" calcext:value-type="float">
            <text:p>327</text:p>
          </table:table-cell>
          <table:table-cell table:formula="of:=[.D522]/[.$B$7]" office:value-type="percentage" office:value="0.458625525946704" calcext:value-type="percentage">
            <text:p>45.86%</text:p>
          </table:table-cell>
          <table:table-cell table:formula="of:=[.D522]*[.$B$8]" office:value-type="float" office:value="132.542776998597" calcext:value-type="float">
            <text:p>132.542776998597</text:p>
          </table:table-cell>
          <table:table-cell table:formula="of:=[.F522]/[.$B$6]" office:value-type="percentage" office:value="0.458625525946704" calcext:value-type="percentage">
            <text:p>45.86%</text:p>
          </table:table-cell>
          <table:table-cell table:formula="of:=SUM([.$B$196:.$B522])" office:value-type="float" office:value="232" calcext:value-type="float">
            <text:p>232</text:p>
          </table:table-cell>
          <table:table-cell table:formula="of:=[.H522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0.381242788722353" calcext:value-type="float">
            <text:p>0.381242788722353</text:p>
          </table:table-cell>
          <table:table-cell office:value-type="float" office:value="328" calcext:value-type="float">
            <text:p>328</text:p>
          </table:table-cell>
          <table:table-cell table:formula="of:=[.D523]/[.$B$7]" office:value-type="percentage" office:value="0.460028050490884" calcext:value-type="percentage">
            <text:p>46.00%</text:p>
          </table:table-cell>
          <table:table-cell table:formula="of:=[.D523]*[.$B$8]" office:value-type="float" office:value="132.948106591865" calcext:value-type="float">
            <text:p>132.948106591865</text:p>
          </table:table-cell>
          <table:table-cell table:formula="of:=[.F523]/[.$B$6]" office:value-type="percentage" office:value="0.460028050490884" calcext:value-type="percentage">
            <text:p>46.00%</text:p>
          </table:table-cell>
          <table:table-cell table:formula="of:=SUM([.$B$196:.$B523])" office:value-type="float" office:value="232" calcext:value-type="float">
            <text:p>232</text:p>
          </table:table-cell>
          <table:table-cell table:formula="of:=[.H523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0.381242788722353" calcext:value-type="float">
            <text:p>0.381242788722353</text:p>
          </table:table-cell>
          <table:table-cell office:value-type="float" office:value="329" calcext:value-type="float">
            <text:p>329</text:p>
          </table:table-cell>
          <table:table-cell table:formula="of:=[.D524]/[.$B$7]" office:value-type="percentage" office:value="0.461430575035063" calcext:value-type="percentage">
            <text:p>46.14%</text:p>
          </table:table-cell>
          <table:table-cell table:formula="of:=[.D524]*[.$B$8]" office:value-type="float" office:value="133.353436185133" calcext:value-type="float">
            <text:p>133.353436185133</text:p>
          </table:table-cell>
          <table:table-cell table:formula="of:=[.F524]/[.$B$6]" office:value-type="percentage" office:value="0.461430575035063" calcext:value-type="percentage">
            <text:p>46.14%</text:p>
          </table:table-cell>
          <table:table-cell table:formula="of:=SUM([.$B$196:.$B524])" office:value-type="float" office:value="232" calcext:value-type="float">
            <text:p>232</text:p>
          </table:table-cell>
          <table:table-cell table:formula="of:=[.H524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80172862824353" calcext:value-type="float">
            <text:p>0.380172862824353</text:p>
          </table:table-cell>
          <table:table-cell office:value-type="float" office:value="330" calcext:value-type="float">
            <text:p>330</text:p>
          </table:table-cell>
          <table:table-cell table:formula="of:=[.D525]/[.$B$7]" office:value-type="percentage" office:value="0.462833099579243" calcext:value-type="percentage">
            <text:p>46.28%</text:p>
          </table:table-cell>
          <table:table-cell table:formula="of:=[.D525]*[.$B$8]" office:value-type="float" office:value="133.758765778401" calcext:value-type="float">
            <text:p>133.758765778401</text:p>
          </table:table-cell>
          <table:table-cell table:formula="of:=[.F525]/[.$B$6]" office:value-type="percentage" office:value="0.462833099579243" calcext:value-type="percentage">
            <text:p>46.28%</text:p>
          </table:table-cell>
          <table:table-cell table:formula="of:=SUM([.$B$196:.$B525])" office:value-type="float" office:value="232" calcext:value-type="float">
            <text:p>232</text:p>
          </table:table-cell>
          <table:table-cell table:formula="of:=[.H525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371078028907355" calcext:value-type="float">
            <text:p>0.371078028907355</text:p>
          </table:table-cell>
          <table:table-cell office:value-type="float" office:value="331" calcext:value-type="float">
            <text:p>331</text:p>
          </table:table-cell>
          <table:table-cell table:formula="of:=[.D526]/[.$B$7]" office:value-type="percentage" office:value="0.464235624123422" calcext:value-type="percentage">
            <text:p>46.42%</text:p>
          </table:table-cell>
          <table:table-cell table:formula="of:=[.D526]*[.$B$8]" office:value-type="float" office:value="134.164095371669" calcext:value-type="float">
            <text:p>134.164095371669</text:p>
          </table:table-cell>
          <table:table-cell table:formula="of:=[.F526]/[.$B$6]" office:value-type="percentage" office:value="0.464235624123422" calcext:value-type="percentage">
            <text:p>46.42%</text:p>
          </table:table-cell>
          <table:table-cell table:formula="of:=SUM([.$B$196:.$B526])" office:value-type="float" office:value="232" calcext:value-type="float">
            <text:p>232</text:p>
          </table:table-cell>
          <table:table-cell table:formula="of:=[.H526]/[.$B$6]" office:value-type="percentage" office:value="0.802768166089965" calcext:value-type="percentage">
            <text:p>80.28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.371078028907355" calcext:value-type="float">
            <text:p>0.371078028907355</text:p>
          </table:table-cell>
          <table:table-cell office:value-type="float" office:value="332" calcext:value-type="float">
            <text:p>332</text:p>
          </table:table-cell>
          <table:table-cell table:formula="of:=[.D527]/[.$B$7]" office:value-type="percentage" office:value="0.465638148667602" calcext:value-type="percentage">
            <text:p>46.56%</text:p>
          </table:table-cell>
          <table:table-cell table:formula="of:=[.D527]*[.$B$8]" office:value-type="float" office:value="134.569424964937" calcext:value-type="float">
            <text:p>134.569424964937</text:p>
          </table:table-cell>
          <table:table-cell table:formula="of:=[.F527]/[.$B$6]" office:value-type="percentage" office:value="0.465638148667602" calcext:value-type="percentage">
            <text:p>46.56%</text:p>
          </table:table-cell>
          <table:table-cell table:formula="of:=SUM([.$B$196:.$B527])" office:value-type="float" office:value="233" calcext:value-type="float">
            <text:p>233</text:p>
          </table:table-cell>
          <table:table-cell table:formula="of:=[.H527]/[.$B$6]" office:value-type="percentage" office:value="0.806228373702422" calcext:value-type="percentage">
            <text:p>80.62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371078028907355" calcext:value-type="float">
            <text:p>0.371078028907355</text:p>
          </table:table-cell>
          <table:table-cell office:value-type="float" office:value="333" calcext:value-type="float">
            <text:p>333</text:p>
          </table:table-cell>
          <table:table-cell table:formula="of:=[.D528]/[.$B$7]" office:value-type="percentage" office:value="0.467040673211781" calcext:value-type="percentage">
            <text:p>46.70%</text:p>
          </table:table-cell>
          <table:table-cell table:formula="of:=[.D528]*[.$B$8]" office:value-type="float" office:value="134.974754558205" calcext:value-type="float">
            <text:p>134.974754558205</text:p>
          </table:table-cell>
          <table:table-cell table:formula="of:=[.F528]/[.$B$6]" office:value-type="percentage" office:value="0.467040673211781" calcext:value-type="percentage">
            <text:p>46.70%</text:p>
          </table:table-cell>
          <table:table-cell table:formula="of:=SUM([.$B$196:.$B528])" office:value-type="float" office:value="233" calcext:value-type="float">
            <text:p>233</text:p>
          </table:table-cell>
          <table:table-cell table:formula="of:=[.H528]/[.$B$6]" office:value-type="percentage" office:value="0.806228373702422" calcext:value-type="percentage">
            <text:p>80.62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360760088177327" calcext:value-type="float">
            <text:p>0.360760088177327</text:p>
          </table:table-cell>
          <table:table-cell office:value-type="float" office:value="334" calcext:value-type="float">
            <text:p>334</text:p>
          </table:table-cell>
          <table:table-cell table:formula="of:=[.D529]/[.$B$7]" office:value-type="percentage" office:value="0.468443197755961" calcext:value-type="percentage">
            <text:p>46.84%</text:p>
          </table:table-cell>
          <table:table-cell table:formula="of:=[.D529]*[.$B$8]" office:value-type="float" office:value="135.380084151473" calcext:value-type="float">
            <text:p>135.380084151473</text:p>
          </table:table-cell>
          <table:table-cell table:formula="of:=[.F529]/[.$B$6]" office:value-type="percentage" office:value="0.468443197755961" calcext:value-type="percentage">
            <text:p>46.84%</text:p>
          </table:table-cell>
          <table:table-cell table:formula="of:=SUM([.$B$196:.$B529])" office:value-type="float" office:value="233" calcext:value-type="float">
            <text:p>233</text:p>
          </table:table-cell>
          <table:table-cell table:formula="of:=[.H529]/[.$B$6]" office:value-type="percentage" office:value="0.806228373702422" calcext:value-type="percentage">
            <text:p>80.62%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.360760088177327" calcext:value-type="float">
            <text:p>0.360760088177327</text:p>
          </table:table-cell>
          <table:table-cell office:value-type="float" office:value="335" calcext:value-type="float">
            <text:p>335</text:p>
          </table:table-cell>
          <table:table-cell table:formula="of:=[.D530]/[.$B$7]" office:value-type="percentage" office:value="0.46984572230014" calcext:value-type="percentage">
            <text:p>46.98%</text:p>
          </table:table-cell>
          <table:table-cell table:formula="of:=[.D530]*[.$B$8]" office:value-type="float" office:value="135.785413744741" calcext:value-type="float">
            <text:p>135.785413744741</text:p>
          </table:table-cell>
          <table:table-cell table:formula="of:=[.F530]/[.$B$6]" office:value-type="percentage" office:value="0.46984572230014" calcext:value-type="percentage">
            <text:p>46.98%</text:p>
          </table:table-cell>
          <table:table-cell table:formula="of:=SUM([.$B$196:.$B530])" office:value-type="float" office:value="234" calcext:value-type="float">
            <text:p>234</text:p>
          </table:table-cell>
          <table:table-cell table:formula="of:=[.H530]/[.$B$6]" office:value-type="percentage" office:value="0.809688581314879" calcext:value-type="percentage">
            <text:p>80.97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355662658865854" calcext:value-type="float">
            <text:p>0.355662658865854</text:p>
          </table:table-cell>
          <table:table-cell office:value-type="float" office:value="336" calcext:value-type="float">
            <text:p>336</text:p>
          </table:table-cell>
          <table:table-cell table:formula="of:=[.D531]/[.$B$7]" office:value-type="percentage" office:value="0.47124824684432" calcext:value-type="percentage">
            <text:p>47.12%</text:p>
          </table:table-cell>
          <table:table-cell table:formula="of:=[.D531]*[.$B$8]" office:value-type="float" office:value="136.190743338008" calcext:value-type="float">
            <text:p>136.190743338008</text:p>
          </table:table-cell>
          <table:table-cell table:formula="of:=[.F531]/[.$B$6]" office:value-type="percentage" office:value="0.47124824684432" calcext:value-type="percentage">
            <text:p>47.12%</text:p>
          </table:table-cell>
          <table:table-cell table:formula="of:=SUM([.$B$196:.$B531])" office:value-type="float" office:value="234" calcext:value-type="float">
            <text:p>234</text:p>
          </table:table-cell>
          <table:table-cell table:formula="of:=[.H531]/[.$B$6]" office:value-type="percentage" office:value="0.809688581314879" calcext:value-type="percentage">
            <text:p>80.97%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.355662658865854" calcext:value-type="float">
            <text:p>0.355662658865854</text:p>
          </table:table-cell>
          <table:table-cell office:value-type="float" office:value="337" calcext:value-type="float">
            <text:p>337</text:p>
          </table:table-cell>
          <table:table-cell table:formula="of:=[.D532]/[.$B$7]" office:value-type="percentage" office:value="0.472650771388499" calcext:value-type="percentage">
            <text:p>47.27%</text:p>
          </table:table-cell>
          <table:table-cell table:formula="of:=[.D532]*[.$B$8]" office:value-type="float" office:value="136.596072931276" calcext:value-type="float">
            <text:p>136.596072931276</text:p>
          </table:table-cell>
          <table:table-cell table:formula="of:=[.F532]/[.$B$6]" office:value-type="percentage" office:value="0.472650771388499" calcext:value-type="percentage">
            <text:p>47.27%</text:p>
          </table:table-cell>
          <table:table-cell table:formula="of:=SUM([.$B$196:.$B532])" office:value-type="float" office:value="235" calcext:value-type="float">
            <text:p>235</text:p>
          </table:table-cell>
          <table:table-cell table:formula="of:=[.H532]/[.$B$6]" office:value-type="percentage" office:value="0.813148788927336" calcext:value-type="percentage">
            <text:p>81.31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35535819026302" calcext:value-type="float">
            <text:p>0.35535819026302</text:p>
          </table:table-cell>
          <table:table-cell office:value-type="float" office:value="338" calcext:value-type="float">
            <text:p>338</text:p>
          </table:table-cell>
          <table:table-cell table:formula="of:=[.D533]/[.$B$7]" office:value-type="percentage" office:value="0.474053295932679" calcext:value-type="percentage">
            <text:p>47.41%</text:p>
          </table:table-cell>
          <table:table-cell table:formula="of:=[.D533]*[.$B$8]" office:value-type="float" office:value="137.001402524544" calcext:value-type="float">
            <text:p>137.001402524544</text:p>
          </table:table-cell>
          <table:table-cell table:formula="of:=[.F533]/[.$B$6]" office:value-type="percentage" office:value="0.474053295932679" calcext:value-type="percentage">
            <text:p>47.41%</text:p>
          </table:table-cell>
          <table:table-cell table:formula="of:=SUM([.$B$196:.$B533])" office:value-type="float" office:value="236" calcext:value-type="float">
            <text:p>236</text:p>
          </table:table-cell>
          <table:table-cell table:formula="of:=[.H533]/[.$B$6]" office:value-type="percentage" office:value="0.816608996539792" calcext:value-type="percentage">
            <text:p>81.66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351094564562091" calcext:value-type="float">
            <text:p>0.351094564562091</text:p>
          </table:table-cell>
          <table:table-cell office:value-type="float" office:value="339" calcext:value-type="float">
            <text:p>339</text:p>
          </table:table-cell>
          <table:table-cell table:formula="of:=[.D534]/[.$B$7]" office:value-type="percentage" office:value="0.475455820476858" calcext:value-type="percentage">
            <text:p>47.55%</text:p>
          </table:table-cell>
          <table:table-cell table:formula="of:=[.D534]*[.$B$8]" office:value-type="float" office:value="137.406732117812" calcext:value-type="float">
            <text:p>137.406732117812</text:p>
          </table:table-cell>
          <table:table-cell table:formula="of:=[.F534]/[.$B$6]" office:value-type="percentage" office:value="0.475455820476858" calcext:value-type="percentage">
            <text:p>47.55%</text:p>
          </table:table-cell>
          <table:table-cell table:formula="of:=SUM([.$B$196:.$B534])" office:value-type="float" office:value="236" calcext:value-type="float">
            <text:p>236</text:p>
          </table:table-cell>
          <table:table-cell table:formula="of:=[.H534]/[.$B$6]" office:value-type="percentage" office:value="0.816608996539792" calcext:value-type="percentage">
            <text:p>81.66%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0.350061379958548" calcext:value-type="float">
            <text:p>0.350061379958548</text:p>
          </table:table-cell>
          <table:table-cell office:value-type="float" office:value="340" calcext:value-type="float">
            <text:p>340</text:p>
          </table:table-cell>
          <table:table-cell table:formula="of:=[.D535]/[.$B$7]" office:value-type="percentage" office:value="0.476858345021038" calcext:value-type="percentage">
            <text:p>47.69%</text:p>
          </table:table-cell>
          <table:table-cell table:formula="of:=[.D535]*[.$B$8]" office:value-type="float" office:value="137.81206171108" calcext:value-type="float">
            <text:p>137.81206171108</text:p>
          </table:table-cell>
          <table:table-cell table:formula="of:=[.F535]/[.$B$6]" office:value-type="percentage" office:value="0.476858345021038" calcext:value-type="percentage">
            <text:p>47.69%</text:p>
          </table:table-cell>
          <table:table-cell table:formula="of:=SUM([.$B$196:.$B535])" office:value-type="float" office:value="236" calcext:value-type="float">
            <text:p>236</text:p>
          </table:table-cell>
          <table:table-cell table:formula="of:=[.H535]/[.$B$6]" office:value-type="percentage" office:value="0.816608996539792" calcext:value-type="percentage">
            <text:p>81.66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.345798766005817" calcext:value-type="float">
            <text:p>0.345798766005817</text:p>
          </table:table-cell>
          <table:table-cell office:value-type="float" office:value="341" calcext:value-type="float">
            <text:p>341</text:p>
          </table:table-cell>
          <table:table-cell table:formula="of:=[.D536]/[.$B$7]" office:value-type="percentage" office:value="0.478260869565217" calcext:value-type="percentage">
            <text:p>47.83%</text:p>
          </table:table-cell>
          <table:table-cell table:formula="of:=[.D536]*[.$B$8]" office:value-type="float" office:value="138.217391304348" calcext:value-type="float">
            <text:p>138.217391304348</text:p>
          </table:table-cell>
          <table:table-cell table:formula="of:=[.F536]/[.$B$6]" office:value-type="percentage" office:value="0.478260869565218" calcext:value-type="percentage">
            <text:p>47.83%</text:p>
          </table:table-cell>
          <table:table-cell table:formula="of:=SUM([.$B$196:.$B536])" office:value-type="float" office:value="237" calcext:value-type="float">
            <text:p>237</text:p>
          </table:table-cell>
          <table:table-cell table:formula="of:=[.H536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331619818803327" calcext:value-type="float">
            <text:p>0.331619818803327</text:p>
          </table:table-cell>
          <table:table-cell office:value-type="float" office:value="342" calcext:value-type="float">
            <text:p>342</text:p>
          </table:table-cell>
          <table:table-cell table:formula="of:=[.D537]/[.$B$7]" office:value-type="percentage" office:value="0.479663394109397" calcext:value-type="percentage">
            <text:p>47.97%</text:p>
          </table:table-cell>
          <table:table-cell table:formula="of:=[.D537]*[.$B$8]" office:value-type="float" office:value="138.622720897616" calcext:value-type="float">
            <text:p>138.622720897616</text:p>
          </table:table-cell>
          <table:table-cell table:formula="of:=[.F537]/[.$B$6]" office:value-type="percentage" office:value="0.479663394109397" calcext:value-type="percentage">
            <text:p>47.97%</text:p>
          </table:table-cell>
          <table:table-cell table:formula="of:=SUM([.$B$196:.$B537])" office:value-type="float" office:value="237" calcext:value-type="float">
            <text:p>237</text:p>
          </table:table-cell>
          <table:table-cell table:formula="of:=[.H537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0.331619818803327" calcext:value-type="float">
            <text:p>0.331619818803327</text:p>
          </table:table-cell>
          <table:table-cell office:value-type="float" office:value="343" calcext:value-type="float">
            <text:p>343</text:p>
          </table:table-cell>
          <table:table-cell table:formula="of:=[.D538]/[.$B$7]" office:value-type="percentage" office:value="0.481065918653576" calcext:value-type="percentage">
            <text:p>48.11%</text:p>
          </table:table-cell>
          <table:table-cell table:formula="of:=[.D538]*[.$B$8]" office:value-type="float" office:value="139.028050490884" calcext:value-type="float">
            <text:p>139.028050490884</text:p>
          </table:table-cell>
          <table:table-cell table:formula="of:=[.F538]/[.$B$6]" office:value-type="percentage" office:value="0.481065918653576" calcext:value-type="percentage">
            <text:p>48.11%</text:p>
          </table:table-cell>
          <table:table-cell table:formula="of:=SUM([.$B$196:.$B538])" office:value-type="float" office:value="237" calcext:value-type="float">
            <text:p>237</text:p>
          </table:table-cell>
          <table:table-cell table:formula="of:=[.H538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0.331619818803327" calcext:value-type="float">
            <text:p>0.331619818803327</text:p>
          </table:table-cell>
          <table:table-cell office:value-type="float" office:value="344" calcext:value-type="float">
            <text:p>344</text:p>
          </table:table-cell>
          <table:table-cell table:formula="of:=[.D539]/[.$B$7]" office:value-type="percentage" office:value="0.482468443197756" calcext:value-type="percentage">
            <text:p>48.25%</text:p>
          </table:table-cell>
          <table:table-cell table:formula="of:=[.D539]*[.$B$8]" office:value-type="float" office:value="139.433380084151" calcext:value-type="float">
            <text:p>139.433380084151</text:p>
          </table:table-cell>
          <table:table-cell table:formula="of:=[.F539]/[.$B$6]" office:value-type="percentage" office:value="0.482468443197756" calcext:value-type="percentage">
            <text:p>48.25%</text:p>
          </table:table-cell>
          <table:table-cell table:formula="of:=SUM([.$B$196:.$B539])" office:value-type="float" office:value="237" calcext:value-type="float">
            <text:p>237</text:p>
          </table:table-cell>
          <table:table-cell table:formula="of:=[.H539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0.331619818803327" calcext:value-type="float">
            <text:p>0.331619818803327</text:p>
          </table:table-cell>
          <table:table-cell office:value-type="float" office:value="345" calcext:value-type="float">
            <text:p>345</text:p>
          </table:table-cell>
          <table:table-cell table:formula="of:=[.D540]/[.$B$7]" office:value-type="percentage" office:value="0.483870967741936" calcext:value-type="percentage">
            <text:p>48.39%</text:p>
          </table:table-cell>
          <table:table-cell table:formula="of:=[.D540]*[.$B$8]" office:value-type="float" office:value="139.838709677419" calcext:value-type="float">
            <text:p>139.838709677419</text:p>
          </table:table-cell>
          <table:table-cell table:formula="of:=[.F540]/[.$B$6]" office:value-type="percentage" office:value="0.483870967741936" calcext:value-type="percentage">
            <text:p>48.39%</text:p>
          </table:table-cell>
          <table:table-cell table:formula="of:=SUM([.$B$196:.$B540])" office:value-type="float" office:value="237" calcext:value-type="float">
            <text:p>237</text:p>
          </table:table-cell>
          <table:table-cell table:formula="of:=[.H540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0.331619818803327" calcext:value-type="float">
            <text:p>0.331619818803327</text:p>
          </table:table-cell>
          <table:table-cell office:value-type="float" office:value="346" calcext:value-type="float">
            <text:p>346</text:p>
          </table:table-cell>
          <table:table-cell table:formula="of:=[.D541]/[.$B$7]" office:value-type="percentage" office:value="0.485273492286115" calcext:value-type="percentage">
            <text:p>48.53%</text:p>
          </table:table-cell>
          <table:table-cell table:formula="of:=[.D541]*[.$B$8]" office:value-type="float" office:value="140.244039270687" calcext:value-type="float">
            <text:p>140.244039270687</text:p>
          </table:table-cell>
          <table:table-cell table:formula="of:=[.F541]/[.$B$6]" office:value-type="percentage" office:value="0.485273492286115" calcext:value-type="percentage">
            <text:p>48.53%</text:p>
          </table:table-cell>
          <table:table-cell table:formula="of:=SUM([.$B$196:.$B541])" office:value-type="float" office:value="237" calcext:value-type="float">
            <text:p>237</text:p>
          </table:table-cell>
          <table:table-cell table:formula="of:=[.H541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331364185157249" calcext:value-type="float">
            <text:p>0.331364185157249</text:p>
          </table:table-cell>
          <table:table-cell office:value-type="float" office:value="347" calcext:value-type="float">
            <text:p>347</text:p>
          </table:table-cell>
          <table:table-cell table:formula="of:=[.D542]/[.$B$7]" office:value-type="percentage" office:value="0.486676016830295" calcext:value-type="percentage">
            <text:p>48.67%</text:p>
          </table:table-cell>
          <table:table-cell table:formula="of:=[.D542]*[.$B$8]" office:value-type="float" office:value="140.649368863955" calcext:value-type="float">
            <text:p>140.649368863955</text:p>
          </table:table-cell>
          <table:table-cell table:formula="of:=[.F542]/[.$B$6]" office:value-type="percentage" office:value="0.486676016830295" calcext:value-type="percentage">
            <text:p>48.67%</text:p>
          </table:table-cell>
          <table:table-cell table:formula="of:=SUM([.$B$196:.$B542])" office:value-type="float" office:value="237" calcext:value-type="float">
            <text:p>237</text:p>
          </table:table-cell>
          <table:table-cell table:formula="of:=[.H542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330614744671998" calcext:value-type="float">
            <text:p>0.330614744671998</text:p>
          </table:table-cell>
          <table:table-cell office:value-type="float" office:value="348" calcext:value-type="float">
            <text:p>348</text:p>
          </table:table-cell>
          <table:table-cell table:formula="of:=[.D543]/[.$B$7]" office:value-type="percentage" office:value="0.488078541374474" calcext:value-type="percentage">
            <text:p>48.81%</text:p>
          </table:table-cell>
          <table:table-cell table:formula="of:=[.D543]*[.$B$8]" office:value-type="float" office:value="141.054698457223" calcext:value-type="float">
            <text:p>141.054698457223</text:p>
          </table:table-cell>
          <table:table-cell table:formula="of:=[.F543]/[.$B$6]" office:value-type="percentage" office:value="0.488078541374474" calcext:value-type="percentage">
            <text:p>48.81%</text:p>
          </table:table-cell>
          <table:table-cell table:formula="of:=SUM([.$B$196:.$B543])" office:value-type="float" office:value="237" calcext:value-type="float">
            <text:p>237</text:p>
          </table:table-cell>
          <table:table-cell table:formula="of:=[.H543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26469982488393" calcext:value-type="float">
            <text:p>0.326469982488393</text:p>
          </table:table-cell>
          <table:table-cell office:value-type="float" office:value="349" calcext:value-type="float">
            <text:p>349</text:p>
          </table:table-cell>
          <table:table-cell table:formula="of:=[.D544]/[.$B$7]" office:value-type="percentage" office:value="0.489481065918654" calcext:value-type="percentage">
            <text:p>48.95%</text:p>
          </table:table-cell>
          <table:table-cell table:formula="of:=[.D544]*[.$B$8]" office:value-type="float" office:value="141.460028050491" calcext:value-type="float">
            <text:p>141.460028050491</text:p>
          </table:table-cell>
          <table:table-cell table:formula="of:=[.F544]/[.$B$6]" office:value-type="percentage" office:value="0.489481065918654" calcext:value-type="percentage">
            <text:p>48.95%</text:p>
          </table:table-cell>
          <table:table-cell table:formula="of:=SUM([.$B$196:.$B544])" office:value-type="float" office:value="237" calcext:value-type="float">
            <text:p>237</text:p>
          </table:table-cell>
          <table:table-cell table:formula="of:=[.H544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326469982488393" calcext:value-type="float">
            <text:p>0.326469982488393</text:p>
          </table:table-cell>
          <table:table-cell office:value-type="float" office:value="350" calcext:value-type="float">
            <text:p>350</text:p>
          </table:table-cell>
          <table:table-cell table:formula="of:=[.D545]/[.$B$7]" office:value-type="percentage" office:value="0.490883590462833" calcext:value-type="percentage">
            <text:p>49.09%</text:p>
          </table:table-cell>
          <table:table-cell table:formula="of:=[.D545]*[.$B$8]" office:value-type="float" office:value="141.865357643759" calcext:value-type="float">
            <text:p>141.865357643759</text:p>
          </table:table-cell>
          <table:table-cell table:formula="of:=[.F545]/[.$B$6]" office:value-type="percentage" office:value="0.490883590462833" calcext:value-type="percentage">
            <text:p>49.09%</text:p>
          </table:table-cell>
          <table:table-cell table:formula="of:=SUM([.$B$196:.$B545])" office:value-type="float" office:value="237" calcext:value-type="float">
            <text:p>237</text:p>
          </table:table-cell>
          <table:table-cell table:formula="of:=[.H545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322089408162256" calcext:value-type="float">
            <text:p>0.322089408162256</text:p>
          </table:table-cell>
          <table:table-cell office:value-type="float" office:value="351" calcext:value-type="float">
            <text:p>351</text:p>
          </table:table-cell>
          <table:table-cell table:formula="of:=[.D546]/[.$B$7]" office:value-type="percentage" office:value="0.492286115007013" calcext:value-type="percentage">
            <text:p>49.23%</text:p>
          </table:table-cell>
          <table:table-cell table:formula="of:=[.D546]*[.$B$8]" office:value-type="float" office:value="142.270687237027" calcext:value-type="float">
            <text:p>142.270687237027</text:p>
          </table:table-cell>
          <table:table-cell table:formula="of:=[.F546]/[.$B$6]" office:value-type="percentage" office:value="0.492286115007013" calcext:value-type="percentage">
            <text:p>49.23%</text:p>
          </table:table-cell>
          <table:table-cell table:formula="of:=SUM([.$B$196:.$B546])" office:value-type="float" office:value="237" calcext:value-type="float">
            <text:p>237</text:p>
          </table:table-cell>
          <table:table-cell table:formula="of:=[.H546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0.322089408162256" calcext:value-type="float">
            <text:p>0.322089408162256</text:p>
          </table:table-cell>
          <table:table-cell office:value-type="float" office:value="352" calcext:value-type="float">
            <text:p>352</text:p>
          </table:table-cell>
          <table:table-cell table:formula="of:=[.D547]/[.$B$7]" office:value-type="percentage" office:value="0.493688639551192" calcext:value-type="percentage">
            <text:p>49.37%</text:p>
          </table:table-cell>
          <table:table-cell table:formula="of:=[.D547]*[.$B$8]" office:value-type="float" office:value="142.676016830295" calcext:value-type="float">
            <text:p>142.676016830295</text:p>
          </table:table-cell>
          <table:table-cell table:formula="of:=[.F547]/[.$B$6]" office:value-type="percentage" office:value="0.493688639551192" calcext:value-type="percentage">
            <text:p>49.37%</text:p>
          </table:table-cell>
          <table:table-cell table:formula="of:=SUM([.$B$196:.$B547])" office:value-type="float" office:value="237" calcext:value-type="float">
            <text:p>237</text:p>
          </table:table-cell>
          <table:table-cell table:formula="of:=[.H547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321837583614763" calcext:value-type="float">
            <text:p>0.321837583614763</text:p>
          </table:table-cell>
          <table:table-cell office:value-type="float" office:value="353" calcext:value-type="float">
            <text:p>353</text:p>
          </table:table-cell>
          <table:table-cell table:formula="of:=[.D548]/[.$B$7]" office:value-type="percentage" office:value="0.495091164095372" calcext:value-type="percentage">
            <text:p>49.51%</text:p>
          </table:table-cell>
          <table:table-cell table:formula="of:=[.D548]*[.$B$8]" office:value-type="float" office:value="143.081346423562" calcext:value-type="float">
            <text:p>143.081346423562</text:p>
          </table:table-cell>
          <table:table-cell table:formula="of:=[.F548]/[.$B$6]" office:value-type="percentage" office:value="0.495091164095372" calcext:value-type="percentage">
            <text:p>49.51%</text:p>
          </table:table-cell>
          <table:table-cell table:formula="of:=SUM([.$B$196:.$B548])" office:value-type="float" office:value="237" calcext:value-type="float">
            <text:p>237</text:p>
          </table:table-cell>
          <table:table-cell table:formula="of:=[.H548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0.317017374926425" calcext:value-type="float">
            <text:p>0.317017374926425</text:p>
          </table:table-cell>
          <table:table-cell office:value-type="float" office:value="354" calcext:value-type="float">
            <text:p>354</text:p>
          </table:table-cell>
          <table:table-cell table:formula="of:=[.D549]/[.$B$7]" office:value-type="percentage" office:value="0.496493688639551" calcext:value-type="percentage">
            <text:p>49.65%</text:p>
          </table:table-cell>
          <table:table-cell table:formula="of:=[.D549]*[.$B$8]" office:value-type="float" office:value="143.48667601683" calcext:value-type="float">
            <text:p>143.48667601683</text:p>
          </table:table-cell>
          <table:table-cell table:formula="of:=[.F549]/[.$B$6]" office:value-type="percentage" office:value="0.496493688639551" calcext:value-type="percentage">
            <text:p>49.65%</text:p>
          </table:table-cell>
          <table:table-cell table:formula="of:=SUM([.$B$196:.$B549])" office:value-type="float" office:value="237" calcext:value-type="float">
            <text:p>237</text:p>
          </table:table-cell>
          <table:table-cell table:formula="of:=[.H549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312704749028188" calcext:value-type="float">
            <text:p>0.312704749028188</text:p>
          </table:table-cell>
          <table:table-cell office:value-type="float" office:value="355" calcext:value-type="float">
            <text:p>355</text:p>
          </table:table-cell>
          <table:table-cell table:formula="of:=[.D550]/[.$B$7]" office:value-type="percentage" office:value="0.497896213183731" calcext:value-type="percentage">
            <text:p>49.79%</text:p>
          </table:table-cell>
          <table:table-cell table:formula="of:=[.D550]*[.$B$8]" office:value-type="float" office:value="143.892005610098" calcext:value-type="float">
            <text:p>143.892005610098</text:p>
          </table:table-cell>
          <table:table-cell table:formula="of:=[.F550]/[.$B$6]" office:value-type="percentage" office:value="0.497896213183731" calcext:value-type="percentage">
            <text:p>49.79%</text:p>
          </table:table-cell>
          <table:table-cell table:formula="of:=SUM([.$B$196:.$B550])" office:value-type="float" office:value="237" calcext:value-type="float">
            <text:p>237</text:p>
          </table:table-cell>
          <table:table-cell table:formula="of:=[.H550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0.312704749028188" calcext:value-type="float">
            <text:p>0.312704749028188</text:p>
          </table:table-cell>
          <table:table-cell office:value-type="float" office:value="356" calcext:value-type="float">
            <text:p>356</text:p>
          </table:table-cell>
          <table:table-cell table:formula="of:=[.D551]/[.$B$7]" office:value-type="percentage" office:value="0.49929873772791" calcext:value-type="percentage">
            <text:p>49.93%</text:p>
          </table:table-cell>
          <table:table-cell table:formula="of:=[.D551]*[.$B$8]" office:value-type="float" office:value="144.297335203366" calcext:value-type="float">
            <text:p>144.297335203366</text:p>
          </table:table-cell>
          <table:table-cell table:formula="of:=[.F551]/[.$B$6]" office:value-type="percentage" office:value="0.49929873772791" calcext:value-type="percentage">
            <text:p>49.93%</text:p>
          </table:table-cell>
          <table:table-cell table:formula="of:=SUM([.$B$196:.$B551])" office:value-type="float" office:value="237" calcext:value-type="float">
            <text:p>237</text:p>
          </table:table-cell>
          <table:table-cell table:formula="of:=[.H551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0.312704749028188" calcext:value-type="float">
            <text:p>0.312704749028188</text:p>
          </table:table-cell>
          <table:table-cell office:value-type="float" office:value="357" calcext:value-type="float">
            <text:p>357</text:p>
          </table:table-cell>
          <table:table-cell table:formula="of:=[.D552]/[.$B$7]" office:value-type="percentage" office:value="0.50070126227209" calcext:value-type="percentage">
            <text:p>50.07%</text:p>
          </table:table-cell>
          <table:table-cell table:formula="of:=[.D552]*[.$B$8]" office:value-type="float" office:value="144.702664796634" calcext:value-type="float">
            <text:p>144.702664796634</text:p>
          </table:table-cell>
          <table:table-cell table:formula="of:=[.F552]/[.$B$6]" office:value-type="percentage" office:value="0.50070126227209" calcext:value-type="percentage">
            <text:p>50.07%</text:p>
          </table:table-cell>
          <table:table-cell table:formula="of:=SUM([.$B$196:.$B552])" office:value-type="float" office:value="237" calcext:value-type="float">
            <text:p>237</text:p>
          </table:table-cell>
          <table:table-cell table:formula="of:=[.H552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311730265224429" calcext:value-type="float">
            <text:p>0.311730265224429</text:p>
          </table:table-cell>
          <table:table-cell office:value-type="float" office:value="358" calcext:value-type="float">
            <text:p>358</text:p>
          </table:table-cell>
          <table:table-cell table:formula="of:=[.D553]/[.$B$7]" office:value-type="percentage" office:value="0.502103786816269" calcext:value-type="percentage">
            <text:p>50.21%</text:p>
          </table:table-cell>
          <table:table-cell table:formula="of:=[.D553]*[.$B$8]" office:value-type="float" office:value="145.107994389902" calcext:value-type="float">
            <text:p>145.107994389902</text:p>
          </table:table-cell>
          <table:table-cell table:formula="of:=[.F553]/[.$B$6]" office:value-type="percentage" office:value="0.502103786816269" calcext:value-type="percentage">
            <text:p>50.21%</text:p>
          </table:table-cell>
          <table:table-cell table:formula="of:=SUM([.$B$196:.$B553])" office:value-type="float" office:value="237" calcext:value-type="float">
            <text:p>237</text:p>
          </table:table-cell>
          <table:table-cell table:formula="of:=[.H553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307713417891236" calcext:value-type="float">
            <text:p>0.307713417891236</text:p>
          </table:table-cell>
          <table:table-cell office:value-type="float" office:value="359" calcext:value-type="float">
            <text:p>359</text:p>
          </table:table-cell>
          <table:table-cell table:formula="of:=[.D554]/[.$B$7]" office:value-type="percentage" office:value="0.503506311360449" calcext:value-type="percentage">
            <text:p>50.35%</text:p>
          </table:table-cell>
          <table:table-cell table:formula="of:=[.D554]*[.$B$8]" office:value-type="float" office:value="145.51332398317" calcext:value-type="float">
            <text:p>145.51332398317</text:p>
          </table:table-cell>
          <table:table-cell table:formula="of:=[.F554]/[.$B$6]" office:value-type="percentage" office:value="0.503506311360449" calcext:value-type="percentage">
            <text:p>50.35%</text:p>
          </table:table-cell>
          <table:table-cell table:formula="of:=SUM([.$B$196:.$B554])" office:value-type="float" office:value="237" calcext:value-type="float">
            <text:p>237</text:p>
          </table:table-cell>
          <table:table-cell table:formula="of:=[.H554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0.307713417891236" calcext:value-type="float">
            <text:p>0.307713417891236</text:p>
          </table:table-cell>
          <table:table-cell office:value-type="float" office:value="360" calcext:value-type="float">
            <text:p>360</text:p>
          </table:table-cell>
          <table:table-cell table:formula="of:=[.D555]/[.$B$7]" office:value-type="percentage" office:value="0.504908835904628" calcext:value-type="percentage">
            <text:p>50.49%</text:p>
          </table:table-cell>
          <table:table-cell table:formula="of:=[.D555]*[.$B$8]" office:value-type="float" office:value="145.918653576438" calcext:value-type="float">
            <text:p>145.918653576438</text:p>
          </table:table-cell>
          <table:table-cell table:formula="of:=[.F555]/[.$B$6]" office:value-type="percentage" office:value="0.504908835904628" calcext:value-type="percentage">
            <text:p>50.49%</text:p>
          </table:table-cell>
          <table:table-cell table:formula="of:=SUM([.$B$196:.$B555])" office:value-type="float" office:value="237" calcext:value-type="float">
            <text:p>237</text:p>
          </table:table-cell>
          <table:table-cell table:formula="of:=[.H555]/[.$B$6]" office:value-type="percentage" office:value="0.820069204152249" calcext:value-type="percentage">
            <text:p>82.01%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307713417891236" calcext:value-type="float">
            <text:p>0.307713417891236</text:p>
          </table:table-cell>
          <table:table-cell office:value-type="float" office:value="361" calcext:value-type="float">
            <text:p>361</text:p>
          </table:table-cell>
          <table:table-cell table:formula="of:=[.D556]/[.$B$7]" office:value-type="percentage" office:value="0.506311360448808" calcext:value-type="percentage">
            <text:p>50.63%</text:p>
          </table:table-cell>
          <table:table-cell table:formula="of:=[.D556]*[.$B$8]" office:value-type="float" office:value="146.323983169706" calcext:value-type="float">
            <text:p>146.323983169706</text:p>
          </table:table-cell>
          <table:table-cell table:formula="of:=[.F556]/[.$B$6]" office:value-type="percentage" office:value="0.506311360448808" calcext:value-type="percentage">
            <text:p>50.63%</text:p>
          </table:table-cell>
          <table:table-cell table:formula="of:=SUM([.$B$196:.$B556])" office:value-type="float" office:value="238" calcext:value-type="float">
            <text:p>238</text:p>
          </table:table-cell>
          <table:table-cell table:formula="of:=[.H556]/[.$B$6]" office:value-type="percentage" office:value="0.823529411764706" calcext:value-type="percentage">
            <text:p>82.35%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0.30347112216923" calcext:value-type="float">
            <text:p>0.30347112216923</text:p>
          </table:table-cell>
          <table:table-cell office:value-type="float" office:value="362" calcext:value-type="float">
            <text:p>362</text:p>
          </table:table-cell>
          <table:table-cell table:formula="of:=[.D557]/[.$B$7]" office:value-type="percentage" office:value="0.507713884992987" calcext:value-type="percentage">
            <text:p>50.77%</text:p>
          </table:table-cell>
          <table:table-cell table:formula="of:=[.D557]*[.$B$8]" office:value-type="float" office:value="146.729312762973" calcext:value-type="float">
            <text:p>146.729312762973</text:p>
          </table:table-cell>
          <table:table-cell table:formula="of:=[.F557]/[.$B$6]" office:value-type="percentage" office:value="0.507713884992987" calcext:value-type="percentage">
            <text:p>50.77%</text:p>
          </table:table-cell>
          <table:table-cell table:formula="of:=SUM([.$B$196:.$B557])" office:value-type="float" office:value="238" calcext:value-type="float">
            <text:p>238</text:p>
          </table:table-cell>
          <table:table-cell table:formula="of:=[.H557]/[.$B$6]" office:value-type="percentage" office:value="0.823529411764706" calcext:value-type="percentage">
            <text:p>82.35%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.303227343124229" calcext:value-type="float">
            <text:p>0.303227343124229</text:p>
          </table:table-cell>
          <table:table-cell office:value-type="float" office:value="363" calcext:value-type="float">
            <text:p>363</text:p>
          </table:table-cell>
          <table:table-cell table:formula="of:=[.D558]/[.$B$7]" office:value-type="percentage" office:value="0.509116409537167" calcext:value-type="percentage">
            <text:p>50.91%</text:p>
          </table:table-cell>
          <table:table-cell table:formula="of:=[.D558]*[.$B$8]" office:value-type="float" office:value="147.134642356241" calcext:value-type="float">
            <text:p>147.134642356241</text:p>
          </table:table-cell>
          <table:table-cell table:formula="of:=[.F558]/[.$B$6]" office:value-type="percentage" office:value="0.509116409537167" calcext:value-type="percentage">
            <text:p>50.91%</text:p>
          </table:table-cell>
          <table:table-cell table:formula="of:=SUM([.$B$196:.$B558])" office:value-type="float" office:value="239" calcext:value-type="float">
            <text:p>239</text:p>
          </table:table-cell>
          <table:table-cell table:formula="of:=[.H558]/[.$B$6]" office:value-type="percentage" office:value="0.826989619377163" calcext:value-type="percentage">
            <text:p>82.70%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.303227343124229" calcext:value-type="float">
            <text:p>0.303227343124229</text:p>
          </table:table-cell>
          <table:table-cell office:value-type="float" office:value="364" calcext:value-type="float">
            <text:p>364</text:p>
          </table:table-cell>
          <table:table-cell table:formula="of:=[.D559]/[.$B$7]" office:value-type="percentage" office:value="0.510518934081346" calcext:value-type="percentage">
            <text:p>51.05%</text:p>
          </table:table-cell>
          <table:table-cell table:formula="of:=[.D559]*[.$B$8]" office:value-type="float" office:value="147.539971949509" calcext:value-type="float">
            <text:p>147.539971949509</text:p>
          </table:table-cell>
          <table:table-cell table:formula="of:=[.F559]/[.$B$6]" office:value-type="percentage" office:value="0.510518934081346" calcext:value-type="percentage">
            <text:p>51.05%</text:p>
          </table:table-cell>
          <table:table-cell table:formula="of:=SUM([.$B$196:.$B559])" office:value-type="float" office:value="240" calcext:value-type="float">
            <text:p>240</text:p>
          </table:table-cell>
          <table:table-cell table:formula="of:=[.H559]/[.$B$6]" office:value-type="percentage" office:value="0.830449826989619" calcext:value-type="percentage">
            <text:p>83.04%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0.302512747953751" calcext:value-type="float">
            <text:p>0.302512747953751</text:p>
          </table:table-cell>
          <table:table-cell office:value-type="float" office:value="365" calcext:value-type="float">
            <text:p>365</text:p>
          </table:table-cell>
          <table:table-cell table:formula="of:=[.D560]/[.$B$7]" office:value-type="percentage" office:value="0.511921458625526" calcext:value-type="percentage">
            <text:p>51.19%</text:p>
          </table:table-cell>
          <table:table-cell table:formula="of:=[.D560]*[.$B$8]" office:value-type="float" office:value="147.945301542777" calcext:value-type="float">
            <text:p>147.945301542777</text:p>
          </table:table-cell>
          <table:table-cell table:formula="of:=[.F560]/[.$B$6]" office:value-type="percentage" office:value="0.511921458625526" calcext:value-type="percentage">
            <text:p>51.19%</text:p>
          </table:table-cell>
          <table:table-cell table:formula="of:=SUM([.$B$196:.$B560])" office:value-type="float" office:value="240" calcext:value-type="float">
            <text:p>240</text:p>
          </table:table-cell>
          <table:table-cell table:formula="of:=[.H560]/[.$B$6]" office:value-type="percentage" office:value="0.830449826989619" calcext:value-type="percentage">
            <text:p>83.04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294393361148073" calcext:value-type="float">
            <text:p>0.294393361148073</text:p>
          </table:table-cell>
          <table:table-cell office:value-type="float" office:value="366" calcext:value-type="float">
            <text:p>366</text:p>
          </table:table-cell>
          <table:table-cell table:formula="of:=[.D561]/[.$B$7]" office:value-type="percentage" office:value="0.513323983169706" calcext:value-type="percentage">
            <text:p>51.33%</text:p>
          </table:table-cell>
          <table:table-cell table:formula="of:=[.D561]*[.$B$8]" office:value-type="float" office:value="148.350631136045" calcext:value-type="float">
            <text:p>148.350631136045</text:p>
          </table:table-cell>
          <table:table-cell table:formula="of:=[.F561]/[.$B$6]" office:value-type="percentage" office:value="0.513323983169706" calcext:value-type="percentage">
            <text:p>51.33%</text:p>
          </table:table-cell>
          <table:table-cell table:formula="of:=SUM([.$B$196:.$B561])" office:value-type="float" office:value="240" calcext:value-type="float">
            <text:p>240</text:p>
          </table:table-cell>
          <table:table-cell table:formula="of:=[.H561]/[.$B$6]" office:value-type="percentage" office:value="0.830449826989619" calcext:value-type="percentage">
            <text:p>83.04%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0.294393361148073" calcext:value-type="float">
            <text:p>0.294393361148073</text:p>
          </table:table-cell>
          <table:table-cell office:value-type="float" office:value="367" calcext:value-type="float">
            <text:p>367</text:p>
          </table:table-cell>
          <table:table-cell table:formula="of:=[.D562]/[.$B$7]" office:value-type="percentage" office:value="0.514726507713885" calcext:value-type="percentage">
            <text:p>51.47%</text:p>
          </table:table-cell>
          <table:table-cell table:formula="of:=[.D562]*[.$B$8]" office:value-type="float" office:value="148.755960729313" calcext:value-type="float">
            <text:p>148.755960729313</text:p>
          </table:table-cell>
          <table:table-cell table:formula="of:=[.F562]/[.$B$6]" office:value-type="percentage" office:value="0.514726507713885" calcext:value-type="percentage">
            <text:p>51.47%</text:p>
          </table:table-cell>
          <table:table-cell table:formula="of:=SUM([.$B$196:.$B562])" office:value-type="float" office:value="240" calcext:value-type="float">
            <text:p>240</text:p>
          </table:table-cell>
          <table:table-cell table:formula="of:=[.H562]/[.$B$6]" office:value-type="percentage" office:value="0.830449826989619" calcext:value-type="percentage">
            <text:p>83.04%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0.294393361148073" calcext:value-type="float">
            <text:p>0.294393361148073</text:p>
          </table:table-cell>
          <table:table-cell office:value-type="float" office:value="368" calcext:value-type="float">
            <text:p>368</text:p>
          </table:table-cell>
          <table:table-cell table:formula="of:=[.D563]/[.$B$7]" office:value-type="percentage" office:value="0.516129032258065" calcext:value-type="percentage">
            <text:p>51.61%</text:p>
          </table:table-cell>
          <table:table-cell table:formula="of:=[.D563]*[.$B$8]" office:value-type="float" office:value="149.161290322581" calcext:value-type="float">
            <text:p>149.161290322581</text:p>
          </table:table-cell>
          <table:table-cell table:formula="of:=[.F563]/[.$B$6]" office:value-type="percentage" office:value="0.516129032258065" calcext:value-type="percentage">
            <text:p>51.61%</text:p>
          </table:table-cell>
          <table:table-cell table:formula="of:=SUM([.$B$196:.$B563])" office:value-type="float" office:value="240" calcext:value-type="float">
            <text:p>240</text:p>
          </table:table-cell>
          <table:table-cell table:formula="of:=[.H563]/[.$B$6]" office:value-type="percentage" office:value="0.830449826989619" calcext:value-type="percentage">
            <text:p>83.04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.294153794697984" calcext:value-type="float">
            <text:p>0.294153794697984</text:p>
          </table:table-cell>
          <table:table-cell office:value-type="float" office:value="369" calcext:value-type="float">
            <text:p>369</text:p>
          </table:table-cell>
          <table:table-cell table:formula="of:=[.D564]/[.$B$7]" office:value-type="percentage" office:value="0.517531556802244" calcext:value-type="percentage">
            <text:p>51.75%</text:p>
          </table:table-cell>
          <table:table-cell table:formula="of:=[.D564]*[.$B$8]" office:value-type="float" office:value="149.566619915849" calcext:value-type="float">
            <text:p>149.566619915849</text:p>
          </table:table-cell>
          <table:table-cell table:formula="of:=[.F564]/[.$B$6]" office:value-type="percentage" office:value="0.517531556802244" calcext:value-type="percentage">
            <text:p>51.75%</text:p>
          </table:table-cell>
          <table:table-cell table:formula="of:=SUM([.$B$196:.$B564])" office:value-type="float" office:value="241" calcext:value-type="float">
            <text:p>241</text:p>
          </table:table-cell>
          <table:table-cell table:formula="of:=[.H564]/[.$B$6]" office:value-type="percentage" office:value="0.833910034602076" calcext:value-type="percentage">
            <text:p>83.39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294153794697984" calcext:value-type="float">
            <text:p>0.294153794697984</text:p>
          </table:table-cell>
          <table:table-cell office:value-type="float" office:value="370" calcext:value-type="float">
            <text:p>370</text:p>
          </table:table-cell>
          <table:table-cell table:formula="of:=[.D565]/[.$B$7]" office:value-type="percentage" office:value="0.518934081346424" calcext:value-type="percentage">
            <text:p>51.89%</text:p>
          </table:table-cell>
          <table:table-cell table:formula="of:=[.D565]*[.$B$8]" office:value-type="float" office:value="149.971949509116" calcext:value-type="float">
            <text:p>149.971949509116</text:p>
          </table:table-cell>
          <table:table-cell table:formula="of:=[.F565]/[.$B$6]" office:value-type="percentage" office:value="0.518934081346424" calcext:value-type="percentage">
            <text:p>51.89%</text:p>
          </table:table-cell>
          <table:table-cell table:formula="of:=SUM([.$B$196:.$B565])" office:value-type="float" office:value="242" calcext:value-type="float">
            <text:p>242</text:p>
          </table:table-cell>
          <table:table-cell table:formula="of:=[.H565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0.294153794697984" calcext:value-type="float">
            <text:p>0.294153794697984</text:p>
          </table:table-cell>
          <table:table-cell office:value-type="float" office:value="371" calcext:value-type="float">
            <text:p>371</text:p>
          </table:table-cell>
          <table:table-cell table:formula="of:=[.D566]/[.$B$7]" office:value-type="percentage" office:value="0.520336605890603" calcext:value-type="percentage">
            <text:p>52.03%</text:p>
          </table:table-cell>
          <table:table-cell table:formula="of:=[.D566]*[.$B$8]" office:value-type="float" office:value="150.377279102384" calcext:value-type="float">
            <text:p>150.377279102384</text:p>
          </table:table-cell>
          <table:table-cell table:formula="of:=[.F566]/[.$B$6]" office:value-type="percentage" office:value="0.520336605890603" calcext:value-type="percentage">
            <text:p>52.03%</text:p>
          </table:table-cell>
          <table:table-cell table:formula="of:=SUM([.$B$196:.$B566])" office:value-type="float" office:value="242" calcext:value-type="float">
            <text:p>242</text:p>
          </table:table-cell>
          <table:table-cell table:formula="of:=[.H566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290020124036998" calcext:value-type="float">
            <text:p>0.290020124036998</text:p>
          </table:table-cell>
          <table:table-cell office:value-type="float" office:value="372" calcext:value-type="float">
            <text:p>372</text:p>
          </table:table-cell>
          <table:table-cell table:formula="of:=[.D567]/[.$B$7]" office:value-type="percentage" office:value="0.521739130434783" calcext:value-type="percentage">
            <text:p>52.17%</text:p>
          </table:table-cell>
          <table:table-cell table:formula="of:=[.D567]*[.$B$8]" office:value-type="float" office:value="150.782608695652" calcext:value-type="float">
            <text:p>150.782608695652</text:p>
          </table:table-cell>
          <table:table-cell table:formula="of:=[.F567]/[.$B$6]" office:value-type="percentage" office:value="0.521739130434783" calcext:value-type="percentage">
            <text:p>52.17%</text:p>
          </table:table-cell>
          <table:table-cell table:formula="of:=SUM([.$B$196:.$B567])" office:value-type="float" office:value="242" calcext:value-type="float">
            <text:p>242</text:p>
          </table:table-cell>
          <table:table-cell table:formula="of:=[.H567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0.28957116821488" calcext:value-type="float">
            <text:p>0.28957116821488</text:p>
          </table:table-cell>
          <table:table-cell office:value-type="float" office:value="373" calcext:value-type="float">
            <text:p>373</text:p>
          </table:table-cell>
          <table:table-cell table:formula="of:=[.D568]/[.$B$7]" office:value-type="percentage" office:value="0.523141654978962" calcext:value-type="percentage">
            <text:p>52.31%</text:p>
          </table:table-cell>
          <table:table-cell table:formula="of:=[.D568]*[.$B$8]" office:value-type="float" office:value="151.18793828892" calcext:value-type="float">
            <text:p>151.18793828892</text:p>
          </table:table-cell>
          <table:table-cell table:formula="of:=[.F568]/[.$B$6]" office:value-type="percentage" office:value="0.523141654978962" calcext:value-type="percentage">
            <text:p>52.31%</text:p>
          </table:table-cell>
          <table:table-cell table:formula="of:=SUM([.$B$196:.$B568])" office:value-type="float" office:value="242" calcext:value-type="float">
            <text:p>242</text:p>
          </table:table-cell>
          <table:table-cell table:formula="of:=[.H568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0.28957116821488" calcext:value-type="float">
            <text:p>0.28957116821488</text:p>
          </table:table-cell>
          <table:table-cell office:value-type="float" office:value="374" calcext:value-type="float">
            <text:p>374</text:p>
          </table:table-cell>
          <table:table-cell table:formula="of:=[.D569]/[.$B$7]" office:value-type="percentage" office:value="0.524544179523142" calcext:value-type="percentage">
            <text:p>52.45%</text:p>
          </table:table-cell>
          <table:table-cell table:formula="of:=[.D569]*[.$B$8]" office:value-type="float" office:value="151.593267882188" calcext:value-type="float">
            <text:p>151.593267882188</text:p>
          </table:table-cell>
          <table:table-cell table:formula="of:=[.F569]/[.$B$6]" office:value-type="percentage" office:value="0.524544179523142" calcext:value-type="percentage">
            <text:p>52.45%</text:p>
          </table:table-cell>
          <table:table-cell table:formula="of:=SUM([.$B$196:.$B569])" office:value-type="float" office:value="242" calcext:value-type="float">
            <text:p>242</text:p>
          </table:table-cell>
          <table:table-cell table:formula="of:=[.H569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0.285475850424462" calcext:value-type="float">
            <text:p>0.285475850424462</text:p>
          </table:table-cell>
          <table:table-cell office:value-type="float" office:value="375" calcext:value-type="float">
            <text:p>375</text:p>
          </table:table-cell>
          <table:table-cell table:formula="of:=[.D570]/[.$B$7]" office:value-type="percentage" office:value="0.525946704067321" calcext:value-type="percentage">
            <text:p>52.59%</text:p>
          </table:table-cell>
          <table:table-cell table:formula="of:=[.D570]*[.$B$8]" office:value-type="float" office:value="151.998597475456" calcext:value-type="float">
            <text:p>151.998597475456</text:p>
          </table:table-cell>
          <table:table-cell table:formula="of:=[.F570]/[.$B$6]" office:value-type="percentage" office:value="0.525946704067321" calcext:value-type="percentage">
            <text:p>52.59%</text:p>
          </table:table-cell>
          <table:table-cell table:formula="of:=SUM([.$B$196:.$B570])" office:value-type="float" office:value="242" calcext:value-type="float">
            <text:p>242</text:p>
          </table:table-cell>
          <table:table-cell table:formula="of:=[.H570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0.285475850424462" calcext:value-type="float">
            <text:p>0.285475850424462</text:p>
          </table:table-cell>
          <table:table-cell office:value-type="float" office:value="376" calcext:value-type="float">
            <text:p>376</text:p>
          </table:table-cell>
          <table:table-cell table:formula="of:=[.D571]/[.$B$7]" office:value-type="percentage" office:value="0.527349228611501" calcext:value-type="percentage">
            <text:p>52.73%</text:p>
          </table:table-cell>
          <table:table-cell table:formula="of:=[.D571]*[.$B$8]" office:value-type="float" office:value="152.403927068724" calcext:value-type="float">
            <text:p>152.403927068724</text:p>
          </table:table-cell>
          <table:table-cell table:formula="of:=[.F571]/[.$B$6]" office:value-type="percentage" office:value="0.527349228611501" calcext:value-type="percentage">
            <text:p>52.73%</text:p>
          </table:table-cell>
          <table:table-cell table:formula="of:=SUM([.$B$196:.$B571])" office:value-type="float" office:value="242" calcext:value-type="float">
            <text:p>242</text:p>
          </table:table-cell>
          <table:table-cell table:formula="of:=[.H571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0.285475850424462" calcext:value-type="float">
            <text:p>0.285475850424462</text:p>
          </table:table-cell>
          <table:table-cell office:value-type="float" office:value="377" calcext:value-type="float">
            <text:p>377</text:p>
          </table:table-cell>
          <table:table-cell table:formula="of:=[.D572]/[.$B$7]" office:value-type="percentage" office:value="0.52875175315568" calcext:value-type="percentage">
            <text:p>52.88%</text:p>
          </table:table-cell>
          <table:table-cell table:formula="of:=[.D572]*[.$B$8]" office:value-type="float" office:value="152.809256661992" calcext:value-type="float">
            <text:p>152.809256661992</text:p>
          </table:table-cell>
          <table:table-cell table:formula="of:=[.F572]/[.$B$6]" office:value-type="percentage" office:value="0.52875175315568" calcext:value-type="percentage">
            <text:p>52.88%</text:p>
          </table:table-cell>
          <table:table-cell table:formula="of:=SUM([.$B$196:.$B572])" office:value-type="float" office:value="242" calcext:value-type="float">
            <text:p>242</text:p>
          </table:table-cell>
          <table:table-cell table:formula="of:=[.H572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0.285475850424462" calcext:value-type="float">
            <text:p>0.285475850424462</text:p>
          </table:table-cell>
          <table:table-cell office:value-type="float" office:value="378" calcext:value-type="float">
            <text:p>378</text:p>
          </table:table-cell>
          <table:table-cell table:formula="of:=[.D573]/[.$B$7]" office:value-type="percentage" office:value="0.53015427769986" calcext:value-type="percentage">
            <text:p>53.02%</text:p>
          </table:table-cell>
          <table:table-cell table:formula="of:=[.D573]*[.$B$8]" office:value-type="float" office:value="153.214586255259" calcext:value-type="float">
            <text:p>153.214586255259</text:p>
          </table:table-cell>
          <table:table-cell table:formula="of:=[.F573]/[.$B$6]" office:value-type="percentage" office:value="0.53015427769986" calcext:value-type="percentage">
            <text:p>53.02%</text:p>
          </table:table-cell>
          <table:table-cell table:formula="of:=SUM([.$B$196:.$B573])" office:value-type="float" office:value="242" calcext:value-type="float">
            <text:p>242</text:p>
          </table:table-cell>
          <table:table-cell table:formula="of:=[.H573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0.285240607186866" calcext:value-type="float">
            <text:p>0.285240607186866</text:p>
          </table:table-cell>
          <table:table-cell office:value-type="float" office:value="379" calcext:value-type="float">
            <text:p>379</text:p>
          </table:table-cell>
          <table:table-cell table:formula="of:=[.D574]/[.$B$7]" office:value-type="percentage" office:value="0.531556802244039" calcext:value-type="percentage">
            <text:p>53.16%</text:p>
          </table:table-cell>
          <table:table-cell table:formula="of:=[.D574]*[.$B$8]" office:value-type="float" office:value="153.619915848527" calcext:value-type="float">
            <text:p>153.619915848527</text:p>
          </table:table-cell>
          <table:table-cell table:formula="of:=[.F574]/[.$B$6]" office:value-type="percentage" office:value="0.531556802244039" calcext:value-type="percentage">
            <text:p>53.16%</text:p>
          </table:table-cell>
          <table:table-cell table:formula="of:=SUM([.$B$196:.$B574])" office:value-type="float" office:value="242" calcext:value-type="float">
            <text:p>242</text:p>
          </table:table-cell>
          <table:table-cell table:formula="of:=[.H574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0.285240607186866" calcext:value-type="float">
            <text:p>0.285240607186866</text:p>
          </table:table-cell>
          <table:table-cell office:value-type="float" office:value="380" calcext:value-type="float">
            <text:p>380</text:p>
          </table:table-cell>
          <table:table-cell table:formula="of:=[.D575]/[.$B$7]" office:value-type="percentage" office:value="0.532959326788219" calcext:value-type="percentage">
            <text:p>53.30%</text:p>
          </table:table-cell>
          <table:table-cell table:formula="of:=[.D575]*[.$B$8]" office:value-type="float" office:value="154.025245441795" calcext:value-type="float">
            <text:p>154.025245441795</text:p>
          </table:table-cell>
          <table:table-cell table:formula="of:=[.F575]/[.$B$6]" office:value-type="percentage" office:value="0.532959326788219" calcext:value-type="percentage">
            <text:p>53.30%</text:p>
          </table:table-cell>
          <table:table-cell table:formula="of:=SUM([.$B$196:.$B575])" office:value-type="float" office:value="242" calcext:value-type="float">
            <text:p>242</text:p>
          </table:table-cell>
          <table:table-cell table:formula="of:=[.H575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28496976174276" calcext:value-type="float">
            <text:p>0.28496976174276</text:p>
          </table:table-cell>
          <table:table-cell office:value-type="float" office:value="381" calcext:value-type="float">
            <text:p>381</text:p>
          </table:table-cell>
          <table:table-cell table:formula="of:=[.D576]/[.$B$7]" office:value-type="percentage" office:value="0.534361851332398" calcext:value-type="percentage">
            <text:p>53.44%</text:p>
          </table:table-cell>
          <table:table-cell table:formula="of:=[.D576]*[.$B$8]" office:value-type="float" office:value="154.430575035063" calcext:value-type="float">
            <text:p>154.430575035063</text:p>
          </table:table-cell>
          <table:table-cell table:formula="of:=[.F576]/[.$B$6]" office:value-type="percentage" office:value="0.534361851332398" calcext:value-type="percentage">
            <text:p>53.44%</text:p>
          </table:table-cell>
          <table:table-cell table:formula="of:=SUM([.$B$196:.$B576])" office:value-type="float" office:value="242" calcext:value-type="float">
            <text:p>242</text:p>
          </table:table-cell>
          <table:table-cell table:formula="of:=[.H576]/[.$B$6]" office:value-type="percentage" office:value="0.837370242214533" calcext:value-type="percentage">
            <text:p>83.74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284760379303099" calcext:value-type="float">
            <text:p>0.284760379303099</text:p>
          </table:table-cell>
          <table:table-cell office:value-type="float" office:value="382" calcext:value-type="float">
            <text:p>382</text:p>
          </table:table-cell>
          <table:table-cell table:formula="of:=[.D577]/[.$B$7]" office:value-type="percentage" office:value="0.535764375876578" calcext:value-type="percentage">
            <text:p>53.58%</text:p>
          </table:table-cell>
          <table:table-cell table:formula="of:=[.D577]*[.$B$8]" office:value-type="float" office:value="154.835904628331" calcext:value-type="float">
            <text:p>154.835904628331</text:p>
          </table:table-cell>
          <table:table-cell table:formula="of:=[.F577]/[.$B$6]" office:value-type="percentage" office:value="0.535764375876578" calcext:value-type="percentage">
            <text:p>53.58%</text:p>
          </table:table-cell>
          <table:table-cell table:formula="of:=SUM([.$B$196:.$B577])" office:value-type="float" office:value="243" calcext:value-type="float">
            <text:p>243</text:p>
          </table:table-cell>
          <table:table-cell table:formula="of:=[.H577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276722525869792" calcext:value-type="float">
            <text:p>0.276722525869792</text:p>
          </table:table-cell>
          <table:table-cell office:value-type="float" office:value="383" calcext:value-type="float">
            <text:p>383</text:p>
          </table:table-cell>
          <table:table-cell table:formula="of:=[.D578]/[.$B$7]" office:value-type="percentage" office:value="0.537166900420757" calcext:value-type="percentage">
            <text:p>53.72%</text:p>
          </table:table-cell>
          <table:table-cell table:formula="of:=[.D578]*[.$B$8]" office:value-type="float" office:value="155.241234221599" calcext:value-type="float">
            <text:p>155.241234221599</text:p>
          </table:table-cell>
          <table:table-cell table:formula="of:=[.F578]/[.$B$6]" office:value-type="percentage" office:value="0.537166900420757" calcext:value-type="percentage">
            <text:p>53.72%</text:p>
          </table:table-cell>
          <table:table-cell table:formula="of:=SUM([.$B$196:.$B578])" office:value-type="float" office:value="243" calcext:value-type="float">
            <text:p>243</text:p>
          </table:table-cell>
          <table:table-cell table:formula="of:=[.H578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0.272510410384286" calcext:value-type="float">
            <text:p>0.272510410384286</text:p>
          </table:table-cell>
          <table:table-cell office:value-type="float" office:value="384" calcext:value-type="float">
            <text:p>384</text:p>
          </table:table-cell>
          <table:table-cell table:formula="of:=[.D579]/[.$B$7]" office:value-type="percentage" office:value="0.538569424964937" calcext:value-type="percentage">
            <text:p>53.86%</text:p>
          </table:table-cell>
          <table:table-cell table:formula="of:=[.D579]*[.$B$8]" office:value-type="float" office:value="155.646563814867" calcext:value-type="float">
            <text:p>155.646563814867</text:p>
          </table:table-cell>
          <table:table-cell table:formula="of:=[.F579]/[.$B$6]" office:value-type="percentage" office:value="0.538569424964937" calcext:value-type="percentage">
            <text:p>53.86%</text:p>
          </table:table-cell>
          <table:table-cell table:formula="of:=SUM([.$B$196:.$B579])" office:value-type="float" office:value="243" calcext:value-type="float">
            <text:p>243</text:p>
          </table:table-cell>
          <table:table-cell table:formula="of:=[.H579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0.272078172592672" calcext:value-type="float">
            <text:p>0.272078172592672</text:p>
          </table:table-cell>
          <table:table-cell office:value-type="float" office:value="385" calcext:value-type="float">
            <text:p>385</text:p>
          </table:table-cell>
          <table:table-cell table:formula="of:=[.D580]/[.$B$7]" office:value-type="percentage" office:value="0.539971949509116" calcext:value-type="percentage">
            <text:p>54.00%</text:p>
          </table:table-cell>
          <table:table-cell table:formula="of:=[.D580]*[.$B$8]" office:value-type="float" office:value="156.051893408135" calcext:value-type="float">
            <text:p>156.051893408135</text:p>
          </table:table-cell>
          <table:table-cell table:formula="of:=[.F580]/[.$B$6]" office:value-type="percentage" office:value="0.539971949509116" calcext:value-type="percentage">
            <text:p>54.00%</text:p>
          </table:table-cell>
          <table:table-cell table:formula="of:=SUM([.$B$196:.$B580])" office:value-type="float" office:value="243" calcext:value-type="float">
            <text:p>243</text:p>
          </table:table-cell>
          <table:table-cell table:formula="of:=[.H580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268136877575224" calcext:value-type="float">
            <text:p>0.268136877575224</text:p>
          </table:table-cell>
          <table:table-cell office:value-type="float" office:value="386" calcext:value-type="float">
            <text:p>386</text:p>
          </table:table-cell>
          <table:table-cell table:formula="of:=[.D581]/[.$B$7]" office:value-type="percentage" office:value="0.541374474053296" calcext:value-type="percentage">
            <text:p>54.14%</text:p>
          </table:table-cell>
          <table:table-cell table:formula="of:=[.D581]*[.$B$8]" office:value-type="float" office:value="156.457223001403" calcext:value-type="float">
            <text:p>156.457223001403</text:p>
          </table:table-cell>
          <table:table-cell table:formula="of:=[.F581]/[.$B$6]" office:value-type="percentage" office:value="0.541374474053296" calcext:value-type="percentage">
            <text:p>54.14%</text:p>
          </table:table-cell>
          <table:table-cell table:formula="of:=SUM([.$B$196:.$B581])" office:value-type="float" office:value="243" calcext:value-type="float">
            <text:p>243</text:p>
          </table:table-cell>
          <table:table-cell table:formula="of:=[.H581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268136877575224" calcext:value-type="float">
            <text:p>0.268136877575224</text:p>
          </table:table-cell>
          <table:table-cell office:value-type="float" office:value="387" calcext:value-type="float">
            <text:p>387</text:p>
          </table:table-cell>
          <table:table-cell table:formula="of:=[.D582]/[.$B$7]" office:value-type="percentage" office:value="0.542776998597475" calcext:value-type="percentage">
            <text:p>54.28%</text:p>
          </table:table-cell>
          <table:table-cell table:formula="of:=[.D582]*[.$B$8]" office:value-type="float" office:value="156.86255259467" calcext:value-type="float">
            <text:p>156.86255259467</text:p>
          </table:table-cell>
          <table:table-cell table:formula="of:=[.F582]/[.$B$6]" office:value-type="percentage" office:value="0.542776998597475" calcext:value-type="percentage">
            <text:p>54.28%</text:p>
          </table:table-cell>
          <table:table-cell table:formula="of:=SUM([.$B$196:.$B582])" office:value-type="float" office:value="243" calcext:value-type="float">
            <text:p>243</text:p>
          </table:table-cell>
          <table:table-cell table:formula="of:=[.H582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268136877575224" calcext:value-type="float">
            <text:p>0.268136877575224</text:p>
          </table:table-cell>
          <table:table-cell office:value-type="float" office:value="388" calcext:value-type="float">
            <text:p>388</text:p>
          </table:table-cell>
          <table:table-cell table:formula="of:=[.D583]/[.$B$7]" office:value-type="percentage" office:value="0.544179523141655" calcext:value-type="percentage">
            <text:p>54.42%</text:p>
          </table:table-cell>
          <table:table-cell table:formula="of:=[.D583]*[.$B$8]" office:value-type="float" office:value="157.267882187938" calcext:value-type="float">
            <text:p>157.267882187938</text:p>
          </table:table-cell>
          <table:table-cell table:formula="of:=[.F583]/[.$B$6]" office:value-type="percentage" office:value="0.544179523141655" calcext:value-type="percentage">
            <text:p>54.42%</text:p>
          </table:table-cell>
          <table:table-cell table:formula="of:=SUM([.$B$196:.$B583])" office:value-type="float" office:value="243" calcext:value-type="float">
            <text:p>243</text:p>
          </table:table-cell>
          <table:table-cell table:formula="of:=[.H583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0.268136877575224" calcext:value-type="float">
            <text:p>0.268136877575224</text:p>
          </table:table-cell>
          <table:table-cell office:value-type="float" office:value="389" calcext:value-type="float">
            <text:p>389</text:p>
          </table:table-cell>
          <table:table-cell table:formula="of:=[.D584]/[.$B$7]" office:value-type="percentage" office:value="0.545582047685835" calcext:value-type="percentage">
            <text:p>54.56%</text:p>
          </table:table-cell>
          <table:table-cell table:formula="of:=[.D584]*[.$B$8]" office:value-type="float" office:value="157.673211781206" calcext:value-type="float">
            <text:p>157.673211781206</text:p>
          </table:table-cell>
          <table:table-cell table:formula="of:=[.F584]/[.$B$6]" office:value-type="percentage" office:value="0.545582047685835" calcext:value-type="percentage">
            <text:p>54.56%</text:p>
          </table:table-cell>
          <table:table-cell table:formula="of:=SUM([.$B$196:.$B584])" office:value-type="float" office:value="243" calcext:value-type="float">
            <text:p>243</text:p>
          </table:table-cell>
          <table:table-cell table:formula="of:=[.H584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0.267910565051103" calcext:value-type="float">
            <text:p>0.267910565051103</text:p>
          </table:table-cell>
          <table:table-cell office:value-type="float" office:value="390" calcext:value-type="float">
            <text:p>390</text:p>
          </table:table-cell>
          <table:table-cell table:formula="of:=[.D585]/[.$B$7]" office:value-type="percentage" office:value="0.546984572230014" calcext:value-type="percentage">
            <text:p>54.70%</text:p>
          </table:table-cell>
          <table:table-cell table:formula="of:=[.D585]*[.$B$8]" office:value-type="float" office:value="158.078541374474" calcext:value-type="float">
            <text:p>158.078541374474</text:p>
          </table:table-cell>
          <table:table-cell table:formula="of:=[.F585]/[.$B$6]" office:value-type="percentage" office:value="0.546984572230014" calcext:value-type="percentage">
            <text:p>54.70%</text:p>
          </table:table-cell>
          <table:table-cell table:formula="of:=SUM([.$B$196:.$B585])" office:value-type="float" office:value="243" calcext:value-type="float">
            <text:p>243</text:p>
          </table:table-cell>
          <table:table-cell table:formula="of:=[.H585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0.263783662013571" calcext:value-type="float">
            <text:p>0.263783662013571</text:p>
          </table:table-cell>
          <table:table-cell office:value-type="float" office:value="391" calcext:value-type="float">
            <text:p>391</text:p>
          </table:table-cell>
          <table:table-cell table:formula="of:=[.D586]/[.$B$7]" office:value-type="percentage" office:value="0.548387096774194" calcext:value-type="percentage">
            <text:p>54.84%</text:p>
          </table:table-cell>
          <table:table-cell table:formula="of:=[.D586]*[.$B$8]" office:value-type="float" office:value="158.483870967742" calcext:value-type="float">
            <text:p>158.483870967742</text:p>
          </table:table-cell>
          <table:table-cell table:formula="of:=[.F586]/[.$B$6]" office:value-type="percentage" office:value="0.548387096774194" calcext:value-type="percentage">
            <text:p>54.84%</text:p>
          </table:table-cell>
          <table:table-cell table:formula="of:=SUM([.$B$196:.$B586])" office:value-type="float" office:value="243" calcext:value-type="float">
            <text:p>243</text:p>
          </table:table-cell>
          <table:table-cell table:formula="of:=[.H586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263584107774583" calcext:value-type="float">
            <text:p>0.263584107774583</text:p>
          </table:table-cell>
          <table:table-cell office:value-type="float" office:value="392" calcext:value-type="float">
            <text:p>392</text:p>
          </table:table-cell>
          <table:table-cell table:formula="of:=[.D587]/[.$B$7]" office:value-type="percentage" office:value="0.549789621318373" calcext:value-type="percentage">
            <text:p>54.98%</text:p>
          </table:table-cell>
          <table:table-cell table:formula="of:=[.D587]*[.$B$8]" office:value-type="float" office:value="158.88920056101" calcext:value-type="float">
            <text:p>158.88920056101</text:p>
          </table:table-cell>
          <table:table-cell table:formula="of:=[.F587]/[.$B$6]" office:value-type="percentage" office:value="0.549789621318373" calcext:value-type="percentage">
            <text:p>54.98%</text:p>
          </table:table-cell>
          <table:table-cell table:formula="of:=SUM([.$B$196:.$B587])" office:value-type="float" office:value="243" calcext:value-type="float">
            <text:p>243</text:p>
          </table:table-cell>
          <table:table-cell table:formula="of:=[.H587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0.263584107774583" calcext:value-type="float">
            <text:p>0.263584107774583</text:p>
          </table:table-cell>
          <table:table-cell office:value-type="float" office:value="393" calcext:value-type="float">
            <text:p>393</text:p>
          </table:table-cell>
          <table:table-cell table:formula="of:=[.D588]/[.$B$7]" office:value-type="percentage" office:value="0.551192145862553" calcext:value-type="percentage">
            <text:p>55.12%</text:p>
          </table:table-cell>
          <table:table-cell table:formula="of:=[.D588]*[.$B$8]" office:value-type="float" office:value="159.294530154278" calcext:value-type="float">
            <text:p>159.294530154278</text:p>
          </table:table-cell>
          <table:table-cell table:formula="of:=[.F588]/[.$B$6]" office:value-type="percentage" office:value="0.551192145862553" calcext:value-type="percentage">
            <text:p>55.12%</text:p>
          </table:table-cell>
          <table:table-cell table:formula="of:=SUM([.$B$196:.$B588])" office:value-type="float" office:value="243" calcext:value-type="float">
            <text:p>243</text:p>
          </table:table-cell>
          <table:table-cell table:formula="of:=[.H588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0.259721954819237" calcext:value-type="float">
            <text:p>0.259721954819237</text:p>
          </table:table-cell>
          <table:table-cell office:value-type="float" office:value="394" calcext:value-type="float">
            <text:p>394</text:p>
          </table:table-cell>
          <table:table-cell table:formula="of:=[.D589]/[.$B$7]" office:value-type="percentage" office:value="0.552594670406732" calcext:value-type="percentage">
            <text:p>55.26%</text:p>
          </table:table-cell>
          <table:table-cell table:formula="of:=[.D589]*[.$B$8]" office:value-type="float" office:value="159.699859747546" calcext:value-type="float">
            <text:p>159.699859747546</text:p>
          </table:table-cell>
          <table:table-cell table:formula="of:=[.F589]/[.$B$6]" office:value-type="percentage" office:value="0.552594670406732" calcext:value-type="percentage">
            <text:p>55.26%</text:p>
          </table:table-cell>
          <table:table-cell table:formula="of:=SUM([.$B$196:.$B589])" office:value-type="float" office:value="243" calcext:value-type="float">
            <text:p>243</text:p>
          </table:table-cell>
          <table:table-cell table:formula="of:=[.H589]/[.$B$6]" office:value-type="percentage" office:value="0.84083044982699" calcext:value-type="percentage">
            <text:p>84.08%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.259721954819237" calcext:value-type="float">
            <text:p>0.259721954819237</text:p>
          </table:table-cell>
          <table:table-cell office:value-type="float" office:value="395" calcext:value-type="float">
            <text:p>395</text:p>
          </table:table-cell>
          <table:table-cell table:formula="of:=[.D590]/[.$B$7]" office:value-type="percentage" office:value="0.553997194950912" calcext:value-type="percentage">
            <text:p>55.40%</text:p>
          </table:table-cell>
          <table:table-cell table:formula="of:=[.D590]*[.$B$8]" office:value-type="float" office:value="160.105189340813" calcext:value-type="float">
            <text:p>160.105189340813</text:p>
          </table:table-cell>
          <table:table-cell table:formula="of:=[.F590]/[.$B$6]" office:value-type="percentage" office:value="0.553997194950912" calcext:value-type="percentage">
            <text:p>55.40%</text:p>
          </table:table-cell>
          <table:table-cell table:formula="of:=SUM([.$B$196:.$B590])" office:value-type="float" office:value="244" calcext:value-type="float">
            <text:p>244</text:p>
          </table:table-cell>
          <table:table-cell table:formula="of:=[.H590]/[.$B$6]" office:value-type="percentage" office:value="0.844290657439446" calcext:value-type="percentage">
            <text:p>84.43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0.255262230280915" calcext:value-type="float">
            <text:p>0.255262230280915</text:p>
          </table:table-cell>
          <table:table-cell office:value-type="float" office:value="396" calcext:value-type="float">
            <text:p>396</text:p>
          </table:table-cell>
          <table:table-cell table:formula="of:=[.D591]/[.$B$7]" office:value-type="percentage" office:value="0.555399719495091" calcext:value-type="percentage">
            <text:p>55.54%</text:p>
          </table:table-cell>
          <table:table-cell table:formula="of:=[.D591]*[.$B$8]" office:value-type="float" office:value="160.510518934081" calcext:value-type="float">
            <text:p>160.510518934081</text:p>
          </table:table-cell>
          <table:table-cell table:formula="of:=[.F591]/[.$B$6]" office:value-type="percentage" office:value="0.555399719495091" calcext:value-type="percentage">
            <text:p>55.54%</text:p>
          </table:table-cell>
          <table:table-cell table:formula="of:=SUM([.$B$196:.$B591])" office:value-type="float" office:value="244" calcext:value-type="float">
            <text:p>244</text:p>
          </table:table-cell>
          <table:table-cell table:formula="of:=[.H591]/[.$B$6]" office:value-type="percentage" office:value="0.844290657439446" calcext:value-type="percentage">
            <text:p>84.43%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0.255262230280915" calcext:value-type="float">
            <text:p>0.255262230280915</text:p>
          </table:table-cell>
          <table:table-cell office:value-type="float" office:value="397" calcext:value-type="float">
            <text:p>397</text:p>
          </table:table-cell>
          <table:table-cell table:formula="of:=[.D592]/[.$B$7]" office:value-type="percentage" office:value="0.556802244039271" calcext:value-type="percentage">
            <text:p>55.68%</text:p>
          </table:table-cell>
          <table:table-cell table:formula="of:=[.D592]*[.$B$8]" office:value-type="float" office:value="160.915848527349" calcext:value-type="float">
            <text:p>160.915848527349</text:p>
          </table:table-cell>
          <table:table-cell table:formula="of:=[.F592]/[.$B$6]" office:value-type="percentage" office:value="0.556802244039271" calcext:value-type="percentage">
            <text:p>55.68%</text:p>
          </table:table-cell>
          <table:table-cell table:formula="of:=SUM([.$B$196:.$B592])" office:value-type="float" office:value="244" calcext:value-type="float">
            <text:p>244</text:p>
          </table:table-cell>
          <table:table-cell table:formula="of:=[.H592]/[.$B$6]" office:value-type="percentage" office:value="0.844290657439446" calcext:value-type="percentage">
            <text:p>84.43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25148037304781" calcext:value-type="float">
            <text:p>0.25148037304781</text:p>
          </table:table-cell>
          <table:table-cell office:value-type="float" office:value="398" calcext:value-type="float">
            <text:p>398</text:p>
          </table:table-cell>
          <table:table-cell table:formula="of:=[.D593]/[.$B$7]" office:value-type="percentage" office:value="0.55820476858345" calcext:value-type="percentage">
            <text:p>55.82%</text:p>
          </table:table-cell>
          <table:table-cell table:formula="of:=[.D593]*[.$B$8]" office:value-type="float" office:value="161.321178120617" calcext:value-type="float">
            <text:p>161.321178120617</text:p>
          </table:table-cell>
          <table:table-cell table:formula="of:=[.F593]/[.$B$6]" office:value-type="percentage" office:value="0.55820476858345" calcext:value-type="percentage">
            <text:p>55.82%</text:p>
          </table:table-cell>
          <table:table-cell table:formula="of:=SUM([.$B$196:.$B593])" office:value-type="float" office:value="244" calcext:value-type="float">
            <text:p>244</text:p>
          </table:table-cell>
          <table:table-cell table:formula="of:=[.H593]/[.$B$6]" office:value-type="percentage" office:value="0.844290657439446" calcext:value-type="percentage">
            <text:p>84.43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.246485787563238" calcext:value-type="float">
            <text:p>0.246485787563238</text:p>
          </table:table-cell>
          <table:table-cell office:value-type="float" office:value="399" calcext:value-type="float">
            <text:p>399</text:p>
          </table:table-cell>
          <table:table-cell table:formula="of:=[.D594]/[.$B$7]" office:value-type="percentage" office:value="0.55960729312763" calcext:value-type="percentage">
            <text:p>55.96%</text:p>
          </table:table-cell>
          <table:table-cell table:formula="of:=[.D594]*[.$B$8]" office:value-type="float" office:value="161.726507713885" calcext:value-type="float">
            <text:p>161.726507713885</text:p>
          </table:table-cell>
          <table:table-cell table:formula="of:=[.F594]/[.$B$6]" office:value-type="percentage" office:value="0.55960729312763" calcext:value-type="percentage">
            <text:p>55.96%</text:p>
          </table:table-cell>
          <table:table-cell table:formula="of:=SUM([.$B$196:.$B594])" office:value-type="float" office:value="245" calcext:value-type="float">
            <text:p>245</text:p>
          </table:table-cell>
          <table:table-cell table:formula="of:=[.H594]/[.$B$6]" office:value-type="percentage" office:value="0.847750865051903" calcext:value-type="percentage">
            <text:p>84.7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24341432271016" calcext:value-type="float">
            <text:p>0.24341432271016</text:p>
          </table:table-cell>
          <table:table-cell office:value-type="float" office:value="400" calcext:value-type="float">
            <text:p>400</text:p>
          </table:table-cell>
          <table:table-cell table:formula="of:=[.D595]/[.$B$7]" office:value-type="percentage" office:value="0.561009817671809" calcext:value-type="percentage">
            <text:p>56.10%</text:p>
          </table:table-cell>
          <table:table-cell table:formula="of:=[.D595]*[.$B$8]" office:value-type="float" office:value="162.131837307153" calcext:value-type="float">
            <text:p>162.131837307153</text:p>
          </table:table-cell>
          <table:table-cell table:formula="of:=[.F595]/[.$B$6]" office:value-type="percentage" office:value="0.561009817671809" calcext:value-type="percentage">
            <text:p>56.10%</text:p>
          </table:table-cell>
          <table:table-cell table:formula="of:=SUM([.$B$196:.$B595])" office:value-type="float" office:value="245" calcext:value-type="float">
            <text:p>245</text:p>
          </table:table-cell>
          <table:table-cell table:formula="of:=[.H595]/[.$B$6]" office:value-type="percentage" office:value="0.847750865051903" calcext:value-type="percentage">
            <text:p>84.78%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0.239541293797654" calcext:value-type="float">
            <text:p>0.239541293797654</text:p>
          </table:table-cell>
          <table:table-cell office:value-type="float" office:value="401" calcext:value-type="float">
            <text:p>401</text:p>
          </table:table-cell>
          <table:table-cell table:formula="of:=[.D596]/[.$B$7]" office:value-type="percentage" office:value="0.562412342215989" calcext:value-type="percentage">
            <text:p>56.24%</text:p>
          </table:table-cell>
          <table:table-cell table:formula="of:=[.D596]*[.$B$8]" office:value-type="float" office:value="162.537166900421" calcext:value-type="float">
            <text:p>162.537166900421</text:p>
          </table:table-cell>
          <table:table-cell table:formula="of:=[.F596]/[.$B$6]" office:value-type="percentage" office:value="0.562412342215989" calcext:value-type="percentage">
            <text:p>56.24%</text:p>
          </table:table-cell>
          <table:table-cell table:formula="of:=SUM([.$B$196:.$B596])" office:value-type="float" office:value="245" calcext:value-type="float">
            <text:p>245</text:p>
          </table:table-cell>
          <table:table-cell table:formula="of:=[.H596]/[.$B$6]" office:value-type="percentage" office:value="0.847750865051903" calcext:value-type="percentage">
            <text:p>84.78%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0.239541293797654" calcext:value-type="float">
            <text:p>0.239541293797654</text:p>
          </table:table-cell>
          <table:table-cell office:value-type="float" office:value="402" calcext:value-type="float">
            <text:p>402</text:p>
          </table:table-cell>
          <table:table-cell table:formula="of:=[.D597]/[.$B$7]" office:value-type="percentage" office:value="0.563814866760168" calcext:value-type="percentage">
            <text:p>56.38%</text:p>
          </table:table-cell>
          <table:table-cell table:formula="of:=[.D597]*[.$B$8]" office:value-type="float" office:value="162.942496493689" calcext:value-type="float">
            <text:p>162.942496493689</text:p>
          </table:table-cell>
          <table:table-cell table:formula="of:=[.F597]/[.$B$6]" office:value-type="percentage" office:value="0.563814866760168" calcext:value-type="percentage">
            <text:p>56.38%</text:p>
          </table:table-cell>
          <table:table-cell table:formula="of:=SUM([.$B$196:.$B597])" office:value-type="float" office:value="245" calcext:value-type="float">
            <text:p>245</text:p>
          </table:table-cell>
          <table:table-cell table:formula="of:=[.H597]/[.$B$6]" office:value-type="percentage" office:value="0.847750865051903" calcext:value-type="percentage">
            <text:p>84.78%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0.239144159253324" calcext:value-type="float">
            <text:p>0.239144159253324</text:p>
          </table:table-cell>
          <table:table-cell office:value-type="float" office:value="403" calcext:value-type="float">
            <text:p>403</text:p>
          </table:table-cell>
          <table:table-cell table:formula="of:=[.D598]/[.$B$7]" office:value-type="percentage" office:value="0.565217391304348" calcext:value-type="percentage">
            <text:p>56.52%</text:p>
          </table:table-cell>
          <table:table-cell table:formula="of:=[.D598]*[.$B$8]" office:value-type="float" office:value="163.347826086957" calcext:value-type="float">
            <text:p>163.347826086957</text:p>
          </table:table-cell>
          <table:table-cell table:formula="of:=[.F598]/[.$B$6]" office:value-type="percentage" office:value="0.565217391304348" calcext:value-type="percentage">
            <text:p>56.52%</text:p>
          </table:table-cell>
          <table:table-cell table:formula="of:=SUM([.$B$196:.$B598])" office:value-type="float" office:value="245" calcext:value-type="float">
            <text:p>245</text:p>
          </table:table-cell>
          <table:table-cell table:formula="of:=[.H598]/[.$B$6]" office:value-type="percentage" office:value="0.847750865051903" calcext:value-type="percentage">
            <text:p>84.78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35525579785435" calcext:value-type="float">
            <text:p>0.235525579785435</text:p>
          </table:table-cell>
          <table:table-cell office:value-type="float" office:value="404" calcext:value-type="float">
            <text:p>404</text:p>
          </table:table-cell>
          <table:table-cell table:formula="of:=[.D599]/[.$B$7]" office:value-type="percentage" office:value="0.566619915848527" calcext:value-type="percentage">
            <text:p>56.66%</text:p>
          </table:table-cell>
          <table:table-cell table:formula="of:=[.D599]*[.$B$8]" office:value-type="float" office:value="163.753155680224" calcext:value-type="float">
            <text:p>163.753155680224</text:p>
          </table:table-cell>
          <table:table-cell table:formula="of:=[.F599]/[.$B$6]" office:value-type="percentage" office:value="0.566619915848527" calcext:value-type="percentage">
            <text:p>56.66%</text:p>
          </table:table-cell>
          <table:table-cell table:formula="of:=SUM([.$B$196:.$B599])" office:value-type="float" office:value="246" calcext:value-type="float">
            <text:p>246</text:p>
          </table:table-cell>
          <table:table-cell table:formula="of:=[.H599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0.235525579785435" calcext:value-type="float">
            <text:p>0.235525579785435</text:p>
          </table:table-cell>
          <table:table-cell office:value-type="float" office:value="405" calcext:value-type="float">
            <text:p>405</text:p>
          </table:table-cell>
          <table:table-cell table:formula="of:=[.D600]/[.$B$7]" office:value-type="percentage" office:value="0.568022440392707" calcext:value-type="percentage">
            <text:p>56.80%</text:p>
          </table:table-cell>
          <table:table-cell table:formula="of:=[.D600]*[.$B$8]" office:value-type="float" office:value="164.158485273492" calcext:value-type="float">
            <text:p>164.158485273492</text:p>
          </table:table-cell>
          <table:table-cell table:formula="of:=[.F600]/[.$B$6]" office:value-type="percentage" office:value="0.568022440392707" calcext:value-type="percentage">
            <text:p>56.80%</text:p>
          </table:table-cell>
          <table:table-cell table:formula="of:=SUM([.$B$196:.$B600])" office:value-type="float" office:value="246" calcext:value-type="float">
            <text:p>246</text:p>
          </table:table-cell>
          <table:table-cell table:formula="of:=[.H600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0.235525579785435" calcext:value-type="float">
            <text:p>0.235525579785435</text:p>
          </table:table-cell>
          <table:table-cell office:value-type="float" office:value="406" calcext:value-type="float">
            <text:p>406</text:p>
          </table:table-cell>
          <table:table-cell table:formula="of:=[.D601]/[.$B$7]" office:value-type="percentage" office:value="0.569424964936886" calcext:value-type="percentage">
            <text:p>56.94%</text:p>
          </table:table-cell>
          <table:table-cell table:formula="of:=[.D601]*[.$B$8]" office:value-type="float" office:value="164.56381486676" calcext:value-type="float">
            <text:p>164.56381486676</text:p>
          </table:table-cell>
          <table:table-cell table:formula="of:=[.F601]/[.$B$6]" office:value-type="percentage" office:value="0.569424964936886" calcext:value-type="percentage">
            <text:p>56.94%</text:p>
          </table:table-cell>
          <table:table-cell table:formula="of:=SUM([.$B$196:.$B601])" office:value-type="float" office:value="246" calcext:value-type="float">
            <text:p>246</text:p>
          </table:table-cell>
          <table:table-cell table:formula="of:=[.H601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231351489260811" calcext:value-type="float">
            <text:p>0.231351489260811</text:p>
          </table:table-cell>
          <table:table-cell office:value-type="float" office:value="407" calcext:value-type="float">
            <text:p>407</text:p>
          </table:table-cell>
          <table:table-cell table:formula="of:=[.D602]/[.$B$7]" office:value-type="percentage" office:value="0.570827489481066" calcext:value-type="percentage">
            <text:p>57.08%</text:p>
          </table:table-cell>
          <table:table-cell table:formula="of:=[.D602]*[.$B$8]" office:value-type="float" office:value="164.969144460028" calcext:value-type="float">
            <text:p>164.969144460028</text:p>
          </table:table-cell>
          <table:table-cell table:formula="of:=[.F602]/[.$B$6]" office:value-type="percentage" office:value="0.570827489481066" calcext:value-type="percentage">
            <text:p>57.08%</text:p>
          </table:table-cell>
          <table:table-cell table:formula="of:=SUM([.$B$196:.$B602])" office:value-type="float" office:value="246" calcext:value-type="float">
            <text:p>246</text:p>
          </table:table-cell>
          <table:table-cell table:formula="of:=[.H602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0.231351489260811" calcext:value-type="float">
            <text:p>0.231351489260811</text:p>
          </table:table-cell>
          <table:table-cell office:value-type="float" office:value="408" calcext:value-type="float">
            <text:p>408</text:p>
          </table:table-cell>
          <table:table-cell table:formula="of:=[.D603]/[.$B$7]" office:value-type="percentage" office:value="0.572230014025245" calcext:value-type="percentage">
            <text:p>57.22%</text:p>
          </table:table-cell>
          <table:table-cell table:formula="of:=[.D603]*[.$B$8]" office:value-type="float" office:value="165.374474053296" calcext:value-type="float">
            <text:p>165.374474053296</text:p>
          </table:table-cell>
          <table:table-cell table:formula="of:=[.F603]/[.$B$6]" office:value-type="percentage" office:value="0.572230014025245" calcext:value-type="percentage">
            <text:p>57.22%</text:p>
          </table:table-cell>
          <table:table-cell table:formula="of:=SUM([.$B$196:.$B603])" office:value-type="float" office:value="246" calcext:value-type="float">
            <text:p>246</text:p>
          </table:table-cell>
          <table:table-cell table:formula="of:=[.H603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27815517830591" calcext:value-type="float">
            <text:p>0.227815517830591</text:p>
          </table:table-cell>
          <table:table-cell office:value-type="float" office:value="409" calcext:value-type="float">
            <text:p>409</text:p>
          </table:table-cell>
          <table:table-cell table:formula="of:=[.D604]/[.$B$7]" office:value-type="percentage" office:value="0.573632538569425" calcext:value-type="percentage">
            <text:p>57.36%</text:p>
          </table:table-cell>
          <table:table-cell table:formula="of:=[.D604]*[.$B$8]" office:value-type="float" office:value="165.779803646564" calcext:value-type="float">
            <text:p>165.779803646564</text:p>
          </table:table-cell>
          <table:table-cell table:formula="of:=[.F604]/[.$B$6]" office:value-type="percentage" office:value="0.573632538569425" calcext:value-type="percentage">
            <text:p>57.36%</text:p>
          </table:table-cell>
          <table:table-cell table:formula="of:=SUM([.$B$196:.$B604])" office:value-type="float" office:value="246" calcext:value-type="float">
            <text:p>246</text:p>
          </table:table-cell>
          <table:table-cell table:formula="of:=[.H604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0.227815517830591" calcext:value-type="float">
            <text:p>0.227815517830591</text:p>
          </table:table-cell>
          <table:table-cell office:value-type="float" office:value="410" calcext:value-type="float">
            <text:p>410</text:p>
          </table:table-cell>
          <table:table-cell table:formula="of:=[.D605]/[.$B$7]" office:value-type="percentage" office:value="0.575035063113605" calcext:value-type="percentage">
            <text:p>57.50%</text:p>
          </table:table-cell>
          <table:table-cell table:formula="of:=[.D605]*[.$B$8]" office:value-type="float" office:value="166.185133239832" calcext:value-type="float">
            <text:p>166.185133239832</text:p>
          </table:table-cell>
          <table:table-cell table:formula="of:=[.F605]/[.$B$6]" office:value-type="percentage" office:value="0.575035063113605" calcext:value-type="percentage">
            <text:p>57.50%</text:p>
          </table:table-cell>
          <table:table-cell table:formula="of:=SUM([.$B$196:.$B605])" office:value-type="float" office:value="246" calcext:value-type="float">
            <text:p>246</text:p>
          </table:table-cell>
          <table:table-cell table:formula="of:=[.H605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0.220285121376982" calcext:value-type="float">
            <text:p>0.220285121376982</text:p>
          </table:table-cell>
          <table:table-cell office:value-type="float" office:value="411" calcext:value-type="float">
            <text:p>411</text:p>
          </table:table-cell>
          <table:table-cell table:formula="of:=[.D606]/[.$B$7]" office:value-type="percentage" office:value="0.576437587657784" calcext:value-type="percentage">
            <text:p>57.64%</text:p>
          </table:table-cell>
          <table:table-cell table:formula="of:=[.D606]*[.$B$8]" office:value-type="float" office:value="166.5904628331" calcext:value-type="float">
            <text:p>166.5904628331</text:p>
          </table:table-cell>
          <table:table-cell table:formula="of:=[.F606]/[.$B$6]" office:value-type="percentage" office:value="0.576437587657784" calcext:value-type="percentage">
            <text:p>57.64%</text:p>
          </table:table-cell>
          <table:table-cell table:formula="of:=SUM([.$B$196:.$B606])" office:value-type="float" office:value="246" calcext:value-type="float">
            <text:p>246</text:p>
          </table:table-cell>
          <table:table-cell table:formula="of:=[.H606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0.220285121376982" calcext:value-type="float">
            <text:p>0.220285121376982</text:p>
          </table:table-cell>
          <table:table-cell office:value-type="float" office:value="412" calcext:value-type="float">
            <text:p>412</text:p>
          </table:table-cell>
          <table:table-cell table:formula="of:=[.D607]/[.$B$7]" office:value-type="percentage" office:value="0.577840112201964" calcext:value-type="percentage">
            <text:p>57.78%</text:p>
          </table:table-cell>
          <table:table-cell table:formula="of:=[.D607]*[.$B$8]" office:value-type="float" office:value="166.995792426367" calcext:value-type="float">
            <text:p>166.995792426367</text:p>
          </table:table-cell>
          <table:table-cell table:formula="of:=[.F607]/[.$B$6]" office:value-type="percentage" office:value="0.577840112201964" calcext:value-type="percentage">
            <text:p>57.78%</text:p>
          </table:table-cell>
          <table:table-cell table:formula="of:=SUM([.$B$196:.$B607])" office:value-type="float" office:value="246" calcext:value-type="float">
            <text:p>246</text:p>
          </table:table-cell>
          <table:table-cell table:formula="of:=[.H607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0.220285121376982" calcext:value-type="float">
            <text:p>0.220285121376982</text:p>
          </table:table-cell>
          <table:table-cell office:value-type="float" office:value="413" calcext:value-type="float">
            <text:p>413</text:p>
          </table:table-cell>
          <table:table-cell table:formula="of:=[.D608]/[.$B$7]" office:value-type="percentage" office:value="0.579242636746143" calcext:value-type="percentage">
            <text:p>57.92%</text:p>
          </table:table-cell>
          <table:table-cell table:formula="of:=[.D608]*[.$B$8]" office:value-type="float" office:value="167.401122019635" calcext:value-type="float">
            <text:p>167.401122019635</text:p>
          </table:table-cell>
          <table:table-cell table:formula="of:=[.F608]/[.$B$6]" office:value-type="percentage" office:value="0.579242636746143" calcext:value-type="percentage">
            <text:p>57.92%</text:p>
          </table:table-cell>
          <table:table-cell table:formula="of:=SUM([.$B$196:.$B608])" office:value-type="float" office:value="246" calcext:value-type="float">
            <text:p>246</text:p>
          </table:table-cell>
          <table:table-cell table:formula="of:=[.H608]/[.$B$6]" office:value-type="percentage" office:value="0.85121107266436" calcext:value-type="percentage">
            <text:p>85.12%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0.216870566555384" calcext:value-type="float">
            <text:p>0.216870566555384</text:p>
          </table:table-cell>
          <table:table-cell office:value-type="float" office:value="414" calcext:value-type="float">
            <text:p>414</text:p>
          </table:table-cell>
          <table:table-cell table:formula="of:=[.D609]/[.$B$7]" office:value-type="percentage" office:value="0.580645161290323" calcext:value-type="percentage">
            <text:p>58.06%</text:p>
          </table:table-cell>
          <table:table-cell table:formula="of:=[.D609]*[.$B$8]" office:value-type="float" office:value="167.806451612903" calcext:value-type="float">
            <text:p>167.806451612903</text:p>
          </table:table-cell>
          <table:table-cell table:formula="of:=[.F609]/[.$B$6]" office:value-type="percentage" office:value="0.580645161290323" calcext:value-type="percentage">
            <text:p>58.06%</text:p>
          </table:table-cell>
          <table:table-cell table:formula="of:=SUM([.$B$196:.$B609])" office:value-type="float" office:value="247" calcext:value-type="float">
            <text:p>247</text:p>
          </table:table-cell>
          <table:table-cell table:formula="of:=[.H609]/[.$B$6]" office:value-type="percentage" office:value="0.854671280276817" calcext:value-type="percentage">
            <text:p>85.47%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.216478988144677" calcext:value-type="float">
            <text:p>0.216478988144677</text:p>
          </table:table-cell>
          <table:table-cell office:value-type="float" office:value="415" calcext:value-type="float">
            <text:p>415</text:p>
          </table:table-cell>
          <table:table-cell table:formula="of:=[.D610]/[.$B$7]" office:value-type="percentage" office:value="0.582047685834502" calcext:value-type="percentage">
            <text:p>58.20%</text:p>
          </table:table-cell>
          <table:table-cell table:formula="of:=[.D610]*[.$B$8]" office:value-type="float" office:value="168.211781206171" calcext:value-type="float">
            <text:p>168.211781206171</text:p>
          </table:table-cell>
          <table:table-cell table:formula="of:=[.F610]/[.$B$6]" office:value-type="percentage" office:value="0.582047685834502" calcext:value-type="percentage">
            <text:p>58.20%</text:p>
          </table:table-cell>
          <table:table-cell table:formula="of:=SUM([.$B$196:.$B610])" office:value-type="float" office:value="248" calcext:value-type="float">
            <text:p>248</text:p>
          </table:table-cell>
          <table:table-cell table:formula="of:=[.H610]/[.$B$6]" office:value-type="percentage" office:value="0.858131487889273" calcext:value-type="percentage">
            <text:p>85.81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212935000502633" calcext:value-type="float">
            <text:p>0.212935000502633</text:p>
          </table:table-cell>
          <table:table-cell office:value-type="float" office:value="416" calcext:value-type="float">
            <text:p>416</text:p>
          </table:table-cell>
          <table:table-cell table:formula="of:=[.D611]/[.$B$7]" office:value-type="percentage" office:value="0.583450210378682" calcext:value-type="percentage">
            <text:p>58.35%</text:p>
          </table:table-cell>
          <table:table-cell table:formula="of:=[.D611]*[.$B$8]" office:value-type="float" office:value="168.617110799439" calcext:value-type="float">
            <text:p>168.617110799439</text:p>
          </table:table-cell>
          <table:table-cell table:formula="of:=[.F611]/[.$B$6]" office:value-type="percentage" office:value="0.583450210378682" calcext:value-type="percentage">
            <text:p>58.35%</text:p>
          </table:table-cell>
          <table:table-cell table:formula="of:=SUM([.$B$196:.$B611])" office:value-type="float" office:value="248" calcext:value-type="float">
            <text:p>248</text:p>
          </table:table-cell>
          <table:table-cell table:formula="of:=[.H611]/[.$B$6]" office:value-type="percentage" office:value="0.858131487889273" calcext:value-type="percentage">
            <text:p>85.81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209412704434486" calcext:value-type="float">
            <text:p>0.209412704434486</text:p>
          </table:table-cell>
          <table:table-cell office:value-type="float" office:value="417" calcext:value-type="float">
            <text:p>417</text:p>
          </table:table-cell>
          <table:table-cell table:formula="of:=[.D612]/[.$B$7]" office:value-type="percentage" office:value="0.584852734922861" calcext:value-type="percentage">
            <text:p>58.49%</text:p>
          </table:table-cell>
          <table:table-cell table:formula="of:=[.D612]*[.$B$8]" office:value-type="float" office:value="169.022440392707" calcext:value-type="float">
            <text:p>169.022440392707</text:p>
          </table:table-cell>
          <table:table-cell table:formula="of:=[.F612]/[.$B$6]" office:value-type="percentage" office:value="0.584852734922861" calcext:value-type="percentage">
            <text:p>58.49%</text:p>
          </table:table-cell>
          <table:table-cell table:formula="of:=SUM([.$B$196:.$B612])" office:value-type="float" office:value="248" calcext:value-type="float">
            <text:p>248</text:p>
          </table:table-cell>
          <table:table-cell table:formula="of:=[.H612]/[.$B$6]" office:value-type="percentage" office:value="0.858131487889273" calcext:value-type="percentage">
            <text:p>85.81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0.209412704434486" calcext:value-type="float">
            <text:p>0.209412704434486</text:p>
          </table:table-cell>
          <table:table-cell office:value-type="float" office:value="418" calcext:value-type="float">
            <text:p>418</text:p>
          </table:table-cell>
          <table:table-cell table:formula="of:=[.D613]/[.$B$7]" office:value-type="percentage" office:value="0.586255259467041" calcext:value-type="percentage">
            <text:p>58.63%</text:p>
          </table:table-cell>
          <table:table-cell table:formula="of:=[.D613]*[.$B$8]" office:value-type="float" office:value="169.427769985975" calcext:value-type="float">
            <text:p>169.427769985975</text:p>
          </table:table-cell>
          <table:table-cell table:formula="of:=[.F613]/[.$B$6]" office:value-type="percentage" office:value="0.586255259467041" calcext:value-type="percentage">
            <text:p>58.63%</text:p>
          </table:table-cell>
          <table:table-cell table:formula="of:=SUM([.$B$196:.$B613])" office:value-type="float" office:value="248" calcext:value-type="float">
            <text:p>248</text:p>
          </table:table-cell>
          <table:table-cell table:formula="of:=[.H613]/[.$B$6]" office:value-type="percentage" office:value="0.858131487889273" calcext:value-type="percentage">
            <text:p>85.81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205933428180814" calcext:value-type="float">
            <text:p>0.205933428180814</text:p>
          </table:table-cell>
          <table:table-cell office:value-type="float" office:value="419" calcext:value-type="float">
            <text:p>419</text:p>
          </table:table-cell>
          <table:table-cell table:formula="of:=[.D614]/[.$B$7]" office:value-type="percentage" office:value="0.58765778401122" calcext:value-type="percentage">
            <text:p>58.77%</text:p>
          </table:table-cell>
          <table:table-cell table:formula="of:=[.D614]*[.$B$8]" office:value-type="float" office:value="169.833099579243" calcext:value-type="float">
            <text:p>169.833099579243</text:p>
          </table:table-cell>
          <table:table-cell table:formula="of:=[.F614]/[.$B$6]" office:value-type="percentage" office:value="0.58765778401122" calcext:value-type="percentage">
            <text:p>58.77%</text:p>
          </table:table-cell>
          <table:table-cell table:formula="of:=SUM([.$B$196:.$B614])" office:value-type="float" office:value="248" calcext:value-type="float">
            <text:p>248</text:p>
          </table:table-cell>
          <table:table-cell table:formula="of:=[.H614]/[.$B$6]" office:value-type="percentage" office:value="0.858131487889273" calcext:value-type="percentage">
            <text:p>85.81%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205576949483781" calcext:value-type="float">
            <text:p>0.205576949483781</text:p>
          </table:table-cell>
          <table:table-cell office:value-type="float" office:value="420" calcext:value-type="float">
            <text:p>420</text:p>
          </table:table-cell>
          <table:table-cell table:formula="of:=[.D615]/[.$B$7]" office:value-type="percentage" office:value="0.5890603085554" calcext:value-type="percentage">
            <text:p>58.91%</text:p>
          </table:table-cell>
          <table:table-cell table:formula="of:=[.D615]*[.$B$8]" office:value-type="float" office:value="170.238429172511" calcext:value-type="float">
            <text:p>170.238429172511</text:p>
          </table:table-cell>
          <table:table-cell table:formula="of:=[.F615]/[.$B$6]" office:value-type="percentage" office:value="0.5890603085554" calcext:value-type="percentage">
            <text:p>58.91%</text:p>
          </table:table-cell>
          <table:table-cell table:formula="of:=SUM([.$B$196:.$B615])" office:value-type="float" office:value="249" calcext:value-type="float">
            <text:p>249</text:p>
          </table:table-cell>
          <table:table-cell table:formula="of:=[.H615]/[.$B$6]" office:value-type="percentage" office:value="0.86159169550173" calcext:value-type="percentage">
            <text:p>86.16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0.202331219479631" calcext:value-type="float">
            <text:p>0.202331219479631</text:p>
          </table:table-cell>
          <table:table-cell office:value-type="float" office:value="421" calcext:value-type="float">
            <text:p>421</text:p>
          </table:table-cell>
          <table:table-cell table:formula="of:=[.D616]/[.$B$7]" office:value-type="percentage" office:value="0.590462833099579" calcext:value-type="percentage">
            <text:p>59.05%</text:p>
          </table:table-cell>
          <table:table-cell table:formula="of:=[.D616]*[.$B$8]" office:value-type="float" office:value="170.643758765778" calcext:value-type="float">
            <text:p>170.643758765778</text:p>
          </table:table-cell>
          <table:table-cell table:formula="of:=[.F616]/[.$B$6]" office:value-type="percentage" office:value="0.590462833099579" calcext:value-type="percentage">
            <text:p>59.05%</text:p>
          </table:table-cell>
          <table:table-cell table:formula="of:=SUM([.$B$196:.$B616])" office:value-type="float" office:value="249" calcext:value-type="float">
            <text:p>249</text:p>
          </table:table-cell>
          <table:table-cell table:formula="of:=[.H616]/[.$B$6]" office:value-type="percentage" office:value="0.86159169550173" calcext:value-type="percentage">
            <text:p>86.16%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0.198776247832219" calcext:value-type="float">
            <text:p>0.198776247832219</text:p>
          </table:table-cell>
          <table:table-cell office:value-type="float" office:value="422" calcext:value-type="float">
            <text:p>422</text:p>
          </table:table-cell>
          <table:table-cell table:formula="of:=[.D617]/[.$B$7]" office:value-type="percentage" office:value="0.591865357643759" calcext:value-type="percentage">
            <text:p>59.19%</text:p>
          </table:table-cell>
          <table:table-cell table:formula="of:=[.D617]*[.$B$8]" office:value-type="float" office:value="171.049088359046" calcext:value-type="float">
            <text:p>171.049088359046</text:p>
          </table:table-cell>
          <table:table-cell table:formula="of:=[.F617]/[.$B$6]" office:value-type="percentage" office:value="0.591865357643759" calcext:value-type="percentage">
            <text:p>59.19%</text:p>
          </table:table-cell>
          <table:table-cell table:formula="of:=SUM([.$B$196:.$B617])" office:value-type="float" office:value="249" calcext:value-type="float">
            <text:p>249</text:p>
          </table:table-cell>
          <table:table-cell table:formula="of:=[.H617]/[.$B$6]" office:value-type="percentage" office:value="0.86159169550173" calcext:value-type="percentage">
            <text:p>86.16%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198776247832219" calcext:value-type="float">
            <text:p>0.198776247832219</text:p>
          </table:table-cell>
          <table:table-cell office:value-type="float" office:value="423" calcext:value-type="float">
            <text:p>423</text:p>
          </table:table-cell>
          <table:table-cell table:formula="of:=[.D618]/[.$B$7]" office:value-type="percentage" office:value="0.593267882187938" calcext:value-type="percentage">
            <text:p>59.33%</text:p>
          </table:table-cell>
          <table:table-cell table:formula="of:=[.D618]*[.$B$8]" office:value-type="float" office:value="171.454417952314" calcext:value-type="float">
            <text:p>171.454417952314</text:p>
          </table:table-cell>
          <table:table-cell table:formula="of:=[.F618]/[.$B$6]" office:value-type="percentage" office:value="0.593267882187938" calcext:value-type="percentage">
            <text:p>59.33%</text:p>
          </table:table-cell>
          <table:table-cell table:formula="of:=SUM([.$B$196:.$B618])" office:value-type="float" office:value="249" calcext:value-type="float">
            <text:p>249</text:p>
          </table:table-cell>
          <table:table-cell table:formula="of:=[.H618]/[.$B$6]" office:value-type="percentage" office:value="0.86159169550173" calcext:value-type="percentage">
            <text:p>86.16%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0.198776247832219" calcext:value-type="float">
            <text:p>0.198776247832219</text:p>
          </table:table-cell>
          <table:table-cell office:value-type="float" office:value="424" calcext:value-type="float">
            <text:p>424</text:p>
          </table:table-cell>
          <table:table-cell table:formula="of:=[.D619]/[.$B$7]" office:value-type="percentage" office:value="0.594670406732118" calcext:value-type="percentage">
            <text:p>59.47%</text:p>
          </table:table-cell>
          <table:table-cell table:formula="of:=[.D619]*[.$B$8]" office:value-type="float" office:value="171.859747545582" calcext:value-type="float">
            <text:p>171.859747545582</text:p>
          </table:table-cell>
          <table:table-cell table:formula="of:=[.F619]/[.$B$6]" office:value-type="percentage" office:value="0.594670406732118" calcext:value-type="percentage">
            <text:p>59.47%</text:p>
          </table:table-cell>
          <table:table-cell table:formula="of:=SUM([.$B$196:.$B619])" office:value-type="float" office:value="249" calcext:value-type="float">
            <text:p>249</text:p>
          </table:table-cell>
          <table:table-cell table:formula="of:=[.H619]/[.$B$6]" office:value-type="percentage" office:value="0.86159169550173" calcext:value-type="percentage">
            <text:p>86.16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195611451652431" calcext:value-type="float">
            <text:p>0.195611451652431</text:p>
          </table:table-cell>
          <table:table-cell office:value-type="float" office:value="425" calcext:value-type="float">
            <text:p>425</text:p>
          </table:table-cell>
          <table:table-cell table:formula="of:=[.D620]/[.$B$7]" office:value-type="percentage" office:value="0.596072931276297" calcext:value-type="percentage">
            <text:p>59.61%</text:p>
          </table:table-cell>
          <table:table-cell table:formula="of:=[.D620]*[.$B$8]" office:value-type="float" office:value="172.26507713885" calcext:value-type="float">
            <text:p>172.26507713885</text:p>
          </table:table-cell>
          <table:table-cell table:formula="of:=[.F620]/[.$B$6]" office:value-type="percentage" office:value="0.596072931276297" calcext:value-type="percentage">
            <text:p>59.61%</text:p>
          </table:table-cell>
          <table:table-cell table:formula="of:=SUM([.$B$196:.$B620])" office:value-type="float" office:value="250" calcext:value-type="float">
            <text:p>250</text:p>
          </table:table-cell>
          <table:table-cell table:formula="of:=[.H620]/[.$B$6]" office:value-type="percentage" office:value="0.865051903114187" calcext:value-type="percentage">
            <text:p>86.51%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0.195430006233017" calcext:value-type="float">
            <text:p>0.195430006233017</text:p>
          </table:table-cell>
          <table:table-cell office:value-type="float" office:value="426" calcext:value-type="float">
            <text:p>426</text:p>
          </table:table-cell>
          <table:table-cell table:formula="of:=[.D621]/[.$B$7]" office:value-type="percentage" office:value="0.597475455820477" calcext:value-type="percentage">
            <text:p>59.75%</text:p>
          </table:table-cell>
          <table:table-cell table:formula="of:=[.D621]*[.$B$8]" office:value-type="float" office:value="172.670406732118" calcext:value-type="float">
            <text:p>172.670406732118</text:p>
          </table:table-cell>
          <table:table-cell table:formula="of:=[.F621]/[.$B$6]" office:value-type="percentage" office:value="0.597475455820477" calcext:value-type="percentage">
            <text:p>59.75%</text:p>
          </table:table-cell>
          <table:table-cell table:formula="of:=SUM([.$B$196:.$B621])" office:value-type="float" office:value="250" calcext:value-type="float">
            <text:p>250</text:p>
          </table:table-cell>
          <table:table-cell table:formula="of:=[.H621]/[.$B$6]" office:value-type="percentage" office:value="0.865051903114187" calcext:value-type="percentage">
            <text:p>86.51%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0.195430006233017" calcext:value-type="float">
            <text:p>0.195430006233017</text:p>
          </table:table-cell>
          <table:table-cell office:value-type="float" office:value="427" calcext:value-type="float">
            <text:p>427</text:p>
          </table:table-cell>
          <table:table-cell table:formula="of:=[.D622]/[.$B$7]" office:value-type="percentage" office:value="0.598877980364656" calcext:value-type="percentage">
            <text:p>59.89%</text:p>
          </table:table-cell>
          <table:table-cell table:formula="of:=[.D622]*[.$B$8]" office:value-type="float" office:value="173.075736325386" calcext:value-type="float">
            <text:p>173.075736325386</text:p>
          </table:table-cell>
          <table:table-cell table:formula="of:=[.F622]/[.$B$6]" office:value-type="percentage" office:value="0.598877980364656" calcext:value-type="percentage">
            <text:p>59.89%</text:p>
          </table:table-cell>
          <table:table-cell table:formula="of:=SUM([.$B$196:.$B622])" office:value-type="float" office:value="250" calcext:value-type="float">
            <text:p>250</text:p>
          </table:table-cell>
          <table:table-cell table:formula="of:=[.H622]/[.$B$6]" office:value-type="percentage" office:value="0.865051903114187" calcext:value-type="percentage">
            <text:p>86.51%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0.192305699662465" calcext:value-type="float">
            <text:p>0.192305699662465</text:p>
          </table:table-cell>
          <table:table-cell office:value-type="float" office:value="428" calcext:value-type="float">
            <text:p>428</text:p>
          </table:table-cell>
          <table:table-cell table:formula="of:=[.D623]/[.$B$7]" office:value-type="percentage" office:value="0.600280504908836" calcext:value-type="percentage">
            <text:p>60.03%</text:p>
          </table:table-cell>
          <table:table-cell table:formula="of:=[.D623]*[.$B$8]" office:value-type="float" office:value="173.481065918654" calcext:value-type="float">
            <text:p>173.481065918654</text:p>
          </table:table-cell>
          <table:table-cell table:formula="of:=[.F623]/[.$B$6]" office:value-type="percentage" office:value="0.600280504908836" calcext:value-type="percentage">
            <text:p>60.03%</text:p>
          </table:table-cell>
          <table:table-cell table:formula="of:=SUM([.$B$196:.$B623])" office:value-type="float" office:value="251" calcext:value-type="float">
            <text:p>251</text:p>
          </table:table-cell>
          <table:table-cell table:formula="of:=[.H623]/[.$B$6]" office:value-type="percentage" office:value="0.868512110726643" calcext:value-type="percentage">
            <text:p>86.85%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0.192126588203" calcext:value-type="float">
            <text:p>0.192126588203</text:p>
          </table:table-cell>
          <table:table-cell office:value-type="float" office:value="429" calcext:value-type="float">
            <text:p>429</text:p>
          </table:table-cell>
          <table:table-cell table:formula="of:=[.D624]/[.$B$7]" office:value-type="percentage" office:value="0.601683029453015" calcext:value-type="percentage">
            <text:p>60.17%</text:p>
          </table:table-cell>
          <table:table-cell table:formula="of:=[.D624]*[.$B$8]" office:value-type="float" office:value="173.886395511921" calcext:value-type="float">
            <text:p>173.886395511921</text:p>
          </table:table-cell>
          <table:table-cell table:formula="of:=[.F624]/[.$B$6]" office:value-type="percentage" office:value="0.601683029453016" calcext:value-type="percentage">
            <text:p>60.17%</text:p>
          </table:table-cell>
          <table:table-cell table:formula="of:=SUM([.$B$196:.$B624])" office:value-type="float" office:value="251" calcext:value-type="float">
            <text:p>251</text:p>
          </table:table-cell>
          <table:table-cell table:formula="of:=[.H624]/[.$B$6]" office:value-type="percentage" office:value="0.868512110726643" calcext:value-type="percentage">
            <text:p>86.85%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188708495590443" calcext:value-type="float">
            <text:p>0.188708495590443</text:p>
          </table:table-cell>
          <table:table-cell office:value-type="float" office:value="430" calcext:value-type="float">
            <text:p>430</text:p>
          </table:table-cell>
          <table:table-cell table:formula="of:=[.D625]/[.$B$7]" office:value-type="percentage" office:value="0.603085553997195" calcext:value-type="percentage">
            <text:p>60.31%</text:p>
          </table:table-cell>
          <table:table-cell table:formula="of:=[.D625]*[.$B$8]" office:value-type="float" office:value="174.291725105189" calcext:value-type="float">
            <text:p>174.291725105189</text:p>
          </table:table-cell>
          <table:table-cell table:formula="of:=[.F625]/[.$B$6]" office:value-type="percentage" office:value="0.603085553997195" calcext:value-type="percentage">
            <text:p>60.31%</text:p>
          </table:table-cell>
          <table:table-cell table:formula="of:=SUM([.$B$196:.$B625])" office:value-type="float" office:value="252" calcext:value-type="float">
            <text:p>252</text:p>
          </table:table-cell>
          <table:table-cell table:formula="of:=[.H625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188374760485207" calcext:value-type="float">
            <text:p>0.188374760485207</text:p>
          </table:table-cell>
          <table:table-cell office:value-type="float" office:value="431" calcext:value-type="float">
            <text:p>431</text:p>
          </table:table-cell>
          <table:table-cell table:formula="of:=[.D626]/[.$B$7]" office:value-type="percentage" office:value="0.604488078541374" calcext:value-type="percentage">
            <text:p>60.45%</text:p>
          </table:table-cell>
          <table:table-cell table:formula="of:=[.D626]*[.$B$8]" office:value-type="float" office:value="174.697054698457" calcext:value-type="float">
            <text:p>174.697054698457</text:p>
          </table:table-cell>
          <table:table-cell table:formula="of:=[.F626]/[.$B$6]" office:value-type="percentage" office:value="0.604488078541375" calcext:value-type="percentage">
            <text:p>60.45%</text:p>
          </table:table-cell>
          <table:table-cell table:formula="of:=SUM([.$B$196:.$B626])" office:value-type="float" office:value="252" calcext:value-type="float">
            <text:p>252</text:p>
          </table:table-cell>
          <table:table-cell table:formula="of:=[.H626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188374760485207" calcext:value-type="float">
            <text:p>0.188374760485207</text:p>
          </table:table-cell>
          <table:table-cell office:value-type="float" office:value="432" calcext:value-type="float">
            <text:p>432</text:p>
          </table:table-cell>
          <table:table-cell table:formula="of:=[.D627]/[.$B$7]" office:value-type="percentage" office:value="0.605890603085554" calcext:value-type="percentage">
            <text:p>60.59%</text:p>
          </table:table-cell>
          <table:table-cell table:formula="of:=[.D627]*[.$B$8]" office:value-type="float" office:value="175.102384291725" calcext:value-type="float">
            <text:p>175.102384291725</text:p>
          </table:table-cell>
          <table:table-cell table:formula="of:=[.F627]/[.$B$6]" office:value-type="percentage" office:value="0.605890603085554" calcext:value-type="percentage">
            <text:p>60.59%</text:p>
          </table:table-cell>
          <table:table-cell table:formula="of:=SUM([.$B$196:.$B627])" office:value-type="float" office:value="252" calcext:value-type="float">
            <text:p>252</text:p>
          </table:table-cell>
          <table:table-cell table:formula="of:=[.H627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0.18549249948518" calcext:value-type="float">
            <text:p>0.18549249948518</text:p>
          </table:table-cell>
          <table:table-cell office:value-type="float" office:value="433" calcext:value-type="float">
            <text:p>433</text:p>
          </table:table-cell>
          <table:table-cell table:formula="of:=[.D628]/[.$B$7]" office:value-type="percentage" office:value="0.607293127629734" calcext:value-type="percentage">
            <text:p>60.73%</text:p>
          </table:table-cell>
          <table:table-cell table:formula="of:=[.D628]*[.$B$8]" office:value-type="float" office:value="175.507713884993" calcext:value-type="float">
            <text:p>175.507713884993</text:p>
          </table:table-cell>
          <table:table-cell table:formula="of:=[.F628]/[.$B$6]" office:value-type="percentage" office:value="0.607293127629734" calcext:value-type="percentage">
            <text:p>60.73%</text:p>
          </table:table-cell>
          <table:table-cell table:formula="of:=SUM([.$B$196:.$B628])" office:value-type="float" office:value="252" calcext:value-type="float">
            <text:p>252</text:p>
          </table:table-cell>
          <table:table-cell table:formula="of:=[.H628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182337740721376" calcext:value-type="float">
            <text:p>0.182337740721376</text:p>
          </table:table-cell>
          <table:table-cell office:value-type="float" office:value="434" calcext:value-type="float">
            <text:p>434</text:p>
          </table:table-cell>
          <table:table-cell table:formula="of:=[.D629]/[.$B$7]" office:value-type="percentage" office:value="0.608695652173913" calcext:value-type="percentage">
            <text:p>60.87%</text:p>
          </table:table-cell>
          <table:table-cell table:formula="of:=[.D629]*[.$B$8]" office:value-type="float" office:value="175.913043478261" calcext:value-type="float">
            <text:p>175.913043478261</text:p>
          </table:table-cell>
          <table:table-cell table:formula="of:=[.F629]/[.$B$6]" office:value-type="percentage" office:value="0.608695652173913" calcext:value-type="percentage">
            <text:p>60.87%</text:p>
          </table:table-cell>
          <table:table-cell table:formula="of:=SUM([.$B$196:.$B629])" office:value-type="float" office:value="252" calcext:value-type="float">
            <text:p>252</text:p>
          </table:table-cell>
          <table:table-cell table:formula="of:=[.H629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182165819404896" calcext:value-type="float">
            <text:p>0.182165819404896</text:p>
          </table:table-cell>
          <table:table-cell office:value-type="float" office:value="435" calcext:value-type="float">
            <text:p>435</text:p>
          </table:table-cell>
          <table:table-cell table:formula="of:=[.D630]/[.$B$7]" office:value-type="percentage" office:value="0.610098176718093" calcext:value-type="percentage">
            <text:p>61.01%</text:p>
          </table:table-cell>
          <table:table-cell table:formula="of:=[.D630]*[.$B$8]" office:value-type="float" office:value="176.318373071529" calcext:value-type="float">
            <text:p>176.318373071529</text:p>
          </table:table-cell>
          <table:table-cell table:formula="of:=[.F630]/[.$B$6]" office:value-type="percentage" office:value="0.610098176718093" calcext:value-type="percentage">
            <text:p>61.01%</text:p>
          </table:table-cell>
          <table:table-cell table:formula="of:=SUM([.$B$196:.$B630])" office:value-type="float" office:value="252" calcext:value-type="float">
            <text:p>252</text:p>
          </table:table-cell>
          <table:table-cell table:formula="of:=[.H630]/[.$B$6]" office:value-type="percentage" office:value="0.8719723183391" calcext:value-type="percentage">
            <text:p>87.20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.179206333565303" calcext:value-type="float">
            <text:p>0.179206333565303</text:p>
          </table:table-cell>
          <table:table-cell office:value-type="float" office:value="436" calcext:value-type="float">
            <text:p>436</text:p>
          </table:table-cell>
          <table:table-cell table:formula="of:=[.D631]/[.$B$7]" office:value-type="percentage" office:value="0.611500701262272" calcext:value-type="percentage">
            <text:p>61.15%</text:p>
          </table:table-cell>
          <table:table-cell table:formula="of:=[.D631]*[.$B$8]" office:value-type="float" office:value="176.723702664797" calcext:value-type="float">
            <text:p>176.723702664797</text:p>
          </table:table-cell>
          <table:table-cell table:formula="of:=[.F631]/[.$B$6]" office:value-type="percentage" office:value="0.611500701262272" calcext:value-type="percentage">
            <text:p>61.15%</text:p>
          </table:table-cell>
          <table:table-cell table:formula="of:=SUM([.$B$196:.$B631])" office:value-type="float" office:value="253" calcext:value-type="float">
            <text:p>253</text:p>
          </table:table-cell>
          <table:table-cell table:formula="of:=[.H631]/[.$B$6]" office:value-type="percentage" office:value="0.875432525951557" calcext:value-type="percentage">
            <text:p>87.54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178885697871766" calcext:value-type="float">
            <text:p>0.178885697871766</text:p>
          </table:table-cell>
          <table:table-cell office:value-type="float" office:value="437" calcext:value-type="float">
            <text:p>437</text:p>
          </table:table-cell>
          <table:table-cell table:formula="of:=[.D632]/[.$B$7]" office:value-type="percentage" office:value="0.612903225806452" calcext:value-type="percentage">
            <text:p>61.29%</text:p>
          </table:table-cell>
          <table:table-cell table:formula="of:=[.D632]*[.$B$8]" office:value-type="float" office:value="177.129032258065" calcext:value-type="float">
            <text:p>177.129032258065</text:p>
          </table:table-cell>
          <table:table-cell table:formula="of:=[.F632]/[.$B$6]" office:value-type="percentage" office:value="0.612903225806452" calcext:value-type="percentage">
            <text:p>61.29%</text:p>
          </table:table-cell>
          <table:table-cell table:formula="of:=SUM([.$B$196:.$B632])" office:value-type="float" office:value="253" calcext:value-type="float">
            <text:p>253</text:p>
          </table:table-cell>
          <table:table-cell table:formula="of:=[.H632]/[.$B$6]" office:value-type="percentage" office:value="0.875432525951557" calcext:value-type="percentage">
            <text:p>87.54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.178885697871766" calcext:value-type="float">
            <text:p>0.178885697871766</text:p>
          </table:table-cell>
          <table:table-cell office:value-type="float" office:value="438" calcext:value-type="float">
            <text:p>438</text:p>
          </table:table-cell>
          <table:table-cell table:formula="of:=[.D633]/[.$B$7]" office:value-type="percentage" office:value="0.614305750350631" calcext:value-type="percentage">
            <text:p>61.43%</text:p>
          </table:table-cell>
          <table:table-cell table:formula="of:=[.D633]*[.$B$8]" office:value-type="float" office:value="177.534361851332" calcext:value-type="float">
            <text:p>177.534361851332</text:p>
          </table:table-cell>
          <table:table-cell table:formula="of:=[.F633]/[.$B$6]" office:value-type="percentage" office:value="0.614305750350631" calcext:value-type="percentage">
            <text:p>61.43%</text:p>
          </table:table-cell>
          <table:table-cell table:formula="of:=SUM([.$B$196:.$B633])" office:value-type="float" office:value="254" calcext:value-type="float">
            <text:p>254</text:p>
          </table:table-cell>
          <table:table-cell table:formula="of:=[.H633]/[.$B$6]" office:value-type="percentage" office:value="0.878892733564014" calcext:value-type="percentage">
            <text:p>87.89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0.178716319983582" calcext:value-type="float">
            <text:p>0.178716319983582</text:p>
          </table:table-cell>
          <table:table-cell office:value-type="float" office:value="439" calcext:value-type="float">
            <text:p>439</text:p>
          </table:table-cell>
          <table:table-cell table:formula="of:=[.D634]/[.$B$7]" office:value-type="percentage" office:value="0.615708274894811" calcext:value-type="percentage">
            <text:p>61.57%</text:p>
          </table:table-cell>
          <table:table-cell table:formula="of:=[.D634]*[.$B$8]" office:value-type="float" office:value="177.9396914446" calcext:value-type="float">
            <text:p>177.9396914446</text:p>
          </table:table-cell>
          <table:table-cell table:formula="of:=[.F634]/[.$B$6]" office:value-type="percentage" office:value="0.615708274894811" calcext:value-type="percentage">
            <text:p>61.57%</text:p>
          </table:table-cell>
          <table:table-cell table:formula="of:=SUM([.$B$196:.$B634])" office:value-type="float" office:value="254" calcext:value-type="float">
            <text:p>254</text:p>
          </table:table-cell>
          <table:table-cell table:formula="of:=[.H634]/[.$B$6]" office:value-type="percentage" office:value="0.878892733564014" calcext:value-type="percentage">
            <text:p>87.89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75800828582848" calcext:value-type="float">
            <text:p>0.175800828582848</text:p>
          </table:table-cell>
          <table:table-cell office:value-type="float" office:value="440" calcext:value-type="float">
            <text:p>440</text:p>
          </table:table-cell>
          <table:table-cell table:formula="of:=[.D635]/[.$B$7]" office:value-type="percentage" office:value="0.61711079943899" calcext:value-type="percentage">
            <text:p>61.71%</text:p>
          </table:table-cell>
          <table:table-cell table:formula="of:=[.D635]*[.$B$8]" office:value-type="float" office:value="178.345021037868" calcext:value-type="float">
            <text:p>178.345021037868</text:p>
          </table:table-cell>
          <table:table-cell table:formula="of:=[.F635]/[.$B$6]" office:value-type="percentage" office:value="0.61711079943899" calcext:value-type="percentage">
            <text:p>61.71%</text:p>
          </table:table-cell>
          <table:table-cell table:formula="of:=SUM([.$B$196:.$B635])" office:value-type="float" office:value="254" calcext:value-type="float">
            <text:p>254</text:p>
          </table:table-cell>
          <table:table-cell table:formula="of:=[.H635]/[.$B$6]" office:value-type="percentage" office:value="0.878892733564014" calcext:value-type="percentage">
            <text:p>87.89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0.175800828582848" calcext:value-type="float">
            <text:p>0.175800828582848</text:p>
          </table:table-cell>
          <table:table-cell office:value-type="float" office:value="441" calcext:value-type="float">
            <text:p>441</text:p>
          </table:table-cell>
          <table:table-cell table:formula="of:=[.D636]/[.$B$7]" office:value-type="percentage" office:value="0.61851332398317" calcext:value-type="percentage">
            <text:p>61.85%</text:p>
          </table:table-cell>
          <table:table-cell table:formula="of:=[.D636]*[.$B$8]" office:value-type="float" office:value="178.750350631136" calcext:value-type="float">
            <text:p>178.750350631136</text:p>
          </table:table-cell>
          <table:table-cell table:formula="of:=[.F636]/[.$B$6]" office:value-type="percentage" office:value="0.61851332398317" calcext:value-type="percentage">
            <text:p>61.85%</text:p>
          </table:table-cell>
          <table:table-cell table:formula="of:=SUM([.$B$196:.$B636])" office:value-type="float" office:value="254" calcext:value-type="float">
            <text:p>254</text:p>
          </table:table-cell>
          <table:table-cell table:formula="of:=[.H636]/[.$B$6]" office:value-type="percentage" office:value="0.878892733564014" calcext:value-type="percentage">
            <text:p>87.89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0.175800828582848" calcext:value-type="float">
            <text:p>0.175800828582848</text:p>
          </table:table-cell>
          <table:table-cell office:value-type="float" office:value="442" calcext:value-type="float">
            <text:p>442</text:p>
          </table:table-cell>
          <table:table-cell table:formula="of:=[.D637]/[.$B$7]" office:value-type="percentage" office:value="0.619915848527349" calcext:value-type="percentage">
            <text:p>61.99%</text:p>
          </table:table-cell>
          <table:table-cell table:formula="of:=[.D637]*[.$B$8]" office:value-type="float" office:value="179.155680224404" calcext:value-type="float">
            <text:p>179.155680224404</text:p>
          </table:table-cell>
          <table:table-cell table:formula="of:=[.F637]/[.$B$6]" office:value-type="percentage" office:value="0.619915848527349" calcext:value-type="percentage">
            <text:p>61.99%</text:p>
          </table:table-cell>
          <table:table-cell table:formula="of:=SUM([.$B$196:.$B637])" office:value-type="float" office:value="254" calcext:value-type="float">
            <text:p>254</text:p>
          </table:table-cell>
          <table:table-cell table:formula="of:=[.H637]/[.$B$6]" office:value-type="percentage" office:value="0.878892733564014" calcext:value-type="percentage">
            <text:p>87.89%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.172922884841525" calcext:value-type="float">
            <text:p>0.172922884841525</text:p>
          </table:table-cell>
          <table:table-cell office:value-type="float" office:value="443" calcext:value-type="float">
            <text:p>443</text:p>
          </table:table-cell>
          <table:table-cell table:formula="of:=[.D638]/[.$B$7]" office:value-type="percentage" office:value="0.621318373071529" calcext:value-type="percentage">
            <text:p>62.13%</text:p>
          </table:table-cell>
          <table:table-cell table:formula="of:=[.D638]*[.$B$8]" office:value-type="float" office:value="179.561009817672" calcext:value-type="float">
            <text:p>179.561009817672</text:p>
          </table:table-cell>
          <table:table-cell table:formula="of:=[.F638]/[.$B$6]" office:value-type="percentage" office:value="0.621318373071529" calcext:value-type="percentage">
            <text:p>62.13%</text:p>
          </table:table-cell>
          <table:table-cell table:formula="of:=SUM([.$B$196:.$B638])" office:value-type="float" office:value="255" calcext:value-type="float">
            <text:p>255</text:p>
          </table:table-cell>
          <table:table-cell table:formula="of:=[.H638]/[.$B$6]" office:value-type="percentage" office:value="0.882352941176471" calcext:value-type="percentage">
            <text:p>88.24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0.163598011502384" calcext:value-type="float">
            <text:p>0.163598011502384</text:p>
          </table:table-cell>
          <table:table-cell office:value-type="float" office:value="444" calcext:value-type="float">
            <text:p>444</text:p>
          </table:table-cell>
          <table:table-cell table:formula="of:=[.D639]/[.$B$7]" office:value-type="percentage" office:value="0.622720897615708" calcext:value-type="percentage">
            <text:p>62.27%</text:p>
          </table:table-cell>
          <table:table-cell table:formula="of:=[.D639]*[.$B$8]" office:value-type="float" office:value="179.96633941094" calcext:value-type="float">
            <text:p>179.96633941094</text:p>
          </table:table-cell>
          <table:table-cell table:formula="of:=[.F639]/[.$B$6]" office:value-type="percentage" office:value="0.622720897615708" calcext:value-type="percentage">
            <text:p>62.27%</text:p>
          </table:table-cell>
          <table:table-cell table:formula="of:=SUM([.$B$196:.$B639])" office:value-type="float" office:value="255" calcext:value-type="float">
            <text:p>255</text:p>
          </table:table-cell>
          <table:table-cell table:formula="of:=[.H639]/[.$B$6]" office:value-type="percentage" office:value="0.882352941176471" calcext:value-type="percentage">
            <text:p>88.24%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0.157756646699334" calcext:value-type="float">
            <text:p>0.157756646699334</text:p>
          </table:table-cell>
          <table:table-cell office:value-type="float" office:value="445" calcext:value-type="float">
            <text:p>445</text:p>
          </table:table-cell>
          <table:table-cell table:formula="of:=[.D640]/[.$B$7]" office:value-type="percentage" office:value="0.624123422159888" calcext:value-type="percentage">
            <text:p>62.41%</text:p>
          </table:table-cell>
          <table:table-cell table:formula="of:=[.D640]*[.$B$8]" office:value-type="float" office:value="180.371669004208" calcext:value-type="float">
            <text:p>180.371669004208</text:p>
          </table:table-cell>
          <table:table-cell table:formula="of:=[.F640]/[.$B$6]" office:value-type="percentage" office:value="0.624123422159888" calcext:value-type="percentage">
            <text:p>62.41%</text:p>
          </table:table-cell>
          <table:table-cell table:formula="of:=SUM([.$B$196:.$B640])" office:value-type="float" office:value="255" calcext:value-type="float">
            <text:p>255</text:p>
          </table:table-cell>
          <table:table-cell table:formula="of:=[.H640]/[.$B$6]" office:value-type="percentage" office:value="0.882352941176471" calcext:value-type="percentage">
            <text:p>88.24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0.154832832906981" calcext:value-type="float">
            <text:p>0.154832832906981</text:p>
          </table:table-cell>
          <table:table-cell office:value-type="float" office:value="446" calcext:value-type="float">
            <text:p>446</text:p>
          </table:table-cell>
          <table:table-cell table:formula="of:=[.D641]/[.$B$7]" office:value-type="percentage" office:value="0.625525946704067" calcext:value-type="percentage">
            <text:p>62.55%</text:p>
          </table:table-cell>
          <table:table-cell table:formula="of:=[.D641]*[.$B$8]" office:value-type="float" office:value="180.776998597475" calcext:value-type="float">
            <text:p>180.776998597475</text:p>
          </table:table-cell>
          <table:table-cell table:formula="of:=[.F641]/[.$B$6]" office:value-type="percentage" office:value="0.625525946704067" calcext:value-type="percentage">
            <text:p>62.55%</text:p>
          </table:table-cell>
          <table:table-cell table:formula="of:=SUM([.$B$196:.$B641])" office:value-type="float" office:value="255" calcext:value-type="float">
            <text:p>255</text:p>
          </table:table-cell>
          <table:table-cell table:formula="of:=[.H641]/[.$B$6]" office:value-type="percentage" office:value="0.882352941176471" calcext:value-type="percentage">
            <text:p>88.24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152234743740111" calcext:value-type="float">
            <text:p>0.152234743740111</text:p>
          </table:table-cell>
          <table:table-cell office:value-type="float" office:value="447" calcext:value-type="float">
            <text:p>447</text:p>
          </table:table-cell>
          <table:table-cell table:formula="of:=[.D642]/[.$B$7]" office:value-type="percentage" office:value="0.626928471248247" calcext:value-type="percentage">
            <text:p>62.69%</text:p>
          </table:table-cell>
          <table:table-cell table:formula="of:=[.D642]*[.$B$8]" office:value-type="float" office:value="181.182328190743" calcext:value-type="float">
            <text:p>181.182328190743</text:p>
          </table:table-cell>
          <table:table-cell table:formula="of:=[.F642]/[.$B$6]" office:value-type="percentage" office:value="0.626928471248247" calcext:value-type="percentage">
            <text:p>62.69%</text:p>
          </table:table-cell>
          <table:table-cell table:formula="of:=SUM([.$B$196:.$B642])" office:value-type="float" office:value="255" calcext:value-type="float">
            <text:p>255</text:p>
          </table:table-cell>
          <table:table-cell table:formula="of:=[.H642]/[.$B$6]" office:value-type="percentage" office:value="0.882352941176471" calcext:value-type="percentage">
            <text:p>88.24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.152234743740111" calcext:value-type="float">
            <text:p>0.152234743740111</text:p>
          </table:table-cell>
          <table:table-cell office:value-type="float" office:value="448" calcext:value-type="float">
            <text:p>448</text:p>
          </table:table-cell>
          <table:table-cell table:formula="of:=[.D643]/[.$B$7]" office:value-type="percentage" office:value="0.628330995792426" calcext:value-type="percentage">
            <text:p>62.83%</text:p>
          </table:table-cell>
          <table:table-cell table:formula="of:=[.D643]*[.$B$8]" office:value-type="float" office:value="181.587657784011" calcext:value-type="float">
            <text:p>181.587657784011</text:p>
          </table:table-cell>
          <table:table-cell table:formula="of:=[.F643]/[.$B$6]" office:value-type="percentage" office:value="0.628330995792426" calcext:value-type="percentage">
            <text:p>62.83%</text:p>
          </table:table-cell>
          <table:table-cell table:formula="of:=SUM([.$B$196:.$B643])" office:value-type="float" office:value="256" calcext:value-type="float">
            <text:p>256</text:p>
          </table:table-cell>
          <table:table-cell table:formula="of:=[.H643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152234743740111" calcext:value-type="float">
            <text:p>0.152234743740111</text:p>
          </table:table-cell>
          <table:table-cell office:value-type="float" office:value="449" calcext:value-type="float">
            <text:p>449</text:p>
          </table:table-cell>
          <table:table-cell table:formula="of:=[.D644]/[.$B$7]" office:value-type="percentage" office:value="0.629733520336606" calcext:value-type="percentage">
            <text:p>62.97%</text:p>
          </table:table-cell>
          <table:table-cell table:formula="of:=[.D644]*[.$B$8]" office:value-type="float" office:value="181.992987377279" calcext:value-type="float">
            <text:p>181.992987377279</text:p>
          </table:table-cell>
          <table:table-cell table:formula="of:=[.F644]/[.$B$6]" office:value-type="percentage" office:value="0.629733520336606" calcext:value-type="percentage">
            <text:p>62.97%</text:p>
          </table:table-cell>
          <table:table-cell table:formula="of:=SUM([.$B$196:.$B644])" office:value-type="float" office:value="256" calcext:value-type="float">
            <text:p>256</text:p>
          </table:table-cell>
          <table:table-cell table:formula="of:=[.H644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0.152234743740111" calcext:value-type="float">
            <text:p>0.152234743740111</text:p>
          </table:table-cell>
          <table:table-cell office:value-type="float" office:value="450" calcext:value-type="float">
            <text:p>450</text:p>
          </table:table-cell>
          <table:table-cell table:formula="of:=[.D645]/[.$B$7]" office:value-type="percentage" office:value="0.631136044880785" calcext:value-type="percentage">
            <text:p>63.11%</text:p>
          </table:table-cell>
          <table:table-cell table:formula="of:=[.D645]*[.$B$8]" office:value-type="float" office:value="182.398316970547" calcext:value-type="float">
            <text:p>182.398316970547</text:p>
          </table:table-cell>
          <table:table-cell table:formula="of:=[.F645]/[.$B$6]" office:value-type="percentage" office:value="0.631136044880785" calcext:value-type="percentage">
            <text:p>63.11%</text:p>
          </table:table-cell>
          <table:table-cell table:formula="of:=SUM([.$B$196:.$B645])" office:value-type="float" office:value="256" calcext:value-type="float">
            <text:p>256</text:p>
          </table:table-cell>
          <table:table-cell table:formula="of:=[.H645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0.152234743740111" calcext:value-type="float">
            <text:p>0.152234743740111</text:p>
          </table:table-cell>
          <table:table-cell office:value-type="float" office:value="451" calcext:value-type="float">
            <text:p>451</text:p>
          </table:table-cell>
          <table:table-cell table:formula="of:=[.D646]/[.$B$7]" office:value-type="percentage" office:value="0.632538569424965" calcext:value-type="percentage">
            <text:p>63.25%</text:p>
          </table:table-cell>
          <table:table-cell table:formula="of:=[.D646]*[.$B$8]" office:value-type="float" office:value="182.803646563815" calcext:value-type="float">
            <text:p>182.803646563815</text:p>
          </table:table-cell>
          <table:table-cell table:formula="of:=[.F646]/[.$B$6]" office:value-type="percentage" office:value="0.632538569424965" calcext:value-type="percentage">
            <text:p>63.25%</text:p>
          </table:table-cell>
          <table:table-cell table:formula="of:=SUM([.$B$196:.$B646])" office:value-type="float" office:value="256" calcext:value-type="float">
            <text:p>256</text:p>
          </table:table-cell>
          <table:table-cell table:formula="of:=[.H646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0.149248588022427" calcext:value-type="float">
            <text:p>0.149248588022427</text:p>
          </table:table-cell>
          <table:table-cell office:value-type="float" office:value="452" calcext:value-type="float">
            <text:p>452</text:p>
          </table:table-cell>
          <table:table-cell table:formula="of:=[.D647]/[.$B$7]" office:value-type="percentage" office:value="0.633941093969144" calcext:value-type="percentage">
            <text:p>63.39%</text:p>
          </table:table-cell>
          <table:table-cell table:formula="of:=[.D647]*[.$B$8]" office:value-type="float" office:value="183.208976157083" calcext:value-type="float">
            <text:p>183.208976157083</text:p>
          </table:table-cell>
          <table:table-cell table:formula="of:=[.F647]/[.$B$6]" office:value-type="percentage" office:value="0.633941093969144" calcext:value-type="percentage">
            <text:p>63.39%</text:p>
          </table:table-cell>
          <table:table-cell table:formula="of:=SUM([.$B$196:.$B647])" office:value-type="float" office:value="256" calcext:value-type="float">
            <text:p>256</text:p>
          </table:table-cell>
          <table:table-cell table:formula="of:=[.H647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146727934596146" calcext:value-type="float">
            <text:p>0.146727934596146</text:p>
          </table:table-cell>
          <table:table-cell office:value-type="float" office:value="453" calcext:value-type="float">
            <text:p>453</text:p>
          </table:table-cell>
          <table:table-cell table:formula="of:=[.D648]/[.$B$7]" office:value-type="percentage" office:value="0.635343618513324" calcext:value-type="percentage">
            <text:p>63.53%</text:p>
          </table:table-cell>
          <table:table-cell table:formula="of:=[.D648]*[.$B$8]" office:value-type="float" office:value="183.614305750351" calcext:value-type="float">
            <text:p>183.614305750351</text:p>
          </table:table-cell>
          <table:table-cell table:formula="of:=[.F648]/[.$B$6]" office:value-type="percentage" office:value="0.635343618513324" calcext:value-type="percentage">
            <text:p>63.53%</text:p>
          </table:table-cell>
          <table:table-cell table:formula="of:=SUM([.$B$196:.$B648])" office:value-type="float" office:value="256" calcext:value-type="float">
            <text:p>256</text:p>
          </table:table-cell>
          <table:table-cell table:formula="of:=[.H648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146727934596146" calcext:value-type="float">
            <text:p>0.146727934596146</text:p>
          </table:table-cell>
          <table:table-cell office:value-type="float" office:value="454" calcext:value-type="float">
            <text:p>454</text:p>
          </table:table-cell>
          <table:table-cell table:formula="of:=[.D649]/[.$B$7]" office:value-type="percentage" office:value="0.636746143057504" calcext:value-type="percentage">
            <text:p>63.67%</text:p>
          </table:table-cell>
          <table:table-cell table:formula="of:=[.D649]*[.$B$8]" office:value-type="float" office:value="184.019635343619" calcext:value-type="float">
            <text:p>184.019635343619</text:p>
          </table:table-cell>
          <table:table-cell table:formula="of:=[.F649]/[.$B$6]" office:value-type="percentage" office:value="0.636746143057504" calcext:value-type="percentage">
            <text:p>63.67%</text:p>
          </table:table-cell>
          <table:table-cell table:formula="of:=SUM([.$B$196:.$B649])" office:value-type="float" office:value="256" calcext:value-type="float">
            <text:p>256</text:p>
          </table:table-cell>
          <table:table-cell table:formula="of:=[.H649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0.146727934596146" calcext:value-type="float">
            <text:p>0.146727934596146</text:p>
          </table:table-cell>
          <table:table-cell office:value-type="float" office:value="455" calcext:value-type="float">
            <text:p>455</text:p>
          </table:table-cell>
          <table:table-cell table:formula="of:=[.D650]/[.$B$7]" office:value-type="percentage" office:value="0.638148667601683" calcext:value-type="percentage">
            <text:p>63.81%</text:p>
          </table:table-cell>
          <table:table-cell table:formula="of:=[.D650]*[.$B$8]" office:value-type="float" office:value="184.424964936886" calcext:value-type="float">
            <text:p>184.424964936886</text:p>
          </table:table-cell>
          <table:table-cell table:formula="of:=[.F650]/[.$B$6]" office:value-type="percentage" office:value="0.638148667601683" calcext:value-type="percentage">
            <text:p>63.81%</text:p>
          </table:table-cell>
          <table:table-cell table:formula="of:=SUM([.$B$196:.$B650])" office:value-type="float" office:value="256" calcext:value-type="float">
            <text:p>256</text:p>
          </table:table-cell>
          <table:table-cell table:formula="of:=[.H650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0.146727934596146" calcext:value-type="float">
            <text:p>0.146727934596146</text:p>
          </table:table-cell>
          <table:table-cell office:value-type="float" office:value="456" calcext:value-type="float">
            <text:p>456</text:p>
          </table:table-cell>
          <table:table-cell table:formula="of:=[.D651]/[.$B$7]" office:value-type="percentage" office:value="0.639551192145863" calcext:value-type="percentage">
            <text:p>63.96%</text:p>
          </table:table-cell>
          <table:table-cell table:formula="of:=[.D651]*[.$B$8]" office:value-type="float" office:value="184.830294530154" calcext:value-type="float">
            <text:p>184.830294530154</text:p>
          </table:table-cell>
          <table:table-cell table:formula="of:=[.F651]/[.$B$6]" office:value-type="percentage" office:value="0.639551192145863" calcext:value-type="percentage">
            <text:p>63.96%</text:p>
          </table:table-cell>
          <table:table-cell table:formula="of:=SUM([.$B$196:.$B651])" office:value-type="float" office:value="256" calcext:value-type="float">
            <text:p>256</text:p>
          </table:table-cell>
          <table:table-cell table:formula="of:=[.H651]/[.$B$6]" office:value-type="percentage" office:value="0.885813148788927" calcext:value-type="percentage">
            <text:p>88.58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.144100301936258" calcext:value-type="float">
            <text:p>0.144100301936258</text:p>
          </table:table-cell>
          <table:table-cell office:value-type="float" office:value="457" calcext:value-type="float">
            <text:p>457</text:p>
          </table:table-cell>
          <table:table-cell table:formula="of:=[.D652]/[.$B$7]" office:value-type="percentage" office:value="0.640953716690042" calcext:value-type="percentage">
            <text:p>64.10%</text:p>
          </table:table-cell>
          <table:table-cell table:formula="of:=[.D652]*[.$B$8]" office:value-type="float" office:value="185.235624123422" calcext:value-type="float">
            <text:p>185.235624123422</text:p>
          </table:table-cell>
          <table:table-cell table:formula="of:=[.F652]/[.$B$6]" office:value-type="percentage" office:value="0.640953716690042" calcext:value-type="percentage">
            <text:p>64.10%</text:p>
          </table:table-cell>
          <table:table-cell table:formula="of:=SUM([.$B$196:.$B652])" office:value-type="float" office:value="257" calcext:value-type="float">
            <text:p>257</text:p>
          </table:table-cell>
          <table:table-cell table:formula="of:=[.H652]/[.$B$6]" office:value-type="percentage" office:value="0.889273356401384" calcext:value-type="percentage">
            <text:p>88.93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0.143831471122697" calcext:value-type="float">
            <text:p>0.143831471122697</text:p>
          </table:table-cell>
          <table:table-cell office:value-type="float" office:value="458" calcext:value-type="float">
            <text:p>458</text:p>
          </table:table-cell>
          <table:table-cell table:formula="of:=[.D653]/[.$B$7]" office:value-type="percentage" office:value="0.642356241234222" calcext:value-type="percentage">
            <text:p>64.24%</text:p>
          </table:table-cell>
          <table:table-cell table:formula="of:=[.D653]*[.$B$8]" office:value-type="float" office:value="185.64095371669" calcext:value-type="float">
            <text:p>185.64095371669</text:p>
          </table:table-cell>
          <table:table-cell table:formula="of:=[.F653]/[.$B$6]" office:value-type="percentage" office:value="0.642356241234222" calcext:value-type="percentage">
            <text:p>64.24%</text:p>
          </table:table-cell>
          <table:table-cell table:formula="of:=SUM([.$B$196:.$B653])" office:value-type="float" office:value="257" calcext:value-type="float">
            <text:p>257</text:p>
          </table:table-cell>
          <table:table-cell table:formula="of:=[.H653]/[.$B$6]" office:value-type="percentage" office:value="0.889273356401384" calcext:value-type="percentage">
            <text:p>88.93%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0.143689476105325" calcext:value-type="float">
            <text:p>0.143689476105325</text:p>
          </table:table-cell>
          <table:table-cell office:value-type="float" office:value="459" calcext:value-type="float">
            <text:p>459</text:p>
          </table:table-cell>
          <table:table-cell table:formula="of:=[.D654]/[.$B$7]" office:value-type="percentage" office:value="0.643758765778401" calcext:value-type="percentage">
            <text:p>64.38%</text:p>
          </table:table-cell>
          <table:table-cell table:formula="of:=[.D654]*[.$B$8]" office:value-type="float" office:value="186.046283309958" calcext:value-type="float">
            <text:p>186.046283309958</text:p>
          </table:table-cell>
          <table:table-cell table:formula="of:=[.F654]/[.$B$6]" office:value-type="percentage" office:value="0.643758765778401" calcext:value-type="percentage">
            <text:p>64.38%</text:p>
          </table:table-cell>
          <table:table-cell table:formula="of:=SUM([.$B$196:.$B654])" office:value-type="float" office:value="257" calcext:value-type="float">
            <text:p>257</text:p>
          </table:table-cell>
          <table:table-cell table:formula="of:=[.H654]/[.$B$6]" office:value-type="percentage" office:value="0.889273356401384" calcext:value-type="percentage">
            <text:p>88.93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.141387102453719" calcext:value-type="float">
            <text:p>0.141387102453719</text:p>
          </table:table-cell>
          <table:table-cell office:value-type="float" office:value="460" calcext:value-type="float">
            <text:p>460</text:p>
          </table:table-cell>
          <table:table-cell table:formula="of:=[.D655]/[.$B$7]" office:value-type="percentage" office:value="0.645161290322581" calcext:value-type="percentage">
            <text:p>64.52%</text:p>
          </table:table-cell>
          <table:table-cell table:formula="of:=[.D655]*[.$B$8]" office:value-type="float" office:value="186.451612903226" calcext:value-type="float">
            <text:p>186.451612903226</text:p>
          </table:table-cell>
          <table:table-cell table:formula="of:=[.F655]/[.$B$6]" office:value-type="percentage" office:value="0.645161290322581" calcext:value-type="percentage">
            <text:p>64.52%</text:p>
          </table:table-cell>
          <table:table-cell table:formula="of:=SUM([.$B$196:.$B655])" office:value-type="float" office:value="258" calcext:value-type="float">
            <text:p>258</text:p>
          </table:table-cell>
          <table:table-cell table:formula="of:=[.H655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0.141387102453719" calcext:value-type="float">
            <text:p>0.141387102453719</text:p>
          </table:table-cell>
          <table:table-cell office:value-type="float" office:value="461" calcext:value-type="float">
            <text:p>461</text:p>
          </table:table-cell>
          <table:table-cell table:formula="of:=[.D656]/[.$B$7]" office:value-type="percentage" office:value="0.64656381486676" calcext:value-type="percentage">
            <text:p>64.66%</text:p>
          </table:table-cell>
          <table:table-cell table:formula="of:=[.D656]*[.$B$8]" office:value-type="float" office:value="186.856942496494" calcext:value-type="float">
            <text:p>186.856942496494</text:p>
          </table:table-cell>
          <table:table-cell table:formula="of:=[.F656]/[.$B$6]" office:value-type="percentage" office:value="0.64656381486676" calcext:value-type="percentage">
            <text:p>64.66%</text:p>
          </table:table-cell>
          <table:table-cell table:formula="of:=SUM([.$B$196:.$B656])" office:value-type="float" office:value="258" calcext:value-type="float">
            <text:p>258</text:p>
          </table:table-cell>
          <table:table-cell table:formula="of:=[.H656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0.141387102453719" calcext:value-type="float">
            <text:p>0.141387102453719</text:p>
          </table:table-cell>
          <table:table-cell office:value-type="float" office:value="462" calcext:value-type="float">
            <text:p>462</text:p>
          </table:table-cell>
          <table:table-cell table:formula="of:=[.D657]/[.$B$7]" office:value-type="percentage" office:value="0.64796633941094" calcext:value-type="percentage">
            <text:p>64.80%</text:p>
          </table:table-cell>
          <table:table-cell table:formula="of:=[.D657]*[.$B$8]" office:value-type="float" office:value="187.262272089762" calcext:value-type="float">
            <text:p>187.262272089762</text:p>
          </table:table-cell>
          <table:table-cell table:formula="of:=[.F657]/[.$B$6]" office:value-type="percentage" office:value="0.64796633941094" calcext:value-type="percentage">
            <text:p>64.80%</text:p>
          </table:table-cell>
          <table:table-cell table:formula="of:=SUM([.$B$196:.$B657])" office:value-type="float" office:value="258" calcext:value-type="float">
            <text:p>258</text:p>
          </table:table-cell>
          <table:table-cell table:formula="of:=[.H657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0.141387102453719" calcext:value-type="float">
            <text:p>0.141387102453719</text:p>
          </table:table-cell>
          <table:table-cell office:value-type="float" office:value="463" calcext:value-type="float">
            <text:p>463</text:p>
          </table:table-cell>
          <table:table-cell table:formula="of:=[.D658]/[.$B$7]" office:value-type="percentage" office:value="0.649368863955119" calcext:value-type="percentage">
            <text:p>64.94%</text:p>
          </table:table-cell>
          <table:table-cell table:formula="of:=[.D658]*[.$B$8]" office:value-type="float" office:value="187.667601683029" calcext:value-type="float">
            <text:p>187.667601683029</text:p>
          </table:table-cell>
          <table:table-cell table:formula="of:=[.F658]/[.$B$6]" office:value-type="percentage" office:value="0.649368863955119" calcext:value-type="percentage">
            <text:p>64.94%</text:p>
          </table:table-cell>
          <table:table-cell table:formula="of:=SUM([.$B$196:.$B658])" office:value-type="float" office:value="258" calcext:value-type="float">
            <text:p>258</text:p>
          </table:table-cell>
          <table:table-cell table:formula="of:=[.H658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0.141387102453719" calcext:value-type="float">
            <text:p>0.141387102453719</text:p>
          </table:table-cell>
          <table:table-cell office:value-type="float" office:value="464" calcext:value-type="float">
            <text:p>464</text:p>
          </table:table-cell>
          <table:table-cell table:formula="of:=[.D659]/[.$B$7]" office:value-type="percentage" office:value="0.650771388499299" calcext:value-type="percentage">
            <text:p>65.08%</text:p>
          </table:table-cell>
          <table:table-cell table:formula="of:=[.D659]*[.$B$8]" office:value-type="float" office:value="188.072931276297" calcext:value-type="float">
            <text:p>188.072931276297</text:p>
          </table:table-cell>
          <table:table-cell table:formula="of:=[.F659]/[.$B$6]" office:value-type="percentage" office:value="0.650771388499299" calcext:value-type="percentage">
            <text:p>65.08%</text:p>
          </table:table-cell>
          <table:table-cell table:formula="of:=SUM([.$B$196:.$B659])" office:value-type="float" office:value="258" calcext:value-type="float">
            <text:p>258</text:p>
          </table:table-cell>
          <table:table-cell table:formula="of:=[.H659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0.138701686495993" calcext:value-type="float">
            <text:p>0.138701686495993</text:p>
          </table:table-cell>
          <table:table-cell office:value-type="float" office:value="465" calcext:value-type="float">
            <text:p>465</text:p>
          </table:table-cell>
          <table:table-cell table:formula="of:=[.D660]/[.$B$7]" office:value-type="percentage" office:value="0.652173913043478" calcext:value-type="percentage">
            <text:p>65.22%</text:p>
          </table:table-cell>
          <table:table-cell table:formula="of:=[.D660]*[.$B$8]" office:value-type="float" office:value="188.478260869565" calcext:value-type="float">
            <text:p>188.478260869565</text:p>
          </table:table-cell>
          <table:table-cell table:formula="of:=[.F660]/[.$B$6]" office:value-type="percentage" office:value="0.652173913043478" calcext:value-type="percentage">
            <text:p>65.22%</text:p>
          </table:table-cell>
          <table:table-cell table:formula="of:=SUM([.$B$196:.$B660])" office:value-type="float" office:value="258" calcext:value-type="float">
            <text:p>258</text:p>
          </table:table-cell>
          <table:table-cell table:formula="of:=[.H660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66" calcext:value-type="float">
            <text:p>466</text:p>
          </table:table-cell>
          <table:table-cell table:formula="of:=[.D661]/[.$B$7]" office:value-type="percentage" office:value="0.653576437587658" calcext:value-type="percentage">
            <text:p>65.36%</text:p>
          </table:table-cell>
          <table:table-cell table:formula="of:=[.D661]*[.$B$8]" office:value-type="float" office:value="188.883590462833" calcext:value-type="float">
            <text:p>188.883590462833</text:p>
          </table:table-cell>
          <table:table-cell table:formula="of:=[.F661]/[.$B$6]" office:value-type="percentage" office:value="0.653576437587658" calcext:value-type="percentage">
            <text:p>65.36%</text:p>
          </table:table-cell>
          <table:table-cell table:formula="of:=SUM([.$B$196:.$B661])" office:value-type="float" office:value="258" calcext:value-type="float">
            <text:p>258</text:p>
          </table:table-cell>
          <table:table-cell table:formula="of:=[.H661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67" calcext:value-type="float">
            <text:p>467</text:p>
          </table:table-cell>
          <table:table-cell table:formula="of:=[.D662]/[.$B$7]" office:value-type="percentage" office:value="0.654978962131837" calcext:value-type="percentage">
            <text:p>65.50%</text:p>
          </table:table-cell>
          <table:table-cell table:formula="of:=[.D662]*[.$B$8]" office:value-type="float" office:value="189.288920056101" calcext:value-type="float">
            <text:p>189.288920056101</text:p>
          </table:table-cell>
          <table:table-cell table:formula="of:=[.F662]/[.$B$6]" office:value-type="percentage" office:value="0.654978962131837" calcext:value-type="percentage">
            <text:p>65.50%</text:p>
          </table:table-cell>
          <table:table-cell table:formula="of:=SUM([.$B$196:.$B662])" office:value-type="float" office:value="258" calcext:value-type="float">
            <text:p>258</text:p>
          </table:table-cell>
          <table:table-cell table:formula="of:=[.H662]/[.$B$6]" office:value-type="percentage" office:value="0.892733564013841" calcext:value-type="percentage">
            <text:p>89.27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68" calcext:value-type="float">
            <text:p>468</text:p>
          </table:table-cell>
          <table:table-cell table:formula="of:=[.D663]/[.$B$7]" office:value-type="percentage" office:value="0.656381486676017" calcext:value-type="percentage">
            <text:p>65.64%</text:p>
          </table:table-cell>
          <table:table-cell table:formula="of:=[.D663]*[.$B$8]" office:value-type="float" office:value="189.694249649369" calcext:value-type="float">
            <text:p>189.694249649369</text:p>
          </table:table-cell>
          <table:table-cell table:formula="of:=[.F663]/[.$B$6]" office:value-type="percentage" office:value="0.656381486676017" calcext:value-type="percentage">
            <text:p>65.64%</text:p>
          </table:table-cell>
          <table:table-cell table:formula="of:=SUM([.$B$196:.$B663])" office:value-type="float" office:value="259" calcext:value-type="float">
            <text:p>259</text:p>
          </table:table-cell>
          <table:table-cell table:formula="of:=[.H663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69" calcext:value-type="float">
            <text:p>469</text:p>
          </table:table-cell>
          <table:table-cell table:formula="of:=[.D664]/[.$B$7]" office:value-type="percentage" office:value="0.657784011220196" calcext:value-type="percentage">
            <text:p>65.78%</text:p>
          </table:table-cell>
          <table:table-cell table:formula="of:=[.D664]*[.$B$8]" office:value-type="float" office:value="190.099579242637" calcext:value-type="float">
            <text:p>190.099579242637</text:p>
          </table:table-cell>
          <table:table-cell table:formula="of:=[.F664]/[.$B$6]" office:value-type="percentage" office:value="0.657784011220196" calcext:value-type="percentage">
            <text:p>65.78%</text:p>
          </table:table-cell>
          <table:table-cell table:formula="of:=SUM([.$B$196:.$B664])" office:value-type="float" office:value="259" calcext:value-type="float">
            <text:p>259</text:p>
          </table:table-cell>
          <table:table-cell table:formula="of:=[.H664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0" calcext:value-type="float">
            <text:p>470</text:p>
          </table:table-cell>
          <table:table-cell table:formula="of:=[.D665]/[.$B$7]" office:value-type="percentage" office:value="0.659186535764376" calcext:value-type="percentage">
            <text:p>65.92%</text:p>
          </table:table-cell>
          <table:table-cell table:formula="of:=[.D665]*[.$B$8]" office:value-type="float" office:value="190.504908835905" calcext:value-type="float">
            <text:p>190.504908835905</text:p>
          </table:table-cell>
          <table:table-cell table:formula="of:=[.F665]/[.$B$6]" office:value-type="percentage" office:value="0.659186535764376" calcext:value-type="percentage">
            <text:p>65.92%</text:p>
          </table:table-cell>
          <table:table-cell table:formula="of:=SUM([.$B$196:.$B665])" office:value-type="float" office:value="259" calcext:value-type="float">
            <text:p>259</text:p>
          </table:table-cell>
          <table:table-cell table:formula="of:=[.H665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1" calcext:value-type="float">
            <text:p>471</text:p>
          </table:table-cell>
          <table:table-cell table:formula="of:=[.D666]/[.$B$7]" office:value-type="percentage" office:value="0.660589060308555" calcext:value-type="percentage">
            <text:p>66.06%</text:p>
          </table:table-cell>
          <table:table-cell table:formula="of:=[.D666]*[.$B$8]" office:value-type="float" office:value="190.910238429173" calcext:value-type="float">
            <text:p>190.910238429173</text:p>
          </table:table-cell>
          <table:table-cell table:formula="of:=[.F666]/[.$B$6]" office:value-type="percentage" office:value="0.660589060308555" calcext:value-type="percentage">
            <text:p>66.06%</text:p>
          </table:table-cell>
          <table:table-cell table:formula="of:=SUM([.$B$196:.$B666])" office:value-type="float" office:value="259" calcext:value-type="float">
            <text:p>259</text:p>
          </table:table-cell>
          <table:table-cell table:formula="of:=[.H666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2" calcext:value-type="float">
            <text:p>472</text:p>
          </table:table-cell>
          <table:table-cell table:formula="of:=[.D667]/[.$B$7]" office:value-type="percentage" office:value="0.661991584852735" calcext:value-type="percentage">
            <text:p>66.20%</text:p>
          </table:table-cell>
          <table:table-cell table:formula="of:=[.D667]*[.$B$8]" office:value-type="float" office:value="191.31556802244" calcext:value-type="float">
            <text:p>191.31556802244</text:p>
          </table:table-cell>
          <table:table-cell table:formula="of:=[.F667]/[.$B$6]" office:value-type="percentage" office:value="0.661991584852735" calcext:value-type="percentage">
            <text:p>66.20%</text:p>
          </table:table-cell>
          <table:table-cell table:formula="of:=SUM([.$B$196:.$B667])" office:value-type="float" office:value="259" calcext:value-type="float">
            <text:p>259</text:p>
          </table:table-cell>
          <table:table-cell table:formula="of:=[.H667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3" calcext:value-type="float">
            <text:p>473</text:p>
          </table:table-cell>
          <table:table-cell table:formula="of:=[.D668]/[.$B$7]" office:value-type="percentage" office:value="0.663394109396914" calcext:value-type="percentage">
            <text:p>66.34%</text:p>
          </table:table-cell>
          <table:table-cell table:formula="of:=[.D668]*[.$B$8]" office:value-type="float" office:value="191.720897615708" calcext:value-type="float">
            <text:p>191.720897615708</text:p>
          </table:table-cell>
          <table:table-cell table:formula="of:=[.F668]/[.$B$6]" office:value-type="percentage" office:value="0.663394109396914" calcext:value-type="percentage">
            <text:p>66.34%</text:p>
          </table:table-cell>
          <table:table-cell table:formula="of:=SUM([.$B$196:.$B668])" office:value-type="float" office:value="259" calcext:value-type="float">
            <text:p>259</text:p>
          </table:table-cell>
          <table:table-cell table:formula="of:=[.H668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4" calcext:value-type="float">
            <text:p>474</text:p>
          </table:table-cell>
          <table:table-cell table:formula="of:=[.D669]/[.$B$7]" office:value-type="percentage" office:value="0.664796633941094" calcext:value-type="percentage">
            <text:p>66.48%</text:p>
          </table:table-cell>
          <table:table-cell table:formula="of:=[.D669]*[.$B$8]" office:value-type="float" office:value="192.126227208976" calcext:value-type="float">
            <text:p>192.126227208976</text:p>
          </table:table-cell>
          <table:table-cell table:formula="of:=[.F669]/[.$B$6]" office:value-type="percentage" office:value="0.664796633941094" calcext:value-type="percentage">
            <text:p>66.48%</text:p>
          </table:table-cell>
          <table:table-cell table:formula="of:=SUM([.$B$196:.$B669])" office:value-type="float" office:value="259" calcext:value-type="float">
            <text:p>259</text:p>
          </table:table-cell>
          <table:table-cell table:formula="of:=[.H669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5" calcext:value-type="float">
            <text:p>475</text:p>
          </table:table-cell>
          <table:table-cell table:formula="of:=[.D670]/[.$B$7]" office:value-type="percentage" office:value="0.666199158485273" calcext:value-type="percentage">
            <text:p>66.62%</text:p>
          </table:table-cell>
          <table:table-cell table:formula="of:=[.D670]*[.$B$8]" office:value-type="float" office:value="192.531556802244" calcext:value-type="float">
            <text:p>192.531556802244</text:p>
          </table:table-cell>
          <table:table-cell table:formula="of:=[.F670]/[.$B$6]" office:value-type="percentage" office:value="0.666199158485273" calcext:value-type="percentage">
            <text:p>66.62%</text:p>
          </table:table-cell>
          <table:table-cell table:formula="of:=SUM([.$B$196:.$B670])" office:value-type="float" office:value="259" calcext:value-type="float">
            <text:p>259</text:p>
          </table:table-cell>
          <table:table-cell table:formula="of:=[.H670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6" calcext:value-type="float">
            <text:p>476</text:p>
          </table:table-cell>
          <table:table-cell table:formula="of:=[.D671]/[.$B$7]" office:value-type="percentage" office:value="0.667601683029453" calcext:value-type="percentage">
            <text:p>66.76%</text:p>
          </table:table-cell>
          <table:table-cell table:formula="of:=[.D671]*[.$B$8]" office:value-type="float" office:value="192.936886395512" calcext:value-type="float">
            <text:p>192.936886395512</text:p>
          </table:table-cell>
          <table:table-cell table:formula="of:=[.F671]/[.$B$6]" office:value-type="percentage" office:value="0.667601683029453" calcext:value-type="percentage">
            <text:p>66.76%</text:p>
          </table:table-cell>
          <table:table-cell table:formula="of:=SUM([.$B$196:.$B671])" office:value-type="float" office:value="259" calcext:value-type="float">
            <text:p>259</text:p>
          </table:table-cell>
          <table:table-cell table:formula="of:=[.H671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0.136209641131839" calcext:value-type="float">
            <text:p>0.136209641131839</text:p>
          </table:table-cell>
          <table:table-cell office:value-type="float" office:value="477" calcext:value-type="float">
            <text:p>477</text:p>
          </table:table-cell>
          <table:table-cell table:formula="of:=[.D672]/[.$B$7]" office:value-type="percentage" office:value="0.669004207573633" calcext:value-type="percentage">
            <text:p>66.90%</text:p>
          </table:table-cell>
          <table:table-cell table:formula="of:=[.D672]*[.$B$8]" office:value-type="float" office:value="193.34221598878" calcext:value-type="float">
            <text:p>193.34221598878</text:p>
          </table:table-cell>
          <table:table-cell table:formula="of:=[.F672]/[.$B$6]" office:value-type="percentage" office:value="0.669004207573633" calcext:value-type="percentage">
            <text:p>66.90%</text:p>
          </table:table-cell>
          <table:table-cell table:formula="of:=SUM([.$B$196:.$B672])" office:value-type="float" office:value="259" calcext:value-type="float">
            <text:p>259</text:p>
          </table:table-cell>
          <table:table-cell table:formula="of:=[.H672]/[.$B$6]" office:value-type="percentage" office:value="0.896193771626298" calcext:value-type="percentage">
            <text:p>89.62%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0.135817741581819" calcext:value-type="float">
            <text:p>0.135817741581819</text:p>
          </table:table-cell>
          <table:table-cell office:value-type="float" office:value="478" calcext:value-type="float">
            <text:p>478</text:p>
          </table:table-cell>
          <table:table-cell table:formula="of:=[.D673]/[.$B$7]" office:value-type="percentage" office:value="0.670406732117812" calcext:value-type="percentage">
            <text:p>67.04%</text:p>
          </table:table-cell>
          <table:table-cell table:formula="of:=[.D673]*[.$B$8]" office:value-type="float" office:value="193.747545582048" calcext:value-type="float">
            <text:p>193.747545582048</text:p>
          </table:table-cell>
          <table:table-cell table:formula="of:=[.F673]/[.$B$6]" office:value-type="percentage" office:value="0.670406732117812" calcext:value-type="percentage">
            <text:p>67.04%</text:p>
          </table:table-cell>
          <table:table-cell table:formula="of:=SUM([.$B$196:.$B673])" office:value-type="float" office:value="260" calcext:value-type="float">
            <text:p>260</text:p>
          </table:table-cell>
          <table:table-cell table:formula="of:=[.H673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0.133488329632569" calcext:value-type="float">
            <text:p>0.133488329632569</text:p>
          </table:table-cell>
          <table:table-cell office:value-type="float" office:value="479" calcext:value-type="float">
            <text:p>479</text:p>
          </table:table-cell>
          <table:table-cell table:formula="of:=[.D674]/[.$B$7]" office:value-type="percentage" office:value="0.671809256661992" calcext:value-type="percentage">
            <text:p>67.18%</text:p>
          </table:table-cell>
          <table:table-cell table:formula="of:=[.D674]*[.$B$8]" office:value-type="float" office:value="194.152875175316" calcext:value-type="float">
            <text:p>194.152875175316</text:p>
          </table:table-cell>
          <table:table-cell table:formula="of:=[.F674]/[.$B$6]" office:value-type="percentage" office:value="0.671809256661992" calcext:value-type="percentage">
            <text:p>67.18%</text:p>
          </table:table-cell>
          <table:table-cell table:formula="of:=SUM([.$B$196:.$B674])" office:value-type="float" office:value="260" calcext:value-type="float">
            <text:p>260</text:p>
          </table:table-cell>
          <table:table-cell table:formula="of:=[.H674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0" calcext:value-type="float">
            <text:p>480</text:p>
          </table:table-cell>
          <table:table-cell table:formula="of:=[.D675]/[.$B$7]" office:value-type="percentage" office:value="0.673211781206171" calcext:value-type="percentage">
            <text:p>67.32%</text:p>
          </table:table-cell>
          <table:table-cell table:formula="of:=[.D675]*[.$B$8]" office:value-type="float" office:value="194.558204768583" calcext:value-type="float">
            <text:p>194.558204768583</text:p>
          </table:table-cell>
          <table:table-cell table:formula="of:=[.F675]/[.$B$6]" office:value-type="percentage" office:value="0.673211781206171" calcext:value-type="percentage">
            <text:p>67.32%</text:p>
          </table:table-cell>
          <table:table-cell table:formula="of:=SUM([.$B$196:.$B675])" office:value-type="float" office:value="260" calcext:value-type="float">
            <text:p>260</text:p>
          </table:table-cell>
          <table:table-cell table:formula="of:=[.H675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1" calcext:value-type="float">
            <text:p>481</text:p>
          </table:table-cell>
          <table:table-cell table:formula="of:=[.D676]/[.$B$7]" office:value-type="percentage" office:value="0.674614305750351" calcext:value-type="percentage">
            <text:p>67.46%</text:p>
          </table:table-cell>
          <table:table-cell table:formula="of:=[.D676]*[.$B$8]" office:value-type="float" office:value="194.963534361851" calcext:value-type="float">
            <text:p>194.963534361851</text:p>
          </table:table-cell>
          <table:table-cell table:formula="of:=[.F676]/[.$B$6]" office:value-type="percentage" office:value="0.674614305750351" calcext:value-type="percentage">
            <text:p>67.46%</text:p>
          </table:table-cell>
          <table:table-cell table:formula="of:=SUM([.$B$196:.$B676])" office:value-type="float" office:value="260" calcext:value-type="float">
            <text:p>260</text:p>
          </table:table-cell>
          <table:table-cell table:formula="of:=[.H676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2" calcext:value-type="float">
            <text:p>482</text:p>
          </table:table-cell>
          <table:table-cell table:formula="of:=[.D677]/[.$B$7]" office:value-type="percentage" office:value="0.67601683029453" calcext:value-type="percentage">
            <text:p>67.60%</text:p>
          </table:table-cell>
          <table:table-cell table:formula="of:=[.D677]*[.$B$8]" office:value-type="float" office:value="195.368863955119" calcext:value-type="float">
            <text:p>195.368863955119</text:p>
          </table:table-cell>
          <table:table-cell table:formula="of:=[.F677]/[.$B$6]" office:value-type="percentage" office:value="0.67601683029453" calcext:value-type="percentage">
            <text:p>67.60%</text:p>
          </table:table-cell>
          <table:table-cell table:formula="of:=SUM([.$B$196:.$B677])" office:value-type="float" office:value="260" calcext:value-type="float">
            <text:p>260</text:p>
          </table:table-cell>
          <table:table-cell table:formula="of:=[.H677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3" calcext:value-type="float">
            <text:p>483</text:p>
          </table:table-cell>
          <table:table-cell table:formula="of:=[.D678]/[.$B$7]" office:value-type="percentage" office:value="0.67741935483871" calcext:value-type="percentage">
            <text:p>67.74%</text:p>
          </table:table-cell>
          <table:table-cell table:formula="of:=[.D678]*[.$B$8]" office:value-type="float" office:value="195.774193548387" calcext:value-type="float">
            <text:p>195.774193548387</text:p>
          </table:table-cell>
          <table:table-cell table:formula="of:=[.F678]/[.$B$6]" office:value-type="percentage" office:value="0.67741935483871" calcext:value-type="percentage">
            <text:p>67.74%</text:p>
          </table:table-cell>
          <table:table-cell table:formula="of:=SUM([.$B$196:.$B678])" office:value-type="float" office:value="260" calcext:value-type="float">
            <text:p>260</text:p>
          </table:table-cell>
          <table:table-cell table:formula="of:=[.H678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4" calcext:value-type="float">
            <text:p>484</text:p>
          </table:table-cell>
          <table:table-cell table:formula="of:=[.D679]/[.$B$7]" office:value-type="percentage" office:value="0.678821879382889" calcext:value-type="percentage">
            <text:p>67.88%</text:p>
          </table:table-cell>
          <table:table-cell table:formula="of:=[.D679]*[.$B$8]" office:value-type="float" office:value="196.179523141655" calcext:value-type="float">
            <text:p>196.179523141655</text:p>
          </table:table-cell>
          <table:table-cell table:formula="of:=[.F679]/[.$B$6]" office:value-type="percentage" office:value="0.678821879382889" calcext:value-type="percentage">
            <text:p>67.88%</text:p>
          </table:table-cell>
          <table:table-cell table:formula="of:=SUM([.$B$196:.$B679])" office:value-type="float" office:value="260" calcext:value-type="float">
            <text:p>260</text:p>
          </table:table-cell>
          <table:table-cell table:formula="of:=[.H679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5" calcext:value-type="float">
            <text:p>485</text:p>
          </table:table-cell>
          <table:table-cell table:formula="of:=[.D680]/[.$B$7]" office:value-type="percentage" office:value="0.680224403927069" calcext:value-type="percentage">
            <text:p>68.02%</text:p>
          </table:table-cell>
          <table:table-cell table:formula="of:=[.D680]*[.$B$8]" office:value-type="float" office:value="196.584852734923" calcext:value-type="float">
            <text:p>196.584852734923</text:p>
          </table:table-cell>
          <table:table-cell table:formula="of:=[.F680]/[.$B$6]" office:value-type="percentage" office:value="0.680224403927069" calcext:value-type="percentage">
            <text:p>68.02%</text:p>
          </table:table-cell>
          <table:table-cell table:formula="of:=SUM([.$B$196:.$B680])" office:value-type="float" office:value="260" calcext:value-type="float">
            <text:p>260</text:p>
          </table:table-cell>
          <table:table-cell table:formula="of:=[.H680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6" calcext:value-type="float">
            <text:p>486</text:p>
          </table:table-cell>
          <table:table-cell table:formula="of:=[.D681]/[.$B$7]" office:value-type="percentage" office:value="0.681626928471248" calcext:value-type="percentage">
            <text:p>68.16%</text:p>
          </table:table-cell>
          <table:table-cell table:formula="of:=[.D681]*[.$B$8]" office:value-type="float" office:value="196.990182328191" calcext:value-type="float">
            <text:p>196.990182328191</text:p>
          </table:table-cell>
          <table:table-cell table:formula="of:=[.F681]/[.$B$6]" office:value-type="percentage" office:value="0.681626928471248" calcext:value-type="percentage">
            <text:p>68.16%</text:p>
          </table:table-cell>
          <table:table-cell table:formula="of:=SUM([.$B$196:.$B681])" office:value-type="float" office:value="260" calcext:value-type="float">
            <text:p>260</text:p>
          </table:table-cell>
          <table:table-cell table:formula="of:=[.H681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7" calcext:value-type="float">
            <text:p>487</text:p>
          </table:table-cell>
          <table:table-cell table:formula="of:=[.D682]/[.$B$7]" office:value-type="percentage" office:value="0.683029453015428" calcext:value-type="percentage">
            <text:p>68.30%</text:p>
          </table:table-cell>
          <table:table-cell table:formula="of:=[.D682]*[.$B$8]" office:value-type="float" office:value="197.395511921459" calcext:value-type="float">
            <text:p>197.395511921459</text:p>
          </table:table-cell>
          <table:table-cell table:formula="of:=[.F682]/[.$B$6]" office:value-type="percentage" office:value="0.683029453015428" calcext:value-type="percentage">
            <text:p>68.30%</text:p>
          </table:table-cell>
          <table:table-cell table:formula="of:=SUM([.$B$196:.$B682])" office:value-type="float" office:value="260" calcext:value-type="float">
            <text:p>260</text:p>
          </table:table-cell>
          <table:table-cell table:formula="of:=[.H682]/[.$B$6]" office:value-type="percentage" office:value="0.899653979238754" calcext:value-type="percentage">
            <text:p>89.97%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8" calcext:value-type="float">
            <text:p>488</text:p>
          </table:table-cell>
          <table:table-cell table:formula="of:=[.D683]/[.$B$7]" office:value-type="percentage" office:value="0.684431977559607" calcext:value-type="percentage">
            <text:p>68.44%</text:p>
          </table:table-cell>
          <table:table-cell table:formula="of:=[.D683]*[.$B$8]" office:value-type="float" office:value="197.800841514727" calcext:value-type="float">
            <text:p>197.800841514727</text:p>
          </table:table-cell>
          <table:table-cell table:formula="of:=[.F683]/[.$B$6]" office:value-type="percentage" office:value="0.684431977559607" calcext:value-type="percentage">
            <text:p>68.44%</text:p>
          </table:table-cell>
          <table:table-cell table:formula="of:=SUM([.$B$196:.$B683])" office:value-type="float" office:value="261" calcext:value-type="float">
            <text:p>261</text:p>
          </table:table-cell>
          <table:table-cell table:formula="of:=[.H683]/[.$B$6]" office:value-type="percentage" office:value="0.903114186851211" calcext:value-type="percentage">
            <text:p>90.31%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89" calcext:value-type="float">
            <text:p>489</text:p>
          </table:table-cell>
          <table:table-cell table:formula="of:=[.D684]/[.$B$7]" office:value-type="percentage" office:value="0.685834502103787" calcext:value-type="percentage">
            <text:p>68.58%</text:p>
          </table:table-cell>
          <table:table-cell table:formula="of:=[.D684]*[.$B$8]" office:value-type="float" office:value="198.206171107994" calcext:value-type="float">
            <text:p>198.206171107994</text:p>
          </table:table-cell>
          <table:table-cell table:formula="of:=[.F684]/[.$B$6]" office:value-type="percentage" office:value="0.685834502103787" calcext:value-type="percentage">
            <text:p>68.58%</text:p>
          </table:table-cell>
          <table:table-cell table:formula="of:=SUM([.$B$196:.$B684])" office:value-type="float" office:value="261" calcext:value-type="float">
            <text:p>261</text:p>
          </table:table-cell>
          <table:table-cell table:formula="of:=[.H684]/[.$B$6]" office:value-type="percentage" office:value="0.903114186851211" calcext:value-type="percentage">
            <text:p>90.31%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0.131192804320558" calcext:value-type="float">
            <text:p>0.131192804320558</text:p>
          </table:table-cell>
          <table:table-cell office:value-type="float" office:value="490" calcext:value-type="float">
            <text:p>490</text:p>
          </table:table-cell>
          <table:table-cell table:formula="of:=[.D685]/[.$B$7]" office:value-type="percentage" office:value="0.687237026647966" calcext:value-type="percentage">
            <text:p>68.72%</text:p>
          </table:table-cell>
          <table:table-cell table:formula="of:=[.D685]*[.$B$8]" office:value-type="float" office:value="198.611500701262" calcext:value-type="float">
            <text:p>198.611500701262</text:p>
          </table:table-cell>
          <table:table-cell table:formula="of:=[.F685]/[.$B$6]" office:value-type="percentage" office:value="0.687237026647966" calcext:value-type="percentage">
            <text:p>68.72%</text:p>
          </table:table-cell>
          <table:table-cell table:formula="of:=SUM([.$B$196:.$B685])" office:value-type="float" office:value="261" calcext:value-type="float">
            <text:p>261</text:p>
          </table:table-cell>
          <table:table-cell table:formula="of:=[.H685]/[.$B$6]" office:value-type="percentage" office:value="0.903114186851211" calcext:value-type="percentage">
            <text:p>90.31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131061376587108" calcext:value-type="float">
            <text:p>0.131061376587108</text:p>
          </table:table-cell>
          <table:table-cell office:value-type="float" office:value="491" calcext:value-type="float">
            <text:p>491</text:p>
          </table:table-cell>
          <table:table-cell table:formula="of:=[.D686]/[.$B$7]" office:value-type="percentage" office:value="0.688639551192146" calcext:value-type="percentage">
            <text:p>68.86%</text:p>
          </table:table-cell>
          <table:table-cell table:formula="of:=[.D686]*[.$B$8]" office:value-type="float" office:value="199.01683029453" calcext:value-type="float">
            <text:p>199.01683029453</text:p>
          </table:table-cell>
          <table:table-cell table:formula="of:=[.F686]/[.$B$6]" office:value-type="percentage" office:value="0.688639551192146" calcext:value-type="percentage">
            <text:p>68.86%</text:p>
          </table:table-cell>
          <table:table-cell table:formula="of:=SUM([.$B$196:.$B686])" office:value-type="float" office:value="261" calcext:value-type="float">
            <text:p>261</text:p>
          </table:table-cell>
          <table:table-cell table:formula="of:=[.H686]/[.$B$6]" office:value-type="percentage" office:value="0.903114186851211" calcext:value-type="percentage">
            <text:p>90.31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128801382614985" calcext:value-type="float">
            <text:p>0.128801382614985</text:p>
          </table:table-cell>
          <table:table-cell office:value-type="float" office:value="492" calcext:value-type="float">
            <text:p>492</text:p>
          </table:table-cell>
          <table:table-cell table:formula="of:=[.D687]/[.$B$7]" office:value-type="percentage" office:value="0.690042075736325" calcext:value-type="percentage">
            <text:p>69.00%</text:p>
          </table:table-cell>
          <table:table-cell table:formula="of:=[.D687]*[.$B$8]" office:value-type="float" office:value="199.422159887798" calcext:value-type="float">
            <text:p>199.422159887798</text:p>
          </table:table-cell>
          <table:table-cell table:formula="of:=[.F687]/[.$B$6]" office:value-type="percentage" office:value="0.690042075736325" calcext:value-type="percentage">
            <text:p>69.00%</text:p>
          </table:table-cell>
          <table:table-cell table:formula="of:=SUM([.$B$196:.$B687])" office:value-type="float" office:value="262" calcext:value-type="float">
            <text:p>262</text:p>
          </table:table-cell>
          <table:table-cell table:formula="of:=[.H687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128556806240522" calcext:value-type="float">
            <text:p>0.128556806240522</text:p>
          </table:table-cell>
          <table:table-cell office:value-type="float" office:value="493" calcext:value-type="float">
            <text:p>493</text:p>
          </table:table-cell>
          <table:table-cell table:formula="of:=[.D688]/[.$B$7]" office:value-type="percentage" office:value="0.691444600280505" calcext:value-type="percentage">
            <text:p>69.14%</text:p>
          </table:table-cell>
          <table:table-cell table:formula="of:=[.D688]*[.$B$8]" office:value-type="float" office:value="199.827489481066" calcext:value-type="float">
            <text:p>199.827489481066</text:p>
          </table:table-cell>
          <table:table-cell table:formula="of:=[.F688]/[.$B$6]" office:value-type="percentage" office:value="0.691444600280505" calcext:value-type="percentage">
            <text:p>69.14%</text:p>
          </table:table-cell>
          <table:table-cell table:formula="of:=SUM([.$B$196:.$B688])" office:value-type="float" office:value="262" calcext:value-type="float">
            <text:p>262</text:p>
          </table:table-cell>
          <table:table-cell table:formula="of:=[.H688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4" calcext:value-type="float">
            <text:p>494</text:p>
          </table:table-cell>
          <table:table-cell table:formula="of:=[.D689]/[.$B$7]" office:value-type="percentage" office:value="0.692847124824684" calcext:value-type="percentage">
            <text:p>69.28%</text:p>
          </table:table-cell>
          <table:table-cell table:formula="of:=[.D689]*[.$B$8]" office:value-type="float" office:value="200.232819074334" calcext:value-type="float">
            <text:p>200.232819074334</text:p>
          </table:table-cell>
          <table:table-cell table:formula="of:=[.F689]/[.$B$6]" office:value-type="percentage" office:value="0.692847124824684" calcext:value-type="percentage">
            <text:p>69.28%</text:p>
          </table:table-cell>
          <table:table-cell table:formula="of:=SUM([.$B$196:.$B689])" office:value-type="float" office:value="262" calcext:value-type="float">
            <text:p>262</text:p>
          </table:table-cell>
          <table:table-cell table:formula="of:=[.H689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5" calcext:value-type="float">
            <text:p>495</text:p>
          </table:table-cell>
          <table:table-cell table:formula="of:=[.D690]/[.$B$7]" office:value-type="percentage" office:value="0.694249649368864" calcext:value-type="percentage">
            <text:p>69.42%</text:p>
          </table:table-cell>
          <table:table-cell table:formula="of:=[.D690]*[.$B$8]" office:value-type="float" office:value="200.638148667602" calcext:value-type="float">
            <text:p>200.638148667602</text:p>
          </table:table-cell>
          <table:table-cell table:formula="of:=[.F690]/[.$B$6]" office:value-type="percentage" office:value="0.694249649368864" calcext:value-type="percentage">
            <text:p>69.42%</text:p>
          </table:table-cell>
          <table:table-cell table:formula="of:=SUM([.$B$196:.$B690])" office:value-type="float" office:value="262" calcext:value-type="float">
            <text:p>262</text:p>
          </table:table-cell>
          <table:table-cell table:formula="of:=[.H690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6" calcext:value-type="float">
            <text:p>496</text:p>
          </table:table-cell>
          <table:table-cell table:formula="of:=[.D691]/[.$B$7]" office:value-type="percentage" office:value="0.695652173913043" calcext:value-type="percentage">
            <text:p>69.57%</text:p>
          </table:table-cell>
          <table:table-cell table:formula="of:=[.D691]*[.$B$8]" office:value-type="float" office:value="201.04347826087" calcext:value-type="float">
            <text:p>201.04347826087</text:p>
          </table:table-cell>
          <table:table-cell table:formula="of:=[.F691]/[.$B$6]" office:value-type="percentage" office:value="0.695652173913043" calcext:value-type="percentage">
            <text:p>69.57%</text:p>
          </table:table-cell>
          <table:table-cell table:formula="of:=SUM([.$B$196:.$B691])" office:value-type="float" office:value="262" calcext:value-type="float">
            <text:p>262</text:p>
          </table:table-cell>
          <table:table-cell table:formula="of:=[.H691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7" calcext:value-type="float">
            <text:p>497</text:p>
          </table:table-cell>
          <table:table-cell table:formula="of:=[.D692]/[.$B$7]" office:value-type="percentage" office:value="0.697054698457223" calcext:value-type="percentage">
            <text:p>69.71%</text:p>
          </table:table-cell>
          <table:table-cell table:formula="of:=[.D692]*[.$B$8]" office:value-type="float" office:value="201.448807854137" calcext:value-type="float">
            <text:p>201.448807854137</text:p>
          </table:table-cell>
          <table:table-cell table:formula="of:=[.F692]/[.$B$6]" office:value-type="percentage" office:value="0.697054698457223" calcext:value-type="percentage">
            <text:p>69.71%</text:p>
          </table:table-cell>
          <table:table-cell table:formula="of:=SUM([.$B$196:.$B692])" office:value-type="float" office:value="262" calcext:value-type="float">
            <text:p>262</text:p>
          </table:table-cell>
          <table:table-cell table:formula="of:=[.H692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8" calcext:value-type="float">
            <text:p>498</text:p>
          </table:table-cell>
          <table:table-cell table:formula="of:=[.D693]/[.$B$7]" office:value-type="percentage" office:value="0.698457223001403" calcext:value-type="percentage">
            <text:p>69.85%</text:p>
          </table:table-cell>
          <table:table-cell table:formula="of:=[.D693]*[.$B$8]" office:value-type="float" office:value="201.854137447405" calcext:value-type="float">
            <text:p>201.854137447405</text:p>
          </table:table-cell>
          <table:table-cell table:formula="of:=[.F693]/[.$B$6]" office:value-type="percentage" office:value="0.698457223001403" calcext:value-type="percentage">
            <text:p>69.85%</text:p>
          </table:table-cell>
          <table:table-cell table:formula="of:=SUM([.$B$196:.$B693])" office:value-type="float" office:value="262" calcext:value-type="float">
            <text:p>262</text:p>
          </table:table-cell>
          <table:table-cell table:formula="of:=[.H693]/[.$B$6]" office:value-type="percentage" office:value="0.906574394463668" calcext:value-type="percentage">
            <text:p>90.66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499" calcext:value-type="float">
            <text:p>499</text:p>
          </table:table-cell>
          <table:table-cell table:formula="of:=[.D694]/[.$B$7]" office:value-type="percentage" office:value="0.699859747545582" calcext:value-type="percentage">
            <text:p>69.99%</text:p>
          </table:table-cell>
          <table:table-cell table:formula="of:=[.D694]*[.$B$8]" office:value-type="float" office:value="202.259467040673" calcext:value-type="float">
            <text:p>202.259467040673</text:p>
          </table:table-cell>
          <table:table-cell table:formula="of:=[.F694]/[.$B$6]" office:value-type="percentage" office:value="0.699859747545582" calcext:value-type="percentage">
            <text:p>69.99%</text:p>
          </table:table-cell>
          <table:table-cell table:formula="of:=SUM([.$B$196:.$B694])" office:value-type="float" office:value="263" calcext:value-type="float">
            <text:p>263</text:p>
          </table:table-cell>
          <table:table-cell table:formula="of:=[.H694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0" calcext:value-type="float">
            <text:p>500</text:p>
          </table:table-cell>
          <table:table-cell table:formula="of:=[.D695]/[.$B$7]" office:value-type="percentage" office:value="0.701262272089762" calcext:value-type="percentage">
            <text:p>70.13%</text:p>
          </table:table-cell>
          <table:table-cell table:formula="of:=[.D695]*[.$B$8]" office:value-type="float" office:value="202.664796633941" calcext:value-type="float">
            <text:p>202.664796633941</text:p>
          </table:table-cell>
          <table:table-cell table:formula="of:=[.F695]/[.$B$6]" office:value-type="percentage" office:value="0.701262272089762" calcext:value-type="percentage">
            <text:p>70.13%</text:p>
          </table:table-cell>
          <table:table-cell table:formula="of:=SUM([.$B$196:.$B695])" office:value-type="float" office:value="263" calcext:value-type="float">
            <text:p>263</text:p>
          </table:table-cell>
          <table:table-cell table:formula="of:=[.H695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1" calcext:value-type="float">
            <text:p>501</text:p>
          </table:table-cell>
          <table:table-cell table:formula="of:=[.D696]/[.$B$7]" office:value-type="percentage" office:value="0.702664796633941" calcext:value-type="percentage">
            <text:p>70.27%</text:p>
          </table:table-cell>
          <table:table-cell table:formula="of:=[.D696]*[.$B$8]" office:value-type="float" office:value="203.070126227209" calcext:value-type="float">
            <text:p>203.070126227209</text:p>
          </table:table-cell>
          <table:table-cell table:formula="of:=[.F696]/[.$B$6]" office:value-type="percentage" office:value="0.702664796633941" calcext:value-type="percentage">
            <text:p>70.27%</text:p>
          </table:table-cell>
          <table:table-cell table:formula="of:=SUM([.$B$196:.$B696])" office:value-type="float" office:value="263" calcext:value-type="float">
            <text:p>263</text:p>
          </table:table-cell>
          <table:table-cell table:formula="of:=[.H696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2" calcext:value-type="float">
            <text:p>502</text:p>
          </table:table-cell>
          <table:table-cell table:formula="of:=[.D697]/[.$B$7]" office:value-type="percentage" office:value="0.704067321178121" calcext:value-type="percentage">
            <text:p>70.41%</text:p>
          </table:table-cell>
          <table:table-cell table:formula="of:=[.D697]*[.$B$8]" office:value-type="float" office:value="203.475455820477" calcext:value-type="float">
            <text:p>203.475455820477</text:p>
          </table:table-cell>
          <table:table-cell table:formula="of:=[.F697]/[.$B$6]" office:value-type="percentage" office:value="0.704067321178121" calcext:value-type="percentage">
            <text:p>70.41%</text:p>
          </table:table-cell>
          <table:table-cell table:formula="of:=SUM([.$B$196:.$B697])" office:value-type="float" office:value="263" calcext:value-type="float">
            <text:p>263</text:p>
          </table:table-cell>
          <table:table-cell table:formula="of:=[.H697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3" calcext:value-type="float">
            <text:p>503</text:p>
          </table:table-cell>
          <table:table-cell table:formula="of:=[.D698]/[.$B$7]" office:value-type="percentage" office:value="0.7054698457223" calcext:value-type="percentage">
            <text:p>70.55%</text:p>
          </table:table-cell>
          <table:table-cell table:formula="of:=[.D698]*[.$B$8]" office:value-type="float" office:value="203.880785413745" calcext:value-type="float">
            <text:p>203.880785413745</text:p>
          </table:table-cell>
          <table:table-cell table:formula="of:=[.F698]/[.$B$6]" office:value-type="percentage" office:value="0.7054698457223" calcext:value-type="percentage">
            <text:p>70.55%</text:p>
          </table:table-cell>
          <table:table-cell table:formula="of:=SUM([.$B$196:.$B698])" office:value-type="float" office:value="263" calcext:value-type="float">
            <text:p>263</text:p>
          </table:table-cell>
          <table:table-cell table:formula="of:=[.H698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4" calcext:value-type="float">
            <text:p>504</text:p>
          </table:table-cell>
          <table:table-cell table:formula="of:=[.D699]/[.$B$7]" office:value-type="percentage" office:value="0.70687237026648" calcext:value-type="percentage">
            <text:p>70.69%</text:p>
          </table:table-cell>
          <table:table-cell table:formula="of:=[.D699]*[.$B$8]" office:value-type="float" office:value="204.286115007013" calcext:value-type="float">
            <text:p>204.286115007013</text:p>
          </table:table-cell>
          <table:table-cell table:formula="of:=[.F699]/[.$B$6]" office:value-type="percentage" office:value="0.70687237026648" calcext:value-type="percentage">
            <text:p>70.69%</text:p>
          </table:table-cell>
          <table:table-cell table:formula="of:=SUM([.$B$196:.$B699])" office:value-type="float" office:value="263" calcext:value-type="float">
            <text:p>263</text:p>
          </table:table-cell>
          <table:table-cell table:formula="of:=[.H699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5" calcext:value-type="float">
            <text:p>505</text:p>
          </table:table-cell>
          <table:table-cell table:formula="of:=[.D700]/[.$B$7]" office:value-type="percentage" office:value="0.708274894810659" calcext:value-type="percentage">
            <text:p>70.83%</text:p>
          </table:table-cell>
          <table:table-cell table:formula="of:=[.D700]*[.$B$8]" office:value-type="float" office:value="204.69144460028" calcext:value-type="float">
            <text:p>204.69144460028</text:p>
          </table:table-cell>
          <table:table-cell table:formula="of:=[.F700]/[.$B$6]" office:value-type="percentage" office:value="0.708274894810659" calcext:value-type="percentage">
            <text:p>70.83%</text:p>
          </table:table-cell>
          <table:table-cell table:formula="of:=SUM([.$B$196:.$B700])" office:value-type="float" office:value="263" calcext:value-type="float">
            <text:p>263</text:p>
          </table:table-cell>
          <table:table-cell table:formula="of:=[.H700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6" calcext:value-type="float">
            <text:p>506</text:p>
          </table:table-cell>
          <table:table-cell table:formula="of:=[.D701]/[.$B$7]" office:value-type="percentage" office:value="0.709677419354839" calcext:value-type="percentage">
            <text:p>70.97%</text:p>
          </table:table-cell>
          <table:table-cell table:formula="of:=[.D701]*[.$B$8]" office:value-type="float" office:value="205.096774193548" calcext:value-type="float">
            <text:p>205.096774193548</text:p>
          </table:table-cell>
          <table:table-cell table:formula="of:=[.F701]/[.$B$6]" office:value-type="percentage" office:value="0.709677419354839" calcext:value-type="percentage">
            <text:p>70.97%</text:p>
          </table:table-cell>
          <table:table-cell table:formula="of:=SUM([.$B$196:.$B701])" office:value-type="float" office:value="263" calcext:value-type="float">
            <text:p>263</text:p>
          </table:table-cell>
          <table:table-cell table:formula="of:=[.H701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0.12633372145718" calcext:value-type="float">
            <text:p>0.12633372145718</text:p>
          </table:table-cell>
          <table:table-cell office:value-type="float" office:value="507" calcext:value-type="float">
            <text:p>507</text:p>
          </table:table-cell>
          <table:table-cell table:formula="of:=[.D702]/[.$B$7]" office:value-type="percentage" office:value="0.711079943899018" calcext:value-type="percentage">
            <text:p>71.11%</text:p>
          </table:table-cell>
          <table:table-cell table:formula="of:=[.D702]*[.$B$8]" office:value-type="float" office:value="205.502103786816" calcext:value-type="float">
            <text:p>205.502103786816</text:p>
          </table:table-cell>
          <table:table-cell table:formula="of:=[.F702]/[.$B$6]" office:value-type="percentage" office:value="0.711079943899018" calcext:value-type="percentage">
            <text:p>71.11%</text:p>
          </table:table-cell>
          <table:table-cell table:formula="of:=SUM([.$B$196:.$B702])" office:value-type="float" office:value="263" calcext:value-type="float">
            <text:p>263</text:p>
          </table:table-cell>
          <table:table-cell table:formula="of:=[.H702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126206454393786" calcext:value-type="float">
            <text:p>0.126206454393786</text:p>
          </table:table-cell>
          <table:table-cell office:value-type="float" office:value="508" calcext:value-type="float">
            <text:p>508</text:p>
          </table:table-cell>
          <table:table-cell table:formula="of:=[.D703]/[.$B$7]" office:value-type="percentage" office:value="0.712482468443198" calcext:value-type="percentage">
            <text:p>71.25%</text:p>
          </table:table-cell>
          <table:table-cell table:formula="of:=[.D703]*[.$B$8]" office:value-type="float" office:value="205.907433380084" calcext:value-type="float">
            <text:p>205.907433380084</text:p>
          </table:table-cell>
          <table:table-cell table:formula="of:=[.F703]/[.$B$6]" office:value-type="percentage" office:value="0.712482468443198" calcext:value-type="percentage">
            <text:p>71.25%</text:p>
          </table:table-cell>
          <table:table-cell table:formula="of:=SUM([.$B$196:.$B703])" office:value-type="float" office:value="263" calcext:value-type="float">
            <text:p>263</text:p>
          </table:table-cell>
          <table:table-cell table:formula="of:=[.H703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0.123781444925956" calcext:value-type="float">
            <text:p>0.123781444925956</text:p>
          </table:table-cell>
          <table:table-cell office:value-type="float" office:value="509" calcext:value-type="float">
            <text:p>509</text:p>
          </table:table-cell>
          <table:table-cell table:formula="of:=[.D704]/[.$B$7]" office:value-type="percentage" office:value="0.713884992987377" calcext:value-type="percentage">
            <text:p>71.39%</text:p>
          </table:table-cell>
          <table:table-cell table:formula="of:=[.D704]*[.$B$8]" office:value-type="float" office:value="206.312762973352" calcext:value-type="float">
            <text:p>206.312762973352</text:p>
          </table:table-cell>
          <table:table-cell table:formula="of:=[.F704]/[.$B$6]" office:value-type="percentage" office:value="0.713884992987377" calcext:value-type="percentage">
            <text:p>71.39%</text:p>
          </table:table-cell>
          <table:table-cell table:formula="of:=SUM([.$B$196:.$B704])" office:value-type="float" office:value="263" calcext:value-type="float">
            <text:p>263</text:p>
          </table:table-cell>
          <table:table-cell table:formula="of:=[.H704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0.123781444925956" calcext:value-type="float">
            <text:p>0.123781444925956</text:p>
          </table:table-cell>
          <table:table-cell office:value-type="float" office:value="510" calcext:value-type="float">
            <text:p>510</text:p>
          </table:table-cell>
          <table:table-cell table:formula="of:=[.D705]/[.$B$7]" office:value-type="percentage" office:value="0.715287517531557" calcext:value-type="percentage">
            <text:p>71.53%</text:p>
          </table:table-cell>
          <table:table-cell table:formula="of:=[.D705]*[.$B$8]" office:value-type="float" office:value="206.71809256662" calcext:value-type="float">
            <text:p>206.71809256662</text:p>
          </table:table-cell>
          <table:table-cell table:formula="of:=[.F705]/[.$B$6]" office:value-type="percentage" office:value="0.715287517531557" calcext:value-type="percentage">
            <text:p>71.53%</text:p>
          </table:table-cell>
          <table:table-cell table:formula="of:=SUM([.$B$196:.$B705])" office:value-type="float" office:value="263" calcext:value-type="float">
            <text:p>263</text:p>
          </table:table-cell>
          <table:table-cell table:formula="of:=[.H705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1" calcext:value-type="float">
            <text:p>511</text:p>
          </table:table-cell>
          <table:table-cell table:formula="of:=[.D706]/[.$B$7]" office:value-type="percentage" office:value="0.716690042075736" calcext:value-type="percentage">
            <text:p>71.67%</text:p>
          </table:table-cell>
          <table:table-cell table:formula="of:=[.D706]*[.$B$8]" office:value-type="float" office:value="207.123422159888" calcext:value-type="float">
            <text:p>207.123422159888</text:p>
          </table:table-cell>
          <table:table-cell table:formula="of:=[.F706]/[.$B$6]" office:value-type="percentage" office:value="0.716690042075736" calcext:value-type="percentage">
            <text:p>71.67%</text:p>
          </table:table-cell>
          <table:table-cell table:formula="of:=SUM([.$B$196:.$B706])" office:value-type="float" office:value="263" calcext:value-type="float">
            <text:p>263</text:p>
          </table:table-cell>
          <table:table-cell table:formula="of:=[.H706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2" calcext:value-type="float">
            <text:p>512</text:p>
          </table:table-cell>
          <table:table-cell table:formula="of:=[.D707]/[.$B$7]" office:value-type="percentage" office:value="0.718092566619916" calcext:value-type="percentage">
            <text:p>71.81%</text:p>
          </table:table-cell>
          <table:table-cell table:formula="of:=[.D707]*[.$B$8]" office:value-type="float" office:value="207.528751753156" calcext:value-type="float">
            <text:p>207.528751753156</text:p>
          </table:table-cell>
          <table:table-cell table:formula="of:=[.F707]/[.$B$6]" office:value-type="percentage" office:value="0.718092566619916" calcext:value-type="percentage">
            <text:p>71.81%</text:p>
          </table:table-cell>
          <table:table-cell table:formula="of:=SUM([.$B$196:.$B707])" office:value-type="float" office:value="263" calcext:value-type="float">
            <text:p>263</text:p>
          </table:table-cell>
          <table:table-cell table:formula="of:=[.H707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3" calcext:value-type="float">
            <text:p>513</text:p>
          </table:table-cell>
          <table:table-cell table:formula="of:=[.D708]/[.$B$7]" office:value-type="percentage" office:value="0.719495091164095" calcext:value-type="percentage">
            <text:p>71.95%</text:p>
          </table:table-cell>
          <table:table-cell table:formula="of:=[.D708]*[.$B$8]" office:value-type="float" office:value="207.934081346424" calcext:value-type="float">
            <text:p>207.934081346424</text:p>
          </table:table-cell>
          <table:table-cell table:formula="of:=[.F708]/[.$B$6]" office:value-type="percentage" office:value="0.719495091164095" calcext:value-type="percentage">
            <text:p>71.95%</text:p>
          </table:table-cell>
          <table:table-cell table:formula="of:=SUM([.$B$196:.$B708])" office:value-type="float" office:value="263" calcext:value-type="float">
            <text:p>263</text:p>
          </table:table-cell>
          <table:table-cell table:formula="of:=[.H708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4" calcext:value-type="float">
            <text:p>514</text:p>
          </table:table-cell>
          <table:table-cell table:formula="of:=[.D709]/[.$B$7]" office:value-type="percentage" office:value="0.720897615708275" calcext:value-type="percentage">
            <text:p>72.09%</text:p>
          </table:table-cell>
          <table:table-cell table:formula="of:=[.D709]*[.$B$8]" office:value-type="float" office:value="208.339410939691" calcext:value-type="float">
            <text:p>208.339410939691</text:p>
          </table:table-cell>
          <table:table-cell table:formula="of:=[.F709]/[.$B$6]" office:value-type="percentage" office:value="0.720897615708275" calcext:value-type="percentage">
            <text:p>72.09%</text:p>
          </table:table-cell>
          <table:table-cell table:formula="of:=SUM([.$B$196:.$B709])" office:value-type="float" office:value="263" calcext:value-type="float">
            <text:p>263</text:p>
          </table:table-cell>
          <table:table-cell table:formula="of:=[.H709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5" calcext:value-type="float">
            <text:p>515</text:p>
          </table:table-cell>
          <table:table-cell table:formula="of:=[.D710]/[.$B$7]" office:value-type="percentage" office:value="0.722300140252454" calcext:value-type="percentage">
            <text:p>72.23%</text:p>
          </table:table-cell>
          <table:table-cell table:formula="of:=[.D710]*[.$B$8]" office:value-type="float" office:value="208.744740532959" calcext:value-type="float">
            <text:p>208.744740532959</text:p>
          </table:table-cell>
          <table:table-cell table:formula="of:=[.F710]/[.$B$6]" office:value-type="percentage" office:value="0.722300140252454" calcext:value-type="percentage">
            <text:p>72.23%</text:p>
          </table:table-cell>
          <table:table-cell table:formula="of:=SUM([.$B$196:.$B710])" office:value-type="float" office:value="263" calcext:value-type="float">
            <text:p>263</text:p>
          </table:table-cell>
          <table:table-cell table:formula="of:=[.H710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6" calcext:value-type="float">
            <text:p>516</text:p>
          </table:table-cell>
          <table:table-cell table:formula="of:=[.D711]/[.$B$7]" office:value-type="percentage" office:value="0.723702664796634" calcext:value-type="percentage">
            <text:p>72.37%</text:p>
          </table:table-cell>
          <table:table-cell table:formula="of:=[.D711]*[.$B$8]" office:value-type="float" office:value="209.150070126227" calcext:value-type="float">
            <text:p>209.150070126227</text:p>
          </table:table-cell>
          <table:table-cell table:formula="of:=[.F711]/[.$B$6]" office:value-type="percentage" office:value="0.723702664796634" calcext:value-type="percentage">
            <text:p>72.37%</text:p>
          </table:table-cell>
          <table:table-cell table:formula="of:=SUM([.$B$196:.$B711])" office:value-type="float" office:value="263" calcext:value-type="float">
            <text:p>263</text:p>
          </table:table-cell>
          <table:table-cell table:formula="of:=[.H711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7" calcext:value-type="float">
            <text:p>517</text:p>
          </table:table-cell>
          <table:table-cell table:formula="of:=[.D712]/[.$B$7]" office:value-type="percentage" office:value="0.725105189340813" calcext:value-type="percentage">
            <text:p>72.51%</text:p>
          </table:table-cell>
          <table:table-cell table:formula="of:=[.D712]*[.$B$8]" office:value-type="float" office:value="209.555399719495" calcext:value-type="float">
            <text:p>209.555399719495</text:p>
          </table:table-cell>
          <table:table-cell table:formula="of:=[.F712]/[.$B$6]" office:value-type="percentage" office:value="0.725105189340814" calcext:value-type="percentage">
            <text:p>72.51%</text:p>
          </table:table-cell>
          <table:table-cell table:formula="of:=SUM([.$B$196:.$B712])" office:value-type="float" office:value="263" calcext:value-type="float">
            <text:p>263</text:p>
          </table:table-cell>
          <table:table-cell table:formula="of:=[.H712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8" calcext:value-type="float">
            <text:p>518</text:p>
          </table:table-cell>
          <table:table-cell table:formula="of:=[.D713]/[.$B$7]" office:value-type="percentage" office:value="0.726507713884993" calcext:value-type="percentage">
            <text:p>72.65%</text:p>
          </table:table-cell>
          <table:table-cell table:formula="of:=[.D713]*[.$B$8]" office:value-type="float" office:value="209.960729312763" calcext:value-type="float">
            <text:p>209.960729312763</text:p>
          </table:table-cell>
          <table:table-cell table:formula="of:=[.F713]/[.$B$6]" office:value-type="percentage" office:value="0.726507713884993" calcext:value-type="percentage">
            <text:p>72.65%</text:p>
          </table:table-cell>
          <table:table-cell table:formula="of:=SUM([.$B$196:.$B713])" office:value-type="float" office:value="263" calcext:value-type="float">
            <text:p>263</text:p>
          </table:table-cell>
          <table:table-cell table:formula="of:=[.H713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19" calcext:value-type="float">
            <text:p>519</text:p>
          </table:table-cell>
          <table:table-cell table:formula="of:=[.D714]/[.$B$7]" office:value-type="percentage" office:value="0.727910238429172" calcext:value-type="percentage">
            <text:p>72.79%</text:p>
          </table:table-cell>
          <table:table-cell table:formula="of:=[.D714]*[.$B$8]" office:value-type="float" office:value="210.366058906031" calcext:value-type="float">
            <text:p>210.366058906031</text:p>
          </table:table-cell>
          <table:table-cell table:formula="of:=[.F714]/[.$B$6]" office:value-type="percentage" office:value="0.727910238429173" calcext:value-type="percentage">
            <text:p>72.79%</text:p>
          </table:table-cell>
          <table:table-cell table:formula="of:=SUM([.$B$196:.$B714])" office:value-type="float" office:value="263" calcext:value-type="float">
            <text:p>263</text:p>
          </table:table-cell>
          <table:table-cell table:formula="of:=[.H714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20" calcext:value-type="float">
            <text:p>520</text:p>
          </table:table-cell>
          <table:table-cell table:formula="of:=[.D715]/[.$B$7]" office:value-type="percentage" office:value="0.729312762973352" calcext:value-type="percentage">
            <text:p>72.93%</text:p>
          </table:table-cell>
          <table:table-cell table:formula="of:=[.D715]*[.$B$8]" office:value-type="float" office:value="210.771388499299" calcext:value-type="float">
            <text:p>210.771388499299</text:p>
          </table:table-cell>
          <table:table-cell table:formula="of:=[.F715]/[.$B$6]" office:value-type="percentage" office:value="0.729312762973352" calcext:value-type="percentage">
            <text:p>72.93%</text:p>
          </table:table-cell>
          <table:table-cell table:formula="of:=SUM([.$B$196:.$B715])" office:value-type="float" office:value="263" calcext:value-type="float">
            <text:p>263</text:p>
          </table:table-cell>
          <table:table-cell table:formula="of:=[.H715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21" calcext:value-type="float">
            <text:p>521</text:p>
          </table:table-cell>
          <table:table-cell table:formula="of:=[.D716]/[.$B$7]" office:value-type="percentage" office:value="0.730715287517532" calcext:value-type="percentage">
            <text:p>73.07%</text:p>
          </table:table-cell>
          <table:table-cell table:formula="of:=[.D716]*[.$B$8]" office:value-type="float" office:value="211.176718092567" calcext:value-type="float">
            <text:p>211.176718092567</text:p>
          </table:table-cell>
          <table:table-cell table:formula="of:=[.F716]/[.$B$6]" office:value-type="percentage" office:value="0.730715287517532" calcext:value-type="percentage">
            <text:p>73.07%</text:p>
          </table:table-cell>
          <table:table-cell table:formula="of:=SUM([.$B$196:.$B716])" office:value-type="float" office:value="263" calcext:value-type="float">
            <text:p>263</text:p>
          </table:table-cell>
          <table:table-cell table:formula="of:=[.H716]/[.$B$6]" office:value-type="percentage" office:value="0.910034602076125" calcext:value-type="percentage">
            <text:p>91.00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22" calcext:value-type="float">
            <text:p>522</text:p>
          </table:table-cell>
          <table:table-cell table:formula="of:=[.D717]/[.$B$7]" office:value-type="percentage" office:value="0.732117812061711" calcext:value-type="percentage">
            <text:p>73.21%</text:p>
          </table:table-cell>
          <table:table-cell table:formula="of:=[.D717]*[.$B$8]" office:value-type="float" office:value="211.582047685834" calcext:value-type="float">
            <text:p>211.582047685834</text:p>
          </table:table-cell>
          <table:table-cell table:formula="of:=[.F717]/[.$B$6]" office:value-type="percentage" office:value="0.732117812061711" calcext:value-type="percentage">
            <text:p>73.21%</text:p>
          </table:table-cell>
          <table:table-cell table:formula="of:=SUM([.$B$196:.$B717])" office:value-type="float" office:value="264" calcext:value-type="float">
            <text:p>264</text:p>
          </table:table-cell>
          <table:table-cell table:formula="of:=[.H717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0.121629412996113" calcext:value-type="float">
            <text:p>0.121629412996113</text:p>
          </table:table-cell>
          <table:table-cell office:value-type="float" office:value="523" calcext:value-type="float">
            <text:p>523</text:p>
          </table:table-cell>
          <table:table-cell table:formula="of:=[.D718]/[.$B$7]" office:value-type="percentage" office:value="0.733520336605891" calcext:value-type="percentage">
            <text:p>73.35%</text:p>
          </table:table-cell>
          <table:table-cell table:formula="of:=[.D718]*[.$B$8]" office:value-type="float" office:value="211.987377279102" calcext:value-type="float">
            <text:p>211.987377279102</text:p>
          </table:table-cell>
          <table:table-cell table:formula="of:=[.F718]/[.$B$6]" office:value-type="percentage" office:value="0.733520336605891" calcext:value-type="percentage">
            <text:p>73.35%</text:p>
          </table:table-cell>
          <table:table-cell table:formula="of:=SUM([.$B$196:.$B718])" office:value-type="float" office:value="264" calcext:value-type="float">
            <text:p>264</text:p>
          </table:table-cell>
          <table:table-cell table:formula="of:=[.H718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0.121506225905026" calcext:value-type="float">
            <text:p>0.121506225905026</text:p>
          </table:table-cell>
          <table:table-cell office:value-type="float" office:value="524" calcext:value-type="float">
            <text:p>524</text:p>
          </table:table-cell>
          <table:table-cell table:formula="of:=[.D719]/[.$B$7]" office:value-type="percentage" office:value="0.73492286115007" calcext:value-type="percentage">
            <text:p>73.49%</text:p>
          </table:table-cell>
          <table:table-cell table:formula="of:=[.D719]*[.$B$8]" office:value-type="float" office:value="212.39270687237" calcext:value-type="float">
            <text:p>212.39270687237</text:p>
          </table:table-cell>
          <table:table-cell table:formula="of:=[.F719]/[.$B$6]" office:value-type="percentage" office:value="0.73492286115007" calcext:value-type="percentage">
            <text:p>73.49%</text:p>
          </table:table-cell>
          <table:table-cell table:formula="of:=SUM([.$B$196:.$B719])" office:value-type="float" office:value="264" calcext:value-type="float">
            <text:p>264</text:p>
          </table:table-cell>
          <table:table-cell table:formula="of:=[.H719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0.11707680503537" calcext:value-type="float">
            <text:p>0.11707680503537</text:p>
          </table:table-cell>
          <table:table-cell office:value-type="float" office:value="525" calcext:value-type="float">
            <text:p>525</text:p>
          </table:table-cell>
          <table:table-cell table:formula="of:=[.D720]/[.$B$7]" office:value-type="percentage" office:value="0.73632538569425" calcext:value-type="percentage">
            <text:p>73.63%</text:p>
          </table:table-cell>
          <table:table-cell table:formula="of:=[.D720]*[.$B$8]" office:value-type="float" office:value="212.798036465638" calcext:value-type="float">
            <text:p>212.798036465638</text:p>
          </table:table-cell>
          <table:table-cell table:formula="of:=[.F720]/[.$B$6]" office:value-type="percentage" office:value="0.73632538569425" calcext:value-type="percentage">
            <text:p>73.63%</text:p>
          </table:table-cell>
          <table:table-cell table:formula="of:=SUM([.$B$196:.$B720])" office:value-type="float" office:value="264" calcext:value-type="float">
            <text:p>264</text:p>
          </table:table-cell>
          <table:table-cell table:formula="of:=[.H720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0.11707680503537" calcext:value-type="float">
            <text:p>0.11707680503537</text:p>
          </table:table-cell>
          <table:table-cell office:value-type="float" office:value="526" calcext:value-type="float">
            <text:p>526</text:p>
          </table:table-cell>
          <table:table-cell table:formula="of:=[.D721]/[.$B$7]" office:value-type="percentage" office:value="0.737727910238429" calcext:value-type="percentage">
            <text:p>73.77%</text:p>
          </table:table-cell>
          <table:table-cell table:formula="of:=[.D721]*[.$B$8]" office:value-type="float" office:value="213.203366058906" calcext:value-type="float">
            <text:p>213.203366058906</text:p>
          </table:table-cell>
          <table:table-cell table:formula="of:=[.F721]/[.$B$6]" office:value-type="percentage" office:value="0.737727910238429" calcext:value-type="percentage">
            <text:p>73.77%</text:p>
          </table:table-cell>
          <table:table-cell table:formula="of:=SUM([.$B$196:.$B721])" office:value-type="float" office:value="264" calcext:value-type="float">
            <text:p>264</text:p>
          </table:table-cell>
          <table:table-cell table:formula="of:=[.H721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0.11707680503537" calcext:value-type="float">
            <text:p>0.11707680503537</text:p>
          </table:table-cell>
          <table:table-cell office:value-type="float" office:value="527" calcext:value-type="float">
            <text:p>527</text:p>
          </table:table-cell>
          <table:table-cell table:formula="of:=[.D722]/[.$B$7]" office:value-type="percentage" office:value="0.739130434782609" calcext:value-type="percentage">
            <text:p>73.91%</text:p>
          </table:table-cell>
          <table:table-cell table:formula="of:=[.D722]*[.$B$8]" office:value-type="float" office:value="213.608695652174" calcext:value-type="float">
            <text:p>213.608695652174</text:p>
          </table:table-cell>
          <table:table-cell table:formula="of:=[.F722]/[.$B$6]" office:value-type="percentage" office:value="0.739130434782609" calcext:value-type="percentage">
            <text:p>73.91%</text:p>
          </table:table-cell>
          <table:table-cell table:formula="of:=SUM([.$B$196:.$B722])" office:value-type="float" office:value="264" calcext:value-type="float">
            <text:p>264</text:p>
          </table:table-cell>
          <table:table-cell table:formula="of:=[.H722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0.114908662016191" calcext:value-type="float">
            <text:p>0.114908662016191</text:p>
          </table:table-cell>
          <table:table-cell office:value-type="float" office:value="528" calcext:value-type="float">
            <text:p>528</text:p>
          </table:table-cell>
          <table:table-cell table:formula="of:=[.D723]/[.$B$7]" office:value-type="percentage" office:value="0.740532959326788" calcext:value-type="percentage">
            <text:p>74.05%</text:p>
          </table:table-cell>
          <table:table-cell table:formula="of:=[.D723]*[.$B$8]" office:value-type="float" office:value="214.014025245442" calcext:value-type="float">
            <text:p>214.014025245442</text:p>
          </table:table-cell>
          <table:table-cell table:formula="of:=[.F723]/[.$B$6]" office:value-type="percentage" office:value="0.740532959326788" calcext:value-type="percentage">
            <text:p>74.05%</text:p>
          </table:table-cell>
          <table:table-cell table:formula="of:=SUM([.$B$196:.$B723])" office:value-type="float" office:value="264" calcext:value-type="float">
            <text:p>264</text:p>
          </table:table-cell>
          <table:table-cell table:formula="of:=[.H723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0.114686993247866" calcext:value-type="float">
            <text:p>0.114686993247866</text:p>
          </table:table-cell>
          <table:table-cell office:value-type="float" office:value="529" calcext:value-type="float">
            <text:p>529</text:p>
          </table:table-cell>
          <table:table-cell table:formula="of:=[.D724]/[.$B$7]" office:value-type="percentage" office:value="0.741935483870968" calcext:value-type="percentage">
            <text:p>74.19%</text:p>
          </table:table-cell>
          <table:table-cell table:formula="of:=[.D724]*[.$B$8]" office:value-type="float" office:value="214.41935483871" calcext:value-type="float">
            <text:p>214.41935483871</text:p>
          </table:table-cell>
          <table:table-cell table:formula="of:=[.F724]/[.$B$6]" office:value-type="percentage" office:value="0.741935483870968" calcext:value-type="percentage">
            <text:p>74.19%</text:p>
          </table:table-cell>
          <table:table-cell table:formula="of:=SUM([.$B$196:.$B724])" office:value-type="float" office:value="264" calcext:value-type="float">
            <text:p>264</text:p>
          </table:table-cell>
          <table:table-cell table:formula="of:=[.H724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0.114686993247866" calcext:value-type="float">
            <text:p>0.114686993247866</text:p>
          </table:table-cell>
          <table:table-cell office:value-type="float" office:value="530" calcext:value-type="float">
            <text:p>530</text:p>
          </table:table-cell>
          <table:table-cell table:formula="of:=[.D725]/[.$B$7]" office:value-type="percentage" office:value="0.743338008415147" calcext:value-type="percentage">
            <text:p>74.33%</text:p>
          </table:table-cell>
          <table:table-cell table:formula="of:=[.D725]*[.$B$8]" office:value-type="float" office:value="214.824684431978" calcext:value-type="float">
            <text:p>214.824684431978</text:p>
          </table:table-cell>
          <table:table-cell table:formula="of:=[.F725]/[.$B$6]" office:value-type="percentage" office:value="0.743338008415147" calcext:value-type="percentage">
            <text:p>74.33%</text:p>
          </table:table-cell>
          <table:table-cell table:formula="of:=SUM([.$B$196:.$B725])" office:value-type="float" office:value="264" calcext:value-type="float">
            <text:p>264</text:p>
          </table:table-cell>
          <table:table-cell table:formula="of:=[.H725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1" calcext:value-type="float">
            <text:p>531</text:p>
          </table:table-cell>
          <table:table-cell table:formula="of:=[.D726]/[.$B$7]" office:value-type="percentage" office:value="0.744740532959327" calcext:value-type="percentage">
            <text:p>74.47%</text:p>
          </table:table-cell>
          <table:table-cell table:formula="of:=[.D726]*[.$B$8]" office:value-type="float" office:value="215.230014025245" calcext:value-type="float">
            <text:p>215.230014025245</text:p>
          </table:table-cell>
          <table:table-cell table:formula="of:=[.F726]/[.$B$6]" office:value-type="percentage" office:value="0.744740532959327" calcext:value-type="percentage">
            <text:p>74.47%</text:p>
          </table:table-cell>
          <table:table-cell table:formula="of:=SUM([.$B$196:.$B726])" office:value-type="float" office:value="264" calcext:value-type="float">
            <text:p>264</text:p>
          </table:table-cell>
          <table:table-cell table:formula="of:=[.H726]/[.$B$6]" office:value-type="percentage" office:value="0.913494809688581" calcext:value-type="percentage">
            <text:p>91.35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2" calcext:value-type="float">
            <text:p>532</text:p>
          </table:table-cell>
          <table:table-cell table:formula="of:=[.D727]/[.$B$7]" office:value-type="percentage" office:value="0.746143057503506" calcext:value-type="percentage">
            <text:p>74.61%</text:p>
          </table:table-cell>
          <table:table-cell table:formula="of:=[.D727]*[.$B$8]" office:value-type="float" office:value="215.635343618513" calcext:value-type="float">
            <text:p>215.635343618513</text:p>
          </table:table-cell>
          <table:table-cell table:formula="of:=[.F727]/[.$B$6]" office:value-type="percentage" office:value="0.746143057503506" calcext:value-type="percentage">
            <text:p>74.61%</text:p>
          </table:table-cell>
          <table:table-cell table:formula="of:=SUM([.$B$196:.$B727])" office:value-type="float" office:value="265" calcext:value-type="float">
            <text:p>265</text:p>
          </table:table-cell>
          <table:table-cell table:formula="of:=[.H727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3" calcext:value-type="float">
            <text:p>533</text:p>
          </table:table-cell>
          <table:table-cell table:formula="of:=[.D728]/[.$B$7]" office:value-type="percentage" office:value="0.747545582047686" calcext:value-type="percentage">
            <text:p>74.75%</text:p>
          </table:table-cell>
          <table:table-cell table:formula="of:=[.D728]*[.$B$8]" office:value-type="float" office:value="216.040673211781" calcext:value-type="float">
            <text:p>216.040673211781</text:p>
          </table:table-cell>
          <table:table-cell table:formula="of:=[.F728]/[.$B$6]" office:value-type="percentage" office:value="0.747545582047686" calcext:value-type="percentage">
            <text:p>74.75%</text:p>
          </table:table-cell>
          <table:table-cell table:formula="of:=SUM([.$B$196:.$B728])" office:value-type="float" office:value="265" calcext:value-type="float">
            <text:p>265</text:p>
          </table:table-cell>
          <table:table-cell table:formula="of:=[.H728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4" calcext:value-type="float">
            <text:p>534</text:p>
          </table:table-cell>
          <table:table-cell table:formula="of:=[.D729]/[.$B$7]" office:value-type="percentage" office:value="0.748948106591865" calcext:value-type="percentage">
            <text:p>74.89%</text:p>
          </table:table-cell>
          <table:table-cell table:formula="of:=[.D729]*[.$B$8]" office:value-type="float" office:value="216.446002805049" calcext:value-type="float">
            <text:p>216.446002805049</text:p>
          </table:table-cell>
          <table:table-cell table:formula="of:=[.F729]/[.$B$6]" office:value-type="percentage" office:value="0.748948106591865" calcext:value-type="percentage">
            <text:p>74.89%</text:p>
          </table:table-cell>
          <table:table-cell table:formula="of:=SUM([.$B$196:.$B729])" office:value-type="float" office:value="265" calcext:value-type="float">
            <text:p>265</text:p>
          </table:table-cell>
          <table:table-cell table:formula="of:=[.H729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5" calcext:value-type="float">
            <text:p>535</text:p>
          </table:table-cell>
          <table:table-cell table:formula="of:=[.D730]/[.$B$7]" office:value-type="percentage" office:value="0.750350631136045" calcext:value-type="percentage">
            <text:p>75.04%</text:p>
          </table:table-cell>
          <table:table-cell table:formula="of:=[.D730]*[.$B$8]" office:value-type="float" office:value="216.851332398317" calcext:value-type="float">
            <text:p>216.851332398317</text:p>
          </table:table-cell>
          <table:table-cell table:formula="of:=[.F730]/[.$B$6]" office:value-type="percentage" office:value="0.750350631136045" calcext:value-type="percentage">
            <text:p>75.04%</text:p>
          </table:table-cell>
          <table:table-cell table:formula="of:=SUM([.$B$196:.$B730])" office:value-type="float" office:value="265" calcext:value-type="float">
            <text:p>265</text:p>
          </table:table-cell>
          <table:table-cell table:formula="of:=[.H730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6" calcext:value-type="float">
            <text:p>536</text:p>
          </table:table-cell>
          <table:table-cell table:formula="of:=[.D731]/[.$B$7]" office:value-type="percentage" office:value="0.751753155680224" calcext:value-type="percentage">
            <text:p>75.18%</text:p>
          </table:table-cell>
          <table:table-cell table:formula="of:=[.D731]*[.$B$8]" office:value-type="float" office:value="217.256661991585" calcext:value-type="float">
            <text:p>217.256661991585</text:p>
          </table:table-cell>
          <table:table-cell table:formula="of:=[.F731]/[.$B$6]" office:value-type="percentage" office:value="0.751753155680224" calcext:value-type="percentage">
            <text:p>75.18%</text:p>
          </table:table-cell>
          <table:table-cell table:formula="of:=SUM([.$B$196:.$B731])" office:value-type="float" office:value="265" calcext:value-type="float">
            <text:p>265</text:p>
          </table:table-cell>
          <table:table-cell table:formula="of:=[.H731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7" calcext:value-type="float">
            <text:p>537</text:p>
          </table:table-cell>
          <table:table-cell table:formula="of:=[.D732]/[.$B$7]" office:value-type="percentage" office:value="0.753155680224404" calcext:value-type="percentage">
            <text:p>75.32%</text:p>
          </table:table-cell>
          <table:table-cell table:formula="of:=[.D732]*[.$B$8]" office:value-type="float" office:value="217.661991584853" calcext:value-type="float">
            <text:p>217.661991584853</text:p>
          </table:table-cell>
          <table:table-cell table:formula="of:=[.F732]/[.$B$6]" office:value-type="percentage" office:value="0.753155680224404" calcext:value-type="percentage">
            <text:p>75.32%</text:p>
          </table:table-cell>
          <table:table-cell table:formula="of:=SUM([.$B$196:.$B732])" office:value-type="float" office:value="265" calcext:value-type="float">
            <text:p>265</text:p>
          </table:table-cell>
          <table:table-cell table:formula="of:=[.H732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0.112672743270915" calcext:value-type="float">
            <text:p>0.112672743270915</text:p>
          </table:table-cell>
          <table:table-cell office:value-type="float" office:value="538" calcext:value-type="float">
            <text:p>538</text:p>
          </table:table-cell>
          <table:table-cell table:formula="of:=[.D733]/[.$B$7]" office:value-type="percentage" office:value="0.754558204768583" calcext:value-type="percentage">
            <text:p>75.46%</text:p>
          </table:table-cell>
          <table:table-cell table:formula="of:=[.D733]*[.$B$8]" office:value-type="float" office:value="218.067321178121" calcext:value-type="float">
            <text:p>218.067321178121</text:p>
          </table:table-cell>
          <table:table-cell table:formula="of:=[.F733]/[.$B$6]" office:value-type="percentage" office:value="0.754558204768583" calcext:value-type="percentage">
            <text:p>75.46%</text:p>
          </table:table-cell>
          <table:table-cell table:formula="of:=SUM([.$B$196:.$B733])" office:value-type="float" office:value="265" calcext:value-type="float">
            <text:p>265</text:p>
          </table:table-cell>
          <table:table-cell table:formula="of:=[.H733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110575944693462" calcext:value-type="float">
            <text:p>0.110575944693462</text:p>
          </table:table-cell>
          <table:table-cell office:value-type="float" office:value="539" calcext:value-type="float">
            <text:p>539</text:p>
          </table:table-cell>
          <table:table-cell table:formula="of:=[.D734]/[.$B$7]" office:value-type="percentage" office:value="0.755960729312763" calcext:value-type="percentage">
            <text:p>75.60%</text:p>
          </table:table-cell>
          <table:table-cell table:formula="of:=[.D734]*[.$B$8]" office:value-type="float" office:value="218.472650771388" calcext:value-type="float">
            <text:p>218.472650771388</text:p>
          </table:table-cell>
          <table:table-cell table:formula="of:=[.F734]/[.$B$6]" office:value-type="percentage" office:value="0.755960729312763" calcext:value-type="percentage">
            <text:p>75.60%</text:p>
          </table:table-cell>
          <table:table-cell table:formula="of:=SUM([.$B$196:.$B734])" office:value-type="float" office:value="265" calcext:value-type="float">
            <text:p>265</text:p>
          </table:table-cell>
          <table:table-cell table:formula="of:=[.H734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0.110575944693462" calcext:value-type="float">
            <text:p>0.110575944693462</text:p>
          </table:table-cell>
          <table:table-cell office:value-type="float" office:value="540" calcext:value-type="float">
            <text:p>540</text:p>
          </table:table-cell>
          <table:table-cell table:formula="of:=[.D735]/[.$B$7]" office:value-type="percentage" office:value="0.757363253856942" calcext:value-type="percentage">
            <text:p>75.74%</text:p>
          </table:table-cell>
          <table:table-cell table:formula="of:=[.D735]*[.$B$8]" office:value-type="float" office:value="218.877980364656" calcext:value-type="float">
            <text:p>218.877980364656</text:p>
          </table:table-cell>
          <table:table-cell table:formula="of:=[.F735]/[.$B$6]" office:value-type="percentage" office:value="0.757363253856943" calcext:value-type="percentage">
            <text:p>75.74%</text:p>
          </table:table-cell>
          <table:table-cell table:formula="of:=SUM([.$B$196:.$B735])" office:value-type="float" office:value="265" calcext:value-type="float">
            <text:p>265</text:p>
          </table:table-cell>
          <table:table-cell table:formula="of:=[.H735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1" calcext:value-type="float">
            <text:p>541</text:p>
          </table:table-cell>
          <table:table-cell table:formula="of:=[.D736]/[.$B$7]" office:value-type="percentage" office:value="0.758765778401122" calcext:value-type="percentage">
            <text:p>75.88%</text:p>
          </table:table-cell>
          <table:table-cell table:formula="of:=[.D736]*[.$B$8]" office:value-type="float" office:value="219.283309957924" calcext:value-type="float">
            <text:p>219.283309957924</text:p>
          </table:table-cell>
          <table:table-cell table:formula="of:=[.F736]/[.$B$6]" office:value-type="percentage" office:value="0.758765778401122" calcext:value-type="percentage">
            <text:p>75.88%</text:p>
          </table:table-cell>
          <table:table-cell table:formula="of:=SUM([.$B$196:.$B736])" office:value-type="float" office:value="265" calcext:value-type="float">
            <text:p>265</text:p>
          </table:table-cell>
          <table:table-cell table:formula="of:=[.H736]/[.$B$6]" office:value-type="percentage" office:value="0.916955017301038" calcext:value-type="percentage">
            <text:p>91.7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2" calcext:value-type="float">
            <text:p>542</text:p>
          </table:table-cell>
          <table:table-cell table:formula="of:=[.D737]/[.$B$7]" office:value-type="percentage" office:value="0.760168302945302" calcext:value-type="percentage">
            <text:p>76.02%</text:p>
          </table:table-cell>
          <table:table-cell table:formula="of:=[.D737]*[.$B$8]" office:value-type="float" office:value="219.688639551192" calcext:value-type="float">
            <text:p>219.688639551192</text:p>
          </table:table-cell>
          <table:table-cell table:formula="of:=[.F737]/[.$B$6]" office:value-type="percentage" office:value="0.760168302945302" calcext:value-type="percentage">
            <text:p>76.02%</text:p>
          </table:table-cell>
          <table:table-cell table:formula="of:=SUM([.$B$196:.$B737])" office:value-type="float" office:value="266" calcext:value-type="float">
            <text:p>266</text:p>
          </table:table-cell>
          <table:table-cell table:formula="of:=[.H737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3" calcext:value-type="float">
            <text:p>543</text:p>
          </table:table-cell>
          <table:table-cell table:formula="of:=[.D738]/[.$B$7]" office:value-type="percentage" office:value="0.761570827489481" calcext:value-type="percentage">
            <text:p>76.16%</text:p>
          </table:table-cell>
          <table:table-cell table:formula="of:=[.D738]*[.$B$8]" office:value-type="float" office:value="220.09396914446" calcext:value-type="float">
            <text:p>220.09396914446</text:p>
          </table:table-cell>
          <table:table-cell table:formula="of:=[.F738]/[.$B$6]" office:value-type="percentage" office:value="0.761570827489481" calcext:value-type="percentage">
            <text:p>76.16%</text:p>
          </table:table-cell>
          <table:table-cell table:formula="of:=SUM([.$B$196:.$B738])" office:value-type="float" office:value="266" calcext:value-type="float">
            <text:p>266</text:p>
          </table:table-cell>
          <table:table-cell table:formula="of:=[.H738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4" calcext:value-type="float">
            <text:p>544</text:p>
          </table:table-cell>
          <table:table-cell table:formula="of:=[.D739]/[.$B$7]" office:value-type="percentage" office:value="0.762973352033661" calcext:value-type="percentage">
            <text:p>76.30%</text:p>
          </table:table-cell>
          <table:table-cell table:formula="of:=[.D739]*[.$B$8]" office:value-type="float" office:value="220.499298737728" calcext:value-type="float">
            <text:p>220.499298737728</text:p>
          </table:table-cell>
          <table:table-cell table:formula="of:=[.F739]/[.$B$6]" office:value-type="percentage" office:value="0.762973352033661" calcext:value-type="percentage">
            <text:p>76.30%</text:p>
          </table:table-cell>
          <table:table-cell table:formula="of:=SUM([.$B$196:.$B739])" office:value-type="float" office:value="266" calcext:value-type="float">
            <text:p>266</text:p>
          </table:table-cell>
          <table:table-cell table:formula="of:=[.H739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5" calcext:value-type="float">
            <text:p>545</text:p>
          </table:table-cell>
          <table:table-cell table:formula="of:=[.D740]/[.$B$7]" office:value-type="percentage" office:value="0.76437587657784" calcext:value-type="percentage">
            <text:p>76.44%</text:p>
          </table:table-cell>
          <table:table-cell table:formula="of:=[.D740]*[.$B$8]" office:value-type="float" office:value="220.904628330996" calcext:value-type="float">
            <text:p>220.904628330996</text:p>
          </table:table-cell>
          <table:table-cell table:formula="of:=[.F740]/[.$B$6]" office:value-type="percentage" office:value="0.76437587657784" calcext:value-type="percentage">
            <text:p>76.44%</text:p>
          </table:table-cell>
          <table:table-cell table:formula="of:=SUM([.$B$196:.$B740])" office:value-type="float" office:value="266" calcext:value-type="float">
            <text:p>266</text:p>
          </table:table-cell>
          <table:table-cell table:formula="of:=[.H740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6" calcext:value-type="float">
            <text:p>546</text:p>
          </table:table-cell>
          <table:table-cell table:formula="of:=[.D741]/[.$B$7]" office:value-type="percentage" office:value="0.76577840112202" calcext:value-type="percentage">
            <text:p>76.58%</text:p>
          </table:table-cell>
          <table:table-cell table:formula="of:=[.D741]*[.$B$8]" office:value-type="float" office:value="221.309957924264" calcext:value-type="float">
            <text:p>221.309957924264</text:p>
          </table:table-cell>
          <table:table-cell table:formula="of:=[.F741]/[.$B$6]" office:value-type="percentage" office:value="0.76577840112202" calcext:value-type="percentage">
            <text:p>76.58%</text:p>
          </table:table-cell>
          <table:table-cell table:formula="of:=SUM([.$B$196:.$B741])" office:value-type="float" office:value="266" calcext:value-type="float">
            <text:p>266</text:p>
          </table:table-cell>
          <table:table-cell table:formula="of:=[.H741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7" calcext:value-type="float">
            <text:p>547</text:p>
          </table:table-cell>
          <table:table-cell table:formula="of:=[.D742]/[.$B$7]" office:value-type="percentage" office:value="0.767180925666199" calcext:value-type="percentage">
            <text:p>76.72%</text:p>
          </table:table-cell>
          <table:table-cell table:formula="of:=[.D742]*[.$B$8]" office:value-type="float" office:value="221.715287517532" calcext:value-type="float">
            <text:p>221.715287517532</text:p>
          </table:table-cell>
          <table:table-cell table:formula="of:=[.F742]/[.$B$6]" office:value-type="percentage" office:value="0.767180925666199" calcext:value-type="percentage">
            <text:p>76.72%</text:p>
          </table:table-cell>
          <table:table-cell table:formula="of:=SUM([.$B$196:.$B742])" office:value-type="float" office:value="266" calcext:value-type="float">
            <text:p>266</text:p>
          </table:table-cell>
          <table:table-cell table:formula="of:=[.H742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8" calcext:value-type="float">
            <text:p>548</text:p>
          </table:table-cell>
          <table:table-cell table:formula="of:=[.D743]/[.$B$7]" office:value-type="percentage" office:value="0.768583450210379" calcext:value-type="percentage">
            <text:p>76.86%</text:p>
          </table:table-cell>
          <table:table-cell table:formula="of:=[.D743]*[.$B$8]" office:value-type="float" office:value="222.120617110799" calcext:value-type="float">
            <text:p>222.120617110799</text:p>
          </table:table-cell>
          <table:table-cell table:formula="of:=[.F743]/[.$B$6]" office:value-type="percentage" office:value="0.768583450210379" calcext:value-type="percentage">
            <text:p>76.86%</text:p>
          </table:table-cell>
          <table:table-cell table:formula="of:=SUM([.$B$196:.$B743])" office:value-type="float" office:value="266" calcext:value-type="float">
            <text:p>266</text:p>
          </table:table-cell>
          <table:table-cell table:formula="of:=[.H743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0.10841400625772" calcext:value-type="float">
            <text:p>0.10841400625772</text:p>
          </table:table-cell>
          <table:table-cell office:value-type="float" office:value="549" calcext:value-type="float">
            <text:p>549</text:p>
          </table:table-cell>
          <table:table-cell table:formula="of:=[.D744]/[.$B$7]" office:value-type="percentage" office:value="0.769985974754558" calcext:value-type="percentage">
            <text:p>77.00%</text:p>
          </table:table-cell>
          <table:table-cell table:formula="of:=[.D744]*[.$B$8]" office:value-type="float" office:value="222.525946704067" calcext:value-type="float">
            <text:p>222.525946704067</text:p>
          </table:table-cell>
          <table:table-cell table:formula="of:=[.F744]/[.$B$6]" office:value-type="percentage" office:value="0.769985974754558" calcext:value-type="percentage">
            <text:p>77.00%</text:p>
          </table:table-cell>
          <table:table-cell table:formula="of:=SUM([.$B$196:.$B744])" office:value-type="float" office:value="266" calcext:value-type="float">
            <text:p>266</text:p>
          </table:table-cell>
          <table:table-cell table:formula="of:=[.H744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0.106386959040064" calcext:value-type="float">
            <text:p>0.106386959040064</text:p>
          </table:table-cell>
          <table:table-cell office:value-type="float" office:value="550" calcext:value-type="float">
            <text:p>550</text:p>
          </table:table-cell>
          <table:table-cell table:formula="of:=[.D745]/[.$B$7]" office:value-type="percentage" office:value="0.771388499298738" calcext:value-type="percentage">
            <text:p>77.14%</text:p>
          </table:table-cell>
          <table:table-cell table:formula="of:=[.D745]*[.$B$8]" office:value-type="float" office:value="222.931276297335" calcext:value-type="float">
            <text:p>222.931276297335</text:p>
          </table:table-cell>
          <table:table-cell table:formula="of:=[.F745]/[.$B$6]" office:value-type="percentage" office:value="0.771388499298738" calcext:value-type="percentage">
            <text:p>77.14%</text:p>
          </table:table-cell>
          <table:table-cell table:formula="of:=SUM([.$B$196:.$B745])" office:value-type="float" office:value="266" calcext:value-type="float">
            <text:p>266</text:p>
          </table:table-cell>
          <table:table-cell table:formula="of:=[.H745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0.106386959040064" calcext:value-type="float">
            <text:p>0.106386959040064</text:p>
          </table:table-cell>
          <table:table-cell office:value-type="float" office:value="551" calcext:value-type="float">
            <text:p>551</text:p>
          </table:table-cell>
          <table:table-cell table:formula="of:=[.D746]/[.$B$7]" office:value-type="percentage" office:value="0.772791023842917" calcext:value-type="percentage">
            <text:p>77.28%</text:p>
          </table:table-cell>
          <table:table-cell table:formula="of:=[.D746]*[.$B$8]" office:value-type="float" office:value="223.336605890603" calcext:value-type="float">
            <text:p>223.336605890603</text:p>
          </table:table-cell>
          <table:table-cell table:formula="of:=[.F746]/[.$B$6]" office:value-type="percentage" office:value="0.772791023842917" calcext:value-type="percentage">
            <text:p>77.28%</text:p>
          </table:table-cell>
          <table:table-cell table:formula="of:=SUM([.$B$196:.$B746])" office:value-type="float" office:value="266" calcext:value-type="float">
            <text:p>266</text:p>
          </table:table-cell>
          <table:table-cell table:formula="of:=[.H746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2" calcext:value-type="float">
            <text:p>552</text:p>
          </table:table-cell>
          <table:table-cell table:formula="of:=[.D747]/[.$B$7]" office:value-type="percentage" office:value="0.774193548387097" calcext:value-type="percentage">
            <text:p>77.42%</text:p>
          </table:table-cell>
          <table:table-cell table:formula="of:=[.D747]*[.$B$8]" office:value-type="float" office:value="223.741935483871" calcext:value-type="float">
            <text:p>223.741935483871</text:p>
          </table:table-cell>
          <table:table-cell table:formula="of:=[.F747]/[.$B$6]" office:value-type="percentage" office:value="0.774193548387097" calcext:value-type="percentage">
            <text:p>77.42%</text:p>
          </table:table-cell>
          <table:table-cell table:formula="of:=SUM([.$B$196:.$B747])" office:value-type="float" office:value="266" calcext:value-type="float">
            <text:p>266</text:p>
          </table:table-cell>
          <table:table-cell table:formula="of:=[.H747]/[.$B$6]" office:value-type="percentage" office:value="0.920415224913495" calcext:value-type="percentage">
            <text:p>92.04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3" calcext:value-type="float">
            <text:p>553</text:p>
          </table:table-cell>
          <table:table-cell table:formula="of:=[.D748]/[.$B$7]" office:value-type="percentage" office:value="0.775596072931276" calcext:value-type="percentage">
            <text:p>77.56%</text:p>
          </table:table-cell>
          <table:table-cell table:formula="of:=[.D748]*[.$B$8]" office:value-type="float" office:value="224.147265077139" calcext:value-type="float">
            <text:p>224.147265077139</text:p>
          </table:table-cell>
          <table:table-cell table:formula="of:=[.F748]/[.$B$6]" office:value-type="percentage" office:value="0.775596072931276" calcext:value-type="percentage">
            <text:p>77.56%</text:p>
          </table:table-cell>
          <table:table-cell table:formula="of:=SUM([.$B$196:.$B748])" office:value-type="float" office:value="267" calcext:value-type="float">
            <text:p>267</text:p>
          </table:table-cell>
          <table:table-cell table:formula="of:=[.H748]/[.$B$6]" office:value-type="percentage" office:value="0.923875432525952" calcext:value-type="percentage">
            <text:p>92.39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4" calcext:value-type="float">
            <text:p>554</text:p>
          </table:table-cell>
          <table:table-cell table:formula="of:=[.D749]/[.$B$7]" office:value-type="percentage" office:value="0.776998597475456" calcext:value-type="percentage">
            <text:p>77.70%</text:p>
          </table:table-cell>
          <table:table-cell table:formula="of:=[.D749]*[.$B$8]" office:value-type="float" office:value="224.552594670407" calcext:value-type="float">
            <text:p>224.552594670407</text:p>
          </table:table-cell>
          <table:table-cell table:formula="of:=[.F749]/[.$B$6]" office:value-type="percentage" office:value="0.776998597475456" calcext:value-type="percentage">
            <text:p>77.70%</text:p>
          </table:table-cell>
          <table:table-cell table:formula="of:=SUM([.$B$196:.$B749])" office:value-type="float" office:value="267" calcext:value-type="float">
            <text:p>267</text:p>
          </table:table-cell>
          <table:table-cell table:formula="of:=[.H749]/[.$B$6]" office:value-type="percentage" office:value="0.923875432525952" calcext:value-type="percentage">
            <text:p>92.39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5" calcext:value-type="float">
            <text:p>555</text:p>
          </table:table-cell>
          <table:table-cell table:formula="of:=[.D750]/[.$B$7]" office:value-type="percentage" office:value="0.778401122019635" calcext:value-type="percentage">
            <text:p>77.84%</text:p>
          </table:table-cell>
          <table:table-cell table:formula="of:=[.D750]*[.$B$8]" office:value-type="float" office:value="224.957924263675" calcext:value-type="float">
            <text:p>224.957924263675</text:p>
          </table:table-cell>
          <table:table-cell table:formula="of:=[.F750]/[.$B$6]" office:value-type="percentage" office:value="0.778401122019635" calcext:value-type="percentage">
            <text:p>77.84%</text:p>
          </table:table-cell>
          <table:table-cell table:formula="of:=SUM([.$B$196:.$B750])" office:value-type="float" office:value="268" calcext:value-type="float">
            <text:p>268</text:p>
          </table:table-cell>
          <table:table-cell table:formula="of:=[.H750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6" calcext:value-type="float">
            <text:p>556</text:p>
          </table:table-cell>
          <table:table-cell table:formula="of:=[.D751]/[.$B$7]" office:value-type="percentage" office:value="0.779803646563815" calcext:value-type="percentage">
            <text:p>77.98%</text:p>
          </table:table-cell>
          <table:table-cell table:formula="of:=[.D751]*[.$B$8]" office:value-type="float" office:value="225.363253856943" calcext:value-type="float">
            <text:p>225.363253856943</text:p>
          </table:table-cell>
          <table:table-cell table:formula="of:=[.F751]/[.$B$6]" office:value-type="percentage" office:value="0.779803646563815" calcext:value-type="percentage">
            <text:p>77.98%</text:p>
          </table:table-cell>
          <table:table-cell table:formula="of:=SUM([.$B$196:.$B751])" office:value-type="float" office:value="268" calcext:value-type="float">
            <text:p>268</text:p>
          </table:table-cell>
          <table:table-cell table:formula="of:=[.H751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7" calcext:value-type="float">
            <text:p>557</text:p>
          </table:table-cell>
          <table:table-cell table:formula="of:=[.D752]/[.$B$7]" office:value-type="percentage" office:value="0.781206171107994" calcext:value-type="percentage">
            <text:p>78.12%</text:p>
          </table:table-cell>
          <table:table-cell table:formula="of:=[.D752]*[.$B$8]" office:value-type="float" office:value="225.76858345021" calcext:value-type="float">
            <text:p>225.76858345021</text:p>
          </table:table-cell>
          <table:table-cell table:formula="of:=[.F752]/[.$B$6]" office:value-type="percentage" office:value="0.781206171107995" calcext:value-type="percentage">
            <text:p>78.12%</text:p>
          </table:table-cell>
          <table:table-cell table:formula="of:=SUM([.$B$196:.$B752])" office:value-type="float" office:value="268" calcext:value-type="float">
            <text:p>268</text:p>
          </table:table-cell>
          <table:table-cell table:formula="of:=[.H752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0.104297317963409" calcext:value-type="float">
            <text:p>0.104297317963409</text:p>
          </table:table-cell>
          <table:table-cell office:value-type="float" office:value="558" calcext:value-type="float">
            <text:p>558</text:p>
          </table:table-cell>
          <table:table-cell table:formula="of:=[.D753]/[.$B$7]" office:value-type="percentage" office:value="0.782608695652174" calcext:value-type="percentage">
            <text:p>78.26%</text:p>
          </table:table-cell>
          <table:table-cell table:formula="of:=[.D753]*[.$B$8]" office:value-type="float" office:value="226.173913043478" calcext:value-type="float">
            <text:p>226.173913043478</text:p>
          </table:table-cell>
          <table:table-cell table:formula="of:=[.F753]/[.$B$6]" office:value-type="percentage" office:value="0.782608695652174" calcext:value-type="percentage">
            <text:p>78.26%</text:p>
          </table:table-cell>
          <table:table-cell table:formula="of:=SUM([.$B$196:.$B753])" office:value-type="float" office:value="268" calcext:value-type="float">
            <text:p>268</text:p>
          </table:table-cell>
          <table:table-cell table:formula="of:=[.H753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102338406721834" calcext:value-type="float">
            <text:p>0.102338406721834</text:p>
          </table:table-cell>
          <table:table-cell office:value-type="float" office:value="559" calcext:value-type="float">
            <text:p>559</text:p>
          </table:table-cell>
          <table:table-cell table:formula="of:=[.D754]/[.$B$7]" office:value-type="percentage" office:value="0.784011220196353" calcext:value-type="percentage">
            <text:p>78.40%</text:p>
          </table:table-cell>
          <table:table-cell table:formula="of:=[.D754]*[.$B$8]" office:value-type="float" office:value="226.579242636746" calcext:value-type="float">
            <text:p>226.579242636746</text:p>
          </table:table-cell>
          <table:table-cell table:formula="of:=[.F754]/[.$B$6]" office:value-type="percentage" office:value="0.784011220196353" calcext:value-type="percentage">
            <text:p>78.40%</text:p>
          </table:table-cell>
          <table:table-cell table:formula="of:=SUM([.$B$196:.$B754])" office:value-type="float" office:value="268" calcext:value-type="float">
            <text:p>268</text:p>
          </table:table-cell>
          <table:table-cell table:formula="of:=[.H754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0.102338406721834" calcext:value-type="float">
            <text:p>0.102338406721834</text:p>
          </table:table-cell>
          <table:table-cell office:value-type="float" office:value="560" calcext:value-type="float">
            <text:p>560</text:p>
          </table:table-cell>
          <table:table-cell table:formula="of:=[.D755]/[.$B$7]" office:value-type="percentage" office:value="0.785413744740533" calcext:value-type="percentage">
            <text:p>78.54%</text:p>
          </table:table-cell>
          <table:table-cell table:formula="of:=[.D755]*[.$B$8]" office:value-type="float" office:value="226.984572230014" calcext:value-type="float">
            <text:p>226.984572230014</text:p>
          </table:table-cell>
          <table:table-cell table:formula="of:=[.F755]/[.$B$6]" office:value-type="percentage" office:value="0.785413744740533" calcext:value-type="percentage">
            <text:p>78.54%</text:p>
          </table:table-cell>
          <table:table-cell table:formula="of:=SUM([.$B$196:.$B755])" office:value-type="float" office:value="268" calcext:value-type="float">
            <text:p>268</text:p>
          </table:table-cell>
          <table:table-cell table:formula="of:=[.H755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0.102338406721834" calcext:value-type="float">
            <text:p>0.102338406721834</text:p>
          </table:table-cell>
          <table:table-cell office:value-type="float" office:value="561" calcext:value-type="float">
            <text:p>561</text:p>
          </table:table-cell>
          <table:table-cell table:formula="of:=[.D756]/[.$B$7]" office:value-type="percentage" office:value="0.786816269284712" calcext:value-type="percentage">
            <text:p>78.68%</text:p>
          </table:table-cell>
          <table:table-cell table:formula="of:=[.D756]*[.$B$8]" office:value-type="float" office:value="227.389901823282" calcext:value-type="float">
            <text:p>227.389901823282</text:p>
          </table:table-cell>
          <table:table-cell table:formula="of:=[.F756]/[.$B$6]" office:value-type="percentage" office:value="0.786816269284712" calcext:value-type="percentage">
            <text:p>78.68%</text:p>
          </table:table-cell>
          <table:table-cell table:formula="of:=SUM([.$B$196:.$B756])" office:value-type="float" office:value="268" calcext:value-type="float">
            <text:p>268</text:p>
          </table:table-cell>
          <table:table-cell table:formula="of:=[.H756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0.102138188754966" calcext:value-type="float">
            <text:p>0.102138188754966</text:p>
          </table:table-cell>
          <table:table-cell office:value-type="float" office:value="562" calcext:value-type="float">
            <text:p>562</text:p>
          </table:table-cell>
          <table:table-cell table:formula="of:=[.D757]/[.$B$7]" office:value-type="percentage" office:value="0.788218793828892" calcext:value-type="percentage">
            <text:p>78.82%</text:p>
          </table:table-cell>
          <table:table-cell table:formula="of:=[.D757]*[.$B$8]" office:value-type="float" office:value="227.79523141655" calcext:value-type="float">
            <text:p>227.79523141655</text:p>
          </table:table-cell>
          <table:table-cell table:formula="of:=[.F757]/[.$B$6]" office:value-type="percentage" office:value="0.788218793828892" calcext:value-type="percentage">
            <text:p>78.82%</text:p>
          </table:table-cell>
          <table:table-cell table:formula="of:=SUM([.$B$196:.$B757])" office:value-type="float" office:value="268" calcext:value-type="float">
            <text:p>268</text:p>
          </table:table-cell>
          <table:table-cell table:formula="of:=[.H757]/[.$B$6]" office:value-type="percentage" office:value="0.927335640138408" calcext:value-type="percentage">
            <text:p>92.73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1003193596068" calcext:value-type="float">
            <text:p>0.1003193596068</text:p>
          </table:table-cell>
          <table:table-cell office:value-type="float" office:value="563" calcext:value-type="float">
            <text:p>563</text:p>
          </table:table-cell>
          <table:table-cell table:formula="of:=[.D758]/[.$B$7]" office:value-type="percentage" office:value="0.789621318373071" calcext:value-type="percentage">
            <text:p>78.96%</text:p>
          </table:table-cell>
          <table:table-cell table:formula="of:=[.D758]*[.$B$8]" office:value-type="float" office:value="228.200561009818" calcext:value-type="float">
            <text:p>228.200561009818</text:p>
          </table:table-cell>
          <table:table-cell table:formula="of:=[.F758]/[.$B$6]" office:value-type="percentage" office:value="0.789621318373072" calcext:value-type="percentage">
            <text:p>78.96%</text:p>
          </table:table-cell>
          <table:table-cell table:formula="of:=SUM([.$B$196:.$B758])" office:value-type="float" office:value="269" calcext:value-type="float">
            <text:p>269</text:p>
          </table:table-cell>
          <table:table-cell table:formula="of:=[.H758]/[.$B$6]" office:value-type="percentage" office:value="0.930795847750865" calcext:value-type="percentage">
            <text:p>93.08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1003193596068" calcext:value-type="float">
            <text:p>0.1003193596068</text:p>
          </table:table-cell>
          <table:table-cell office:value-type="float" office:value="564" calcext:value-type="float">
            <text:p>564</text:p>
          </table:table-cell>
          <table:table-cell table:formula="of:=[.D759]/[.$B$7]" office:value-type="percentage" office:value="0.791023842917251" calcext:value-type="percentage">
            <text:p>79.10%</text:p>
          </table:table-cell>
          <table:table-cell table:formula="of:=[.D759]*[.$B$8]" office:value-type="float" office:value="228.605890603086" calcext:value-type="float">
            <text:p>228.605890603086</text:p>
          </table:table-cell>
          <table:table-cell table:formula="of:=[.F759]/[.$B$6]" office:value-type="percentage" office:value="0.791023842917251" calcext:value-type="percentage">
            <text:p>79.10%</text:p>
          </table:table-cell>
          <table:table-cell table:formula="of:=SUM([.$B$196:.$B759])" office:value-type="float" office:value="269" calcext:value-type="float">
            <text:p>269</text:p>
          </table:table-cell>
          <table:table-cell table:formula="of:=[.H759]/[.$B$6]" office:value-type="percentage" office:value="0.930795847750865" calcext:value-type="percentage">
            <text:p>93.08%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.1003193596068" calcext:value-type="float">
            <text:p>0.1003193596068</text:p>
          </table:table-cell>
          <table:table-cell office:value-type="float" office:value="565" calcext:value-type="float">
            <text:p>565</text:p>
          </table:table-cell>
          <table:table-cell table:formula="of:=[.D760]/[.$B$7]" office:value-type="percentage" office:value="0.792426367461431" calcext:value-type="percentage">
            <text:p>79.24%</text:p>
          </table:table-cell>
          <table:table-cell table:formula="of:=[.D760]*[.$B$8]" office:value-type="float" office:value="229.011220196353" calcext:value-type="float">
            <text:p>229.011220196353</text:p>
          </table:table-cell>
          <table:table-cell table:formula="of:=[.F760]/[.$B$6]" office:value-type="percentage" office:value="0.792426367461431" calcext:value-type="percentage">
            <text:p>79.24%</text:p>
          </table:table-cell>
          <table:table-cell table:formula="of:=SUM([.$B$196:.$B760])" office:value-type="float" office:value="270" calcext:value-type="float">
            <text:p>270</text:p>
          </table:table-cell>
          <table:table-cell table:formula="of:=[.H760]/[.$B$6]" office:value-type="percentage" office:value="0.934256055363322" calcext:value-type="percentage">
            <text:p>93.43%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0.1003193596068" calcext:value-type="float">
            <text:p>0.1003193596068</text:p>
          </table:table-cell>
          <table:table-cell office:value-type="float" office:value="566" calcext:value-type="float">
            <text:p>566</text:p>
          </table:table-cell>
          <table:table-cell table:formula="of:=[.D761]/[.$B$7]" office:value-type="percentage" office:value="0.79382889200561" calcext:value-type="percentage">
            <text:p>79.38%</text:p>
          </table:table-cell>
          <table:table-cell table:formula="of:=[.D761]*[.$B$8]" office:value-type="float" office:value="229.416549789621" calcext:value-type="float">
            <text:p>229.416549789621</text:p>
          </table:table-cell>
          <table:table-cell table:formula="of:=[.F761]/[.$B$6]" office:value-type="percentage" office:value="0.79382889200561" calcext:value-type="percentage">
            <text:p>79.38%</text:p>
          </table:table-cell>
          <table:table-cell table:formula="of:=SUM([.$B$196:.$B761])" office:value-type="float" office:value="271" calcext:value-type="float">
            <text:p>271</text:p>
          </table:table-cell>
          <table:table-cell table:formula="of:=[.H761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985181967982883" calcext:value-type="float">
            <text:p>0.098518196798288</text:p>
          </table:table-cell>
          <table:table-cell office:value-type="float" office:value="567" calcext:value-type="float">
            <text:p>567</text:p>
          </table:table-cell>
          <table:table-cell table:formula="of:=[.D762]/[.$B$7]" office:value-type="percentage" office:value="0.79523141654979" calcext:value-type="percentage">
            <text:p>79.52%</text:p>
          </table:table-cell>
          <table:table-cell table:formula="of:=[.D762]*[.$B$8]" office:value-type="float" office:value="229.821879382889" calcext:value-type="float">
            <text:p>229.821879382889</text:p>
          </table:table-cell>
          <table:table-cell table:formula="of:=[.F762]/[.$B$6]" office:value-type="percentage" office:value="0.79523141654979" calcext:value-type="percentage">
            <text:p>79.52%</text:p>
          </table:table-cell>
          <table:table-cell table:formula="of:=SUM([.$B$196:.$B762])" office:value-type="float" office:value="271" calcext:value-type="float">
            <text:p>271</text:p>
          </table:table-cell>
          <table:table-cell table:formula="of:=[.H762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68" calcext:value-type="float">
            <text:p>568</text:p>
          </table:table-cell>
          <table:table-cell table:formula="of:=[.D763]/[.$B$7]" office:value-type="percentage" office:value="0.796633941093969" calcext:value-type="percentage">
            <text:p>79.66%</text:p>
          </table:table-cell>
          <table:table-cell table:formula="of:=[.D763]*[.$B$8]" office:value-type="float" office:value="230.227208976157" calcext:value-type="float">
            <text:p>230.227208976157</text:p>
          </table:table-cell>
          <table:table-cell table:formula="of:=[.F763]/[.$B$6]" office:value-type="percentage" office:value="0.796633941093969" calcext:value-type="percentage">
            <text:p>79.66%</text:p>
          </table:table-cell>
          <table:table-cell table:formula="of:=SUM([.$B$196:.$B763])" office:value-type="float" office:value="271" calcext:value-type="float">
            <text:p>271</text:p>
          </table:table-cell>
          <table:table-cell table:formula="of:=[.H763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69" calcext:value-type="float">
            <text:p>569</text:p>
          </table:table-cell>
          <table:table-cell table:formula="of:=[.D764]/[.$B$7]" office:value-type="percentage" office:value="0.798036465638149" calcext:value-type="percentage">
            <text:p>79.80%</text:p>
          </table:table-cell>
          <table:table-cell table:formula="of:=[.D764]*[.$B$8]" office:value-type="float" office:value="230.632538569425" calcext:value-type="float">
            <text:p>230.632538569425</text:p>
          </table:table-cell>
          <table:table-cell table:formula="of:=[.F764]/[.$B$6]" office:value-type="percentage" office:value="0.798036465638149" calcext:value-type="percentage">
            <text:p>79.80%</text:p>
          </table:table-cell>
          <table:table-cell table:formula="of:=SUM([.$B$196:.$B764])" office:value-type="float" office:value="271" calcext:value-type="float">
            <text:p>271</text:p>
          </table:table-cell>
          <table:table-cell table:formula="of:=[.H764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0" calcext:value-type="float">
            <text:p>570</text:p>
          </table:table-cell>
          <table:table-cell table:formula="of:=[.D765]/[.$B$7]" office:value-type="percentage" office:value="0.799438990182328" calcext:value-type="percentage">
            <text:p>79.94%</text:p>
          </table:table-cell>
          <table:table-cell table:formula="of:=[.D765]*[.$B$8]" office:value-type="float" office:value="231.037868162693" calcext:value-type="float">
            <text:p>231.037868162693</text:p>
          </table:table-cell>
          <table:table-cell table:formula="of:=[.F765]/[.$B$6]" office:value-type="percentage" office:value="0.799438990182328" calcext:value-type="percentage">
            <text:p>79.94%</text:p>
          </table:table-cell>
          <table:table-cell table:formula="of:=SUM([.$B$196:.$B765])" office:value-type="float" office:value="271" calcext:value-type="float">
            <text:p>271</text:p>
          </table:table-cell>
          <table:table-cell table:formula="of:=[.H765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1" calcext:value-type="float">
            <text:p>571</text:p>
          </table:table-cell>
          <table:table-cell table:formula="of:=[.D766]/[.$B$7]" office:value-type="percentage" office:value="0.800841514726508" calcext:value-type="percentage">
            <text:p>80.08%</text:p>
          </table:table-cell>
          <table:table-cell table:formula="of:=[.D766]*[.$B$8]" office:value-type="float" office:value="231.443197755961" calcext:value-type="float">
            <text:p>231.443197755961</text:p>
          </table:table-cell>
          <table:table-cell table:formula="of:=[.F766]/[.$B$6]" office:value-type="percentage" office:value="0.800841514726508" calcext:value-type="percentage">
            <text:p>80.08%</text:p>
          </table:table-cell>
          <table:table-cell table:formula="of:=SUM([.$B$196:.$B766])" office:value-type="float" office:value="271" calcext:value-type="float">
            <text:p>271</text:p>
          </table:table-cell>
          <table:table-cell table:formula="of:=[.H766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2" calcext:value-type="float">
            <text:p>572</text:p>
          </table:table-cell>
          <table:table-cell table:formula="of:=[.D767]/[.$B$7]" office:value-type="percentage" office:value="0.802244039270687" calcext:value-type="percentage">
            <text:p>80.22%</text:p>
          </table:table-cell>
          <table:table-cell table:formula="of:=[.D767]*[.$B$8]" office:value-type="float" office:value="231.848527349229" calcext:value-type="float">
            <text:p>231.848527349229</text:p>
          </table:table-cell>
          <table:table-cell table:formula="of:=[.F767]/[.$B$6]" office:value-type="percentage" office:value="0.802244039270687" calcext:value-type="percentage">
            <text:p>80.22%</text:p>
          </table:table-cell>
          <table:table-cell table:formula="of:=SUM([.$B$196:.$B767])" office:value-type="float" office:value="271" calcext:value-type="float">
            <text:p>271</text:p>
          </table:table-cell>
          <table:table-cell table:formula="of:=[.H767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3" calcext:value-type="float">
            <text:p>573</text:p>
          </table:table-cell>
          <table:table-cell table:formula="of:=[.D768]/[.$B$7]" office:value-type="percentage" office:value="0.803646563814867" calcext:value-type="percentage">
            <text:p>80.36%</text:p>
          </table:table-cell>
          <table:table-cell table:formula="of:=[.D768]*[.$B$8]" office:value-type="float" office:value="232.253856942497" calcext:value-type="float">
            <text:p>232.253856942497</text:p>
          </table:table-cell>
          <table:table-cell table:formula="of:=[.F768]/[.$B$6]" office:value-type="percentage" office:value="0.803646563814867" calcext:value-type="percentage">
            <text:p>80.36%</text:p>
          </table:table-cell>
          <table:table-cell table:formula="of:=SUM([.$B$196:.$B768])" office:value-type="float" office:value="271" calcext:value-type="float">
            <text:p>271</text:p>
          </table:table-cell>
          <table:table-cell table:formula="of:=[.H768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4" calcext:value-type="float">
            <text:p>574</text:p>
          </table:table-cell>
          <table:table-cell table:formula="of:=[.D769]/[.$B$7]" office:value-type="percentage" office:value="0.805049088359046" calcext:value-type="percentage">
            <text:p>80.50%</text:p>
          </table:table-cell>
          <table:table-cell table:formula="of:=[.D769]*[.$B$8]" office:value-type="float" office:value="232.659186535764" calcext:value-type="float">
            <text:p>232.659186535764</text:p>
          </table:table-cell>
          <table:table-cell table:formula="of:=[.F769]/[.$B$6]" office:value-type="percentage" office:value="0.805049088359046" calcext:value-type="percentage">
            <text:p>80.50%</text:p>
          </table:table-cell>
          <table:table-cell table:formula="of:=SUM([.$B$196:.$B769])" office:value-type="float" office:value="271" calcext:value-type="float">
            <text:p>271</text:p>
          </table:table-cell>
          <table:table-cell table:formula="of:=[.H769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0.0964767807794387" calcext:value-type="float">
            <text:p>0.096476780779439</text:p>
          </table:table-cell>
          <table:table-cell office:value-type="float" office:value="575" calcext:value-type="float">
            <text:p>575</text:p>
          </table:table-cell>
          <table:table-cell table:formula="of:=[.D770]/[.$B$7]" office:value-type="percentage" office:value="0.806451612903226" calcext:value-type="percentage">
            <text:p>80.65%</text:p>
          </table:table-cell>
          <table:table-cell table:formula="of:=[.D770]*[.$B$8]" office:value-type="float" office:value="233.064516129032" calcext:value-type="float">
            <text:p>233.064516129032</text:p>
          </table:table-cell>
          <table:table-cell table:formula="of:=[.F770]/[.$B$6]" office:value-type="percentage" office:value="0.806451612903226" calcext:value-type="percentage">
            <text:p>80.65%</text:p>
          </table:table-cell>
          <table:table-cell table:formula="of:=SUM([.$B$196:.$B770])" office:value-type="float" office:value="271" calcext:value-type="float">
            <text:p>271</text:p>
          </table:table-cell>
          <table:table-cell table:formula="of:=[.H770]/[.$B$6]" office:value-type="percentage" office:value="0.937716262975779" calcext:value-type="percentage">
            <text:p>93.77%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.0946492333742074" calcext:value-type="float">
            <text:p>0.094649233374207</text:p>
          </table:table-cell>
          <table:table-cell office:value-type="float" office:value="576" calcext:value-type="float">
            <text:p>576</text:p>
          </table:table-cell>
          <table:table-cell table:formula="of:=[.D771]/[.$B$7]" office:value-type="percentage" office:value="0.807854137447405" calcext:value-type="percentage">
            <text:p>80.79%</text:p>
          </table:table-cell>
          <table:table-cell table:formula="of:=[.D771]*[.$B$8]" office:value-type="float" office:value="233.4698457223" calcext:value-type="float">
            <text:p>233.4698457223</text:p>
          </table:table-cell>
          <table:table-cell table:formula="of:=[.F771]/[.$B$6]" office:value-type="percentage" office:value="0.807854137447405" calcext:value-type="percentage">
            <text:p>80.79%</text:p>
          </table:table-cell>
          <table:table-cell table:formula="of:=SUM([.$B$196:.$B771])" office:value-type="float" office:value="272" calcext:value-type="float">
            <text:p>272</text:p>
          </table:table-cell>
          <table:table-cell table:formula="of:=[.H771]/[.$B$6]" office:value-type="percentage" office:value="0.941176470588235" calcext:value-type="percentage">
            <text:p>94.12%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.0946492333742074" calcext:value-type="float">
            <text:p>0.094649233374207</text:p>
          </table:table-cell>
          <table:table-cell office:value-type="float" office:value="577" calcext:value-type="float">
            <text:p>577</text:p>
          </table:table-cell>
          <table:table-cell table:formula="of:=[.D772]/[.$B$7]" office:value-type="percentage" office:value="0.809256661991585" calcext:value-type="percentage">
            <text:p>80.93%</text:p>
          </table:table-cell>
          <table:table-cell table:formula="of:=[.D772]*[.$B$8]" office:value-type="float" office:value="233.875175315568" calcext:value-type="float">
            <text:p>233.875175315568</text:p>
          </table:table-cell>
          <table:table-cell table:formula="of:=[.F772]/[.$B$6]" office:value-type="percentage" office:value="0.809256661991585" calcext:value-type="percentage">
            <text:p>80.93%</text:p>
          </table:table-cell>
          <table:table-cell table:formula="of:=SUM([.$B$196:.$B772])" office:value-type="float" office:value="273" calcext:value-type="float">
            <text:p>273</text:p>
          </table:table-cell>
          <table:table-cell table:formula="of:=[.H772]/[.$B$6]" office:value-type="percentage" office:value="0.944636678200692" calcext:value-type="percentage">
            <text:p>94.46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0.0944624757038268" calcext:value-type="float">
            <text:p>0.094462475703827</text:p>
          </table:table-cell>
          <table:table-cell office:value-type="float" office:value="578" calcext:value-type="float">
            <text:p>578</text:p>
          </table:table-cell>
          <table:table-cell table:formula="of:=[.D773]/[.$B$7]" office:value-type="percentage" office:value="0.810659186535764" calcext:value-type="percentage">
            <text:p>81.07%</text:p>
          </table:table-cell>
          <table:table-cell table:formula="of:=[.D773]*[.$B$8]" office:value-type="float" office:value="234.280504908836" calcext:value-type="float">
            <text:p>234.280504908836</text:p>
          </table:table-cell>
          <table:table-cell table:formula="of:=[.F773]/[.$B$6]" office:value-type="percentage" office:value="0.810659186535764" calcext:value-type="percentage">
            <text:p>81.07%</text:p>
          </table:table-cell>
          <table:table-cell table:formula="of:=SUM([.$B$196:.$B773])" office:value-type="float" office:value="273" calcext:value-type="float">
            <text:p>273</text:p>
          </table:table-cell>
          <table:table-cell table:formula="of:=[.H773]/[.$B$6]" office:value-type="percentage" office:value="0.944636678200692" calcext:value-type="percentage">
            <text:p>94.46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79" calcext:value-type="float">
            <text:p>579</text:p>
          </table:table-cell>
          <table:table-cell table:formula="of:=[.D774]/[.$B$7]" office:value-type="percentage" office:value="0.812061711079944" calcext:value-type="percentage">
            <text:p>81.21%</text:p>
          </table:table-cell>
          <table:table-cell table:formula="of:=[.D774]*[.$B$8]" office:value-type="float" office:value="234.685834502104" calcext:value-type="float">
            <text:p>234.685834502104</text:p>
          </table:table-cell>
          <table:table-cell table:formula="of:=[.F774]/[.$B$6]" office:value-type="percentage" office:value="0.812061711079944" calcext:value-type="percentage">
            <text:p>81.21%</text:p>
          </table:table-cell>
          <table:table-cell table:formula="of:=SUM([.$B$196:.$B774])" office:value-type="float" office:value="273" calcext:value-type="float">
            <text:p>273</text:p>
          </table:table-cell>
          <table:table-cell table:formula="of:=[.H774]/[.$B$6]" office:value-type="percentage" office:value="0.944636678200692" calcext:value-type="percentage">
            <text:p>94.46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0" calcext:value-type="float">
            <text:p>580</text:p>
          </table:table-cell>
          <table:table-cell table:formula="of:=[.D775]/[.$B$7]" office:value-type="percentage" office:value="0.813464235624123" calcext:value-type="percentage">
            <text:p>81.35%</text:p>
          </table:table-cell>
          <table:table-cell table:formula="of:=[.D775]*[.$B$8]" office:value-type="float" office:value="235.091164095372" calcext:value-type="float">
            <text:p>235.091164095372</text:p>
          </table:table-cell>
          <table:table-cell table:formula="of:=[.F775]/[.$B$6]" office:value-type="percentage" office:value="0.813464235624124" calcext:value-type="percentage">
            <text:p>81.35%</text:p>
          </table:table-cell>
          <table:table-cell table:formula="of:=SUM([.$B$196:.$B775])" office:value-type="float" office:value="274" calcext:value-type="float">
            <text:p>274</text:p>
          </table:table-cell>
          <table:table-cell table:formula="of:=[.H775]/[.$B$6]" office:value-type="percentage" office:value="0.948096885813149" calcext:value-type="percentage">
            <text:p>94.81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1" calcext:value-type="float">
            <text:p>581</text:p>
          </table:table-cell>
          <table:table-cell table:formula="of:=[.D776]/[.$B$7]" office:value-type="percentage" office:value="0.814866760168303" calcext:value-type="percentage">
            <text:p>81.49%</text:p>
          </table:table-cell>
          <table:table-cell table:formula="of:=[.D776]*[.$B$8]" office:value-type="float" office:value="235.49649368864" calcext:value-type="float">
            <text:p>235.49649368864</text:p>
          </table:table-cell>
          <table:table-cell table:formula="of:=[.F776]/[.$B$6]" office:value-type="percentage" office:value="0.814866760168303" calcext:value-type="percentage">
            <text:p>81.49%</text:p>
          </table:table-cell>
          <table:table-cell table:formula="of:=SUM([.$B$196:.$B776])" office:value-type="float" office:value="274" calcext:value-type="float">
            <text:p>274</text:p>
          </table:table-cell>
          <table:table-cell table:formula="of:=[.H776]/[.$B$6]" office:value-type="percentage" office:value="0.948096885813149" calcext:value-type="percentage">
            <text:p>94.81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2" calcext:value-type="float">
            <text:p>582</text:p>
          </table:table-cell>
          <table:table-cell table:formula="of:=[.D777]/[.$B$7]" office:value-type="percentage" office:value="0.816269284712483" calcext:value-type="percentage">
            <text:p>81.63%</text:p>
          </table:table-cell>
          <table:table-cell table:formula="of:=[.D777]*[.$B$8]" office:value-type="float" office:value="235.901823281907" calcext:value-type="float">
            <text:p>235.901823281907</text:p>
          </table:table-cell>
          <table:table-cell table:formula="of:=[.F777]/[.$B$6]" office:value-type="percentage" office:value="0.816269284712483" calcext:value-type="percentage">
            <text:p>81.63%</text:p>
          </table:table-cell>
          <table:table-cell table:formula="of:=SUM([.$B$196:.$B777])" office:value-type="float" office:value="274" calcext:value-type="float">
            <text:p>274</text:p>
          </table:table-cell>
          <table:table-cell table:formula="of:=[.H777]/[.$B$6]" office:value-type="percentage" office:value="0.948096885813149" calcext:value-type="percentage">
            <text:p>94.81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3" calcext:value-type="float">
            <text:p>583</text:p>
          </table:table-cell>
          <table:table-cell table:formula="of:=[.D778]/[.$B$7]" office:value-type="percentage" office:value="0.817671809256662" calcext:value-type="percentage">
            <text:p>81.77%</text:p>
          </table:table-cell>
          <table:table-cell table:formula="of:=[.D778]*[.$B$8]" office:value-type="float" office:value="236.307152875175" calcext:value-type="float">
            <text:p>236.307152875175</text:p>
          </table:table-cell>
          <table:table-cell table:formula="of:=[.F778]/[.$B$6]" office:value-type="percentage" office:value="0.817671809256662" calcext:value-type="percentage">
            <text:p>81.77%</text:p>
          </table:table-cell>
          <table:table-cell table:formula="of:=SUM([.$B$196:.$B778])" office:value-type="float" office:value="274" calcext:value-type="float">
            <text:p>274</text:p>
          </table:table-cell>
          <table:table-cell table:formula="of:=[.H778]/[.$B$6]" office:value-type="percentage" office:value="0.948096885813149" calcext:value-type="percentage">
            <text:p>94.81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4" calcext:value-type="float">
            <text:p>584</text:p>
          </table:table-cell>
          <table:table-cell table:formula="of:=[.D779]/[.$B$7]" office:value-type="percentage" office:value="0.819074333800841" calcext:value-type="percentage">
            <text:p>81.91%</text:p>
          </table:table-cell>
          <table:table-cell table:formula="of:=[.D779]*[.$B$8]" office:value-type="float" office:value="236.712482468443" calcext:value-type="float">
            <text:p>236.712482468443</text:p>
          </table:table-cell>
          <table:table-cell table:formula="of:=[.F779]/[.$B$6]" office:value-type="percentage" office:value="0.819074333800841" calcext:value-type="percentage">
            <text:p>81.91%</text:p>
          </table:table-cell>
          <table:table-cell table:formula="of:=SUM([.$B$196:.$B779])" office:value-type="float" office:value="275" calcext:value-type="float">
            <text:p>275</text:p>
          </table:table-cell>
          <table:table-cell table:formula="of:=[.H779]/[.$B$6]" office:value-type="percentage" office:value="0.951557093425606" calcext:value-type="percentage">
            <text:p>95.16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5" calcext:value-type="float">
            <text:p>585</text:p>
          </table:table-cell>
          <table:table-cell table:formula="of:=[.D780]/[.$B$7]" office:value-type="percentage" office:value="0.820476858345021" calcext:value-type="percentage">
            <text:p>82.05%</text:p>
          </table:table-cell>
          <table:table-cell table:formula="of:=[.D780]*[.$B$8]" office:value-type="float" office:value="237.117812061711" calcext:value-type="float">
            <text:p>237.117812061711</text:p>
          </table:table-cell>
          <table:table-cell table:formula="of:=[.F780]/[.$B$6]" office:value-type="percentage" office:value="0.820476858345021" calcext:value-type="percentage">
            <text:p>82.05%</text:p>
          </table:table-cell>
          <table:table-cell table:formula="of:=SUM([.$B$196:.$B780])" office:value-type="float" office:value="276" calcext:value-type="float">
            <text:p>276</text:p>
          </table:table-cell>
          <table:table-cell table:formula="of:=[.H780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6" calcext:value-type="float">
            <text:p>586</text:p>
          </table:table-cell>
          <table:table-cell table:formula="of:=[.D781]/[.$B$7]" office:value-type="percentage" office:value="0.821879382889201" calcext:value-type="percentage">
            <text:p>82.19%</text:p>
          </table:table-cell>
          <table:table-cell table:formula="of:=[.D781]*[.$B$8]" office:value-type="float" office:value="237.523141654979" calcext:value-type="float">
            <text:p>237.523141654979</text:p>
          </table:table-cell>
          <table:table-cell table:formula="of:=[.F781]/[.$B$6]" office:value-type="percentage" office:value="0.821879382889201" calcext:value-type="percentage">
            <text:p>82.19%</text:p>
          </table:table-cell>
          <table:table-cell table:formula="of:=SUM([.$B$196:.$B781])" office:value-type="float" office:value="276" calcext:value-type="float">
            <text:p>276</text:p>
          </table:table-cell>
          <table:table-cell table:formula="of:=[.H781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0.0927662098534326" calcext:value-type="float">
            <text:p>0.092766209853433</text:p>
          </table:table-cell>
          <table:table-cell office:value-type="float" office:value="587" calcext:value-type="float">
            <text:p>587</text:p>
          </table:table-cell>
          <table:table-cell table:formula="of:=[.D782]/[.$B$7]" office:value-type="percentage" office:value="0.82328190743338" calcext:value-type="percentage">
            <text:p>82.33%</text:p>
          </table:table-cell>
          <table:table-cell table:formula="of:=[.D782]*[.$B$8]" office:value-type="float" office:value="237.928471248247" calcext:value-type="float">
            <text:p>237.928471248247</text:p>
          </table:table-cell>
          <table:table-cell table:formula="of:=[.F782]/[.$B$6]" office:value-type="percentage" office:value="0.82328190743338" calcext:value-type="percentage">
            <text:p>82.33%</text:p>
          </table:table-cell>
          <table:table-cell table:formula="of:=SUM([.$B$196:.$B782])" office:value-type="float" office:value="276" calcext:value-type="float">
            <text:p>276</text:p>
          </table:table-cell>
          <table:table-cell table:formula="of:=[.H782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910869286877244" calcext:value-type="float">
            <text:p>0.091086928687724</text:p>
          </table:table-cell>
          <table:table-cell office:value-type="float" office:value="588" calcext:value-type="float">
            <text:p>588</text:p>
          </table:table-cell>
          <table:table-cell table:formula="of:=[.D783]/[.$B$7]" office:value-type="percentage" office:value="0.82468443197756" calcext:value-type="percentage">
            <text:p>82.47%</text:p>
          </table:table-cell>
          <table:table-cell table:formula="of:=[.D783]*[.$B$8]" office:value-type="float" office:value="238.333800841515" calcext:value-type="float">
            <text:p>238.333800841515</text:p>
          </table:table-cell>
          <table:table-cell table:formula="of:=[.F783]/[.$B$6]" office:value-type="percentage" office:value="0.82468443197756" calcext:value-type="percentage">
            <text:p>82.47%</text:p>
          </table:table-cell>
          <table:table-cell table:formula="of:=SUM([.$B$196:.$B783])" office:value-type="float" office:value="276" calcext:value-type="float">
            <text:p>276</text:p>
          </table:table-cell>
          <table:table-cell table:formula="of:=[.H783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89" calcext:value-type="float">
            <text:p>589</text:p>
          </table:table-cell>
          <table:table-cell table:formula="of:=[.D784]/[.$B$7]" office:value-type="percentage" office:value="0.826086956521739" calcext:value-type="percentage">
            <text:p>82.61%</text:p>
          </table:table-cell>
          <table:table-cell table:formula="of:=[.D784]*[.$B$8]" office:value-type="float" office:value="238.739130434783" calcext:value-type="float">
            <text:p>238.739130434783</text:p>
          </table:table-cell>
          <table:table-cell table:formula="of:=[.F784]/[.$B$6]" office:value-type="percentage" office:value="0.826086956521739" calcext:value-type="percentage">
            <text:p>82.61%</text:p>
          </table:table-cell>
          <table:table-cell table:formula="of:=SUM([.$B$196:.$B784])" office:value-type="float" office:value="276" calcext:value-type="float">
            <text:p>276</text:p>
          </table:table-cell>
          <table:table-cell table:formula="of:=[.H784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0" calcext:value-type="float">
            <text:p>590</text:p>
          </table:table-cell>
          <table:table-cell table:formula="of:=[.D785]/[.$B$7]" office:value-type="percentage" office:value="0.827489481065919" calcext:value-type="percentage">
            <text:p>82.75%</text:p>
          </table:table-cell>
          <table:table-cell table:formula="of:=[.D785]*[.$B$8]" office:value-type="float" office:value="239.144460028051" calcext:value-type="float">
            <text:p>239.144460028051</text:p>
          </table:table-cell>
          <table:table-cell table:formula="of:=[.F785]/[.$B$6]" office:value-type="percentage" office:value="0.827489481065919" calcext:value-type="percentage">
            <text:p>82.75%</text:p>
          </table:table-cell>
          <table:table-cell table:formula="of:=SUM([.$B$196:.$B785])" office:value-type="float" office:value="276" calcext:value-type="float">
            <text:p>276</text:p>
          </table:table-cell>
          <table:table-cell table:formula="of:=[.H785]/[.$B$6]" office:value-type="percentage" office:value="0.955017301038062" calcext:value-type="percentage">
            <text:p>95.50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1" calcext:value-type="float">
            <text:p>591</text:p>
          </table:table-cell>
          <table:table-cell table:formula="of:=[.D786]/[.$B$7]" office:value-type="percentage" office:value="0.828892005610098" calcext:value-type="percentage">
            <text:p>82.89%</text:p>
          </table:table-cell>
          <table:table-cell table:formula="of:=[.D786]*[.$B$8]" office:value-type="float" office:value="239.549789621318" calcext:value-type="float">
            <text:p>239.549789621318</text:p>
          </table:table-cell>
          <table:table-cell table:formula="of:=[.F786]/[.$B$6]" office:value-type="percentage" office:value="0.828892005610098" calcext:value-type="percentage">
            <text:p>82.89%</text:p>
          </table:table-cell>
          <table:table-cell table:formula="of:=SUM([.$B$196:.$B786])" office:value-type="float" office:value="277" calcext:value-type="float">
            <text:p>277</text:p>
          </table:table-cell>
          <table:table-cell table:formula="of:=[.H786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2" calcext:value-type="float">
            <text:p>592</text:p>
          </table:table-cell>
          <table:table-cell table:formula="of:=[.D787]/[.$B$7]" office:value-type="percentage" office:value="0.830294530154278" calcext:value-type="percentage">
            <text:p>83.03%</text:p>
          </table:table-cell>
          <table:table-cell table:formula="of:=[.D787]*[.$B$8]" office:value-type="float" office:value="239.955119214586" calcext:value-type="float">
            <text:p>239.955119214586</text:p>
          </table:table-cell>
          <table:table-cell table:formula="of:=[.F787]/[.$B$6]" office:value-type="percentage" office:value="0.830294530154278" calcext:value-type="percentage">
            <text:p>83.03%</text:p>
          </table:table-cell>
          <table:table-cell table:formula="of:=SUM([.$B$196:.$B787])" office:value-type="float" office:value="277" calcext:value-type="float">
            <text:p>277</text:p>
          </table:table-cell>
          <table:table-cell table:formula="of:=[.H787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3" calcext:value-type="float">
            <text:p>593</text:p>
          </table:table-cell>
          <table:table-cell table:formula="of:=[.D788]/[.$B$7]" office:value-type="percentage" office:value="0.831697054698457" calcext:value-type="percentage">
            <text:p>83.17%</text:p>
          </table:table-cell>
          <table:table-cell table:formula="of:=[.D788]*[.$B$8]" office:value-type="float" office:value="240.360448807854" calcext:value-type="float">
            <text:p>240.360448807854</text:p>
          </table:table-cell>
          <table:table-cell table:formula="of:=[.F788]/[.$B$6]" office:value-type="percentage" office:value="0.831697054698457" calcext:value-type="percentage">
            <text:p>83.17%</text:p>
          </table:table-cell>
          <table:table-cell table:formula="of:=SUM([.$B$196:.$B788])" office:value-type="float" office:value="277" calcext:value-type="float">
            <text:p>277</text:p>
          </table:table-cell>
          <table:table-cell table:formula="of:=[.H788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4" calcext:value-type="float">
            <text:p>594</text:p>
          </table:table-cell>
          <table:table-cell table:formula="of:=[.D789]/[.$B$7]" office:value-type="percentage" office:value="0.833099579242637" calcext:value-type="percentage">
            <text:p>83.31%</text:p>
          </table:table-cell>
          <table:table-cell table:formula="of:=[.D789]*[.$B$8]" office:value-type="float" office:value="240.765778401122" calcext:value-type="float">
            <text:p>240.765778401122</text:p>
          </table:table-cell>
          <table:table-cell table:formula="of:=[.F789]/[.$B$6]" office:value-type="percentage" office:value="0.833099579242637" calcext:value-type="percentage">
            <text:p>83.31%</text:p>
          </table:table-cell>
          <table:table-cell table:formula="of:=SUM([.$B$196:.$B789])" office:value-type="float" office:value="277" calcext:value-type="float">
            <text:p>277</text:p>
          </table:table-cell>
          <table:table-cell table:formula="of:=[.H789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0.0891842636834546" calcext:value-type="float">
            <text:p>0.089184263683455</text:p>
          </table:table-cell>
          <table:table-cell office:value-type="float" office:value="595" calcext:value-type="float">
            <text:p>595</text:p>
          </table:table-cell>
          <table:table-cell table:formula="of:=[.D790]/[.$B$7]" office:value-type="percentage" office:value="0.834502103786816" calcext:value-type="percentage">
            <text:p>83.45%</text:p>
          </table:table-cell>
          <table:table-cell table:formula="of:=[.D790]*[.$B$8]" office:value-type="float" office:value="241.17110799439" calcext:value-type="float">
            <text:p>241.17110799439</text:p>
          </table:table-cell>
          <table:table-cell table:formula="of:=[.F790]/[.$B$6]" office:value-type="percentage" office:value="0.834502103786816" calcext:value-type="percentage">
            <text:p>83.45%</text:p>
          </table:table-cell>
          <table:table-cell table:formula="of:=SUM([.$B$196:.$B790])" office:value-type="float" office:value="277" calcext:value-type="float">
            <text:p>277</text:p>
          </table:table-cell>
          <table:table-cell table:formula="of:=[.H790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74814823084931" calcext:value-type="float">
            <text:p>0.087481482308493</text:p>
          </table:table-cell>
          <table:table-cell office:value-type="float" office:value="596" calcext:value-type="float">
            <text:p>596</text:p>
          </table:table-cell>
          <table:table-cell table:formula="of:=[.D791]/[.$B$7]" office:value-type="percentage" office:value="0.835904628330996" calcext:value-type="percentage">
            <text:p>83.59%</text:p>
          </table:table-cell>
          <table:table-cell table:formula="of:=[.D791]*[.$B$8]" office:value-type="float" office:value="241.576437587658" calcext:value-type="float">
            <text:p>241.576437587658</text:p>
          </table:table-cell>
          <table:table-cell table:formula="of:=[.F791]/[.$B$6]" office:value-type="percentage" office:value="0.835904628330996" calcext:value-type="percentage">
            <text:p>83.59%</text:p>
          </table:table-cell>
          <table:table-cell table:formula="of:=SUM([.$B$196:.$B791])" office:value-type="float" office:value="277" calcext:value-type="float">
            <text:p>277</text:p>
          </table:table-cell>
          <table:table-cell table:formula="of:=[.H791]/[.$B$6]" office:value-type="percentage" office:value="0.958477508650519" calcext:value-type="percentage">
            <text:p>95.85%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0.0857275566148482" calcext:value-type="float">
            <text:p>0.085727556614848</text:p>
          </table:table-cell>
          <table:table-cell office:value-type="float" office:value="597" calcext:value-type="float">
            <text:p>597</text:p>
          </table:table-cell>
          <table:table-cell table:formula="of:=[.D792]/[.$B$7]" office:value-type="percentage" office:value="0.837307152875175" calcext:value-type="percentage">
            <text:p>83.73%</text:p>
          </table:table-cell>
          <table:table-cell table:formula="of:=[.D792]*[.$B$8]" office:value-type="float" office:value="241.981767180926" calcext:value-type="float">
            <text:p>241.981767180926</text:p>
          </table:table-cell>
          <table:table-cell table:formula="of:=[.F792]/[.$B$6]" office:value-type="percentage" office:value="0.837307152875175" calcext:value-type="percentage">
            <text:p>83.73%</text:p>
          </table:table-cell>
          <table:table-cell table:formula="of:=SUM([.$B$196:.$B792])" office:value-type="float" office:value="278" calcext:value-type="float">
            <text:p>278</text:p>
          </table:table-cell>
          <table:table-cell table:formula="of:=[.H792]/[.$B$6]" office:value-type="percentage" office:value="0.961937716262976" calcext:value-type="percentage">
            <text:p>96.19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0.0857275566148482" calcext:value-type="float">
            <text:p>0.085727556614848</text:p>
          </table:table-cell>
          <table:table-cell office:value-type="float" office:value="598" calcext:value-type="float">
            <text:p>598</text:p>
          </table:table-cell>
          <table:table-cell table:formula="of:=[.D793]/[.$B$7]" office:value-type="percentage" office:value="0.838709677419355" calcext:value-type="percentage">
            <text:p>83.87%</text:p>
          </table:table-cell>
          <table:table-cell table:formula="of:=[.D793]*[.$B$8]" office:value-type="float" office:value="242.387096774194" calcext:value-type="float">
            <text:p>242.387096774194</text:p>
          </table:table-cell>
          <table:table-cell table:formula="of:=[.F793]/[.$B$6]" office:value-type="percentage" office:value="0.838709677419355" calcext:value-type="percentage">
            <text:p>83.87%</text:p>
          </table:table-cell>
          <table:table-cell table:formula="of:=SUM([.$B$196:.$B793])" office:value-type="float" office:value="278" calcext:value-type="float">
            <text:p>278</text:p>
          </table:table-cell>
          <table:table-cell table:formula="of:=[.H793]/[.$B$6]" office:value-type="percentage" office:value="0.961937716262976" calcext:value-type="percentage">
            <text:p>96.19%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0.0857275566148482" calcext:value-type="float">
            <text:p>0.085727556614848</text:p>
          </table:table-cell>
          <table:table-cell office:value-type="float" office:value="599" calcext:value-type="float">
            <text:p>599</text:p>
          </table:table-cell>
          <table:table-cell table:formula="of:=[.D794]/[.$B$7]" office:value-type="percentage" office:value="0.840112201963534" calcext:value-type="percentage">
            <text:p>84.01%</text:p>
          </table:table-cell>
          <table:table-cell table:formula="of:=[.D794]*[.$B$8]" office:value-type="float" office:value="242.792426367461" calcext:value-type="float">
            <text:p>242.792426367461</text:p>
          </table:table-cell>
          <table:table-cell table:formula="of:=[.F794]/[.$B$6]" office:value-type="percentage" office:value="0.840112201963534" calcext:value-type="percentage">
            <text:p>84.01%</text:p>
          </table:table-cell>
          <table:table-cell table:formula="of:=SUM([.$B$196:.$B794])" office:value-type="float" office:value="278" calcext:value-type="float">
            <text:p>278</text:p>
          </table:table-cell>
          <table:table-cell table:formula="of:=[.H794]/[.$B$6]" office:value-type="percentage" office:value="0.961937716262976" calcext:value-type="percentage">
            <text:p>96.19%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0.0857275566148482" calcext:value-type="float">
            <text:p>0.085727556614848</text:p>
          </table:table-cell>
          <table:table-cell office:value-type="float" office:value="600" calcext:value-type="float">
            <text:p>600</text:p>
          </table:table-cell>
          <table:table-cell table:formula="of:=[.D795]/[.$B$7]" office:value-type="percentage" office:value="0.841514726507714" calcext:value-type="percentage">
            <text:p>84.15%</text:p>
          </table:table-cell>
          <table:table-cell table:formula="of:=[.D795]*[.$B$8]" office:value-type="float" office:value="243.197755960729" calcext:value-type="float">
            <text:p>243.197755960729</text:p>
          </table:table-cell>
          <table:table-cell table:formula="of:=[.F795]/[.$B$6]" office:value-type="percentage" office:value="0.841514726507714" calcext:value-type="percentage">
            <text:p>84.15%</text:p>
          </table:table-cell>
          <table:table-cell table:formula="of:=SUM([.$B$196:.$B795])" office:value-type="float" office:value="278" calcext:value-type="float">
            <text:p>278</text:p>
          </table:table-cell>
          <table:table-cell table:formula="of:=[.H795]/[.$B$6]" office:value-type="percentage" office:value="0.961937716262976" calcext:value-type="percentage">
            <text:p>96.19%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.0839168364459564" calcext:value-type="float">
            <text:p>0.083916836445956</text:p>
          </table:table-cell>
          <table:table-cell office:value-type="float" office:value="601" calcext:value-type="float">
            <text:p>601</text:p>
          </table:table-cell>
          <table:table-cell table:formula="of:=[.D796]/[.$B$7]" office:value-type="percentage" office:value="0.842917251051893" calcext:value-type="percentage">
            <text:p>84.29%</text:p>
          </table:table-cell>
          <table:table-cell table:formula="of:=[.D796]*[.$B$8]" office:value-type="float" office:value="243.603085553997" calcext:value-type="float">
            <text:p>243.603085553997</text:p>
          </table:table-cell>
          <table:table-cell table:formula="of:=[.F796]/[.$B$6]" office:value-type="percentage" office:value="0.842917251051893" calcext:value-type="percentage">
            <text:p>84.29%</text:p>
          </table:table-cell>
          <table:table-cell table:formula="of:=SUM([.$B$196:.$B796])" office:value-type="float" office:value="279" calcext:value-type="float">
            <text:p>279</text:p>
          </table:table-cell>
          <table:table-cell table:formula="of:=[.H796]/[.$B$6]" office:value-type="percentage" office:value="0.965397923875432" calcext:value-type="percentage">
            <text:p>96.54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2" calcext:value-type="float">
            <text:p>602</text:p>
          </table:table-cell>
          <table:table-cell table:formula="of:=[.D797]/[.$B$7]" office:value-type="percentage" office:value="0.844319775596073" calcext:value-type="percentage">
            <text:p>84.43%</text:p>
          </table:table-cell>
          <table:table-cell table:formula="of:=[.D797]*[.$B$8]" office:value-type="float" office:value="244.008415147265" calcext:value-type="float">
            <text:p>244.008415147265</text:p>
          </table:table-cell>
          <table:table-cell table:formula="of:=[.F797]/[.$B$6]" office:value-type="percentage" office:value="0.844319775596073" calcext:value-type="percentage">
            <text:p>84.43%</text:p>
          </table:table-cell>
          <table:table-cell table:formula="of:=SUM([.$B$196:.$B797])" office:value-type="float" office:value="280" calcext:value-type="float">
            <text:p>280</text:p>
          </table:table-cell>
          <table:table-cell table:formula="of:=[.H797]/[.$B$6]" office:value-type="percentage" office:value="0.968858131487889" calcext:value-type="percentage">
            <text:p>96.89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3" calcext:value-type="float">
            <text:p>603</text:p>
          </table:table-cell>
          <table:table-cell table:formula="of:=[.D798]/[.$B$7]" office:value-type="percentage" office:value="0.845722300140252" calcext:value-type="percentage">
            <text:p>84.57%</text:p>
          </table:table-cell>
          <table:table-cell table:formula="of:=[.D798]*[.$B$8]" office:value-type="float" office:value="244.413744740533" calcext:value-type="float">
            <text:p>244.413744740533</text:p>
          </table:table-cell>
          <table:table-cell table:formula="of:=[.F798]/[.$B$6]" office:value-type="percentage" office:value="0.845722300140253" calcext:value-type="percentage">
            <text:p>84.57%</text:p>
          </table:table-cell>
          <table:table-cell table:formula="of:=SUM([.$B$196:.$B798])" office:value-type="float" office:value="280" calcext:value-type="float">
            <text:p>280</text:p>
          </table:table-cell>
          <table:table-cell table:formula="of:=[.H798]/[.$B$6]" office:value-type="percentage" office:value="0.968858131487889" calcext:value-type="percentage">
            <text:p>96.89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4" calcext:value-type="float">
            <text:p>604</text:p>
          </table:table-cell>
          <table:table-cell table:formula="of:=[.D799]/[.$B$7]" office:value-type="percentage" office:value="0.847124824684432" calcext:value-type="percentage">
            <text:p>84.71%</text:p>
          </table:table-cell>
          <table:table-cell table:formula="of:=[.D799]*[.$B$8]" office:value-type="float" office:value="244.819074333801" calcext:value-type="float">
            <text:p>244.819074333801</text:p>
          </table:table-cell>
          <table:table-cell table:formula="of:=[.F799]/[.$B$6]" office:value-type="percentage" office:value="0.847124824684432" calcext:value-type="percentage">
            <text:p>84.71%</text:p>
          </table:table-cell>
          <table:table-cell table:formula="of:=SUM([.$B$196:.$B799])" office:value-type="float" office:value="281" calcext:value-type="float">
            <text:p>281</text:p>
          </table:table-cell>
          <table:table-cell table:formula="of:=[.H799]/[.$B$6]" office:value-type="percentage" office:value="0.972318339100346" calcext:value-type="percentage">
            <text:p>97.23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5" calcext:value-type="float">
            <text:p>605</text:p>
          </table:table-cell>
          <table:table-cell table:formula="of:=[.D800]/[.$B$7]" office:value-type="percentage" office:value="0.848527349228612" calcext:value-type="percentage">
            <text:p>84.85%</text:p>
          </table:table-cell>
          <table:table-cell table:formula="of:=[.D800]*[.$B$8]" office:value-type="float" office:value="245.224403927069" calcext:value-type="float">
            <text:p>245.224403927069</text:p>
          </table:table-cell>
          <table:table-cell table:formula="of:=[.F800]/[.$B$6]" office:value-type="percentage" office:value="0.848527349228612" calcext:value-type="percentage">
            <text:p>84.85%</text:p>
          </table:table-cell>
          <table:table-cell table:formula="of:=SUM([.$B$196:.$B800])" office:value-type="float" office:value="281" calcext:value-type="float">
            <text:p>281</text:p>
          </table:table-cell>
          <table:table-cell table:formula="of:=[.H800]/[.$B$6]" office:value-type="percentage" office:value="0.972318339100346" calcext:value-type="percentage">
            <text:p>97.23%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6" calcext:value-type="float">
            <text:p>606</text:p>
          </table:table-cell>
          <table:table-cell table:formula="of:=[.D801]/[.$B$7]" office:value-type="percentage" office:value="0.849929873772791" calcext:value-type="percentage">
            <text:p>84.99%</text:p>
          </table:table-cell>
          <table:table-cell table:formula="of:=[.D801]*[.$B$8]" office:value-type="float" office:value="245.629733520337" calcext:value-type="float">
            <text:p>245.629733520337</text:p>
          </table:table-cell>
          <table:table-cell table:formula="of:=[.F801]/[.$B$6]" office:value-type="percentage" office:value="0.849929873772791" calcext:value-type="percentage">
            <text:p>84.99%</text:p>
          </table:table-cell>
          <table:table-cell table:formula="of:=SUM([.$B$196:.$B801])" office:value-type="float" office:value="282" calcext:value-type="float">
            <text:p>282</text:p>
          </table:table-cell>
          <table:table-cell table:formula="of:=[.H801]/[.$B$6]" office:value-type="percentage" office:value="0.975778546712803" calcext:value-type="percentage">
            <text:p>97.58%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7" calcext:value-type="float">
            <text:p>607</text:p>
          </table:table-cell>
          <table:table-cell table:formula="of:=[.D802]/[.$B$7]" office:value-type="percentage" office:value="0.85133239831697" calcext:value-type="percentage">
            <text:p>85.13%</text:p>
          </table:table-cell>
          <table:table-cell table:formula="of:=[.D802]*[.$B$8]" office:value-type="float" office:value="246.035063113605" calcext:value-type="float">
            <text:p>246.035063113605</text:p>
          </table:table-cell>
          <table:table-cell table:formula="of:=[.F802]/[.$B$6]" office:value-type="percentage" office:value="0.851332398316971" calcext:value-type="percentage">
            <text:p>85.13%</text:p>
          </table:table-cell>
          <table:table-cell table:formula="of:=SUM([.$B$196:.$B802])" office:value-type="float" office:value="283" calcext:value-type="float">
            <text:p>283</text:p>
          </table:table-cell>
          <table:table-cell table:formula="of:=[.H802]/[.$B$6]" office:value-type="percentage" office:value="0.979238754325259" calcext:value-type="percentage">
            <text:p>97.92%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8" calcext:value-type="float">
            <text:p>608</text:p>
          </table:table-cell>
          <table:table-cell table:formula="of:=[.D803]/[.$B$7]" office:value-type="percentage" office:value="0.85273492286115" calcext:value-type="percentage">
            <text:p>85.27%</text:p>
          </table:table-cell>
          <table:table-cell table:formula="of:=[.D803]*[.$B$8]" office:value-type="float" office:value="246.440392706872" calcext:value-type="float">
            <text:p>246.440392706872</text:p>
          </table:table-cell>
          <table:table-cell table:formula="of:=[.F803]/[.$B$6]" office:value-type="percentage" office:value="0.85273492286115" calcext:value-type="percentage">
            <text:p>85.27%</text:p>
          </table:table-cell>
          <table:table-cell table:formula="of:=SUM([.$B$196:.$B803])" office:value-type="float" office:value="283" calcext:value-type="float">
            <text:p>283</text:p>
          </table:table-cell>
          <table:table-cell table:formula="of:=[.H803]/[.$B$6]" office:value-type="percentage" office:value="0.979238754325259" calcext:value-type="percentage">
            <text:p>97.92%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09" calcext:value-type="float">
            <text:p>609</text:p>
          </table:table-cell>
          <table:table-cell table:formula="of:=[.D804]/[.$B$7]" office:value-type="percentage" office:value="0.85413744740533" calcext:value-type="percentage">
            <text:p>85.41%</text:p>
          </table:table-cell>
          <table:table-cell table:formula="of:=[.D804]*[.$B$8]" office:value-type="float" office:value="246.84572230014" calcext:value-type="float">
            <text:p>246.84572230014</text:p>
          </table:table-cell>
          <table:table-cell table:formula="of:=[.F804]/[.$B$6]" office:value-type="percentage" office:value="0.85413744740533" calcext:value-type="percentage">
            <text:p>85.41%</text:p>
          </table:table-cell>
          <table:table-cell table:formula="of:=SUM([.$B$196:.$B804])" office:value-type="float" office:value="283" calcext:value-type="float">
            <text:p>283</text:p>
          </table:table-cell>
          <table:table-cell table:formula="of:=[.H804]/[.$B$6]" office:value-type="percentage" office:value="0.979238754325259" calcext:value-type="percentage">
            <text:p>97.92%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10" calcext:value-type="float">
            <text:p>610</text:p>
          </table:table-cell>
          <table:table-cell table:formula="of:=[.D805]/[.$B$7]" office:value-type="percentage" office:value="0.855539971949509" calcext:value-type="percentage">
            <text:p>85.55%</text:p>
          </table:table-cell>
          <table:table-cell table:formula="of:=[.D805]*[.$B$8]" office:value-type="float" office:value="247.251051893408" calcext:value-type="float">
            <text:p>247.251051893408</text:p>
          </table:table-cell>
          <table:table-cell table:formula="of:=[.F805]/[.$B$6]" office:value-type="percentage" office:value="0.855539971949509" calcext:value-type="percentage">
            <text:p>85.55%</text:p>
          </table:table-cell>
          <table:table-cell table:formula="of:=SUM([.$B$196:.$B805])" office:value-type="float" office:value="284" calcext:value-type="float">
            <text:p>284</text:p>
          </table:table-cell>
          <table:table-cell table:formula="of:=[.H805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0823927088132184" calcext:value-type="float">
            <text:p>0.082392708813218</text:p>
          </table:table-cell>
          <table:table-cell office:value-type="float" office:value="611" calcext:value-type="float">
            <text:p>611</text:p>
          </table:table-cell>
          <table:table-cell table:formula="of:=[.D806]/[.$B$7]" office:value-type="percentage" office:value="0.856942496493689" calcext:value-type="percentage">
            <text:p>85.69%</text:p>
          </table:table-cell>
          <table:table-cell table:formula="of:=[.D806]*[.$B$8]" office:value-type="float" office:value="247.656381486676" calcext:value-type="float">
            <text:p>247.656381486676</text:p>
          </table:table-cell>
          <table:table-cell table:formula="of:=[.F806]/[.$B$6]" office:value-type="percentage" office:value="0.856942496493689" calcext:value-type="percentage">
            <text:p>85.69%</text:p>
          </table:table-cell>
          <table:table-cell table:formula="of:=SUM([.$B$196:.$B806])" office:value-type="float" office:value="284" calcext:value-type="float">
            <text:p>284</text:p>
          </table:table-cell>
          <table:table-cell table:formula="of:=[.H806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82305537258089" calcext:value-type="float">
            <text:p>0.082305537258089</text:p>
          </table:table-cell>
          <table:table-cell office:value-type="float" office:value="612" calcext:value-type="float">
            <text:p>612</text:p>
          </table:table-cell>
          <table:table-cell table:formula="of:=[.D807]/[.$B$7]" office:value-type="percentage" office:value="0.858345021037868" calcext:value-type="percentage">
            <text:p>85.83%</text:p>
          </table:table-cell>
          <table:table-cell table:formula="of:=[.D807]*[.$B$8]" office:value-type="float" office:value="248.061711079944" calcext:value-type="float">
            <text:p>248.061711079944</text:p>
          </table:table-cell>
          <table:table-cell table:formula="of:=[.F807]/[.$B$6]" office:value-type="percentage" office:value="0.858345021037868" calcext:value-type="percentage">
            <text:p>85.83%</text:p>
          </table:table-cell>
          <table:table-cell table:formula="of:=SUM([.$B$196:.$B807])" office:value-type="float" office:value="284" calcext:value-type="float">
            <text:p>284</text:p>
          </table:table-cell>
          <table:table-cell table:formula="of:=[.H807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0.0808080931404711" calcext:value-type="float">
            <text:p>0.080808093140471</text:p>
          </table:table-cell>
          <table:table-cell office:value-type="float" office:value="613" calcext:value-type="float">
            <text:p>613</text:p>
          </table:table-cell>
          <table:table-cell table:formula="of:=[.D808]/[.$B$7]" office:value-type="percentage" office:value="0.859747545582048" calcext:value-type="percentage">
            <text:p>85.97%</text:p>
          </table:table-cell>
          <table:table-cell table:formula="of:=[.D808]*[.$B$8]" office:value-type="float" office:value="248.467040673212" calcext:value-type="float">
            <text:p>248.467040673212</text:p>
          </table:table-cell>
          <table:table-cell table:formula="of:=[.F808]/[.$B$6]" office:value-type="percentage" office:value="0.859747545582048" calcext:value-type="percentage">
            <text:p>85.97%</text:p>
          </table:table-cell>
          <table:table-cell table:formula="of:=SUM([.$B$196:.$B808])" office:value-type="float" office:value="284" calcext:value-type="float">
            <text:p>284</text:p>
          </table:table-cell>
          <table:table-cell table:formula="of:=[.H808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0792513214095798" calcext:value-type="float">
            <text:p>0.07925132140958</text:p>
          </table:table-cell>
          <table:table-cell office:value-type="float" office:value="614" calcext:value-type="float">
            <text:p>614</text:p>
          </table:table-cell>
          <table:table-cell table:formula="of:=[.D809]/[.$B$7]" office:value-type="percentage" office:value="0.861150070126227" calcext:value-type="percentage">
            <text:p>86.12%</text:p>
          </table:table-cell>
          <table:table-cell table:formula="of:=[.D809]*[.$B$8]" office:value-type="float" office:value="248.87237026648" calcext:value-type="float">
            <text:p>248.87237026648</text:p>
          </table:table-cell>
          <table:table-cell table:formula="of:=[.F809]/[.$B$6]" office:value-type="percentage" office:value="0.861150070126227" calcext:value-type="percentage">
            <text:p>86.12%</text:p>
          </table:table-cell>
          <table:table-cell table:formula="of:=SUM([.$B$196:.$B809])" office:value-type="float" office:value="284" calcext:value-type="float">
            <text:p>284</text:p>
          </table:table-cell>
          <table:table-cell table:formula="of:=[.H809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15" calcext:value-type="float">
            <text:p>615</text:p>
          </table:table-cell>
          <table:table-cell table:formula="of:=[.D810]/[.$B$7]" office:value-type="percentage" office:value="0.862552594670407" calcext:value-type="percentage">
            <text:p>86.26%</text:p>
          </table:table-cell>
          <table:table-cell table:formula="of:=[.D810]*[.$B$8]" office:value-type="float" office:value="249.277699859748" calcext:value-type="float">
            <text:p>249.277699859748</text:p>
          </table:table-cell>
          <table:table-cell table:formula="of:=[.F810]/[.$B$6]" office:value-type="percentage" office:value="0.862552594670407" calcext:value-type="percentage">
            <text:p>86.26%</text:p>
          </table:table-cell>
          <table:table-cell table:formula="of:=SUM([.$B$196:.$B810])" office:value-type="float" office:value="284" calcext:value-type="float">
            <text:p>284</text:p>
          </table:table-cell>
          <table:table-cell table:formula="of:=[.H810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16" calcext:value-type="float">
            <text:p>616</text:p>
          </table:table-cell>
          <table:table-cell table:formula="of:=[.D811]/[.$B$7]" office:value-type="percentage" office:value="0.863955119214586" calcext:value-type="percentage">
            <text:p>86.40%</text:p>
          </table:table-cell>
          <table:table-cell table:formula="of:=[.D811]*[.$B$8]" office:value-type="float" office:value="249.683029453015" calcext:value-type="float">
            <text:p>249.683029453015</text:p>
          </table:table-cell>
          <table:table-cell table:formula="of:=[.F811]/[.$B$6]" office:value-type="percentage" office:value="0.863955119214586" calcext:value-type="percentage">
            <text:p>86.40%</text:p>
          </table:table-cell>
          <table:table-cell table:formula="of:=SUM([.$B$196:.$B811])" office:value-type="float" office:value="284" calcext:value-type="float">
            <text:p>284</text:p>
          </table:table-cell>
          <table:table-cell table:formula="of:=[.H811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17" calcext:value-type="float">
            <text:p>617</text:p>
          </table:table-cell>
          <table:table-cell table:formula="of:=[.D812]/[.$B$7]" office:value-type="percentage" office:value="0.865357643758766" calcext:value-type="percentage">
            <text:p>86.54%</text:p>
          </table:table-cell>
          <table:table-cell table:formula="of:=[.D812]*[.$B$8]" office:value-type="float" office:value="250.088359046283" calcext:value-type="float">
            <text:p>250.088359046283</text:p>
          </table:table-cell>
          <table:table-cell table:formula="of:=[.F812]/[.$B$6]" office:value-type="percentage" office:value="0.865357643758766" calcext:value-type="percentage">
            <text:p>86.54%</text:p>
          </table:table-cell>
          <table:table-cell table:formula="of:=SUM([.$B$196:.$B812])" office:value-type="float" office:value="284" calcext:value-type="float">
            <text:p>284</text:p>
          </table:table-cell>
          <table:table-cell table:formula="of:=[.H812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18" calcext:value-type="float">
            <text:p>618</text:p>
          </table:table-cell>
          <table:table-cell table:formula="of:=[.D813]/[.$B$7]" office:value-type="percentage" office:value="0.866760168302945" calcext:value-type="percentage">
            <text:p>86.68%</text:p>
          </table:table-cell>
          <table:table-cell table:formula="of:=[.D813]*[.$B$8]" office:value-type="float" office:value="250.493688639551" calcext:value-type="float">
            <text:p>250.493688639551</text:p>
          </table:table-cell>
          <table:table-cell table:formula="of:=[.F813]/[.$B$6]" office:value-type="percentage" office:value="0.866760168302945" calcext:value-type="percentage">
            <text:p>86.68%</text:p>
          </table:table-cell>
          <table:table-cell table:formula="of:=SUM([.$B$196:.$B813])" office:value-type="float" office:value="284" calcext:value-type="float">
            <text:p>284</text:p>
          </table:table-cell>
          <table:table-cell table:formula="of:=[.H813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19" calcext:value-type="float">
            <text:p>619</text:p>
          </table:table-cell>
          <table:table-cell table:formula="of:=[.D814]/[.$B$7]" office:value-type="percentage" office:value="0.868162692847125" calcext:value-type="percentage">
            <text:p>86.82%</text:p>
          </table:table-cell>
          <table:table-cell table:formula="of:=[.D814]*[.$B$8]" office:value-type="float" office:value="250.899018232819" calcext:value-type="float">
            <text:p>250.899018232819</text:p>
          </table:table-cell>
          <table:table-cell table:formula="of:=[.F814]/[.$B$6]" office:value-type="percentage" office:value="0.868162692847125" calcext:value-type="percentage">
            <text:p>86.82%</text:p>
          </table:table-cell>
          <table:table-cell table:formula="of:=SUM([.$B$196:.$B814])" office:value-type="float" office:value="284" calcext:value-type="float">
            <text:p>284</text:p>
          </table:table-cell>
          <table:table-cell table:formula="of:=[.H814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0.0791763539338663" calcext:value-type="float">
            <text:p>0.079176353933866</text:p>
          </table:table-cell>
          <table:table-cell office:value-type="float" office:value="620" calcext:value-type="float">
            <text:p>620</text:p>
          </table:table-cell>
          <table:table-cell table:formula="of:=[.D815]/[.$B$7]" office:value-type="percentage" office:value="0.869565217391304" calcext:value-type="percentage">
            <text:p>86.96%</text:p>
          </table:table-cell>
          <table:table-cell table:formula="of:=[.D815]*[.$B$8]" office:value-type="float" office:value="251.304347826087" calcext:value-type="float">
            <text:p>251.304347826087</text:p>
          </table:table-cell>
          <table:table-cell table:formula="of:=[.F815]/[.$B$6]" office:value-type="percentage" office:value="0.869565217391304" calcext:value-type="percentage">
            <text:p>86.96%</text:p>
          </table:table-cell>
          <table:table-cell table:formula="of:=SUM([.$B$196:.$B815])" office:value-type="float" office:value="284" calcext:value-type="float">
            <text:p>284</text:p>
          </table:table-cell>
          <table:table-cell table:formula="of:=[.H815]/[.$B$6]" office:value-type="percentage" office:value="0.982698961937716" calcext:value-type="percentage">
            <text:p>98.27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0776483622320104" calcext:value-type="float">
            <text:p>0.07764836223201</text:p>
          </table:table-cell>
          <table:table-cell office:value-type="float" office:value="621" calcext:value-type="float">
            <text:p>621</text:p>
          </table:table-cell>
          <table:table-cell table:formula="of:=[.D816]/[.$B$7]" office:value-type="percentage" office:value="0.870967741935484" calcext:value-type="percentage">
            <text:p>87.10%</text:p>
          </table:table-cell>
          <table:table-cell table:formula="of:=[.D816]*[.$B$8]" office:value-type="float" office:value="251.709677419355" calcext:value-type="float">
            <text:p>251.709677419355</text:p>
          </table:table-cell>
          <table:table-cell table:formula="of:=[.F816]/[.$B$6]" office:value-type="percentage" office:value="0.870967741935484" calcext:value-type="percentage">
            <text:p>87.10%</text:p>
          </table:table-cell>
          <table:table-cell table:formula="of:=SUM([.$B$196:.$B816])" office:value-type="float" office:value="285" calcext:value-type="float">
            <text:p>285</text:p>
          </table:table-cell>
          <table:table-cell table:formula="of:=[.H816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0.0776483622320104" calcext:value-type="float">
            <text:p>0.07764836223201</text:p>
          </table:table-cell>
          <table:table-cell office:value-type="float" office:value="622" calcext:value-type="float">
            <text:p>622</text:p>
          </table:table-cell>
          <table:table-cell table:formula="of:=[.D817]/[.$B$7]" office:value-type="percentage" office:value="0.872370266479663" calcext:value-type="percentage">
            <text:p>87.24%</text:p>
          </table:table-cell>
          <table:table-cell table:formula="of:=[.D817]*[.$B$8]" office:value-type="float" office:value="252.115007012623" calcext:value-type="float">
            <text:p>252.115007012623</text:p>
          </table:table-cell>
          <table:table-cell table:formula="of:=[.F817]/[.$B$6]" office:value-type="percentage" office:value="0.872370266479663" calcext:value-type="percentage">
            <text:p>87.24%</text:p>
          </table:table-cell>
          <table:table-cell table:formula="of:=SUM([.$B$196:.$B817])" office:value-type="float" office:value="285" calcext:value-type="float">
            <text:p>285</text:p>
          </table:table-cell>
          <table:table-cell table:formula="of:=[.H817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0.0776483622320104" calcext:value-type="float">
            <text:p>0.07764836223201</text:p>
          </table:table-cell>
          <table:table-cell office:value-type="float" office:value="623" calcext:value-type="float">
            <text:p>623</text:p>
          </table:table-cell>
          <table:table-cell table:formula="of:=[.D818]/[.$B$7]" office:value-type="percentage" office:value="0.873772791023843" calcext:value-type="percentage">
            <text:p>87.38%</text:p>
          </table:table-cell>
          <table:table-cell table:formula="of:=[.D818]*[.$B$8]" office:value-type="float" office:value="252.520336605891" calcext:value-type="float">
            <text:p>252.520336605891</text:p>
          </table:table-cell>
          <table:table-cell table:formula="of:=[.F818]/[.$B$6]" office:value-type="percentage" office:value="0.873772791023843" calcext:value-type="percentage">
            <text:p>87.38%</text:p>
          </table:table-cell>
          <table:table-cell table:formula="of:=SUM([.$B$196:.$B818])" office:value-type="float" office:value="285" calcext:value-type="float">
            <text:p>285</text:p>
          </table:table-cell>
          <table:table-cell table:formula="of:=[.H818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0.0760751461518996" calcext:value-type="float">
            <text:p>0.0760751461519</text:p>
          </table:table-cell>
          <table:table-cell office:value-type="float" office:value="624" calcext:value-type="float">
            <text:p>624</text:p>
          </table:table-cell>
          <table:table-cell table:formula="of:=[.D819]/[.$B$7]" office:value-type="percentage" office:value="0.875175315568022" calcext:value-type="percentage">
            <text:p>87.52%</text:p>
          </table:table-cell>
          <table:table-cell table:formula="of:=[.D819]*[.$B$8]" office:value-type="float" office:value="252.925666199158" calcext:value-type="float">
            <text:p>252.925666199158</text:p>
          </table:table-cell>
          <table:table-cell table:formula="of:=[.F819]/[.$B$6]" office:value-type="percentage" office:value="0.875175315568022" calcext:value-type="percentage">
            <text:p>87.52%</text:p>
          </table:table-cell>
          <table:table-cell table:formula="of:=SUM([.$B$196:.$B819])" office:value-type="float" office:value="285" calcext:value-type="float">
            <text:p>285</text:p>
          </table:table-cell>
          <table:table-cell table:formula="of:=[.H819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.0760751461518996" calcext:value-type="float">
            <text:p>0.0760751461519</text:p>
          </table:table-cell>
          <table:table-cell office:value-type="float" office:value="625" calcext:value-type="float">
            <text:p>625</text:p>
          </table:table-cell>
          <table:table-cell table:formula="of:=[.D820]/[.$B$7]" office:value-type="percentage" office:value="0.876577840112202" calcext:value-type="percentage">
            <text:p>87.66%</text:p>
          </table:table-cell>
          <table:table-cell table:formula="of:=[.D820]*[.$B$8]" office:value-type="float" office:value="253.330995792426" calcext:value-type="float">
            <text:p>253.330995792426</text:p>
          </table:table-cell>
          <table:table-cell table:formula="of:=[.F820]/[.$B$6]" office:value-type="percentage" office:value="0.876577840112202" calcext:value-type="percentage">
            <text:p>87.66%</text:p>
          </table:table-cell>
          <table:table-cell table:formula="of:=SUM([.$B$196:.$B820])" office:value-type="float" office:value="285" calcext:value-type="float">
            <text:p>285</text:p>
          </table:table-cell>
          <table:table-cell table:formula="of:=[.H820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0.0760751461518996" calcext:value-type="float">
            <text:p>0.0760751461519</text:p>
          </table:table-cell>
          <table:table-cell office:value-type="float" office:value="626" calcext:value-type="float">
            <text:p>626</text:p>
          </table:table-cell>
          <table:table-cell table:formula="of:=[.D821]/[.$B$7]" office:value-type="percentage" office:value="0.877980364656382" calcext:value-type="percentage">
            <text:p>87.80%</text:p>
          </table:table-cell>
          <table:table-cell table:formula="of:=[.D821]*[.$B$8]" office:value-type="float" office:value="253.736325385694" calcext:value-type="float">
            <text:p>253.736325385694</text:p>
          </table:table-cell>
          <table:table-cell table:formula="of:=[.F821]/[.$B$6]" office:value-type="percentage" office:value="0.877980364656382" calcext:value-type="percentage">
            <text:p>87.80%</text:p>
          </table:table-cell>
          <table:table-cell table:formula="of:=SUM([.$B$196:.$B821])" office:value-type="float" office:value="285" calcext:value-type="float">
            <text:p>285</text:p>
          </table:table-cell>
          <table:table-cell table:formula="of:=[.H821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746021546096668" calcext:value-type="float">
            <text:p>0.074602154609667</text:p>
          </table:table-cell>
          <table:table-cell office:value-type="float" office:value="627" calcext:value-type="float">
            <text:p>627</text:p>
          </table:table-cell>
          <table:table-cell table:formula="of:=[.D822]/[.$B$7]" office:value-type="percentage" office:value="0.879382889200561" calcext:value-type="percentage">
            <text:p>87.94%</text:p>
          </table:table-cell>
          <table:table-cell table:formula="of:=[.D822]*[.$B$8]" office:value-type="float" office:value="254.141654978962" calcext:value-type="float">
            <text:p>254.141654978962</text:p>
          </table:table-cell>
          <table:table-cell table:formula="of:=[.F822]/[.$B$6]" office:value-type="percentage" office:value="0.879382889200561" calcext:value-type="percentage">
            <text:p>87.94%</text:p>
          </table:table-cell>
          <table:table-cell table:formula="of:=SUM([.$B$196:.$B822])" office:value-type="float" office:value="285" calcext:value-type="float">
            <text:p>285</text:p>
          </table:table-cell>
          <table:table-cell table:formula="of:=[.H822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0746021546096668" calcext:value-type="float">
            <text:p>0.074602154609667</text:p>
          </table:table-cell>
          <table:table-cell office:value-type="float" office:value="628" calcext:value-type="float">
            <text:p>628</text:p>
          </table:table-cell>
          <table:table-cell table:formula="of:=[.D823]/[.$B$7]" office:value-type="percentage" office:value="0.880785413744741" calcext:value-type="percentage">
            <text:p>88.08%</text:p>
          </table:table-cell>
          <table:table-cell table:formula="of:=[.D823]*[.$B$8]" office:value-type="float" office:value="254.54698457223" calcext:value-type="float">
            <text:p>254.54698457223</text:p>
          </table:table-cell>
          <table:table-cell table:formula="of:=[.F823]/[.$B$6]" office:value-type="percentage" office:value="0.880785413744741" calcext:value-type="percentage">
            <text:p>88.08%</text:p>
          </table:table-cell>
          <table:table-cell table:formula="of:=SUM([.$B$196:.$B823])" office:value-type="float" office:value="285" calcext:value-type="float">
            <text:p>285</text:p>
          </table:table-cell>
          <table:table-cell table:formula="of:=[.H823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0.0746021546096668" calcext:value-type="float">
            <text:p>0.074602154609667</text:p>
          </table:table-cell>
          <table:table-cell office:value-type="float" office:value="629" calcext:value-type="float">
            <text:p>629</text:p>
          </table:table-cell>
          <table:table-cell table:formula="of:=[.D824]/[.$B$7]" office:value-type="percentage" office:value="0.88218793828892" calcext:value-type="percentage">
            <text:p>88.22%</text:p>
          </table:table-cell>
          <table:table-cell table:formula="of:=[.D824]*[.$B$8]" office:value-type="float" office:value="254.952314165498" calcext:value-type="float">
            <text:p>254.952314165498</text:p>
          </table:table-cell>
          <table:table-cell table:formula="of:=[.F824]/[.$B$6]" office:value-type="percentage" office:value="0.88218793828892" calcext:value-type="percentage">
            <text:p>88.22%</text:p>
          </table:table-cell>
          <table:table-cell table:formula="of:=SUM([.$B$196:.$B824])" office:value-type="float" office:value="285" calcext:value-type="float">
            <text:p>285</text:p>
          </table:table-cell>
          <table:table-cell table:formula="of:=[.H824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732251453281813" calcext:value-type="float">
            <text:p>0.073225145328181</text:p>
          </table:table-cell>
          <table:table-cell office:value-type="float" office:value="630" calcext:value-type="float">
            <text:p>630</text:p>
          </table:table-cell>
          <table:table-cell table:formula="of:=[.D825]/[.$B$7]" office:value-type="percentage" office:value="0.8835904628331" calcext:value-type="percentage">
            <text:p>88.36%</text:p>
          </table:table-cell>
          <table:table-cell table:formula="of:=[.D825]*[.$B$8]" office:value-type="float" office:value="255.357643758766" calcext:value-type="float">
            <text:p>255.357643758766</text:p>
          </table:table-cell>
          <table:table-cell table:formula="of:=[.F825]/[.$B$6]" office:value-type="percentage" office:value="0.8835904628331" calcext:value-type="percentage">
            <text:p>88.36%</text:p>
          </table:table-cell>
          <table:table-cell table:formula="of:=SUM([.$B$196:.$B825])" office:value-type="float" office:value="285" calcext:value-type="float">
            <text:p>285</text:p>
          </table:table-cell>
          <table:table-cell table:formula="of:=[.H825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1" calcext:value-type="float">
            <text:p>631</text:p>
          </table:table-cell>
          <table:table-cell table:formula="of:=[.D826]/[.$B$7]" office:value-type="percentage" office:value="0.884992987377279" calcext:value-type="percentage">
            <text:p>88.50%</text:p>
          </table:table-cell>
          <table:table-cell table:formula="of:=[.D826]*[.$B$8]" office:value-type="float" office:value="255.762973352034" calcext:value-type="float">
            <text:p>255.762973352034</text:p>
          </table:table-cell>
          <table:table-cell table:formula="of:=[.F826]/[.$B$6]" office:value-type="percentage" office:value="0.884992987377279" calcext:value-type="percentage">
            <text:p>88.50%</text:p>
          </table:table-cell>
          <table:table-cell table:formula="of:=SUM([.$B$196:.$B826])" office:value-type="float" office:value="285" calcext:value-type="float">
            <text:p>285</text:p>
          </table:table-cell>
          <table:table-cell table:formula="of:=[.H826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2" calcext:value-type="float">
            <text:p>632</text:p>
          </table:table-cell>
          <table:table-cell table:formula="of:=[.D827]/[.$B$7]" office:value-type="percentage" office:value="0.886395511921459" calcext:value-type="percentage">
            <text:p>88.64%</text:p>
          </table:table-cell>
          <table:table-cell table:formula="of:=[.D827]*[.$B$8]" office:value-type="float" office:value="256.168302945302" calcext:value-type="float">
            <text:p>256.168302945302</text:p>
          </table:table-cell>
          <table:table-cell table:formula="of:=[.F827]/[.$B$6]" office:value-type="percentage" office:value="0.886395511921459" calcext:value-type="percentage">
            <text:p>88.64%</text:p>
          </table:table-cell>
          <table:table-cell table:formula="of:=SUM([.$B$196:.$B827])" office:value-type="float" office:value="285" calcext:value-type="float">
            <text:p>285</text:p>
          </table:table-cell>
          <table:table-cell table:formula="of:=[.H827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3" calcext:value-type="float">
            <text:p>633</text:p>
          </table:table-cell>
          <table:table-cell table:formula="of:=[.D828]/[.$B$7]" office:value-type="percentage" office:value="0.887798036465638" calcext:value-type="percentage">
            <text:p>88.78%</text:p>
          </table:table-cell>
          <table:table-cell table:formula="of:=[.D828]*[.$B$8]" office:value-type="float" office:value="256.573632538569" calcext:value-type="float">
            <text:p>256.573632538569</text:p>
          </table:table-cell>
          <table:table-cell table:formula="of:=[.F828]/[.$B$6]" office:value-type="percentage" office:value="0.887798036465638" calcext:value-type="percentage">
            <text:p>88.78%</text:p>
          </table:table-cell>
          <table:table-cell table:formula="of:=SUM([.$B$196:.$B828])" office:value-type="float" office:value="285" calcext:value-type="float">
            <text:p>285</text:p>
          </table:table-cell>
          <table:table-cell table:formula="of:=[.H828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4" calcext:value-type="float">
            <text:p>634</text:p>
          </table:table-cell>
          <table:table-cell table:formula="of:=[.D829]/[.$B$7]" office:value-type="percentage" office:value="0.889200561009818" calcext:value-type="percentage">
            <text:p>88.92%</text:p>
          </table:table-cell>
          <table:table-cell table:formula="of:=[.D829]*[.$B$8]" office:value-type="float" office:value="256.978962131837" calcext:value-type="float">
            <text:p>256.978962131837</text:p>
          </table:table-cell>
          <table:table-cell table:formula="of:=[.F829]/[.$B$6]" office:value-type="percentage" office:value="0.889200561009818" calcext:value-type="percentage">
            <text:p>88.92%</text:p>
          </table:table-cell>
          <table:table-cell table:formula="of:=SUM([.$B$196:.$B829])" office:value-type="float" office:value="285" calcext:value-type="float">
            <text:p>285</text:p>
          </table:table-cell>
          <table:table-cell table:formula="of:=[.H829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5" calcext:value-type="float">
            <text:p>635</text:p>
          </table:table-cell>
          <table:table-cell table:formula="of:=[.D830]/[.$B$7]" office:value-type="percentage" office:value="0.890603085553997" calcext:value-type="percentage">
            <text:p>89.06%</text:p>
          </table:table-cell>
          <table:table-cell table:formula="of:=[.D830]*[.$B$8]" office:value-type="float" office:value="257.384291725105" calcext:value-type="float">
            <text:p>257.384291725105</text:p>
          </table:table-cell>
          <table:table-cell table:formula="of:=[.F830]/[.$B$6]" office:value-type="percentage" office:value="0.890603085553997" calcext:value-type="percentage">
            <text:p>89.06%</text:p>
          </table:table-cell>
          <table:table-cell table:formula="of:=SUM([.$B$196:.$B830])" office:value-type="float" office:value="285" calcext:value-type="float">
            <text:p>285</text:p>
          </table:table-cell>
          <table:table-cell table:formula="of:=[.H830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0.0730857665758791" calcext:value-type="float">
            <text:p>0.073085766575879</text:p>
          </table:table-cell>
          <table:table-cell office:value-type="float" office:value="636" calcext:value-type="float">
            <text:p>636</text:p>
          </table:table-cell>
          <table:table-cell table:formula="of:=[.D831]/[.$B$7]" office:value-type="percentage" office:value="0.892005610098177" calcext:value-type="percentage">
            <text:p>89.20%</text:p>
          </table:table-cell>
          <table:table-cell table:formula="of:=[.D831]*[.$B$8]" office:value-type="float" office:value="257.789621318373" calcext:value-type="float">
            <text:p>257.789621318373</text:p>
          </table:table-cell>
          <table:table-cell table:formula="of:=[.F831]/[.$B$6]" office:value-type="percentage" office:value="0.892005610098177" calcext:value-type="percentage">
            <text:p>89.20%</text:p>
          </table:table-cell>
          <table:table-cell table:formula="of:=SUM([.$B$196:.$B831])" office:value-type="float" office:value="285" calcext:value-type="float">
            <text:p>285</text:p>
          </table:table-cell>
          <table:table-cell table:formula="of:=[.H831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0.0717345771587484" calcext:value-type="float">
            <text:p>0.071734577158748</text:p>
          </table:table-cell>
          <table:table-cell office:value-type="float" office:value="637" calcext:value-type="float">
            <text:p>637</text:p>
          </table:table-cell>
          <table:table-cell table:formula="of:=[.D832]/[.$B$7]" office:value-type="percentage" office:value="0.893408134642356" calcext:value-type="percentage">
            <text:p>89.34%</text:p>
          </table:table-cell>
          <table:table-cell table:formula="of:=[.D832]*[.$B$8]" office:value-type="float" office:value="258.194950911641" calcext:value-type="float">
            <text:p>258.194950911641</text:p>
          </table:table-cell>
          <table:table-cell table:formula="of:=[.F832]/[.$B$6]" office:value-type="percentage" office:value="0.893408134642356" calcext:value-type="percentage">
            <text:p>89.34%</text:p>
          </table:table-cell>
          <table:table-cell table:formula="of:=SUM([.$B$196:.$B832])" office:value-type="float" office:value="285" calcext:value-type="float">
            <text:p>285</text:p>
          </table:table-cell>
          <table:table-cell table:formula="of:=[.H832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0.0716661666793756" calcext:value-type="float">
            <text:p>0.071666166679376</text:p>
          </table:table-cell>
          <table:table-cell office:value-type="float" office:value="638" calcext:value-type="float">
            <text:p>638</text:p>
          </table:table-cell>
          <table:table-cell table:formula="of:=[.D833]/[.$B$7]" office:value-type="percentage" office:value="0.894810659186536" calcext:value-type="percentage">
            <text:p>89.48%</text:p>
          </table:table-cell>
          <table:table-cell table:formula="of:=[.D833]*[.$B$8]" office:value-type="float" office:value="258.600280504909" calcext:value-type="float">
            <text:p>258.600280504909</text:p>
          </table:table-cell>
          <table:table-cell table:formula="of:=[.F833]/[.$B$6]" office:value-type="percentage" office:value="0.894810659186536" calcext:value-type="percentage">
            <text:p>89.48%</text:p>
          </table:table-cell>
          <table:table-cell table:formula="of:=SUM([.$B$196:.$B833])" office:value-type="float" office:value="285" calcext:value-type="float">
            <text:p>285</text:p>
          </table:table-cell>
          <table:table-cell table:formula="of:=[.H833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715211756696914" calcext:value-type="float">
            <text:p>0.071521175669691</text:p>
          </table:table-cell>
          <table:table-cell office:value-type="float" office:value="639" calcext:value-type="float">
            <text:p>639</text:p>
          </table:table-cell>
          <table:table-cell table:formula="of:=[.D834]/[.$B$7]" office:value-type="percentage" office:value="0.896213183730715" calcext:value-type="percentage">
            <text:p>89.62%</text:p>
          </table:table-cell>
          <table:table-cell table:formula="of:=[.D834]*[.$B$8]" office:value-type="float" office:value="259.005610098177" calcext:value-type="float">
            <text:p>259.005610098177</text:p>
          </table:table-cell>
          <table:table-cell table:formula="of:=[.F834]/[.$B$6]" office:value-type="percentage" office:value="0.896213183730715" calcext:value-type="percentage">
            <text:p>89.62%</text:p>
          </table:table-cell>
          <table:table-cell table:formula="of:=SUM([.$B$196:.$B834])" office:value-type="float" office:value="285" calcext:value-type="float">
            <text:p>285</text:p>
          </table:table-cell>
          <table:table-cell table:formula="of:=[.H834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703392308076262" calcext:value-type="float">
            <text:p>0.070339230807626</text:p>
          </table:table-cell>
          <table:table-cell office:value-type="float" office:value="640" calcext:value-type="float">
            <text:p>640</text:p>
          </table:table-cell>
          <table:table-cell table:formula="of:=[.D835]/[.$B$7]" office:value-type="percentage" office:value="0.897615708274895" calcext:value-type="percentage">
            <text:p>89.76%</text:p>
          </table:table-cell>
          <table:table-cell table:formula="of:=[.D835]*[.$B$8]" office:value-type="float" office:value="259.410939691445" calcext:value-type="float">
            <text:p>259.410939691445</text:p>
          </table:table-cell>
          <table:table-cell table:formula="of:=[.F835]/[.$B$6]" office:value-type="percentage" office:value="0.897615708274895" calcext:value-type="percentage">
            <text:p>89.76%</text:p>
          </table:table-cell>
          <table:table-cell table:formula="of:=SUM([.$B$196:.$B835])" office:value-type="float" office:value="285" calcext:value-type="float">
            <text:p>285</text:p>
          </table:table-cell>
          <table:table-cell table:formula="of:=[.H835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0.0703392308076262" calcext:value-type="float">
            <text:p>0.070339230807626</text:p>
          </table:table-cell>
          <table:table-cell office:value-type="float" office:value="641" calcext:value-type="float">
            <text:p>641</text:p>
          </table:table-cell>
          <table:table-cell table:formula="of:=[.D836]/[.$B$7]" office:value-type="percentage" office:value="0.899018232819074" calcext:value-type="percentage">
            <text:p>89.90%</text:p>
          </table:table-cell>
          <table:table-cell table:formula="of:=[.D836]*[.$B$8]" office:value-type="float" office:value="259.816269284713" calcext:value-type="float">
            <text:p>259.816269284713</text:p>
          </table:table-cell>
          <table:table-cell table:formula="of:=[.F836]/[.$B$6]" office:value-type="percentage" office:value="0.899018232819075" calcext:value-type="percentage">
            <text:p>89.90%</text:p>
          </table:table-cell>
          <table:table-cell table:formula="of:=SUM([.$B$196:.$B836])" office:value-type="float" office:value="285" calcext:value-type="float">
            <text:p>285</text:p>
          </table:table-cell>
          <table:table-cell table:formula="of:=[.H836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702049290694724" calcext:value-type="float">
            <text:p>0.070204929069472</text:p>
          </table:table-cell>
          <table:table-cell office:value-type="float" office:value="642" calcext:value-type="float">
            <text:p>642</text:p>
          </table:table-cell>
          <table:table-cell table:formula="of:=[.D837]/[.$B$7]" office:value-type="percentage" office:value="0.900420757363254" calcext:value-type="percentage">
            <text:p>90.04%</text:p>
          </table:table-cell>
          <table:table-cell table:formula="of:=[.D837]*[.$B$8]" office:value-type="float" office:value="260.22159887798" calcext:value-type="float">
            <text:p>260.22159887798</text:p>
          </table:table-cell>
          <table:table-cell table:formula="of:=[.F837]/[.$B$6]" office:value-type="percentage" office:value="0.900420757363254" calcext:value-type="percentage">
            <text:p>90.04%</text:p>
          </table:table-cell>
          <table:table-cell table:formula="of:=SUM([.$B$196:.$B837])" office:value-type="float" office:value="285" calcext:value-type="float">
            <text:p>285</text:p>
          </table:table-cell>
          <table:table-cell table:formula="of:=[.H837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702049290694724" calcext:value-type="float">
            <text:p>0.070204929069472</text:p>
          </table:table-cell>
          <table:table-cell office:value-type="float" office:value="643" calcext:value-type="float">
            <text:p>643</text:p>
          </table:table-cell>
          <table:table-cell table:formula="of:=[.D838]/[.$B$7]" office:value-type="percentage" office:value="0.901823281907433" calcext:value-type="percentage">
            <text:p>90.18%</text:p>
          </table:table-cell>
          <table:table-cell table:formula="of:=[.D838]*[.$B$8]" office:value-type="float" office:value="260.626928471248" calcext:value-type="float">
            <text:p>260.626928471248</text:p>
          </table:table-cell>
          <table:table-cell table:formula="of:=[.F838]/[.$B$6]" office:value-type="percentage" office:value="0.901823281907433" calcext:value-type="percentage">
            <text:p>90.18%</text:p>
          </table:table-cell>
          <table:table-cell table:formula="of:=SUM([.$B$196:.$B838])" office:value-type="float" office:value="285" calcext:value-type="float">
            <text:p>285</text:p>
          </table:table-cell>
          <table:table-cell table:formula="of:=[.H838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0.0702049290694724" calcext:value-type="float">
            <text:p>0.070204929069472</text:p>
          </table:table-cell>
          <table:table-cell office:value-type="float" office:value="644" calcext:value-type="float">
            <text:p>644</text:p>
          </table:table-cell>
          <table:table-cell table:formula="of:=[.D839]/[.$B$7]" office:value-type="percentage" office:value="0.903225806451613" calcext:value-type="percentage">
            <text:p>90.32%</text:p>
          </table:table-cell>
          <table:table-cell table:formula="of:=[.D839]*[.$B$8]" office:value-type="float" office:value="261.032258064516" calcext:value-type="float">
            <text:p>261.032258064516</text:p>
          </table:table-cell>
          <table:table-cell table:formula="of:=[.F839]/[.$B$6]" office:value-type="percentage" office:value="0.903225806451613" calcext:value-type="percentage">
            <text:p>90.32%</text:p>
          </table:table-cell>
          <table:table-cell table:formula="of:=SUM([.$B$196:.$B839])" office:value-type="float" office:value="285" calcext:value-type="float">
            <text:p>285</text:p>
          </table:table-cell>
          <table:table-cell table:formula="of:=[.H839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0.0688371302366304" calcext:value-type="float">
            <text:p>0.06883713023663</text:p>
          </table:table-cell>
          <table:table-cell office:value-type="float" office:value="645" calcext:value-type="float">
            <text:p>645</text:p>
          </table:table-cell>
          <table:table-cell table:formula="of:=[.D840]/[.$B$7]" office:value-type="percentage" office:value="0.904628330995792" calcext:value-type="percentage">
            <text:p>90.46%</text:p>
          </table:table-cell>
          <table:table-cell table:formula="of:=[.D840]*[.$B$8]" office:value-type="float" office:value="261.437587657784" calcext:value-type="float">
            <text:p>261.437587657784</text:p>
          </table:table-cell>
          <table:table-cell table:formula="of:=[.F840]/[.$B$6]" office:value-type="percentage" office:value="0.904628330995793" calcext:value-type="percentage">
            <text:p>90.46%</text:p>
          </table:table-cell>
          <table:table-cell table:formula="of:=SUM([.$B$196:.$B840])" office:value-type="float" office:value="285" calcext:value-type="float">
            <text:p>285</text:p>
          </table:table-cell>
          <table:table-cell table:formula="of:=[.H840]/[.$B$6]" office:value-type="percentage" office:value="0.986159169550173" calcext:value-type="percentage">
            <text:p>98.62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.0675587634365924" calcext:value-type="float">
            <text:p>0.067558763436592</text:p>
          </table:table-cell>
          <table:table-cell office:value-type="float" office:value="646" calcext:value-type="float">
            <text:p>646</text:p>
          </table:table-cell>
          <table:table-cell table:formula="of:=[.D841]/[.$B$7]" office:value-type="percentage" office:value="0.906030855539972" calcext:value-type="percentage">
            <text:p>90.60%</text:p>
          </table:table-cell>
          <table:table-cell table:formula="of:=[.D841]*[.$B$8]" office:value-type="float" office:value="261.842917251052" calcext:value-type="float">
            <text:p>261.842917251052</text:p>
          </table:table-cell>
          <table:table-cell table:formula="of:=[.F841]/[.$B$6]" office:value-type="percentage" office:value="0.906030855539972" calcext:value-type="percentage">
            <text:p>90.60%</text:p>
          </table:table-cell>
          <table:table-cell table:formula="of:=SUM([.$B$196:.$B841])" office:value-type="float" office:value="286" calcext:value-type="float">
            <text:p>286</text:p>
          </table:table-cell>
          <table:table-cell table:formula="of:=[.H841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0.066111817455042" calcext:value-type="float">
            <text:p>0.066111817455042</text:p>
          </table:table-cell>
          <table:table-cell office:value-type="float" office:value="647" calcext:value-type="float">
            <text:p>647</text:p>
          </table:table-cell>
          <table:table-cell table:formula="of:=[.D842]/[.$B$7]" office:value-type="percentage" office:value="0.907433380084151" calcext:value-type="percentage">
            <text:p>90.74%</text:p>
          </table:table-cell>
          <table:table-cell table:formula="of:=[.D842]*[.$B$8]" office:value-type="float" office:value="262.24824684432" calcext:value-type="float">
            <text:p>262.24824684432</text:p>
          </table:table-cell>
          <table:table-cell table:formula="of:=[.F842]/[.$B$6]" office:value-type="percentage" office:value="0.907433380084152" calcext:value-type="percentage">
            <text:p>90.74%</text:p>
          </table:table-cell>
          <table:table-cell table:formula="of:=SUM([.$B$196:.$B842])" office:value-type="float" office:value="286" calcext:value-type="float">
            <text:p>286</text:p>
          </table:table-cell>
          <table:table-cell table:formula="of:=[.H842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0648805356889128" calcext:value-type="float">
            <text:p>0.064880535688913</text:p>
          </table:table-cell>
          <table:table-cell office:value-type="float" office:value="648" calcext:value-type="float">
            <text:p>648</text:p>
          </table:table-cell>
          <table:table-cell table:formula="of:=[.D843]/[.$B$7]" office:value-type="percentage" office:value="0.908835904628331" calcext:value-type="percentage">
            <text:p>90.88%</text:p>
          </table:table-cell>
          <table:table-cell table:formula="of:=[.D843]*[.$B$8]" office:value-type="float" office:value="262.653576437588" calcext:value-type="float">
            <text:p>262.653576437588</text:p>
          </table:table-cell>
          <table:table-cell table:formula="of:=[.F843]/[.$B$6]" office:value-type="percentage" office:value="0.908835904628331" calcext:value-type="percentage">
            <text:p>90.88%</text:p>
          </table:table-cell>
          <table:table-cell table:formula="of:=SUM([.$B$196:.$B843])" office:value-type="float" office:value="286" calcext:value-type="float">
            <text:p>286</text:p>
          </table:table-cell>
          <table:table-cell table:formula="of:=[.H843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0.0648805356889128" calcext:value-type="float">
            <text:p>0.064880535688913</text:p>
          </table:table-cell>
          <table:table-cell office:value-type="float" office:value="649" calcext:value-type="float">
            <text:p>649</text:p>
          </table:table-cell>
          <table:table-cell table:formula="of:=[.D844]/[.$B$7]" office:value-type="percentage" office:value="0.910238429172511" calcext:value-type="percentage">
            <text:p>91.02%</text:p>
          </table:table-cell>
          <table:table-cell table:formula="of:=[.D844]*[.$B$8]" office:value-type="float" office:value="263.058906030856" calcext:value-type="float">
            <text:p>263.058906030856</text:p>
          </table:table-cell>
          <table:table-cell table:formula="of:=[.F844]/[.$B$6]" office:value-type="percentage" office:value="0.910238429172511" calcext:value-type="percentage">
            <text:p>91.02%</text:p>
          </table:table-cell>
          <table:table-cell table:formula="of:=SUM([.$B$196:.$B844])" office:value-type="float" office:value="286" calcext:value-type="float">
            <text:p>286</text:p>
          </table:table-cell>
          <table:table-cell table:formula="of:=[.H844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0647559304882161" calcext:value-type="float">
            <text:p>0.064755930488216</text:p>
          </table:table-cell>
          <table:table-cell office:value-type="float" office:value="650" calcext:value-type="float">
            <text:p>650</text:p>
          </table:table-cell>
          <table:table-cell table:formula="of:=[.D845]/[.$B$7]" office:value-type="percentage" office:value="0.91164095371669" calcext:value-type="percentage">
            <text:p>91.16%</text:p>
          </table:table-cell>
          <table:table-cell table:formula="of:=[.D845]*[.$B$8]" office:value-type="float" office:value="263.464235624123" calcext:value-type="float">
            <text:p>263.464235624123</text:p>
          </table:table-cell>
          <table:table-cell table:formula="of:=[.F845]/[.$B$6]" office:value-type="percentage" office:value="0.91164095371669" calcext:value-type="percentage">
            <text:p>91.16%</text:p>
          </table:table-cell>
          <table:table-cell table:formula="of:=SUM([.$B$196:.$B845])" office:value-type="float" office:value="286" calcext:value-type="float">
            <text:p>286</text:p>
          </table:table-cell>
          <table:table-cell table:formula="of:=[.H845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0.0647559304882161" calcext:value-type="float">
            <text:p>0.064755930488216</text:p>
          </table:table-cell>
          <table:table-cell office:value-type="float" office:value="651" calcext:value-type="float">
            <text:p>651</text:p>
          </table:table-cell>
          <table:table-cell table:formula="of:=[.D846]/[.$B$7]" office:value-type="percentage" office:value="0.91304347826087" calcext:value-type="percentage">
            <text:p>91.30%</text:p>
          </table:table-cell>
          <table:table-cell table:formula="of:=[.D846]*[.$B$8]" office:value-type="float" office:value="263.869565217391" calcext:value-type="float">
            <text:p>263.869565217391</text:p>
          </table:table-cell>
          <table:table-cell table:formula="of:=[.F846]/[.$B$6]" office:value-type="percentage" office:value="0.91304347826087" calcext:value-type="percentage">
            <text:p>91.30%</text:p>
          </table:table-cell>
          <table:table-cell table:formula="of:=SUM([.$B$196:.$B846])" office:value-type="float" office:value="286" calcext:value-type="float">
            <text:p>286</text:p>
          </table:table-cell>
          <table:table-cell table:formula="of:=[.H846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0.0647559304882161" calcext:value-type="float">
            <text:p>0.064755930488216</text:p>
          </table:table-cell>
          <table:table-cell office:value-type="float" office:value="652" calcext:value-type="float">
            <text:p>652</text:p>
          </table:table-cell>
          <table:table-cell table:formula="of:=[.D847]/[.$B$7]" office:value-type="percentage" office:value="0.914446002805049" calcext:value-type="percentage">
            <text:p>91.44%</text:p>
          </table:table-cell>
          <table:table-cell table:formula="of:=[.D847]*[.$B$8]" office:value-type="float" office:value="264.274894810659" calcext:value-type="float">
            <text:p>264.274894810659</text:p>
          </table:table-cell>
          <table:table-cell table:formula="of:=[.F847]/[.$B$6]" office:value-type="percentage" office:value="0.914446002805049" calcext:value-type="percentage">
            <text:p>91.44%</text:p>
          </table:table-cell>
          <table:table-cell table:formula="of:=SUM([.$B$196:.$B847])" office:value-type="float" office:value="286" calcext:value-type="float">
            <text:p>286</text:p>
          </table:table-cell>
          <table:table-cell table:formula="of:=[.H847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0.0646861032546277" calcext:value-type="float">
            <text:p>0.064686103254628</text:p>
          </table:table-cell>
          <table:table-cell office:value-type="float" office:value="653" calcext:value-type="float">
            <text:p>653</text:p>
          </table:table-cell>
          <table:table-cell table:formula="of:=[.D848]/[.$B$7]" office:value-type="percentage" office:value="0.915848527349229" calcext:value-type="percentage">
            <text:p>91.58%</text:p>
          </table:table-cell>
          <table:table-cell table:formula="of:=[.D848]*[.$B$8]" office:value-type="float" office:value="264.680224403927" calcext:value-type="float">
            <text:p>264.680224403927</text:p>
          </table:table-cell>
          <table:table-cell table:formula="of:=[.F848]/[.$B$6]" office:value-type="percentage" office:value="0.915848527349229" calcext:value-type="percentage">
            <text:p>91.58%</text:p>
          </table:table-cell>
          <table:table-cell table:formula="of:=SUM([.$B$196:.$B848])" office:value-type="float" office:value="286" calcext:value-type="float">
            <text:p>286</text:p>
          </table:table-cell>
          <table:table-cell table:formula="of:=[.H848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0634870453484097" calcext:value-type="float">
            <text:p>0.06348704534841</text:p>
          </table:table-cell>
          <table:table-cell office:value-type="float" office:value="654" calcext:value-type="float">
            <text:p>654</text:p>
          </table:table-cell>
          <table:table-cell table:formula="of:=[.D849]/[.$B$7]" office:value-type="percentage" office:value="0.917251051893408" calcext:value-type="percentage">
            <text:p>91.73%</text:p>
          </table:table-cell>
          <table:table-cell table:formula="of:=[.D849]*[.$B$8]" office:value-type="float" office:value="265.085553997195" calcext:value-type="float">
            <text:p>265.085553997195</text:p>
          </table:table-cell>
          <table:table-cell table:formula="of:=[.F849]/[.$B$6]" office:value-type="percentage" office:value="0.917251051893408" calcext:value-type="percentage">
            <text:p>91.73%</text:p>
          </table:table-cell>
          <table:table-cell table:formula="of:=SUM([.$B$196:.$B849])" office:value-type="float" office:value="286" calcext:value-type="float">
            <text:p>286</text:p>
          </table:table-cell>
          <table:table-cell table:formula="of:=[.H849]/[.$B$6]" office:value-type="percentage" office:value="0.98961937716263" calcext:value-type="percentage">
            <text:p>98.96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.062181405543242" calcext:value-type="float">
            <text:p>0.062181405543242</text:p>
          </table:table-cell>
          <table:table-cell office:value-type="float" office:value="655" calcext:value-type="float">
            <text:p>655</text:p>
          </table:table-cell>
          <table:table-cell table:formula="of:=[.D850]/[.$B$7]" office:value-type="percentage" office:value="0.918653576437588" calcext:value-type="percentage">
            <text:p>91.87%</text:p>
          </table:table-cell>
          <table:table-cell table:formula="of:=[.D850]*[.$B$8]" office:value-type="float" office:value="265.490883590463" calcext:value-type="float">
            <text:p>265.490883590463</text:p>
          </table:table-cell>
          <table:table-cell table:formula="of:=[.F850]/[.$B$6]" office:value-type="percentage" office:value="0.918653576437588" calcext:value-type="percentage">
            <text:p>91.87%</text:p>
          </table:table-cell>
          <table:table-cell table:formula="of:=SUM([.$B$196:.$B850])" office:value-type="float" office:value="287" calcext:value-type="float">
            <text:p>287</text:p>
          </table:table-cell>
          <table:table-cell table:formula="of:=[.H850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0.062181405543242" calcext:value-type="float">
            <text:p>0.062181405543242</text:p>
          </table:table-cell>
          <table:table-cell office:value-type="float" office:value="656" calcext:value-type="float">
            <text:p>656</text:p>
          </table:table-cell>
          <table:table-cell table:formula="of:=[.D851]/[.$B$7]" office:value-type="percentage" office:value="0.920056100981767" calcext:value-type="percentage">
            <text:p>92.01%</text:p>
          </table:table-cell>
          <table:table-cell table:formula="of:=[.D851]*[.$B$8]" office:value-type="float" office:value="265.896213183731" calcext:value-type="float">
            <text:p>265.896213183731</text:p>
          </table:table-cell>
          <table:table-cell table:formula="of:=[.F851]/[.$B$6]" office:value-type="percentage" office:value="0.920056100981767" calcext:value-type="percentage">
            <text:p>92.01%</text:p>
          </table:table-cell>
          <table:table-cell table:formula="of:=SUM([.$B$196:.$B851])" office:value-type="float" office:value="287" calcext:value-type="float">
            <text:p>287</text:p>
          </table:table-cell>
          <table:table-cell table:formula="of:=[.H851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0.062181405543242" calcext:value-type="float">
            <text:p>0.062181405543242</text:p>
          </table:table-cell>
          <table:table-cell office:value-type="float" office:value="657" calcext:value-type="float">
            <text:p>657</text:p>
          </table:table-cell>
          <table:table-cell table:formula="of:=[.D852]/[.$B$7]" office:value-type="percentage" office:value="0.921458625525947" calcext:value-type="percentage">
            <text:p>92.15%</text:p>
          </table:table-cell>
          <table:table-cell table:formula="of:=[.D852]*[.$B$8]" office:value-type="float" office:value="266.301542776999" calcext:value-type="float">
            <text:p>266.301542776999</text:p>
          </table:table-cell>
          <table:table-cell table:formula="of:=[.F852]/[.$B$6]" office:value-type="percentage" office:value="0.921458625525947" calcext:value-type="percentage">
            <text:p>92.15%</text:p>
          </table:table-cell>
          <table:table-cell table:formula="of:=SUM([.$B$196:.$B852])" office:value-type="float" office:value="287" calcext:value-type="float">
            <text:p>287</text:p>
          </table:table-cell>
          <table:table-cell table:formula="of:=[.H852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0.0608349300353828" calcext:value-type="float">
            <text:p>0.060834930035383</text:p>
          </table:table-cell>
          <table:table-cell office:value-type="float" office:value="658" calcext:value-type="float">
            <text:p>658</text:p>
          </table:table-cell>
          <table:table-cell table:formula="of:=[.D853]/[.$B$7]" office:value-type="percentage" office:value="0.922861150070126" calcext:value-type="percentage">
            <text:p>92.29%</text:p>
          </table:table-cell>
          <table:table-cell table:formula="of:=[.D853]*[.$B$8]" office:value-type="float" office:value="266.706872370266" calcext:value-type="float">
            <text:p>266.706872370266</text:p>
          </table:table-cell>
          <table:table-cell table:formula="of:=[.F853]/[.$B$6]" office:value-type="percentage" office:value="0.922861150070126" calcext:value-type="percentage">
            <text:p>92.29%</text:p>
          </table:table-cell>
          <table:table-cell table:formula="of:=SUM([.$B$196:.$B853])" office:value-type="float" office:value="287" calcext:value-type="float">
            <text:p>287</text:p>
          </table:table-cell>
          <table:table-cell table:formula="of:=[.H853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0.0597027028488824" calcext:value-type="float">
            <text:p>0.059702702848882</text:p>
          </table:table-cell>
          <table:table-cell office:value-type="float" office:value="659" calcext:value-type="float">
            <text:p>659</text:p>
          </table:table-cell>
          <table:table-cell table:formula="of:=[.D854]/[.$B$7]" office:value-type="percentage" office:value="0.924263674614306" calcext:value-type="percentage">
            <text:p>92.43%</text:p>
          </table:table-cell>
          <table:table-cell table:formula="of:=[.D854]*[.$B$8]" office:value-type="float" office:value="267.112201963534" calcext:value-type="float">
            <text:p>267.112201963534</text:p>
          </table:table-cell>
          <table:table-cell table:formula="of:=[.F854]/[.$B$6]" office:value-type="percentage" office:value="0.924263674614306" calcext:value-type="percentage">
            <text:p>92.43%</text:p>
          </table:table-cell>
          <table:table-cell table:formula="of:=SUM([.$B$196:.$B854])" office:value-type="float" office:value="287" calcext:value-type="float">
            <text:p>287</text:p>
          </table:table-cell>
          <table:table-cell table:formula="of:=[.H854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0.0597027028488824" calcext:value-type="float">
            <text:p>0.059702702848882</text:p>
          </table:table-cell>
          <table:table-cell office:value-type="float" office:value="660" calcext:value-type="float">
            <text:p>660</text:p>
          </table:table-cell>
          <table:table-cell table:formula="of:=[.D855]/[.$B$7]" office:value-type="percentage" office:value="0.925666199158485" calcext:value-type="percentage">
            <text:p>92.57%</text:p>
          </table:table-cell>
          <table:table-cell table:formula="of:=[.D855]*[.$B$8]" office:value-type="float" office:value="267.517531556802" calcext:value-type="float">
            <text:p>267.517531556802</text:p>
          </table:table-cell>
          <table:table-cell table:formula="of:=[.F855]/[.$B$6]" office:value-type="percentage" office:value="0.925666199158485" calcext:value-type="percentage">
            <text:p>92.57%</text:p>
          </table:table-cell>
          <table:table-cell table:formula="of:=SUM([.$B$196:.$B855])" office:value-type="float" office:value="287" calcext:value-type="float">
            <text:p>287</text:p>
          </table:table-cell>
          <table:table-cell table:formula="of:=[.H855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0.0585266387221806" calcext:value-type="float">
            <text:p>0.058526638722181</text:p>
          </table:table-cell>
          <table:table-cell office:value-type="float" office:value="661" calcext:value-type="float">
            <text:p>661</text:p>
          </table:table-cell>
          <table:table-cell table:formula="of:=[.D856]/[.$B$7]" office:value-type="percentage" office:value="0.927068723702665" calcext:value-type="percentage">
            <text:p>92.71%</text:p>
          </table:table-cell>
          <table:table-cell table:formula="of:=[.D856]*[.$B$8]" office:value-type="float" office:value="267.92286115007" calcext:value-type="float">
            <text:p>267.92286115007</text:p>
          </table:table-cell>
          <table:table-cell table:formula="of:=[.F856]/[.$B$6]" office:value-type="percentage" office:value="0.927068723702665" calcext:value-type="percentage">
            <text:p>92.71%</text:p>
          </table:table-cell>
          <table:table-cell table:formula="of:=SUM([.$B$196:.$B856])" office:value-type="float" office:value="287" calcext:value-type="float">
            <text:p>287</text:p>
          </table:table-cell>
          <table:table-cell table:formula="of:=[.H856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0574279380237892" calcext:value-type="float">
            <text:p>0.057427938023789</text:p>
          </table:table-cell>
          <table:table-cell office:value-type="float" office:value="662" calcext:value-type="float">
            <text:p>662</text:p>
          </table:table-cell>
          <table:table-cell table:formula="of:=[.D857]/[.$B$7]" office:value-type="percentage" office:value="0.928471248246844" calcext:value-type="percentage">
            <text:p>92.85%</text:p>
          </table:table-cell>
          <table:table-cell table:formula="of:=[.D857]*[.$B$8]" office:value-type="float" office:value="268.328190743338" calcext:value-type="float">
            <text:p>268.328190743338</text:p>
          </table:table-cell>
          <table:table-cell table:formula="of:=[.F857]/[.$B$6]" office:value-type="percentage" office:value="0.928471248246844" calcext:value-type="percentage">
            <text:p>92.85%</text:p>
          </table:table-cell>
          <table:table-cell table:formula="of:=SUM([.$B$196:.$B857])" office:value-type="float" office:value="287" calcext:value-type="float">
            <text:p>287</text:p>
          </table:table-cell>
          <table:table-cell table:formula="of:=[.H857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74279380237892" calcext:value-type="float">
            <text:p>0.057427938023789</text:p>
          </table:table-cell>
          <table:table-cell office:value-type="float" office:value="663" calcext:value-type="float">
            <text:p>663</text:p>
          </table:table-cell>
          <table:table-cell table:formula="of:=[.D858]/[.$B$7]" office:value-type="percentage" office:value="0.929873772791024" calcext:value-type="percentage">
            <text:p>92.99%</text:p>
          </table:table-cell>
          <table:table-cell table:formula="of:=[.D858]*[.$B$8]" office:value-type="float" office:value="268.733520336606" calcext:value-type="float">
            <text:p>268.733520336606</text:p>
          </table:table-cell>
          <table:table-cell table:formula="of:=[.F858]/[.$B$6]" office:value-type="percentage" office:value="0.929873772791024" calcext:value-type="percentage">
            <text:p>92.99%</text:p>
          </table:table-cell>
          <table:table-cell table:formula="of:=SUM([.$B$196:.$B858])" office:value-type="float" office:value="287" calcext:value-type="float">
            <text:p>287</text:p>
          </table:table-cell>
          <table:table-cell table:formula="of:=[.H858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0.0573723279693563" calcext:value-type="float">
            <text:p>0.057372327969356</text:p>
          </table:table-cell>
          <table:table-cell office:value-type="float" office:value="664" calcext:value-type="float">
            <text:p>664</text:p>
          </table:table-cell>
          <table:table-cell table:formula="of:=[.D859]/[.$B$7]" office:value-type="percentage" office:value="0.931276297335203" calcext:value-type="percentage">
            <text:p>93.13%</text:p>
          </table:table-cell>
          <table:table-cell table:formula="of:=[.D859]*[.$B$8]" office:value-type="float" office:value="269.138849929874" calcext:value-type="float">
            <text:p>269.138849929874</text:p>
          </table:table-cell>
          <table:table-cell table:formula="of:=[.F859]/[.$B$6]" office:value-type="percentage" office:value="0.931276297335204" calcext:value-type="percentage">
            <text:p>93.13%</text:p>
          </table:table-cell>
          <table:table-cell table:formula="of:=SUM([.$B$196:.$B859])" office:value-type="float" office:value="287" calcext:value-type="float">
            <text:p>287</text:p>
          </table:table-cell>
          <table:table-cell table:formula="of:=[.H859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0573167684900976" calcext:value-type="float">
            <text:p>0.057316768490098</text:p>
          </table:table-cell>
          <table:table-cell office:value-type="float" office:value="665" calcext:value-type="float">
            <text:p>665</text:p>
          </table:table-cell>
          <table:table-cell table:formula="of:=[.D860]/[.$B$7]" office:value-type="percentage" office:value="0.932678821879383" calcext:value-type="percentage">
            <text:p>93.27%</text:p>
          </table:table-cell>
          <table:table-cell table:formula="of:=[.D860]*[.$B$8]" office:value-type="float" office:value="269.544179523142" calcext:value-type="float">
            <text:p>269.544179523142</text:p>
          </table:table-cell>
          <table:table-cell table:formula="of:=[.F860]/[.$B$6]" office:value-type="percentage" office:value="0.932678821879383" calcext:value-type="percentage">
            <text:p>93.27%</text:p>
          </table:table-cell>
          <table:table-cell table:formula="of:=SUM([.$B$196:.$B860])" office:value-type="float" office:value="287" calcext:value-type="float">
            <text:p>287</text:p>
          </table:table-cell>
          <table:table-cell table:formula="of:=[.H860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0.0573167684900976" calcext:value-type="float">
            <text:p>0.057316768490098</text:p>
          </table:table-cell>
          <table:table-cell office:value-type="float" office:value="666" calcext:value-type="float">
            <text:p>666</text:p>
          </table:table-cell>
          <table:table-cell table:formula="of:=[.D861]/[.$B$7]" office:value-type="percentage" office:value="0.934081346423562" calcext:value-type="percentage">
            <text:p>93.41%</text:p>
          </table:table-cell>
          <table:table-cell table:formula="of:=[.D861]*[.$B$8]" office:value-type="float" office:value="269.94950911641" calcext:value-type="float">
            <text:p>269.94950911641</text:p>
          </table:table-cell>
          <table:table-cell table:formula="of:=[.F861]/[.$B$6]" office:value-type="percentage" office:value="0.934081346423562" calcext:value-type="percentage">
            <text:p>93.41%</text:p>
          </table:table-cell>
          <table:table-cell table:formula="of:=SUM([.$B$196:.$B861])" office:value-type="float" office:value="287" calcext:value-type="float">
            <text:p>287</text:p>
          </table:table-cell>
          <table:table-cell table:formula="of:=[.H861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0.0573167684900976" calcext:value-type="float">
            <text:p>0.057316768490098</text:p>
          </table:table-cell>
          <table:table-cell office:value-type="float" office:value="667" calcext:value-type="float">
            <text:p>667</text:p>
          </table:table-cell>
          <table:table-cell table:formula="of:=[.D862]/[.$B$7]" office:value-type="percentage" office:value="0.935483870967742" calcext:value-type="percentage">
            <text:p>93.55%</text:p>
          </table:table-cell>
          <table:table-cell table:formula="of:=[.D862]*[.$B$8]" office:value-type="float" office:value="270.354838709677" calcext:value-type="float">
            <text:p>270.354838709677</text:p>
          </table:table-cell>
          <table:table-cell table:formula="of:=[.F862]/[.$B$6]" office:value-type="percentage" office:value="0.935483870967742" calcext:value-type="percentage">
            <text:p>93.55%</text:p>
          </table:table-cell>
          <table:table-cell table:formula="of:=SUM([.$B$196:.$B862])" office:value-type="float" office:value="287" calcext:value-type="float">
            <text:p>287</text:p>
          </table:table-cell>
          <table:table-cell table:formula="of:=[.H862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0.0561848957670269" calcext:value-type="float">
            <text:p>0.056184895767027</text:p>
          </table:table-cell>
          <table:table-cell office:value-type="float" office:value="668" calcext:value-type="float">
            <text:p>668</text:p>
          </table:table-cell>
          <table:table-cell table:formula="of:=[.D863]/[.$B$7]" office:value-type="percentage" office:value="0.936886395511921" calcext:value-type="percentage">
            <text:p>93.69%</text:p>
          </table:table-cell>
          <table:table-cell table:formula="of:=[.D863]*[.$B$8]" office:value-type="float" office:value="270.760168302945" calcext:value-type="float">
            <text:p>270.760168302945</text:p>
          </table:table-cell>
          <table:table-cell table:formula="of:=[.F863]/[.$B$6]" office:value-type="percentage" office:value="0.936886395511922" calcext:value-type="percentage">
            <text:p>93.69%</text:p>
          </table:table-cell>
          <table:table-cell table:formula="of:=SUM([.$B$196:.$B863])" office:value-type="float" office:value="287" calcext:value-type="float">
            <text:p>287</text:p>
          </table:table-cell>
          <table:table-cell table:formula="of:=[.H863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0.0551275817101409" calcext:value-type="float">
            <text:p>0.055127581710141</text:p>
          </table:table-cell>
          <table:table-cell office:value-type="float" office:value="669" calcext:value-type="float">
            <text:p>669</text:p>
          </table:table-cell>
          <table:table-cell table:formula="of:=[.D864]/[.$B$7]" office:value-type="percentage" office:value="0.938288920056101" calcext:value-type="percentage">
            <text:p>93.83%</text:p>
          </table:table-cell>
          <table:table-cell table:formula="of:=[.D864]*[.$B$8]" office:value-type="float" office:value="271.165497896213" calcext:value-type="float">
            <text:p>271.165497896213</text:p>
          </table:table-cell>
          <table:table-cell table:formula="of:=[.F864]/[.$B$6]" office:value-type="percentage" office:value="0.938288920056101" calcext:value-type="percentage">
            <text:p>93.83%</text:p>
          </table:table-cell>
          <table:table-cell table:formula="of:=SUM([.$B$196:.$B864])" office:value-type="float" office:value="287" calcext:value-type="float">
            <text:p>287</text:p>
          </table:table-cell>
          <table:table-cell table:formula="of:=[.H864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0550206052902599" calcext:value-type="float">
            <text:p>0.05502060529026</text:p>
          </table:table-cell>
          <table:table-cell office:value-type="float" office:value="670" calcext:value-type="float">
            <text:p>670</text:p>
          </table:table-cell>
          <table:table-cell table:formula="of:=[.D865]/[.$B$7]" office:value-type="percentage" office:value="0.939691444600281" calcext:value-type="percentage">
            <text:p>93.97%</text:p>
          </table:table-cell>
          <table:table-cell table:formula="of:=[.D865]*[.$B$8]" office:value-type="float" office:value="271.570827489481" calcext:value-type="float">
            <text:p>271.570827489481</text:p>
          </table:table-cell>
          <table:table-cell table:formula="of:=[.F865]/[.$B$6]" office:value-type="percentage" office:value="0.939691444600281" calcext:value-type="percentage">
            <text:p>93.97%</text:p>
          </table:table-cell>
          <table:table-cell table:formula="of:=SUM([.$B$196:.$B865])" office:value-type="float" office:value="287" calcext:value-type="float">
            <text:p>287</text:p>
          </table:table-cell>
          <table:table-cell table:formula="of:=[.H865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0550206052902599" calcext:value-type="float">
            <text:p>0.05502060529026</text:p>
          </table:table-cell>
          <table:table-cell office:value-type="float" office:value="671" calcext:value-type="float">
            <text:p>671</text:p>
          </table:table-cell>
          <table:table-cell table:formula="of:=[.D866]/[.$B$7]" office:value-type="percentage" office:value="0.94109396914446" calcext:value-type="percentage">
            <text:p>94.11%</text:p>
          </table:table-cell>
          <table:table-cell table:formula="of:=[.D866]*[.$B$8]" office:value-type="float" office:value="271.976157082749" calcext:value-type="float">
            <text:p>271.976157082749</text:p>
          </table:table-cell>
          <table:table-cell table:formula="of:=[.F866]/[.$B$6]" office:value-type="percentage" office:value="0.94109396914446" calcext:value-type="percentage">
            <text:p>94.11%</text:p>
          </table:table-cell>
          <table:table-cell table:formula="of:=SUM([.$B$196:.$B866])" office:value-type="float" office:value="287" calcext:value-type="float">
            <text:p>287</text:p>
          </table:table-cell>
          <table:table-cell table:formula="of:=[.H866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0.0550206052902599" calcext:value-type="float">
            <text:p>0.05502060529026</text:p>
          </table:table-cell>
          <table:table-cell office:value-type="float" office:value="672" calcext:value-type="float">
            <text:p>672</text:p>
          </table:table-cell>
          <table:table-cell table:formula="of:=[.D867]/[.$B$7]" office:value-type="percentage" office:value="0.94249649368864" calcext:value-type="percentage">
            <text:p>94.25%</text:p>
          </table:table-cell>
          <table:table-cell table:formula="of:=[.D867]*[.$B$8]" office:value-type="float" office:value="272.381486676017" calcext:value-type="float">
            <text:p>272.381486676017</text:p>
          </table:table-cell>
          <table:table-cell table:formula="of:=[.F867]/[.$B$6]" office:value-type="percentage" office:value="0.94249649368864" calcext:value-type="percentage">
            <text:p>94.25%</text:p>
          </table:table-cell>
          <table:table-cell table:formula="of:=SUM([.$B$196:.$B867])" office:value-type="float" office:value="287" calcext:value-type="float">
            <text:p>287</text:p>
          </table:table-cell>
          <table:table-cell table:formula="of:=[.H867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0.0550206052902599" calcext:value-type="float">
            <text:p>0.05502060529026</text:p>
          </table:table-cell>
          <table:table-cell office:value-type="float" office:value="673" calcext:value-type="float">
            <text:p>673</text:p>
          </table:table-cell>
          <table:table-cell table:formula="of:=[.D868]/[.$B$7]" office:value-type="percentage" office:value="0.943899018232819" calcext:value-type="percentage">
            <text:p>94.39%</text:p>
          </table:table-cell>
          <table:table-cell table:formula="of:=[.D868]*[.$B$8]" office:value-type="float" office:value="272.786816269285" calcext:value-type="float">
            <text:p>272.786816269285</text:p>
          </table:table-cell>
          <table:table-cell table:formula="of:=[.F868]/[.$B$6]" office:value-type="percentage" office:value="0.943899018232819" calcext:value-type="percentage">
            <text:p>94.39%</text:p>
          </table:table-cell>
          <table:table-cell table:formula="of:=SUM([.$B$196:.$B868])" office:value-type="float" office:value="287" calcext:value-type="float">
            <text:p>287</text:p>
          </table:table-cell>
          <table:table-cell table:formula="of:=[.H868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0.0539314822932339" calcext:value-type="float">
            <text:p>0.053931482293234</text:p>
          </table:table-cell>
          <table:table-cell office:value-type="float" office:value="674" calcext:value-type="float">
            <text:p>674</text:p>
          </table:table-cell>
          <table:table-cell table:formula="of:=[.D869]/[.$B$7]" office:value-type="percentage" office:value="0.945301542776999" calcext:value-type="percentage">
            <text:p>94.53%</text:p>
          </table:table-cell>
          <table:table-cell table:formula="of:=[.D869]*[.$B$8]" office:value-type="float" office:value="273.192145862553" calcext:value-type="float">
            <text:p>273.192145862553</text:p>
          </table:table-cell>
          <table:table-cell table:formula="of:=[.F869]/[.$B$6]" office:value-type="percentage" office:value="0.945301542776999" calcext:value-type="percentage">
            <text:p>94.53%</text:p>
          </table:table-cell>
          <table:table-cell table:formula="of:=SUM([.$B$196:.$B869])" office:value-type="float" office:value="287" calcext:value-type="float">
            <text:p>287</text:p>
          </table:table-cell>
          <table:table-cell table:formula="of:=[.H869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052914196595844" calcext:value-type="float">
            <text:p>0.052914196595844</text:p>
          </table:table-cell>
          <table:table-cell office:value-type="float" office:value="675" calcext:value-type="float">
            <text:p>675</text:p>
          </table:table-cell>
          <table:table-cell table:formula="of:=[.D870]/[.$B$7]" office:value-type="percentage" office:value="0.946704067321178" calcext:value-type="percentage">
            <text:p>94.67%</text:p>
          </table:table-cell>
          <table:table-cell table:formula="of:=[.D870]*[.$B$8]" office:value-type="float" office:value="273.59747545582" calcext:value-type="float">
            <text:p>273.59747545582</text:p>
          </table:table-cell>
          <table:table-cell table:formula="of:=[.F870]/[.$B$6]" office:value-type="percentage" office:value="0.946704067321178" calcext:value-type="percentage">
            <text:p>94.67%</text:p>
          </table:table-cell>
          <table:table-cell table:formula="of:=SUM([.$B$196:.$B870])" office:value-type="float" office:value="287" calcext:value-type="float">
            <text:p>287</text:p>
          </table:table-cell>
          <table:table-cell table:formula="of:=[.H870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28627122672521" calcext:value-type="float">
            <text:p>0.052862712267252</text:p>
          </table:table-cell>
          <table:table-cell office:value-type="float" office:value="676" calcext:value-type="float">
            <text:p>676</text:p>
          </table:table-cell>
          <table:table-cell table:formula="of:=[.D871]/[.$B$7]" office:value-type="percentage" office:value="0.948106591865358" calcext:value-type="percentage">
            <text:p>94.81%</text:p>
          </table:table-cell>
          <table:table-cell table:formula="of:=[.D871]*[.$B$8]" office:value-type="float" office:value="274.002805049088" calcext:value-type="float">
            <text:p>274.002805049088</text:p>
          </table:table-cell>
          <table:table-cell table:formula="of:=[.F871]/[.$B$6]" office:value-type="percentage" office:value="0.948106591865358" calcext:value-type="percentage">
            <text:p>94.81%</text:p>
          </table:table-cell>
          <table:table-cell table:formula="of:=SUM([.$B$196:.$B871])" office:value-type="float" office:value="287" calcext:value-type="float">
            <text:p>287</text:p>
          </table:table-cell>
          <table:table-cell table:formula="of:=[.H871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0.0528112752384745" calcext:value-type="float">
            <text:p>0.052811275238475</text:p>
          </table:table-cell>
          <table:table-cell office:value-type="float" office:value="677" calcext:value-type="float">
            <text:p>677</text:p>
          </table:table-cell>
          <table:table-cell table:formula="of:=[.D872]/[.$B$7]" office:value-type="percentage" office:value="0.949509116409537" calcext:value-type="percentage">
            <text:p>94.95%</text:p>
          </table:table-cell>
          <table:table-cell table:formula="of:=[.D872]*[.$B$8]" office:value-type="float" office:value="274.408134642356" calcext:value-type="float">
            <text:p>274.408134642356</text:p>
          </table:table-cell>
          <table:table-cell table:formula="of:=[.F872]/[.$B$6]" office:value-type="percentage" office:value="0.949509116409537" calcext:value-type="percentage">
            <text:p>94.95%</text:p>
          </table:table-cell>
          <table:table-cell table:formula="of:=SUM([.$B$196:.$B872])" office:value-type="float" office:value="287" calcext:value-type="float">
            <text:p>287</text:p>
          </table:table-cell>
          <table:table-cell table:formula="of:=[.H872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0.0528112752384745" calcext:value-type="float">
            <text:p>0.052811275238475</text:p>
          </table:table-cell>
          <table:table-cell office:value-type="float" office:value="678" calcext:value-type="float">
            <text:p>678</text:p>
          </table:table-cell>
          <table:table-cell table:formula="of:=[.D873]/[.$B$7]" office:value-type="percentage" office:value="0.950911640953717" calcext:value-type="percentage">
            <text:p>95.09%</text:p>
          </table:table-cell>
          <table:table-cell table:formula="of:=[.D873]*[.$B$8]" office:value-type="float" office:value="274.813464235624" calcext:value-type="float">
            <text:p>274.813464235624</text:p>
          </table:table-cell>
          <table:table-cell table:formula="of:=[.F873]/[.$B$6]" office:value-type="percentage" office:value="0.950911640953717" calcext:value-type="percentage">
            <text:p>95.09%</text:p>
          </table:table-cell>
          <table:table-cell table:formula="of:=SUM([.$B$196:.$B873])" office:value-type="float" office:value="287" calcext:value-type="float">
            <text:p>287</text:p>
          </table:table-cell>
          <table:table-cell table:formula="of:=[.H873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0.0518644811280018" calcext:value-type="float">
            <text:p>0.051864481128002</text:p>
          </table:table-cell>
          <table:table-cell office:value-type="float" office:value="679" calcext:value-type="float">
            <text:p>679</text:p>
          </table:table-cell>
          <table:table-cell table:formula="of:=[.D874]/[.$B$7]" office:value-type="percentage" office:value="0.952314165497896" calcext:value-type="percentage">
            <text:p>95.23%</text:p>
          </table:table-cell>
          <table:table-cell table:formula="of:=[.D874]*[.$B$8]" office:value-type="float" office:value="275.218793828892" calcext:value-type="float">
            <text:p>275.218793828892</text:p>
          </table:table-cell>
          <table:table-cell table:formula="of:=[.F874]/[.$B$6]" office:value-type="percentage" office:value="0.952314165497896" calcext:value-type="percentage">
            <text:p>95.23%</text:p>
          </table:table-cell>
          <table:table-cell table:formula="of:=SUM([.$B$196:.$B874])" office:value-type="float" office:value="287" calcext:value-type="float">
            <text:p>287</text:p>
          </table:table-cell>
          <table:table-cell table:formula="of:=[.H874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506859015403184" calcext:value-type="float">
            <text:p>0.050685901540318</text:p>
          </table:table-cell>
          <table:table-cell office:value-type="float" office:value="680" calcext:value-type="float">
            <text:p>680</text:p>
          </table:table-cell>
          <table:table-cell table:formula="of:=[.D875]/[.$B$7]" office:value-type="percentage" office:value="0.953716690042076" calcext:value-type="percentage">
            <text:p>95.37%</text:p>
          </table:table-cell>
          <table:table-cell table:formula="of:=[.D875]*[.$B$8]" office:value-type="float" office:value="275.62412342216" calcext:value-type="float">
            <text:p>275.62412342216</text:p>
          </table:table-cell>
          <table:table-cell table:formula="of:=[.F875]/[.$B$6]" office:value-type="percentage" office:value="0.953716690042076" calcext:value-type="percentage">
            <text:p>95.37%</text:p>
          </table:table-cell>
          <table:table-cell table:formula="of:=SUM([.$B$196:.$B875])" office:value-type="float" office:value="287" calcext:value-type="float">
            <text:p>287</text:p>
          </table:table-cell>
          <table:table-cell table:formula="of:=[.H875]/[.$B$6]" office:value-type="percentage" office:value="0.993079584775087" calcext:value-type="percentage">
            <text:p>99.31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0.0506859015403184" calcext:value-type="float">
            <text:p>0.050685901540318</text:p>
          </table:table-cell>
          <table:table-cell office:value-type="float" office:value="681" calcext:value-type="float">
            <text:p>681</text:p>
          </table:table-cell>
          <table:table-cell table:formula="of:=[.D876]/[.$B$7]" office:value-type="percentage" office:value="0.955119214586255" calcext:value-type="percentage">
            <text:p>95.51%</text:p>
          </table:table-cell>
          <table:table-cell table:formula="of:=[.D876]*[.$B$8]" office:value-type="float" office:value="276.029453015428" calcext:value-type="float">
            <text:p>276.029453015428</text:p>
          </table:table-cell>
          <table:table-cell table:formula="of:=[.F876]/[.$B$6]" office:value-type="percentage" office:value="0.955119214586255" calcext:value-type="percentage">
            <text:p>95.51%</text:p>
          </table:table-cell>
          <table:table-cell table:formula="of:=SUM([.$B$196:.$B876])" office:value-type="float" office:value="288" calcext:value-type="float">
            <text:p>288</text:p>
          </table:table-cell>
          <table:table-cell table:formula="of:=[.H876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0.0506859015403184" calcext:value-type="float">
            <text:p>0.050685901540318</text:p>
          </table:table-cell>
          <table:table-cell office:value-type="float" office:value="682" calcext:value-type="float">
            <text:p>682</text:p>
          </table:table-cell>
          <table:table-cell table:formula="of:=[.D877]/[.$B$7]" office:value-type="percentage" office:value="0.956521739130435" calcext:value-type="percentage">
            <text:p>95.65%</text:p>
          </table:table-cell>
          <table:table-cell table:formula="of:=[.D877]*[.$B$8]" office:value-type="float" office:value="276.434782608696" calcext:value-type="float">
            <text:p>276.434782608696</text:p>
          </table:table-cell>
          <table:table-cell table:formula="of:=[.F877]/[.$B$6]" office:value-type="percentage" office:value="0.956521739130435" calcext:value-type="percentage">
            <text:p>95.65%</text:p>
          </table:table-cell>
          <table:table-cell table:formula="of:=SUM([.$B$196:.$B877])" office:value-type="float" office:value="288" calcext:value-type="float">
            <text:p>288</text:p>
          </table:table-cell>
          <table:table-cell table:formula="of:=[.H877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0.0506859015403184" calcext:value-type="float">
            <text:p>0.050685901540318</text:p>
          </table:table-cell>
          <table:table-cell office:value-type="float" office:value="683" calcext:value-type="float">
            <text:p>683</text:p>
          </table:table-cell>
          <table:table-cell table:formula="of:=[.D878]/[.$B$7]" office:value-type="percentage" office:value="0.957924263674614" calcext:value-type="percentage">
            <text:p>95.79%</text:p>
          </table:table-cell>
          <table:table-cell table:formula="of:=[.D878]*[.$B$8]" office:value-type="float" office:value="276.840112201964" calcext:value-type="float">
            <text:p>276.840112201964</text:p>
          </table:table-cell>
          <table:table-cell table:formula="of:=[.F878]/[.$B$6]" office:value-type="percentage" office:value="0.957924263674614" calcext:value-type="percentage">
            <text:p>95.79%</text:p>
          </table:table-cell>
          <table:table-cell table:formula="of:=SUM([.$B$196:.$B878])" office:value-type="float" office:value="288" calcext:value-type="float">
            <text:p>288</text:p>
          </table:table-cell>
          <table:table-cell table:formula="of:=[.H878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0.0496780724272289" calcext:value-type="float">
            <text:p>0.049678072427229</text:p>
          </table:table-cell>
          <table:table-cell office:value-type="float" office:value="684" calcext:value-type="float">
            <text:p>684</text:p>
          </table:table-cell>
          <table:table-cell table:formula="of:=[.D879]/[.$B$7]" office:value-type="percentage" office:value="0.959326788218794" calcext:value-type="percentage">
            <text:p>95.93%</text:p>
          </table:table-cell>
          <table:table-cell table:formula="of:=[.D879]*[.$B$8]" office:value-type="float" office:value="277.245441795231" calcext:value-type="float">
            <text:p>277.245441795231</text:p>
          </table:table-cell>
          <table:table-cell table:formula="of:=[.F879]/[.$B$6]" office:value-type="percentage" office:value="0.959326788218794" calcext:value-type="percentage">
            <text:p>95.93%</text:p>
          </table:table-cell>
          <table:table-cell table:formula="of:=SUM([.$B$196:.$B879])" office:value-type="float" office:value="288" calcext:value-type="float">
            <text:p>288</text:p>
          </table:table-cell>
          <table:table-cell table:formula="of:=[.H879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0.0496780724272289" calcext:value-type="float">
            <text:p>0.049678072427229</text:p>
          </table:table-cell>
          <table:table-cell office:value-type="float" office:value="685" calcext:value-type="float">
            <text:p>685</text:p>
          </table:table-cell>
          <table:table-cell table:formula="of:=[.D880]/[.$B$7]" office:value-type="percentage" office:value="0.960729312762973" calcext:value-type="percentage">
            <text:p>96.07%</text:p>
          </table:table-cell>
          <table:table-cell table:formula="of:=[.D880]*[.$B$8]" office:value-type="float" office:value="277.650771388499" calcext:value-type="float">
            <text:p>277.650771388499</text:p>
          </table:table-cell>
          <table:table-cell table:formula="of:=[.F880]/[.$B$6]" office:value-type="percentage" office:value="0.960729312762973" calcext:value-type="percentage">
            <text:p>96.07%</text:p>
          </table:table-cell>
          <table:table-cell table:formula="of:=SUM([.$B$196:.$B880])" office:value-type="float" office:value="288" calcext:value-type="float">
            <text:p>288</text:p>
          </table:table-cell>
          <table:table-cell table:formula="of:=[.H880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0.0486892549993869" calcext:value-type="float">
            <text:p>0.048689254999387</text:p>
          </table:table-cell>
          <table:table-cell office:value-type="float" office:value="686" calcext:value-type="float">
            <text:p>686</text:p>
          </table:table-cell>
          <table:table-cell table:formula="of:=[.D881]/[.$B$7]" office:value-type="percentage" office:value="0.962131837307153" calcext:value-type="percentage">
            <text:p>96.21%</text:p>
          </table:table-cell>
          <table:table-cell table:formula="of:=[.D881]*[.$B$8]" office:value-type="float" office:value="278.056100981767" calcext:value-type="float">
            <text:p>278.056100981767</text:p>
          </table:table-cell>
          <table:table-cell table:formula="of:=[.F881]/[.$B$6]" office:value-type="percentage" office:value="0.962131837307153" calcext:value-type="percentage">
            <text:p>96.21%</text:p>
          </table:table-cell>
          <table:table-cell table:formula="of:=SUM([.$B$196:.$B881])" office:value-type="float" office:value="288" calcext:value-type="float">
            <text:p>288</text:p>
          </table:table-cell>
          <table:table-cell table:formula="of:=[.H881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486416703178948" calcext:value-type="float">
            <text:p>0.048641670317895</text:p>
          </table:table-cell>
          <table:table-cell office:value-type="float" office:value="687" calcext:value-type="float">
            <text:p>687</text:p>
          </table:table-cell>
          <table:table-cell table:formula="of:=[.D882]/[.$B$7]" office:value-type="percentage" office:value="0.963534361851332" calcext:value-type="percentage">
            <text:p>96.35%</text:p>
          </table:table-cell>
          <table:table-cell table:formula="of:=[.D882]*[.$B$8]" office:value-type="float" office:value="278.461430575035" calcext:value-type="float">
            <text:p>278.461430575035</text:p>
          </table:table-cell>
          <table:table-cell table:formula="of:=[.F882]/[.$B$6]" office:value-type="percentage" office:value="0.963534361851333" calcext:value-type="percentage">
            <text:p>96.35%</text:p>
          </table:table-cell>
          <table:table-cell table:formula="of:=SUM([.$B$196:.$B882])" office:value-type="float" office:value="288" calcext:value-type="float">
            <text:p>288</text:p>
          </table:table-cell>
          <table:table-cell table:formula="of:=[.H882]/[.$B$6]" office:value-type="percentage" office:value="0.996539792387543" calcext:value-type="percentage">
            <text:p>99.65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.0486416703178948" calcext:value-type="float">
            <text:p>0.048641670317895</text:p>
          </table:table-cell>
          <table:table-cell office:value-type="float" office:value="688" calcext:value-type="float">
            <text:p>688</text:p>
          </table:table-cell>
          <table:table-cell table:formula="of:=[.D883]/[.$B$7]" office:value-type="percentage" office:value="0.964936886395512" calcext:value-type="percentage">
            <text:p>96.49%</text:p>
          </table:table-cell>
          <table:table-cell table:formula="of:=[.D883]*[.$B$8]" office:value-type="float" office:value="278.866760168303" calcext:value-type="float">
            <text:p>278.866760168303</text:p>
          </table:table-cell>
          <table:table-cell table:formula="of:=[.F883]/[.$B$6]" office:value-type="percentage" office:value="0.964936886395512" calcext:value-type="percentage">
            <text:p>96.49%</text:p>
          </table:table-cell>
          <table:table-cell table:formula="of:=SUM([.$B$196:.$B883])" office:value-type="float" office:value="289" calcext:value-type="float">
            <text:p>289</text:p>
          </table:table-cell>
          <table:table-cell table:formula="of:=[.H883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0466758319843544" calcext:value-type="float">
            <text:p>0.046675831984354</text:p>
          </table:table-cell>
          <table:table-cell office:value-type="float" office:value="689" calcext:value-type="float">
            <text:p>689</text:p>
          </table:table-cell>
          <table:table-cell table:formula="of:=[.D884]/[.$B$7]" office:value-type="percentage" office:value="0.966339410939691" calcext:value-type="percentage">
            <text:p>96.63%</text:p>
          </table:table-cell>
          <table:table-cell table:formula="of:=[.D884]*[.$B$8]" office:value-type="float" office:value="279.272089761571" calcext:value-type="float">
            <text:p>279.272089761571</text:p>
          </table:table-cell>
          <table:table-cell table:formula="of:=[.F884]/[.$B$6]" office:value-type="percentage" office:value="0.966339410939691" calcext:value-type="percentage">
            <text:p>96.63%</text:p>
          </table:table-cell>
          <table:table-cell table:formula="of:=SUM([.$B$196:.$B884])" office:value-type="float" office:value="289" calcext:value-type="float">
            <text:p>289</text:p>
          </table:table-cell>
          <table:table-cell table:formula="of:=[.H884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0.0447857023172003" calcext:value-type="float">
            <text:p>0.0447857023172</text:p>
          </table:table-cell>
          <table:table-cell office:value-type="float" office:value="690" calcext:value-type="float">
            <text:p>690</text:p>
          </table:table-cell>
          <table:table-cell table:formula="of:=[.D885]/[.$B$7]" office:value-type="percentage" office:value="0.967741935483871" calcext:value-type="percentage">
            <text:p>96.77%</text:p>
          </table:table-cell>
          <table:table-cell table:formula="of:=[.D885]*[.$B$8]" office:value-type="float" office:value="279.677419354839" calcext:value-type="float">
            <text:p>279.677419354839</text:p>
          </table:table-cell>
          <table:table-cell table:formula="of:=[.F885]/[.$B$6]" office:value-type="percentage" office:value="0.967741935483871" calcext:value-type="percentage">
            <text:p>96.77%</text:p>
          </table:table-cell>
          <table:table-cell table:formula="of:=SUM([.$B$196:.$B885])" office:value-type="float" office:value="289" calcext:value-type="float">
            <text:p>289</text:p>
          </table:table-cell>
          <table:table-cell table:formula="of:=[.H885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0.0447857023172003" calcext:value-type="float">
            <text:p>0.0447857023172</text:p>
          </table:table-cell>
          <table:table-cell office:value-type="float" office:value="691" calcext:value-type="float">
            <text:p>691</text:p>
          </table:table-cell>
          <table:table-cell table:formula="of:=[.D886]/[.$B$7]" office:value-type="percentage" office:value="0.96914446002805" calcext:value-type="percentage">
            <text:p>96.91%</text:p>
          </table:table-cell>
          <table:table-cell table:formula="of:=[.D886]*[.$B$8]" office:value-type="float" office:value="280.082748948107" calcext:value-type="float">
            <text:p>280.082748948107</text:p>
          </table:table-cell>
          <table:table-cell table:formula="of:=[.F886]/[.$B$6]" office:value-type="percentage" office:value="0.969144460028051" calcext:value-type="percentage">
            <text:p>96.91%</text:p>
          </table:table-cell>
          <table:table-cell table:formula="of:=SUM([.$B$196:.$B886])" office:value-type="float" office:value="289" calcext:value-type="float">
            <text:p>289</text:p>
          </table:table-cell>
          <table:table-cell table:formula="of:=[.H886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438897676758114" calcext:value-type="float">
            <text:p>0.043889767675811</text:p>
          </table:table-cell>
          <table:table-cell office:value-type="float" office:value="692" calcext:value-type="float">
            <text:p>692</text:p>
          </table:table-cell>
          <table:table-cell table:formula="of:=[.D887]/[.$B$7]" office:value-type="percentage" office:value="0.97054698457223" calcext:value-type="percentage">
            <text:p>97.05%</text:p>
          </table:table-cell>
          <table:table-cell table:formula="of:=[.D887]*[.$B$8]" office:value-type="float" office:value="280.488078541374" calcext:value-type="float">
            <text:p>280.488078541374</text:p>
          </table:table-cell>
          <table:table-cell table:formula="of:=[.F887]/[.$B$6]" office:value-type="percentage" office:value="0.97054698457223" calcext:value-type="percentage">
            <text:p>97.05%</text:p>
          </table:table-cell>
          <table:table-cell table:formula="of:=SUM([.$B$196:.$B887])" office:value-type="float" office:value="289" calcext:value-type="float">
            <text:p>289</text:p>
          </table:table-cell>
          <table:table-cell table:formula="of:=[.H887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0.0430532747018342" calcext:value-type="float">
            <text:p>0.043053274701834</text:p>
          </table:table-cell>
          <table:table-cell office:value-type="float" office:value="693" calcext:value-type="float">
            <text:p>693</text:p>
          </table:table-cell>
          <table:table-cell table:formula="of:=[.D888]/[.$B$7]" office:value-type="percentage" office:value="0.97194950911641" calcext:value-type="percentage">
            <text:p>97.19%</text:p>
          </table:table-cell>
          <table:table-cell table:formula="of:=[.D888]*[.$B$8]" office:value-type="float" office:value="280.893408134642" calcext:value-type="float">
            <text:p>280.893408134642</text:p>
          </table:table-cell>
          <table:table-cell table:formula="of:=[.F888]/[.$B$6]" office:value-type="percentage" office:value="0.97194950911641" calcext:value-type="percentage">
            <text:p>97.19%</text:p>
          </table:table-cell>
          <table:table-cell table:formula="of:=SUM([.$B$196:.$B888])" office:value-type="float" office:value="289" calcext:value-type="float">
            <text:p>289</text:p>
          </table:table-cell>
          <table:table-cell table:formula="of:=[.H888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0.0429686632537859" calcext:value-type="float">
            <text:p>0.042968663253786</text:p>
          </table:table-cell>
          <table:table-cell office:value-type="float" office:value="694" calcext:value-type="float">
            <text:p>694</text:p>
          </table:table-cell>
          <table:table-cell table:formula="of:=[.D889]/[.$B$7]" office:value-type="percentage" office:value="0.973352033660589" calcext:value-type="percentage">
            <text:p>97.34%</text:p>
          </table:table-cell>
          <table:table-cell table:formula="of:=[.D889]*[.$B$8]" office:value-type="float" office:value="281.29873772791" calcext:value-type="float">
            <text:p>281.29873772791</text:p>
          </table:table-cell>
          <table:table-cell table:formula="of:=[.F889]/[.$B$6]" office:value-type="percentage" office:value="0.973352033660589" calcext:value-type="percentage">
            <text:p>97.34%</text:p>
          </table:table-cell>
          <table:table-cell table:formula="of:=SUM([.$B$196:.$B889])" office:value-type="float" office:value="289" calcext:value-type="float">
            <text:p>289</text:p>
          </table:table-cell>
          <table:table-cell table:formula="of:=[.H889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421074759854453" calcext:value-type="float">
            <text:p>0.042107475985445</text:p>
          </table:table-cell>
          <table:table-cell office:value-type="float" office:value="695" calcext:value-type="float">
            <text:p>695</text:p>
          </table:table-cell>
          <table:table-cell table:formula="of:=[.D890]/[.$B$7]" office:value-type="percentage" office:value="0.974754558204769" calcext:value-type="percentage">
            <text:p>97.48%</text:p>
          </table:table-cell>
          <table:table-cell table:formula="of:=[.D890]*[.$B$8]" office:value-type="float" office:value="281.704067321178" calcext:value-type="float">
            <text:p>281.704067321178</text:p>
          </table:table-cell>
          <table:table-cell table:formula="of:=[.F890]/[.$B$6]" office:value-type="percentage" office:value="0.974754558204769" calcext:value-type="percentage">
            <text:p>97.48%</text:p>
          </table:table-cell>
          <table:table-cell table:formula="of:=SUM([.$B$196:.$B890])" office:value-type="float" office:value="289" calcext:value-type="float">
            <text:p>289</text:p>
          </table:table-cell>
          <table:table-cell table:formula="of:=[.H890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0.0421074759854453" calcext:value-type="float">
            <text:p>0.042107475985445</text:p>
          </table:table-cell>
          <table:table-cell office:value-type="float" office:value="696" calcext:value-type="float">
            <text:p>696</text:p>
          </table:table-cell>
          <table:table-cell table:formula="of:=[.D891]/[.$B$7]" office:value-type="percentage" office:value="0.976157082748948" calcext:value-type="percentage">
            <text:p>97.62%</text:p>
          </table:table-cell>
          <table:table-cell table:formula="of:=[.D891]*[.$B$8]" office:value-type="float" office:value="282.109396914446" calcext:value-type="float">
            <text:p>282.109396914446</text:p>
          </table:table-cell>
          <table:table-cell table:formula="of:=[.F891]/[.$B$6]" office:value-type="percentage" office:value="0.976157082748948" calcext:value-type="percentage">
            <text:p>97.62%</text:p>
          </table:table-cell>
          <table:table-cell table:formula="of:=SUM([.$B$196:.$B891])" office:value-type="float" office:value="289" calcext:value-type="float">
            <text:p>289</text:p>
          </table:table-cell>
          <table:table-cell table:formula="of:=[.H891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0.041222163431453" calcext:value-type="float">
            <text:p>0.041222163431453</text:p>
          </table:table-cell>
          <table:table-cell office:value-type="float" office:value="697" calcext:value-type="float">
            <text:p>697</text:p>
          </table:table-cell>
          <table:table-cell table:formula="of:=[.D892]/[.$B$7]" office:value-type="percentage" office:value="0.977559607293128" calcext:value-type="percentage">
            <text:p>97.76%</text:p>
          </table:table-cell>
          <table:table-cell table:formula="of:=[.D892]*[.$B$8]" office:value-type="float" office:value="282.514726507714" calcext:value-type="float">
            <text:p>282.514726507714</text:p>
          </table:table-cell>
          <table:table-cell table:formula="of:=[.F892]/[.$B$6]" office:value-type="percentage" office:value="0.977559607293128" calcext:value-type="percentage">
            <text:p>97.76%</text:p>
          </table:table-cell>
          <table:table-cell table:formula="of:=SUM([.$B$196:.$B892])" office:value-type="float" office:value="289" calcext:value-type="float">
            <text:p>289</text:p>
          </table:table-cell>
          <table:table-cell table:formula="of:=[.H892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0.0396218649509167" calcext:value-type="float">
            <text:p>0.039621864950917</text:p>
          </table:table-cell>
          <table:table-cell office:value-type="float" office:value="698" calcext:value-type="float">
            <text:p>698</text:p>
          </table:table-cell>
          <table:table-cell table:formula="of:=[.D893]/[.$B$7]" office:value-type="percentage" office:value="0.978962131837307" calcext:value-type="percentage">
            <text:p>97.90%</text:p>
          </table:table-cell>
          <table:table-cell table:formula="of:=[.D893]*[.$B$8]" office:value-type="float" office:value="282.920056100982" calcext:value-type="float">
            <text:p>282.920056100982</text:p>
          </table:table-cell>
          <table:table-cell table:formula="of:=[.F893]/[.$B$6]" office:value-type="percentage" office:value="0.978962131837307" calcext:value-type="percentage">
            <text:p>97.90%</text:p>
          </table:table-cell>
          <table:table-cell table:formula="of:=SUM([.$B$196:.$B893])" office:value-type="float" office:value="289" calcext:value-type="float">
            <text:p>289</text:p>
          </table:table-cell>
          <table:table-cell table:formula="of:=[.H893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0.0395437184937568" calcext:value-type="float">
            <text:p>0.039543718493757</text:p>
          </table:table-cell>
          <table:table-cell office:value-type="float" office:value="699" calcext:value-type="float">
            <text:p>699</text:p>
          </table:table-cell>
          <table:table-cell table:formula="of:=[.D894]/[.$B$7]" office:value-type="percentage" office:value="0.980364656381487" calcext:value-type="percentage">
            <text:p>98.04%</text:p>
          </table:table-cell>
          <table:table-cell table:formula="of:=[.D894]*[.$B$8]" office:value-type="float" office:value="283.32538569425" calcext:value-type="float">
            <text:p>283.32538569425</text:p>
          </table:table-cell>
          <table:table-cell table:formula="of:=[.F894]/[.$B$6]" office:value-type="percentage" office:value="0.980364656381487" calcext:value-type="percentage">
            <text:p>98.04%</text:p>
          </table:table-cell>
          <table:table-cell table:formula="of:=SUM([.$B$196:.$B894])" office:value-type="float" office:value="289" calcext:value-type="float">
            <text:p>289</text:p>
          </table:table-cell>
          <table:table-cell table:formula="of:=[.H894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.0379309111831977" calcext:value-type="float">
            <text:p>0.037930911183198</text:p>
          </table:table-cell>
          <table:table-cell office:value-type="float" office:value="700" calcext:value-type="float">
            <text:p>700</text:p>
          </table:table-cell>
          <table:table-cell table:formula="of:=[.D895]/[.$B$7]" office:value-type="percentage" office:value="0.981767180925666" calcext:value-type="percentage">
            <text:p>98.18%</text:p>
          </table:table-cell>
          <table:table-cell table:formula="of:=[.D895]*[.$B$8]" office:value-type="float" office:value="283.730715287518" calcext:value-type="float">
            <text:p>283.730715287518</text:p>
          </table:table-cell>
          <table:table-cell table:formula="of:=[.F895]/[.$B$6]" office:value-type="percentage" office:value="0.981767180925666" calcext:value-type="percentage">
            <text:p>98.18%</text:p>
          </table:table-cell>
          <table:table-cell table:formula="of:=SUM([.$B$196:.$B895])" office:value-type="float" office:value="289" calcext:value-type="float">
            <text:p>289</text:p>
          </table:table-cell>
          <table:table-cell table:formula="of:=[.H895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0.0379309111831977" calcext:value-type="float">
            <text:p>0.037930911183198</text:p>
          </table:table-cell>
          <table:table-cell office:value-type="float" office:value="701" calcext:value-type="float">
            <text:p>701</text:p>
          </table:table-cell>
          <table:table-cell table:formula="of:=[.D896]/[.$B$7]" office:value-type="percentage" office:value="0.983169705469846" calcext:value-type="percentage">
            <text:p>98.32%</text:p>
          </table:table-cell>
          <table:table-cell table:formula="of:=[.D896]*[.$B$8]" office:value-type="float" office:value="284.136044880785" calcext:value-type="float">
            <text:p>284.136044880785</text:p>
          </table:table-cell>
          <table:table-cell table:formula="of:=[.F896]/[.$B$6]" office:value-type="percentage" office:value="0.983169705469846" calcext:value-type="percentage">
            <text:p>98.32%</text:p>
          </table:table-cell>
          <table:table-cell table:formula="of:=SUM([.$B$196:.$B896])" office:value-type="float" office:value="289" calcext:value-type="float">
            <text:p>289</text:p>
          </table:table-cell>
          <table:table-cell table:formula="of:=[.H896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0.0379309111831977" calcext:value-type="float">
            <text:p>0.037930911183198</text:p>
          </table:table-cell>
          <table:table-cell office:value-type="float" office:value="702" calcext:value-type="float">
            <text:p>702</text:p>
          </table:table-cell>
          <table:table-cell table:formula="of:=[.D897]/[.$B$7]" office:value-type="percentage" office:value="0.984572230014025" calcext:value-type="percentage">
            <text:p>98.46%</text:p>
          </table:table-cell>
          <table:table-cell table:formula="of:=[.D897]*[.$B$8]" office:value-type="float" office:value="284.541374474053" calcext:value-type="float">
            <text:p>284.541374474053</text:p>
          </table:table-cell>
          <table:table-cell table:formula="of:=[.F897]/[.$B$6]" office:value-type="percentage" office:value="0.984572230014025" calcext:value-type="percentage">
            <text:p>98.46%</text:p>
          </table:table-cell>
          <table:table-cell table:formula="of:=SUM([.$B$196:.$B897])" office:value-type="float" office:value="289" calcext:value-type="float">
            <text:p>289</text:p>
          </table:table-cell>
          <table:table-cell table:formula="of:=[.H897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0.0372404017604284" calcext:value-type="float">
            <text:p>0.037240401760428</text:p>
          </table:table-cell>
          <table:table-cell office:value-type="float" office:value="703" calcext:value-type="float">
            <text:p>703</text:p>
          </table:table-cell>
          <table:table-cell table:formula="of:=[.D898]/[.$B$7]" office:value-type="percentage" office:value="0.985974754558205" calcext:value-type="percentage">
            <text:p>98.60%</text:p>
          </table:table-cell>
          <table:table-cell table:formula="of:=[.D898]*[.$B$8]" office:value-type="float" office:value="284.946704067321" calcext:value-type="float">
            <text:p>284.946704067321</text:p>
          </table:table-cell>
          <table:table-cell table:formula="of:=[.F898]/[.$B$6]" office:value-type="percentage" office:value="0.985974754558205" calcext:value-type="percentage">
            <text:p>98.60%</text:p>
          </table:table-cell>
          <table:table-cell table:formula="of:=SUM([.$B$196:.$B898])" office:value-type="float" office:value="289" calcext:value-type="float">
            <text:p>289</text:p>
          </table:table-cell>
          <table:table-cell table:formula="of:=[.H898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342557020930446" calcext:value-type="float">
            <text:p>0.034255702093045</text:p>
          </table:table-cell>
          <table:table-cell office:value-type="float" office:value="704" calcext:value-type="float">
            <text:p>704</text:p>
          </table:table-cell>
          <table:table-cell table:formula="of:=[.D899]/[.$B$7]" office:value-type="percentage" office:value="0.987377279102384" calcext:value-type="percentage">
            <text:p>98.74%</text:p>
          </table:table-cell>
          <table:table-cell table:formula="of:=[.D899]*[.$B$8]" office:value-type="float" office:value="285.352033660589" calcext:value-type="float">
            <text:p>285.352033660589</text:p>
          </table:table-cell>
          <table:table-cell table:formula="of:=[.F899]/[.$B$6]" office:value-type="percentage" office:value="0.987377279102384" calcext:value-type="percentage">
            <text:p>98.74%</text:p>
          </table:table-cell>
          <table:table-cell table:formula="of:=SUM([.$B$196:.$B899])" office:value-type="float" office:value="289" calcext:value-type="float">
            <text:p>289</text:p>
          </table:table-cell>
          <table:table-cell table:formula="of:=[.H899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334964043771337" calcext:value-type="float">
            <text:p>0.033496404377134</text:p>
          </table:table-cell>
          <table:table-cell office:value-type="float" office:value="705" calcext:value-type="float">
            <text:p>705</text:p>
          </table:table-cell>
          <table:table-cell table:formula="of:=[.D900]/[.$B$7]" office:value-type="percentage" office:value="0.988779803646564" calcext:value-type="percentage">
            <text:p>98.88%</text:p>
          </table:table-cell>
          <table:table-cell table:formula="of:=[.D900]*[.$B$8]" office:value-type="float" office:value="285.757363253857" calcext:value-type="float">
            <text:p>285.757363253857</text:p>
          </table:table-cell>
          <table:table-cell table:formula="of:=[.F900]/[.$B$6]" office:value-type="percentage" office:value="0.988779803646564" calcext:value-type="percentage">
            <text:p>98.88%</text:p>
          </table:table-cell>
          <table:table-cell table:formula="of:=SUM([.$B$196:.$B900])" office:value-type="float" office:value="289" calcext:value-type="float">
            <text:p>289</text:p>
          </table:table-cell>
          <table:table-cell table:formula="of:=[.H900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0307715050242118" calcext:value-type="float">
            <text:p>0.030771505024212</text:p>
          </table:table-cell>
          <table:table-cell office:value-type="float" office:value="706" calcext:value-type="float">
            <text:p>706</text:p>
          </table:table-cell>
          <table:table-cell table:formula="of:=[.D901]/[.$B$7]" office:value-type="percentage" office:value="0.990182328190743" calcext:value-type="percentage">
            <text:p>99.02%</text:p>
          </table:table-cell>
          <table:table-cell table:formula="of:=[.D901]*[.$B$8]" office:value-type="float" office:value="286.162692847125" calcext:value-type="float">
            <text:p>286.162692847125</text:p>
          </table:table-cell>
          <table:table-cell table:formula="of:=[.F901]/[.$B$6]" office:value-type="percentage" office:value="0.990182328190743" calcext:value-type="percentage">
            <text:p>99.02%</text:p>
          </table:table-cell>
          <table:table-cell table:formula="of:=SUM([.$B$196:.$B901])" office:value-type="float" office:value="289" calcext:value-type="float">
            <text:p>289</text:p>
          </table:table-cell>
          <table:table-cell table:formula="of:=[.H901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0.0302072360727827" calcext:value-type="float">
            <text:p>0.030207236072783</text:p>
          </table:table-cell>
          <table:table-cell office:value-type="float" office:value="707" calcext:value-type="float">
            <text:p>707</text:p>
          </table:table-cell>
          <table:table-cell table:formula="of:=[.D902]/[.$B$7]" office:value-type="percentage" office:value="0.991584852734923" calcext:value-type="percentage">
            <text:p>99.16%</text:p>
          </table:table-cell>
          <table:table-cell table:formula="of:=[.D902]*[.$B$8]" office:value-type="float" office:value="286.568022440393" calcext:value-type="float">
            <text:p>286.568022440393</text:p>
          </table:table-cell>
          <table:table-cell table:formula="of:=[.F902]/[.$B$6]" office:value-type="percentage" office:value="0.991584852734923" calcext:value-type="percentage">
            <text:p>99.16%</text:p>
          </table:table-cell>
          <table:table-cell table:formula="of:=SUM([.$B$196:.$B902])" office:value-type="float" office:value="289" calcext:value-type="float">
            <text:p>289</text:p>
          </table:table-cell>
          <table:table-cell table:formula="of:=[.H902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0.0283183001174095" calcext:value-type="float">
            <text:p>0.02831830011741</text:p>
          </table:table-cell>
          <table:table-cell office:value-type="float" office:value="708" calcext:value-type="float">
            <text:p>708</text:p>
          </table:table-cell>
          <table:table-cell table:formula="of:=[.D903]/[.$B$7]" office:value-type="percentage" office:value="0.992987377279102" calcext:value-type="percentage">
            <text:p>99.30%</text:p>
          </table:table-cell>
          <table:table-cell table:formula="of:=[.D903]*[.$B$8]" office:value-type="float" office:value="286.973352033661" calcext:value-type="float">
            <text:p>286.973352033661</text:p>
          </table:table-cell>
          <table:table-cell table:formula="of:=[.F903]/[.$B$6]" office:value-type="percentage" office:value="0.992987377279103" calcext:value-type="percentage">
            <text:p>99.30%</text:p>
          </table:table-cell>
          <table:table-cell table:formula="of:=SUM([.$B$196:.$B903])" office:value-type="float" office:value="289" calcext:value-type="float">
            <text:p>289</text:p>
          </table:table-cell>
          <table:table-cell table:formula="of:=[.H903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0271232494985412" calcext:value-type="float">
            <text:p>0.027123249498541</text:p>
          </table:table-cell>
          <table:table-cell office:value-type="float" office:value="709" calcext:value-type="float">
            <text:p>709</text:p>
          </table:table-cell>
          <table:table-cell table:formula="of:=[.D904]/[.$B$7]" office:value-type="percentage" office:value="0.994389901823282" calcext:value-type="percentage">
            <text:p>99.44%</text:p>
          </table:table-cell>
          <table:table-cell table:formula="of:=[.D904]*[.$B$8]" office:value-type="float" office:value="287.378681626928" calcext:value-type="float">
            <text:p>287.378681626928</text:p>
          </table:table-cell>
          <table:table-cell table:formula="of:=[.F904]/[.$B$6]" office:value-type="percentage" office:value="0.994389901823282" calcext:value-type="percentage">
            <text:p>99.44%</text:p>
          </table:table-cell>
          <table:table-cell table:formula="of:=SUM([.$B$196:.$B904])" office:value-type="float" office:value="289" calcext:value-type="float">
            <text:p>289</text:p>
          </table:table-cell>
          <table:table-cell table:formula="of:=[.H904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0.0249284121194725" calcext:value-type="float">
            <text:p>0.024928412119473</text:p>
          </table:table-cell>
          <table:table-cell office:value-type="float" office:value="710" calcext:value-type="float">
            <text:p>710</text:p>
          </table:table-cell>
          <table:table-cell table:formula="of:=[.D905]/[.$B$7]" office:value-type="percentage" office:value="0.995792426367462" calcext:value-type="percentage">
            <text:p>99.58%</text:p>
          </table:table-cell>
          <table:table-cell table:formula="of:=[.D905]*[.$B$8]" office:value-type="float" office:value="287.784011220196" calcext:value-type="float">
            <text:p>287.784011220196</text:p>
          </table:table-cell>
          <table:table-cell table:formula="of:=[.F905]/[.$B$6]" office:value-type="percentage" office:value="0.995792426367462" calcext:value-type="percentage">
            <text:p>99.58%</text:p>
          </table:table-cell>
          <table:table-cell table:formula="of:=SUM([.$B$196:.$B905])" office:value-type="float" office:value="289" calcext:value-type="float">
            <text:p>289</text:p>
          </table:table-cell>
          <table:table-cell table:formula="of:=[.H905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210459655054734" calcext:value-type="float">
            <text:p>0.021045965505473</text:p>
          </table:table-cell>
          <table:table-cell office:value-type="float" office:value="711" calcext:value-type="float">
            <text:p>711</text:p>
          </table:table-cell>
          <table:table-cell table:formula="of:=[.D906]/[.$B$7]" office:value-type="percentage" office:value="0.997194950911641" calcext:value-type="percentage">
            <text:p>99.72%</text:p>
          </table:table-cell>
          <table:table-cell table:formula="of:=[.D906]*[.$B$8]" office:value-type="float" office:value="288.189340813464" calcext:value-type="float">
            <text:p>288.189340813464</text:p>
          </table:table-cell>
          <table:table-cell table:formula="of:=[.F906]/[.$B$6]" office:value-type="percentage" office:value="0.997194950911641" calcext:value-type="percentage">
            <text:p>99.72%</text:p>
          </table:table-cell>
          <table:table-cell table:formula="of:=SUM([.$B$196:.$B906])" office:value-type="float" office:value="289" calcext:value-type="float">
            <text:p>289</text:p>
          </table:table-cell>
          <table:table-cell table:formula="of:=[.H906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0163075438206113" calcext:value-type="float">
            <text:p>0.016307543820611</text:p>
          </table:table-cell>
          <table:table-cell office:value-type="float" office:value="712" calcext:value-type="float">
            <text:p>712</text:p>
          </table:table-cell>
          <table:table-cell table:formula="of:=[.D907]/[.$B$7]" office:value-type="percentage" office:value="0.99859747545582" calcext:value-type="percentage">
            <text:p>99.86%</text:p>
          </table:table-cell>
          <table:table-cell table:formula="of:=[.D907]*[.$B$8]" office:value-type="float" office:value="288.594670406732" calcext:value-type="float">
            <text:p>288.594670406732</text:p>
          </table:table-cell>
          <table:table-cell table:formula="of:=[.F907]/[.$B$6]" office:value-type="percentage" office:value="0.99859747545582" calcext:value-type="percentage">
            <text:p>99.86%</text:p>
          </table:table-cell>
          <table:table-cell table:formula="of:=SUM([.$B$196:.$B907])" office:value-type="float" office:value="289" calcext:value-type="float">
            <text:p>289</text:p>
          </table:table-cell>
          <table:table-cell table:formula="of:=[.H907]/[.$B$6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0.0143487419013878" calcext:value-type="float">
            <text:p>0.014348741901388</text:p>
          </table:table-cell>
          <table:table-cell office:value-type="float" office:value="713" calcext:value-type="float">
            <text:p>713</text:p>
          </table:table-cell>
          <table:table-cell table:formula="of:=[.D908]/[.$B$7]" office:value-type="percentage" office:value="1" calcext:value-type="percentage">
            <text:p>100.00%</text:p>
          </table:table-cell>
          <table:table-cell table:formula="of:=[.D908]*[.$B$8]" office:value-type="float" office:value="289" calcext:value-type="float">
            <text:p>289</text:p>
          </table:table-cell>
          <table:table-cell table:formula="of:=[.F908]/[.$B$6]" office:value-type="percentage" office:value="1" calcext:value-type="percentage">
            <text:p>100.00%</text:p>
          </table:table-cell>
          <table:table-cell table:formula="of:=SUM([.$B$196:.$B908])" office:value-type="float" office:value="289" calcext:value-type="float">
            <text:p>289</text:p>
          </table:table-cell>
          <table:table-cell table:formula="of:=[.H908]/[.$B$6]" office:value-type="percentage" office:value="1" calcext:value-type="percentage">
            <text:p>100.00%</text:p>
          </table:table-cell>
        </table:table-row>
        <table:table-row table:style-name="ro1" table:number-rows-repeated="10476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urvive_Forcast.A17:Survive_Forcast.C908" table:display-filter-buttons="true">
          <table:filter>
            <table:filter-and>
              <table:filter-condition table:field-number="2" table:value="0.0143487419013878" table:operator="=">
                <table:filter-set-item table:value="0.0143487419013878"/>
                <table:filter-set-item table:value="0.0163075438206113"/>
                <table:filter-set-item table:value="0.0210459655054734"/>
                <table:filter-set-item table:value="0.0249284121194725"/>
                <table:filter-set-item table:value="0.0271232494985412"/>
                <table:filter-set-item table:value="0.0283183001174095"/>
                <table:filter-set-item table:value="0.0302072360727827"/>
                <table:filter-set-item table:value="0.0307715050242118"/>
                <table:filter-set-item table:value="0.0334964043771337"/>
                <table:filter-set-item table:value="0.0342557020930446"/>
                <table:filter-set-item table:value="0.0372404017604284"/>
                <table:filter-set-item table:value="0.0379309111831977"/>
                <table:filter-set-item table:value="0.0395437184937568"/>
                <table:filter-set-item table:value="0.0396218649509167"/>
                <table:filter-set-item table:value="0.041222163431453"/>
                <table:filter-set-item table:value="0.0421074759854453"/>
                <table:filter-set-item table:value="0.0429686632537859"/>
                <table:filter-set-item table:value="0.0430532747018342"/>
                <table:filter-set-item table:value="0.0438897676758114"/>
                <table:filter-set-item table:value="0.0447857023172003"/>
                <table:filter-set-item table:value="0.0466758319843544"/>
                <table:filter-set-item table:value="0.0486416703178948"/>
                <table:filter-set-item table:value="0.0486892549993869"/>
                <table:filter-set-item table:value="0.0496780724272289"/>
                <table:filter-set-item table:value="0.0506859015403184"/>
                <table:filter-set-item table:value="0.0518644811280018"/>
                <table:filter-set-item table:value="0.0528112752384745"/>
                <table:filter-set-item table:value="0.0528627122672521"/>
                <table:filter-set-item table:value="0.052914196595844"/>
                <table:filter-set-item table:value="0.0539314822932339"/>
                <table:filter-set-item table:value="0.0550206052902599"/>
                <table:filter-set-item table:value="0.0551275817101409"/>
                <table:filter-set-item table:value="0.0561848957670269"/>
                <table:filter-set-item table:value="0.0573167684900976"/>
                <table:filter-set-item table:value="0.0573723279693563"/>
                <table:filter-set-item table:value="0.0574279380237892"/>
                <table:filter-set-item table:value="0.0585266387221806"/>
                <table:filter-set-item table:value="0.0597027028488824"/>
                <table:filter-set-item table:value="0.0608349300353828"/>
                <table:filter-set-item table:value="0.062181405543242"/>
                <table:filter-set-item table:value="0.0634870453484097"/>
                <table:filter-set-item table:value="0.0646861032546277"/>
                <table:filter-set-item table:value="0.0647559304882161"/>
                <table:filter-set-item table:value="0.0648805356889128"/>
                <table:filter-set-item table:value="0.066111817455042"/>
                <table:filter-set-item table:value="0.0675587634365924"/>
                <table:filter-set-item table:value="0.0688371302366304"/>
                <table:filter-set-item table:value="0.0702049290694724"/>
                <table:filter-set-item table:value="0.0703392308076262"/>
                <table:filter-set-item table:value="0.0715211756696914"/>
                <table:filter-set-item table:value="0.0716661666793756"/>
                <table:filter-set-item table:value="0.0717345771587484"/>
                <table:filter-set-item table:value="0.0730857665758791"/>
                <table:filter-set-item table:value="0.0732251453281813"/>
                <table:filter-set-item table:value="0.0746021546096668"/>
                <table:filter-set-item table:value="0.0760751461518996"/>
                <table:filter-set-item table:value="0.0776483622320104"/>
                <table:filter-set-item table:value="0.0791763539338663"/>
                <table:filter-set-item table:value="0.0792513214095798"/>
                <table:filter-set-item table:value="0.0808080931404711"/>
                <table:filter-set-item table:value="0.082305537258089"/>
                <table:filter-set-item table:value="0.0823927088132184"/>
                <table:filter-set-item table:value="0.0839168364459564"/>
                <table:filter-set-item table:value="0.0857275566148482"/>
                <table:filter-set-item table:value="0.0874814823084931"/>
                <table:filter-set-item table:value="0.0891842636834546"/>
                <table:filter-set-item table:value="0.0910869286877244"/>
                <table:filter-set-item table:value="0.0927662098534326"/>
                <table:filter-set-item table:value="0.0944624757038268"/>
                <table:filter-set-item table:value="0.0946492333742074"/>
                <table:filter-set-item table:value="0.0964767807794387"/>
                <table:filter-set-item table:value="0.0985181967982883"/>
                <table:filter-set-item table:value="0.1003193596068"/>
                <table:filter-set-item table:value="0.102138188754966"/>
                <table:filter-set-item table:value="0.102338406721834"/>
                <table:filter-set-item table:value="0.104297317963409"/>
                <table:filter-set-item table:value="0.106386959040064"/>
                <table:filter-set-item table:value="0.10841400625772"/>
                <table:filter-set-item table:value="0.110575944693462"/>
                <table:filter-set-item table:value="0.112672743270915"/>
                <table:filter-set-item table:value="0.114686993247866"/>
                <table:filter-set-item table:value="0.114908662016191"/>
                <table:filter-set-item table:value="0.11707680503537"/>
                <table:filter-set-item table:value="0.121506225905026"/>
                <table:filter-set-item table:value="0.121629412996113"/>
                <table:filter-set-item table:value="0.123781444925956"/>
                <table:filter-set-item table:value="0.126206454393786"/>
                <table:filter-set-item table:value="0.12633372145718"/>
                <table:filter-set-item table:value="0.128556806240522"/>
                <table:filter-set-item table:value="0.128801382614985"/>
                <table:filter-set-item table:value="0.131061376587108"/>
                <table:filter-set-item table:value="0.131192804320558"/>
                <table:filter-set-item table:value="0.133488329632569"/>
                <table:filter-set-item table:value="0.135817741581819"/>
                <table:filter-set-item table:value="0.136209641131839"/>
                <table:filter-set-item table:value="0.138701686495993"/>
                <table:filter-set-item table:value="0.141387102453719"/>
                <table:filter-set-item table:value="0.143689476105325"/>
                <table:filter-set-item table:value="0.143831471122697"/>
                <table:filter-set-item table:value="0.144100301936258"/>
                <table:filter-set-item table:value="0.146727934596146"/>
                <table:filter-set-item table:value="0.149248588022427"/>
                <table:filter-set-item table:value="0.152234743740111"/>
                <table:filter-set-item table:value="0.154832832906981"/>
                <table:filter-set-item table:value="0.157756646699334"/>
                <table:filter-set-item table:value="0.163598011502384"/>
                <table:filter-set-item table:value="0.172922884841525"/>
                <table:filter-set-item table:value="0.175800828582848"/>
                <table:filter-set-item table:value="0.178716319983582"/>
                <table:filter-set-item table:value="0.178885697871766"/>
                <table:filter-set-item table:value="0.179206333565303"/>
                <table:filter-set-item table:value="0.182165819404896"/>
                <table:filter-set-item table:value="0.182337740721376"/>
                <table:filter-set-item table:value="0.18549249948518"/>
                <table:filter-set-item table:value="0.188374760485207"/>
                <table:filter-set-item table:value="0.188708495590443"/>
                <table:filter-set-item table:value="0.192126588203"/>
                <table:filter-set-item table:value="0.192305699662465"/>
                <table:filter-set-item table:value="0.195430006233017"/>
                <table:filter-set-item table:value="0.195611451652431"/>
                <table:filter-set-item table:value="0.198776247832219"/>
                <table:filter-set-item table:value="0.202331219479631"/>
                <table:filter-set-item table:value="0.205576949483781"/>
                <table:filter-set-item table:value="0.205933428180814"/>
                <table:filter-set-item table:value="0.209412704434486"/>
                <table:filter-set-item table:value="0.212935000502633"/>
                <table:filter-set-item table:value="0.216478988144677"/>
                <table:filter-set-item table:value="0.216870566555384"/>
                <table:filter-set-item table:value="0.220285121376982"/>
                <table:filter-set-item table:value="0.227815517830591"/>
                <table:filter-set-item table:value="0.231351489260811"/>
                <table:filter-set-item table:value="0.235525579785435"/>
                <table:filter-set-item table:value="0.239144159253324"/>
                <table:filter-set-item table:value="0.239541293797654"/>
                <table:filter-set-item table:value="0.24341432271016"/>
                <table:filter-set-item table:value="0.246485787563238"/>
                <table:filter-set-item table:value="0.25148037304781"/>
                <table:filter-set-item table:value="0.255262230280915"/>
                <table:filter-set-item table:value="0.259721954819237"/>
                <table:filter-set-item table:value="0.263584107774583"/>
                <table:filter-set-item table:value="0.263783662013571"/>
                <table:filter-set-item table:value="0.267910565051103"/>
                <table:filter-set-item table:value="0.268136877575224"/>
                <table:filter-set-item table:value="0.272078172592672"/>
                <table:filter-set-item table:value="0.272510410384286"/>
                <table:filter-set-item table:value="0.276722525869792"/>
                <table:filter-set-item table:value="0.284760379303099"/>
                <table:filter-set-item table:value="0.28496976174276"/>
                <table:filter-set-item table:value="0.285240607186866"/>
                <table:filter-set-item table:value="0.285475850424462"/>
                <table:filter-set-item table:value="0.28957116821488"/>
                <table:filter-set-item table:value="0.290020124036998"/>
                <table:filter-set-item table:value="0.294153794697984"/>
                <table:filter-set-item table:value="0.294393361148073"/>
                <table:filter-set-item table:value="0.302512747953751"/>
                <table:filter-set-item table:value="0.303227343124229"/>
                <table:filter-set-item table:value="0.30347112216923"/>
                <table:filter-set-item table:value="0.307713417891236"/>
                <table:filter-set-item table:value="0.311730265224429"/>
                <table:filter-set-item table:value="0.312704749028188"/>
                <table:filter-set-item table:value="0.317017374926425"/>
                <table:filter-set-item table:value="0.321837583614763"/>
                <table:filter-set-item table:value="0.322089408162256"/>
                <table:filter-set-item table:value="0.326469982488393"/>
                <table:filter-set-item table:value="0.330614744671998"/>
                <table:filter-set-item table:value="0.331364185157249"/>
                <table:filter-set-item table:value="0.331619818803327"/>
                <table:filter-set-item table:value="0.345798766005817"/>
                <table:filter-set-item table:value="0.350061379958548"/>
                <table:filter-set-item table:value="0.351094564562091"/>
                <table:filter-set-item table:value="0.35535819026302"/>
                <table:filter-set-item table:value="0.355662658865854"/>
                <table:filter-set-item table:value="0.360760088177327"/>
                <table:filter-set-item table:value="0.371078028907355"/>
                <table:filter-set-item table:value="0.380172862824353"/>
                <table:filter-set-item table:value="0.381242788722353"/>
                <table:filter-set-item table:value="0.381485275445917"/>
                <table:filter-set-item table:value="0.385969825762534"/>
                <table:filter-set-item table:value="0.390432093927199"/>
                <table:filter-set-item table:value="0.396285475440297"/>
                <table:filter-set-item table:value="0.396807470460495"/>
                <table:filter-set-item table:value="0.40078916072739"/>
                <table:filter-set-item table:value="0.401602236883988"/>
                <table:filter-set-item table:value="0.401879488255519"/>
                <table:filter-set-item table:value="0.406694219767944"/>
                <table:filter-set-item table:value="0.4120553150597"/>
                <table:filter-set-item table:value="0.41636475863176"/>
                <table:filter-set-item table:value="0.416864370866122"/>
                <table:filter-set-item table:value="0.417187433380991"/>
                <table:filter-set-item table:value="0.421762711841218"/>
                <table:filter-set-item table:value="0.422588329617223"/>
                <table:filter-set-item table:value="0.422839142969933"/>
                <table:filter-set-item table:value="0.432361390263565"/>
                <table:filter-set-item table:value="0.43806415415734"/>
                <table:filter-set-item table:value="0.449083307298148"/>
                <table:filter-set-item table:value="0.449623053254868"/>
                <table:filter-set-item table:value="0.458982043685762"/>
                <table:filter-set-item table:value="0.460364449304739"/>
                <table:filter-set-item table:value="0.464492785693916"/>
                <table:filter-set-item table:value="0.470268247665966"/>
                <table:filter-set-item table:value="0.470599297255695"/>
                <table:filter-set-item table:value="0.471142787754689"/>
                <table:filter-set-item table:value="0.475282650517323"/>
                <table:filter-set-item table:value="0.47612676910792"/>
                <table:filter-set-item table:value="0.480558601512637"/>
                <table:filter-set-item table:value="0.481071750165224"/>
                <table:filter-set-item table:value="0.481403493591411"/>
                <table:filter-set-item table:value="0.486095642185245"/>
                <table:filter-set-item table:value="0.49163609793176"/>
                <table:filter-set-item table:value="0.492225108279397"/>
                <table:filter-set-item table:value="0.496921665272505"/>
                <table:filter-set-item table:value="0.497767757720408"/>
                <table:filter-set-item table:value="0.50220792072987"/>
                <table:filter-set-item table:value="0.50305401361291"/>
                <table:filter-set-item table:value="0.507750575553956"/>
                <table:filter-set-item table:value="0.508596465760006"/>
                <table:filter-set-item table:value="0.513548093269819"/>
                <table:filter-set-item table:value="0.513880054561487"/>
                <table:filter-set-item table:value="0.519417113184004"/>
                <table:filter-set-item table:value="0.524105325998813"/>
                <table:filter-set-item table:value="0.524693086833033"/>
                <table:filter-set-item table:value="0.529376464741736"/>
                <table:filter-set-item table:value="0.529632522653717"/>
                <table:filter-set-item table:value="0.535483014850458"/>
                <table:filter-set-item table:value="0.540153253110706"/>
                <table:filter-set-item table:value="0.54040853807272"/>
                <table:filter-set-item table:value="0.540993797873219"/>
                <table:filter-set-item table:value="0.546239829341223"/>
                <table:filter-set-item table:value="0.550892622773778"/>
                <table:filter-set-item table:value="0.555833571430671"/>
                <table:filter-set-item table:value="0.556953644243445"/>
                <table:filter-set-item table:value="0.562701732301031"/>
                <table:filter-set-item table:value="0.566783899734361"/>
                <table:filter-set-item table:value="0.567614732641434"/>
                <table:filter-set-item table:value="0.577387931180304"/>
                <table:filter-set-item table:value="0.578213561456658"/>
                <table:filter-set-item table:value="0.582788911593448"/>
                <table:filter-set-item table:value="0.587921115161752"/>
                <table:filter-set-item table:value="0.588740824636679"/>
                <table:filter-set-item table:value="0.593282304977033"/>
                <table:filter-set-item table:value="0.59353029023703"/>
                <table:filter-set-item table:value="0.598374382818177"/>
                <table:filter-set-item table:value="0.599187474604441"/>
                <table:filter-set-item table:value="0.603691248794968"/>
                <table:filter-set-item table:value="0.603937124320651"/>
                <table:filter-set-item table:value="0.604500691113066"/>
                <table:filter-set-item table:value="0.608738951029566"/>
                <table:filter-set-item table:value="0.609544751752872"/>
                <table:filter-set-item table:value="0.613489999715725"/>
                <table:filter-set-item table:value="0.614007116978227"/>
                <table:filter-set-item table:value="0.614808933328818"/>
                <table:filter-set-item table:value="0.618734261064359"/>
                <table:filter-set-item table:value="0.619006349940082"/>
                <table:filter-set-item table:value="0.619248716536954"/>
                <table:filter-set-item table:value="0.619804211794761"/>
                <table:filter-set-item table:value="0.629139109544095"/>
                <table:filter-set-item table:value="0.629168448185553"/>
                <table:filter-set-item table:value="0.633820648864319"/>
                <table:filter-set-item table:value="0.639217475687511"/>
                <table:filter-set-item table:value="0.639997627817953"/>
                <table:filter-set-item table:value="0.644315045621264"/>
                <table:filter-set-item table:value="0.64888327024034"/>
                <table:filter-set-item table:value="0.64914604390565"/>
                <table:filter-set-item table:value="0.649916484880878"/>
                <table:filter-set-item table:value="0.654179224953631"/>
                <table:filter-set-item table:value="0.658687870814055"/>
                <table:filter-set-item table:value="0.658947163469943"/>
                <table:filter-set-item table:value="0.659178111549946"/>
                <table:filter-set-item table:value="0.659707364475617"/>
                <table:filter-set-item table:value="0.668614259143054"/>
                <table:filter-set-item table:value="0.669363724272815"/>
                <table:filter-set-item table:value="0.6778893488217"/>
                <table:filter-set-item table:value="0.678141182092446"/>
                <table:filter-set-item table:value="0.682489051375547"/>
                <table:filter-set-item table:value="0.683693927671198"/>
                <table:filter-set-item table:value="0.687522219479355"/>
                <table:filter-set-item table:value="0.696508313025649"/>
                <table:filter-set-item table:value="0.696752101398195"/>
                <table:filter-set-item table:value="0.696969222139242"/>
                <table:filter-set-item table:value="0.701416473492704"/>
                <table:filter-set-item table:value="0.705826005224585"/>
                <table:filter-set-item table:value="0.706528251188712"/>
                <table:filter-set-item table:value="0.714739557452785"/>
                <table:filter-set-item table:value="0.723488833123697"/>
                <table:filter-set-item table:value="0.727470301966904"/>
                <table:filter-set-item table:value="0.731844030223427"/>
                <table:filter-set-item table:value="0.732070352962442"/>
                <table:filter-set-item table:value="0.740481078359938"/>
                <table:filter-set-item table:value="0.744719274474573"/>
                <table:filter-set-item table:value="0.748501313189341"/>
                <table:filter-set-item table:value="0.752460888674009"/>
                <table:filter-set-item table:value="0.756567759894228"/>
                <table:filter-set-item table:value="0.760230776782785"/>
                <table:filter-set-item table:value="0.760440983627082"/>
                <table:filter-set-item table:value="0.760628170262949"/>
                <table:filter-set-item table:value="0.764664551430539"/>
                <table:filter-set-item table:value="0.768243054305234"/>
                <table:filter-set-item table:value="0.76863120973793"/>
                <table:filter-set-item table:value="0.76923254665771"/>
                <table:filter-set-item table:value="0.771964364400545"/>
                <table:filter-set-item table:value="0.772167367218001"/>
                <table:filter-set-item table:value="0.783112909797137"/>
                <table:filter-set-item table:value="0.78330877378585"/>
                <table:filter-set-item table:value="0.787048694167875"/>
                <table:filter-set-item table:value="0.79421869372795"/>
                <table:filter-set-item table:value="0.797653078415692"/>
                <table:filter-set-item table:value="0.801208257194616"/>
                <table:filter-set-item table:value="0.801391924224966"/>
                <table:filter-set-item table:value="0.804554696010495"/>
                <table:filter-set-item table:value="0.808017800498516"/>
                <table:filter-set-item table:value="0.808196682204265"/>
                <table:filter-set-item table:value="0.808720777375015"/>
                <table:filter-set-item table:value="0.81127660938133"/>
                <table:filter-set-item table:value="0.814648047387367"/>
                <table:filter-set-item table:value="0.817819686023782"/>
                <table:filter-set-item table:value="0.821100011457882"/>
                <table:filter-set-item table:value="0.821269399931888"/>
                <table:filter-set-item table:value="0.824017857104804"/>
                <table:filter-set-item table:value="0.824185074420824"/>
                <table:filter-set-item table:value="0.827063200514673"/>
                <table:filter-set-item table:value="0.827539672982565"/>
                <table:filter-set-item table:value="0.833474485510984"/>
                <table:filter-set-item table:value="0.836230758951702"/>
                <table:filter-set-item table:value="0.836388675768713"/>
                <table:filter-set-item table:value="0.842077083237835"/>
                <table:filter-set-item table:value="0.842230426248052"/>
                <table:filter-set-item table:value="0.847901527304384"/>
                <table:filter-set-item table:value="0.850461852140594"/>
                <table:filter-set-item table:value="0.850739058548474"/>
                <table:filter-set-item table:value="0.853259884625074"/>
                <table:filter-set-item table:value="0.853404259480924"/>
                <table:filter-set-item table:value="0.858601086669149"/>
                <table:filter-set-item table:value="0.861148815808973"/>
                <table:filter-set-item table:value="0.863778911876425"/>
                <table:filter-set-item table:value="0.863914587883474"/>
                <table:filter-set-item table:value="0.868927543426869"/>
                <table:filter-set-item table:value="0.873655540121281"/>
                <table:filter-set-item table:value="0.873782816439606"/>
                <table:filter-set-item table:value="0.87620800285769"/>
                <table:filter-set-item table:value="0.883032336951801"/>
                <table:filter-set-item table:value="0.883138453843547"/>
                <table:filter-set-item table:value="0.889414486764243"/>
                <table:filter-set-item table:value="0.891675905655035"/>
                <table:filter-set-item table:value="0.891688050725566"/>
                <table:filter-set-item table:value="0.893603791543746"/>
                <table:filter-set-item table:value="0.89569359309041"/>
                <table:filter-set-item table:value="0.895789578871512"/>
                <table:filter-set-item table:value="0.895801316622045"/>
                <table:filter-set-item table:value="0.897652655534503"/>
                <table:filter-set-item table:value="0.899671859275242"/>
                <table:filter-set-item table:value="0.899775933944232"/>
                <table:filter-set-item table:value="0.903514738378637"/>
                <table:filter-set-item table:value="0.910807833245035"/>
                <table:filter-set-item table:value="0.912510751018038"/>
                <table:filter-set-item table:value="0.912684743456616"/>
                <table:filter-set-item table:value="0.914264817796452"/>
                <table:filter-set-item table:value="0.914355195627252"/>
                <table:filter-set-item table:value="0.915907826329549"/>
                <table:filter-set-item table:value="0.916075684246657"/>
                <table:filter-set-item table:value="0.919184680183934"/>
                <table:filter-set-item table:value="0.919346573102724"/>
                <table:filter-set-item table:value="0.920816552746342"/>
                <table:filter-set-item table:value="0.922344669794883"/>
                <table:filter-set-item table:value="0.922500766200163"/>
                <table:filter-set-item table:value="0.925391128664429"/>
                <table:filter-set-item table:value="0.926907642441097"/>
                <table:filter-set-item table:value="0.92986398873292"/>
                <table:filter-set-item table:value="0.931156633471659"/>
                <table:filter-set-item table:value="0.931222491006239"/>
                <table:filter-set-item table:value="0.932637005037892"/>
                <table:filter-set-item table:value="0.935308010388791"/>
                <table:filter-set-item table:value="0.936507170000806"/>
                <table:filter-set-item table:value="0.939034750906681"/>
                <table:filter-set-item table:value="0.939093564962511"/>
                <table:filter-set-item table:value="0.942677974655114"/>
                <table:filter-set-item table:value="0.943809945001037"/>
                <table:filter-set-item table:value="0.946063553571666"/>
                <table:filter-set-item table:value="0.947183857979827"/>
                <table:filter-set-item table:value="0.948231734560765"/>
                <table:filter-set-item table:value="0.9493094170582"/>
                <table:filter-set-item table:value="0.950317334383825"/>
                <table:filter-set-item table:value="0.95232313583281"/>
                <table:filter-set-item table:value="0.955210135518358"/>
                <table:filter-set-item table:value="0.957027335851623"/>
                <table:filter-set-item table:value="0.957888599778372"/>
                <table:filter-set-item table:value="0.958773991288728"/>
                <table:filter-set-item table:value="0.961247980685308"/>
                <table:filter-set-item table:value="0.963615197900374"/>
                <table:filter-set-item table:value="0.964349345496288"/>
                <table:filter-set-item table:value="0.965809024910495"/>
                <table:filter-set-item table:value="0.968557304638208"/>
                <table:filter-set-item table:value="0.969850080071276"/>
                <table:filter-set-item table:value="0.972282860537917"/>
                <table:filter-set-item table:value="0.973426661244667"/>
                <table:filter-set-item table:value="0.978040693505251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30T13:51:36.056000000</dc:date>
    <meta:editing-duration>PT28M27S</meta:editing-duration>
    <meta:editing-cycles>7</meta:editing-cycles>
    <meta:generator>LibreOffice/6.3.3.2$Windows_X86_64 LibreOffice_project/a64200df03143b798afd1ec74a12ab50359878ed</meta:generator>
    <meta:document-statistic meta:table-count="1" meta:cell-count="696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31cm" svg:height="17.173cm" xlink:href=".." xlink:type="simple" chart:class="chart:line" chart:style-name="ch1">
        <chart:plot-area chart:style-name="ch2" table:cell-range-address="Survive_Forcast.E17:Survive_Forcast.E908 Survive_Forcast.G17:Survive_Forcast.G908 Survive_Forcast.I17:Survive_Forcast.I908" chart:data-source-has-labels="row" svg:x="0.61cm" svg:y="0.343cm" svg:width="29.311cm" svg:height="16.487cm">
          <chartooo:coordinate-region svg:x="2.277cm" svg:y="0.45cm" svg:width="27.644cm" svg:height="15.33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urvive_Forcast.E18:Survive_Forcast.E908" chart:label-cell-address="Survive_Forcast.E17:Survive_Forcast.E17" chart:class="chart:line">
            <chart:data-point chart:repeated="713"/>
          </chart:series>
          <chart:series chart:style-name="ch7" chart:values-cell-range-address="Survive_Forcast.G18:Survive_Forcast.G908" chart:label-cell-address="Survive_Forcast.G17:Survive_Forcast.G17" chart:class="chart:line">
            <chart:data-point chart:repeated="713"/>
          </chart:series>
          <chart:series chart:style-name="ch8" chart:values-cell-range-address="Survive_Forcast.I18:Survive_Forcast.I908" chart:label-cell-address="Survive_Forcast.I17:Survive_Forcast.I17" chart:class="chart:line">
            <chart:data-point chart:repeated="7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urvive_Forcast.E17:Survive_Forcast.E17</svg:desc>
                </draw:g>
              </table:table-cell>
              <table:table-cell office:value-type="string">
                <text:p>Random Select %</text:p>
                <draw:g>
                  <svg:desc>Survive_Forcast.G17:Survive_Forcast.G17</svg:desc>
                </draw:g>
              </table:table-cell>
              <table:table-cell office:value-type="string">
                <text:p>Model Select %</text:p>
                <draw:g>
                  <svg:desc>Survive_Forcast.I17:Survive_Forcast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0252454417952">
                <text:p>0.00140252454417952</text:p>
                <draw:g>
                  <svg:desc>Survive_Forcast.E18:Survive_Forcast.E908</svg:desc>
                </draw:g>
              </table:table-cell>
              <table:table-cell office:value-type="float" office:value="0.00140252454417952">
                <text:p>0.00140252454417952</text:p>
                <draw:g>
                  <svg:desc>Survive_Forcast.G18:Survive_Forcast.G908</svg:desc>
                </draw:g>
              </table:table-cell>
              <table:table-cell office:value-type="float" office:value="0">
                <text:p>0</text:p>
                <draw:g>
                  <svg:desc>Survive_Forcast.I18:Survive_Forcast.I9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0504908835905">
                <text:p>0.00280504908835905</text:p>
              </table:table-cell>
              <table:table-cell office:value-type="float" office:value="0.00280504908835905">
                <text:p>0.0028050490883590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0757363253857">
                <text:p>0.00420757363253857</text:p>
              </table:table-cell>
              <table:table-cell office:value-type="float" office:value="0.00420757363253857">
                <text:p>0.00420757363253857</text:p>
              </table:table-cell>
              <table:table-cell office:value-type="float" office:value="0.0069204152249135">
                <text:p>0.0069204152249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1009817671809">
                <text:p>0.00561009817671809</text:p>
              </table:table-cell>
              <table:table-cell office:value-type="float" office:value="0.00561009817671809">
                <text:p>0.00561009817671809</text:p>
              </table:table-cell>
              <table:table-cell office:value-type="float" office:value="0.0103806228373702">
                <text:p>0.010380622837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01262272089762">
                <text:p>0.00701262272089762</text:p>
              </table:table-cell>
              <table:table-cell office:value-type="float" office:value="0.00701262272089762">
                <text:p>0.00701262272089762</text:p>
              </table:table-cell>
              <table:table-cell office:value-type="float" office:value="0.013840830449827">
                <text:p>0.013840830449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41514726507714">
                <text:p>0.00841514726507714</text:p>
              </table:table-cell>
              <table:table-cell office:value-type="float" office:value="0.00841514726507714">
                <text:p>0.00841514726507714</text:p>
              </table:table-cell>
              <table:table-cell office:value-type="float" office:value="0.0173010380622837">
                <text:p>0.0173010380622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81767180925666">
                <text:p>0.00981767180925666</text:p>
              </table:table-cell>
              <table:table-cell office:value-type="float" office:value="0.00981767180925666">
                <text:p>0.00981767180925666</text:p>
              </table:table-cell>
              <table:table-cell office:value-type="float" office:value="0.0207612456747405">
                <text:p>0.0207612456747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2201963534362">
                <text:p>0.0112201963534362</text:p>
              </table:table-cell>
              <table:table-cell office:value-type="float" office:value="0.0112201963534362">
                <text:p>0.0112201963534362</text:p>
              </table:table-cell>
              <table:table-cell office:value-type="float" office:value="0.0242214532871972">
                <text:p>0.0242214532871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6227208976157">
                <text:p>0.0126227208976157</text:p>
              </table:table-cell>
              <table:table-cell office:value-type="float" office:value="0.0126227208976157">
                <text:p>0.0126227208976157</text:p>
              </table:table-cell>
              <table:table-cell office:value-type="float" office:value="0.027681660899654">
                <text:p>0.027681660899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0252454417952">
                <text:p>0.0140252454417952</text:p>
              </table:table-cell>
              <table:table-cell office:value-type="float" office:value="0.0140252454417952">
                <text:p>0.0140252454417952</text:p>
              </table:table-cell>
              <table:table-cell office:value-type="float" office:value="0.0311418685121107">
                <text:p>0.0311418685121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4277699859748">
                <text:p>0.0154277699859748</text:p>
              </table:table-cell>
              <table:table-cell office:value-type="float" office:value="0.0154277699859748">
                <text:p>0.0154277699859748</text:p>
              </table:table-cell>
              <table:table-cell office:value-type="float" office:value="0.0346020761245675">
                <text:p>0.0346020761245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8302945301543">
                <text:p>0.0168302945301543</text:p>
              </table:table-cell>
              <table:table-cell office:value-type="float" office:value="0.0168302945301543">
                <text:p>0.0168302945301543</text:p>
              </table:table-cell>
              <table:table-cell office:value-type="float" office:value="0.0380622837370242">
                <text:p>0.0380622837370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2328190743338">
                <text:p>0.0182328190743338</text:p>
              </table:table-cell>
              <table:table-cell office:value-type="float" office:value="0.0182328190743338">
                <text:p>0.0182328190743338</text:p>
              </table:table-cell>
              <table:table-cell office:value-type="float" office:value="0.041522491349481">
                <text:p>0.041522491349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6353436185133">
                <text:p>0.0196353436185133</text:p>
              </table:table-cell>
              <table:table-cell office:value-type="float" office:value="0.0196353436185133">
                <text:p>0.0196353436185133</text:p>
              </table:table-cell>
              <table:table-cell office:value-type="float" office:value="0.0449826989619377">
                <text:p>0.0449826989619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0378681626928">
                <text:p>0.0210378681626928</text:p>
              </table:table-cell>
              <table:table-cell office:value-type="float" office:value="0.0210378681626928">
                <text:p>0.0210378681626928</text:p>
              </table:table-cell>
              <table:table-cell office:value-type="float" office:value="0.0484429065743945">
                <text:p>0.0484429065743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4403927068724">
                <text:p>0.0224403927068724</text:p>
              </table:table-cell>
              <table:table-cell office:value-type="float" office:value="0.0224403927068724">
                <text:p>0.0224403927068724</text:p>
              </table:table-cell>
              <table:table-cell office:value-type="float" office:value="0.0519031141868512">
                <text:p>0.0519031141868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8429172510519">
                <text:p>0.0238429172510519</text:p>
              </table:table-cell>
              <table:table-cell office:value-type="float" office:value="0.0238429172510519">
                <text:p>0.0238429172510519</text:p>
              </table:table-cell>
              <table:table-cell office:value-type="float" office:value="0.055363321799308">
                <text:p>0.055363321799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2454417952314">
                <text:p>0.0252454417952314</text:p>
              </table:table-cell>
              <table:table-cell office:value-type="float" office:value="0.0252454417952314">
                <text:p>0.025245441795231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6479663394109">
                <text:p>0.0266479663394109</text:p>
              </table:table-cell>
              <table:table-cell office:value-type="float" office:value="0.0266479663394109">
                <text:p>0.0266479663394109</text:p>
              </table:table-cell>
              <table:table-cell office:value-type="float" office:value="0.0622837370242215">
                <text:p>0.0622837370242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0504908835905">
                <text:p>0.0280504908835905</text:p>
              </table:table-cell>
              <table:table-cell office:value-type="float" office:value="0.0280504908835905">
                <text:p>0.0280504908835905</text:p>
              </table:table-cell>
              <table:table-cell office:value-type="float" office:value="0.0657439446366782">
                <text:p>0.0657439446366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45301542777">
                <text:p>0.02945301542777</text:p>
              </table:table-cell>
              <table:table-cell office:value-type="float" office:value="0.02945301542777">
                <text:p>0.02945301542777</text:p>
              </table:table-cell>
              <table:table-cell office:value-type="float" office:value="0.069204152249135">
                <text:p>0.069204152249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555399719495">
                <text:p>0.0308555399719495</text:p>
              </table:table-cell>
              <table:table-cell office:value-type="float" office:value="0.0308555399719495">
                <text:p>0.0308555399719495</text:p>
              </table:table-cell>
              <table:table-cell office:value-type="float" office:value="0.0726643598615917">
                <text:p>0.0726643598615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761245674740484">
                <text:p>0.0761245674740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6605890603086">
                <text:p>0.0336605890603086</text:p>
              </table:table-cell>
              <table:table-cell office:value-type="float" office:value="0.0336605890603086">
                <text:p>0.0336605890603086</text:p>
              </table:table-cell>
              <table:table-cell office:value-type="float" office:value="0.0795847750865052">
                <text:p>0.0795847750865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0631136044881">
                <text:p>0.0350631136044881</text:p>
              </table:table-cell>
              <table:table-cell office:value-type="float" office:value="0.0350631136044881">
                <text:p>0.0350631136044881</text:p>
              </table:table-cell>
              <table:table-cell office:value-type="float" office:value="0.0830449826989619">
                <text:p>0.0830449826989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4656381486676">
                <text:p>0.0364656381486676</text:p>
              </table:table-cell>
              <table:table-cell office:value-type="float" office:value="0.0364656381486676">
                <text:p>0.0364656381486676</text:p>
              </table:table-cell>
              <table:table-cell office:value-type="float" office:value="0.0865051903114187">
                <text:p>0.0865051903114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8681626928471">
                <text:p>0.0378681626928471</text:p>
              </table:table-cell>
              <table:table-cell office:value-type="float" office:value="0.0378681626928471">
                <text:p>0.0378681626928471</text:p>
              </table:table-cell>
              <table:table-cell office:value-type="float" office:value="0.0899653979238754">
                <text:p>0.0899653979238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2706872370266">
                <text:p>0.0392706872370266</text:p>
              </table:table-cell>
              <table:table-cell office:value-type="float" office:value="0.0392706872370266">
                <text:p>0.0392706872370266</text:p>
              </table:table-cell>
              <table:table-cell office:value-type="float" office:value="0.0934256055363322">
                <text:p>0.0934256055363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06732117812062">
                <text:p>0.0406732117812062</text:p>
              </table:table-cell>
              <table:table-cell office:value-type="float" office:value="0.0406732117812062">
                <text:p>0.0406732117812062</text:p>
              </table:table-cell>
              <table:table-cell office:value-type="float" office:value="0.0968858131487889">
                <text:p>0.0968858131487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0757363253857">
                <text:p>0.0420757363253857</text:p>
              </table:table-cell>
              <table:table-cell office:value-type="float" office:value="0.0420757363253857">
                <text:p>0.0420757363253857</text:p>
              </table:table-cell>
              <table:table-cell office:value-type="float" office:value="0.100346020761246">
                <text:p>0.100346020761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103806228373702">
                <text:p>0.103806228373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8807854137447">
                <text:p>0.0448807854137447</text:p>
              </table:table-cell>
              <table:table-cell office:value-type="float" office:value="0.0448807854137447">
                <text:p>0.0448807854137447</text:p>
              </table:table-cell>
              <table:table-cell office:value-type="float" office:value="0.107266435986159">
                <text:p>0.107266435986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2833099579243">
                <text:p>0.0462833099579243</text:p>
              </table:table-cell>
              <table:table-cell office:value-type="float" office:value="0.0462833099579243">
                <text:p>0.0462833099579243</text:p>
              </table:table-cell>
              <table:table-cell office:value-type="float" office:value="0.110726643598616">
                <text:p>0.110726643598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76858345021038">
                <text:p>0.0476858345021038</text:p>
              </table:table-cell>
              <table:table-cell office:value-type="float" office:value="0.0476858345021038">
                <text:p>0.0476858345021038</text:p>
              </table:table-cell>
              <table:table-cell office:value-type="float" office:value="0.110726643598616">
                <text:p>0.110726643598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0883590462833">
                <text:p>0.0490883590462833</text:p>
              </table:table-cell>
              <table:table-cell office:value-type="float" office:value="0.0490883590462833">
                <text:p>0.0490883590462833</text:p>
              </table:table-cell>
              <table:table-cell office:value-type="float" office:value="0.114186851211073">
                <text:p>0.114186851211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4908835904628">
                <text:p>0.0504908835904628</text:p>
              </table:table-cell>
              <table:table-cell office:value-type="float" office:value="0.0504908835904628">
                <text:p>0.050490883590462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18934081346424">
                <text:p>0.0518934081346424</text:p>
              </table:table-cell>
              <table:table-cell office:value-type="float" office:value="0.0518934081346424">
                <text:p>0.0518934081346424</text:p>
              </table:table-cell>
              <table:table-cell office:value-type="float" office:value="0.121107266435986">
                <text:p>0.121107266435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32959326788219">
                <text:p>0.0532959326788219</text:p>
              </table:table-cell>
              <table:table-cell office:value-type="float" office:value="0.0532959326788219">
                <text:p>0.0532959326788219</text:p>
              </table:table-cell>
              <table:table-cell office:value-type="float" office:value="0.124567474048443">
                <text:p>0.124567474048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46984572230014">
                <text:p>0.0546984572230014</text:p>
              </table:table-cell>
              <table:table-cell office:value-type="float" office:value="0.0546984572230014">
                <text:p>0.0546984572230014</text:p>
              </table:table-cell>
              <table:table-cell office:value-type="float" office:value="0.1280276816609">
                <text:p>0.1280276816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1009817671809">
                <text:p>0.0561009817671809</text:p>
              </table:table-cell>
              <table:table-cell office:value-type="float" office:value="0.0561009817671809">
                <text:p>0.0561009817671809</text:p>
              </table:table-cell>
              <table:table-cell office:value-type="float" office:value="0.131487889273356">
                <text:p>0.131487889273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035063113605">
                <text:p>0.0575035063113605</text:p>
              </table:table-cell>
              <table:table-cell office:value-type="float" office:value="0.0575035063113605">
                <text:p>0.0575035063113605</text:p>
              </table:table-cell>
              <table:table-cell office:value-type="float" office:value="0.134948096885813">
                <text:p>0.134948096885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890603085554">
                <text:p>0.05890603085554</text:p>
              </table:table-cell>
              <table:table-cell office:value-type="float" office:value="0.05890603085554">
                <text:p>0.05890603085554</text:p>
              </table:table-cell>
              <table:table-cell office:value-type="float" office:value="0.13840830449827">
                <text:p>0.13840830449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03085553997195">
                <text:p>0.0603085553997195</text:p>
              </table:table-cell>
              <table:table-cell office:value-type="float" office:value="0.0603085553997195">
                <text:p>0.0603085553997195</text:p>
              </table:table-cell>
              <table:table-cell office:value-type="float" office:value="0.141868512110727">
                <text:p>0.141868512110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1711079943899">
                <text:p>0.061711079943899</text:p>
              </table:table-cell>
              <table:table-cell office:value-type="float" office:value="0.061711079943899">
                <text:p>0.061711079943899</text:p>
              </table:table-cell>
              <table:table-cell office:value-type="float" office:value="0.145328719723183">
                <text:p>0.145328719723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31136044880785">
                <text:p>0.0631136044880785</text:p>
              </table:table-cell>
              <table:table-cell office:value-type="float" office:value="0.0631136044880786">
                <text:p>0.0631136044880786</text:p>
              </table:table-cell>
              <table:table-cell office:value-type="float" office:value="0.14878892733564">
                <text:p>0.14878892733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152249134948097">
                <text:p>0.152249134948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59186535764376">
                <text:p>0.0659186535764376</text:p>
              </table:table-cell>
              <table:table-cell office:value-type="float" office:value="0.0659186535764376">
                <text:p>0.0659186535764376</text:p>
              </table:table-cell>
              <table:table-cell office:value-type="float" office:value="0.155709342560554">
                <text:p>0.155709342560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3211781206171">
                <text:p>0.0673211781206171</text:p>
              </table:table-cell>
              <table:table-cell office:value-type="float" office:value="0.0673211781206171">
                <text:p>0.0673211781206171</text:p>
              </table:table-cell>
              <table:table-cell office:value-type="float" office:value="0.15916955017301">
                <text:p>0.15916955017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7237026647966">
                <text:p>0.0687237026647966</text:p>
              </table:table-cell>
              <table:table-cell office:value-type="float" office:value="0.0687237026647966">
                <text:p>0.0687237026647966</text:p>
              </table:table-cell>
              <table:table-cell office:value-type="float" office:value="0.162629757785467">
                <text:p>0.1626297577854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1262272089762">
                <text:p>0.0701262272089762</text:p>
              </table:table-cell>
              <table:table-cell office:value-type="float" office:value="0.0701262272089762">
                <text:p>0.0701262272089762</text:p>
              </table:table-cell>
              <table:table-cell office:value-type="float" office:value="0.166089965397924">
                <text:p>0.166089965397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15287517531557">
                <text:p>0.0715287517531557</text:p>
              </table:table-cell>
              <table:table-cell office:value-type="float" office:value="0.0715287517531557">
                <text:p>0.0715287517531557</text:p>
              </table:table-cell>
              <table:table-cell office:value-type="float" office:value="0.169550173010381">
                <text:p>0.169550173010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9312762973352">
                <text:p>0.0729312762973352</text:p>
              </table:table-cell>
              <table:table-cell office:value-type="float" office:value="0.0729312762973352">
                <text:p>0.0729312762973352</text:p>
              </table:table-cell>
              <table:table-cell office:value-type="float" office:value="0.173010380622837">
                <text:p>0.173010380622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43338008415147">
                <text:p>0.0743338008415147</text:p>
              </table:table-cell>
              <table:table-cell office:value-type="float" office:value="0.0743338008415147">
                <text:p>0.074333800841514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57363253856942">
                <text:p>0.0757363253856942</text:p>
              </table:table-cell>
              <table:table-cell office:value-type="float" office:value="0.0757363253856942">
                <text:p>0.0757363253856942</text:p>
              </table:table-cell>
              <table:table-cell office:value-type="float" office:value="0.179930795847751">
                <text:p>0.179930795847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71388499298738">
                <text:p>0.0771388499298738</text:p>
              </table:table-cell>
              <table:table-cell office:value-type="float" office:value="0.0771388499298738">
                <text:p>0.0771388499298738</text:p>
              </table:table-cell>
              <table:table-cell office:value-type="float" office:value="0.183391003460208">
                <text:p>0.183391003460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85413744740533">
                <text:p>0.0785413744740533</text:p>
              </table:table-cell>
              <table:table-cell office:value-type="float" office:value="0.0785413744740533">
                <text:p>0.0785413744740533</text:p>
              </table:table-cell>
              <table:table-cell office:value-type="float" office:value="0.186851211072664">
                <text:p>0.186851211072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99438990182328">
                <text:p>0.0799438990182328</text:p>
              </table:table-cell>
              <table:table-cell office:value-type="float" office:value="0.0799438990182328">
                <text:p>0.0799438990182328</text:p>
              </table:table-cell>
              <table:table-cell office:value-type="float" office:value="0.190311418685121">
                <text:p>0.190311418685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13464235624123">
                <text:p>0.0813464235624123</text:p>
              </table:table-cell>
              <table:table-cell office:value-type="float" office:value="0.0813464235624123">
                <text:p>0.0813464235624123</text:p>
              </table:table-cell>
              <table:table-cell office:value-type="float" office:value="0.193771626297578">
                <text:p>0.193771626297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27489481065919">
                <text:p>0.0827489481065919</text:p>
              </table:table-cell>
              <table:table-cell office:value-type="float" office:value="0.0827489481065919">
                <text:p>0.0827489481065919</text:p>
              </table:table-cell>
              <table:table-cell office:value-type="float" office:value="0.197231833910035">
                <text:p>0.197231833910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41514726507714">
                <text:p>0.0841514726507714</text:p>
              </table:table-cell>
              <table:table-cell office:value-type="float" office:value="0.0841514726507714">
                <text:p>0.0841514726507714</text:p>
              </table:table-cell>
              <table:table-cell office:value-type="float" office:value="0.200692041522491">
                <text:p>0.200692041522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55539971949509">
                <text:p>0.0855539971949509</text:p>
              </table:table-cell>
              <table:table-cell office:value-type="float" office:value="0.0855539971949509">
                <text:p>0.0855539971949509</text:p>
              </table:table-cell>
              <table:table-cell office:value-type="float" office:value="0.204152249134948">
                <text:p>0.20415224913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207612456747405">
                <text:p>0.2076124567474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835904628331">
                <text:p>0.08835904628331</text:p>
              </table:table-cell>
              <table:table-cell office:value-type="float" office:value="0.08835904628331">
                <text:p>0.08835904628331</text:p>
              </table:table-cell>
              <table:table-cell office:value-type="float" office:value="0.211072664359862">
                <text:p>0.211072664359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97615708274895">
                <text:p>0.0897615708274895</text:p>
              </table:table-cell>
              <table:table-cell office:value-type="float" office:value="0.0897615708274895">
                <text:p>0.0897615708274895</text:p>
              </table:table-cell>
              <table:table-cell office:value-type="float" office:value="0.214532871972318">
                <text:p>0.214532871972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1164095371669">
                <text:p>0.091164095371669</text:p>
              </table:table-cell>
              <table:table-cell office:value-type="float" office:value="0.091164095371669">
                <text:p>0.091164095371669</text:p>
              </table:table-cell>
              <table:table-cell office:value-type="float" office:value="0.217993079584775">
                <text:p>0.217993079584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25666199158485">
                <text:p>0.0925666199158485</text:p>
              </table:table-cell>
              <table:table-cell office:value-type="float" office:value="0.0925666199158485">
                <text:p>0.0925666199158485</text:p>
              </table:table-cell>
              <table:table-cell office:value-type="float" office:value="0.221453287197232">
                <text:p>0.221453287197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39691444600281">
                <text:p>0.0939691444600281</text:p>
              </table:table-cell>
              <table:table-cell office:value-type="float" office:value="0.0939691444600281">
                <text:p>0.0939691444600281</text:p>
              </table:table-cell>
              <table:table-cell office:value-type="float" office:value="0.224913494809689">
                <text:p>0.2249134948096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53716690042076">
                <text:p>0.0953716690042076</text:p>
              </table:table-cell>
              <table:table-cell office:value-type="float" office:value="0.0953716690042076">
                <text:p>0.0953716690042076</text:p>
              </table:table-cell>
              <table:table-cell office:value-type="float" office:value="0.228373702422145">
                <text:p>0.228373702422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231833910034602">
                <text:p>0.231833910034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1767180925666">
                <text:p>0.0981767180925666</text:p>
              </table:table-cell>
              <table:table-cell office:value-type="float" office:value="0.0981767180925666">
                <text:p>0.098176718092566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95792426367461">
                <text:p>0.0995792426367461</text:p>
              </table:table-cell>
              <table:table-cell office:value-type="float" office:value="0.0995792426367462">
                <text:p>0.0995792426367462</text:p>
              </table:table-cell>
              <table:table-cell office:value-type="float" office:value="0.238754325259516">
                <text:p>0.238754325259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0981767180926">
                <text:p>0.100981767180926</text:p>
              </table:table-cell>
              <table:table-cell office:value-type="float" office:value="0.100981767180926">
                <text:p>0.100981767180926</text:p>
              </table:table-cell>
              <table:table-cell office:value-type="float" office:value="0.242214532871972">
                <text:p>0.242214532871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2384291725105">
                <text:p>0.102384291725105</text:p>
              </table:table-cell>
              <table:table-cell office:value-type="float" office:value="0.102384291725105">
                <text:p>0.102384291725105</text:p>
              </table:table-cell>
              <table:table-cell office:value-type="float" office:value="0.245674740484429">
                <text:p>0.245674740484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3786816269285">
                <text:p>0.103786816269285</text:p>
              </table:table-cell>
              <table:table-cell office:value-type="float" office:value="0.103786816269285">
                <text:p>0.103786816269285</text:p>
              </table:table-cell>
              <table:table-cell office:value-type="float" office:value="0.249134948096886">
                <text:p>0.249134948096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5189340813464">
                <text:p>0.105189340813464</text:p>
              </table:table-cell>
              <table:table-cell office:value-type="float" office:value="0.105189340813464">
                <text:p>0.105189340813464</text:p>
              </table:table-cell>
              <table:table-cell office:value-type="float" office:value="0.252595155709343">
                <text:p>0.252595155709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6591865357644">
                <text:p>0.106591865357644</text:p>
              </table:table-cell>
              <table:table-cell office:value-type="float" office:value="0.106591865357644">
                <text:p>0.106591865357644</text:p>
              </table:table-cell>
              <table:table-cell office:value-type="float" office:value="0.256055363321799">
                <text:p>0.256055363321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7994389901823">
                <text:p>0.107994389901823</text:p>
              </table:table-cell>
              <table:table-cell office:value-type="float" office:value="0.107994389901823">
                <text:p>0.107994389901823</text:p>
              </table:table-cell>
              <table:table-cell office:value-type="float" office:value="0.259515570934256">
                <text:p>0.259515570934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9396914446003">
                <text:p>0.109396914446003</text:p>
              </table:table-cell>
              <table:table-cell office:value-type="float" office:value="0.109396914446003">
                <text:p>0.109396914446003</text:p>
              </table:table-cell>
              <table:table-cell office:value-type="float" office:value="0.262975778546713">
                <text:p>0.262975778546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0799438990182">
                <text:p>0.110799438990182</text:p>
              </table:table-cell>
              <table:table-cell office:value-type="float" office:value="0.110799438990182">
                <text:p>0.110799438990182</text:p>
              </table:table-cell>
              <table:table-cell office:value-type="float" office:value="0.266435986159169">
                <text:p>0.266435986159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2201963534362">
                <text:p>0.112201963534362</text:p>
              </table:table-cell>
              <table:table-cell office:value-type="float" office:value="0.112201963534362">
                <text:p>0.112201963534362</text:p>
              </table:table-cell>
              <table:table-cell office:value-type="float" office:value="0.266435986159169">
                <text:p>0.266435986159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3604488078541">
                <text:p>0.113604488078541</text:p>
              </table:table-cell>
              <table:table-cell office:value-type="float" office:value="0.113604488078541">
                <text:p>0.113604488078541</text:p>
              </table:table-cell>
              <table:table-cell office:value-type="float" office:value="0.269896193771626">
                <text:p>0.269896193771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5007012622721">
                <text:p>0.115007012622721</text:p>
              </table:table-cell>
              <table:table-cell office:value-type="float" office:value="0.115007012622721">
                <text:p>0.115007012622721</text:p>
              </table:table-cell>
              <table:table-cell office:value-type="float" office:value="0.273356401384083">
                <text:p>0.273356401384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64095371669">
                <text:p>0.1164095371669</text:p>
              </table:table-cell>
              <table:table-cell office:value-type="float" office:value="0.1164095371669">
                <text:p>0.1164095371669</text:p>
              </table:table-cell>
              <table:table-cell office:value-type="float" office:value="0.27681660899654">
                <text:p>0.27681660899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781206171108">
                <text:p>0.11781206171108</text:p>
              </table:table-cell>
              <table:table-cell office:value-type="float" office:value="0.11781206171108">
                <text:p>0.11781206171108</text:p>
              </table:table-cell>
              <table:table-cell office:value-type="float" office:value="0.280276816608997">
                <text:p>0.28027681660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9214586255259">
                <text:p>0.119214586255259</text:p>
              </table:table-cell>
              <table:table-cell office:value-type="float" office:value="0.119214586255259">
                <text:p>0.119214586255259</text:p>
              </table:table-cell>
              <table:table-cell office:value-type="float" office:value="0.283737024221453">
                <text:p>0.283737024221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617110799439">
                <text:p>0.120617110799439</text:p>
              </table:table-cell>
              <table:table-cell office:value-type="float" office:value="0.120617110799439">
                <text:p>0.120617110799439</text:p>
              </table:table-cell>
              <table:table-cell office:value-type="float" office:value="0.28719723183391">
                <text:p>0.28719723183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2019635343619">
                <text:p>0.122019635343619</text:p>
              </table:table-cell>
              <table:table-cell office:value-type="float" office:value="0.122019635343619">
                <text:p>0.122019635343619</text:p>
              </table:table-cell>
              <table:table-cell office:value-type="float" office:value="0.28719723183391">
                <text:p>0.28719723183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3422159887798">
                <text:p>0.123422159887798</text:p>
              </table:table-cell>
              <table:table-cell office:value-type="float" office:value="0.123422159887798">
                <text:p>0.123422159887798</text:p>
              </table:table-cell>
              <table:table-cell office:value-type="float" office:value="0.290657439446367">
                <text:p>0.2906574394463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4824684431978">
                <text:p>0.124824684431978</text:p>
              </table:table-cell>
              <table:table-cell office:value-type="float" office:value="0.124824684431978">
                <text:p>0.12482468443197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6227208976157">
                <text:p>0.126227208976157</text:p>
              </table:table-cell>
              <table:table-cell office:value-type="float" office:value="0.126227208976157">
                <text:p>0.126227208976157</text:p>
              </table:table-cell>
              <table:table-cell office:value-type="float" office:value="0.29757785467128">
                <text:p>0.29757785467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629733520337">
                <text:p>0.127629733520337</text:p>
              </table:table-cell>
              <table:table-cell office:value-type="float" office:value="0.127629733520337">
                <text:p>0.127629733520337</text:p>
              </table:table-cell>
              <table:table-cell office:value-type="float" office:value="0.301038062283737">
                <text:p>0.301038062283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304498269896194">
                <text:p>0.3044982698961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30795847750865">
                <text:p>0.30795847750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1837307152875">
                <text:p>0.131837307152875</text:p>
              </table:table-cell>
              <table:table-cell office:value-type="float" office:value="0.131837307152875">
                <text:p>0.131837307152875</text:p>
              </table:table-cell>
              <table:table-cell office:value-type="float" office:value="0.311418685121107">
                <text:p>0.311418685121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3239831697055">
                <text:p>0.133239831697055</text:p>
              </table:table-cell>
              <table:table-cell office:value-type="float" office:value="0.133239831697055">
                <text:p>0.133239831697055</text:p>
              </table:table-cell>
              <table:table-cell office:value-type="float" office:value="0.314878892733564">
                <text:p>0.314878892733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4642356241234">
                <text:p>0.134642356241234</text:p>
              </table:table-cell>
              <table:table-cell office:value-type="float" office:value="0.134642356241234">
                <text:p>0.134642356241234</text:p>
              </table:table-cell>
              <table:table-cell office:value-type="float" office:value="0.318339100346021">
                <text:p>0.318339100346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6044880785414">
                <text:p>0.136044880785414</text:p>
              </table:table-cell>
              <table:table-cell office:value-type="float" office:value="0.136044880785414">
                <text:p>0.136044880785414</text:p>
              </table:table-cell>
              <table:table-cell office:value-type="float" office:value="0.321799307958477">
                <text:p>0.321799307958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7447405329593">
                <text:p>0.137447405329593</text:p>
              </table:table-cell>
              <table:table-cell office:value-type="float" office:value="0.137447405329593">
                <text:p>0.137447405329593</text:p>
              </table:table-cell>
              <table:table-cell office:value-type="float" office:value="0.325259515570934">
                <text:p>0.325259515570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8849929873773">
                <text:p>0.138849929873773</text:p>
              </table:table-cell>
              <table:table-cell office:value-type="float" office:value="0.138849929873773">
                <text:p>0.138849929873773</text:p>
              </table:table-cell>
              <table:table-cell office:value-type="float" office:value="0.328719723183391">
                <text:p>0.328719723183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0252454417952">
                <text:p>0.140252454417952</text:p>
              </table:table-cell>
              <table:table-cell office:value-type="float" office:value="0.140252454417952">
                <text:p>0.140252454417952</text:p>
              </table:table-cell>
              <table:table-cell office:value-type="float" office:value="0.332179930795848">
                <text:p>0.332179930795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1654978962132">
                <text:p>0.141654978962132</text:p>
              </table:table-cell>
              <table:table-cell office:value-type="float" office:value="0.141654978962132">
                <text:p>0.141654978962132</text:p>
              </table:table-cell>
              <table:table-cell office:value-type="float" office:value="0.335640138408304">
                <text:p>0.3356401384083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3057503506311">
                <text:p>0.143057503506311</text:p>
              </table:table-cell>
              <table:table-cell office:value-type="float" office:value="0.143057503506311">
                <text:p>0.143057503506311</text:p>
              </table:table-cell>
              <table:table-cell office:value-type="float" office:value="0.339100346020761">
                <text:p>0.3391003460207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4460028050491">
                <text:p>0.144460028050491</text:p>
              </table:table-cell>
              <table:table-cell office:value-type="float" office:value="0.144460028050491">
                <text:p>0.144460028050491</text:p>
              </table:table-cell>
              <table:table-cell office:value-type="float" office:value="0.342560553633218">
                <text:p>0.3425605536332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586255259467">
                <text:p>0.14586255259467</text:p>
              </table:table-cell>
              <table:table-cell office:value-type="float" office:value="0.14586255259467">
                <text:p>0.14586255259467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726507713885">
                <text:p>0.14726507713885</text:p>
              </table:table-cell>
              <table:table-cell office:value-type="float" office:value="0.14726507713885">
                <text:p>0.14726507713885</text:p>
              </table:table-cell>
              <table:table-cell office:value-type="float" office:value="0.349480968858132">
                <text:p>0.349480968858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8667601683029">
                <text:p>0.148667601683029</text:p>
              </table:table-cell>
              <table:table-cell office:value-type="float" office:value="0.148667601683029">
                <text:p>0.148667601683029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0070126227209">
                <text:p>0.150070126227209</text:p>
              </table:table-cell>
              <table:table-cell office:value-type="float" office:value="0.150070126227209">
                <text:p>0.150070126227209</text:p>
              </table:table-cell>
              <table:table-cell office:value-type="float" office:value="0.356401384083045">
                <text:p>0.356401384083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1472650771389">
                <text:p>0.151472650771389</text:p>
              </table:table-cell>
              <table:table-cell office:value-type="float" office:value="0.151472650771389">
                <text:p>0.151472650771389</text:p>
              </table:table-cell>
              <table:table-cell office:value-type="float" office:value="0.359861591695502">
                <text:p>0.3598615916955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2875175315568">
                <text:p>0.152875175315568</text:p>
              </table:table-cell>
              <table:table-cell office:value-type="float" office:value="0.152875175315568">
                <text:p>0.152875175315568</text:p>
              </table:table-cell>
              <table:table-cell office:value-type="float" office:value="0.363321799307958">
                <text:p>0.3633217993079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4277699859748">
                <text:p>0.154277699859748</text:p>
              </table:table-cell>
              <table:table-cell office:value-type="float" office:value="0.154277699859748">
                <text:p>0.154277699859748</text:p>
              </table:table-cell>
              <table:table-cell office:value-type="float" office:value="0.366782006920415">
                <text:p>0.3667820069204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5680224403927">
                <text:p>0.155680224403927</text:p>
              </table:table-cell>
              <table:table-cell office:value-type="float" office:value="0.155680224403927">
                <text:p>0.155680224403927</text:p>
              </table:table-cell>
              <table:table-cell office:value-type="float" office:value="0.370242214532872">
                <text:p>0.370242214532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7082748948107">
                <text:p>0.157082748948107</text:p>
              </table:table-cell>
              <table:table-cell office:value-type="float" office:value="0.157082748948107">
                <text:p>0.157082748948107</text:p>
              </table:table-cell>
              <table:table-cell office:value-type="float" office:value="0.373702422145329">
                <text:p>0.373702422145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8485273492286">
                <text:p>0.158485273492286</text:p>
              </table:table-cell>
              <table:table-cell office:value-type="float" office:value="0.158485273492286">
                <text:p>0.158485273492286</text:p>
              </table:table-cell>
              <table:table-cell office:value-type="float" office:value="0.377162629757785">
                <text:p>0.3771626297577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9887798036466">
                <text:p>0.159887798036466</text:p>
              </table:table-cell>
              <table:table-cell office:value-type="float" office:value="0.159887798036466">
                <text:p>0.159887798036466</text:p>
              </table:table-cell>
              <table:table-cell office:value-type="float" office:value="0.380622837370242">
                <text:p>0.380622837370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384083044982699">
                <text:p>0.384083044982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2692847124825">
                <text:p>0.162692847124825</text:p>
              </table:table-cell>
              <table:table-cell office:value-type="float" office:value="0.162692847124825">
                <text:p>0.162692847124825</text:p>
              </table:table-cell>
              <table:table-cell office:value-type="float" office:value="0.384083044982699">
                <text:p>0.384083044982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4095371669004">
                <text:p>0.164095371669004</text:p>
              </table:table-cell>
              <table:table-cell office:value-type="float" office:value="0.164095371669004">
                <text:p>0.164095371669004</text:p>
              </table:table-cell>
              <table:table-cell office:value-type="float" office:value="0.387543252595156">
                <text:p>0.387543252595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5497896213184">
                <text:p>0.165497896213184</text:p>
              </table:table-cell>
              <table:table-cell office:value-type="float" office:value="0.165497896213184">
                <text:p>0.165497896213184</text:p>
              </table:table-cell>
              <table:table-cell office:value-type="float" office:value="0.391003460207612">
                <text:p>0.391003460207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6900420757363">
                <text:p>0.166900420757363</text:p>
              </table:table-cell>
              <table:table-cell office:value-type="float" office:value="0.166900420757363">
                <text:p>0.166900420757363</text:p>
              </table:table-cell>
              <table:table-cell office:value-type="float" office:value="0.394463667820069">
                <text:p>0.3944636678200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8302945301543">
                <text:p>0.168302945301543</text:p>
              </table:table-cell>
              <table:table-cell office:value-type="float" office:value="0.168302945301543">
                <text:p>0.168302945301543</text:p>
              </table:table-cell>
              <table:table-cell office:value-type="float" office:value="0.397923875432526">
                <text:p>0.3979238754325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9705469845722">
                <text:p>0.169705469845722</text:p>
              </table:table-cell>
              <table:table-cell office:value-type="float" office:value="0.169705469845722">
                <text:p>0.169705469845722</text:p>
              </table:table-cell>
              <table:table-cell office:value-type="float" office:value="0.401384083044983">
                <text:p>0.401384083044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71107994389902">
                <text:p>0.171107994389902</text:p>
              </table:table-cell>
              <table:table-cell office:value-type="float" office:value="0.171107994389902">
                <text:p>0.171107994389902</text:p>
              </table:table-cell>
              <table:table-cell office:value-type="float" office:value="0.404844290657439">
                <text:p>0.404844290657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2510518934081">
                <text:p>0.172510518934081</text:p>
              </table:table-cell>
              <table:table-cell office:value-type="float" office:value="0.172510518934081">
                <text:p>0.172510518934081</text:p>
              </table:table-cell>
              <table:table-cell office:value-type="float" office:value="0.408304498269896">
                <text:p>0.4083044982698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531556802244">
                <text:p>0.17531556802244</text:p>
              </table:table-cell>
              <table:table-cell office:value-type="float" office:value="0.17531556802244">
                <text:p>0.17531556802244</text:p>
              </table:table-cell>
              <table:table-cell office:value-type="float" office:value="0.41522491349481">
                <text:p>0.41522491349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671809256662">
                <text:p>0.17671809256662</text:p>
              </table:table-cell>
              <table:table-cell office:value-type="float" office:value="0.17671809256662">
                <text:p>0.17671809256662</text:p>
              </table:table-cell>
              <table:table-cell office:value-type="float" office:value="0.418685121107266">
                <text:p>0.418685121107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8120617110799">
                <text:p>0.178120617110799</text:p>
              </table:table-cell>
              <table:table-cell office:value-type="float" office:value="0.178120617110799">
                <text:p>0.178120617110799</text:p>
              </table:table-cell>
              <table:table-cell office:value-type="float" office:value="0.422145328719723">
                <text:p>0.4221453287197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9523141654979">
                <text:p>0.179523141654979</text:p>
              </table:table-cell>
              <table:table-cell office:value-type="float" office:value="0.179523141654979">
                <text:p>0.179523141654979</text:p>
              </table:table-cell>
              <table:table-cell office:value-type="float" office:value="0.42560553633218">
                <text:p>0.42560553633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0925666199158">
                <text:p>0.180925666199158</text:p>
              </table:table-cell>
              <table:table-cell office:value-type="float" office:value="0.180925666199158">
                <text:p>0.180925666199158</text:p>
              </table:table-cell>
              <table:table-cell office:value-type="float" office:value="0.42560553633218">
                <text:p>0.42560553633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429065743944637">
                <text:p>0.4290657439446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3730715287518">
                <text:p>0.183730715287518</text:p>
              </table:table-cell>
              <table:table-cell office:value-type="float" office:value="0.183730715287518">
                <text:p>0.183730715287518</text:p>
              </table:table-cell>
              <table:table-cell office:value-type="float" office:value="0.432525951557093">
                <text:p>0.432525951557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5133239831697">
                <text:p>0.185133239831697</text:p>
              </table:table-cell>
              <table:table-cell office:value-type="float" office:value="0.185133239831697">
                <text:p>0.185133239831697</text:p>
              </table:table-cell>
              <table:table-cell office:value-type="float" office:value="0.432525951557093">
                <text:p>0.432525951557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6535764375877">
                <text:p>0.186535764375877</text:p>
              </table:table-cell>
              <table:table-cell office:value-type="float" office:value="0.186535764375877">
                <text:p>0.186535764375877</text:p>
              </table:table-cell>
              <table:table-cell office:value-type="float" office:value="0.43598615916955">
                <text:p>0.435986159169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7938288920056">
                <text:p>0.187938288920056</text:p>
              </table:table-cell>
              <table:table-cell office:value-type="float" office:value="0.187938288920056">
                <text:p>0.187938288920056</text:p>
              </table:table-cell>
              <table:table-cell office:value-type="float" office:value="0.439446366782007">
                <text:p>0.439446366782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9340813464236">
                <text:p>0.189340813464236</text:p>
              </table:table-cell>
              <table:table-cell office:value-type="float" office:value="0.189340813464236">
                <text:p>0.189340813464236</text:p>
              </table:table-cell>
              <table:table-cell office:value-type="float" office:value="0.442906574394464">
                <text:p>0.442906574394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0743338008415">
                <text:p>0.190743338008415</text:p>
              </table:table-cell>
              <table:table-cell office:value-type="float" office:value="0.190743338008415">
                <text:p>0.190743338008415</text:p>
              </table:table-cell>
              <table:table-cell office:value-type="float" office:value="0.44636678200692">
                <text:p>0.44636678200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2145862552595">
                <text:p>0.192145862552595</text:p>
              </table:table-cell>
              <table:table-cell office:value-type="float" office:value="0.192145862552595">
                <text:p>0.192145862552595</text:p>
              </table:table-cell>
              <table:table-cell office:value-type="float" office:value="0.449826989619377">
                <text:p>0.449826989619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453287197231834">
                <text:p>0.453287197231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950911640954">
                <text:p>0.194950911640954</text:p>
              </table:table-cell>
              <table:table-cell office:value-type="float" office:value="0.194950911640954">
                <text:p>0.194950911640954</text:p>
              </table:table-cell>
              <table:table-cell office:value-type="float" office:value="0.456747404844291">
                <text:p>0.456747404844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6353436185133">
                <text:p>0.196353436185133</text:p>
              </table:table-cell>
              <table:table-cell office:value-type="float" office:value="0.196353436185133">
                <text:p>0.196353436185133</text:p>
              </table:table-cell>
              <table:table-cell office:value-type="float" office:value="0.456747404844291">
                <text:p>0.456747404844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7755960729313">
                <text:p>0.197755960729313</text:p>
              </table:table-cell>
              <table:table-cell office:value-type="float" office:value="0.197755960729313">
                <text:p>0.197755960729313</text:p>
              </table:table-cell>
              <table:table-cell office:value-type="float" office:value="0.460207612456747">
                <text:p>0.4602076124567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9158485273492">
                <text:p>0.199158485273492</text:p>
              </table:table-cell>
              <table:table-cell office:value-type="float" office:value="0.199158485273492">
                <text:p>0.199158485273492</text:p>
              </table:table-cell>
              <table:table-cell office:value-type="float" office:value="0.463667820069204">
                <text:p>0.463667820069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0561009817672">
                <text:p>0.200561009817672</text:p>
              </table:table-cell>
              <table:table-cell office:value-type="float" office:value="0.200561009817672">
                <text:p>0.200561009817672</text:p>
              </table:table-cell>
              <table:table-cell office:value-type="float" office:value="0.467128027681661">
                <text:p>0.4671280276816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1963534361851">
                <text:p>0.201963534361851</text:p>
              </table:table-cell>
              <table:table-cell office:value-type="float" office:value="0.201963534361851">
                <text:p>0.201963534361851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3366058906031">
                <text:p>0.203366058906031</text:p>
              </table:table-cell>
              <table:table-cell office:value-type="float" office:value="0.203366058906031">
                <text:p>0.203366058906031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476858345021">
                <text:p>0.20476858345021</text:p>
              </table:table-cell>
              <table:table-cell office:value-type="float" office:value="0.20476858345021">
                <text:p>0.20476858345021</text:p>
              </table:table-cell>
              <table:table-cell office:value-type="float" office:value="0.477508650519031">
                <text:p>0.47750865051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617110799439">
                <text:p>0.20617110799439</text:p>
              </table:table-cell>
              <table:table-cell office:value-type="float" office:value="0.20617110799439">
                <text:p>0.20617110799439</text:p>
              </table:table-cell>
              <table:table-cell office:value-type="float" office:value="0.480968858131488">
                <text:p>0.480968858131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7573632538569">
                <text:p>0.207573632538569</text:p>
              </table:table-cell>
              <table:table-cell office:value-type="float" office:value="0.207573632538569">
                <text:p>0.207573632538569</text:p>
              </table:table-cell>
              <table:table-cell office:value-type="float" office:value="0.480968858131488">
                <text:p>0.480968858131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8976157082749">
                <text:p>0.208976157082749</text:p>
              </table:table-cell>
              <table:table-cell office:value-type="float" office:value="0.208976157082749">
                <text:p>0.208976157082749</text:p>
              </table:table-cell>
              <table:table-cell office:value-type="float" office:value="0.484429065743945">
                <text:p>0.4844290657439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10378681626928">
                <text:p>0.210378681626928</text:p>
              </table:table-cell>
              <table:table-cell office:value-type="float" office:value="0.210378681626928">
                <text:p>0.210378681626928</text:p>
              </table:table-cell>
              <table:table-cell office:value-type="float" office:value="0.487889273356401">
                <text:p>0.487889273356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11781206171108">
                <text:p>0.211781206171108</text:p>
              </table:table-cell>
              <table:table-cell office:value-type="float" office:value="0.211781206171108">
                <text:p>0.211781206171108</text:p>
              </table:table-cell>
              <table:table-cell office:value-type="float" office:value="0.491349480968858">
                <text:p>0.4913494809688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13183730715288">
                <text:p>0.213183730715288</text:p>
              </table:table-cell>
              <table:table-cell office:value-type="float" office:value="0.213183730715288">
                <text:p>0.213183730715288</text:p>
              </table:table-cell>
              <table:table-cell office:value-type="float" office:value="0.494809688581315">
                <text:p>0.494809688581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4586255259467">
                <text:p>0.214586255259467</text:p>
              </table:table-cell>
              <table:table-cell office:value-type="float" office:value="0.214586255259467">
                <text:p>0.214586255259467</text:p>
              </table:table-cell>
              <table:table-cell office:value-type="float" office:value="0.498269896193772">
                <text:p>0.4982698961937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5988779803647">
                <text:p>0.215988779803647</text:p>
              </table:table-cell>
              <table:table-cell office:value-type="float" office:value="0.215988779803647">
                <text:p>0.215988779803647</text:p>
              </table:table-cell>
              <table:table-cell office:value-type="float" office:value="0.501730103806228">
                <text:p>0.501730103806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05190311418685">
                <text:p>0.5051903114186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8793828892006">
                <text:p>0.218793828892006</text:p>
              </table:table-cell>
              <table:table-cell office:value-type="float" office:value="0.218793828892006">
                <text:p>0.218793828892006</text:p>
              </table:table-cell>
              <table:table-cell office:value-type="float" office:value="0.508650519031142">
                <text:p>0.5086505190311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0196353436185">
                <text:p>0.220196353436185</text:p>
              </table:table-cell>
              <table:table-cell office:value-type="float" office:value="0.220196353436185">
                <text:p>0.220196353436185</text:p>
              </table:table-cell>
              <table:table-cell office:value-type="float" office:value="0.512110726643599">
                <text:p>0.5121107266435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1598877980365">
                <text:p>0.221598877980365</text:p>
              </table:table-cell>
              <table:table-cell office:value-type="float" office:value="0.221598877980365">
                <text:p>0.221598877980365</text:p>
              </table:table-cell>
              <table:table-cell office:value-type="float" office:value="0.512110726643599">
                <text:p>0.5121107266435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3001402524544">
                <text:p>0.223001402524544</text:p>
              </table:table-cell>
              <table:table-cell office:value-type="float" office:value="0.223001402524544">
                <text:p>0.223001402524544</text:p>
              </table:table-cell>
              <table:table-cell office:value-type="float" office:value="0.515570934256055">
                <text:p>0.515570934256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4403927068724">
                <text:p>0.224403927068724</text:p>
              </table:table-cell>
              <table:table-cell office:value-type="float" office:value="0.224403927068724">
                <text:p>0.224403927068724</text:p>
              </table:table-cell>
              <table:table-cell office:value-type="float" office:value="0.519031141868512">
                <text:p>0.5190311418685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522491349480969">
                <text:p>0.522491349480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7208976157083">
                <text:p>0.227208976157083</text:p>
              </table:table-cell>
              <table:table-cell office:value-type="float" office:value="0.227208976157083">
                <text:p>0.227208976157083</text:p>
              </table:table-cell>
              <table:table-cell office:value-type="float" office:value="0.525951557093426">
                <text:p>0.525951557093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8611500701262">
                <text:p>0.228611500701262</text:p>
              </table:table-cell>
              <table:table-cell office:value-type="float" office:value="0.228611500701262">
                <text:p>0.22861150070126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0014025245442">
                <text:p>0.230014025245442</text:p>
              </table:table-cell>
              <table:table-cell office:value-type="float" office:value="0.230014025245442">
                <text:p>0.230014025245442</text:p>
              </table:table-cell>
              <table:table-cell office:value-type="float" office:value="0.532871972318339">
                <text:p>0.532871972318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1416549789621">
                <text:p>0.231416549789621</text:p>
              </table:table-cell>
              <table:table-cell office:value-type="float" office:value="0.231416549789621">
                <text:p>0.231416549789621</text:p>
              </table:table-cell>
              <table:table-cell office:value-type="float" office:value="0.536332179930796">
                <text:p>0.5363321799307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2819074333801">
                <text:p>0.232819074333801</text:p>
              </table:table-cell>
              <table:table-cell office:value-type="float" office:value="0.232819074333801">
                <text:p>0.232819074333801</text:p>
              </table:table-cell>
              <table:table-cell office:value-type="float" office:value="0.536332179930796">
                <text:p>0.536332179930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3422159887798">
                <text:p>0.23422159887798</text:p>
              </table:table-cell>
              <table:table-cell office:value-type="float" office:value="0.23422159887798">
                <text:p>0.23422159887798</text:p>
              </table:table-cell>
              <table:table-cell office:value-type="float" office:value="0.536332179930796">
                <text:p>0.5363321799307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3562412342216">
                <text:p>0.23562412342216</text:p>
              </table:table-cell>
              <table:table-cell office:value-type="float" office:value="0.23562412342216">
                <text:p>0.23562412342216</text:p>
              </table:table-cell>
              <table:table-cell office:value-type="float" office:value="0.539792387543253">
                <text:p>0.539792387543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7026647966339">
                <text:p>0.237026647966339</text:p>
              </table:table-cell>
              <table:table-cell office:value-type="float" office:value="0.237026647966339">
                <text:p>0.237026647966339</text:p>
              </table:table-cell>
              <table:table-cell office:value-type="float" office:value="0.543252595155709">
                <text:p>0.5432525951557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38429172510519">
                <text:p>0.238429172510519</text:p>
              </table:table-cell>
              <table:table-cell office:value-type="float" office:value="0.238429172510519">
                <text:p>0.238429172510519</text:p>
              </table:table-cell>
              <table:table-cell office:value-type="float" office:value="0.543252595155709">
                <text:p>0.5432525951557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39831697054698">
                <text:p>0.239831697054698</text:p>
              </table:table-cell>
              <table:table-cell office:value-type="float" office:value="0.239831697054698">
                <text:p>0.239831697054698</text:p>
              </table:table-cell>
              <table:table-cell office:value-type="float" office:value="0.546712802768166">
                <text:p>0.546712802768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1234221598878">
                <text:p>0.241234221598878</text:p>
              </table:table-cell>
              <table:table-cell office:value-type="float" office:value="0.241234221598878">
                <text:p>0.241234221598878</text:p>
              </table:table-cell>
              <table:table-cell office:value-type="float" office:value="0.546712802768166">
                <text:p>0.546712802768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2636746143057">
                <text:p>0.242636746143057</text:p>
              </table:table-cell>
              <table:table-cell office:value-type="float" office:value="0.242636746143057">
                <text:p>0.242636746143057</text:p>
              </table:table-cell>
              <table:table-cell office:value-type="float" office:value="0.550173010380623">
                <text:p>0.5501730103806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4039270687237">
                <text:p>0.244039270687237</text:p>
              </table:table-cell>
              <table:table-cell office:value-type="float" office:value="0.244039270687237">
                <text:p>0.244039270687237</text:p>
              </table:table-cell>
              <table:table-cell office:value-type="float" office:value="0.550173010380623">
                <text:p>0.5501730103806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5441795231417">
                <text:p>0.245441795231417</text:p>
              </table:table-cell>
              <table:table-cell office:value-type="float" office:value="0.245441795231417">
                <text:p>0.245441795231417</text:p>
              </table:table-cell>
              <table:table-cell office:value-type="float" office:value="0.55363321799308">
                <text:p>0.55363321799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6844319775596">
                <text:p>0.246844319775596</text:p>
              </table:table-cell>
              <table:table-cell office:value-type="float" office:value="0.246844319775596">
                <text:p>0.246844319775596</text:p>
              </table:table-cell>
              <table:table-cell office:value-type="float" office:value="0.557093425605536">
                <text:p>0.557093425605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8246844319776">
                <text:p>0.248246844319776</text:p>
              </table:table-cell>
              <table:table-cell office:value-type="float" office:value="0.248246844319776">
                <text:p>0.248246844319776</text:p>
              </table:table-cell>
              <table:table-cell office:value-type="float" office:value="0.560553633217993">
                <text:p>0.5605536332179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9649368863955">
                <text:p>0.249649368863955</text:p>
              </table:table-cell>
              <table:table-cell office:value-type="float" office:value="0.249649368863955">
                <text:p>0.249649368863955</text:p>
              </table:table-cell>
              <table:table-cell office:value-type="float" office:value="0.56401384083045">
                <text:p>0.56401384083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51051893408135">
                <text:p>0.251051893408135</text:p>
              </table:table-cell>
              <table:table-cell office:value-type="float" office:value="0.251051893408135">
                <text:p>0.251051893408135</text:p>
              </table:table-cell>
              <table:table-cell office:value-type="float" office:value="0.567474048442907">
                <text:p>0.567474048442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2454417952314">
                <text:p>0.252454417952314</text:p>
              </table:table-cell>
              <table:table-cell office:value-type="float" office:value="0.252454417952314">
                <text:p>0.252454417952314</text:p>
              </table:table-cell>
              <table:table-cell office:value-type="float" office:value="0.570934256055363">
                <text:p>0.570934256055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3856942496494">
                <text:p>0.253856942496494</text:p>
              </table:table-cell>
              <table:table-cell office:value-type="float" office:value="0.253856942496494">
                <text:p>0.253856942496494</text:p>
              </table:table-cell>
              <table:table-cell office:value-type="float" office:value="0.57439446366782">
                <text:p>0.57439446366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5259467040673">
                <text:p>0.255259467040673</text:p>
              </table:table-cell>
              <table:table-cell office:value-type="float" office:value="0.255259467040673">
                <text:p>0.255259467040673</text:p>
              </table:table-cell>
              <table:table-cell office:value-type="float" office:value="0.57439446366782">
                <text:p>0.57439446366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6661991584853">
                <text:p>0.256661991584853</text:p>
              </table:table-cell>
              <table:table-cell office:value-type="float" office:value="0.256661991584853">
                <text:p>0.256661991584853</text:p>
              </table:table-cell>
              <table:table-cell office:value-type="float" office:value="0.577854671280277">
                <text:p>0.577854671280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577854671280277">
                <text:p>0.577854671280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59467040673212">
                <text:p>0.259467040673212</text:p>
              </table:table-cell>
              <table:table-cell office:value-type="float" office:value="0.259467040673212">
                <text:p>0.259467040673212</text:p>
              </table:table-cell>
              <table:table-cell office:value-type="float" office:value="0.581314878892734">
                <text:p>0.5813148788927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81314878892734">
                <text:p>0.5813148788927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2272089761571">
                <text:p>0.262272089761571</text:p>
              </table:table-cell>
              <table:table-cell office:value-type="float" office:value="0.262272089761571">
                <text:p>0.262272089761571</text:p>
              </table:table-cell>
              <table:table-cell office:value-type="float" office:value="0.581314878892734">
                <text:p>0.5813148788927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6367461430575">
                <text:p>0.26367461430575</text:p>
              </table:table-cell>
              <table:table-cell office:value-type="float" office:value="0.26367461430575">
                <text:p>0.26367461430575</text:p>
              </table:table-cell>
              <table:table-cell office:value-type="float" office:value="0.58477508650519">
                <text:p>0.5847750865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507713884993">
                <text:p>0.26507713884993</text:p>
              </table:table-cell>
              <table:table-cell office:value-type="float" office:value="0.26507713884993">
                <text:p>0.26507713884993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66479663394109">
                <text:p>0.266479663394109</text:p>
              </table:table-cell>
              <table:table-cell office:value-type="float" office:value="0.266479663394109">
                <text:p>0.266479663394109</text:p>
              </table:table-cell>
              <table:table-cell office:value-type="float" office:value="0.591695501730104">
                <text:p>0.591695501730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7882187938289">
                <text:p>0.267882187938289</text:p>
              </table:table-cell>
              <table:table-cell office:value-type="float" office:value="0.267882187938289">
                <text:p>0.267882187938289</text:p>
              </table:table-cell>
              <table:table-cell office:value-type="float" office:value="0.595155709342561">
                <text:p>0.595155709342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9284712482468">
                <text:p>0.269284712482468</text:p>
              </table:table-cell>
              <table:table-cell office:value-type="float" office:value="0.269284712482468">
                <text:p>0.269284712482468</text:p>
              </table:table-cell>
              <table:table-cell office:value-type="float" office:value="0.595155709342561">
                <text:p>0.5951557093425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0687237026648">
                <text:p>0.270687237026648</text:p>
              </table:table-cell>
              <table:table-cell office:value-type="float" office:value="0.270687237026648">
                <text:p>0.270687237026648</text:p>
              </table:table-cell>
              <table:table-cell office:value-type="float" office:value="0.598615916955017">
                <text:p>0.598615916955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2089761570827">
                <text:p>0.272089761570827</text:p>
              </table:table-cell>
              <table:table-cell office:value-type="float" office:value="0.272089761570827">
                <text:p>0.272089761570827</text:p>
              </table:table-cell>
              <table:table-cell office:value-type="float" office:value="0.598615916955017">
                <text:p>0.598615916955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73492286115007">
                <text:p>0.273492286115007</text:p>
              </table:table-cell>
              <table:table-cell office:value-type="float" office:value="0.273492286115007">
                <text:p>0.273492286115007</text:p>
              </table:table-cell>
              <table:table-cell office:value-type="float" office:value="0.598615916955017">
                <text:p>0.598615916955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4894810659186">
                <text:p>0.274894810659186</text:p>
              </table:table-cell>
              <table:table-cell office:value-type="float" office:value="0.274894810659187">
                <text:p>0.274894810659187</text:p>
              </table:table-cell>
              <table:table-cell office:value-type="float" office:value="0.602076124567474">
                <text:p>0.602076124567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76297335203366">
                <text:p>0.276297335203366</text:p>
              </table:table-cell>
              <table:table-cell office:value-type="float" office:value="0.276297335203366">
                <text:p>0.276297335203366</text:p>
              </table:table-cell>
              <table:table-cell office:value-type="float" office:value="0.605536332179931">
                <text:p>0.605536332179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7699859747546">
                <text:p>0.277699859747546</text:p>
              </table:table-cell>
              <table:table-cell office:value-type="float" office:value="0.277699859747546">
                <text:p>0.277699859747546</text:p>
              </table:table-cell>
              <table:table-cell office:value-type="float" office:value="0.608996539792388">
                <text:p>0.608996539792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9102384291725">
                <text:p>0.279102384291725</text:p>
              </table:table-cell>
              <table:table-cell office:value-type="float" office:value="0.279102384291725">
                <text:p>0.279102384291725</text:p>
              </table:table-cell>
              <table:table-cell office:value-type="float" office:value="0.608996539792388">
                <text:p>0.608996539792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0504908835905">
                <text:p>0.280504908835905</text:p>
              </table:table-cell>
              <table:table-cell office:value-type="float" office:value="0.280504908835905">
                <text:p>0.280504908835905</text:p>
              </table:table-cell>
              <table:table-cell office:value-type="float" office:value="0.612456747404844">
                <text:p>0.6124567474048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1907433380084">
                <text:p>0.281907433380084</text:p>
              </table:table-cell>
              <table:table-cell office:value-type="float" office:value="0.281907433380084">
                <text:p>0.281907433380084</text:p>
              </table:table-cell>
              <table:table-cell office:value-type="float" office:value="0.612456747404844">
                <text:p>0.6124567474048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3309957924264">
                <text:p>0.283309957924264</text:p>
              </table:table-cell>
              <table:table-cell office:value-type="float" office:value="0.283309957924264">
                <text:p>0.283309957924264</text:p>
              </table:table-cell>
              <table:table-cell office:value-type="float" office:value="0.615916955017301">
                <text:p>0.6159169550173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4712482468443">
                <text:p>0.284712482468443</text:p>
              </table:table-cell>
              <table:table-cell office:value-type="float" office:value="0.284712482468443">
                <text:p>0.284712482468443</text:p>
              </table:table-cell>
              <table:table-cell office:value-type="float" office:value="0.615916955017301">
                <text:p>0.6159169550173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6115007012623">
                <text:p>0.286115007012623</text:p>
              </table:table-cell>
              <table:table-cell office:value-type="float" office:value="0.286115007012623">
                <text:p>0.286115007012623</text:p>
              </table:table-cell>
              <table:table-cell office:value-type="float" office:value="0.615916955017301">
                <text:p>0.6159169550173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87517531556802">
                <text:p>0.287517531556802</text:p>
              </table:table-cell>
              <table:table-cell office:value-type="float" office:value="0.287517531556802">
                <text:p>0.287517531556802</text:p>
              </table:table-cell>
              <table:table-cell office:value-type="float" office:value="0.615916955017301">
                <text:p>0.6159169550173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88920056100982">
                <text:p>0.288920056100982</text:p>
              </table:table-cell>
              <table:table-cell office:value-type="float" office:value="0.288920056100982">
                <text:p>0.288920056100982</text:p>
              </table:table-cell>
              <table:table-cell office:value-type="float" office:value="0.619377162629758">
                <text:p>0.6193771626297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622837370242215">
                <text:p>0.622837370242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1725105189341">
                <text:p>0.291725105189341</text:p>
              </table:table-cell>
              <table:table-cell office:value-type="float" office:value="0.291725105189341">
                <text:p>0.291725105189341</text:p>
              </table:table-cell>
              <table:table-cell office:value-type="float" office:value="0.626297577854671">
                <text:p>0.6262975778546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9312762973352">
                <text:p>0.29312762973352</text:p>
              </table:table-cell>
              <table:table-cell office:value-type="float" office:value="0.29312762973352">
                <text:p>0.29312762973352</text:p>
              </table:table-cell>
              <table:table-cell office:value-type="float" office:value="0.626297577854671">
                <text:p>0.6262975778546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45301542777">
                <text:p>0.2945301542777</text:p>
              </table:table-cell>
              <table:table-cell office:value-type="float" office:value="0.2945301542777">
                <text:p>0.2945301542777</text:p>
              </table:table-cell>
              <table:table-cell office:value-type="float" office:value="0.629757785467128">
                <text:p>0.629757785467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95932678821879">
                <text:p>0.295932678821879</text:p>
              </table:table-cell>
              <table:table-cell office:value-type="float" office:value="0.295932678821879">
                <text:p>0.295932678821879</text:p>
              </table:table-cell>
              <table:table-cell office:value-type="float" office:value="0.633217993079585">
                <text:p>0.633217993079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97335203366059">
                <text:p>0.297335203366059</text:p>
              </table:table-cell>
              <table:table-cell office:value-type="float" office:value="0.297335203366059">
                <text:p>0.297335203366059</text:p>
              </table:table-cell>
              <table:table-cell office:value-type="float" office:value="0.633217993079585">
                <text:p>0.633217993079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8737727910238">
                <text:p>0.298737727910238</text:p>
              </table:table-cell>
              <table:table-cell office:value-type="float" office:value="0.298737727910238">
                <text:p>0.298737727910238</text:p>
              </table:table-cell>
              <table:table-cell office:value-type="float" office:value="0.636678200692042">
                <text:p>0.6366782006920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0140252454418">
                <text:p>0.300140252454418</text:p>
              </table:table-cell>
              <table:table-cell office:value-type="float" office:value="0.300140252454418">
                <text:p>0.300140252454418</text:p>
              </table:table-cell>
              <table:table-cell office:value-type="float" office:value="0.640138408304498">
                <text:p>0.640138408304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01542776998597">
                <text:p>0.301542776998597</text:p>
              </table:table-cell>
              <table:table-cell office:value-type="float" office:value="0.301542776998597">
                <text:p>0.301542776998597</text:p>
              </table:table-cell>
              <table:table-cell office:value-type="float" office:value="0.643598615916955">
                <text:p>0.6435986159169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2945301542777">
                <text:p>0.302945301542777</text:p>
              </table:table-cell>
              <table:table-cell office:value-type="float" office:value="0.302945301542777">
                <text:p>0.302945301542777</text:p>
              </table:table-cell>
              <table:table-cell office:value-type="float" office:value="0.643598615916955">
                <text:p>0.6435986159169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643598615916955">
                <text:p>0.6435986159169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05750350631136">
                <text:p>0.305750350631136</text:p>
              </table:table-cell>
              <table:table-cell office:value-type="float" office:value="0.305750350631136">
                <text:p>0.305750350631136</text:p>
              </table:table-cell>
              <table:table-cell office:value-type="float" office:value="0.643598615916955">
                <text:p>0.643598615916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07152875175316">
                <text:p>0.307152875175316</text:p>
              </table:table-cell>
              <table:table-cell office:value-type="float" office:value="0.307152875175315">
                <text:p>0.307152875175315</text:p>
              </table:table-cell>
              <table:table-cell office:value-type="float" office:value="0.643598615916955">
                <text:p>0.6435986159169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08555399719495">
                <text:p>0.308555399719495</text:p>
              </table:table-cell>
              <table:table-cell office:value-type="float" office:value="0.308555399719495">
                <text:p>0.30855539971949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9957924263675">
                <text:p>0.309957924263675</text:p>
              </table:table-cell>
              <table:table-cell office:value-type="float" office:value="0.309957924263675">
                <text:p>0.309957924263675</text:p>
              </table:table-cell>
              <table:table-cell office:value-type="float" office:value="0.650519031141868">
                <text:p>0.6505190311418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11360448807854">
                <text:p>0.311360448807854</text:p>
              </table:table-cell>
              <table:table-cell office:value-type="float" office:value="0.311360448807854">
                <text:p>0.311360448807854</text:p>
              </table:table-cell>
              <table:table-cell office:value-type="float" office:value="0.653979238754325">
                <text:p>0.653979238754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12762973352034">
                <text:p>0.312762973352034</text:p>
              </table:table-cell>
              <table:table-cell office:value-type="float" office:value="0.312762973352034">
                <text:p>0.312762973352034</text:p>
              </table:table-cell>
              <table:table-cell office:value-type="float" office:value="0.657439446366782">
                <text:p>0.6574394463667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14165497896213">
                <text:p>0.314165497896213</text:p>
              </table:table-cell>
              <table:table-cell office:value-type="float" office:value="0.314165497896213">
                <text:p>0.314165497896213</text:p>
              </table:table-cell>
              <table:table-cell office:value-type="float" office:value="0.660899653979239">
                <text:p>0.6608996539792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15568022440393">
                <text:p>0.315568022440393</text:p>
              </table:table-cell>
              <table:table-cell office:value-type="float" office:value="0.315568022440393">
                <text:p>0.315568022440393</text:p>
              </table:table-cell>
              <table:table-cell office:value-type="float" office:value="0.660899653979239">
                <text:p>0.6608996539792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16970546984572">
                <text:p>0.316970546984572</text:p>
              </table:table-cell>
              <table:table-cell office:value-type="float" office:value="0.316970546984572">
                <text:p>0.316970546984572</text:p>
              </table:table-cell>
              <table:table-cell office:value-type="float" office:value="0.660899653979239">
                <text:p>0.6608996539792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8373071528752">
                <text:p>0.318373071528752</text:p>
              </table:table-cell>
              <table:table-cell office:value-type="float" office:value="0.318373071528752">
                <text:p>0.318373071528752</text:p>
              </table:table-cell>
              <table:table-cell office:value-type="float" office:value="0.664359861591695">
                <text:p>0.6643598615916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19775596072931">
                <text:p>0.319775596072931</text:p>
              </table:table-cell>
              <table:table-cell office:value-type="float" office:value="0.319775596072931">
                <text:p>0.319775596072931</text:p>
              </table:table-cell>
              <table:table-cell office:value-type="float" office:value="0.667820069204152">
                <text:p>0.667820069204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1178120617111">
                <text:p>0.321178120617111</text:p>
              </table:table-cell>
              <table:table-cell office:value-type="float" office:value="0.321178120617111">
                <text:p>0.321178120617111</text:p>
              </table:table-cell>
              <table:table-cell office:value-type="float" office:value="0.667820069204152">
                <text:p>0.667820069204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671280276816609">
                <text:p>0.6712802768166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398316970547">
                <text:p>0.32398316970547</text:p>
              </table:table-cell>
              <table:table-cell office:value-type="float" office:value="0.32398316970547">
                <text:p>0.32398316970547</text:p>
              </table:table-cell>
              <table:table-cell office:value-type="float" office:value="0.671280276816609">
                <text:p>0.6712802768166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5385694249649">
                <text:p>0.325385694249649</text:p>
              </table:table-cell>
              <table:table-cell office:value-type="float" office:value="0.325385694249649">
                <text:p>0.325385694249649</text:p>
              </table:table-cell>
              <table:table-cell office:value-type="float" office:value="0.671280276816609">
                <text:p>0.6712802768166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6788218793829">
                <text:p>0.326788218793829</text:p>
              </table:table-cell>
              <table:table-cell office:value-type="float" office:value="0.326788218793829">
                <text:p>0.326788218793829</text:p>
              </table:table-cell>
              <table:table-cell office:value-type="float" office:value="0.671280276816609">
                <text:p>0.6712802768166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8190743338008">
                <text:p>0.328190743338008</text:p>
              </table:table-cell>
              <table:table-cell office:value-type="float" office:value="0.328190743338008">
                <text:p>0.328190743338008</text:p>
              </table:table-cell>
              <table:table-cell office:value-type="float" office:value="0.671280276816609">
                <text:p>0.671280276816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29593267882188">
                <text:p>0.329593267882188</text:p>
              </table:table-cell>
              <table:table-cell office:value-type="float" office:value="0.329593267882188">
                <text:p>0.329593267882188</text:p>
              </table:table-cell>
              <table:table-cell office:value-type="float" office:value="0.674740484429066">
                <text:p>0.6747404844290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0995792426367">
                <text:p>0.330995792426367</text:p>
              </table:table-cell>
              <table:table-cell office:value-type="float" office:value="0.330995792426367">
                <text:p>0.330995792426367</text:p>
              </table:table-cell>
              <table:table-cell office:value-type="float" office:value="0.674740484429066">
                <text:p>0.6747404844290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2398316970547">
                <text:p>0.332398316970547</text:p>
              </table:table-cell>
              <table:table-cell office:value-type="float" office:value="0.332398316970547">
                <text:p>0.332398316970547</text:p>
              </table:table-cell>
              <table:table-cell office:value-type="float" office:value="0.674740484429066">
                <text:p>0.6747404844290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3800841514726">
                <text:p>0.333800841514726</text:p>
              </table:table-cell>
              <table:table-cell office:value-type="float" office:value="0.333800841514726">
                <text:p>0.333800841514726</text:p>
              </table:table-cell>
              <table:table-cell office:value-type="float" office:value="0.674740484429066">
                <text:p>0.6747404844290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5203366058906">
                <text:p>0.335203366058906</text:p>
              </table:table-cell>
              <table:table-cell office:value-type="float" office:value="0.335203366058906">
                <text:p>0.335203366058906</text:p>
              </table:table-cell>
              <table:table-cell office:value-type="float" office:value="0.678200692041522">
                <text:p>0.678200692041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6605890603086">
                <text:p>0.336605890603086</text:p>
              </table:table-cell>
              <table:table-cell office:value-type="float" office:value="0.336605890603086">
                <text:p>0.336605890603086</text:p>
              </table:table-cell>
              <table:table-cell office:value-type="float" office:value="0.678200692041522">
                <text:p>0.6782006920415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8008415147265">
                <text:p>0.338008415147265</text:p>
              </table:table-cell>
              <table:table-cell office:value-type="float" office:value="0.338008415147265">
                <text:p>0.338008415147265</text:p>
              </table:table-cell>
              <table:table-cell office:value-type="float" office:value="0.678200692041522">
                <text:p>0.678200692041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9410939691445">
                <text:p>0.339410939691445</text:p>
              </table:table-cell>
              <table:table-cell office:value-type="float" office:value="0.339410939691445">
                <text:p>0.339410939691445</text:p>
              </table:table-cell>
              <table:table-cell office:value-type="float" office:value="0.678200692041522">
                <text:p>0.6782006920415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40813464235624">
                <text:p>0.340813464235624</text:p>
              </table:table-cell>
              <table:table-cell office:value-type="float" office:value="0.340813464235624">
                <text:p>0.340813464235624</text:p>
              </table:table-cell>
              <table:table-cell office:value-type="float" office:value="0.678200692041522">
                <text:p>0.6782006920415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42215988779804">
                <text:p>0.342215988779804</text:p>
              </table:table-cell>
              <table:table-cell office:value-type="float" office:value="0.342215988779804">
                <text:p>0.342215988779804</text:p>
              </table:table-cell>
              <table:table-cell office:value-type="float" office:value="0.681660899653979">
                <text:p>0.6816608996539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3618513323983">
                <text:p>0.343618513323983</text:p>
              </table:table-cell>
              <table:table-cell office:value-type="float" office:value="0.343618513323983">
                <text:p>0.343618513323983</text:p>
              </table:table-cell>
              <table:table-cell office:value-type="float" office:value="0.685121107266436">
                <text:p>0.685121107266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45021037868163">
                <text:p>0.345021037868163</text:p>
              </table:table-cell>
              <table:table-cell office:value-type="float" office:value="0.345021037868163">
                <text:p>0.345021037868163</text:p>
              </table:table-cell>
              <table:table-cell office:value-type="float" office:value="0.688581314878893">
                <text:p>0.6885813148788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46423562412342">
                <text:p>0.346423562412342</text:p>
              </table:table-cell>
              <table:table-cell office:value-type="float" office:value="0.346423562412342">
                <text:p>0.346423562412342</text:p>
              </table:table-cell>
              <table:table-cell office:value-type="float" office:value="0.692041522491349">
                <text:p>0.6920415224913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695501730103806">
                <text:p>0.695501730103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9228611500701">
                <text:p>0.349228611500701</text:p>
              </table:table-cell>
              <table:table-cell office:value-type="float" office:value="0.349228611500701">
                <text:p>0.349228611500701</text:p>
              </table:table-cell>
              <table:table-cell office:value-type="float" office:value="0.698961937716263">
                <text:p>0.6989619377162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631136044881">
                <text:p>0.350631136044881</text:p>
              </table:table-cell>
              <table:table-cell office:value-type="float" office:value="0.350631136044881">
                <text:p>0.350631136044881</text:p>
              </table:table-cell>
              <table:table-cell office:value-type="float" office:value="0.698961937716263">
                <text:p>0.6989619377162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203366058906">
                <text:p>0.35203366058906</text:p>
              </table:table-cell>
              <table:table-cell office:value-type="float" office:value="0.35203366058906">
                <text:p>0.35203366058906</text:p>
              </table:table-cell>
              <table:table-cell office:value-type="float" office:value="0.70242214532872">
                <text:p>0.702422145328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5343618513324">
                <text:p>0.35343618513324</text:p>
              </table:table-cell>
              <table:table-cell office:value-type="float" office:value="0.35343618513324">
                <text:p>0.35343618513324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56241234221599">
                <text:p>0.356241234221599</text:p>
              </table:table-cell>
              <table:table-cell office:value-type="float" office:value="0.356241234221599">
                <text:p>0.35624123422159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57643758765778">
                <text:p>0.357643758765778</text:p>
              </table:table-cell>
              <table:table-cell office:value-type="float" office:value="0.357643758765778">
                <text:p>0.357643758765778</text:p>
              </table:table-cell>
              <table:table-cell office:value-type="float" office:value="0.709342560553633">
                <text:p>0.7093425605536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9046283309958">
                <text:p>0.359046283309958</text:p>
              </table:table-cell>
              <table:table-cell office:value-type="float" office:value="0.359046283309958">
                <text:p>0.359046283309958</text:p>
              </table:table-cell>
              <table:table-cell office:value-type="float" office:value="0.709342560553633">
                <text:p>0.7093425605536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60448807854137">
                <text:p>0.360448807854137</text:p>
              </table:table-cell>
              <table:table-cell office:value-type="float" office:value="0.360448807854137">
                <text:p>0.360448807854137</text:p>
              </table:table-cell>
              <table:table-cell office:value-type="float" office:value="0.709342560553633">
                <text:p>0.709342560553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61851332398317">
                <text:p>0.361851332398317</text:p>
              </table:table-cell>
              <table:table-cell office:value-type="float" office:value="0.361851332398317">
                <text:p>0.361851332398317</text:p>
              </table:table-cell>
              <table:table-cell office:value-type="float" office:value="0.71280276816609">
                <text:p>0.71280276816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63253856942496">
                <text:p>0.363253856942496</text:p>
              </table:table-cell>
              <table:table-cell office:value-type="float" office:value="0.363253856942496">
                <text:p>0.363253856942496</text:p>
              </table:table-cell>
              <table:table-cell office:value-type="float" office:value="0.716262975778547">
                <text:p>0.7162629757785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64656381486676">
                <text:p>0.364656381486676</text:p>
              </table:table-cell>
              <table:table-cell office:value-type="float" office:value="0.364656381486676">
                <text:p>0.364656381486676</text:p>
              </table:table-cell>
              <table:table-cell office:value-type="float" office:value="0.719723183391004">
                <text:p>0.719723183391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66058906030856">
                <text:p>0.366058906030856</text:p>
              </table:table-cell>
              <table:table-cell office:value-type="float" office:value="0.366058906030856">
                <text:p>0.366058906030856</text:p>
              </table:table-cell>
              <table:table-cell office:value-type="float" office:value="0.719723183391004">
                <text:p>0.719723183391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67461430575035">
                <text:p>0.367461430575035</text:p>
              </table:table-cell>
              <table:table-cell office:value-type="float" office:value="0.367461430575035">
                <text:p>0.367461430575035</text:p>
              </table:table-cell>
              <table:table-cell office:value-type="float" office:value="0.72318339100346">
                <text:p>0.723183391003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68863955119215">
                <text:p>0.368863955119215</text:p>
              </table:table-cell>
              <table:table-cell office:value-type="float" office:value="0.368863955119215">
                <text:p>0.368863955119215</text:p>
              </table:table-cell>
              <table:table-cell office:value-type="float" office:value="0.726643598615917">
                <text:p>0.7266435986159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0266479663394">
                <text:p>0.370266479663394</text:p>
              </table:table-cell>
              <table:table-cell office:value-type="float" office:value="0.370266479663394">
                <text:p>0.370266479663394</text:p>
              </table:table-cell>
              <table:table-cell office:value-type="float" office:value="0.730103806228374">
                <text:p>0.7301038062283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1669004207574">
                <text:p>0.371669004207574</text:p>
              </table:table-cell>
              <table:table-cell office:value-type="float" office:value="0.371669004207574">
                <text:p>0.371669004207574</text:p>
              </table:table-cell>
              <table:table-cell office:value-type="float" office:value="0.730103806228374">
                <text:p>0.7301038062283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3071528751753">
                <text:p>0.373071528751753</text:p>
              </table:table-cell>
              <table:table-cell office:value-type="float" office:value="0.373071528751753">
                <text:p>0.373071528751753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4474053295933">
                <text:p>0.374474053295933</text:p>
              </table:table-cell>
              <table:table-cell office:value-type="float" office:value="0.374474053295933">
                <text:p>0.374474053295933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876577840112">
                <text:p>0.375876577840112</text:p>
              </table:table-cell>
              <table:table-cell office:value-type="float" office:value="0.375876577840112">
                <text:p>0.375876577840112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7279102384292">
                <text:p>0.377279102384292</text:p>
              </table:table-cell>
              <table:table-cell office:value-type="float" office:value="0.377279102384292">
                <text:p>0.377279102384292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8681626928471">
                <text:p>0.378681626928471</text:p>
              </table:table-cell>
              <table:table-cell office:value-type="float" office:value="0.378681626928471">
                <text:p>0.378681626928471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0084151472651">
                <text:p>0.380084151472651</text:p>
              </table:table-cell>
              <table:table-cell office:value-type="float" office:value="0.380084151472651">
                <text:p>0.380084151472651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148667601683">
                <text:p>0.38148667601683</text:p>
              </table:table-cell>
              <table:table-cell office:value-type="float" office:value="0.38148667601683">
                <text:p>0.38148667601683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288920056101">
                <text:p>0.38288920056101</text:p>
              </table:table-cell>
              <table:table-cell office:value-type="float" office:value="0.38288920056101">
                <text:p>0.38288920056101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84291725105189">
                <text:p>0.384291725105189</text:p>
              </table:table-cell>
              <table:table-cell office:value-type="float" office:value="0.384291725105189">
                <text:p>0.384291725105189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5694249649369">
                <text:p>0.385694249649369</text:p>
              </table:table-cell>
              <table:table-cell office:value-type="float" office:value="0.385694249649369">
                <text:p>0.385694249649369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8499298737728">
                <text:p>0.388499298737728</text:p>
              </table:table-cell>
              <table:table-cell office:value-type="float" office:value="0.388499298737728">
                <text:p>0.388499298737728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9901823281907">
                <text:p>0.389901823281907</text:p>
              </table:table-cell>
              <table:table-cell office:value-type="float" office:value="0.389901823281907">
                <text:p>0.389901823281907</text:p>
              </table:table-cell>
              <table:table-cell office:value-type="float" office:value="0.73356401384083">
                <text:p>0.73356401384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737024221453287">
                <text:p>0.7370242214532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2706872370266">
                <text:p>0.392706872370266</text:p>
              </table:table-cell>
              <table:table-cell office:value-type="float" office:value="0.392706872370266">
                <text:p>0.392706872370266</text:p>
              </table:table-cell>
              <table:table-cell office:value-type="float" office:value="0.737024221453287">
                <text:p>0.7370242214532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94109396914446">
                <text:p>0.394109396914446</text:p>
              </table:table-cell>
              <table:table-cell office:value-type="float" office:value="0.394109396914446">
                <text:p>0.394109396914446</text:p>
              </table:table-cell>
              <table:table-cell office:value-type="float" office:value="0.737024221453287">
                <text:p>0.7370242214532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5511921458625">
                <text:p>0.395511921458625</text:p>
              </table:table-cell>
              <table:table-cell office:value-type="float" office:value="0.395511921458625">
                <text:p>0.395511921458625</text:p>
              </table:table-cell>
              <table:table-cell office:value-type="float" office:value="0.740484429065744">
                <text:p>0.740484429065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96914446002805">
                <text:p>0.396914446002805</text:p>
              </table:table-cell>
              <table:table-cell office:value-type="float" office:value="0.396914446002805">
                <text:p>0.396914446002805</text:p>
              </table:table-cell>
              <table:table-cell office:value-type="float" office:value="0.740484429065744">
                <text:p>0.740484429065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98316970546985">
                <text:p>0.398316970546985</text:p>
              </table:table-cell>
              <table:table-cell office:value-type="float" office:value="0.398316970546985">
                <text:p>0.398316970546985</text:p>
              </table:table-cell>
              <table:table-cell office:value-type="float" office:value="0.743944636678201">
                <text:p>0.743944636678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99719495091164">
                <text:p>0.399719495091164</text:p>
              </table:table-cell>
              <table:table-cell office:value-type="float" office:value="0.399719495091164">
                <text:p>0.399719495091164</text:p>
              </table:table-cell>
              <table:table-cell office:value-type="float" office:value="0.747404844290657">
                <text:p>0.7474048442906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01122019635344">
                <text:p>0.401122019635344</text:p>
              </table:table-cell>
              <table:table-cell office:value-type="float" office:value="0.401122019635344">
                <text:p>0.401122019635344</text:p>
              </table:table-cell>
              <table:table-cell office:value-type="float" office:value="0.750865051903114">
                <text:p>0.750865051903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02524544179523">
                <text:p>0.402524544179523</text:p>
              </table:table-cell>
              <table:table-cell office:value-type="float" office:value="0.402524544179523">
                <text:p>0.402524544179523</text:p>
              </table:table-cell>
              <table:table-cell office:value-type="float" office:value="0.750865051903114">
                <text:p>0.750865051903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03927068723703">
                <text:p>0.403927068723703</text:p>
              </table:table-cell>
              <table:table-cell office:value-type="float" office:value="0.403927068723703">
                <text:p>0.403927068723703</text:p>
              </table:table-cell>
              <table:table-cell office:value-type="float" office:value="0.754325259515571">
                <text:p>0.7543252595155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05329593267882">
                <text:p>0.405329593267882</text:p>
              </table:table-cell>
              <table:table-cell office:value-type="float" office:value="0.405329593267882">
                <text:p>0.405329593267882</text:p>
              </table:table-cell>
              <table:table-cell office:value-type="float" office:value="0.754325259515571">
                <text:p>0.754325259515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6732117812062">
                <text:p>0.406732117812062</text:p>
              </table:table-cell>
              <table:table-cell office:value-type="float" office:value="0.406732117812062">
                <text:p>0.406732117812062</text:p>
              </table:table-cell>
              <table:table-cell office:value-type="float" office:value="0.754325259515571">
                <text:p>0.7543252595155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8134642356241">
                <text:p>0.408134642356241</text:p>
              </table:table-cell>
              <table:table-cell office:value-type="float" office:value="0.408134642356241">
                <text:p>0.408134642356241</text:p>
              </table:table-cell>
              <table:table-cell office:value-type="float" office:value="0.754325259515571">
                <text:p>0.7543252595155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09537166900421">
                <text:p>0.409537166900421</text:p>
              </table:table-cell>
              <table:table-cell office:value-type="float" office:value="0.409537166900421">
                <text:p>0.409537166900421</text:p>
              </table:table-cell>
              <table:table-cell office:value-type="float" office:value="0.757785467128028">
                <text:p>0.757785467128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109396914446">
                <text:p>0.4109396914446</text:p>
              </table:table-cell>
              <table:table-cell office:value-type="float" office:value="0.4109396914446">
                <text:p>0.4109396914446</text:p>
              </table:table-cell>
              <table:table-cell office:value-type="float" office:value="0.757785467128028">
                <text:p>0.757785467128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1234221598878">
                <text:p>0.41234221598878</text:p>
              </table:table-cell>
              <table:table-cell office:value-type="float" office:value="0.41234221598878">
                <text:p>0.41234221598878</text:p>
              </table:table-cell>
              <table:table-cell office:value-type="float" office:value="0.757785467128028">
                <text:p>0.757785467128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13744740532959">
                <text:p>0.413744740532959</text:p>
              </table:table-cell>
              <table:table-cell office:value-type="float" office:value="0.413744740532959">
                <text:p>0.413744740532959</text:p>
              </table:table-cell>
              <table:table-cell office:value-type="float" office:value="0.761245674740484">
                <text:p>0.7612456747404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15147265077139">
                <text:p>0.415147265077139</text:p>
              </table:table-cell>
              <table:table-cell office:value-type="float" office:value="0.415147265077139">
                <text:p>0.415147265077139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6549789621318">
                <text:p>0.416549789621318</text:p>
              </table:table-cell>
              <table:table-cell office:value-type="float" office:value="0.416549789621318">
                <text:p>0.416549789621318</text:p>
              </table:table-cell>
              <table:table-cell office:value-type="float" office:value="0.768166089965398">
                <text:p>0.7681660899653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17952314165498">
                <text:p>0.417952314165498</text:p>
              </table:table-cell>
              <table:table-cell office:value-type="float" office:value="0.417952314165498">
                <text:p>0.417952314165498</text:p>
              </table:table-cell>
              <table:table-cell office:value-type="float" office:value="0.768166089965398">
                <text:p>0.7681660899653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0.771626297577855">
                <text:p>0.771626297577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0757363253857">
                <text:p>0.420757363253857</text:p>
              </table:table-cell>
              <table:table-cell office:value-type="float" office:value="0.420757363253857">
                <text:p>0.420757363253857</text:p>
              </table:table-cell>
              <table:table-cell office:value-type="float" office:value="0.771626297577855">
                <text:p>0.7716262975778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22159887798036">
                <text:p>0.422159887798036</text:p>
              </table:table-cell>
              <table:table-cell office:value-type="float" office:value="0.422159887798036">
                <text:p>0.422159887798036</text:p>
              </table:table-cell>
              <table:table-cell office:value-type="float" office:value="0.775086505190311">
                <text:p>0.7750865051903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3562412342216">
                <text:p>0.423562412342216</text:p>
              </table:table-cell>
              <table:table-cell office:value-type="float" office:value="0.423562412342216">
                <text:p>0.423562412342216</text:p>
              </table:table-cell>
              <table:table-cell office:value-type="float" office:value="0.775086505190311">
                <text:p>0.7750865051903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24964936886396">
                <text:p>0.424964936886396</text:p>
              </table:table-cell>
              <table:table-cell office:value-type="float" office:value="0.424964936886396">
                <text:p>0.424964936886396</text:p>
              </table:table-cell>
              <table:table-cell office:value-type="float" office:value="0.778546712802768">
                <text:p>0.77854671280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6367461430575">
                <text:p>0.426367461430575</text:p>
              </table:table-cell>
              <table:table-cell office:value-type="float" office:value="0.426367461430575">
                <text:p>0.426367461430575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27769985974755">
                <text:p>0.427769985974755</text:p>
              </table:table-cell>
              <table:table-cell office:value-type="float" office:value="0.427769985974755">
                <text:p>0.427769985974755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9172510518934">
                <text:p>0.429172510518934</text:p>
              </table:table-cell>
              <table:table-cell office:value-type="float" office:value="0.429172510518934">
                <text:p>0.429172510518934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0575035063114">
                <text:p>0.430575035063114</text:p>
              </table:table-cell>
              <table:table-cell office:value-type="float" office:value="0.430575035063114">
                <text:p>0.430575035063114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1977559607293">
                <text:p>0.431977559607293</text:p>
              </table:table-cell>
              <table:table-cell office:value-type="float" office:value="0.431977559607293">
                <text:p>0.431977559607293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3380084151473">
                <text:p>0.433380084151473</text:p>
              </table:table-cell>
              <table:table-cell office:value-type="float" office:value="0.433380084151473">
                <text:p>0.433380084151473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782006920415225">
                <text:p>0.7820069204152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36185133239832">
                <text:p>0.436185133239832</text:p>
              </table:table-cell>
              <table:table-cell office:value-type="float" office:value="0.436185133239832">
                <text:p>0.436185133239832</text:p>
              </table:table-cell>
              <table:table-cell office:value-type="float" office:value="0.785467128027682">
                <text:p>0.7854671280276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7587657784011">
                <text:p>0.437587657784011</text:p>
              </table:table-cell>
              <table:table-cell office:value-type="float" office:value="0.437587657784011">
                <text:p>0.437587657784011</text:p>
              </table:table-cell>
              <table:table-cell office:value-type="float" office:value="0.785467128027682">
                <text:p>0.7854671280276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8990182328191">
                <text:p>0.438990182328191</text:p>
              </table:table-cell>
              <table:table-cell office:value-type="float" office:value="0.438990182328191">
                <text:p>0.438990182328191</text:p>
              </table:table-cell>
              <table:table-cell office:value-type="float" office:value="0.785467128027682">
                <text:p>0.7854671280276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4039270687237">
                <text:p>0.44039270687237</text:p>
              </table:table-cell>
              <table:table-cell office:value-type="float" office:value="0.44039270687237">
                <text:p>0.44039270687237</text:p>
              </table:table-cell>
              <table:table-cell office:value-type="float" office:value="0.785467128027682">
                <text:p>0.7854671280276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4179523141655">
                <text:p>0.44179523141655</text:p>
              </table:table-cell>
              <table:table-cell office:value-type="float" office:value="0.44179523141655">
                <text:p>0.44179523141655</text:p>
              </table:table-cell>
              <table:table-cell office:value-type="float" office:value="0.785467128027682">
                <text:p>0.7854671280276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43197755960729">
                <text:p>0.443197755960729</text:p>
              </table:table-cell>
              <table:table-cell office:value-type="float" office:value="0.443197755960729">
                <text:p>0.443197755960729</text:p>
              </table:table-cell>
              <table:table-cell office:value-type="float" office:value="0.788927335640138">
                <text:p>0.7889273356401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44600280504909">
                <text:p>0.444600280504909</text:p>
              </table:table-cell>
              <table:table-cell office:value-type="float" office:value="0.444600280504909">
                <text:p>0.444600280504909</text:p>
              </table:table-cell>
              <table:table-cell office:value-type="float" office:value="0.792387543252595">
                <text:p>0.7923875432525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6002805049088">
                <text:p>0.446002805049088</text:p>
              </table:table-cell>
              <table:table-cell office:value-type="float" office:value="0.446002805049088">
                <text:p>0.446002805049088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47405329593268">
                <text:p>0.447405329593268</text:p>
              </table:table-cell>
              <table:table-cell office:value-type="float" office:value="0.447405329593268">
                <text:p>0.447405329593268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48807854137447">
                <text:p>0.448807854137447</text:p>
              </table:table-cell>
              <table:table-cell office:value-type="float" office:value="0.448807854137447">
                <text:p>0.448807854137447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0210378681627">
                <text:p>0.450210378681627</text:p>
              </table:table-cell>
              <table:table-cell office:value-type="float" office:value="0.450210378681627">
                <text:p>0.450210378681627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451612903225807">
                <text:p>0.451612903225807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53015427769986">
                <text:p>0.453015427769986</text:p>
              </table:table-cell>
              <table:table-cell office:value-type="float" office:value="0.453015427769986">
                <text:p>0.453015427769986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54417952314165">
                <text:p>0.454417952314165</text:p>
              </table:table-cell>
              <table:table-cell office:value-type="float" office:value="0.454417952314166">
                <text:p>0.454417952314166</text:p>
              </table:table-cell>
              <table:table-cell office:value-type="float" office:value="0.799307958477509">
                <text:p>0.7993079584775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5820476858345">
                <text:p>0.455820476858345</text:p>
              </table:table-cell>
              <table:table-cell office:value-type="float" office:value="0.455820476858345">
                <text:p>0.455820476858345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7223001402525">
                <text:p>0.457223001402525</text:p>
              </table:table-cell>
              <table:table-cell office:value-type="float" office:value="0.457223001402525">
                <text:p>0.457223001402525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58625525946704">
                <text:p>0.458625525946704</text:p>
              </table:table-cell>
              <table:table-cell office:value-type="float" office:value="0.458625525946704">
                <text:p>0.458625525946704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60028050490884">
                <text:p>0.460028050490884</text:p>
              </table:table-cell>
              <table:table-cell office:value-type="float" office:value="0.460028050490884">
                <text:p>0.460028050490884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61430575035063">
                <text:p>0.461430575035063</text:p>
              </table:table-cell>
              <table:table-cell office:value-type="float" office:value="0.461430575035063">
                <text:p>0.461430575035063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62833099579243">
                <text:p>0.462833099579243</text:p>
              </table:table-cell>
              <table:table-cell office:value-type="float" office:value="0.462833099579243">
                <text:p>0.462833099579243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64235624123422">
                <text:p>0.464235624123422</text:p>
              </table:table-cell>
              <table:table-cell office:value-type="float" office:value="0.464235624123422">
                <text:p>0.464235624123422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65638148667602">
                <text:p>0.465638148667602</text:p>
              </table:table-cell>
              <table:table-cell office:value-type="float" office:value="0.465638148667602">
                <text:p>0.465638148667602</text:p>
              </table:table-cell>
              <table:table-cell office:value-type="float" office:value="0.806228373702422">
                <text:p>0.8062283737024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7040673211781">
                <text:p>0.467040673211781</text:p>
              </table:table-cell>
              <table:table-cell office:value-type="float" office:value="0.467040673211781">
                <text:p>0.467040673211781</text:p>
              </table:table-cell>
              <table:table-cell office:value-type="float" office:value="0.806228373702422">
                <text:p>0.8062283737024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8443197755961">
                <text:p>0.468443197755961</text:p>
              </table:table-cell>
              <table:table-cell office:value-type="float" office:value="0.468443197755961">
                <text:p>0.468443197755961</text:p>
              </table:table-cell>
              <table:table-cell office:value-type="float" office:value="0.806228373702422">
                <text:p>0.8062283737024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984572230014">
                <text:p>0.46984572230014</text:p>
              </table:table-cell>
              <table:table-cell office:value-type="float" office:value="0.46984572230014">
                <text:p>0.46984572230014</text:p>
              </table:table-cell>
              <table:table-cell office:value-type="float" office:value="0.809688581314879">
                <text:p>0.8096885813148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7124824684432">
                <text:p>0.47124824684432</text:p>
              </table:table-cell>
              <table:table-cell office:value-type="float" office:value="0.47124824684432">
                <text:p>0.47124824684432</text:p>
              </table:table-cell>
              <table:table-cell office:value-type="float" office:value="0.809688581314879">
                <text:p>0.8096885813148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72650771388499">
                <text:p>0.472650771388499</text:p>
              </table:table-cell>
              <table:table-cell office:value-type="float" office:value="0.472650771388499">
                <text:p>0.472650771388499</text:p>
              </table:table-cell>
              <table:table-cell office:value-type="float" office:value="0.813148788927336">
                <text:p>0.813148788927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4053295932679">
                <text:p>0.474053295932679</text:p>
              </table:table-cell>
              <table:table-cell office:value-type="float" office:value="0.474053295932679">
                <text:p>0.474053295932679</text:p>
              </table:table-cell>
              <table:table-cell office:value-type="float" office:value="0.816608996539792">
                <text:p>0.8166089965397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75455820476858">
                <text:p>0.475455820476858</text:p>
              </table:table-cell>
              <table:table-cell office:value-type="float" office:value="0.475455820476858">
                <text:p>0.475455820476858</text:p>
              </table:table-cell>
              <table:table-cell office:value-type="float" office:value="0.816608996539792">
                <text:p>0.8166089965397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76858345021038">
                <text:p>0.476858345021038</text:p>
              </table:table-cell>
              <table:table-cell office:value-type="float" office:value="0.476858345021038">
                <text:p>0.476858345021038</text:p>
              </table:table-cell>
              <table:table-cell office:value-type="float" office:value="0.816608996539792">
                <text:p>0.8166089965397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478260869565218">
                <text:p>0.478260869565218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9663394109397">
                <text:p>0.479663394109397</text:p>
              </table:table-cell>
              <table:table-cell office:value-type="float" office:value="0.479663394109397">
                <text:p>0.479663394109397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81065918653576">
                <text:p>0.481065918653576</text:p>
              </table:table-cell>
              <table:table-cell office:value-type="float" office:value="0.481065918653576">
                <text:p>0.481065918653576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82468443197756">
                <text:p>0.482468443197756</text:p>
              </table:table-cell>
              <table:table-cell office:value-type="float" office:value="0.482468443197756">
                <text:p>0.482468443197756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85273492286115">
                <text:p>0.485273492286115</text:p>
              </table:table-cell>
              <table:table-cell office:value-type="float" office:value="0.485273492286115">
                <text:p>0.485273492286115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86676016830295">
                <text:p>0.486676016830295</text:p>
              </table:table-cell>
              <table:table-cell office:value-type="float" office:value="0.486676016830295">
                <text:p>0.486676016830295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88078541374474">
                <text:p>0.488078541374474</text:p>
              </table:table-cell>
              <table:table-cell office:value-type="float" office:value="0.488078541374474">
                <text:p>0.488078541374474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9481065918654">
                <text:p>0.489481065918654</text:p>
              </table:table-cell>
              <table:table-cell office:value-type="float" office:value="0.489481065918654">
                <text:p>0.489481065918654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90883590462833">
                <text:p>0.490883590462833</text:p>
              </table:table-cell>
              <table:table-cell office:value-type="float" office:value="0.490883590462833">
                <text:p>0.490883590462833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92286115007013">
                <text:p>0.492286115007013</text:p>
              </table:table-cell>
              <table:table-cell office:value-type="float" office:value="0.492286115007013">
                <text:p>0.492286115007013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93688639551192">
                <text:p>0.493688639551192</text:p>
              </table:table-cell>
              <table:table-cell office:value-type="float" office:value="0.493688639551192">
                <text:p>0.493688639551192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95091164095372">
                <text:p>0.495091164095372</text:p>
              </table:table-cell>
              <table:table-cell office:value-type="float" office:value="0.495091164095372">
                <text:p>0.495091164095372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96493688639551">
                <text:p>0.496493688639551</text:p>
              </table:table-cell>
              <table:table-cell office:value-type="float" office:value="0.496493688639551">
                <text:p>0.496493688639551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97896213183731">
                <text:p>0.497896213183731</text:p>
              </table:table-cell>
              <table:table-cell office:value-type="float" office:value="0.497896213183731">
                <text:p>0.497896213183731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9929873772791">
                <text:p>0.49929873772791</text:p>
              </table:table-cell>
              <table:table-cell office:value-type="float" office:value="0.49929873772791">
                <text:p>0.49929873772791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0070126227209">
                <text:p>0.50070126227209</text:p>
              </table:table-cell>
              <table:table-cell office:value-type="float" office:value="0.50070126227209">
                <text:p>0.50070126227209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02103786816269">
                <text:p>0.502103786816269</text:p>
              </table:table-cell>
              <table:table-cell office:value-type="float" office:value="0.502103786816269">
                <text:p>0.502103786816269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03506311360449">
                <text:p>0.503506311360449</text:p>
              </table:table-cell>
              <table:table-cell office:value-type="float" office:value="0.503506311360449">
                <text:p>0.503506311360449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4908835904628">
                <text:p>0.504908835904628</text:p>
              </table:table-cell>
              <table:table-cell office:value-type="float" office:value="0.504908835904628">
                <text:p>0.504908835904628</text:p>
              </table:table-cell>
              <table:table-cell office:value-type="float" office:value="0.820069204152249">
                <text:p>0.8200692041522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06311360448808">
                <text:p>0.506311360448808</text:p>
              </table:table-cell>
              <table:table-cell office:value-type="float" office:value="0.506311360448808">
                <text:p>0.506311360448808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07713884992987">
                <text:p>0.507713884992987</text:p>
              </table:table-cell>
              <table:table-cell office:value-type="float" office:value="0.507713884992987">
                <text:p>0.507713884992987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09116409537167">
                <text:p>0.509116409537167</text:p>
              </table:table-cell>
              <table:table-cell office:value-type="float" office:value="0.509116409537167">
                <text:p>0.509116409537167</text:p>
              </table:table-cell>
              <table:table-cell office:value-type="float" office:value="0.826989619377163">
                <text:p>0.8269896193771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0518934081346">
                <text:p>0.510518934081346</text:p>
              </table:table-cell>
              <table:table-cell office:value-type="float" office:value="0.510518934081346">
                <text:p>0.510518934081346</text:p>
              </table:table-cell>
              <table:table-cell office:value-type="float" office:value="0.830449826989619">
                <text:p>0.8304498269896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11921458625526">
                <text:p>0.511921458625526</text:p>
              </table:table-cell>
              <table:table-cell office:value-type="float" office:value="0.511921458625526">
                <text:p>0.511921458625526</text:p>
              </table:table-cell>
              <table:table-cell office:value-type="float" office:value="0.830449826989619">
                <text:p>0.8304498269896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13323983169706">
                <text:p>0.513323983169706</text:p>
              </table:table-cell>
              <table:table-cell office:value-type="float" office:value="0.513323983169706">
                <text:p>0.513323983169706</text:p>
              </table:table-cell>
              <table:table-cell office:value-type="float" office:value="0.830449826989619">
                <text:p>0.8304498269896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14726507713885">
                <text:p>0.514726507713885</text:p>
              </table:table-cell>
              <table:table-cell office:value-type="float" office:value="0.514726507713885">
                <text:p>0.514726507713885</text:p>
              </table:table-cell>
              <table:table-cell office:value-type="float" office:value="0.830449826989619">
                <text:p>0.8304498269896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830449826989619">
                <text:p>0.8304498269896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17531556802244">
                <text:p>0.517531556802244</text:p>
              </table:table-cell>
              <table:table-cell office:value-type="float" office:value="0.517531556802244">
                <text:p>0.517531556802244</text:p>
              </table:table-cell>
              <table:table-cell office:value-type="float" office:value="0.833910034602076">
                <text:p>0.8339100346020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18934081346424">
                <text:p>0.518934081346424</text:p>
              </table:table-cell>
              <table:table-cell office:value-type="float" office:value="0.518934081346424">
                <text:p>0.518934081346424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20336605890603">
                <text:p>0.520336605890603</text:p>
              </table:table-cell>
              <table:table-cell office:value-type="float" office:value="0.520336605890603">
                <text:p>0.520336605890603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23141654978962">
                <text:p>0.523141654978962</text:p>
              </table:table-cell>
              <table:table-cell office:value-type="float" office:value="0.523141654978962">
                <text:p>0.523141654978962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24544179523142">
                <text:p>0.524544179523142</text:p>
              </table:table-cell>
              <table:table-cell office:value-type="float" office:value="0.524544179523142">
                <text:p>0.524544179523142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25946704067321">
                <text:p>0.525946704067321</text:p>
              </table:table-cell>
              <table:table-cell office:value-type="float" office:value="0.525946704067321">
                <text:p>0.525946704067321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27349228611501">
                <text:p>0.527349228611501</text:p>
              </table:table-cell>
              <table:table-cell office:value-type="float" office:value="0.527349228611501">
                <text:p>0.527349228611501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2875175315568">
                <text:p>0.52875175315568</text:p>
              </table:table-cell>
              <table:table-cell office:value-type="float" office:value="0.52875175315568">
                <text:p>0.52875175315568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3015427769986">
                <text:p>0.53015427769986</text:p>
              </table:table-cell>
              <table:table-cell office:value-type="float" office:value="0.53015427769986">
                <text:p>0.53015427769986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31556802244039">
                <text:p>0.531556802244039</text:p>
              </table:table-cell>
              <table:table-cell office:value-type="float" office:value="0.531556802244039">
                <text:p>0.531556802244039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32959326788219">
                <text:p>0.532959326788219</text:p>
              </table:table-cell>
              <table:table-cell office:value-type="float" office:value="0.532959326788219">
                <text:p>0.532959326788219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34361851332398">
                <text:p>0.534361851332398</text:p>
              </table:table-cell>
              <table:table-cell office:value-type="float" office:value="0.534361851332398">
                <text:p>0.534361851332398</text:p>
              </table:table-cell>
              <table:table-cell office:value-type="float" office:value="0.837370242214533">
                <text:p>0.8373702422145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35764375876578">
                <text:p>0.535764375876578</text:p>
              </table:table-cell>
              <table:table-cell office:value-type="float" office:value="0.535764375876578">
                <text:p>0.535764375876578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37166900420757">
                <text:p>0.537166900420757</text:p>
              </table:table-cell>
              <table:table-cell office:value-type="float" office:value="0.537166900420757">
                <text:p>0.537166900420757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8569424964937">
                <text:p>0.538569424964937</text:p>
              </table:table-cell>
              <table:table-cell office:value-type="float" office:value="0.538569424964937">
                <text:p>0.538569424964937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9971949509116">
                <text:p>0.539971949509116</text:p>
              </table:table-cell>
              <table:table-cell office:value-type="float" office:value="0.539971949509116">
                <text:p>0.539971949509116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1374474053296">
                <text:p>0.541374474053296</text:p>
              </table:table-cell>
              <table:table-cell office:value-type="float" office:value="0.541374474053296">
                <text:p>0.541374474053296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42776998597475">
                <text:p>0.542776998597475</text:p>
              </table:table-cell>
              <table:table-cell office:value-type="float" office:value="0.542776998597475">
                <text:p>0.542776998597475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44179523141655">
                <text:p>0.544179523141655</text:p>
              </table:table-cell>
              <table:table-cell office:value-type="float" office:value="0.544179523141655">
                <text:p>0.544179523141655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45582047685835">
                <text:p>0.545582047685835</text:p>
              </table:table-cell>
              <table:table-cell office:value-type="float" office:value="0.545582047685835">
                <text:p>0.545582047685835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46984572230014">
                <text:p>0.546984572230014</text:p>
              </table:table-cell>
              <table:table-cell office:value-type="float" office:value="0.546984572230014">
                <text:p>0.546984572230014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49789621318373">
                <text:p>0.549789621318373</text:p>
              </table:table-cell>
              <table:table-cell office:value-type="float" office:value="0.549789621318373">
                <text:p>0.549789621318373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51192145862553">
                <text:p>0.551192145862553</text:p>
              </table:table-cell>
              <table:table-cell office:value-type="float" office:value="0.551192145862553">
                <text:p>0.551192145862553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52594670406732">
                <text:p>0.552594670406732</text:p>
              </table:table-cell>
              <table:table-cell office:value-type="float" office:value="0.552594670406732">
                <text:p>0.552594670406732</text:p>
              </table:table-cell>
              <table:table-cell office:value-type="float" office:value="0.84083044982699">
                <text:p>0.840830449826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53997194950912">
                <text:p>0.553997194950912</text:p>
              </table:table-cell>
              <table:table-cell office:value-type="float" office:value="0.553997194950912">
                <text:p>0.553997194950912</text:p>
              </table:table-cell>
              <table:table-cell office:value-type="float" office:value="0.844290657439446">
                <text:p>0.8442906574394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55399719495091">
                <text:p>0.555399719495091</text:p>
              </table:table-cell>
              <table:table-cell office:value-type="float" office:value="0.555399719495091">
                <text:p>0.555399719495091</text:p>
              </table:table-cell>
              <table:table-cell office:value-type="float" office:value="0.844290657439446">
                <text:p>0.8442906574394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56802244039271">
                <text:p>0.556802244039271</text:p>
              </table:table-cell>
              <table:table-cell office:value-type="float" office:value="0.556802244039271">
                <text:p>0.556802244039271</text:p>
              </table:table-cell>
              <table:table-cell office:value-type="float" office:value="0.844290657439446">
                <text:p>0.8442906574394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5820476858345">
                <text:p>0.55820476858345</text:p>
              </table:table-cell>
              <table:table-cell office:value-type="float" office:value="0.55820476858345">
                <text:p>0.55820476858345</text:p>
              </table:table-cell>
              <table:table-cell office:value-type="float" office:value="0.844290657439446">
                <text:p>0.8442906574394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960729312763">
                <text:p>0.55960729312763</text:p>
              </table:table-cell>
              <table:table-cell office:value-type="float" office:value="0.55960729312763">
                <text:p>0.55960729312763</text:p>
              </table:table-cell>
              <table:table-cell office:value-type="float" office:value="0.847750865051903">
                <text:p>0.8477508650519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61009817671809">
                <text:p>0.561009817671809</text:p>
              </table:table-cell>
              <table:table-cell office:value-type="float" office:value="0.561009817671809">
                <text:p>0.561009817671809</text:p>
              </table:table-cell>
              <table:table-cell office:value-type="float" office:value="0.847750865051903">
                <text:p>0.847750865051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62412342215989">
                <text:p>0.562412342215989</text:p>
              </table:table-cell>
              <table:table-cell office:value-type="float" office:value="0.562412342215989">
                <text:p>0.562412342215989</text:p>
              </table:table-cell>
              <table:table-cell office:value-type="float" office:value="0.847750865051903">
                <text:p>0.8477508650519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63814866760168">
                <text:p>0.563814866760168</text:p>
              </table:table-cell>
              <table:table-cell office:value-type="float" office:value="0.563814866760168">
                <text:p>0.563814866760168</text:p>
              </table:table-cell>
              <table:table-cell office:value-type="float" office:value="0.847750865051903">
                <text:p>0.8477508650519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847750865051903">
                <text:p>0.8477508650519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66619915848527">
                <text:p>0.566619915848527</text:p>
              </table:table-cell>
              <table:table-cell office:value-type="float" office:value="0.566619915848527">
                <text:p>0.566619915848527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68022440392707">
                <text:p>0.568022440392707</text:p>
              </table:table-cell>
              <table:table-cell office:value-type="float" office:value="0.568022440392707">
                <text:p>0.568022440392707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69424964936886">
                <text:p>0.569424964936886</text:p>
              </table:table-cell>
              <table:table-cell office:value-type="float" office:value="0.569424964936886">
                <text:p>0.569424964936886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70827489481066">
                <text:p>0.570827489481066</text:p>
              </table:table-cell>
              <table:table-cell office:value-type="float" office:value="0.570827489481066">
                <text:p>0.570827489481066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72230014025245">
                <text:p>0.572230014025245</text:p>
              </table:table-cell>
              <table:table-cell office:value-type="float" office:value="0.572230014025245">
                <text:p>0.572230014025245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73632538569425">
                <text:p>0.573632538569425</text:p>
              </table:table-cell>
              <table:table-cell office:value-type="float" office:value="0.573632538569425">
                <text:p>0.573632538569425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75035063113605">
                <text:p>0.575035063113605</text:p>
              </table:table-cell>
              <table:table-cell office:value-type="float" office:value="0.575035063113605">
                <text:p>0.575035063113605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76437587657784">
                <text:p>0.576437587657784</text:p>
              </table:table-cell>
              <table:table-cell office:value-type="float" office:value="0.576437587657784">
                <text:p>0.576437587657784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77840112201964">
                <text:p>0.577840112201964</text:p>
              </table:table-cell>
              <table:table-cell office:value-type="float" office:value="0.577840112201964">
                <text:p>0.577840112201964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9242636746143">
                <text:p>0.579242636746143</text:p>
              </table:table-cell>
              <table:table-cell office:value-type="float" office:value="0.579242636746143">
                <text:p>0.579242636746143</text:p>
              </table:table-cell>
              <table:table-cell office:value-type="float" office:value="0.85121107266436">
                <text:p>0.85121107266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54671280276817">
                <text:p>0.8546712802768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82047685834502">
                <text:p>0.582047685834502</text:p>
              </table:table-cell>
              <table:table-cell office:value-type="float" office:value="0.582047685834502">
                <text:p>0.582047685834502</text:p>
              </table:table-cell>
              <table:table-cell office:value-type="float" office:value="0.858131487889273">
                <text:p>0.8581314878892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83450210378682">
                <text:p>0.583450210378682</text:p>
              </table:table-cell>
              <table:table-cell office:value-type="float" office:value="0.583450210378682">
                <text:p>0.583450210378682</text:p>
              </table:table-cell>
              <table:table-cell office:value-type="float" office:value="0.858131487889273">
                <text:p>0.8581314878892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84852734922861">
                <text:p>0.584852734922861</text:p>
              </table:table-cell>
              <table:table-cell office:value-type="float" office:value="0.584852734922861">
                <text:p>0.584852734922861</text:p>
              </table:table-cell>
              <table:table-cell office:value-type="float" office:value="0.858131487889273">
                <text:p>0.8581314878892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86255259467041">
                <text:p>0.586255259467041</text:p>
              </table:table-cell>
              <table:table-cell office:value-type="float" office:value="0.586255259467041">
                <text:p>0.586255259467041</text:p>
              </table:table-cell>
              <table:table-cell office:value-type="float" office:value="0.858131487889273">
                <text:p>0.858131487889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8765778401122">
                <text:p>0.58765778401122</text:p>
              </table:table-cell>
              <table:table-cell office:value-type="float" office:value="0.58765778401122">
                <text:p>0.58765778401122</text:p>
              </table:table-cell>
              <table:table-cell office:value-type="float" office:value="0.858131487889273">
                <text:p>0.8581314878892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90603085554">
                <text:p>0.5890603085554</text:p>
              </table:table-cell>
              <table:table-cell office:value-type="float" office:value="0.5890603085554">
                <text:p>0.5890603085554</text:p>
              </table:table-cell>
              <table:table-cell office:value-type="float" office:value="0.86159169550173">
                <text:p>0.861591695501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0462833099579">
                <text:p>0.590462833099579</text:p>
              </table:table-cell>
              <table:table-cell office:value-type="float" office:value="0.590462833099579">
                <text:p>0.590462833099579</text:p>
              </table:table-cell>
              <table:table-cell office:value-type="float" office:value="0.86159169550173">
                <text:p>0.861591695501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91865357643759">
                <text:p>0.591865357643759</text:p>
              </table:table-cell>
              <table:table-cell office:value-type="float" office:value="0.591865357643759">
                <text:p>0.591865357643759</text:p>
              </table:table-cell>
              <table:table-cell office:value-type="float" office:value="0.86159169550173">
                <text:p>0.861591695501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93267882187938">
                <text:p>0.593267882187938</text:p>
              </table:table-cell>
              <table:table-cell office:value-type="float" office:value="0.593267882187938">
                <text:p>0.593267882187938</text:p>
              </table:table-cell>
              <table:table-cell office:value-type="float" office:value="0.86159169550173">
                <text:p>0.861591695501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94670406732118">
                <text:p>0.594670406732118</text:p>
              </table:table-cell>
              <table:table-cell office:value-type="float" office:value="0.594670406732118">
                <text:p>0.594670406732118</text:p>
              </table:table-cell>
              <table:table-cell office:value-type="float" office:value="0.86159169550173">
                <text:p>0.861591695501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96072931276297">
                <text:p>0.596072931276297</text:p>
              </table:table-cell>
              <table:table-cell office:value-type="float" office:value="0.596072931276297">
                <text:p>0.596072931276297</text:p>
              </table:table-cell>
              <table:table-cell office:value-type="float" office:value="0.865051903114187">
                <text:p>0.8650519031141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97475455820477">
                <text:p>0.597475455820477</text:p>
              </table:table-cell>
              <table:table-cell office:value-type="float" office:value="0.597475455820477">
                <text:p>0.597475455820477</text:p>
              </table:table-cell>
              <table:table-cell office:value-type="float" office:value="0.865051903114187">
                <text:p>0.8650519031141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98877980364656">
                <text:p>0.598877980364656</text:p>
              </table:table-cell>
              <table:table-cell office:value-type="float" office:value="0.598877980364656">
                <text:p>0.598877980364656</text:p>
              </table:table-cell>
              <table:table-cell office:value-type="float" office:value="0.865051903114187">
                <text:p>0.865051903114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00280504908836">
                <text:p>0.600280504908836</text:p>
              </table:table-cell>
              <table:table-cell office:value-type="float" office:value="0.600280504908836">
                <text:p>0.600280504908836</text:p>
              </table:table-cell>
              <table:table-cell office:value-type="float" office:value="0.868512110726643">
                <text:p>0.8685121107266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1683029453015">
                <text:p>0.601683029453015</text:p>
              </table:table-cell>
              <table:table-cell office:value-type="float" office:value="0.601683029453016">
                <text:p>0.601683029453016</text:p>
              </table:table-cell>
              <table:table-cell office:value-type="float" office:value="0.868512110726643">
                <text:p>0.8685121107266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03085553997195">
                <text:p>0.603085553997195</text:p>
              </table:table-cell>
              <table:table-cell office:value-type="float" office:value="0.603085553997195">
                <text:p>0.603085553997195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4488078541374">
                <text:p>0.604488078541374</text:p>
              </table:table-cell>
              <table:table-cell office:value-type="float" office:value="0.604488078541375">
                <text:p>0.604488078541375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05890603085554">
                <text:p>0.605890603085554</text:p>
              </table:table-cell>
              <table:table-cell office:value-type="float" office:value="0.605890603085554">
                <text:p>0.605890603085554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07293127629734">
                <text:p>0.607293127629734</text:p>
              </table:table-cell>
              <table:table-cell office:value-type="float" office:value="0.607293127629734">
                <text:p>0.607293127629734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10098176718093">
                <text:p>0.610098176718093</text:p>
              </table:table-cell>
              <table:table-cell office:value-type="float" office:value="0.610098176718093">
                <text:p>0.610098176718093</text:p>
              </table:table-cell>
              <table:table-cell office:value-type="float" office:value="0.8719723183391">
                <text:p>0.87197231833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11500701262272">
                <text:p>0.611500701262272</text:p>
              </table:table-cell>
              <table:table-cell office:value-type="float" office:value="0.611500701262272">
                <text:p>0.611500701262272</text:p>
              </table:table-cell>
              <table:table-cell office:value-type="float" office:value="0.875432525951557">
                <text:p>0.8754325259515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875432525951557">
                <text:p>0.8754325259515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4305750350631">
                <text:p>0.614305750350631</text:p>
              </table:table-cell>
              <table:table-cell office:value-type="float" office:value="0.614305750350631">
                <text:p>0.614305750350631</text:p>
              </table:table-cell>
              <table:table-cell office:value-type="float" office:value="0.878892733564014">
                <text:p>0.8788927335640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15708274894811">
                <text:p>0.615708274894811</text:p>
              </table:table-cell>
              <table:table-cell office:value-type="float" office:value="0.615708274894811">
                <text:p>0.615708274894811</text:p>
              </table:table-cell>
              <table:table-cell office:value-type="float" office:value="0.878892733564014">
                <text:p>0.878892733564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1711079943899">
                <text:p>0.61711079943899</text:p>
              </table:table-cell>
              <table:table-cell office:value-type="float" office:value="0.61711079943899">
                <text:p>0.61711079943899</text:p>
              </table:table-cell>
              <table:table-cell office:value-type="float" office:value="0.878892733564014">
                <text:p>0.8788927335640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851332398317">
                <text:p>0.61851332398317</text:p>
              </table:table-cell>
              <table:table-cell office:value-type="float" office:value="0.61851332398317">
                <text:p>0.61851332398317</text:p>
              </table:table-cell>
              <table:table-cell office:value-type="float" office:value="0.878892733564014">
                <text:p>0.8788927335640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19915848527349">
                <text:p>0.619915848527349</text:p>
              </table:table-cell>
              <table:table-cell office:value-type="float" office:value="0.619915848527349">
                <text:p>0.619915848527349</text:p>
              </table:table-cell>
              <table:table-cell office:value-type="float" office:value="0.878892733564014">
                <text:p>0.8788927335640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21318373071529">
                <text:p>0.621318373071529</text:p>
              </table:table-cell>
              <table:table-cell office:value-type="float" office:value="0.621318373071529">
                <text:p>0.621318373071529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22720897615708">
                <text:p>0.622720897615708</text:p>
              </table:table-cell>
              <table:table-cell office:value-type="float" office:value="0.622720897615708">
                <text:p>0.62272089761570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24123422159888">
                <text:p>0.624123422159888</text:p>
              </table:table-cell>
              <table:table-cell office:value-type="float" office:value="0.624123422159888">
                <text:p>0.62412342215988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25525946704067">
                <text:p>0.625525946704067</text:p>
              </table:table-cell>
              <table:table-cell office:value-type="float" office:value="0.625525946704067">
                <text:p>0.62552594670406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26928471248247">
                <text:p>0.626928471248247</text:p>
              </table:table-cell>
              <table:table-cell office:value-type="float" office:value="0.626928471248247">
                <text:p>0.62692847124824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28330995792426">
                <text:p>0.628330995792426</text:p>
              </table:table-cell>
              <table:table-cell office:value-type="float" office:value="0.628330995792426">
                <text:p>0.628330995792426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29733520336606">
                <text:p>0.629733520336606</text:p>
              </table:table-cell>
              <table:table-cell office:value-type="float" office:value="0.629733520336606">
                <text:p>0.629733520336606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31136044880785">
                <text:p>0.631136044880785</text:p>
              </table:table-cell>
              <table:table-cell office:value-type="float" office:value="0.631136044880785">
                <text:p>0.631136044880785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2538569424965">
                <text:p>0.632538569424965</text:p>
              </table:table-cell>
              <table:table-cell office:value-type="float" office:value="0.632538569424965">
                <text:p>0.632538569424965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33941093969144">
                <text:p>0.633941093969144</text:p>
              </table:table-cell>
              <table:table-cell office:value-type="float" office:value="0.633941093969144">
                <text:p>0.633941093969144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5343618513324">
                <text:p>0.635343618513324</text:p>
              </table:table-cell>
              <table:table-cell office:value-type="float" office:value="0.635343618513324">
                <text:p>0.635343618513324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36746143057504">
                <text:p>0.636746143057504</text:p>
              </table:table-cell>
              <table:table-cell office:value-type="float" office:value="0.636746143057504">
                <text:p>0.636746143057504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38148667601683">
                <text:p>0.638148667601683</text:p>
              </table:table-cell>
              <table:table-cell office:value-type="float" office:value="0.638148667601683">
                <text:p>0.638148667601683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39551192145863">
                <text:p>0.639551192145863</text:p>
              </table:table-cell>
              <table:table-cell office:value-type="float" office:value="0.639551192145863">
                <text:p>0.639551192145863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40953716690042">
                <text:p>0.640953716690042</text:p>
              </table:table-cell>
              <table:table-cell office:value-type="float" office:value="0.640953716690042">
                <text:p>0.640953716690042</text:p>
              </table:table-cell>
              <table:table-cell office:value-type="float" office:value="0.889273356401384">
                <text:p>0.889273356401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42356241234222">
                <text:p>0.642356241234222</text:p>
              </table:table-cell>
              <table:table-cell office:value-type="float" office:value="0.642356241234222">
                <text:p>0.642356241234222</text:p>
              </table:table-cell>
              <table:table-cell office:value-type="float" office:value="0.889273356401384">
                <text:p>0.8892733564013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43758765778401">
                <text:p>0.643758765778401</text:p>
              </table:table-cell>
              <table:table-cell office:value-type="float" office:value="0.643758765778401">
                <text:p>0.643758765778401</text:p>
              </table:table-cell>
              <table:table-cell office:value-type="float" office:value="0.889273356401384">
                <text:p>0.8892733564013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4656381486676">
                <text:p>0.64656381486676</text:p>
              </table:table-cell>
              <table:table-cell office:value-type="float" office:value="0.64656381486676">
                <text:p>0.64656381486676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4796633941094">
                <text:p>0.64796633941094</text:p>
              </table:table-cell>
              <table:table-cell office:value-type="float" office:value="0.64796633941094">
                <text:p>0.64796633941094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49368863955119">
                <text:p>0.649368863955119</text:p>
              </table:table-cell>
              <table:table-cell office:value-type="float" office:value="0.649368863955119">
                <text:p>0.649368863955119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50771388499299">
                <text:p>0.650771388499299</text:p>
              </table:table-cell>
              <table:table-cell office:value-type="float" office:value="0.650771388499299">
                <text:p>0.650771388499299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53576437587658">
                <text:p>0.653576437587658</text:p>
              </table:table-cell>
              <table:table-cell office:value-type="float" office:value="0.653576437587658">
                <text:p>0.653576437587658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54978962131837">
                <text:p>0.654978962131837</text:p>
              </table:table-cell>
              <table:table-cell office:value-type="float" office:value="0.654978962131837">
                <text:p>0.654978962131837</text:p>
              </table:table-cell>
              <table:table-cell office:value-type="float" office:value="0.892733564013841">
                <text:p>0.8927335640138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56381486676017">
                <text:p>0.656381486676017</text:p>
              </table:table-cell>
              <table:table-cell office:value-type="float" office:value="0.656381486676017">
                <text:p>0.656381486676017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57784011220196">
                <text:p>0.657784011220196</text:p>
              </table:table-cell>
              <table:table-cell office:value-type="float" office:value="0.657784011220196">
                <text:p>0.657784011220196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59186535764376">
                <text:p>0.659186535764376</text:p>
              </table:table-cell>
              <table:table-cell office:value-type="float" office:value="0.659186535764376">
                <text:p>0.659186535764376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60589060308555">
                <text:p>0.660589060308555</text:p>
              </table:table-cell>
              <table:table-cell office:value-type="float" office:value="0.660589060308555">
                <text:p>0.660589060308555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61991584852735">
                <text:p>0.661991584852735</text:p>
              </table:table-cell>
              <table:table-cell office:value-type="float" office:value="0.661991584852735">
                <text:p>0.661991584852735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63394109396914">
                <text:p>0.663394109396914</text:p>
              </table:table-cell>
              <table:table-cell office:value-type="float" office:value="0.663394109396914">
                <text:p>0.663394109396914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64796633941094">
                <text:p>0.664796633941094</text:p>
              </table:table-cell>
              <table:table-cell office:value-type="float" office:value="0.664796633941094">
                <text:p>0.664796633941094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66199158485273">
                <text:p>0.666199158485273</text:p>
              </table:table-cell>
              <table:table-cell office:value-type="float" office:value="0.666199158485273">
                <text:p>0.666199158485273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67601683029453">
                <text:p>0.667601683029453</text:p>
              </table:table-cell>
              <table:table-cell office:value-type="float" office:value="0.667601683029453">
                <text:p>0.667601683029453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69004207573633">
                <text:p>0.669004207573633</text:p>
              </table:table-cell>
              <table:table-cell office:value-type="float" office:value="0.669004207573633">
                <text:p>0.669004207573633</text:p>
              </table:table-cell>
              <table:table-cell office:value-type="float" office:value="0.896193771626298">
                <text:p>0.8961937716262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70406732117812">
                <text:p>0.670406732117812</text:p>
              </table:table-cell>
              <table:table-cell office:value-type="float" office:value="0.670406732117812">
                <text:p>0.670406732117812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71809256661992">
                <text:p>0.671809256661992</text:p>
              </table:table-cell>
              <table:table-cell office:value-type="float" office:value="0.671809256661992">
                <text:p>0.671809256661992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73211781206171">
                <text:p>0.673211781206171</text:p>
              </table:table-cell>
              <table:table-cell office:value-type="float" office:value="0.673211781206171">
                <text:p>0.673211781206171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74614305750351">
                <text:p>0.674614305750351</text:p>
              </table:table-cell>
              <table:table-cell office:value-type="float" office:value="0.674614305750351">
                <text:p>0.674614305750351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7601683029453">
                <text:p>0.67601683029453</text:p>
              </table:table-cell>
              <table:table-cell office:value-type="float" office:value="0.67601683029453">
                <text:p>0.67601683029453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78821879382889">
                <text:p>0.678821879382889</text:p>
              </table:table-cell>
              <table:table-cell office:value-type="float" office:value="0.678821879382889">
                <text:p>0.678821879382889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80224403927069">
                <text:p>0.680224403927069</text:p>
              </table:table-cell>
              <table:table-cell office:value-type="float" office:value="0.680224403927069">
                <text:p>0.680224403927069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81626928471248">
                <text:p>0.681626928471248</text:p>
              </table:table-cell>
              <table:table-cell office:value-type="float" office:value="0.681626928471248">
                <text:p>0.681626928471248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83029453015428">
                <text:p>0.683029453015428</text:p>
              </table:table-cell>
              <table:table-cell office:value-type="float" office:value="0.683029453015428">
                <text:p>0.683029453015428</text:p>
              </table:table-cell>
              <table:table-cell office:value-type="float" office:value="0.899653979238754">
                <text:p>0.8996539792387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84431977559607">
                <text:p>0.684431977559607</text:p>
              </table:table-cell>
              <table:table-cell office:value-type="float" office:value="0.684431977559607">
                <text:p>0.684431977559607</text:p>
              </table:table-cell>
              <table:table-cell office:value-type="float" office:value="0.903114186851211">
                <text:p>0.903114186851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85834502103787">
                <text:p>0.685834502103787</text:p>
              </table:table-cell>
              <table:table-cell office:value-type="float" office:value="0.685834502103787">
                <text:p>0.685834502103787</text:p>
              </table:table-cell>
              <table:table-cell office:value-type="float" office:value="0.903114186851211">
                <text:p>0.9031141868512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87237026647966">
                <text:p>0.687237026647966</text:p>
              </table:table-cell>
              <table:table-cell office:value-type="float" office:value="0.687237026647966">
                <text:p>0.687237026647966</text:p>
              </table:table-cell>
              <table:table-cell office:value-type="float" office:value="0.903114186851211">
                <text:p>0.9031141868512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88639551192146">
                <text:p>0.688639551192146</text:p>
              </table:table-cell>
              <table:table-cell office:value-type="float" office:value="0.688639551192146">
                <text:p>0.688639551192146</text:p>
              </table:table-cell>
              <table:table-cell office:value-type="float" office:value="0.903114186851211">
                <text:p>0.903114186851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90042075736325">
                <text:p>0.690042075736325</text:p>
              </table:table-cell>
              <table:table-cell office:value-type="float" office:value="0.690042075736325">
                <text:p>0.690042075736325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91444600280505">
                <text:p>0.691444600280505</text:p>
              </table:table-cell>
              <table:table-cell office:value-type="float" office:value="0.691444600280505">
                <text:p>0.691444600280505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92847124824684">
                <text:p>0.692847124824684</text:p>
              </table:table-cell>
              <table:table-cell office:value-type="float" office:value="0.692847124824684">
                <text:p>0.692847124824684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94249649368864">
                <text:p>0.694249649368864</text:p>
              </table:table-cell>
              <table:table-cell office:value-type="float" office:value="0.694249649368864">
                <text:p>0.694249649368864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97054698457223">
                <text:p>0.697054698457223</text:p>
              </table:table-cell>
              <table:table-cell office:value-type="float" office:value="0.697054698457223">
                <text:p>0.697054698457223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98457223001403">
                <text:p>0.698457223001403</text:p>
              </table:table-cell>
              <table:table-cell office:value-type="float" office:value="0.698457223001403">
                <text:p>0.698457223001403</text:p>
              </table:table-cell>
              <table:table-cell office:value-type="float" office:value="0.906574394463668">
                <text:p>0.906574394463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99859747545582">
                <text:p>0.699859747545582</text:p>
              </table:table-cell>
              <table:table-cell office:value-type="float" office:value="0.699859747545582">
                <text:p>0.699859747545582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01262272089762">
                <text:p>0.701262272089762</text:p>
              </table:table-cell>
              <table:table-cell office:value-type="float" office:value="0.701262272089762">
                <text:p>0.701262272089762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02664796633941">
                <text:p>0.702664796633941</text:p>
              </table:table-cell>
              <table:table-cell office:value-type="float" office:value="0.702664796633941">
                <text:p>0.702664796633941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04067321178121">
                <text:p>0.704067321178121</text:p>
              </table:table-cell>
              <table:table-cell office:value-type="float" office:value="0.704067321178121">
                <text:p>0.704067321178121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054698457223">
                <text:p>0.7054698457223</text:p>
              </table:table-cell>
              <table:table-cell office:value-type="float" office:value="0.7054698457223">
                <text:p>0.7054698457223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0687237026648">
                <text:p>0.70687237026648</text:p>
              </table:table-cell>
              <table:table-cell office:value-type="float" office:value="0.70687237026648">
                <text:p>0.70687237026648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08274894810659">
                <text:p>0.708274894810659</text:p>
              </table:table-cell>
              <table:table-cell office:value-type="float" office:value="0.708274894810659">
                <text:p>0.708274894810659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11079943899018">
                <text:p>0.711079943899018</text:p>
              </table:table-cell>
              <table:table-cell office:value-type="float" office:value="0.711079943899018">
                <text:p>0.711079943899018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12482468443198">
                <text:p>0.712482468443198</text:p>
              </table:table-cell>
              <table:table-cell office:value-type="float" office:value="0.712482468443198">
                <text:p>0.712482468443198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13884992987377">
                <text:p>0.713884992987377</text:p>
              </table:table-cell>
              <table:table-cell office:value-type="float" office:value="0.713884992987377">
                <text:p>0.713884992987377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15287517531557">
                <text:p>0.715287517531557</text:p>
              </table:table-cell>
              <table:table-cell office:value-type="float" office:value="0.715287517531557">
                <text:p>0.715287517531557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16690042075736">
                <text:p>0.716690042075736</text:p>
              </table:table-cell>
              <table:table-cell office:value-type="float" office:value="0.716690042075736">
                <text:p>0.716690042075736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18092566619916">
                <text:p>0.718092566619916</text:p>
              </table:table-cell>
              <table:table-cell office:value-type="float" office:value="0.718092566619916">
                <text:p>0.718092566619916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19495091164095">
                <text:p>0.719495091164095</text:p>
              </table:table-cell>
              <table:table-cell office:value-type="float" office:value="0.719495091164095">
                <text:p>0.719495091164095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20897615708275">
                <text:p>0.720897615708275</text:p>
              </table:table-cell>
              <table:table-cell office:value-type="float" office:value="0.720897615708275">
                <text:p>0.720897615708275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22300140252454">
                <text:p>0.722300140252454</text:p>
              </table:table-cell>
              <table:table-cell office:value-type="float" office:value="0.722300140252454">
                <text:p>0.722300140252454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23702664796634">
                <text:p>0.723702664796634</text:p>
              </table:table-cell>
              <table:table-cell office:value-type="float" office:value="0.723702664796634">
                <text:p>0.723702664796634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25105189340813">
                <text:p>0.725105189340813</text:p>
              </table:table-cell>
              <table:table-cell office:value-type="float" office:value="0.725105189340814">
                <text:p>0.725105189340814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26507713884993">
                <text:p>0.726507713884993</text:p>
              </table:table-cell>
              <table:table-cell office:value-type="float" office:value="0.726507713884993">
                <text:p>0.726507713884993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27910238429172">
                <text:p>0.727910238429172</text:p>
              </table:table-cell>
              <table:table-cell office:value-type="float" office:value="0.727910238429173">
                <text:p>0.727910238429173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9312762973352">
                <text:p>0.729312762973352</text:p>
              </table:table-cell>
              <table:table-cell office:value-type="float" office:value="0.729312762973352">
                <text:p>0.729312762973352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30715287517532">
                <text:p>0.730715287517532</text:p>
              </table:table-cell>
              <table:table-cell office:value-type="float" office:value="0.730715287517532">
                <text:p>0.730715287517532</text:p>
              </table:table-cell>
              <table:table-cell office:value-type="float" office:value="0.910034602076125">
                <text:p>0.910034602076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32117812061711">
                <text:p>0.732117812061711</text:p>
              </table:table-cell>
              <table:table-cell office:value-type="float" office:value="0.732117812061711">
                <text:p>0.732117812061711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33520336605891">
                <text:p>0.733520336605891</text:p>
              </table:table-cell>
              <table:table-cell office:value-type="float" office:value="0.733520336605891">
                <text:p>0.733520336605891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3492286115007">
                <text:p>0.73492286115007</text:p>
              </table:table-cell>
              <table:table-cell office:value-type="float" office:value="0.73492286115007">
                <text:p>0.73492286115007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3632538569425">
                <text:p>0.73632538569425</text:p>
              </table:table-cell>
              <table:table-cell office:value-type="float" office:value="0.73632538569425">
                <text:p>0.73632538569425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37727910238429">
                <text:p>0.737727910238429</text:p>
              </table:table-cell>
              <table:table-cell office:value-type="float" office:value="0.737727910238429">
                <text:p>0.737727910238429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40532959326788">
                <text:p>0.740532959326788</text:p>
              </table:table-cell>
              <table:table-cell office:value-type="float" office:value="0.740532959326788">
                <text:p>0.740532959326788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43338008415147">
                <text:p>0.743338008415147</text:p>
              </table:table-cell>
              <table:table-cell office:value-type="float" office:value="0.743338008415147">
                <text:p>0.743338008415147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44740532959327">
                <text:p>0.744740532959327</text:p>
              </table:table-cell>
              <table:table-cell office:value-type="float" office:value="0.744740532959327">
                <text:p>0.744740532959327</text:p>
              </table:table-cell>
              <table:table-cell office:value-type="float" office:value="0.913494809688581">
                <text:p>0.9134948096885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46143057503506">
                <text:p>0.746143057503506</text:p>
              </table:table-cell>
              <table:table-cell office:value-type="float" office:value="0.746143057503506">
                <text:p>0.746143057503506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47545582047686">
                <text:p>0.747545582047686</text:p>
              </table:table-cell>
              <table:table-cell office:value-type="float" office:value="0.747545582047686">
                <text:p>0.747545582047686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48948106591865">
                <text:p>0.748948106591865</text:p>
              </table:table-cell>
              <table:table-cell office:value-type="float" office:value="0.748948106591865">
                <text:p>0.748948106591865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50350631136045">
                <text:p>0.750350631136045</text:p>
              </table:table-cell>
              <table:table-cell office:value-type="float" office:value="0.750350631136045">
                <text:p>0.750350631136045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51753155680224">
                <text:p>0.751753155680224</text:p>
              </table:table-cell>
              <table:table-cell office:value-type="float" office:value="0.751753155680224">
                <text:p>0.751753155680224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53155680224404">
                <text:p>0.753155680224404</text:p>
              </table:table-cell>
              <table:table-cell office:value-type="float" office:value="0.753155680224404">
                <text:p>0.753155680224404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54558204768583">
                <text:p>0.754558204768583</text:p>
              </table:table-cell>
              <table:table-cell office:value-type="float" office:value="0.754558204768583">
                <text:p>0.754558204768583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55960729312763">
                <text:p>0.755960729312763</text:p>
              </table:table-cell>
              <table:table-cell office:value-type="float" office:value="0.755960729312763">
                <text:p>0.755960729312763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57363253856942">
                <text:p>0.757363253856942</text:p>
              </table:table-cell>
              <table:table-cell office:value-type="float" office:value="0.757363253856943">
                <text:p>0.757363253856943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58765778401122">
                <text:p>0.758765778401122</text:p>
              </table:table-cell>
              <table:table-cell office:value-type="float" office:value="0.758765778401122">
                <text:p>0.758765778401122</text:p>
              </table:table-cell>
              <table:table-cell office:value-type="float" office:value="0.916955017301038">
                <text:p>0.9169550173010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60168302945302">
                <text:p>0.760168302945302</text:p>
              </table:table-cell>
              <table:table-cell office:value-type="float" office:value="0.760168302945302">
                <text:p>0.760168302945302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61570827489481">
                <text:p>0.761570827489481</text:p>
              </table:table-cell>
              <table:table-cell office:value-type="float" office:value="0.761570827489481">
                <text:p>0.761570827489481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62973352033661">
                <text:p>0.762973352033661</text:p>
              </table:table-cell>
              <table:table-cell office:value-type="float" office:value="0.762973352033661">
                <text:p>0.762973352033661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6437587657784">
                <text:p>0.76437587657784</text:p>
              </table:table-cell>
              <table:table-cell office:value-type="float" office:value="0.76437587657784">
                <text:p>0.76437587657784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6577840112202">
                <text:p>0.76577840112202</text:p>
              </table:table-cell>
              <table:table-cell office:value-type="float" office:value="0.76577840112202">
                <text:p>0.76577840112202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67180925666199">
                <text:p>0.767180925666199</text:p>
              </table:table-cell>
              <table:table-cell office:value-type="float" office:value="0.767180925666199">
                <text:p>0.767180925666199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68583450210379">
                <text:p>0.768583450210379</text:p>
              </table:table-cell>
              <table:table-cell office:value-type="float" office:value="0.768583450210379">
                <text:p>0.768583450210379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69985974754558">
                <text:p>0.769985974754558</text:p>
              </table:table-cell>
              <table:table-cell office:value-type="float" office:value="0.769985974754558">
                <text:p>0.769985974754558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71388499298738">
                <text:p>0.771388499298738</text:p>
              </table:table-cell>
              <table:table-cell office:value-type="float" office:value="0.771388499298738">
                <text:p>0.771388499298738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72791023842917">
                <text:p>0.772791023842917</text:p>
              </table:table-cell>
              <table:table-cell office:value-type="float" office:value="0.772791023842917">
                <text:p>0.772791023842917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0.920415224913495">
                <text:p>0.9204152249134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75596072931276">
                <text:p>0.775596072931276</text:p>
              </table:table-cell>
              <table:table-cell office:value-type="float" office:value="0.775596072931276">
                <text:p>0.775596072931276</text:p>
              </table:table-cell>
              <table:table-cell office:value-type="float" office:value="0.923875432525952">
                <text:p>0.9238754325259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76998597475456">
                <text:p>0.776998597475456</text:p>
              </table:table-cell>
              <table:table-cell office:value-type="float" office:value="0.776998597475456">
                <text:p>0.776998597475456</text:p>
              </table:table-cell>
              <table:table-cell office:value-type="float" office:value="0.923875432525952">
                <text:p>0.9238754325259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78401122019635">
                <text:p>0.778401122019635</text:p>
              </table:table-cell>
              <table:table-cell office:value-type="float" office:value="0.778401122019635">
                <text:p>0.778401122019635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79803646563815">
                <text:p>0.779803646563815</text:p>
              </table:table-cell>
              <table:table-cell office:value-type="float" office:value="0.779803646563815">
                <text:p>0.779803646563815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81206171107994">
                <text:p>0.781206171107994</text:p>
              </table:table-cell>
              <table:table-cell office:value-type="float" office:value="0.781206171107995">
                <text:p>0.781206171107995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84011220196353">
                <text:p>0.784011220196353</text:p>
              </table:table-cell>
              <table:table-cell office:value-type="float" office:value="0.784011220196353">
                <text:p>0.784011220196353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85413744740533">
                <text:p>0.785413744740533</text:p>
              </table:table-cell>
              <table:table-cell office:value-type="float" office:value="0.785413744740533">
                <text:p>0.785413744740533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86816269284712">
                <text:p>0.786816269284712</text:p>
              </table:table-cell>
              <table:table-cell office:value-type="float" office:value="0.786816269284712">
                <text:p>0.786816269284712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88218793828892">
                <text:p>0.788218793828892</text:p>
              </table:table-cell>
              <table:table-cell office:value-type="float" office:value="0.788218793828892">
                <text:p>0.788218793828892</text:p>
              </table:table-cell>
              <table:table-cell office:value-type="float" office:value="0.927335640138408">
                <text:p>0.9273356401384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89621318373071">
                <text:p>0.789621318373071</text:p>
              </table:table-cell>
              <table:table-cell office:value-type="float" office:value="0.789621318373072">
                <text:p>0.789621318373072</text:p>
              </table:table-cell>
              <table:table-cell office:value-type="float" office:value="0.930795847750865">
                <text:p>0.9307958477508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91023842917251">
                <text:p>0.791023842917251</text:p>
              </table:table-cell>
              <table:table-cell office:value-type="float" office:value="0.791023842917251">
                <text:p>0.791023842917251</text:p>
              </table:table-cell>
              <table:table-cell office:value-type="float" office:value="0.930795847750865">
                <text:p>0.9307958477508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92426367461431">
                <text:p>0.792426367461431</text:p>
              </table:table-cell>
              <table:table-cell office:value-type="float" office:value="0.792426367461431">
                <text:p>0.792426367461431</text:p>
              </table:table-cell>
              <table:table-cell office:value-type="float" office:value="0.934256055363322">
                <text:p>0.9342560553633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9382889200561">
                <text:p>0.79382889200561</text:p>
              </table:table-cell>
              <table:table-cell office:value-type="float" office:value="0.79382889200561">
                <text:p>0.79382889200561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9523141654979">
                <text:p>0.79523141654979</text:p>
              </table:table-cell>
              <table:table-cell office:value-type="float" office:value="0.79523141654979">
                <text:p>0.79523141654979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96633941093969">
                <text:p>0.796633941093969</text:p>
              </table:table-cell>
              <table:table-cell office:value-type="float" office:value="0.796633941093969">
                <text:p>0.796633941093969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98036465638149">
                <text:p>0.798036465638149</text:p>
              </table:table-cell>
              <table:table-cell office:value-type="float" office:value="0.798036465638149">
                <text:p>0.798036465638149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99438990182328">
                <text:p>0.799438990182328</text:p>
              </table:table-cell>
              <table:table-cell office:value-type="float" office:value="0.799438990182328">
                <text:p>0.799438990182328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00841514726508">
                <text:p>0.800841514726508</text:p>
              </table:table-cell>
              <table:table-cell office:value-type="float" office:value="0.800841514726508">
                <text:p>0.800841514726508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02244039270687">
                <text:p>0.802244039270687</text:p>
              </table:table-cell>
              <table:table-cell office:value-type="float" office:value="0.802244039270687">
                <text:p>0.802244039270687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03646563814867">
                <text:p>0.803646563814867</text:p>
              </table:table-cell>
              <table:table-cell office:value-type="float" office:value="0.803646563814867">
                <text:p>0.803646563814867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05049088359046">
                <text:p>0.805049088359046</text:p>
              </table:table-cell>
              <table:table-cell office:value-type="float" office:value="0.805049088359046">
                <text:p>0.805049088359046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07854137447405">
                <text:p>0.807854137447405</text:p>
              </table:table-cell>
              <table:table-cell office:value-type="float" office:value="0.807854137447405">
                <text:p>0.80785413744740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09256661991585">
                <text:p>0.809256661991585</text:p>
              </table:table-cell>
              <table:table-cell office:value-type="float" office:value="0.809256661991585">
                <text:p>0.809256661991585</text:p>
              </table:table-cell>
              <table:table-cell office:value-type="float" office:value="0.944636678200692">
                <text:p>0.9446366782006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0659186535764">
                <text:p>0.810659186535764</text:p>
              </table:table-cell>
              <table:table-cell office:value-type="float" office:value="0.810659186535764">
                <text:p>0.810659186535764</text:p>
              </table:table-cell>
              <table:table-cell office:value-type="float" office:value="0.944636678200692">
                <text:p>0.9446366782006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12061711079944">
                <text:p>0.812061711079944</text:p>
              </table:table-cell>
              <table:table-cell office:value-type="float" office:value="0.812061711079944">
                <text:p>0.812061711079944</text:p>
              </table:table-cell>
              <table:table-cell office:value-type="float" office:value="0.944636678200692">
                <text:p>0.9446366782006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13464235624123">
                <text:p>0.813464235624123</text:p>
              </table:table-cell>
              <table:table-cell office:value-type="float" office:value="0.813464235624124">
                <text:p>0.813464235624124</text:p>
              </table:table-cell>
              <table:table-cell office:value-type="float" office:value="0.948096885813149">
                <text:p>0.9480968858131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14866760168303">
                <text:p>0.814866760168303</text:p>
              </table:table-cell>
              <table:table-cell office:value-type="float" office:value="0.814866760168303">
                <text:p>0.814866760168303</text:p>
              </table:table-cell>
              <table:table-cell office:value-type="float" office:value="0.948096885813149">
                <text:p>0.9480968858131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16269284712483">
                <text:p>0.816269284712483</text:p>
              </table:table-cell>
              <table:table-cell office:value-type="float" office:value="0.816269284712483">
                <text:p>0.816269284712483</text:p>
              </table:table-cell>
              <table:table-cell office:value-type="float" office:value="0.948096885813149">
                <text:p>0.9480968858131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17671809256662">
                <text:p>0.817671809256662</text:p>
              </table:table-cell>
              <table:table-cell office:value-type="float" office:value="0.817671809256662">
                <text:p>0.817671809256662</text:p>
              </table:table-cell>
              <table:table-cell office:value-type="float" office:value="0.948096885813149">
                <text:p>0.9480968858131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19074333800841">
                <text:p>0.819074333800841</text:p>
              </table:table-cell>
              <table:table-cell office:value-type="float" office:value="0.819074333800841">
                <text:p>0.819074333800841</text:p>
              </table:table-cell>
              <table:table-cell office:value-type="float" office:value="0.951557093425606">
                <text:p>0.9515570934256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20476858345021">
                <text:p>0.820476858345021</text:p>
              </table:table-cell>
              <table:table-cell office:value-type="float" office:value="0.820476858345021">
                <text:p>0.820476858345021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21879382889201">
                <text:p>0.821879382889201</text:p>
              </table:table-cell>
              <table:table-cell office:value-type="float" office:value="0.821879382889201">
                <text:p>0.821879382889201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2328190743338">
                <text:p>0.82328190743338</text:p>
              </table:table-cell>
              <table:table-cell office:value-type="float" office:value="0.82328190743338">
                <text:p>0.82328190743338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2468443197756">
                <text:p>0.82468443197756</text:p>
              </table:table-cell>
              <table:table-cell office:value-type="float" office:value="0.82468443197756">
                <text:p>0.82468443197756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27489481065919">
                <text:p>0.827489481065919</text:p>
              </table:table-cell>
              <table:table-cell office:value-type="float" office:value="0.827489481065919">
                <text:p>0.827489481065919</text:p>
              </table:table-cell>
              <table:table-cell office:value-type="float" office:value="0.955017301038062">
                <text:p>0.9550173010380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28892005610098">
                <text:p>0.828892005610098</text:p>
              </table:table-cell>
              <table:table-cell office:value-type="float" office:value="0.828892005610098">
                <text:p>0.828892005610098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30294530154278">
                <text:p>0.830294530154278</text:p>
              </table:table-cell>
              <table:table-cell office:value-type="float" office:value="0.830294530154278">
                <text:p>0.830294530154278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31697054698457">
                <text:p>0.831697054698457</text:p>
              </table:table-cell>
              <table:table-cell office:value-type="float" office:value="0.831697054698457">
                <text:p>0.831697054698457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33099579242637">
                <text:p>0.833099579242637</text:p>
              </table:table-cell>
              <table:table-cell office:value-type="float" office:value="0.833099579242637">
                <text:p>0.833099579242637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34502103786816">
                <text:p>0.834502103786816</text:p>
              </table:table-cell>
              <table:table-cell office:value-type="float" office:value="0.834502103786816">
                <text:p>0.834502103786816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35904628330996">
                <text:p>0.835904628330996</text:p>
              </table:table-cell>
              <table:table-cell office:value-type="float" office:value="0.835904628330996">
                <text:p>0.835904628330996</text:p>
              </table:table-cell>
              <table:table-cell office:value-type="float" office:value="0.958477508650519">
                <text:p>0.9584775086505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37307152875175">
                <text:p>0.837307152875175</text:p>
              </table:table-cell>
              <table:table-cell office:value-type="float" office:value="0.837307152875175">
                <text:p>0.837307152875175</text:p>
              </table:table-cell>
              <table:table-cell office:value-type="float" office:value="0.961937716262976">
                <text:p>0.9619377162629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961937716262976">
                <text:p>0.9619377162629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40112201963534">
                <text:p>0.840112201963534</text:p>
              </table:table-cell>
              <table:table-cell office:value-type="float" office:value="0.840112201963534">
                <text:p>0.840112201963534</text:p>
              </table:table-cell>
              <table:table-cell office:value-type="float" office:value="0.961937716262976">
                <text:p>0.9619377162629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41514726507714">
                <text:p>0.841514726507714</text:p>
              </table:table-cell>
              <table:table-cell office:value-type="float" office:value="0.841514726507714">
                <text:p>0.841514726507714</text:p>
              </table:table-cell>
              <table:table-cell office:value-type="float" office:value="0.961937716262976">
                <text:p>0.9619377162629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42917251051893">
                <text:p>0.842917251051893</text:p>
              </table:table-cell>
              <table:table-cell office:value-type="float" office:value="0.842917251051893">
                <text:p>0.842917251051893</text:p>
              </table:table-cell>
              <table:table-cell office:value-type="float" office:value="0.965397923875432">
                <text:p>0.9653979238754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44319775596073">
                <text:p>0.844319775596073</text:p>
              </table:table-cell>
              <table:table-cell office:value-type="float" office:value="0.844319775596073">
                <text:p>0.844319775596073</text:p>
              </table:table-cell>
              <table:table-cell office:value-type="float" office:value="0.968858131487889">
                <text:p>0.9688581314878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45722300140252">
                <text:p>0.845722300140252</text:p>
              </table:table-cell>
              <table:table-cell office:value-type="float" office:value="0.845722300140253">
                <text:p>0.845722300140253</text:p>
              </table:table-cell>
              <table:table-cell office:value-type="float" office:value="0.968858131487889">
                <text:p>0.9688581314878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47124824684432">
                <text:p>0.847124824684432</text:p>
              </table:table-cell>
              <table:table-cell office:value-type="float" office:value="0.847124824684432">
                <text:p>0.847124824684432</text:p>
              </table:table-cell>
              <table:table-cell office:value-type="float" office:value="0.972318339100346">
                <text:p>0.9723183391003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48527349228612">
                <text:p>0.848527349228612</text:p>
              </table:table-cell>
              <table:table-cell office:value-type="float" office:value="0.848527349228612">
                <text:p>0.848527349228612</text:p>
              </table:table-cell>
              <table:table-cell office:value-type="float" office:value="0.972318339100346">
                <text:p>0.9723183391003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49929873772791">
                <text:p>0.849929873772791</text:p>
              </table:table-cell>
              <table:table-cell office:value-type="float" office:value="0.849929873772791">
                <text:p>0.849929873772791</text:p>
              </table:table-cell>
              <table:table-cell office:value-type="float" office:value="0.975778546712803">
                <text:p>0.9757785467128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5133239831697">
                <text:p>0.85133239831697</text:p>
              </table:table-cell>
              <table:table-cell office:value-type="float" office:value="0.851332398316971">
                <text:p>0.851332398316971</text:p>
              </table:table-cell>
              <table:table-cell office:value-type="float" office:value="0.979238754325259">
                <text:p>0.9792387543252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5273492286115">
                <text:p>0.85273492286115</text:p>
              </table:table-cell>
              <table:table-cell office:value-type="float" office:value="0.85273492286115">
                <text:p>0.85273492286115</text:p>
              </table:table-cell>
              <table:table-cell office:value-type="float" office:value="0.979238754325259">
                <text:p>0.9792387543252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5413744740533">
                <text:p>0.85413744740533</text:p>
              </table:table-cell>
              <table:table-cell office:value-type="float" office:value="0.85413744740533">
                <text:p>0.85413744740533</text:p>
              </table:table-cell>
              <table:table-cell office:value-type="float" office:value="0.979238754325259">
                <text:p>0.9792387543252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55539971949509">
                <text:p>0.855539971949509</text:p>
              </table:table-cell>
              <table:table-cell office:value-type="float" office:value="0.855539971949509">
                <text:p>0.855539971949509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56942496493689">
                <text:p>0.856942496493689</text:p>
              </table:table-cell>
              <table:table-cell office:value-type="float" office:value="0.856942496493689">
                <text:p>0.856942496493689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58345021037868">
                <text:p>0.858345021037868</text:p>
              </table:table-cell>
              <table:table-cell office:value-type="float" office:value="0.858345021037868">
                <text:p>0.858345021037868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59747545582048">
                <text:p>0.859747545582048</text:p>
              </table:table-cell>
              <table:table-cell office:value-type="float" office:value="0.859747545582048">
                <text:p>0.859747545582048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61150070126227">
                <text:p>0.861150070126227</text:p>
              </table:table-cell>
              <table:table-cell office:value-type="float" office:value="0.861150070126227">
                <text:p>0.861150070126227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62552594670407">
                <text:p>0.862552594670407</text:p>
              </table:table-cell>
              <table:table-cell office:value-type="float" office:value="0.862552594670407">
                <text:p>0.862552594670407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63955119214586">
                <text:p>0.863955119214586</text:p>
              </table:table-cell>
              <table:table-cell office:value-type="float" office:value="0.863955119214586">
                <text:p>0.863955119214586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65357643758766">
                <text:p>0.865357643758766</text:p>
              </table:table-cell>
              <table:table-cell office:value-type="float" office:value="0.865357643758766">
                <text:p>0.865357643758766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66760168302945">
                <text:p>0.866760168302945</text:p>
              </table:table-cell>
              <table:table-cell office:value-type="float" office:value="0.866760168302945">
                <text:p>0.866760168302945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68162692847125">
                <text:p>0.868162692847125</text:p>
              </table:table-cell>
              <table:table-cell office:value-type="float" office:value="0.868162692847125">
                <text:p>0.868162692847125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82698961937716">
                <text:p>0.9826989619377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72370266479663">
                <text:p>0.872370266479663</text:p>
              </table:table-cell>
              <table:table-cell office:value-type="float" office:value="0.872370266479663">
                <text:p>0.872370266479663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73772791023843">
                <text:p>0.873772791023843</text:p>
              </table:table-cell>
              <table:table-cell office:value-type="float" office:value="0.873772791023843">
                <text:p>0.873772791023843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75175315568022">
                <text:p>0.875175315568022</text:p>
              </table:table-cell>
              <table:table-cell office:value-type="float" office:value="0.875175315568022">
                <text:p>0.875175315568022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76577840112202">
                <text:p>0.876577840112202</text:p>
              </table:table-cell>
              <table:table-cell office:value-type="float" office:value="0.876577840112202">
                <text:p>0.876577840112202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77980364656382">
                <text:p>0.877980364656382</text:p>
              </table:table-cell>
              <table:table-cell office:value-type="float" office:value="0.877980364656382">
                <text:p>0.877980364656382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79382889200561">
                <text:p>0.879382889200561</text:p>
              </table:table-cell>
              <table:table-cell office:value-type="float" office:value="0.879382889200561">
                <text:p>0.879382889200561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80785413744741">
                <text:p>0.880785413744741</text:p>
              </table:table-cell>
              <table:table-cell office:value-type="float" office:value="0.880785413744741">
                <text:p>0.880785413744741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8218793828892">
                <text:p>0.88218793828892</text:p>
              </table:table-cell>
              <table:table-cell office:value-type="float" office:value="0.88218793828892">
                <text:p>0.88218793828892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835904628331">
                <text:p>0.8835904628331</text:p>
              </table:table-cell>
              <table:table-cell office:value-type="float" office:value="0.8835904628331">
                <text:p>0.8835904628331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84992987377279">
                <text:p>0.884992987377279</text:p>
              </table:table-cell>
              <table:table-cell office:value-type="float" office:value="0.884992987377279">
                <text:p>0.884992987377279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86395511921459">
                <text:p>0.886395511921459</text:p>
              </table:table-cell>
              <table:table-cell office:value-type="float" office:value="0.886395511921459">
                <text:p>0.886395511921459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87798036465638">
                <text:p>0.887798036465638</text:p>
              </table:table-cell>
              <table:table-cell office:value-type="float" office:value="0.887798036465638">
                <text:p>0.887798036465638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89200561009818">
                <text:p>0.889200561009818</text:p>
              </table:table-cell>
              <table:table-cell office:value-type="float" office:value="0.889200561009818">
                <text:p>0.889200561009818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90603085553997">
                <text:p>0.890603085553997</text:p>
              </table:table-cell>
              <table:table-cell office:value-type="float" office:value="0.890603085553997">
                <text:p>0.890603085553997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92005610098177">
                <text:p>0.892005610098177</text:p>
              </table:table-cell>
              <table:table-cell office:value-type="float" office:value="0.892005610098177">
                <text:p>0.892005610098177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93408134642356">
                <text:p>0.893408134642356</text:p>
              </table:table-cell>
              <table:table-cell office:value-type="float" office:value="0.893408134642356">
                <text:p>0.893408134642356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94810659186536">
                <text:p>0.894810659186536</text:p>
              </table:table-cell>
              <table:table-cell office:value-type="float" office:value="0.894810659186536">
                <text:p>0.894810659186536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96213183730715">
                <text:p>0.896213183730715</text:p>
              </table:table-cell>
              <table:table-cell office:value-type="float" office:value="0.896213183730715">
                <text:p>0.896213183730715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97615708274895">
                <text:p>0.897615708274895</text:p>
              </table:table-cell>
              <table:table-cell office:value-type="float" office:value="0.897615708274895">
                <text:p>0.897615708274895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99018232819074">
                <text:p>0.899018232819074</text:p>
              </table:table-cell>
              <table:table-cell office:value-type="float" office:value="0.899018232819075">
                <text:p>0.899018232819075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00420757363254">
                <text:p>0.900420757363254</text:p>
              </table:table-cell>
              <table:table-cell office:value-type="float" office:value="0.900420757363254">
                <text:p>0.900420757363254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01823281907433">
                <text:p>0.901823281907433</text:p>
              </table:table-cell>
              <table:table-cell office:value-type="float" office:value="0.901823281907433">
                <text:p>0.901823281907433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04628330995792">
                <text:p>0.904628330995792</text:p>
              </table:table-cell>
              <table:table-cell office:value-type="float" office:value="0.904628330995793">
                <text:p>0.904628330995793</text:p>
              </table:table-cell>
              <table:table-cell office:value-type="float" office:value="0.986159169550173">
                <text:p>0.9861591695501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06030855539972">
                <text:p>0.906030855539972</text:p>
              </table:table-cell>
              <table:table-cell office:value-type="float" office:value="0.906030855539972">
                <text:p>0.906030855539972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07433380084151">
                <text:p>0.907433380084151</text:p>
              </table:table-cell>
              <table:table-cell office:value-type="float" office:value="0.907433380084152">
                <text:p>0.907433380084152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08835904628331">
                <text:p>0.908835904628331</text:p>
              </table:table-cell>
              <table:table-cell office:value-type="float" office:value="0.908835904628331">
                <text:p>0.908835904628331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10238429172511">
                <text:p>0.910238429172511</text:p>
              </table:table-cell>
              <table:table-cell office:value-type="float" office:value="0.910238429172511">
                <text:p>0.910238429172511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1164095371669">
                <text:p>0.91164095371669</text:p>
              </table:table-cell>
              <table:table-cell office:value-type="float" office:value="0.91164095371669">
                <text:p>0.91164095371669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14446002805049">
                <text:p>0.914446002805049</text:p>
              </table:table-cell>
              <table:table-cell office:value-type="float" office:value="0.914446002805049">
                <text:p>0.914446002805049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15848527349229">
                <text:p>0.915848527349229</text:p>
              </table:table-cell>
              <table:table-cell office:value-type="float" office:value="0.915848527349229">
                <text:p>0.915848527349229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17251051893408">
                <text:p>0.917251051893408</text:p>
              </table:table-cell>
              <table:table-cell office:value-type="float" office:value="0.917251051893408">
                <text:p>0.917251051893408</text:p>
              </table:table-cell>
              <table:table-cell office:value-type="float" office:value="0.98961937716263">
                <text:p>0.989619377162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18653576437588">
                <text:p>0.918653576437588</text:p>
              </table:table-cell>
              <table:table-cell office:value-type="float" office:value="0.918653576437588">
                <text:p>0.918653576437588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20056100981767">
                <text:p>0.920056100981767</text:p>
              </table:table-cell>
              <table:table-cell office:value-type="float" office:value="0.920056100981767">
                <text:p>0.920056100981767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21458625525947">
                <text:p>0.921458625525947</text:p>
              </table:table-cell>
              <table:table-cell office:value-type="float" office:value="0.921458625525947">
                <text:p>0.921458625525947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22861150070126">
                <text:p>0.922861150070126</text:p>
              </table:table-cell>
              <table:table-cell office:value-type="float" office:value="0.922861150070126">
                <text:p>0.922861150070126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24263674614306">
                <text:p>0.924263674614306</text:p>
              </table:table-cell>
              <table:table-cell office:value-type="float" office:value="0.924263674614306">
                <text:p>0.924263674614306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25666199158485">
                <text:p>0.925666199158485</text:p>
              </table:table-cell>
              <table:table-cell office:value-type="float" office:value="0.925666199158485">
                <text:p>0.925666199158485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27068723702665">
                <text:p>0.927068723702665</text:p>
              </table:table-cell>
              <table:table-cell office:value-type="float" office:value="0.927068723702665">
                <text:p>0.927068723702665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28471248246844">
                <text:p>0.928471248246844</text:p>
              </table:table-cell>
              <table:table-cell office:value-type="float" office:value="0.928471248246844">
                <text:p>0.928471248246844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29873772791024">
                <text:p>0.929873772791024</text:p>
              </table:table-cell>
              <table:table-cell office:value-type="float" office:value="0.929873772791024">
                <text:p>0.929873772791024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31276297335203">
                <text:p>0.931276297335203</text:p>
              </table:table-cell>
              <table:table-cell office:value-type="float" office:value="0.931276297335204">
                <text:p>0.931276297335204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32678821879383">
                <text:p>0.932678821879383</text:p>
              </table:table-cell>
              <table:table-cell office:value-type="float" office:value="0.932678821879383">
                <text:p>0.932678821879383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34081346423562">
                <text:p>0.934081346423562</text:p>
              </table:table-cell>
              <table:table-cell office:value-type="float" office:value="0.934081346423562">
                <text:p>0.934081346423562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36886395511921">
                <text:p>0.936886395511921</text:p>
              </table:table-cell>
              <table:table-cell office:value-type="float" office:value="0.936886395511922">
                <text:p>0.936886395511922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38288920056101">
                <text:p>0.938288920056101</text:p>
              </table:table-cell>
              <table:table-cell office:value-type="float" office:value="0.938288920056101">
                <text:p>0.938288920056101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39691444600281">
                <text:p>0.939691444600281</text:p>
              </table:table-cell>
              <table:table-cell office:value-type="float" office:value="0.939691444600281">
                <text:p>0.939691444600281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4109396914446">
                <text:p>0.94109396914446</text:p>
              </table:table-cell>
              <table:table-cell office:value-type="float" office:value="0.94109396914446">
                <text:p>0.94109396914446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4249649368864">
                <text:p>0.94249649368864</text:p>
              </table:table-cell>
              <table:table-cell office:value-type="float" office:value="0.94249649368864">
                <text:p>0.94249649368864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43899018232819">
                <text:p>0.943899018232819</text:p>
              </table:table-cell>
              <table:table-cell office:value-type="float" office:value="0.943899018232819">
                <text:p>0.943899018232819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45301542776999">
                <text:p>0.945301542776999</text:p>
              </table:table-cell>
              <table:table-cell office:value-type="float" office:value="0.945301542776999">
                <text:p>0.945301542776999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46704067321178">
                <text:p>0.946704067321178</text:p>
              </table:table-cell>
              <table:table-cell office:value-type="float" office:value="0.946704067321178">
                <text:p>0.946704067321178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8106591865358">
                <text:p>0.948106591865358</text:p>
              </table:table-cell>
              <table:table-cell office:value-type="float" office:value="0.948106591865358">
                <text:p>0.948106591865358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49509116409537">
                <text:p>0.949509116409537</text:p>
              </table:table-cell>
              <table:table-cell office:value-type="float" office:value="0.949509116409537">
                <text:p>0.949509116409537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50911640953717">
                <text:p>0.950911640953717</text:p>
              </table:table-cell>
              <table:table-cell office:value-type="float" office:value="0.950911640953717">
                <text:p>0.950911640953717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52314165497896">
                <text:p>0.952314165497896</text:p>
              </table:table-cell>
              <table:table-cell office:value-type="float" office:value="0.952314165497896">
                <text:p>0.952314165497896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53716690042076">
                <text:p>0.953716690042076</text:p>
              </table:table-cell>
              <table:table-cell office:value-type="float" office:value="0.953716690042076">
                <text:p>0.953716690042076</text:p>
              </table:table-cell>
              <table:table-cell office:value-type="float" office:value="0.993079584775087">
                <text:p>0.9930795847750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55119214586255">
                <text:p>0.955119214586255</text:p>
              </table:table-cell>
              <table:table-cell office:value-type="float" office:value="0.955119214586255">
                <text:p>0.955119214586255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57924263674614">
                <text:p>0.957924263674614</text:p>
              </table:table-cell>
              <table:table-cell office:value-type="float" office:value="0.957924263674614">
                <text:p>0.957924263674614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59326788218794">
                <text:p>0.959326788218794</text:p>
              </table:table-cell>
              <table:table-cell office:value-type="float" office:value="0.959326788218794">
                <text:p>0.959326788218794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60729312762973">
                <text:p>0.960729312762973</text:p>
              </table:table-cell>
              <table:table-cell office:value-type="float" office:value="0.960729312762973">
                <text:p>0.960729312762973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62131837307153">
                <text:p>0.962131837307153</text:p>
              </table:table-cell>
              <table:table-cell office:value-type="float" office:value="0.962131837307153">
                <text:p>0.962131837307153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63534361851332">
                <text:p>0.963534361851332</text:p>
              </table:table-cell>
              <table:table-cell office:value-type="float" office:value="0.963534361851333">
                <text:p>0.963534361851333</text:p>
              </table:table-cell>
              <table:table-cell office:value-type="float" office:value="0.996539792387543">
                <text:p>0.9965397923875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64936886395512">
                <text:p>0.964936886395512</text:p>
              </table:table-cell>
              <table:table-cell office:value-type="float" office:value="0.964936886395512">
                <text:p>0.964936886395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66339410939691">
                <text:p>0.966339410939691</text:p>
              </table:table-cell>
              <table:table-cell office:value-type="float" office:value="0.966339410939691">
                <text:p>0.966339410939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6914446002805">
                <text:p>0.96914446002805</text:p>
              </table:table-cell>
              <table:table-cell office:value-type="float" office:value="0.969144460028051">
                <text:p>0.969144460028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7054698457223">
                <text:p>0.97054698457223</text:p>
              </table:table-cell>
              <table:table-cell office:value-type="float" office:value="0.97054698457223">
                <text:p>0.97054698457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7194950911641">
                <text:p>0.97194950911641</text:p>
              </table:table-cell>
              <table:table-cell office:value-type="float" office:value="0.97194950911641">
                <text:p>0.9719495091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73352033660589">
                <text:p>0.973352033660589</text:p>
              </table:table-cell>
              <table:table-cell office:value-type="float" office:value="0.973352033660589">
                <text:p>0.973352033660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74754558204769">
                <text:p>0.974754558204769</text:p>
              </table:table-cell>
              <table:table-cell office:value-type="float" office:value="0.974754558204769">
                <text:p>0.974754558204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76157082748948">
                <text:p>0.976157082748948</text:p>
              </table:table-cell>
              <table:table-cell office:value-type="float" office:value="0.976157082748948">
                <text:p>0.97615708274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77559607293128">
                <text:p>0.977559607293128</text:p>
              </table:table-cell>
              <table:table-cell office:value-type="float" office:value="0.977559607293128">
                <text:p>0.97755960729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78962131837307">
                <text:p>0.978962131837307</text:p>
              </table:table-cell>
              <table:table-cell office:value-type="float" office:value="0.978962131837307">
                <text:p>0.978962131837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80364656381487">
                <text:p>0.980364656381487</text:p>
              </table:table-cell>
              <table:table-cell office:value-type="float" office:value="0.980364656381487">
                <text:p>0.98036465638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81767180925666">
                <text:p>0.981767180925666</text:p>
              </table:table-cell>
              <table:table-cell office:value-type="float" office:value="0.981767180925666">
                <text:p>0.981767180925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83169705469846">
                <text:p>0.983169705469846</text:p>
              </table:table-cell>
              <table:table-cell office:value-type="float" office:value="0.983169705469846">
                <text:p>0.983169705469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84572230014025">
                <text:p>0.984572230014025</text:p>
              </table:table-cell>
              <table:table-cell office:value-type="float" office:value="0.984572230014025">
                <text:p>0.98457223001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85974754558205">
                <text:p>0.985974754558205</text:p>
              </table:table-cell>
              <table:table-cell office:value-type="float" office:value="0.985974754558205">
                <text:p>0.98597475455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87377279102384">
                <text:p>0.987377279102384</text:p>
              </table:table-cell>
              <table:table-cell office:value-type="float" office:value="0.987377279102384">
                <text:p>0.987377279102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88779803646564">
                <text:p>0.988779803646564</text:p>
              </table:table-cell>
              <table:table-cell office:value-type="float" office:value="0.988779803646564">
                <text:p>0.988779803646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0182328190743">
                <text:p>0.990182328190743</text:p>
              </table:table-cell>
              <table:table-cell office:value-type="float" office:value="0.990182328190743">
                <text:p>0.990182328190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1584852734923">
                <text:p>0.991584852734923</text:p>
              </table:table-cell>
              <table:table-cell office:value-type="float" office:value="0.991584852734923">
                <text:p>0.991584852734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92987377279102">
                <text:p>0.992987377279102</text:p>
              </table:table-cell>
              <table:table-cell office:value-type="float" office:value="0.992987377279103">
                <text:p>0.992987377279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94389901823282">
                <text:p>0.994389901823282</text:p>
              </table:table-cell>
              <table:table-cell office:value-type="float" office:value="0.994389901823282">
                <text:p>0.99438990182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95792426367462">
                <text:p>0.995792426367462</text:p>
              </table:table-cell>
              <table:table-cell office:value-type="float" office:value="0.995792426367462">
                <text:p>0.995792426367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97194950911641">
                <text:p>0.997194950911641</text:p>
              </table:table-cell>
              <table:table-cell office:value-type="float" office:value="0.997194950911641">
                <text:p>0.99719495091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9859747545582">
                <text:p>0.99859747545582</text:p>
              </table:table-cell>
              <table:table-cell office:value-type="float" office:value="0.99859747545582">
                <text:p>0.99859747545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